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52.7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orrelated_gene_bigtab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4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ne_symbol</text:p>
          </table:table-cell>
          <table:table-cell office:value-type="string" calcext:value-type="string">
            <text:p>sig-DMD</text:p>
          </table:table-cell>
          <table:table-cell office:value-type="string" calcext:value-type="string">
            <text:p>corr_coef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abs_corr_coef</text:p>
          </table:table-cell>
          <table:table-cell table:style-name="Default" office:value-type="string" calcext:value-type="string">
            <text:p>FDR_BH_Reject</text:p>
          </table:table-cell>
          <table:table-cell office:value-type="string" calcext:value-type="string">
            <text:p>FDR_BH_p</text:p>
          </table:table-cell>
          <table:table-cell table:style-name="Default" office:value-type="string" calcext:value-type="string">
            <text:p>Bonfer_Reject</text:p>
          </table:table-cell>
          <table:table-cell office:value-type="string" calcext:value-type="string">
            <text:p>Bonfer_p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TN-BRCA</text:p>
          </table:table-cell>
          <table:table-cell office:value-type="string" calcext:value-type="string">
            <text:p>nonTN-BRCA</text:p>
          </table:table-cell>
          <table:table-cell office:value-type="string" calcext:value-type="string">
            <text:p>EndoR-BRCA</text:p>
          </table:table-cell>
        </table:table-row>
        <table:table-row table:style-name="ro1">
          <table:table-cell office:value-type="string" calcext:value-type="string">
            <text:p>AASS</text:p>
          </table:table-cell>
          <table:table-cell office:value-type="string" calcext:value-type="string">
            <text:p>sig-DMD_3915</text:p>
          </table:table-cell>
          <table:table-cell office:value-type="float" office:value="-0.308365841800555" calcext:value-type="float">
            <text:p>-0.3083658418</text:p>
          </table:table-cell>
          <table:table-cell office:value-type="float" office:value="0" calcext:value-type="float">
            <text:p>0</text:p>
          </table:table-cell>
          <table:table-cell office:value-type="float" office:value="0.308365841800555" calcext:value-type="float">
            <text:p>0.30836584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ATF</text:p>
          </table:table-cell>
          <table:table-cell office:value-type="string" calcext:value-type="string">
            <text:p>sig-DMD_2188</text:p>
          </table:table-cell>
          <table:table-cell office:value-type="float" office:value="0.369226067079775" calcext:value-type="float">
            <text:p>0.3692260671</text:p>
          </table:table-cell>
          <table:table-cell office:value-type="float" office:value="0" calcext:value-type="float">
            <text:p>0</text:p>
          </table:table-cell>
          <table:table-cell office:value-type="float" office:value="0.369226067079775" calcext:value-type="float">
            <text:p>0.36922606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BCA2</text:p>
          </table:table-cell>
          <table:table-cell office:value-type="string" calcext:value-type="string">
            <text:p>sig-DMD_4336</text:p>
          </table:table-cell>
          <table:table-cell office:value-type="float" office:value="-0.357967746749765" calcext:value-type="float">
            <text:p>-0.3579677467</text:p>
          </table:table-cell>
          <table:table-cell office:value-type="float" office:value="0" calcext:value-type="float">
            <text:p>0</text:p>
          </table:table-cell>
          <table:table-cell office:value-type="float" office:value="0.357967746749765" calcext:value-type="float">
            <text:p>0.35796774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BCA2</text:p>
          </table:table-cell>
          <table:table-cell office:value-type="string" calcext:value-type="string">
            <text:p>sig-DMD_4337</text:p>
          </table:table-cell>
          <table:table-cell office:value-type="float" office:value="0.29072130667254" calcext:value-type="float">
            <text:p>0.2907213067</text:p>
          </table:table-cell>
          <table:table-cell office:value-type="float" office:value="0" calcext:value-type="float">
            <text:p>0</text:p>
          </table:table-cell>
          <table:table-cell office:value-type="float" office:value="0.29072130667254" calcext:value-type="float">
            <text:p>0.29072130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BCB5</text:p>
          </table:table-cell>
          <table:table-cell office:value-type="string" calcext:value-type="string">
            <text:p>sig-DMD_3809</text:p>
          </table:table-cell>
          <table:table-cell office:value-type="float" office:value="-0.307431300918811" calcext:value-type="float">
            <text:p>-0.3074313009</text:p>
          </table:table-cell>
          <table:table-cell office:value-type="float" office:value="0" calcext:value-type="float">
            <text:p>0</text:p>
          </table:table-cell>
          <table:table-cell office:value-type="float" office:value="0.307431300918811" calcext:value-type="float">
            <text:p>0.30743130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BCG1</text:p>
          </table:table-cell>
          <table:table-cell office:value-type="string" calcext:value-type="string">
            <text:p>sig-DMD_3149</text:p>
          </table:table-cell>
          <table:table-cell office:value-type="float" office:value="0.201256045712988" calcext:value-type="float">
            <text:p>0.2012560457</text:p>
          </table:table-cell>
          <table:table-cell office:value-type="float" office:value="0" calcext:value-type="float">
            <text:p>0</text:p>
          </table:table-cell>
          <table:table-cell office:value-type="float" office:value="0.201256045712988" calcext:value-type="float">
            <text:p>0.20125604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BLIM1</text:p>
          </table:table-cell>
          <table:table-cell office:value-type="string" calcext:value-type="string">
            <text:p>sig-DMD_616</text:p>
          </table:table-cell>
          <table:table-cell office:value-type="float" office:value="-0.342841909700176" calcext:value-type="float">
            <text:p>-0.3428419097</text:p>
          </table:table-cell>
          <table:table-cell office:value-type="float" office:value="0" calcext:value-type="float">
            <text:p>0</text:p>
          </table:table-cell>
          <table:table-cell office:value-type="float" office:value="0.342841909700176" calcext:value-type="float">
            <text:p>0.34284190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COT7</text:p>
          </table:table-cell>
          <table:table-cell office:value-type="string" calcext:value-type="string">
            <text:p>sig-DMD_46</text:p>
          </table:table-cell>
          <table:table-cell office:value-type="float" office:value="-0.414510767416942" calcext:value-type="float">
            <text:p>-0.4145107674</text:p>
          </table:table-cell>
          <table:table-cell office:value-type="float" office:value="0" calcext:value-type="float">
            <text:p>0</text:p>
          </table:table-cell>
          <table:table-cell office:value-type="float" office:value="0.414510767416942" calcext:value-type="float">
            <text:p>0.41451076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COX3</text:p>
          </table:table-cell>
          <table:table-cell office:value-type="string" calcext:value-type="string">
            <text:p>sig-DMD_3407</text:p>
          </table:table-cell>
          <table:table-cell office:value-type="float" office:value="-0.257820001055514" calcext:value-type="float">
            <text:p>-0.2578200011</text:p>
          </table:table-cell>
          <table:table-cell office:value-type="float" office:value="0" calcext:value-type="float">
            <text:p>0</text:p>
          </table:table-cell>
          <table:table-cell office:value-type="float" office:value="0.257820001055514" calcext:value-type="float">
            <text:p>0.25782000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CTN1</text:p>
          </table:table-cell>
          <table:table-cell office:value-type="string" calcext:value-type="string">
            <text:p>sig-DMD_1449</text:p>
          </table:table-cell>
          <table:table-cell office:value-type="float" office:value="-0.503316024834854" calcext:value-type="float">
            <text:p>-0.5033160248</text:p>
          </table:table-cell>
          <table:table-cell office:value-type="float" office:value="0" calcext:value-type="float">
            <text:p>0</text:p>
          </table:table-cell>
          <table:table-cell office:value-type="float" office:value="0.503316024834854" calcext:value-type="float">
            <text:p>0.50331602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CTR5</text:p>
          </table:table-cell>
          <table:table-cell office:value-type="string" calcext:value-type="string">
            <text:p>sig-DMD_2919</text:p>
          </table:table-cell>
          <table:table-cell office:value-type="float" office:value="0.274501327624885" calcext:value-type="float">
            <text:p>0.2745013276</text:p>
          </table:table-cell>
          <table:table-cell office:value-type="float" office:value="0" calcext:value-type="float">
            <text:p>0</text:p>
          </table:table-cell>
          <table:table-cell office:value-type="float" office:value="0.274501327624885" calcext:value-type="float">
            <text:p>0.27450132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AMTS15</text:p>
          </table:table-cell>
          <table:table-cell office:value-type="string" calcext:value-type="string">
            <text:p>sig-DMD_879</text:p>
          </table:table-cell>
          <table:table-cell office:value-type="float" office:value="-0.557271696740421" calcext:value-type="float">
            <text:p>-0.5572716967</text:p>
          </table:table-cell>
          <table:table-cell office:value-type="float" office:value="0" calcext:value-type="float">
            <text:p>0</text:p>
          </table:table-cell>
          <table:table-cell office:value-type="float" office:value="0.557271696740421" calcext:value-type="float">
            <text:p>0.55727169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AMTS2</text:p>
          </table:table-cell>
          <table:table-cell office:value-type="string" calcext:value-type="string">
            <text:p>sig-DMD_3619</text:p>
          </table:table-cell>
          <table:table-cell office:value-type="float" office:value="0.207796575547602" calcext:value-type="float">
            <text:p>0.2077965755</text:p>
          </table:table-cell>
          <table:table-cell office:value-type="float" office:value="0" calcext:value-type="float">
            <text:p>0</text:p>
          </table:table-cell>
          <table:table-cell office:value-type="float" office:value="0.207796575547602" calcext:value-type="float">
            <text:p>0.20779657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AMTS3</text:p>
          </table:table-cell>
          <table:table-cell office:value-type="string" calcext:value-type="string">
            <text:p>sig-DMD_3438</text:p>
          </table:table-cell>
          <table:table-cell office:value-type="float" office:value="-0.372265400259019" calcext:value-type="float">
            <text:p>-0.3722654003</text:p>
          </table:table-cell>
          <table:table-cell office:value-type="float" office:value="0" calcext:value-type="float">
            <text:p>0</text:p>
          </table:table-cell>
          <table:table-cell office:value-type="float" office:value="0.372265400259019" calcext:value-type="float">
            <text:p>0.37226540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AMTS5</text:p>
          </table:table-cell>
          <table:table-cell office:value-type="string" calcext:value-type="string">
            <text:p>sig-DMD_3126</text:p>
          </table:table-cell>
          <table:table-cell office:value-type="float" office:value="-0.390116795669788" calcext:value-type="float">
            <text:p>-0.3901167957</text:p>
          </table:table-cell>
          <table:table-cell office:value-type="float" office:value="0" calcext:value-type="float">
            <text:p>0</text:p>
          </table:table-cell>
          <table:table-cell office:value-type="float" office:value="0.390116795669788" calcext:value-type="float">
            <text:p>0.39011679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CY1</text:p>
          </table:table-cell>
          <table:table-cell office:value-type="string" calcext:value-type="string">
            <text:p>sig-DMD_3834</text:p>
          </table:table-cell>
          <table:table-cell office:value-type="float" office:value="-0.370085712542622" calcext:value-type="float">
            <text:p>-0.3700857125</text:p>
          </table:table-cell>
          <table:table-cell office:value-type="float" office:value="0" calcext:value-type="float">
            <text:p>0</text:p>
          </table:table-cell>
          <table:table-cell office:value-type="float" office:value="0.370085712542622" calcext:value-type="float">
            <text:p>0.37008571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CY5</text:p>
          </table:table-cell>
          <table:table-cell office:value-type="string" calcext:value-type="string">
            <text:p>sig-DMD_3305</text:p>
          </table:table-cell>
          <table:table-cell office:value-type="float" office:value="-0.56347721473735" calcext:value-type="float">
            <text:p>-0.5634772147</text:p>
          </table:table-cell>
          <table:table-cell office:value-type="float" office:value="0" calcext:value-type="float">
            <text:p>0</text:p>
          </table:table-cell>
          <table:table-cell office:value-type="float" office:value="0.56347721473735" calcext:value-type="float">
            <text:p>0.56347721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D1</text:p>
          </table:table-cell>
          <table:table-cell office:value-type="string" calcext:value-type="string">
            <text:p>sig-DMD_3388</text:p>
          </table:table-cell>
          <table:table-cell office:value-type="float" office:value="0.207787124385189" calcext:value-type="float">
            <text:p>0.2077871244</text:p>
          </table:table-cell>
          <table:table-cell office:value-type="float" office:value="0" calcext:value-type="float">
            <text:p>0</text:p>
          </table:table-cell>
          <table:table-cell office:value-type="float" office:value="0.207787124385189" calcext:value-type="float">
            <text:p>0.20778712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D2</text:p>
          </table:table-cell>
          <table:table-cell office:value-type="string" calcext:value-type="string">
            <text:p>sig-DMD_2689</text:p>
          </table:table-cell>
          <table:table-cell office:value-type="float" office:value="-0.357544448528461" calcext:value-type="float">
            <text:p>-0.3575444485</text:p>
          </table:table-cell>
          <table:table-cell office:value-type="float" office:value="0" calcext:value-type="float">
            <text:p>0</text:p>
          </table:table-cell>
          <table:table-cell office:value-type="float" office:value="0.357544448528461" calcext:value-type="float">
            <text:p>0.35754444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IRF</text:p>
          </table:table-cell>
          <table:table-cell office:value-type="string" calcext:value-type="string">
            <text:p>sig-DMD_580</text:p>
          </table:table-cell>
          <table:table-cell office:value-type="float" office:value="-0.432734642934406" calcext:value-type="float">
            <text:p>-0.4327346429</text:p>
          </table:table-cell>
          <table:table-cell office:value-type="float" office:value="0" calcext:value-type="float">
            <text:p>0</text:p>
          </table:table-cell>
          <table:table-cell office:value-type="float" office:value="0.432734642934406" calcext:value-type="float">
            <text:p>0.43273464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IRF</text:p>
          </table:table-cell>
          <table:table-cell office:value-type="string" calcext:value-type="string">
            <text:p>sig-DMD_581</text:p>
          </table:table-cell>
          <table:table-cell office:value-type="float" office:value="-0.229123514989772" calcext:value-type="float">
            <text:p>-0.229123515</text:p>
          </table:table-cell>
          <table:table-cell office:value-type="float" office:value="0" calcext:value-type="float">
            <text:p>0</text:p>
          </table:table-cell>
          <table:table-cell office:value-type="float" office:value="0.229123514989772" calcext:value-type="float">
            <text:p>0.2291235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sig-DMD_294</text:p>
          </table:table-cell>
          <table:table-cell office:value-type="float" office:value="0.357147365639523" calcext:value-type="float">
            <text:p>0.3571473656</text:p>
          </table:table-cell>
          <table:table-cell office:value-type="float" office:value="0" calcext:value-type="float">
            <text:p>0</text:p>
          </table:table-cell>
          <table:table-cell office:value-type="float" office:value="0.357147365639523" calcext:value-type="float">
            <text:p>0.35714736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RA2A</text:p>
          </table:table-cell>
          <table:table-cell office:value-type="string" calcext:value-type="string">
            <text:p>sig-DMD_613</text:p>
          </table:table-cell>
          <table:table-cell office:value-type="float" office:value="-0.337035396013131" calcext:value-type="float">
            <text:p>-0.337035396</text:p>
          </table:table-cell>
          <table:table-cell office:value-type="float" office:value="0" calcext:value-type="float">
            <text:p>0</text:p>
          </table:table-cell>
          <table:table-cell office:value-type="float" office:value="0.337035396013131" calcext:value-type="float">
            <text:p>0.3370353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RA2C</text:p>
          </table:table-cell>
          <table:table-cell office:value-type="string" calcext:value-type="string">
            <text:p>sig-DMD_3391</text:p>
          </table:table-cell>
          <table:table-cell office:value-type="float" office:value="0.262776434136038" calcext:value-type="float">
            <text:p>0.2627764341</text:p>
          </table:table-cell>
          <table:table-cell office:value-type="float" office:value="0" calcext:value-type="float">
            <text:p>0</text:p>
          </table:table-cell>
          <table:table-cell office:value-type="float" office:value="0.262776434136038" calcext:value-type="float">
            <text:p>0.26277643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FAP1</text:p>
          </table:table-cell>
          <table:table-cell office:value-type="string" calcext:value-type="string">
            <text:p>sig-DMD_3405</text:p>
          </table:table-cell>
          <table:table-cell office:value-type="float" office:value="-0.382327760242703" calcext:value-type="float">
            <text:p>-0.3823277602</text:p>
          </table:table-cell>
          <table:table-cell office:value-type="float" office:value="0" calcext:value-type="float">
            <text:p>0</text:p>
          </table:table-cell>
          <table:table-cell office:value-type="float" office:value="0.382327760242703" calcext:value-type="float">
            <text:p>0.38232776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FG3L2</text:p>
          </table:table-cell>
          <table:table-cell office:value-type="string" calcext:value-type="string">
            <text:p>sig-DMD_2325</text:p>
          </table:table-cell>
          <table:table-cell office:value-type="float" office:value="-0.257859549540051" calcext:value-type="float">
            <text:p>-0.2578595495</text:p>
          </table:table-cell>
          <table:table-cell office:value-type="float" office:value="0" calcext:value-type="float">
            <text:p>0</text:p>
          </table:table-cell>
          <table:table-cell office:value-type="float" office:value="0.257859549540051" calcext:value-type="float">
            <text:p>0.25785954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GAP1</text:p>
          </table:table-cell>
          <table:table-cell office:value-type="string" calcext:value-type="string">
            <text:p>sig-DMD_2823</text:p>
          </table:table-cell>
          <table:table-cell office:value-type="float" office:value="0.206409538372466" calcext:value-type="float">
            <text:p>0.2064095384</text:p>
          </table:table-cell>
          <table:table-cell office:value-type="float" office:value="0" calcext:value-type="float">
            <text:p>0</text:p>
          </table:table-cell>
          <table:table-cell office:value-type="float" office:value="0.206409538372466" calcext:value-type="float">
            <text:p>0.20640953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GAP2</text:p>
          </table:table-cell>
          <table:table-cell office:value-type="string" calcext:value-type="string">
            <text:p>sig-DMD_949</text:p>
          </table:table-cell>
          <table:table-cell office:value-type="float" office:value="0.587751913297044" calcext:value-type="float">
            <text:p>0.5877519133</text:p>
          </table:table-cell>
          <table:table-cell office:value-type="float" office:value="0" calcext:value-type="float">
            <text:p>0</text:p>
          </table:table-cell>
          <table:table-cell office:value-type="float" office:value="0.587751913297044" calcext:value-type="float">
            <text:p>0.58775191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HCTF1</text:p>
          </table:table-cell>
          <table:table-cell office:value-type="string" calcext:value-type="string">
            <text:p>sig-DMD_491</text:p>
          </table:table-cell>
          <table:table-cell office:value-type="float" office:value="-0.223855301237348" calcext:value-type="float">
            <text:p>-0.2238553012</text:p>
          </table:table-cell>
          <table:table-cell office:value-type="float" office:value="0" calcext:value-type="float">
            <text:p>0</text:p>
          </table:table-cell>
          <table:table-cell office:value-type="float" office:value="0.223855301237348" calcext:value-type="float">
            <text:p>0.22385530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HNAK</text:p>
          </table:table-cell>
          <table:table-cell office:value-type="string" calcext:value-type="string">
            <text:p>sig-DMD_793</text:p>
          </table:table-cell>
          <table:table-cell office:value-type="float" office:value="-0.366853876958928" calcext:value-type="float">
            <text:p>-0.366853877</text:p>
          </table:table-cell>
          <table:table-cell office:value-type="float" office:value="0" calcext:value-type="float">
            <text:p>0</text:p>
          </table:table-cell>
          <table:table-cell office:value-type="float" office:value="0.366853876958928" calcext:value-type="float">
            <text:p>0.3668538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IM1</text:p>
          </table:table-cell>
          <table:table-cell office:value-type="string" calcext:value-type="string">
            <text:p>sig-DMD_3738</text:p>
          </table:table-cell>
          <table:table-cell office:value-type="float" office:value="-0.277297927109874" calcext:value-type="float">
            <text:p>-0.2772979271</text:p>
          </table:table-cell>
          <table:table-cell office:value-type="float" office:value="0" calcext:value-type="float">
            <text:p>0</text:p>
          </table:table-cell>
          <table:table-cell office:value-type="float" office:value="0.277297927109874" calcext:value-type="float">
            <text:p>0.27729792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JAP1</text:p>
          </table:table-cell>
          <table:table-cell office:value-type="string" calcext:value-type="string">
            <text:p>sig-DMD_40</text:p>
          </table:table-cell>
          <table:table-cell office:value-type="float" office:value="-0.232436542257498" calcext:value-type="float">
            <text:p>-0.2324365423</text:p>
          </table:table-cell>
          <table:table-cell office:value-type="float" office:value="0" calcext:value-type="float">
            <text:p>0</text:p>
          </table:table-cell>
          <table:table-cell office:value-type="float" office:value="0.232436542257498" calcext:value-type="float">
            <text:p>0.23243654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K4</text:p>
          </table:table-cell>
          <table:table-cell office:value-type="string" calcext:value-type="string">
            <text:p>sig-DMD_165</text:p>
          </table:table-cell>
          <table:table-cell office:value-type="float" office:value="-0.363964989856527" calcext:value-type="float">
            <text:p>-0.3639649899</text:p>
          </table:table-cell>
          <table:table-cell office:value-type="float" office:value="0" calcext:value-type="float">
            <text:p>0</text:p>
          </table:table-cell>
          <table:table-cell office:value-type="float" office:value="0.363964989856527" calcext:value-type="float">
            <text:p>0.36396498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KNA</text:p>
          </table:table-cell>
          <table:table-cell office:value-type="string" calcext:value-type="string">
            <text:p>sig-DMD_4290</text:p>
          </table:table-cell>
          <table:table-cell office:value-type="float" office:value="0.286402481963869" calcext:value-type="float">
            <text:p>0.286402482</text:p>
          </table:table-cell>
          <table:table-cell office:value-type="float" office:value="0" calcext:value-type="float">
            <text:p>0</text:p>
          </table:table-cell>
          <table:table-cell office:value-type="float" office:value="0.286402481963869" calcext:value-type="float">
            <text:p>0.2864024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KR1B1</text:p>
          </table:table-cell>
          <table:table-cell office:value-type="string" calcext:value-type="string">
            <text:p>sig-DMD_3932</text:p>
          </table:table-cell>
          <table:table-cell office:value-type="float" office:value="-0.475975234778063" calcext:value-type="float">
            <text:p>-0.4759752348</text:p>
          </table:table-cell>
          <table:table-cell office:value-type="float" office:value="0" calcext:value-type="float">
            <text:p>0</text:p>
          </table:table-cell>
          <table:table-cell office:value-type="float" office:value="0.475975234778063" calcext:value-type="float">
            <text:p>0.47597523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KT1</text:p>
          </table:table-cell>
          <table:table-cell office:value-type="string" calcext:value-type="string">
            <text:p>sig-DMD_1482</text:p>
          </table:table-cell>
          <table:table-cell office:value-type="float" office:value="-0.401953129819293" calcext:value-type="float">
            <text:p>-0.4019531298</text:p>
          </table:table-cell>
          <table:table-cell office:value-type="float" office:value="0" calcext:value-type="float">
            <text:p>0</text:p>
          </table:table-cell>
          <table:table-cell office:value-type="float" office:value="0.401953129819293" calcext:value-type="float">
            <text:p>0.40195312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K</text:p>
          </table:table-cell>
          <table:table-cell office:value-type="string" calcext:value-type="string">
            <text:p>sig-DMD_2659</text:p>
          </table:table-cell>
          <table:table-cell office:value-type="float" office:value="-0.205679668156603" calcext:value-type="float">
            <text:p>-0.2056796682</text:p>
          </table:table-cell>
          <table:table-cell office:value-type="float" office:value="0" calcext:value-type="float">
            <text:p>0</text:p>
          </table:table-cell>
          <table:table-cell office:value-type="float" office:value="0.205679668156603" calcext:value-type="float">
            <text:p>0.20567966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X15</text:p>
          </table:table-cell>
          <table:table-cell office:value-type="string" calcext:value-type="string">
            <text:p>sig-DMD_2140</text:p>
          </table:table-cell>
          <table:table-cell office:value-type="float" office:value="0.355969642794582" calcext:value-type="float">
            <text:p>0.3559696428</text:p>
          </table:table-cell>
          <table:table-cell office:value-type="float" office:value="0" calcext:value-type="float">
            <text:p>0</text:p>
          </table:table-cell>
          <table:table-cell office:value-type="float" office:value="0.355969642794582" calcext:value-type="float">
            <text:p>0.35596964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XE3</text:p>
          </table:table-cell>
          <table:table-cell office:value-type="string" calcext:value-type="string">
            <text:p>sig-DMD_2153</text:p>
          </table:table-cell>
          <table:table-cell office:value-type="float" office:value="0.206828640814883" calcext:value-type="float">
            <text:p>0.2068286408</text:p>
          </table:table-cell>
          <table:table-cell office:value-type="float" office:value="0" calcext:value-type="float">
            <text:p>0</text:p>
          </table:table-cell>
          <table:table-cell office:value-type="float" office:value="0.206828640814883" calcext:value-type="float">
            <text:p>0.20682864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PK1</text:p>
          </table:table-cell>
          <table:table-cell office:value-type="string" calcext:value-type="string">
            <text:p>sig-DMD_3463</text:p>
          </table:table-cell>
          <table:table-cell office:value-type="float" office:value="-0.233071992810633" calcext:value-type="float">
            <text:p>-0.2330719928</text:p>
          </table:table-cell>
          <table:table-cell office:value-type="float" office:value="0" calcext:value-type="float">
            <text:p>0</text:p>
          </table:table-cell>
          <table:table-cell office:value-type="float" office:value="0.233071992810633" calcext:value-type="float">
            <text:p>0.23307199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PK1</text:p>
          </table:table-cell>
          <table:table-cell office:value-type="string" calcext:value-type="string">
            <text:p>sig-DMD_3464</text:p>
          </table:table-cell>
          <table:table-cell office:value-type="float" office:value="-0.209749008615575" calcext:value-type="float">
            <text:p>-0.2097490086</text:p>
          </table:table-cell>
          <table:table-cell office:value-type="float" office:value="0" calcext:value-type="float">
            <text:p>0</text:p>
          </table:table-cell>
          <table:table-cell office:value-type="float" office:value="0.209749008615575" calcext:value-type="float">
            <text:p>0.20974900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X4</text:p>
          </table:table-cell>
          <table:table-cell office:value-type="string" calcext:value-type="string">
            <text:p>sig-DMD_771</text:p>
          </table:table-cell>
          <table:table-cell office:value-type="float" office:value="-0.209546947753896" calcext:value-type="float">
            <text:p>-0.2095469478</text:p>
          </table:table-cell>
          <table:table-cell office:value-type="float" office:value="0" calcext:value-type="float">
            <text:p>0</text:p>
          </table:table-cell>
          <table:table-cell office:value-type="float" office:value="0.209546947753896" calcext:value-type="float">
            <text:p>0.20954694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MPD3</text:p>
          </table:table-cell>
          <table:table-cell office:value-type="string" calcext:value-type="string">
            <text:p>sig-DMD_746</text:p>
          </table:table-cell>
          <table:table-cell office:value-type="float" office:value="0.221338121192119" calcext:value-type="float">
            <text:p>0.2213381212</text:p>
          </table:table-cell>
          <table:table-cell office:value-type="float" office:value="0" calcext:value-type="float">
            <text:p>0</text:p>
          </table:table-cell>
          <table:table-cell office:value-type="float" office:value="0.221338121192119" calcext:value-type="float">
            <text:p>0.22133812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KRD13B</text:p>
          </table:table-cell>
          <table:table-cell office:value-type="string" calcext:value-type="string">
            <text:p>sig-DMD_2183</text:p>
          </table:table-cell>
          <table:table-cell office:value-type="float" office:value="0.205376218925849" calcext:value-type="float">
            <text:p>0.2053762189</text:p>
          </table:table-cell>
          <table:table-cell office:value-type="float" office:value="0" calcext:value-type="float">
            <text:p>0</text:p>
          </table:table-cell>
          <table:table-cell office:value-type="float" office:value="0.205376218925849" calcext:value-type="float">
            <text:p>0.20537621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1</text:p>
          </table:table-cell>
          <table:table-cell office:value-type="string" calcext:value-type="string">
            <text:p>sig-DMD_829</text:p>
          </table:table-cell>
          <table:table-cell office:value-type="float" office:value="-0.392639738627533" calcext:value-type="float">
            <text:p>-0.3926397386</text:p>
          </table:table-cell>
          <table:table-cell office:value-type="float" office:value="0" calcext:value-type="float">
            <text:p>0</text:p>
          </table:table-cell>
          <table:table-cell office:value-type="float" office:value="0.392639738627533" calcext:value-type="float">
            <text:p>0.39263973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P32E</text:p>
          </table:table-cell>
          <table:table-cell office:value-type="string" calcext:value-type="string">
            <text:p>sig-DMD_248</text:p>
          </table:table-cell>
          <table:table-cell office:value-type="float" office:value="-0.21762067057241" calcext:value-type="float">
            <text:p>-0.2176206706</text:p>
          </table:table-cell>
          <table:table-cell office:value-type="float" office:value="0" calcext:value-type="float">
            <text:p>0</text:p>
          </table:table-cell>
          <table:table-cell office:value-type="float" office:value="0.21762067057241" calcext:value-type="float">
            <text:p>0.21762067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P32E</text:p>
          </table:table-cell>
          <table:table-cell office:value-type="string" calcext:value-type="string">
            <text:p>sig-DMD_250</text:p>
          </table:table-cell>
          <table:table-cell office:value-type="float" office:value="-0.377485174170204" calcext:value-type="float">
            <text:p>-0.3774851742</text:p>
          </table:table-cell>
          <table:table-cell office:value-type="float" office:value="0" calcext:value-type="float">
            <text:p>0</text:p>
          </table:table-cell>
          <table:table-cell office:value-type="float" office:value="0.377485174170204" calcext:value-type="float">
            <text:p>0.37748517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P1S1</text:p>
          </table:table-cell>
          <table:table-cell office:value-type="string" calcext:value-type="string">
            <text:p>sig-DMD_3900</text:p>
          </table:table-cell>
          <table:table-cell office:value-type="float" office:value="-0.242126471868431" calcext:value-type="float">
            <text:p>-0.2421264719</text:p>
          </table:table-cell>
          <table:table-cell office:value-type="float" office:value="0" calcext:value-type="float">
            <text:p>0</text:p>
          </table:table-cell>
          <table:table-cell office:value-type="float" office:value="0.242126471868431" calcext:value-type="float">
            <text:p>0.24212647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5B1</text:p>
          </table:table-cell>
          <table:table-cell office:value-type="string" calcext:value-type="string">
            <text:p>sig-DMD_815</text:p>
          </table:table-cell>
          <table:table-cell office:value-type="float" office:value="-0.357450353228128" calcext:value-type="float">
            <text:p>-0.3574503532</text:p>
          </table:table-cell>
          <table:table-cell office:value-type="float" office:value="0" calcext:value-type="float">
            <text:p>0</text:p>
          </table:table-cell>
          <table:table-cell office:value-type="float" office:value="0.357450353228128" calcext:value-type="float">
            <text:p>0.35745035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BB1IP</text:p>
          </table:table-cell>
          <table:table-cell office:value-type="string" calcext:value-type="string">
            <text:p>sig-DMD_544</text:p>
          </table:table-cell>
          <table:table-cell office:value-type="float" office:value="-0.256983947112666" calcext:value-type="float">
            <text:p>-0.2569839471</text:p>
          </table:table-cell>
          <table:table-cell office:value-type="float" office:value="0" calcext:value-type="float">
            <text:p>0</text:p>
          </table:table-cell>
          <table:table-cell office:value-type="float" office:value="0.256983947112666" calcext:value-type="float">
            <text:p>0.25698394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C2</text:p>
          </table:table-cell>
          <table:table-cell office:value-type="string" calcext:value-type="string">
            <text:p>sig-DMD_2398</text:p>
          </table:table-cell>
          <table:table-cell office:value-type="float" office:value="0.348357792473481" calcext:value-type="float">
            <text:p>0.3483577925</text:p>
          </table:table-cell>
          <table:table-cell office:value-type="float" office:value="0" calcext:value-type="float">
            <text:p>0</text:p>
          </table:table-cell>
          <table:table-cell office:value-type="float" office:value="0.348357792473481" calcext:value-type="float">
            <text:p>0.34835779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CDD1</text:p>
          </table:table-cell>
          <table:table-cell office:value-type="string" calcext:value-type="string">
            <text:p>sig-DMD_2322</text:p>
          </table:table-cell>
          <table:table-cell office:value-type="float" office:value="-0.408138182232232" calcext:value-type="float">
            <text:p>-0.4081381822</text:p>
          </table:table-cell>
          <table:table-cell office:value-type="float" office:value="0" calcext:value-type="float">
            <text:p>0</text:p>
          </table:table-cell>
          <table:table-cell office:value-type="float" office:value="0.408138182232232" calcext:value-type="float">
            <text:p>0.40813818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H1B</text:p>
          </table:table-cell>
          <table:table-cell office:value-type="string" calcext:value-type="string">
            <text:p>sig-DMD_1541</text:p>
          </table:table-cell>
          <table:table-cell office:value-type="float" office:value="-0.482355401625466" calcext:value-type="float">
            <text:p>-0.4823554016</text:p>
          </table:table-cell>
          <table:table-cell office:value-type="float" office:value="0" calcext:value-type="float">
            <text:p>0</text:p>
          </table:table-cell>
          <table:table-cell office:value-type="float" office:value="0.482355401625466" calcext:value-type="float">
            <text:p>0.48235540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LP2</text:p>
          </table:table-cell>
          <table:table-cell office:value-type="string" calcext:value-type="string">
            <text:p>sig-DMD_878</text:p>
          </table:table-cell>
          <table:table-cell office:value-type="float" office:value="-0.242309184008814" calcext:value-type="float">
            <text:p>-0.242309184</text:p>
          </table:table-cell>
          <table:table-cell office:value-type="float" office:value="0" calcext:value-type="float">
            <text:p>0</text:p>
          </table:table-cell>
          <table:table-cell office:value-type="float" office:value="0.242309184008814" calcext:value-type="float">
            <text:p>0.2423091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sig-DMD_122</text:p>
          </table:table-cell>
          <table:table-cell office:value-type="float" office:value="-0.297871927519021" calcext:value-type="float">
            <text:p>-0.2978719275</text:p>
          </table:table-cell>
          <table:table-cell office:value-type="float" office:value="0" calcext:value-type="float">
            <text:p>0</text:p>
          </table:table-cell>
          <table:table-cell office:value-type="float" office:value="0.297871927519021" calcext:value-type="float">
            <text:p>0.29787192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sig-DMD_2632</text:p>
          </table:table-cell>
          <table:table-cell office:value-type="float" office:value="0.214210666245511" calcext:value-type="float">
            <text:p>0.2142106662</text:p>
          </table:table-cell>
          <table:table-cell office:value-type="float" office:value="0" calcext:value-type="float">
            <text:p>0</text:p>
          </table:table-cell>
          <table:table-cell office:value-type="float" office:value="0.214210666245511" calcext:value-type="float">
            <text:p>0.21421066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sig-DMD_3125</text:p>
          </table:table-cell>
          <table:table-cell office:value-type="float" office:value="-0.369833925812838" calcext:value-type="float">
            <text:p>-0.3698339258</text:p>
          </table:table-cell>
          <table:table-cell office:value-type="float" office:value="0" calcext:value-type="float">
            <text:p>0</text:p>
          </table:table-cell>
          <table:table-cell office:value-type="float" office:value="0.369833925812838" calcext:value-type="float">
            <text:p>0.36983392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AP3</text:p>
          </table:table-cell>
          <table:table-cell office:value-type="string" calcext:value-type="string">
            <text:p>sig-DMD_3579</text:p>
          </table:table-cell>
          <table:table-cell office:value-type="float" office:value="-0.380659675407148" calcext:value-type="float">
            <text:p>-0.3806596754</text:p>
          </table:table-cell>
          <table:table-cell office:value-type="float" office:value="0" calcext:value-type="float">
            <text:p>0</text:p>
          </table:table-cell>
          <table:table-cell office:value-type="float" office:value="0.380659675407148" calcext:value-type="float">
            <text:p>0.38065967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AP20</text:p>
          </table:table-cell>
          <table:table-cell office:value-type="string" calcext:value-type="string">
            <text:p>sig-DMD_855</text:p>
          </table:table-cell>
          <table:table-cell office:value-type="float" office:value="-0.327312784753875" calcext:value-type="float">
            <text:p>-0.3273127848</text:p>
          </table:table-cell>
          <table:table-cell office:value-type="float" office:value="0" calcext:value-type="float">
            <text:p>0</text:p>
          </table:table-cell>
          <table:table-cell office:value-type="float" office:value="0.327312784753875" calcext:value-type="float">
            <text:p>0.32731278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AP21</text:p>
          </table:table-cell>
          <table:table-cell office:value-type="string" calcext:value-type="string">
            <text:p>sig-DMD_541</text:p>
          </table:table-cell>
          <table:table-cell office:value-type="float" office:value="-0.516195759502754" calcext:value-type="float">
            <text:p>-0.5161957595</text:p>
          </table:table-cell>
          <table:table-cell office:value-type="float" office:value="0" calcext:value-type="float">
            <text:p>0</text:p>
          </table:table-cell>
          <table:table-cell office:value-type="float" office:value="0.516195759502754" calcext:value-type="float">
            <text:p>0.51619575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AP35</text:p>
          </table:table-cell>
          <table:table-cell office:value-type="string" calcext:value-type="string">
            <text:p>sig-DMD_2584</text:p>
          </table:table-cell>
          <table:table-cell office:value-type="float" office:value="-0.356450366682645" calcext:value-type="float">
            <text:p>-0.3564503667</text:p>
          </table:table-cell>
          <table:table-cell office:value-type="float" office:value="0" calcext:value-type="float">
            <text:p>0</text:p>
          </table:table-cell>
          <table:table-cell office:value-type="float" office:value="0.356450366682645" calcext:value-type="float">
            <text:p>0.35645036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AP44</text:p>
          </table:table-cell>
          <table:table-cell office:value-type="string" calcext:value-type="string">
            <text:p>sig-DMD_2159</text:p>
          </table:table-cell>
          <table:table-cell office:value-type="float" office:value="0.48273880495251" calcext:value-type="float">
            <text:p>0.482738805</text:p>
          </table:table-cell>
          <table:table-cell office:value-type="float" office:value="0" calcext:value-type="float">
            <text:p>0</text:p>
          </table:table-cell>
          <table:table-cell office:value-type="float" office:value="0.48273880495251" calcext:value-type="float">
            <text:p>0.4827388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AP8</text:p>
          </table:table-cell>
          <table:table-cell office:value-type="string" calcext:value-type="string">
            <text:p>sig-DMD_3210</text:p>
          </table:table-cell>
          <table:table-cell office:value-type="float" office:value="0.220278776799095" calcext:value-type="float">
            <text:p>0.2202787768</text:p>
          </table:table-cell>
          <table:table-cell office:value-type="float" office:value="0" calcext:value-type="float">
            <text:p>0</text:p>
          </table:table-cell>
          <table:table-cell office:value-type="float" office:value="0.220278776799095" calcext:value-type="float">
            <text:p>0.22027877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EF1</text:p>
          </table:table-cell>
          <table:table-cell office:value-type="string" calcext:value-type="string">
            <text:p>sig-DMD_2566</text:p>
          </table:table-cell>
          <table:table-cell office:value-type="float" office:value="-0.374598648015649" calcext:value-type="float">
            <text:p>-0.374598648</text:p>
          </table:table-cell>
          <table:table-cell office:value-type="float" office:value="0" calcext:value-type="float">
            <text:p>0</text:p>
          </table:table-cell>
          <table:table-cell office:value-type="float" office:value="0.374598648015649" calcext:value-type="float">
            <text:p>0.3745986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EF1</text:p>
          </table:table-cell>
          <table:table-cell office:value-type="string" calcext:value-type="string">
            <text:p>sig-DMD_833</text:p>
          </table:table-cell>
          <table:table-cell office:value-type="float" office:value="-0.368973438271561" calcext:value-type="float">
            <text:p>-0.3689734383</text:p>
          </table:table-cell>
          <table:table-cell office:value-type="float" office:value="0" calcext:value-type="float">
            <text:p>0</text:p>
          </table:table-cell>
          <table:table-cell office:value-type="float" office:value="0.368973438271561" calcext:value-type="float">
            <text:p>0.36897343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EF1</text:p>
          </table:table-cell>
          <table:table-cell office:value-type="string" calcext:value-type="string">
            <text:p>sig-DMD_864</text:p>
          </table:table-cell>
          <table:table-cell office:value-type="float" office:value="0.226346114581679" calcext:value-type="float">
            <text:p>0.2263461146</text:p>
          </table:table-cell>
          <table:table-cell office:value-type="float" office:value="0" calcext:value-type="float">
            <text:p>0</text:p>
          </table:table-cell>
          <table:table-cell office:value-type="float" office:value="0.226346114581679" calcext:value-type="float">
            <text:p>0.22634611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EF10L</text:p>
          </table:table-cell>
          <table:table-cell office:value-type="string" calcext:value-type="string">
            <text:p>sig-DMD_78</text:p>
          </table:table-cell>
          <table:table-cell office:value-type="float" office:value="-0.327161833773777" calcext:value-type="float">
            <text:p>-0.3271618338</text:p>
          </table:table-cell>
          <table:table-cell office:value-type="float" office:value="0" calcext:value-type="float">
            <text:p>0</text:p>
          </table:table-cell>
          <table:table-cell office:value-type="float" office:value="0.327161833773777" calcext:value-type="float">
            <text:p>0.32716183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EF12</text:p>
          </table:table-cell>
          <table:table-cell office:value-type="string" calcext:value-type="string">
            <text:p>sig-DMD_864</text:p>
          </table:table-cell>
          <table:table-cell office:value-type="float" office:value="-0.280639879197155" calcext:value-type="float">
            <text:p>-0.2806398792</text:p>
          </table:table-cell>
          <table:table-cell office:value-type="float" office:value="0" calcext:value-type="float">
            <text:p>0</text:p>
          </table:table-cell>
          <table:table-cell office:value-type="float" office:value="0.280639879197155" calcext:value-type="float">
            <text:p>0.28063987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EF16</text:p>
          </table:table-cell>
          <table:table-cell office:value-type="string" calcext:value-type="string">
            <text:p>sig-DMD_28</text:p>
          </table:table-cell>
          <table:table-cell office:value-type="float" office:value="-0.242956420647404" calcext:value-type="float">
            <text:p>-0.2429564206</text:p>
          </table:table-cell>
          <table:table-cell office:value-type="float" office:value="0" calcext:value-type="float">
            <text:p>0</text:p>
          </table:table-cell>
          <table:table-cell office:value-type="float" office:value="0.242956420647404" calcext:value-type="float">
            <text:p>0.24295642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EF16</text:p>
          </table:table-cell>
          <table:table-cell office:value-type="string" calcext:value-type="string">
            <text:p>sig-DMD_29</text:p>
          </table:table-cell>
          <table:table-cell office:value-type="float" office:value="-0.212152522522833" calcext:value-type="float">
            <text:p>-0.2121525225</text:p>
          </table:table-cell>
          <table:table-cell office:value-type="float" office:value="0" calcext:value-type="float">
            <text:p>0</text:p>
          </table:table-cell>
          <table:table-cell office:value-type="float" office:value="0.212152522522833" calcext:value-type="float">
            <text:p>0.21215252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EF17</text:p>
          </table:table-cell>
          <table:table-cell office:value-type="string" calcext:value-type="string">
            <text:p>sig-DMD_833</text:p>
          </table:table-cell>
          <table:table-cell office:value-type="float" office:value="-0.242973382659535" calcext:value-type="float">
            <text:p>-0.2429733827</text:p>
          </table:table-cell>
          <table:table-cell office:value-type="float" office:value="0" calcext:value-type="float">
            <text:p>0</text:p>
          </table:table-cell>
          <table:table-cell office:value-type="float" office:value="0.242973382659535" calcext:value-type="float">
            <text:p>0.24297338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HGEF2</text:p>
          </table:table-cell>
          <table:table-cell office:value-type="string" calcext:value-type="string">
            <text:p>sig-DMD_273</text:p>
          </table:table-cell>
          <table:table-cell office:value-type="float" office:value="-0.517114598359462" calcext:value-type="float">
            <text:p>-0.5171145984</text:p>
          </table:table-cell>
          <table:table-cell office:value-type="float" office:value="0" calcext:value-type="float">
            <text:p>0</text:p>
          </table:table-cell>
          <table:table-cell office:value-type="float" office:value="0.517114598359462" calcext:value-type="float">
            <text:p>0.51711459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ID5A</text:p>
          </table:table-cell>
          <table:table-cell office:value-type="string" calcext:value-type="string">
            <text:p>sig-DMD_2719</text:p>
          </table:table-cell>
          <table:table-cell office:value-type="float" office:value="-0.569572937725421" calcext:value-type="float">
            <text:p>-0.5695729377</text:p>
          </table:table-cell>
          <table:table-cell office:value-type="float" office:value="0" calcext:value-type="float">
            <text:p>0</text:p>
          </table:table-cell>
          <table:table-cell office:value-type="float" office:value="0.569572937725421" calcext:value-type="float">
            <text:p>0.56957293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L4C</text:p>
          </table:table-cell>
          <table:table-cell office:value-type="string" calcext:value-type="string">
            <text:p>sig-DMD_2821</text:p>
          </table:table-cell>
          <table:table-cell office:value-type="float" office:value="-0.591503165236623" calcext:value-type="float">
            <text:p>-0.5915031652</text:p>
          </table:table-cell>
          <table:table-cell office:value-type="float" office:value="0" calcext:value-type="float">
            <text:p>0</text:p>
          </table:table-cell>
          <table:table-cell office:value-type="float" office:value="0.591503165236623" calcext:value-type="float">
            <text:p>0.59150316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L4C</text:p>
          </table:table-cell>
          <table:table-cell office:value-type="string" calcext:value-type="string">
            <text:p>sig-DMD_2822</text:p>
          </table:table-cell>
          <table:table-cell office:value-type="float" office:value="0.337264871641623" calcext:value-type="float">
            <text:p>0.3372648716</text:p>
          </table:table-cell>
          <table:table-cell office:value-type="float" office:value="0" calcext:value-type="float">
            <text:p>0</text:p>
          </table:table-cell>
          <table:table-cell office:value-type="float" office:value="0.337264871641623" calcext:value-type="float">
            <text:p>0.33726487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L8B</text:p>
          </table:table-cell>
          <table:table-cell office:value-type="string" calcext:value-type="string">
            <text:p>sig-DMD_3236</text:p>
          </table:table-cell>
          <table:table-cell office:value-type="float" office:value="-0.368351683401708" calcext:value-type="float">
            <text:p>-0.3683516834</text:p>
          </table:table-cell>
          <table:table-cell office:value-type="float" office:value="0" calcext:value-type="float">
            <text:p>0</text:p>
          </table:table-cell>
          <table:table-cell office:value-type="float" office:value="0.368351683401708" calcext:value-type="float">
            <text:p>0.36835168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RB1</text:p>
          </table:table-cell>
          <table:table-cell office:value-type="string" calcext:value-type="string">
            <text:p>sig-DMD_836</text:p>
          </table:table-cell>
          <table:table-cell office:value-type="float" office:value="-0.509657551495869" calcext:value-type="float">
            <text:p>-0.5096575515</text:p>
          </table:table-cell>
          <table:table-cell office:value-type="float" office:value="0" calcext:value-type="float">
            <text:p>0</text:p>
          </table:table-cell>
          <table:table-cell office:value-type="float" office:value="0.509657551495869" calcext:value-type="float">
            <text:p>0.50965755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RDC4</text:p>
          </table:table-cell>
          <table:table-cell office:value-type="string" calcext:value-type="string">
            <text:p>sig-DMD_1593</text:p>
          </table:table-cell>
          <table:table-cell office:value-type="float" office:value="0.30855004716495" calcext:value-type="float">
            <text:p>0.3085500472</text:p>
          </table:table-cell>
          <table:table-cell office:value-type="float" office:value="0" calcext:value-type="float">
            <text:p>0</text:p>
          </table:table-cell>
          <table:table-cell office:value-type="float" office:value="0.30855004716495" calcext:value-type="float">
            <text:p>0.30855004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V1</text:p>
          </table:table-cell>
          <table:table-cell office:value-type="string" calcext:value-type="string">
            <text:p>sig-DMD_396</text:p>
          </table:table-cell>
          <table:table-cell office:value-type="float" office:value="-0.266983524522715" calcext:value-type="float">
            <text:p>-0.2669835245</text:p>
          </table:table-cell>
          <table:table-cell office:value-type="float" office:value="0" calcext:value-type="float">
            <text:p>0</text:p>
          </table:table-cell>
          <table:table-cell office:value-type="float" office:value="0.266983524522715" calcext:value-type="float">
            <text:p>0.26698352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CL1</text:p>
          </table:table-cell>
          <table:table-cell office:value-type="string" calcext:value-type="string">
            <text:p>sig-DMD_966</text:p>
          </table:table-cell>
          <table:table-cell office:value-type="float" office:value="0.315210121952947" calcext:value-type="float">
            <text:p>0.315210122</text:p>
          </table:table-cell>
          <table:table-cell office:value-type="float" office:value="0" calcext:value-type="float">
            <text:p>0</text:p>
          </table:table-cell>
          <table:table-cell office:value-type="float" office:value="0.315210121952947" calcext:value-type="float">
            <text:p>0.3152101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SCL2</text:p>
          </table:table-cell>
          <table:table-cell office:value-type="string" calcext:value-type="string">
            <text:p>sig-DMD_743</text:p>
          </table:table-cell>
          <table:table-cell office:value-type="float" office:value="-0.22063727720475" calcext:value-type="float">
            <text:p>-0.2206372772</text:p>
          </table:table-cell>
          <table:table-cell office:value-type="float" office:value="0" calcext:value-type="float">
            <text:p>0</text:p>
          </table:table-cell>
          <table:table-cell office:value-type="float" office:value="0.22063727720475" calcext:value-type="float">
            <text:p>0.22063727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NS</text:p>
          </table:table-cell>
          <table:table-cell office:value-type="string" calcext:value-type="string">
            <text:p>sig-DMD_3890</text:p>
          </table:table-cell>
          <table:table-cell office:value-type="float" office:value="0.322082444048031" calcext:value-type="float">
            <text:p>0.322082444</text:p>
          </table:table-cell>
          <table:table-cell office:value-type="float" office:value="0" calcext:value-type="float">
            <text:p>0</text:p>
          </table:table-cell>
          <table:table-cell office:value-type="float" office:value="0.322082444048031" calcext:value-type="float">
            <text:p>0.3220824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S1</text:p>
          </table:table-cell>
          <table:table-cell office:value-type="string" calcext:value-type="string">
            <text:p>sig-DMD_4316</text:p>
          </table:table-cell>
          <table:table-cell office:value-type="float" office:value="-0.512131869690327" calcext:value-type="float">
            <text:p>-0.5121318697</text:p>
          </table:table-cell>
          <table:table-cell office:value-type="float" office:value="0" calcext:value-type="float">
            <text:p>0</text:p>
          </table:table-cell>
          <table:table-cell office:value-type="float" office:value="0.512131869690327" calcext:value-type="float">
            <text:p>0.51213186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SXL3</text:p>
          </table:table-cell>
          <table:table-cell office:value-type="string" calcext:value-type="string">
            <text:p>sig-DMD_2341</text:p>
          </table:table-cell>
          <table:table-cell office:value-type="float" office:value="-0.244227615303675" calcext:value-type="float">
            <text:p>-0.2442276153</text:p>
          </table:table-cell>
          <table:table-cell office:value-type="float" office:value="0" calcext:value-type="float">
            <text:p>0</text:p>
          </table:table-cell>
          <table:table-cell office:value-type="float" office:value="0.244227615303675" calcext:value-type="float">
            <text:p>0.24422761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AD3C</text:p>
          </table:table-cell>
          <table:table-cell office:value-type="string" calcext:value-type="string">
            <text:p>sig-DMD_6</text:p>
          </table:table-cell>
          <table:table-cell office:value-type="float" office:value="-0.202792715785888" calcext:value-type="float">
            <text:p>-0.2027927158</text:p>
          </table:table-cell>
          <table:table-cell office:value-type="float" office:value="0" calcext:value-type="float">
            <text:p>0</text:p>
          </table:table-cell>
          <table:table-cell office:value-type="float" office:value="0.202792715785888" calcext:value-type="float">
            <text:p>0.20279271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L2</text:p>
          </table:table-cell>
          <table:table-cell office:value-type="string" calcext:value-type="string">
            <text:p>sig-DMD_2667</text:p>
          </table:table-cell>
          <table:table-cell office:value-type="float" office:value="-0.358246462356989" calcext:value-type="float">
            <text:p>-0.3582464624</text:p>
          </table:table-cell>
          <table:table-cell office:value-type="float" office:value="0" calcext:value-type="float">
            <text:p>0</text:p>
          </table:table-cell>
          <table:table-cell office:value-type="float" office:value="0.358246462356989" calcext:value-type="float">
            <text:p>0.35824646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P11B</text:p>
          </table:table-cell>
          <table:table-cell office:value-type="string" calcext:value-type="string">
            <text:p>sig-DMD_3353</text:p>
          </table:table-cell>
          <table:table-cell office:value-type="float" office:value="-0.420850181610689" calcext:value-type="float">
            <text:p>-0.4208501816</text:p>
          </table:table-cell>
          <table:table-cell office:value-type="float" office:value="0" calcext:value-type="float">
            <text:p>0</text:p>
          </table:table-cell>
          <table:table-cell office:value-type="float" office:value="0.420850181610689" calcext:value-type="float">
            <text:p>0.42085018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P1A3</text:p>
          </table:table-cell>
          <table:table-cell office:value-type="string" calcext:value-type="string">
            <text:p>sig-DMD_2569</text:p>
          </table:table-cell>
          <table:table-cell office:value-type="float" office:value="0.217354152557997" calcext:value-type="float">
            <text:p>0.2173541526</text:p>
          </table:table-cell>
          <table:table-cell office:value-type="float" office:value="0" calcext:value-type="float">
            <text:p>0</text:p>
          </table:table-cell>
          <table:table-cell office:value-type="float" office:value="0.217354152557997" calcext:value-type="float">
            <text:p>0.21735415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P6V0C</text:p>
          </table:table-cell>
          <table:table-cell office:value-type="string" calcext:value-type="string">
            <text:p>sig-DMD_1622</text:p>
          </table:table-cell>
          <table:table-cell office:value-type="float" office:value="0.219486432546193" calcext:value-type="float">
            <text:p>0.2194864325</text:p>
          </table:table-cell>
          <table:table-cell office:value-type="float" office:value="0" calcext:value-type="float">
            <text:p>0</text:p>
          </table:table-cell>
          <table:table-cell office:value-type="float" office:value="0.219486432546193" calcext:value-type="float">
            <text:p>0.21948643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P6V0E2</text:p>
          </table:table-cell>
          <table:table-cell office:value-type="string" calcext:value-type="string">
            <text:p>sig-DMD_3944</text:p>
          </table:table-cell>
          <table:table-cell office:value-type="float" office:value="-0.328068630306889" calcext:value-type="float">
            <text:p>-0.3280686303</text:p>
          </table:table-cell>
          <table:table-cell office:value-type="float" office:value="0" calcext:value-type="float">
            <text:p>0</text:p>
          </table:table-cell>
          <table:table-cell office:value-type="float" office:value="0.328068630306889" calcext:value-type="float">
            <text:p>0.32806863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PIF1</text:p>
          </table:table-cell>
          <table:table-cell office:value-type="string" calcext:value-type="string">
            <text:p>sig-DMD_104</text:p>
          </table:table-cell>
          <table:table-cell office:value-type="float" office:value="-0.332687085110207" calcext:value-type="float">
            <text:p>-0.3326870851</text:p>
          </table:table-cell>
          <table:table-cell office:value-type="float" office:value="0" calcext:value-type="float">
            <text:p>0</text:p>
          </table:table-cell>
          <table:table-cell office:value-type="float" office:value="0.332687085110207" calcext:value-type="float">
            <text:p>0.33268708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XN10</text:p>
          </table:table-cell>
          <table:table-cell office:value-type="string" calcext:value-type="string">
            <text:p>sig-DMD_3212</text:p>
          </table:table-cell>
          <table:table-cell office:value-type="float" office:value="0.27683206555978" calcext:value-type="float">
            <text:p>0.2768320656</text:p>
          </table:table-cell>
          <table:table-cell office:value-type="float" office:value="0" calcext:value-type="float">
            <text:p>0</text:p>
          </table:table-cell>
          <table:table-cell office:value-type="float" office:value="0.27683206555978" calcext:value-type="float">
            <text:p>0.27683206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TXN2</text:p>
          </table:table-cell>
          <table:table-cell office:value-type="string" calcext:value-type="string">
            <text:p>sig-DMD_1006</text:p>
          </table:table-cell>
          <table:table-cell office:value-type="float" office:value="0.240080831923945" calcext:value-type="float">
            <text:p>0.2400808319</text:p>
          </table:table-cell>
          <table:table-cell office:value-type="float" office:value="0" calcext:value-type="float">
            <text:p>0</text:p>
          </table:table-cell>
          <table:table-cell office:value-type="float" office:value="0.240080831923945" calcext:value-type="float">
            <text:p>0.24008083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URKA</text:p>
          </table:table-cell>
          <table:table-cell office:value-type="string" calcext:value-type="string">
            <text:p>sig-DMD_3013</text:p>
          </table:table-cell>
          <table:table-cell office:value-type="float" office:value="-0.238000439859154" calcext:value-type="float">
            <text:p>-0.2380004399</text:p>
          </table:table-cell>
          <table:table-cell office:value-type="float" office:value="0" calcext:value-type="float">
            <text:p>0</text:p>
          </table:table-cell>
          <table:table-cell office:value-type="float" office:value="0.238000439859154" calcext:value-type="float">
            <text:p>0.23800043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PR1A</text:p>
          </table:table-cell>
          <table:table-cell office:value-type="string" calcext:value-type="string">
            <text:p>sig-DMD_953</text:p>
          </table:table-cell>
          <table:table-cell office:value-type="float" office:value="-0.241742095027139" calcext:value-type="float">
            <text:p>-0.241742095</text:p>
          </table:table-cell>
          <table:table-cell office:value-type="float" office:value="0" calcext:value-type="float">
            <text:p>0</text:p>
          </table:table-cell>
          <table:table-cell office:value-type="float" office:value="0.241742095027139" calcext:value-type="float">
            <text:p>0.2417420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XIN2</text:p>
          </table:table-cell>
          <table:table-cell office:value-type="string" calcext:value-type="string">
            <text:p>sig-DMD_2241</text:p>
          </table:table-cell>
          <table:table-cell office:value-type="float" office:value="-0.258410681567839" calcext:value-type="float">
            <text:p>-0.2584106816</text:p>
          </table:table-cell>
          <table:table-cell office:value-type="float" office:value="0" calcext:value-type="float">
            <text:p>0</text:p>
          </table:table-cell>
          <table:table-cell office:value-type="float" office:value="0.258410681567839" calcext:value-type="float">
            <text:p>0.25841068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3GALT5</text:p>
          </table:table-cell>
          <table:table-cell office:value-type="string" calcext:value-type="string">
            <text:p>sig-DMD_3142</text:p>
          </table:table-cell>
          <table:table-cell office:value-type="float" office:value="-0.282096223266223" calcext:value-type="float">
            <text:p>-0.2820962233</text:p>
          </table:table-cell>
          <table:table-cell office:value-type="float" office:value="0" calcext:value-type="float">
            <text:p>0</text:p>
          </table:table-cell>
          <table:table-cell office:value-type="float" office:value="0.282096223266223" calcext:value-type="float">
            <text:p>0.28209622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3GAT1</text:p>
          </table:table-cell>
          <table:table-cell office:value-type="string" calcext:value-type="string">
            <text:p>sig-DMD_884</text:p>
          </table:table-cell>
          <table:table-cell office:value-type="float" office:value="0.566643390564801" calcext:value-type="float">
            <text:p>0.5666433906</text:p>
          </table:table-cell>
          <table:table-cell office:value-type="float" office:value="0" calcext:value-type="float">
            <text:p>0</text:p>
          </table:table-cell>
          <table:table-cell office:value-type="float" office:value="0.566643390564801" calcext:value-type="float">
            <text:p>0.56664339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3GAT1</text:p>
          </table:table-cell>
          <table:table-cell office:value-type="string" calcext:value-type="string">
            <text:p>sig-DMD_885</text:p>
          </table:table-cell>
          <table:table-cell office:value-type="float" office:value="0.468249071422145" calcext:value-type="float">
            <text:p>0.4682490714</text:p>
          </table:table-cell>
          <table:table-cell office:value-type="float" office:value="0" calcext:value-type="float">
            <text:p>0</text:p>
          </table:table-cell>
          <table:table-cell office:value-type="float" office:value="0.468249071422145" calcext:value-type="float">
            <text:p>0.46824907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3GAT1</text:p>
          </table:table-cell>
          <table:table-cell office:value-type="string" calcext:value-type="string">
            <text:p>sig-DMD_886</text:p>
          </table:table-cell>
          <table:table-cell office:value-type="float" office:value="0.63180285467972" calcext:value-type="float">
            <text:p>0.6318028547</text:p>
          </table:table-cell>
          <table:table-cell office:value-type="float" office:value="0" calcext:value-type="float">
            <text:p>0</text:p>
          </table:table-cell>
          <table:table-cell office:value-type="float" office:value="0.63180285467972" calcext:value-type="float">
            <text:p>0.63180285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3GNT5</text:p>
          </table:table-cell>
          <table:table-cell office:value-type="string" calcext:value-type="string">
            <text:p>sig-DMD_3354</text:p>
          </table:table-cell>
          <table:table-cell office:value-type="float" office:value="-0.607312776927559" calcext:value-type="float">
            <text:p>-0.6073127769</text:p>
          </table:table-cell>
          <table:table-cell office:value-type="float" office:value="0" calcext:value-type="float">
            <text:p>0</text:p>
          </table:table-cell>
          <table:table-cell office:value-type="float" office:value="0.607312776927559" calcext:value-type="float">
            <text:p>0.60731277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4GALNT3</text:p>
          </table:table-cell>
          <table:table-cell office:value-type="string" calcext:value-type="string">
            <text:p>sig-DMD_888</text:p>
          </table:table-cell>
          <table:table-cell office:value-type="float" office:value="-0.509518798606059" calcext:value-type="float">
            <text:p>-0.5095187986</text:p>
          </table:table-cell>
          <table:table-cell office:value-type="float" office:value="0" calcext:value-type="float">
            <text:p>0</text:p>
          </table:table-cell>
          <table:table-cell office:value-type="float" office:value="0.509518798606059" calcext:value-type="float">
            <text:p>0.50951879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CE2</text:p>
          </table:table-cell>
          <table:table-cell office:value-type="string" calcext:value-type="string">
            <text:p>sig-DMD_3144</text:p>
          </table:table-cell>
          <table:table-cell office:value-type="float" office:value="-0.276621381826972" calcext:value-type="float">
            <text:p>-0.2766213818</text:p>
          </table:table-cell>
          <table:table-cell office:value-type="float" office:value="0" calcext:value-type="float">
            <text:p>0</text:p>
          </table:table-cell>
          <table:table-cell office:value-type="float" office:value="0.276621381826972" calcext:value-type="float">
            <text:p>0.27662138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I1</text:p>
          </table:table-cell>
          <table:table-cell office:value-type="string" calcext:value-type="string">
            <text:p>sig-DMD_4198</text:p>
          </table:table-cell>
          <table:table-cell office:value-type="float" office:value="0.212443953530075" calcext:value-type="float">
            <text:p>0.2124439535</text:p>
          </table:table-cell>
          <table:table-cell office:value-type="float" office:value="0" calcext:value-type="float">
            <text:p>0</text:p>
          </table:table-cell>
          <table:table-cell office:value-type="float" office:value="0.212443953530075" calcext:value-type="float">
            <text:p>0.21244395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IAP2</text:p>
          </table:table-cell>
          <table:table-cell office:value-type="string" calcext:value-type="string">
            <text:p>sig-DMD_2303</text:p>
          </table:table-cell>
          <table:table-cell office:value-type="float" office:value="-0.5067378386259" calcext:value-type="float">
            <text:p>-0.5067378386</text:p>
          </table:table-cell>
          <table:table-cell office:value-type="float" office:value="0" calcext:value-type="float">
            <text:p>0</text:p>
          </table:table-cell>
          <table:table-cell office:value-type="float" office:value="0.5067378386259" calcext:value-type="float">
            <text:p>0.50673783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IAP2</text:p>
          </table:table-cell>
          <table:table-cell office:value-type="string" calcext:value-type="string">
            <text:p>sig-DMD_3891</text:p>
          </table:table-cell>
          <table:table-cell office:value-type="float" office:value="0.215543125960705" calcext:value-type="float">
            <text:p>0.215543126</text:p>
          </table:table-cell>
          <table:table-cell office:value-type="float" office:value="0" calcext:value-type="float">
            <text:p>0</text:p>
          </table:table-cell>
          <table:table-cell office:value-type="float" office:value="0.215543125960705" calcext:value-type="float">
            <text:p>0.2155431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IAP3</text:p>
          </table:table-cell>
          <table:table-cell office:value-type="string" calcext:value-type="string">
            <text:p>sig-DMD_1615</text:p>
          </table:table-cell>
          <table:table-cell office:value-type="float" office:value="0.395719686969991" calcext:value-type="float">
            <text:p>0.395719687</text:p>
          </table:table-cell>
          <table:table-cell office:value-type="float" office:value="0" calcext:value-type="float">
            <text:p>0</text:p>
          </table:table-cell>
          <table:table-cell office:value-type="float" office:value="0.395719686969991" calcext:value-type="float">
            <text:p>0.3957196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MBI</text:p>
          </table:table-cell>
          <table:table-cell office:value-type="string" calcext:value-type="string">
            <text:p>sig-DMD_548</text:p>
          </table:table-cell>
          <table:table-cell office:value-type="float" office:value="-0.628633297790546" calcext:value-type="float">
            <text:p>-0.6286332978</text:p>
          </table:table-cell>
          <table:table-cell office:value-type="float" office:value="0" calcext:value-type="float">
            <text:p>0</text:p>
          </table:table-cell>
          <table:table-cell office:value-type="float" office:value="0.628633297790546" calcext:value-type="float">
            <text:p>0.6286332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RHL2</text:p>
          </table:table-cell>
          <table:table-cell office:value-type="string" calcext:value-type="string">
            <text:p>sig-DMD_177</text:p>
          </table:table-cell>
          <table:table-cell office:value-type="float" office:value="-0.203639548629996" calcext:value-type="float">
            <text:p>-0.2036395486</text:p>
          </table:table-cell>
          <table:table-cell office:value-type="float" office:value="0" calcext:value-type="float">
            <text:p>0</text:p>
          </table:table-cell>
          <table:table-cell office:value-type="float" office:value="0.203639548629996" calcext:value-type="float">
            <text:p>0.20363954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BOX1</text:p>
          </table:table-cell>
          <table:table-cell office:value-type="string" calcext:value-type="string">
            <text:p>sig-DMD_763</text:p>
          </table:table-cell>
          <table:table-cell office:value-type="float" office:value="-0.211175497535711" calcext:value-type="float">
            <text:p>-0.2111754975</text:p>
          </table:table-cell>
          <table:table-cell office:value-type="float" office:value="0" calcext:value-type="float">
            <text:p>0</text:p>
          </table:table-cell>
          <table:table-cell office:value-type="float" office:value="0.211175497535711" calcext:value-type="float">
            <text:p>0.21117549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L11A</text:p>
          </table:table-cell>
          <table:table-cell office:value-type="string" calcext:value-type="string">
            <text:p>sig-DMD_2678</text:p>
          </table:table-cell>
          <table:table-cell office:value-type="float" office:value="-0.268347271506998" calcext:value-type="float">
            <text:p>-0.2683472715</text:p>
          </table:table-cell>
          <table:table-cell office:value-type="float" office:value="0" calcext:value-type="float">
            <text:p>0</text:p>
          </table:table-cell>
          <table:table-cell office:value-type="float" office:value="0.268347271506998" calcext:value-type="float">
            <text:p>0.26834727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L11B</text:p>
          </table:table-cell>
          <table:table-cell office:value-type="string" calcext:value-type="string">
            <text:p>sig-DMD_1467</text:p>
          </table:table-cell>
          <table:table-cell office:value-type="float" office:value="-0.431498887349128" calcext:value-type="float">
            <text:p>-0.4314988873</text:p>
          </table:table-cell>
          <table:table-cell office:value-type="float" office:value="0" calcext:value-type="float">
            <text:p>0</text:p>
          </table:table-cell>
          <table:table-cell office:value-type="float" office:value="0.431498887349128" calcext:value-type="float">
            <text:p>0.43149888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L2L11</text:p>
          </table:table-cell>
          <table:table-cell office:value-type="string" calcext:value-type="string">
            <text:p>sig-DMD_2730</text:p>
          </table:table-cell>
          <table:table-cell office:value-type="float" office:value="0.271348796229937" calcext:value-type="float">
            <text:p>0.2713487962</text:p>
          </table:table-cell>
          <table:table-cell office:value-type="float" office:value="0" calcext:value-type="float">
            <text:p>0</text:p>
          </table:table-cell>
          <table:table-cell office:value-type="float" office:value="0.271348796229937" calcext:value-type="float">
            <text:p>0.27134879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L6</text:p>
          </table:table-cell>
          <table:table-cell office:value-type="string" calcext:value-type="string">
            <text:p>sig-DMD_2148</text:p>
          </table:table-cell>
          <table:table-cell office:value-type="float" office:value="-0.401028236931755" calcext:value-type="float">
            <text:p>-0.4010282369</text:p>
          </table:table-cell>
          <table:table-cell office:value-type="float" office:value="0" calcext:value-type="float">
            <text:p>0</text:p>
          </table:table-cell>
          <table:table-cell office:value-type="float" office:value="0.401028236931755" calcext:value-type="float">
            <text:p>0.40102823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L6</text:p>
          </table:table-cell>
          <table:table-cell office:value-type="string" calcext:value-type="string">
            <text:p>sig-DMD_2149</text:p>
          </table:table-cell>
          <table:table-cell office:value-type="float" office:value="-0.32877449748189" calcext:value-type="float">
            <text:p>-0.3287744975</text:p>
          </table:table-cell>
          <table:table-cell office:value-type="float" office:value="0" calcext:value-type="float">
            <text:p>0</text:p>
          </table:table-cell>
          <table:table-cell office:value-type="float" office:value="0.32877449748189" calcext:value-type="float">
            <text:p>0.32877449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L6</text:p>
          </table:table-cell>
          <table:table-cell office:value-type="string" calcext:value-type="string">
            <text:p>sig-DMD_3365</text:p>
          </table:table-cell>
          <table:table-cell office:value-type="float" office:value="-0.384939593997399" calcext:value-type="float">
            <text:p>-0.384939594</text:p>
          </table:table-cell>
          <table:table-cell office:value-type="float" office:value="0" calcext:value-type="float">
            <text:p>0</text:p>
          </table:table-cell>
          <table:table-cell office:value-type="float" office:value="0.384939593997399" calcext:value-type="float">
            <text:p>0.3849395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L6B</text:p>
          </table:table-cell>
          <table:table-cell office:value-type="string" calcext:value-type="string">
            <text:p>sig-DMD_2148</text:p>
          </table:table-cell>
          <table:table-cell office:value-type="float" office:value="-0.251883346904986" calcext:value-type="float">
            <text:p>-0.2518833469</text:p>
          </table:table-cell>
          <table:table-cell office:value-type="float" office:value="0" calcext:value-type="float">
            <text:p>0</text:p>
          </table:table-cell>
          <table:table-cell office:value-type="float" office:value="0.251883346904986" calcext:value-type="float">
            <text:p>0.25188334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L6B</text:p>
          </table:table-cell>
          <table:table-cell office:value-type="string" calcext:value-type="string">
            <text:p>sig-DMD_2149</text:p>
          </table:table-cell>
          <table:table-cell office:value-type="float" office:value="-0.33256981593354" calcext:value-type="float">
            <text:p>-0.3325698159</text:p>
          </table:table-cell>
          <table:table-cell office:value-type="float" office:value="0" calcext:value-type="float">
            <text:p>0</text:p>
          </table:table-cell>
          <table:table-cell office:value-type="float" office:value="0.33256981593354" calcext:value-type="float">
            <text:p>0.33256981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L7A</text:p>
          </table:table-cell>
          <table:table-cell office:value-type="string" calcext:value-type="string">
            <text:p>sig-DMD_1073</text:p>
          </table:table-cell>
          <table:table-cell office:value-type="float" office:value="-0.224774009197725" calcext:value-type="float">
            <text:p>-0.2247740092</text:p>
          </table:table-cell>
          <table:table-cell office:value-type="float" office:value="0" calcext:value-type="float">
            <text:p>0</text:p>
          </table:table-cell>
          <table:table-cell office:value-type="float" office:value="0.224774009197725" calcext:value-type="float">
            <text:p>0.22477400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OR</text:p>
          </table:table-cell>
          <table:table-cell office:value-type="string" calcext:value-type="string">
            <text:p>sig-DMD_4359</text:p>
          </table:table-cell>
          <table:table-cell office:value-type="float" office:value="0.200044890604746" calcext:value-type="float">
            <text:p>0.2000448906</text:p>
          </table:table-cell>
          <table:table-cell office:value-type="float" office:value="0" calcext:value-type="float">
            <text:p>0</text:p>
          </table:table-cell>
          <table:table-cell office:value-type="float" office:value="0.200044890604746" calcext:value-type="float">
            <text:p>0.20004489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R</text:p>
          </table:table-cell>
          <table:table-cell office:value-type="string" calcext:value-type="string">
            <text:p>sig-DMD_3173</text:p>
          </table:table-cell>
          <table:table-cell office:value-type="float" office:value="-0.280741780659716" calcext:value-type="float">
            <text:p>-0.2807417807</text:p>
          </table:table-cell>
          <table:table-cell office:value-type="float" office:value="0" calcext:value-type="float">
            <text:p>0</text:p>
          </table:table-cell>
          <table:table-cell office:value-type="float" office:value="0.280741780659716" calcext:value-type="float">
            <text:p>0.28074178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HLHE40</text:p>
          </table:table-cell>
          <table:table-cell office:value-type="string" calcext:value-type="string">
            <text:p>sig-DMD_3236</text:p>
          </table:table-cell>
          <table:table-cell office:value-type="float" office:value="-0.63986213723874" calcext:value-type="float">
            <text:p>-0.6398621372</text:p>
          </table:table-cell>
          <table:table-cell office:value-type="float" office:value="0" calcext:value-type="float">
            <text:p>0</text:p>
          </table:table-cell>
          <table:table-cell office:value-type="float" office:value="0.63986213723874" calcext:value-type="float">
            <text:p>0.63986213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ICC1</text:p>
          </table:table-cell>
          <table:table-cell office:value-type="string" calcext:value-type="string">
            <text:p>sig-DMD_565</text:p>
          </table:table-cell>
          <table:table-cell office:value-type="float" office:value="-0.237721617868903" calcext:value-type="float">
            <text:p>-0.2377216179</text:p>
          </table:table-cell>
          <table:table-cell office:value-type="float" office:value="0" calcext:value-type="float">
            <text:p>0</text:p>
          </table:table-cell>
          <table:table-cell office:value-type="float" office:value="0.237721617868903" calcext:value-type="float">
            <text:p>0.23772161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ICD2</text:p>
          </table:table-cell>
          <table:table-cell office:value-type="string" calcext:value-type="string">
            <text:p>sig-DMD_4264</text:p>
          </table:table-cell>
          <table:table-cell office:value-type="float" office:value="-0.288459161449911" calcext:value-type="float">
            <text:p>-0.2884591614</text:p>
          </table:table-cell>
          <table:table-cell office:value-type="float" office:value="0" calcext:value-type="float">
            <text:p>0</text:p>
          </table:table-cell>
          <table:table-cell office:value-type="float" office:value="0.288459161449911" calcext:value-type="float">
            <text:p>0.28845916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CAP</text:p>
          </table:table-cell>
          <table:table-cell office:value-type="string" calcext:value-type="string">
            <text:p>sig-DMD_2918</text:p>
          </table:table-cell>
          <table:table-cell office:value-type="float" office:value="-0.394275977083405" calcext:value-type="float">
            <text:p>-0.3942759771</text:p>
          </table:table-cell>
          <table:table-cell office:value-type="float" office:value="0" calcext:value-type="float">
            <text:p>0</text:p>
          </table:table-cell>
          <table:table-cell office:value-type="float" office:value="0.394275977083405" calcext:value-type="float">
            <text:p>0.39427597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MF</text:p>
          </table:table-cell>
          <table:table-cell office:value-type="string" calcext:value-type="string">
            <text:p>sig-DMD_1516</text:p>
          </table:table-cell>
          <table:table-cell office:value-type="float" office:value="-0.216261480126137" calcext:value-type="float">
            <text:p>-0.2162614801</text:p>
          </table:table-cell>
          <table:table-cell office:value-type="float" office:value="0" calcext:value-type="float">
            <text:p>0</text:p>
          </table:table-cell>
          <table:table-cell office:value-type="float" office:value="0.216261480126137" calcext:value-type="float">
            <text:p>0.21626148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MI1</text:p>
          </table:table-cell>
          <table:table-cell office:value-type="string" calcext:value-type="string">
            <text:p>sig-DMD_534</text:p>
          </table:table-cell>
          <table:table-cell office:value-type="float" office:value="0.229352262252477" calcext:value-type="float">
            <text:p>0.2293522623</text:p>
          </table:table-cell>
          <table:table-cell office:value-type="float" office:value="0" calcext:value-type="float">
            <text:p>0</text:p>
          </table:table-cell>
          <table:table-cell office:value-type="float" office:value="0.229352262252477" calcext:value-type="float">
            <text:p>0.22935226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MP2</text:p>
          </table:table-cell>
          <table:table-cell office:value-type="string" calcext:value-type="string">
            <text:p>sig-DMD_2853</text:p>
          </table:table-cell>
          <table:table-cell office:value-type="float" office:value="-0.39744866188068" calcext:value-type="float">
            <text:p>-0.3974486619</text:p>
          </table:table-cell>
          <table:table-cell office:value-type="float" office:value="0" calcext:value-type="float">
            <text:p>0</text:p>
          </table:table-cell>
          <table:table-cell office:value-type="float" office:value="0.39744866188068" calcext:value-type="float">
            <text:p>0.39744866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MP7</text:p>
          </table:table-cell>
          <table:table-cell office:value-type="string" calcext:value-type="string">
            <text:p>sig-DMD_3015</text:p>
          </table:table-cell>
          <table:table-cell office:value-type="float" office:value="-0.204560770531119" calcext:value-type="float">
            <text:p>-0.2045607705</text:p>
          </table:table-cell>
          <table:table-cell office:value-type="float" office:value="0" calcext:value-type="float">
            <text:p>0</text:p>
          </table:table-cell>
          <table:table-cell office:value-type="float" office:value="0.204560770531119" calcext:value-type="float">
            <text:p>0.20456077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MP7</text:p>
          </table:table-cell>
          <table:table-cell office:value-type="string" calcext:value-type="string">
            <text:p>sig-DMD_3017</text:p>
          </table:table-cell>
          <table:table-cell office:value-type="float" office:value="0.31765596841344" calcext:value-type="float">
            <text:p>0.3176559684</text:p>
          </table:table-cell>
          <table:table-cell office:value-type="float" office:value="0" calcext:value-type="float">
            <text:p>0</text:p>
          </table:table-cell>
          <table:table-cell office:value-type="float" office:value="0.31765596841344" calcext:value-type="float">
            <text:p>0.31765596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NC1</text:p>
          </table:table-cell>
          <table:table-cell office:value-type="string" calcext:value-type="string">
            <text:p>sig-DMD_1568</text:p>
          </table:table-cell>
          <table:table-cell office:value-type="float" office:value="-0.465997276875342" calcext:value-type="float">
            <text:p>-0.4659972769</text:p>
          </table:table-cell>
          <table:table-cell office:value-type="float" office:value="0" calcext:value-type="float">
            <text:p>0</text:p>
          </table:table-cell>
          <table:table-cell office:value-type="float" office:value="0.465997276875342" calcext:value-type="float">
            <text:p>0.46599727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NIP1</text:p>
          </table:table-cell>
          <table:table-cell office:value-type="string" calcext:value-type="string">
            <text:p>sig-DMD_3605</text:p>
          </table:table-cell>
          <table:table-cell office:value-type="float" office:value="0.322536100750003" calcext:value-type="float">
            <text:p>0.3225361008</text:p>
          </table:table-cell>
          <table:table-cell office:value-type="float" office:value="0" calcext:value-type="float">
            <text:p>0</text:p>
          </table:table-cell>
          <table:table-cell office:value-type="float" office:value="0.322536100750003" calcext:value-type="float">
            <text:p>0.32253610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NIP3</text:p>
          </table:table-cell>
          <table:table-cell office:value-type="string" calcext:value-type="string">
            <text:p>sig-DMD_711</text:p>
          </table:table-cell>
          <table:table-cell office:value-type="float" office:value="-0.33128267759514" calcext:value-type="float">
            <text:p>-0.3312826776</text:p>
          </table:table-cell>
          <table:table-cell office:value-type="float" office:value="0" calcext:value-type="float">
            <text:p>0</text:p>
          </table:table-cell>
          <table:table-cell office:value-type="float" office:value="0.33128267759514" calcext:value-type="float">
            <text:p>0.33128267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RI3</text:p>
          </table:table-cell>
          <table:table-cell office:value-type="string" calcext:value-type="string">
            <text:p>sig-DMD_3891</text:p>
          </table:table-cell>
          <table:table-cell office:value-type="float" office:value="-0.416863569150128" calcext:value-type="float">
            <text:p>-0.4168635692</text:p>
          </table:table-cell>
          <table:table-cell office:value-type="float" office:value="0" calcext:value-type="float">
            <text:p>0</text:p>
          </table:table-cell>
          <table:table-cell office:value-type="float" office:value="0.416863569150128" calcext:value-type="float">
            <text:p>0.41686356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TG3</text:p>
          </table:table-cell>
          <table:table-cell office:value-type="string" calcext:value-type="string">
            <text:p>sig-DMD_3124</text:p>
          </table:table-cell>
          <table:table-cell office:value-type="float" office:value="-0.656543828259646" calcext:value-type="float">
            <text:p>-0.6565438283</text:p>
          </table:table-cell>
          <table:table-cell office:value-type="float" office:value="0" calcext:value-type="float">
            <text:p>0</text:p>
          </table:table-cell>
          <table:table-cell office:value-type="float" office:value="0.656543828259646" calcext:value-type="float">
            <text:p>0.65654382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10orf105</text:p>
          </table:table-cell>
          <table:table-cell office:value-type="string" calcext:value-type="string">
            <text:p>sig-DMD_570</text:p>
          </table:table-cell>
          <table:table-cell office:value-type="float" office:value="-0.321179741011874" calcext:value-type="float">
            <text:p>-0.321179741</text:p>
          </table:table-cell>
          <table:table-cell office:value-type="float" office:value="0" calcext:value-type="float">
            <text:p>0</text:p>
          </table:table-cell>
          <table:table-cell office:value-type="float" office:value="0.321179741011874" calcext:value-type="float">
            <text:p>0.3211797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10orf35</text:p>
          </table:table-cell>
          <table:table-cell office:value-type="string" calcext:value-type="string">
            <text:p>sig-DMD_568</text:p>
          </table:table-cell>
          <table:table-cell office:value-type="float" office:value="0.260670672479066" calcext:value-type="float">
            <text:p>0.2606706725</text:p>
          </table:table-cell>
          <table:table-cell office:value-type="float" office:value="0" calcext:value-type="float">
            <text:p>0</text:p>
          </table:table-cell>
          <table:table-cell office:value-type="float" office:value="0.260670672479066" calcext:value-type="float">
            <text:p>0.26067067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sig-DMD_752</text:p>
          </table:table-cell>
          <table:table-cell office:value-type="float" office:value="0.269171270915435" calcext:value-type="float">
            <text:p>0.2691712709</text:p>
          </table:table-cell>
          <table:table-cell office:value-type="float" office:value="0" calcext:value-type="float">
            <text:p>0</text:p>
          </table:table-cell>
          <table:table-cell office:value-type="float" office:value="0.269171270915435" calcext:value-type="float">
            <text:p>0.26917127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11orf92</text:p>
          </table:table-cell>
          <table:table-cell office:value-type="string" calcext:value-type="string">
            <text:p>sig-DMD_855</text:p>
          </table:table-cell>
          <table:table-cell office:value-type="float" office:value="-0.472914219899854" calcext:value-type="float">
            <text:p>-0.4729142199</text:p>
          </table:table-cell>
          <table:table-cell office:value-type="float" office:value="0" calcext:value-type="float">
            <text:p>0</text:p>
          </table:table-cell>
          <table:table-cell office:value-type="float" office:value="0.472914219899854" calcext:value-type="float">
            <text:p>0.47291421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12orf68</text:p>
          </table:table-cell>
          <table:table-cell office:value-type="string" calcext:value-type="string">
            <text:p>sig-DMD_922</text:p>
          </table:table-cell>
          <table:table-cell office:value-type="float" office:value="-0.210205189148186" calcext:value-type="float">
            <text:p>-0.2102051891</text:p>
          </table:table-cell>
          <table:table-cell office:value-type="float" office:value="0" calcext:value-type="float">
            <text:p>0</text:p>
          </table:table-cell>
          <table:table-cell office:value-type="float" office:value="0.210205189148186" calcext:value-type="float">
            <text:p>0.21020518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1QTNF9</text:p>
          </table:table-cell>
          <table:table-cell office:value-type="string" calcext:value-type="string">
            <text:p>sig-DMD_1325</text:p>
          </table:table-cell>
          <table:table-cell office:value-type="float" office:value="0.25890249675883" calcext:value-type="float">
            <text:p>0.2589024968</text:p>
          </table:table-cell>
          <table:table-cell office:value-type="float" office:value="0" calcext:value-type="float">
            <text:p>0</text:p>
          </table:table-cell>
          <table:table-cell office:value-type="float" office:value="0.25890249675883" calcext:value-type="float">
            <text:p>0.25890249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21orf67</text:p>
          </table:table-cell>
          <table:table-cell office:value-type="string" calcext:value-type="string">
            <text:p>sig-DMD_3154</text:p>
          </table:table-cell>
          <table:table-cell office:value-type="float" office:value="-0.202357313201424" calcext:value-type="float">
            <text:p>-0.2023573132</text:p>
          </table:table-cell>
          <table:table-cell office:value-type="float" office:value="0" calcext:value-type="float">
            <text:p>0</text:p>
          </table:table-cell>
          <table:table-cell office:value-type="float" office:value="0.202357313201424" calcext:value-type="float">
            <text:p>0.20235731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2orf88</text:p>
          </table:table-cell>
          <table:table-cell office:value-type="string" calcext:value-type="string">
            <text:p>sig-DMD_2783</text:p>
          </table:table-cell>
          <table:table-cell office:value-type="float" office:value="-0.453253076673289" calcext:value-type="float">
            <text:p>-0.4532530767</text:p>
          </table:table-cell>
          <table:table-cell office:value-type="float" office:value="0" calcext:value-type="float">
            <text:p>0</text:p>
          </table:table-cell>
          <table:table-cell office:value-type="float" office:value="0.453253076673289" calcext:value-type="float">
            <text:p>0.45325307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5orf20</text:p>
          </table:table-cell>
          <table:table-cell office:value-type="string" calcext:value-type="string">
            <text:p>sig-DMD_3565</text:p>
          </table:table-cell>
          <table:table-cell office:value-type="float" office:value="-0.232804095660175" calcext:value-type="float">
            <text:p>-0.2328040957</text:p>
          </table:table-cell>
          <table:table-cell office:value-type="float" office:value="0" calcext:value-type="float">
            <text:p>0</text:p>
          </table:table-cell>
          <table:table-cell office:value-type="float" office:value="0.232804095660175" calcext:value-type="float">
            <text:p>0.23280409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5orf38</text:p>
          </table:table-cell>
          <table:table-cell office:value-type="string" calcext:value-type="string">
            <text:p>sig-DMD_3498</text:p>
          </table:table-cell>
          <table:table-cell office:value-type="float" office:value="-0.279727066825866" calcext:value-type="float">
            <text:p>-0.2797270668</text:p>
          </table:table-cell>
          <table:table-cell office:value-type="float" office:value="0" calcext:value-type="float">
            <text:p>0</text:p>
          </table:table-cell>
          <table:table-cell office:value-type="float" office:value="0.279727066825866" calcext:value-type="float">
            <text:p>0.27972706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9orf3</text:p>
          </table:table-cell>
          <table:table-cell office:value-type="string" calcext:value-type="string">
            <text:p>sig-DMD_4268</text:p>
          </table:table-cell>
          <table:table-cell office:value-type="float" office:value="-0.550045260637183" calcext:value-type="float">
            <text:p>-0.5500452606</text:p>
          </table:table-cell>
          <table:table-cell office:value-type="float" office:value="0" calcext:value-type="float">
            <text:p>0</text:p>
          </table:table-cell>
          <table:table-cell office:value-type="float" office:value="0.550045260637183" calcext:value-type="float">
            <text:p>0.55004526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12</text:p>
          </table:table-cell>
          <table:table-cell office:value-type="string" calcext:value-type="string">
            <text:p>sig-DMD_1541</text:p>
          </table:table-cell>
          <table:table-cell office:value-type="float" office:value="-0.779630052452343" calcext:value-type="float">
            <text:p>-0.7796300525</text:p>
          </table:table-cell>
          <table:table-cell office:value-type="float" office:value="0" calcext:value-type="float">
            <text:p>0</text:p>
          </table:table-cell>
          <table:table-cell office:value-type="float" office:value="0.779630052452343" calcext:value-type="float">
            <text:p>0.77963005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4</text:p>
          </table:table-cell>
          <table:table-cell office:value-type="string" calcext:value-type="string">
            <text:p>sig-DMD_2233</text:p>
          </table:table-cell>
          <table:table-cell office:value-type="float" office:value="-0.354665136917428" calcext:value-type="float">
            <text:p>-0.3546651369</text:p>
          </table:table-cell>
          <table:table-cell office:value-type="float" office:value="0" calcext:value-type="float">
            <text:p>0</text:p>
          </table:table-cell>
          <table:table-cell office:value-type="float" office:value="0.354665136917428" calcext:value-type="float">
            <text:p>0.35466513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CHD1</text:p>
          </table:table-cell>
          <table:table-cell office:value-type="string" calcext:value-type="string">
            <text:p>sig-DMD_162</text:p>
          </table:table-cell>
          <table:table-cell office:value-type="float" office:value="-0.442214822674894" calcext:value-type="float">
            <text:p>-0.4422148227</text:p>
          </table:table-cell>
          <table:table-cell office:value-type="float" office:value="0" calcext:value-type="float">
            <text:p>0</text:p>
          </table:table-cell>
          <table:table-cell office:value-type="float" office:value="0.442214822674894" calcext:value-type="float">
            <text:p>0.44221482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CNA1C</text:p>
          </table:table-cell>
          <table:table-cell office:value-type="string" calcext:value-type="string">
            <text:p>sig-DMD_890</text:p>
          </table:table-cell>
          <table:table-cell office:value-type="float" office:value="-0.202367617321805" calcext:value-type="float">
            <text:p>-0.2023676173</text:p>
          </table:table-cell>
          <table:table-cell office:value-type="float" office:value="0" calcext:value-type="float">
            <text:p>0</text:p>
          </table:table-cell>
          <table:table-cell office:value-type="float" office:value="0.202367617321805" calcext:value-type="float">
            <text:p>0.20236761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CNB1</text:p>
          </table:table-cell>
          <table:table-cell office:value-type="string" calcext:value-type="string">
            <text:p>sig-DMD_2196</text:p>
          </table:table-cell>
          <table:table-cell office:value-type="float" office:value="-0.293784163148136" calcext:value-type="float">
            <text:p>-0.2937841631</text:p>
          </table:table-cell>
          <table:table-cell office:value-type="float" office:value="0" calcext:value-type="float">
            <text:p>0</text:p>
          </table:table-cell>
          <table:table-cell office:value-type="float" office:value="0.293784163148136" calcext:value-type="float">
            <text:p>0.29378416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CNG3</text:p>
          </table:table-cell>
          <table:table-cell office:value-type="string" calcext:value-type="string">
            <text:p>sig-DMD_1956</text:p>
          </table:table-cell>
          <table:table-cell office:value-type="float" office:value="0.201799279883217" calcext:value-type="float">
            <text:p>0.2017992799</text:p>
          </table:table-cell>
          <table:table-cell office:value-type="float" office:value="0" calcext:value-type="float">
            <text:p>0</text:p>
          </table:table-cell>
          <table:table-cell office:value-type="float" office:value="0.201799279883217" calcext:value-type="float">
            <text:p>0.20179927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CNG3</text:p>
          </table:table-cell>
          <table:table-cell office:value-type="string" calcext:value-type="string">
            <text:p>sig-DMD_1961</text:p>
          </table:table-cell>
          <table:table-cell office:value-type="float" office:value="0.34255882701666" calcext:value-type="float">
            <text:p>0.342558827</text:p>
          </table:table-cell>
          <table:table-cell office:value-type="float" office:value="0" calcext:value-type="float">
            <text:p>0</text:p>
          </table:table-cell>
          <table:table-cell office:value-type="float" office:value="0.34255882701666" calcext:value-type="float">
            <text:p>0.3425588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CNG4</text:p>
          </table:table-cell>
          <table:table-cell office:value-type="string" calcext:value-type="string">
            <text:p>sig-DMD_2242</text:p>
          </table:table-cell>
          <table:table-cell office:value-type="float" office:value="0.21506699329958" calcext:value-type="float">
            <text:p>0.2150669933</text:p>
          </table:table-cell>
          <table:table-cell office:value-type="float" office:value="0" calcext:value-type="float">
            <text:p>0</text:p>
          </table:table-cell>
          <table:table-cell office:value-type="float" office:value="0.21506699329958" calcext:value-type="float">
            <text:p>0.21506699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DM3</text:p>
          </table:table-cell>
          <table:table-cell office:value-type="string" calcext:value-type="string">
            <text:p>sig-DMD_292</text:p>
          </table:table-cell>
          <table:table-cell office:value-type="float" office:value="-0.266795727915014" calcext:value-type="float">
            <text:p>-0.2667957279</text:p>
          </table:table-cell>
          <table:table-cell office:value-type="float" office:value="0" calcext:value-type="float">
            <text:p>0</text:p>
          </table:table-cell>
          <table:table-cell office:value-type="float" office:value="0.266795727915014" calcext:value-type="float">
            <text:p>0.26679572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DM3</text:p>
          </table:table-cell>
          <table:table-cell office:value-type="string" calcext:value-type="string">
            <text:p>sig-DMD_294</text:p>
          </table:table-cell>
          <table:table-cell office:value-type="float" office:value="0.547633970399274" calcext:value-type="float">
            <text:p>0.5476339704</text:p>
          </table:table-cell>
          <table:table-cell office:value-type="float" office:value="0" calcext:value-type="float">
            <text:p>0</text:p>
          </table:table-cell>
          <table:table-cell office:value-type="float" office:value="0.547633970399274" calcext:value-type="float">
            <text:p>0.54763397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MK2B</text:p>
          </table:table-cell>
          <table:table-cell office:value-type="string" calcext:value-type="string">
            <text:p>sig-DMD_3832</text:p>
          </table:table-cell>
          <table:table-cell office:value-type="float" office:value="0.249436280105447" calcext:value-type="float">
            <text:p>0.2494362801</text:p>
          </table:table-cell>
          <table:table-cell office:value-type="float" office:value="0" calcext:value-type="float">
            <text:p>0</text:p>
          </table:table-cell>
          <table:table-cell office:value-type="float" office:value="0.249436280105447" calcext:value-type="float">
            <text:p>0.24943628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MK2B</text:p>
          </table:table-cell>
          <table:table-cell office:value-type="string" calcext:value-type="string">
            <text:p>sig-DMD_3833</text:p>
          </table:table-cell>
          <table:table-cell office:value-type="float" office:value="0.281327634662447" calcext:value-type="float">
            <text:p>0.2813276347</text:p>
          </table:table-cell>
          <table:table-cell office:value-type="float" office:value="0" calcext:value-type="float">
            <text:p>0</text:p>
          </table:table-cell>
          <table:table-cell office:value-type="float" office:value="0.281327634662447" calcext:value-type="float">
            <text:p>0.28132763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N1</text:p>
          </table:table-cell>
          <table:table-cell office:value-type="string" calcext:value-type="string">
            <text:p>sig-DMD_811</text:p>
          </table:table-cell>
          <table:table-cell office:value-type="float" office:value="-0.232749909546051" calcext:value-type="float">
            <text:p>-0.2327499095</text:p>
          </table:table-cell>
          <table:table-cell office:value-type="float" office:value="0" calcext:value-type="float">
            <text:p>0</text:p>
          </table:table-cell>
          <table:table-cell office:value-type="float" office:value="0.232749909546051" calcext:value-type="float">
            <text:p>0.23274990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RM1</text:p>
          </table:table-cell>
          <table:table-cell office:value-type="string" calcext:value-type="string">
            <text:p>sig-DMD_2424</text:p>
          </table:table-cell>
          <table:table-cell office:value-type="float" office:value="-0.208068392502896" calcext:value-type="float">
            <text:p>-0.2080683925</text:p>
          </table:table-cell>
          <table:table-cell office:value-type="float" office:value="0" calcext:value-type="float">
            <text:p>0</text:p>
          </table:table-cell>
          <table:table-cell office:value-type="float" office:value="0.208068392502896" calcext:value-type="float">
            <text:p>0.20806839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TSPER3</text:p>
          </table:table-cell>
          <table:table-cell office:value-type="string" calcext:value-type="string">
            <text:p>sig-DMD_3562</text:p>
          </table:table-cell>
          <table:table-cell office:value-type="float" office:value="0.214819077366815" calcext:value-type="float">
            <text:p>0.2148190774</text:p>
          </table:table-cell>
          <table:table-cell office:value-type="float" office:value="0" calcext:value-type="float">
            <text:p>0</text:p>
          </table:table-cell>
          <table:table-cell office:value-type="float" office:value="0.214819077366815" calcext:value-type="float">
            <text:p>0.21481907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BFA2T3</text:p>
          </table:table-cell>
          <table:table-cell office:value-type="string" calcext:value-type="string">
            <text:p>sig-DMD_2128</text:p>
          </table:table-cell>
          <table:table-cell office:value-type="float" office:value="0.35102249475094" calcext:value-type="float">
            <text:p>0.3510224948</text:p>
          </table:table-cell>
          <table:table-cell office:value-type="float" office:value="0" calcext:value-type="float">
            <text:p>0</text:p>
          </table:table-cell>
          <table:table-cell office:value-type="float" office:value="0.35102249475094" calcext:value-type="float">
            <text:p>0.35102249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BLN1</text:p>
          </table:table-cell>
          <table:table-cell office:value-type="string" calcext:value-type="string">
            <text:p>sig-DMD_2085</text:p>
          </table:table-cell>
          <table:table-cell office:value-type="float" office:value="0.40755316055093" calcext:value-type="float">
            <text:p>0.4075531606</text:p>
          </table:table-cell>
          <table:table-cell office:value-type="float" office:value="0" calcext:value-type="float">
            <text:p>0</text:p>
          </table:table-cell>
          <table:table-cell office:value-type="float" office:value="0.40755316055093" calcext:value-type="float">
            <text:p>0.40755316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BLN2</text:p>
          </table:table-cell>
          <table:table-cell office:value-type="string" calcext:value-type="string">
            <text:p>sig-DMD_2375</text:p>
          </table:table-cell>
          <table:table-cell office:value-type="float" office:value="0.346280578869897" calcext:value-type="float">
            <text:p>0.3462805789</text:p>
          </table:table-cell>
          <table:table-cell office:value-type="float" office:value="0" calcext:value-type="float">
            <text:p>0</text:p>
          </table:table-cell>
          <table:table-cell office:value-type="float" office:value="0.346280578869897" calcext:value-type="float">
            <text:p>0.34628057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BX4</text:p>
          </table:table-cell>
          <table:table-cell office:value-type="string" calcext:value-type="string">
            <text:p>sig-DMD_2295</text:p>
          </table:table-cell>
          <table:table-cell office:value-type="float" office:value="0.372700727004873" calcext:value-type="float">
            <text:p>0.372700727</text:p>
          </table:table-cell>
          <table:table-cell office:value-type="float" office:value="0" calcext:value-type="float">
            <text:p>0</text:p>
          </table:table-cell>
          <table:table-cell office:value-type="float" office:value="0.372700727004873" calcext:value-type="float">
            <text:p>0.3727007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BX4</text:p>
          </table:table-cell>
          <table:table-cell office:value-type="string" calcext:value-type="string">
            <text:p>sig-DMD_2297</text:p>
          </table:table-cell>
          <table:table-cell office:value-type="float" office:value="0.459992768868295" calcext:value-type="float">
            <text:p>0.4599927689</text:p>
          </table:table-cell>
          <table:table-cell office:value-type="float" office:value="0" calcext:value-type="float">
            <text:p>0</text:p>
          </table:table-cell>
          <table:table-cell office:value-type="float" office:value="0.459992768868295" calcext:value-type="float">
            <text:p>0.45999276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BX8</text:p>
          </table:table-cell>
          <table:table-cell office:value-type="string" calcext:value-type="string">
            <text:p>sig-DMD_2295</text:p>
          </table:table-cell>
          <table:table-cell office:value-type="float" office:value="0.368483994574398" calcext:value-type="float">
            <text:p>0.3684839946</text:p>
          </table:table-cell>
          <table:table-cell office:value-type="float" office:value="0" calcext:value-type="float">
            <text:p>0</text:p>
          </table:table-cell>
          <table:table-cell office:value-type="float" office:value="0.368483994574398" calcext:value-type="float">
            <text:p>0.36848399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CBE1</text:p>
          </table:table-cell>
          <table:table-cell office:value-type="string" calcext:value-type="string">
            <text:p>sig-DMD_2370</text:p>
          </table:table-cell>
          <table:table-cell office:value-type="float" office:value="-0.259316797598222" calcext:value-type="float">
            <text:p>-0.2593167976</text:p>
          </table:table-cell>
          <table:table-cell office:value-type="float" office:value="0" calcext:value-type="float">
            <text:p>0</text:p>
          </table:table-cell>
          <table:table-cell office:value-type="float" office:value="0.259316797598222" calcext:value-type="float">
            <text:p>0.25931679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CDC14</text:p>
          </table:table-cell>
          <table:table-cell office:value-type="string" calcext:value-type="string">
            <text:p>sig-DMD_3307</text:p>
          </table:table-cell>
          <table:table-cell office:value-type="float" office:value="-0.221006346128105" calcext:value-type="float">
            <text:p>-0.2210063461</text:p>
          </table:table-cell>
          <table:table-cell office:value-type="float" office:value="0" calcext:value-type="float">
            <text:p>0</text:p>
          </table:table-cell>
          <table:table-cell office:value-type="float" office:value="0.221006346128105" calcext:value-type="float">
            <text:p>0.22100634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CDC90B</text:p>
          </table:table-cell>
          <table:table-cell office:value-type="string" calcext:value-type="string">
            <text:p>sig-DMD_844</text:p>
          </table:table-cell>
          <table:table-cell office:value-type="float" office:value="-0.219609649831172" calcext:value-type="float">
            <text:p>-0.2196096498</text:p>
          </table:table-cell>
          <table:table-cell office:value-type="float" office:value="0" calcext:value-type="float">
            <text:p>0</text:p>
          </table:table-cell>
          <table:table-cell office:value-type="float" office:value="0.219609649831172" calcext:value-type="float">
            <text:p>0.21960964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CND2</text:p>
          </table:table-cell>
          <table:table-cell office:value-type="string" calcext:value-type="string">
            <text:p>sig-DMD_894</text:p>
          </table:table-cell>
          <table:table-cell office:value-type="float" office:value="-0.335590086066709" calcext:value-type="float">
            <text:p>-0.3355900861</text:p>
          </table:table-cell>
          <table:table-cell office:value-type="float" office:value="0" calcext:value-type="float">
            <text:p>0</text:p>
          </table:table-cell>
          <table:table-cell office:value-type="float" office:value="0.335590086066709" calcext:value-type="float">
            <text:p>0.33559008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CNJ</text:p>
          </table:table-cell>
          <table:table-cell office:value-type="string" calcext:value-type="string">
            <text:p>sig-DMD_586</text:p>
          </table:table-cell>
          <table:table-cell office:value-type="float" office:value="-0.407469391986913" calcext:value-type="float">
            <text:p>-0.407469392</text:p>
          </table:table-cell>
          <table:table-cell office:value-type="float" office:value="0" calcext:value-type="float">
            <text:p>0</text:p>
          </table:table-cell>
          <table:table-cell office:value-type="float" office:value="0.407469391986913" calcext:value-type="float">
            <text:p>0.4074693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CSAP</text:p>
          </table:table-cell>
          <table:table-cell office:value-type="string" calcext:value-type="string">
            <text:p>sig-DMD_393</text:p>
          </table:table-cell>
          <table:table-cell office:value-type="float" office:value="-0.363698922155566" calcext:value-type="float">
            <text:p>-0.3636989222</text:p>
          </table:table-cell>
          <table:table-cell office:value-type="float" office:value="0" calcext:value-type="float">
            <text:p>0</text:p>
          </table:table-cell>
          <table:table-cell office:value-type="float" office:value="0.363698922155566" calcext:value-type="float">
            <text:p>0.36369892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CSAP</text:p>
          </table:table-cell>
          <table:table-cell office:value-type="string" calcext:value-type="string">
            <text:p>sig-DMD_394</text:p>
          </table:table-cell>
          <table:table-cell office:value-type="float" office:value="0.27198928518039" calcext:value-type="float">
            <text:p>0.2719892852</text:p>
          </table:table-cell>
          <table:table-cell office:value-type="float" office:value="0" calcext:value-type="float">
            <text:p>0</text:p>
          </table:table-cell>
          <table:table-cell office:value-type="float" office:value="0.27198928518039" calcext:value-type="float">
            <text:p>0.27198928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CT5</text:p>
          </table:table-cell>
          <table:table-cell office:value-type="string" calcext:value-type="string">
            <text:p>sig-DMD_3507</text:p>
          </table:table-cell>
          <table:table-cell office:value-type="float" office:value="-0.492075446823171" calcext:value-type="float">
            <text:p>-0.4920754468</text:p>
          </table:table-cell>
          <table:table-cell office:value-type="float" office:value="0" calcext:value-type="float">
            <text:p>0</text:p>
          </table:table-cell>
          <table:table-cell office:value-type="float" office:value="0.492075446823171" calcext:value-type="float">
            <text:p>0.49207544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207</text:p>
          </table:table-cell>
          <table:table-cell office:value-type="string" calcext:value-type="string">
            <text:p>sig-DMD_2690</text:p>
          </table:table-cell>
          <table:table-cell office:value-type="float" office:value="-0.217789831933017" calcext:value-type="float">
            <text:p>-0.2177898319</text:p>
          </table:table-cell>
          <table:table-cell office:value-type="float" office:value="0" calcext:value-type="float">
            <text:p>0</text:p>
          </table:table-cell>
          <table:table-cell office:value-type="float" office:value="0.217789831933017" calcext:value-type="float">
            <text:p>0.21778983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226</text:p>
          </table:table-cell>
          <table:table-cell office:value-type="string" calcext:value-type="string">
            <text:p>sig-DMD_2374</text:p>
          </table:table-cell>
          <table:table-cell office:value-type="float" office:value="-0.213833445219178" calcext:value-type="float">
            <text:p>-0.2138334452</text:p>
          </table:table-cell>
          <table:table-cell office:value-type="float" office:value="0" calcext:value-type="float">
            <text:p>0</text:p>
          </table:table-cell>
          <table:table-cell office:value-type="float" office:value="0.213833445219178" calcext:value-type="float">
            <text:p>0.21383344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38</text:p>
          </table:table-cell>
          <table:table-cell office:value-type="string" calcext:value-type="string">
            <text:p>sig-DMD_3415</text:p>
          </table:table-cell>
          <table:table-cell office:value-type="float" office:value="-0.356695978532387" calcext:value-type="float">
            <text:p>-0.3566959785</text:p>
          </table:table-cell>
          <table:table-cell office:value-type="float" office:value="0" calcext:value-type="float">
            <text:p>0</text:p>
          </table:table-cell>
          <table:table-cell office:value-type="float" office:value="0.356695978532387" calcext:value-type="float">
            <text:p>0.35669597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46</text:p>
          </table:table-cell>
          <table:table-cell office:value-type="string" calcext:value-type="string">
            <text:p>sig-DMD_371</text:p>
          </table:table-cell>
          <table:table-cell office:value-type="float" office:value="-0.522096585705827" calcext:value-type="float">
            <text:p>-0.5220965857</text:p>
          </table:table-cell>
          <table:table-cell office:value-type="float" office:value="0" calcext:value-type="float">
            <text:p>0</text:p>
          </table:table-cell>
          <table:table-cell office:value-type="float" office:value="0.522096585705827" calcext:value-type="float">
            <text:p>0.52209658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5</text:p>
          </table:table-cell>
          <table:table-cell office:value-type="string" calcext:value-type="string">
            <text:p>sig-DMD_1619</text:p>
          </table:table-cell>
          <table:table-cell office:value-type="float" office:value="0.359701105612373" calcext:value-type="float">
            <text:p>0.3597011056</text:p>
          </table:table-cell>
          <table:table-cell office:value-type="float" office:value="0" calcext:value-type="float">
            <text:p>0</text:p>
          </table:table-cell>
          <table:table-cell office:value-type="float" office:value="0.359701105612373" calcext:value-type="float">
            <text:p>0.35970110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C42BPG</text:p>
          </table:table-cell>
          <table:table-cell office:value-type="string" calcext:value-type="string">
            <text:p>sig-DMD_808</text:p>
          </table:table-cell>
          <table:table-cell office:value-type="float" office:value="-0.414681811524752" calcext:value-type="float">
            <text:p>-0.4146818115</text:p>
          </table:table-cell>
          <table:table-cell office:value-type="float" office:value="0" calcext:value-type="float">
            <text:p>0</text:p>
          </table:table-cell>
          <table:table-cell office:value-type="float" office:value="0.414681811524752" calcext:value-type="float">
            <text:p>0.41468181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C42BPG</text:p>
          </table:table-cell>
          <table:table-cell office:value-type="string" calcext:value-type="string">
            <text:p>sig-DMD_809</text:p>
          </table:table-cell>
          <table:table-cell office:value-type="float" office:value="-0.200387978058703" calcext:value-type="float">
            <text:p>-0.2003879781</text:p>
          </table:table-cell>
          <table:table-cell office:value-type="float" office:value="0" calcext:value-type="float">
            <text:p>0</text:p>
          </table:table-cell>
          <table:table-cell office:value-type="float" office:value="0.200387978058703" calcext:value-type="float">
            <text:p>0.20038797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C42EP2</text:p>
          </table:table-cell>
          <table:table-cell office:value-type="string" calcext:value-type="string">
            <text:p>sig-DMD_812</text:p>
          </table:table-cell>
          <table:table-cell office:value-type="float" office:value="-0.278961752694344" calcext:value-type="float">
            <text:p>-0.2789617527</text:p>
          </table:table-cell>
          <table:table-cell office:value-type="float" office:value="0" calcext:value-type="float">
            <text:p>0</text:p>
          </table:table-cell>
          <table:table-cell office:value-type="float" office:value="0.278961752694344" calcext:value-type="float">
            <text:p>0.27896175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CA8</text:p>
          </table:table-cell>
          <table:table-cell office:value-type="string" calcext:value-type="string">
            <text:p>sig-DMD_125</text:p>
          </table:table-cell>
          <table:table-cell office:value-type="float" office:value="0.305793507881878" calcext:value-type="float">
            <text:p>0.3057935079</text:p>
          </table:table-cell>
          <table:table-cell office:value-type="float" office:value="0" calcext:value-type="float">
            <text:p>0</text:p>
          </table:table-cell>
          <table:table-cell office:value-type="float" office:value="0.305793507881878" calcext:value-type="float">
            <text:p>0.30579350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sig-DMD_2102</text:p>
          </table:table-cell>
          <table:table-cell office:value-type="float" office:value="-0.316248821233688" calcext:value-type="float">
            <text:p>-0.3162488212</text:p>
          </table:table-cell>
          <table:table-cell office:value-type="float" office:value="0" calcext:value-type="float">
            <text:p>0</text:p>
          </table:table-cell>
          <table:table-cell office:value-type="float" office:value="0.316248821233688" calcext:value-type="float">
            <text:p>0.31624882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13</text:p>
          </table:table-cell>
          <table:table-cell office:value-type="string" calcext:value-type="string">
            <text:p>sig-DMD_2116</text:p>
          </table:table-cell>
          <table:table-cell office:value-type="float" office:value="0.338319324759727" calcext:value-type="float">
            <text:p>0.3383193248</text:p>
          </table:table-cell>
          <table:table-cell office:value-type="float" office:value="0" calcext:value-type="float">
            <text:p>0</text:p>
          </table:table-cell>
          <table:table-cell office:value-type="float" office:value="0.338319324759727" calcext:value-type="float">
            <text:p>0.33831932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20</text:p>
          </table:table-cell>
          <table:table-cell office:value-type="string" calcext:value-type="string">
            <text:p>sig-DMD_2371</text:p>
          </table:table-cell>
          <table:table-cell office:value-type="float" office:value="-0.289098671246544" calcext:value-type="float">
            <text:p>-0.2890986712</text:p>
          </table:table-cell>
          <table:table-cell office:value-type="float" office:value="0" calcext:value-type="float">
            <text:p>0</text:p>
          </table:table-cell>
          <table:table-cell office:value-type="float" office:value="0.289098671246544" calcext:value-type="float">
            <text:p>0.28909867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DH22</text:p>
          </table:table-cell>
          <table:table-cell office:value-type="string" calcext:value-type="string">
            <text:p>sig-DMD_2933</text:p>
          </table:table-cell>
          <table:table-cell office:value-type="float" office:value="0.204971576051171" calcext:value-type="float">
            <text:p>0.2049715761</text:p>
          </table:table-cell>
          <table:table-cell office:value-type="float" office:value="0" calcext:value-type="float">
            <text:p>0</text:p>
          </table:table-cell>
          <table:table-cell office:value-type="float" office:value="0.204971576051171" calcext:value-type="float">
            <text:p>0.20497157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26</text:p>
          </table:table-cell>
          <table:table-cell office:value-type="string" calcext:value-type="string">
            <text:p>sig-DMD_3041</text:p>
          </table:table-cell>
          <table:table-cell office:value-type="float" office:value="0.20014456790898" calcext:value-type="float">
            <text:p>0.2001445679</text:p>
          </table:table-cell>
          <table:table-cell office:value-type="float" office:value="0" calcext:value-type="float">
            <text:p>0</text:p>
          </table:table-cell>
          <table:table-cell office:value-type="float" office:value="0.20014456790898" calcext:value-type="float">
            <text:p>0.20014456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41</text:p>
          </table:table-cell>
          <table:table-cell office:value-type="float" office:value="0.457647850540771" calcext:value-type="float">
            <text:p>0.4576478505</text:p>
          </table:table-cell>
          <table:table-cell office:value-type="float" office:value="0" calcext:value-type="float">
            <text:p>0</text:p>
          </table:table-cell>
          <table:table-cell office:value-type="float" office:value="0.457647850540771" calcext:value-type="float">
            <text:p>0.45764785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43</text:p>
          </table:table-cell>
          <table:table-cell office:value-type="float" office:value="0.38307900863785" calcext:value-type="float">
            <text:p>0.3830790086</text:p>
          </table:table-cell>
          <table:table-cell office:value-type="float" office:value="0" calcext:value-type="float">
            <text:p>0</text:p>
          </table:table-cell>
          <table:table-cell office:value-type="float" office:value="0.38307900863785" calcext:value-type="float">
            <text:p>0.38307900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68</text:p>
          </table:table-cell>
          <table:table-cell office:value-type="float" office:value="0.266701593017227" calcext:value-type="float">
            <text:p>0.266701593</text:p>
          </table:table-cell>
          <table:table-cell office:value-type="float" office:value="0" calcext:value-type="float">
            <text:p>0</text:p>
          </table:table-cell>
          <table:table-cell office:value-type="float" office:value="0.266701593017227" calcext:value-type="float">
            <text:p>0.2667015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74</text:p>
          </table:table-cell>
          <table:table-cell office:value-type="float" office:value="0.342198265656709" calcext:value-type="float">
            <text:p>0.3421982657</text:p>
          </table:table-cell>
          <table:table-cell office:value-type="float" office:value="0" calcext:value-type="float">
            <text:p>0</text:p>
          </table:table-cell>
          <table:table-cell office:value-type="float" office:value="0.342198265656709" calcext:value-type="float">
            <text:p>0.34219826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82</text:p>
          </table:table-cell>
          <table:table-cell office:value-type="float" office:value="-0.206188483985552" calcext:value-type="float">
            <text:p>-0.206188484</text:p>
          </table:table-cell>
          <table:table-cell office:value-type="float" office:value="0" calcext:value-type="float">
            <text:p>0</text:p>
          </table:table-cell>
          <table:table-cell office:value-type="float" office:value="0.206188483985552" calcext:value-type="float">
            <text:p>0.2061884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85</text:p>
          </table:table-cell>
          <table:table-cell office:value-type="float" office:value="0.422048441295544" calcext:value-type="float">
            <text:p>0.4220484413</text:p>
          </table:table-cell>
          <table:table-cell office:value-type="float" office:value="0" calcext:value-type="float">
            <text:p>0</text:p>
          </table:table-cell>
          <table:table-cell office:value-type="float" office:value="0.422048441295544" calcext:value-type="float">
            <text:p>0.42204844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89</text:p>
          </table:table-cell>
          <table:table-cell office:value-type="float" office:value="0.459861580322368" calcext:value-type="float">
            <text:p>0.4598615803</text:p>
          </table:table-cell>
          <table:table-cell office:value-type="float" office:value="0" calcext:value-type="float">
            <text:p>0</text:p>
          </table:table-cell>
          <table:table-cell office:value-type="float" office:value="0.459861580322368" calcext:value-type="float">
            <text:p>0.45986158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90</text:p>
          </table:table-cell>
          <table:table-cell office:value-type="float" office:value="0.244865575966967" calcext:value-type="float">
            <text:p>0.244865576</text:p>
          </table:table-cell>
          <table:table-cell office:value-type="float" office:value="0" calcext:value-type="float">
            <text:p>0</text:p>
          </table:table-cell>
          <table:table-cell office:value-type="float" office:value="0.244865575966967" calcext:value-type="float">
            <text:p>0.2448655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98</text:p>
          </table:table-cell>
          <table:table-cell office:value-type="float" office:value="0.442634811281451" calcext:value-type="float">
            <text:p>0.4426348113</text:p>
          </table:table-cell>
          <table:table-cell office:value-type="float" office:value="0" calcext:value-type="float">
            <text:p>0</text:p>
          </table:table-cell>
          <table:table-cell office:value-type="float" office:value="0.442634811281451" calcext:value-type="float">
            <text:p>0.44263481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099</text:p>
          </table:table-cell>
          <table:table-cell office:value-type="float" office:value="0.477563205781485" calcext:value-type="float">
            <text:p>0.4775632058</text:p>
          </table:table-cell>
          <table:table-cell office:value-type="float" office:value="0" calcext:value-type="float">
            <text:p>0</text:p>
          </table:table-cell>
          <table:table-cell office:value-type="float" office:value="0.477563205781485" calcext:value-type="float">
            <text:p>0.47756320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100</text:p>
          </table:table-cell>
          <table:table-cell office:value-type="float" office:value="0.40650002517877" calcext:value-type="float">
            <text:p>0.4065000252</text:p>
          </table:table-cell>
          <table:table-cell office:value-type="float" office:value="0" calcext:value-type="float">
            <text:p>0</text:p>
          </table:table-cell>
          <table:table-cell office:value-type="float" office:value="0.40650002517877" calcext:value-type="float">
            <text:p>0.40650002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4</text:p>
          </table:table-cell>
          <table:table-cell office:value-type="string" calcext:value-type="string">
            <text:p>sig-DMD_3101</text:p>
          </table:table-cell>
          <table:table-cell office:value-type="float" office:value="0.516131715753787" calcext:value-type="float">
            <text:p>0.5161317158</text:p>
          </table:table-cell>
          <table:table-cell office:value-type="float" office:value="0" calcext:value-type="float">
            <text:p>0</text:p>
          </table:table-cell>
          <table:table-cell office:value-type="float" office:value="0.516131715753787" calcext:value-type="float">
            <text:p>0.51613171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8</text:p>
          </table:table-cell>
          <table:table-cell office:value-type="string" calcext:value-type="string">
            <text:p>sig-DMD_1349</text:p>
          </table:table-cell>
          <table:table-cell office:value-type="float" office:value="-0.22545445009032" calcext:value-type="float">
            <text:p>-0.2254544501</text:p>
          </table:table-cell>
          <table:table-cell office:value-type="float" office:value="0" calcext:value-type="float">
            <text:p>0</text:p>
          </table:table-cell>
          <table:table-cell office:value-type="float" office:value="0.22545445009032" calcext:value-type="float">
            <text:p>0.22545445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H8</text:p>
          </table:table-cell>
          <table:table-cell office:value-type="string" calcext:value-type="string">
            <text:p>sig-DMD_2099</text:p>
          </table:table-cell>
          <table:table-cell office:value-type="float" office:value="-0.225409240812158" calcext:value-type="float">
            <text:p>-0.2254092408</text:p>
          </table:table-cell>
          <table:table-cell office:value-type="float" office:value="0" calcext:value-type="float">
            <text:p>0</text:p>
          </table:table-cell>
          <table:table-cell office:value-type="float" office:value="0.225409240812158" calcext:value-type="float">
            <text:p>0.22540924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IP1</text:p>
          </table:table-cell>
          <table:table-cell office:value-type="string" calcext:value-type="string">
            <text:p>sig-DMD_1634</text:p>
          </table:table-cell>
          <table:table-cell office:value-type="float" office:value="-0.218572763494542" calcext:value-type="float">
            <text:p>-0.2185727635</text:p>
          </table:table-cell>
          <table:table-cell office:value-type="float" office:value="0" calcext:value-type="float">
            <text:p>0</text:p>
          </table:table-cell>
          <table:table-cell office:value-type="float" office:value="0.218572763494542" calcext:value-type="float">
            <text:p>0.21857276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K2AP1</text:p>
          </table:table-cell>
          <table:table-cell office:value-type="string" calcext:value-type="string">
            <text:p>sig-DMD_1077</text:p>
          </table:table-cell>
          <table:table-cell office:value-type="float" office:value="-0.470461468233397" calcext:value-type="float">
            <text:p>-0.4704614682</text:p>
          </table:table-cell>
          <table:table-cell office:value-type="float" office:value="0" calcext:value-type="float">
            <text:p>0</text:p>
          </table:table-cell>
          <table:table-cell office:value-type="float" office:value="0.470461468233397" calcext:value-type="float">
            <text:p>0.47046146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DK5</text:p>
          </table:table-cell>
          <table:table-cell office:value-type="string" calcext:value-type="string">
            <text:p>sig-DMD_2802</text:p>
          </table:table-cell>
          <table:table-cell office:value-type="float" office:value="0.219809432105492" calcext:value-type="float">
            <text:p>0.2198094321</text:p>
          </table:table-cell>
          <table:table-cell office:value-type="float" office:value="0" calcext:value-type="float">
            <text:p>0</text:p>
          </table:table-cell>
          <table:table-cell office:value-type="float" office:value="0.219809432105492" calcext:value-type="float">
            <text:p>0.21980943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K5R2</text:p>
          </table:table-cell>
          <table:table-cell office:value-type="string" calcext:value-type="string">
            <text:p>sig-DMD_2802</text:p>
          </table:table-cell>
          <table:table-cell office:value-type="float" office:value="0.207126335217022" calcext:value-type="float">
            <text:p>0.2071263352</text:p>
          </table:table-cell>
          <table:table-cell office:value-type="float" office:value="0" calcext:value-type="float">
            <text:p>0</text:p>
          </table:table-cell>
          <table:table-cell office:value-type="float" office:value="0.207126335217022" calcext:value-type="float">
            <text:p>0.20712633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KL1</text:p>
          </table:table-cell>
          <table:table-cell office:value-type="string" calcext:value-type="string">
            <text:p>sig-DMD_1427</text:p>
          </table:table-cell>
          <table:table-cell office:value-type="float" office:value="-0.202639988531187" calcext:value-type="float">
            <text:p>-0.2026399885</text:p>
          </table:table-cell>
          <table:table-cell office:value-type="float" office:value="0" calcext:value-type="float">
            <text:p>0</text:p>
          </table:table-cell>
          <table:table-cell office:value-type="float" office:value="0.202639988531187" calcext:value-type="float">
            <text:p>0.20263998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KN2A</text:p>
          </table:table-cell>
          <table:table-cell office:value-type="string" calcext:value-type="string">
            <text:p>sig-DMD_4226</text:p>
          </table:table-cell>
          <table:table-cell office:value-type="float" office:value="0.200501774205354" calcext:value-type="float">
            <text:p>0.2005017742</text:p>
          </table:table-cell>
          <table:table-cell office:value-type="float" office:value="0" calcext:value-type="float">
            <text:p>0</text:p>
          </table:table-cell>
          <table:table-cell office:value-type="float" office:value="0.200501774205354" calcext:value-type="float">
            <text:p>0.20050177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KN2A</text:p>
          </table:table-cell>
          <table:table-cell office:value-type="string" calcext:value-type="string">
            <text:p>sig-DMD_4227</text:p>
          </table:table-cell>
          <table:table-cell office:value-type="float" office:value="-0.52816778311328" calcext:value-type="float">
            <text:p>-0.5281677831</text:p>
          </table:table-cell>
          <table:table-cell office:value-type="float" office:value="0" calcext:value-type="float">
            <text:p>0</text:p>
          </table:table-cell>
          <table:table-cell office:value-type="float" office:value="0.52816778311328" calcext:value-type="float">
            <text:p>0.52816778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DKN2B</text:p>
          </table:table-cell>
          <table:table-cell office:value-type="string" calcext:value-type="string">
            <text:p>sig-DMD_4227</text:p>
          </table:table-cell>
          <table:table-cell office:value-type="float" office:value="-0.203739061883278" calcext:value-type="float">
            <text:p>-0.2037390619</text:p>
          </table:table-cell>
          <table:table-cell office:value-type="float" office:value="0" calcext:value-type="float">
            <text:p>0</text:p>
          </table:table-cell>
          <table:table-cell office:value-type="float" office:value="0.203739061883278" calcext:value-type="float">
            <text:p>0.20373906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BPA</text:p>
          </table:table-cell>
          <table:table-cell office:value-type="string" calcext:value-type="string">
            <text:p>sig-DMD_2544</text:p>
          </table:table-cell>
          <table:table-cell office:value-type="float" office:value="-0.253039159130285" calcext:value-type="float">
            <text:p>-0.2530391591</text:p>
          </table:table-cell>
          <table:table-cell office:value-type="float" office:value="0" calcext:value-type="float">
            <text:p>0</text:p>
          </table:table-cell>
          <table:table-cell office:value-type="float" office:value="0.253039159130285" calcext:value-type="float">
            <text:p>0.25303915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BPG</text:p>
          </table:table-cell>
          <table:table-cell office:value-type="string" calcext:value-type="string">
            <text:p>sig-DMD_2545</text:p>
          </table:table-cell>
          <table:table-cell office:value-type="float" office:value="-0.305013322165621" calcext:value-type="float">
            <text:p>-0.3050133222</text:p>
          </table:table-cell>
          <table:table-cell office:value-type="float" office:value="0" calcext:value-type="float">
            <text:p>0</text:p>
          </table:table-cell>
          <table:table-cell office:value-type="float" office:value="0.305013322165621" calcext:value-type="float">
            <text:p>0.30501332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LF2</text:p>
          </table:table-cell>
          <table:table-cell office:value-type="string" calcext:value-type="string">
            <text:p>sig-DMD_527</text:p>
          </table:table-cell>
          <table:table-cell office:value-type="float" office:value="-0.390788929914324" calcext:value-type="float">
            <text:p>-0.3907889299</text:p>
          </table:table-cell>
          <table:table-cell office:value-type="float" office:value="0" calcext:value-type="float">
            <text:p>0</text:p>
          </table:table-cell>
          <table:table-cell office:value-type="float" office:value="0.390788929914324" calcext:value-type="float">
            <text:p>0.39078892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LF4</text:p>
          </table:table-cell>
          <table:table-cell office:value-type="string" calcext:value-type="string">
            <text:p>sig-DMD_2343</text:p>
          </table:table-cell>
          <table:table-cell office:value-type="float" office:value="0.296816295950298" calcext:value-type="float">
            <text:p>0.296816296</text:p>
          </table:table-cell>
          <table:table-cell office:value-type="float" office:value="0" calcext:value-type="float">
            <text:p>0</text:p>
          </table:table-cell>
          <table:table-cell office:value-type="float" office:value="0.296816295950298" calcext:value-type="float">
            <text:p>0.2968162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LF4</text:p>
          </table:table-cell>
          <table:table-cell office:value-type="string" calcext:value-type="string">
            <text:p>sig-DMD_2344</text:p>
          </table:table-cell>
          <table:table-cell office:value-type="float" office:value="0.35132465323664" calcext:value-type="float">
            <text:p>0.3513246532</text:p>
          </table:table-cell>
          <table:table-cell office:value-type="float" office:value="0" calcext:value-type="float">
            <text:p>0</text:p>
          </table:table-cell>
          <table:table-cell office:value-type="float" office:value="0.35132465323664" calcext:value-type="float">
            <text:p>0.35132465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LSR1</text:p>
          </table:table-cell>
          <table:table-cell office:value-type="string" calcext:value-type="string">
            <text:p>sig-DMD_3219</text:p>
          </table:table-cell>
          <table:table-cell office:value-type="float" office:value="-0.726974027890731" calcext:value-type="float">
            <text:p>-0.7269740279</text:p>
          </table:table-cell>
          <table:table-cell office:value-type="float" office:value="0" calcext:value-type="float">
            <text:p>0</text:p>
          </table:table-cell>
          <table:table-cell office:value-type="float" office:value="0.726974027890731" calcext:value-type="float">
            <text:p>0.72697402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NPN</text:p>
          </table:table-cell>
          <table:table-cell office:value-type="string" calcext:value-type="string">
            <text:p>sig-DMD_2113</text:p>
          </table:table-cell>
          <table:table-cell office:value-type="float" office:value="-0.402616908459003" calcext:value-type="float">
            <text:p>-0.4026169085</text:p>
          </table:table-cell>
          <table:table-cell office:value-type="float" office:value="0" calcext:value-type="float">
            <text:p>0</text:p>
          </table:table-cell>
          <table:table-cell office:value-type="float" office:value="0.402616908459003" calcext:value-type="float">
            <text:p>0.40261690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EP19</text:p>
          </table:table-cell>
          <table:table-cell office:value-type="string" calcext:value-type="string">
            <text:p>sig-DMD_3375</text:p>
          </table:table-cell>
          <table:table-cell office:value-type="float" office:value="0.285408288746876" calcext:value-type="float">
            <text:p>0.2854082887</text:p>
          </table:table-cell>
          <table:table-cell office:value-type="float" office:value="0" calcext:value-type="float">
            <text:p>0</text:p>
          </table:table-cell>
          <table:table-cell office:value-type="float" office:value="0.285408288746876" calcext:value-type="float">
            <text:p>0.28540828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D5</text:p>
          </table:table-cell>
          <table:table-cell office:value-type="string" calcext:value-type="string">
            <text:p>sig-DMD_43</text:p>
          </table:table-cell>
          <table:table-cell office:value-type="float" office:value="0.215824245702176" calcext:value-type="float">
            <text:p>0.2158242457</text:p>
          </table:table-cell>
          <table:table-cell office:value-type="float" office:value="0" calcext:value-type="float">
            <text:p>0</text:p>
          </table:table-cell>
          <table:table-cell office:value-type="float" office:value="0.215824245702176" calcext:value-type="float">
            <text:p>0.21582424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D6</text:p>
          </table:table-cell>
          <table:table-cell office:value-type="string" calcext:value-type="string">
            <text:p>sig-DMD_2923</text:p>
          </table:table-cell>
          <table:table-cell office:value-type="float" office:value="-0.222763777245961" calcext:value-type="float">
            <text:p>-0.2227637772</text:p>
          </table:table-cell>
          <table:table-cell office:value-type="float" office:value="0" calcext:value-type="float">
            <text:p>0</text:p>
          </table:table-cell>
          <table:table-cell office:value-type="float" office:value="0.222763777245961" calcext:value-type="float">
            <text:p>0.22276377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KA</text:p>
          </table:table-cell>
          <table:table-cell office:value-type="string" calcext:value-type="string">
            <text:p>sig-DMD_823</text:p>
          </table:table-cell>
          <table:table-cell office:value-type="float" office:value="-0.414978486578884" calcext:value-type="float">
            <text:p>-0.4149784866</text:p>
          </table:table-cell>
          <table:table-cell office:value-type="float" office:value="0" calcext:value-type="float">
            <text:p>0</text:p>
          </table:table-cell>
          <table:table-cell office:value-type="float" office:value="0.414978486578884" calcext:value-type="float">
            <text:p>0.41497848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KA</text:p>
          </table:table-cell>
          <table:table-cell office:value-type="string" calcext:value-type="string">
            <text:p>sig-DMD_824</text:p>
          </table:table-cell>
          <table:table-cell office:value-type="float" office:value="-0.260135650107731" calcext:value-type="float">
            <text:p>-0.2601356501</text:p>
          </table:table-cell>
          <table:table-cell office:value-type="float" office:value="0" calcext:value-type="float">
            <text:p>0</text:p>
          </table:table-cell>
          <table:table-cell office:value-type="float" office:value="0.260135650107731" calcext:value-type="float">
            <text:p>0.26013565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L1</text:p>
          </table:table-cell>
          <table:table-cell office:value-type="string" calcext:value-type="string">
            <text:p>sig-DMD_3232</text:p>
          </table:table-cell>
          <table:table-cell office:value-type="float" office:value="-0.323948678319725" calcext:value-type="float">
            <text:p>-0.3239486783</text:p>
          </table:table-cell>
          <table:table-cell office:value-type="float" office:value="0" calcext:value-type="float">
            <text:p>0</text:p>
          </table:table-cell>
          <table:table-cell office:value-type="float" office:value="0.323948678319725" calcext:value-type="float">
            <text:p>0.32394867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ORDC1</text:p>
          </table:table-cell>
          <table:table-cell office:value-type="string" calcext:value-type="string">
            <text:p>sig-DMD_847</text:p>
          </table:table-cell>
          <table:table-cell office:value-type="float" office:value="-0.445774227460573" calcext:value-type="float">
            <text:p>-0.4457742275</text:p>
          </table:table-cell>
          <table:table-cell office:value-type="float" office:value="0" calcext:value-type="float">
            <text:p>0</text:p>
          </table:table-cell>
          <table:table-cell office:value-type="float" office:value="0.445774227460573" calcext:value-type="float">
            <text:p>0.44577422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RM1</text:p>
          </table:table-cell>
          <table:table-cell office:value-type="string" calcext:value-type="string">
            <text:p>sig-DMD_796</text:p>
          </table:table-cell>
          <table:table-cell office:value-type="float" office:value="-0.253111795654458" calcext:value-type="float">
            <text:p>-0.2531117957</text:p>
          </table:table-cell>
          <table:table-cell office:value-type="float" office:value="0" calcext:value-type="float">
            <text:p>0</text:p>
          </table:table-cell>
          <table:table-cell office:value-type="float" office:value="0.253111795654458" calcext:value-type="float">
            <text:p>0.25311179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RM3</text:p>
          </table:table-cell>
          <table:table-cell office:value-type="string" calcext:value-type="string">
            <text:p>sig-DMD_411</text:p>
          </table:table-cell>
          <table:table-cell office:value-type="float" office:value="-0.303801160656935" calcext:value-type="float">
            <text:p>-0.3038011607</text:p>
          </table:table-cell>
          <table:table-cell office:value-type="float" office:value="0" calcext:value-type="float">
            <text:p>0</text:p>
          </table:table-cell>
          <table:table-cell office:value-type="float" office:value="0.303801160656935" calcext:value-type="float">
            <text:p>0.30380116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RNB2</text:p>
          </table:table-cell>
          <table:table-cell office:value-type="string" calcext:value-type="string">
            <text:p>sig-DMD_270</text:p>
          </table:table-cell>
          <table:table-cell office:value-type="float" office:value="0.313899140218596" calcext:value-type="float">
            <text:p>0.3138991402</text:p>
          </table:table-cell>
          <table:table-cell office:value-type="float" office:value="0" calcext:value-type="float">
            <text:p>0</text:p>
          </table:table-cell>
          <table:table-cell office:value-type="float" office:value="0.313899140218596" calcext:value-type="float">
            <text:p>0.31389914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ST11</text:p>
          </table:table-cell>
          <table:table-cell office:value-type="string" calcext:value-type="string">
            <text:p>sig-DMD_968</text:p>
          </table:table-cell>
          <table:table-cell office:value-type="float" office:value="-0.284288945326273" calcext:value-type="float">
            <text:p>-0.2842889453</text:p>
          </table:table-cell>
          <table:table-cell office:value-type="float" office:value="0" calcext:value-type="float">
            <text:p>0</text:p>
          </table:table-cell>
          <table:table-cell office:value-type="float" office:value="0.284288945326273" calcext:value-type="float">
            <text:p>0.28428894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ST15</text:p>
          </table:table-cell>
          <table:table-cell office:value-type="string" calcext:value-type="string">
            <text:p>sig-DMD_631</text:p>
          </table:table-cell>
          <table:table-cell office:value-type="float" office:value="-0.456118834290959" calcext:value-type="float">
            <text:p>-0.4561188343</text:p>
          </table:table-cell>
          <table:table-cell office:value-type="float" office:value="0" calcext:value-type="float">
            <text:p>0</text:p>
          </table:table-cell>
          <table:table-cell office:value-type="float" office:value="0.456118834290959" calcext:value-type="float">
            <text:p>0.45611883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ST2</text:p>
          </table:table-cell>
          <table:table-cell office:value-type="string" calcext:value-type="string">
            <text:p>sig-DMD_3328</text:p>
          </table:table-cell>
          <table:table-cell office:value-type="float" office:value="-0.553587059169809" calcext:value-type="float">
            <text:p>-0.5535870592</text:p>
          </table:table-cell>
          <table:table-cell office:value-type="float" office:value="0" calcext:value-type="float">
            <text:p>0</text:p>
          </table:table-cell>
          <table:table-cell office:value-type="float" office:value="0.553587059169809" calcext:value-type="float">
            <text:p>0.55358705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ST8</text:p>
          </table:table-cell>
          <table:table-cell office:value-type="string" calcext:value-type="string">
            <text:p>sig-DMD_2547</text:p>
          </table:table-cell>
          <table:table-cell office:value-type="float" office:value="0.537326778176965" calcext:value-type="float">
            <text:p>0.5373267782</text:p>
          </table:table-cell>
          <table:table-cell office:value-type="float" office:value="0" calcext:value-type="float">
            <text:p>0</text:p>
          </table:table-cell>
          <table:table-cell office:value-type="float" office:value="0.537326778176965" calcext:value-type="float">
            <text:p>0.53732677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DEB</text:p>
          </table:table-cell>
          <table:table-cell office:value-type="string" calcext:value-type="string">
            <text:p>sig-DMD_1417</text:p>
          </table:table-cell>
          <table:table-cell office:value-type="float" office:value="-0.501420605405218" calcext:value-type="float">
            <text:p>-0.5014206054</text:p>
          </table:table-cell>
          <table:table-cell office:value-type="float" office:value="0" calcext:value-type="float">
            <text:p>0</text:p>
          </table:table-cell>
          <table:table-cell office:value-type="float" office:value="0.501420605405218" calcext:value-type="float">
            <text:p>0.50142060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SH</text:p>
          </table:table-cell>
          <table:table-cell office:value-type="string" calcext:value-type="string">
            <text:p>sig-DMD_3278</text:p>
          </table:table-cell>
          <table:table-cell office:value-type="float" office:value="-0.672630744966577" calcext:value-type="float">
            <text:p>-0.672630745</text:p>
          </table:table-cell>
          <table:table-cell office:value-type="float" office:value="0" calcext:value-type="float">
            <text:p>0</text:p>
          </table:table-cell>
          <table:table-cell office:value-type="float" office:value="0.672630744966577" calcext:value-type="float">
            <text:p>0.6726307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ITED4</text:p>
          </table:table-cell>
          <table:table-cell office:value-type="string" calcext:value-type="string">
            <text:p>sig-DMD_136</text:p>
          </table:table-cell>
          <table:table-cell office:value-type="float" office:value="-0.415211499213691" calcext:value-type="float">
            <text:p>-0.4152114992</text:p>
          </table:table-cell>
          <table:table-cell office:value-type="float" office:value="0" calcext:value-type="float">
            <text:p>0</text:p>
          </table:table-cell>
          <table:table-cell office:value-type="float" office:value="0.415211499213691" calcext:value-type="float">
            <text:p>0.41521149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CF1</text:p>
          </table:table-cell>
          <table:table-cell office:value-type="string" calcext:value-type="string">
            <text:p>sig-DMD_822</text:p>
          </table:table-cell>
          <table:table-cell office:value-type="float" office:value="-0.409152787665736" calcext:value-type="float">
            <text:p>-0.4091527877</text:p>
          </table:table-cell>
          <table:table-cell office:value-type="float" office:value="0" calcext:value-type="float">
            <text:p>0</text:p>
          </table:table-cell>
          <table:table-cell office:value-type="float" office:value="0.409152787665736" calcext:value-type="float">
            <text:p>0.40915278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DN18</text:p>
          </table:table-cell>
          <table:table-cell office:value-type="string" calcext:value-type="string">
            <text:p>sig-DMD_3323</text:p>
          </table:table-cell>
          <table:table-cell office:value-type="float" office:value="0.223567405403745" calcext:value-type="float">
            <text:p>0.2235674054</text:p>
          </table:table-cell>
          <table:table-cell office:value-type="float" office:value="0" calcext:value-type="float">
            <text:p>0</text:p>
          </table:table-cell>
          <table:table-cell office:value-type="float" office:value="0.223567405403745" calcext:value-type="float">
            <text:p>0.22356740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DN19</text:p>
          </table:table-cell>
          <table:table-cell office:value-type="string" calcext:value-type="string">
            <text:p>sig-DMD_140</text:p>
          </table:table-cell>
          <table:table-cell office:value-type="float" office:value="-0.228329223469002" calcext:value-type="float">
            <text:p>-0.2283292235</text:p>
          </table:table-cell>
          <table:table-cell office:value-type="float" office:value="0" calcext:value-type="float">
            <text:p>0</text:p>
          </table:table-cell>
          <table:table-cell office:value-type="float" office:value="0.228329223469002" calcext:value-type="float">
            <text:p>0.22832922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DN6</text:p>
          </table:table-cell>
          <table:table-cell office:value-type="string" calcext:value-type="string">
            <text:p>sig-DMD_1627</text:p>
          </table:table-cell>
          <table:table-cell office:value-type="float" office:value="-0.294403107251177" calcext:value-type="float">
            <text:p>-0.2944031073</text:p>
          </table:table-cell>
          <table:table-cell office:value-type="float" office:value="0" calcext:value-type="float">
            <text:p>0</text:p>
          </table:table-cell>
          <table:table-cell office:value-type="float" office:value="0.294403107251177" calcext:value-type="float">
            <text:p>0.29440310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DN7</text:p>
          </table:table-cell>
          <table:table-cell office:value-type="string" calcext:value-type="string">
            <text:p>sig-DMD_2150</text:p>
          </table:table-cell>
          <table:table-cell office:value-type="float" office:value="-0.482274439684994" calcext:value-type="float">
            <text:p>-0.4822744397</text:p>
          </table:table-cell>
          <table:table-cell office:value-type="float" office:value="0" calcext:value-type="float">
            <text:p>0</text:p>
          </table:table-cell>
          <table:table-cell office:value-type="float" office:value="0.482274439684994" calcext:value-type="float">
            <text:p>0.48227443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EC14A</text:p>
          </table:table-cell>
          <table:table-cell office:value-type="string" calcext:value-type="string">
            <text:p>sig-DMD_1426</text:p>
          </table:table-cell>
          <table:table-cell office:value-type="float" office:value="-0.344407415715341" calcext:value-type="float">
            <text:p>-0.3444074157</text:p>
          </table:table-cell>
          <table:table-cell office:value-type="float" office:value="0" calcext:value-type="float">
            <text:p>0</text:p>
          </table:table-cell>
          <table:table-cell office:value-type="float" office:value="0.344407415715341" calcext:value-type="float">
            <text:p>0.34440741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IC6</text:p>
          </table:table-cell>
          <table:table-cell office:value-type="string" calcext:value-type="string">
            <text:p>sig-DMD_3135</text:p>
          </table:table-cell>
          <table:table-cell office:value-type="float" office:value="-0.675582322328864" calcext:value-type="float">
            <text:p>-0.6755823223</text:p>
          </table:table-cell>
          <table:table-cell office:value-type="float" office:value="0" calcext:value-type="float">
            <text:p>0</text:p>
          </table:table-cell>
          <table:table-cell office:value-type="float" office:value="0.675582322328864" calcext:value-type="float">
            <text:p>0.67558232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MN</text:p>
          </table:table-cell>
          <table:table-cell office:value-type="string" calcext:value-type="string">
            <text:p>sig-DMD_1464</text:p>
          </table:table-cell>
          <table:table-cell office:value-type="float" office:value="-0.315702059374739" calcext:value-type="float">
            <text:p>-0.3157020594</text:p>
          </table:table-cell>
          <table:table-cell office:value-type="float" office:value="0" calcext:value-type="float">
            <text:p>0</text:p>
          </table:table-cell>
          <table:table-cell office:value-type="float" office:value="0.315702059374739" calcext:value-type="float">
            <text:p>0.31570205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YBL</text:p>
          </table:table-cell>
          <table:table-cell office:value-type="string" calcext:value-type="string">
            <text:p>sig-DMD_1364</text:p>
          </table:table-cell>
          <table:table-cell office:value-type="float" office:value="-0.239289522007198" calcext:value-type="float">
            <text:p>-0.239289522</text:p>
          </table:table-cell>
          <table:table-cell office:value-type="float" office:value="0" calcext:value-type="float">
            <text:p>0</text:p>
          </table:table-cell>
          <table:table-cell office:value-type="float" office:value="0.239289522007198" calcext:value-type="float">
            <text:p>0.2392895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YBL</text:p>
          </table:table-cell>
          <table:table-cell office:value-type="string" calcext:value-type="string">
            <text:p>sig-DMD_1365</text:p>
          </table:table-cell>
          <table:table-cell office:value-type="float" office:value="-0.330595624957098" calcext:value-type="float">
            <text:p>-0.330595625</text:p>
          </table:table-cell>
          <table:table-cell office:value-type="float" office:value="0" calcext:value-type="float">
            <text:p>0</text:p>
          </table:table-cell>
          <table:table-cell office:value-type="float" office:value="0.330595624957098" calcext:value-type="float">
            <text:p>0.3305956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C1</text:p>
          </table:table-cell>
          <table:table-cell office:value-type="string" calcext:value-type="string">
            <text:p>sig-DMD_3256</text:p>
          </table:table-cell>
          <table:table-cell office:value-type="float" office:value="0.229286207985527" calcext:value-type="float">
            <text:p>0.229286208</text:p>
          </table:table-cell>
          <table:table-cell office:value-type="float" office:value="0" calcext:value-type="float">
            <text:p>0</text:p>
          </table:table-cell>
          <table:table-cell office:value-type="float" office:value="0.229286207985527" calcext:value-type="float">
            <text:p>0.2292862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C2</text:p>
          </table:table-cell>
          <table:table-cell office:value-type="string" calcext:value-type="string">
            <text:p>sig-DMD_2113</text:p>
          </table:table-cell>
          <table:table-cell office:value-type="float" office:value="-0.408167376163389" calcext:value-type="float">
            <text:p>-0.4081673762</text:p>
          </table:table-cell>
          <table:table-cell office:value-type="float" office:value="0" calcext:value-type="float">
            <text:p>0</text:p>
          </table:table-cell>
          <table:table-cell office:value-type="float" office:value="0.408167376163389" calcext:value-type="float">
            <text:p>0.40816737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sig-DMD_2115</text:p>
          </table:table-cell>
          <table:table-cell office:value-type="float" office:value="-0.274275053222467" calcext:value-type="float">
            <text:p>-0.2742750532</text:p>
          </table:table-cell>
          <table:table-cell office:value-type="float" office:value="0" calcext:value-type="float">
            <text:p>0</text:p>
          </table:table-cell>
          <table:table-cell office:value-type="float" office:value="0.274275053222467" calcext:value-type="float">
            <text:p>0.27427505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KLR1</text:p>
          </table:table-cell>
          <table:table-cell office:value-type="string" calcext:value-type="string">
            <text:p>sig-DMD_983</text:p>
          </table:table-cell>
          <table:table-cell office:value-type="float" office:value="0.398392814476599" calcext:value-type="float">
            <text:p>0.3983928145</text:p>
          </table:table-cell>
          <table:table-cell office:value-type="float" office:value="0" calcext:value-type="float">
            <text:p>0</text:p>
          </table:table-cell>
          <table:table-cell office:value-type="float" office:value="0.398392814476599" calcext:value-type="float">
            <text:p>0.39839281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KLR1</text:p>
          </table:table-cell>
          <table:table-cell office:value-type="string" calcext:value-type="string">
            <text:p>sig-DMD_985</text:p>
          </table:table-cell>
          <table:table-cell office:value-type="float" office:value="0.318748975121609" calcext:value-type="float">
            <text:p>0.3187489751</text:p>
          </table:table-cell>
          <table:table-cell office:value-type="float" office:value="0" calcext:value-type="float">
            <text:p>0</text:p>
          </table:table-cell>
          <table:table-cell office:value-type="float" office:value="0.318748975121609" calcext:value-type="float">
            <text:p>0.31874897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KLR1</text:p>
          </table:table-cell>
          <table:table-cell office:value-type="string" calcext:value-type="string">
            <text:p>sig-DMD_988</text:p>
          </table:table-cell>
          <table:table-cell office:value-type="float" office:value="0.336400308882487" calcext:value-type="float">
            <text:p>0.3364003089</text:p>
          </table:table-cell>
          <table:table-cell office:value-type="float" office:value="0" calcext:value-type="float">
            <text:p>0</text:p>
          </table:table-cell>
          <table:table-cell office:value-type="float" office:value="0.336400308882487" calcext:value-type="float">
            <text:p>0.33640030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KLR1</text:p>
          </table:table-cell>
          <table:table-cell office:value-type="string" calcext:value-type="string">
            <text:p>sig-DMD_990</text:p>
          </table:table-cell>
          <table:table-cell office:value-type="float" office:value="0.37284270015942" calcext:value-type="float">
            <text:p>0.3728427002</text:p>
          </table:table-cell>
          <table:table-cell office:value-type="float" office:value="0" calcext:value-type="float">
            <text:p>0</text:p>
          </table:table-cell>
          <table:table-cell office:value-type="float" office:value="0.37284270015942" calcext:value-type="float">
            <text:p>0.37284270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KLR1</text:p>
          </table:table-cell>
          <table:table-cell office:value-type="string" calcext:value-type="string">
            <text:p>sig-DMD_991</text:p>
          </table:table-cell>
          <table:table-cell office:value-type="float" office:value="0.346818336516157" calcext:value-type="float">
            <text:p>0.3468183365</text:p>
          </table:table-cell>
          <table:table-cell office:value-type="float" office:value="0" calcext:value-type="float">
            <text:p>0</text:p>
          </table:table-cell>
          <table:table-cell office:value-type="float" office:value="0.346818336516157" calcext:value-type="float">
            <text:p>0.34681833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KLR1</text:p>
          </table:table-cell>
          <table:table-cell office:value-type="string" calcext:value-type="string">
            <text:p>sig-DMD_993</text:p>
          </table:table-cell>
          <table:table-cell office:value-type="float" office:value="0.314086600671594" calcext:value-type="float">
            <text:p>0.3140866007</text:p>
          </table:table-cell>
          <table:table-cell office:value-type="float" office:value="0" calcext:value-type="float">
            <text:p>0</text:p>
          </table:table-cell>
          <table:table-cell office:value-type="float" office:value="0.314086600671594" calcext:value-type="float">
            <text:p>0.31408660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KLR1</text:p>
          </table:table-cell>
          <table:table-cell office:value-type="string" calcext:value-type="string">
            <text:p>sig-DMD_999</text:p>
          </table:table-cell>
          <table:table-cell office:value-type="float" office:value="0.257677777079557" calcext:value-type="float">
            <text:p>0.2576777771</text:p>
          </table:table-cell>
          <table:table-cell office:value-type="float" office:value="0" calcext:value-type="float">
            <text:p>0</text:p>
          </table:table-cell>
          <table:table-cell office:value-type="float" office:value="0.257677777079557" calcext:value-type="float">
            <text:p>0.25767777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TM7</text:p>
          </table:table-cell>
          <table:table-cell office:value-type="string" calcext:value-type="string">
            <text:p>sig-DMD_3258</text:p>
          </table:table-cell>
          <table:table-cell office:value-type="float" office:value="0.24564978871391" calcext:value-type="float">
            <text:p>0.2456497887</text:p>
          </table:table-cell>
          <table:table-cell office:value-type="float" office:value="0" calcext:value-type="float">
            <text:p>0</text:p>
          </table:table-cell>
          <table:table-cell office:value-type="float" office:value="0.24564978871391" calcext:value-type="float">
            <text:p>0.24564978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MTM8</text:p>
          </table:table-cell>
          <table:table-cell office:value-type="string" calcext:value-type="string">
            <text:p>sig-DMD_3258</text:p>
          </table:table-cell>
          <table:table-cell office:value-type="float" office:value="-0.261369995472625" calcext:value-type="float">
            <text:p>-0.2613699955</text:p>
          </table:table-cell>
          <table:table-cell office:value-type="float" office:value="0" calcext:value-type="float">
            <text:p>0</text:p>
          </table:table-cell>
          <table:table-cell office:value-type="float" office:value="0.261369995472625" calcext:value-type="float">
            <text:p>0.26136999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NDP1</text:p>
          </table:table-cell>
          <table:table-cell office:value-type="string" calcext:value-type="string">
            <text:p>sig-DMD_2378</text:p>
          </table:table-cell>
          <table:table-cell office:value-type="float" office:value="-0.242138201026789" calcext:value-type="float">
            <text:p>-0.242138201</text:p>
          </table:table-cell>
          <table:table-cell office:value-type="float" office:value="0" calcext:value-type="float">
            <text:p>0</text:p>
          </table:table-cell>
          <table:table-cell office:value-type="float" office:value="0.242138201026789" calcext:value-type="float">
            <text:p>0.2421382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NDP2</text:p>
          </table:table-cell>
          <table:table-cell office:value-type="string" calcext:value-type="string">
            <text:p>sig-DMD_2378</text:p>
          </table:table-cell>
          <table:table-cell office:value-type="float" office:value="-0.366966469067697" calcext:value-type="float">
            <text:p>-0.3669664691</text:p>
          </table:table-cell>
          <table:table-cell office:value-type="float" office:value="0" calcext:value-type="float">
            <text:p>0</text:p>
          </table:table-cell>
          <table:table-cell office:value-type="float" office:value="0.366966469067697" calcext:value-type="float">
            <text:p>0.36696646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NN2</text:p>
          </table:table-cell>
          <table:table-cell office:value-type="string" calcext:value-type="string">
            <text:p>sig-DMD_2392</text:p>
          </table:table-cell>
          <table:table-cell office:value-type="float" office:value="-0.21082289538732" calcext:value-type="float">
            <text:p>-0.2108228954</text:p>
          </table:table-cell>
          <table:table-cell office:value-type="float" office:value="0" calcext:value-type="float">
            <text:p>0</text:p>
          </table:table-cell>
          <table:table-cell office:value-type="float" office:value="0.21082289538732" calcext:value-type="float">
            <text:p>0.21082289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NN2</text:p>
          </table:table-cell>
          <table:table-cell office:value-type="string" calcext:value-type="string">
            <text:p>sig-DMD_3553</text:p>
          </table:table-cell>
          <table:table-cell office:value-type="float" office:value="-0.234513951701468" calcext:value-type="float">
            <text:p>-0.2345139517</text:p>
          </table:table-cell>
          <table:table-cell office:value-type="float" office:value="0" calcext:value-type="float">
            <text:p>0</text:p>
          </table:table-cell>
          <table:table-cell office:value-type="float" office:value="0.234513951701468" calcext:value-type="float">
            <text:p>0.23451395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NOT11</text:p>
          </table:table-cell>
          <table:table-cell office:value-type="string" calcext:value-type="string">
            <text:p>sig-DMD_2723</text:p>
          </table:table-cell>
          <table:table-cell office:value-type="float" office:value="-0.246714969145685" calcext:value-type="float">
            <text:p>-0.2467149691</text:p>
          </table:table-cell>
          <table:table-cell office:value-type="float" office:value="0" calcext:value-type="float">
            <text:p>0</text:p>
          </table:table-cell>
          <table:table-cell office:value-type="float" office:value="0.246714969145685" calcext:value-type="float">
            <text:p>0.24671496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NR1</text:p>
          </table:table-cell>
          <table:table-cell office:value-type="string" calcext:value-type="string">
            <text:p>sig-DMD_3725</text:p>
          </table:table-cell>
          <table:table-cell office:value-type="float" office:value="-0.308160848260321" calcext:value-type="float">
            <text:p>-0.3081608483</text:p>
          </table:table-cell>
          <table:table-cell office:value-type="float" office:value="0" calcext:value-type="float">
            <text:p>0</text:p>
          </table:table-cell>
          <table:table-cell office:value-type="float" office:value="0.308160848260321" calcext:value-type="float">
            <text:p>0.30816084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NTD2</text:p>
          </table:table-cell>
          <table:table-cell office:value-type="string" calcext:value-type="string">
            <text:p>sig-DMD_2561</text:p>
          </table:table-cell>
          <table:table-cell office:value-type="float" office:value="0.218942824379103" calcext:value-type="float">
            <text:p>0.2189428244</text:p>
          </table:table-cell>
          <table:table-cell office:value-type="float" office:value="0" calcext:value-type="float">
            <text:p>0</text:p>
          </table:table-cell>
          <table:table-cell office:value-type="float" office:value="0.218942824379103" calcext:value-type="float">
            <text:p>0.21894282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BL</text:p>
          </table:table-cell>
          <table:table-cell office:value-type="string" calcext:value-type="string">
            <text:p>sig-DMD_3846</text:p>
          </table:table-cell>
          <table:table-cell office:value-type="float" office:value="-0.212366375483009" calcext:value-type="float">
            <text:p>-0.2123663755</text:p>
          </table:table-cell>
          <table:table-cell office:value-type="float" office:value="0" calcext:value-type="float">
            <text:p>0</text:p>
          </table:table-cell>
          <table:table-cell office:value-type="float" office:value="0.212366375483009" calcext:value-type="float">
            <text:p>0.21236637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G1</text:p>
          </table:table-cell>
          <table:table-cell office:value-type="string" calcext:value-type="string">
            <text:p>sig-DMD_2247</text:p>
          </table:table-cell>
          <table:table-cell office:value-type="float" office:value="0.224210938610231" calcext:value-type="float">
            <text:p>0.2242109386</text:p>
          </table:table-cell>
          <table:table-cell office:value-type="float" office:value="0" calcext:value-type="float">
            <text:p>0</text:p>
          </table:table-cell>
          <table:table-cell office:value-type="float" office:value="0.224210938610231" calcext:value-type="float">
            <text:p>0.22421093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G2</text:p>
          </table:table-cell>
          <table:table-cell office:value-type="string" calcext:value-type="string">
            <text:p>sig-DMD_395</text:p>
          </table:table-cell>
          <table:table-cell office:value-type="float" office:value="0.371934919325149" calcext:value-type="float">
            <text:p>0.3719349193</text:p>
          </table:table-cell>
          <table:table-cell office:value-type="float" office:value="0" calcext:value-type="float">
            <text:p>0</text:p>
          </table:table-cell>
          <table:table-cell office:value-type="float" office:value="0.371934919325149" calcext:value-type="float">
            <text:p>0.37193491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11A1</text:p>
          </table:table-cell>
          <table:table-cell office:value-type="string" calcext:value-type="string">
            <text:p>sig-DMD_184</text:p>
          </table:table-cell>
          <table:table-cell office:value-type="float" office:value="0.20271706756821" calcext:value-type="float">
            <text:p>0.2027170676</text:p>
          </table:table-cell>
          <table:table-cell office:value-type="float" office:value="0" calcext:value-type="float">
            <text:p>0</text:p>
          </table:table-cell>
          <table:table-cell office:value-type="float" office:value="0.20271706756821" calcext:value-type="float">
            <text:p>0.20271706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14A1</text:p>
          </table:table-cell>
          <table:table-cell office:value-type="string" calcext:value-type="string">
            <text:p>sig-DMD_4148</text:p>
          </table:table-cell>
          <table:table-cell office:value-type="float" office:value="-0.328811770032325" calcext:value-type="float">
            <text:p>-0.32881177</text:p>
          </table:table-cell>
          <table:table-cell office:value-type="float" office:value="0" calcext:value-type="float">
            <text:p>0</text:p>
          </table:table-cell>
          <table:table-cell office:value-type="float" office:value="0.328811770032325" calcext:value-type="float">
            <text:p>0.328811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23A1</text:p>
          </table:table-cell>
          <table:table-cell office:value-type="string" calcext:value-type="string">
            <text:p>sig-DMD_3618</text:p>
          </table:table-cell>
          <table:table-cell office:value-type="float" office:value="-0.277112697772103" calcext:value-type="float">
            <text:p>-0.2771126978</text:p>
          </table:table-cell>
          <table:table-cell office:value-type="float" office:value="0" calcext:value-type="float">
            <text:p>0</text:p>
          </table:table-cell>
          <table:table-cell office:value-type="float" office:value="0.277112697772103" calcext:value-type="float">
            <text:p>0.2771126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6A6</text:p>
          </table:table-cell>
          <table:table-cell office:value-type="string" calcext:value-type="string">
            <text:p>sig-DMD_3317</text:p>
          </table:table-cell>
          <table:table-cell office:value-type="float" office:value="-0.341344461808122" calcext:value-type="float">
            <text:p>-0.3413444618</text:p>
          </table:table-cell>
          <table:table-cell office:value-type="float" office:value="0" calcext:value-type="float">
            <text:p>0</text:p>
          </table:table-cell>
          <table:table-cell office:value-type="float" office:value="0.341344461808122" calcext:value-type="float">
            <text:p>0.34134446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9A3</text:p>
          </table:table-cell>
          <table:table-cell office:value-type="string" calcext:value-type="string">
            <text:p>sig-DMD_3104</text:p>
          </table:table-cell>
          <table:table-cell office:value-type="float" office:value="-0.316039117824293" calcext:value-type="float">
            <text:p>-0.3160391178</text:p>
          </table:table-cell>
          <table:table-cell office:value-type="float" office:value="0" calcext:value-type="float">
            <text:p>0</text:p>
          </table:table-cell>
          <table:table-cell office:value-type="float" office:value="0.316039117824293" calcext:value-type="float">
            <text:p>0.31603911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MD7</text:p>
          </table:table-cell>
          <table:table-cell office:value-type="string" calcext:value-type="string">
            <text:p>sig-DMD_2914</text:p>
          </table:table-cell>
          <table:table-cell office:value-type="float" office:value="-0.217617164983494" calcext:value-type="float">
            <text:p>-0.217617165</text:p>
          </table:table-cell>
          <table:table-cell office:value-type="float" office:value="0" calcext:value-type="float">
            <text:p>0</text:p>
          </table:table-cell>
          <table:table-cell office:value-type="float" office:value="0.217617164983494" calcext:value-type="float">
            <text:p>0.2176171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MD7</text:p>
          </table:table-cell>
          <table:table-cell office:value-type="string" calcext:value-type="string">
            <text:p>sig-DMD_2915</text:p>
          </table:table-cell>
          <table:table-cell office:value-type="float" office:value="0.224974014460449" calcext:value-type="float">
            <text:p>0.2249740145</text:p>
          </table:table-cell>
          <table:table-cell office:value-type="float" office:value="0" calcext:value-type="float">
            <text:p>0</text:p>
          </table:table-cell>
          <table:table-cell office:value-type="float" office:value="0.224974014460449" calcext:value-type="float">
            <text:p>0.22497401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TL1</text:p>
          </table:table-cell>
          <table:table-cell office:value-type="string" calcext:value-type="string">
            <text:p>sig-DMD_2117</text:p>
          </table:table-cell>
          <table:table-cell office:value-type="float" office:value="-0.582749377509445" calcext:value-type="float">
            <text:p>-0.5827493775</text:p>
          </table:table-cell>
          <table:table-cell office:value-type="float" office:value="0" calcext:value-type="float">
            <text:p>0</text:p>
          </table:table-cell>
          <table:table-cell office:value-type="float" office:value="0.582749377509445" calcext:value-type="float">
            <text:p>0.58274937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X5A</text:p>
          </table:table-cell>
          <table:table-cell office:value-type="string" calcext:value-type="string">
            <text:p>sig-DMD_1557</text:p>
          </table:table-cell>
          <table:table-cell office:value-type="float" office:value="-0.201339517834769" calcext:value-type="float">
            <text:p>-0.2013395178</text:p>
          </table:table-cell>
          <table:table-cell office:value-type="float" office:value="0" calcext:value-type="float">
            <text:p>0</text:p>
          </table:table-cell>
          <table:table-cell office:value-type="float" office:value="0.201339517834769" calcext:value-type="float">
            <text:p>0.20133951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PD</text:p>
          </table:table-cell>
          <table:table-cell office:value-type="string" calcext:value-type="string">
            <text:p>sig-DMD_2184</text:p>
          </table:table-cell>
          <table:table-cell office:value-type="float" office:value="0.209555807258272" calcext:value-type="float">
            <text:p>0.2095558073</text:p>
          </table:table-cell>
          <table:table-cell office:value-type="float" office:value="0" calcext:value-type="float">
            <text:p>0</text:p>
          </table:table-cell>
          <table:table-cell office:value-type="float" office:value="0.209555807258272" calcext:value-type="float">
            <text:p>0.20955580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PEB3</text:p>
          </table:table-cell>
          <table:table-cell office:value-type="string" calcext:value-type="string">
            <text:p>sig-DMD_582</text:p>
          </table:table-cell>
          <table:table-cell office:value-type="float" office:value="-0.225448426531493" calcext:value-type="float">
            <text:p>-0.2254484265</text:p>
          </table:table-cell>
          <table:table-cell office:value-type="float" office:value="0" calcext:value-type="float">
            <text:p>0</text:p>
          </table:table-cell>
          <table:table-cell office:value-type="float" office:value="0.225448426531493" calcext:value-type="float">
            <text:p>0.22544842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PLX1</text:p>
          </table:table-cell>
          <table:table-cell office:value-type="string" calcext:value-type="string">
            <text:p>sig-DMD_3379</text:p>
          </table:table-cell>
          <table:table-cell office:value-type="float" office:value="-0.259465683286619" calcext:value-type="float">
            <text:p>-0.2594656833</text:p>
          </table:table-cell>
          <table:table-cell office:value-type="float" office:value="0" calcext:value-type="float">
            <text:p>0</text:p>
          </table:table-cell>
          <table:table-cell office:value-type="float" office:value="0.259465683286619" calcext:value-type="float">
            <text:p>0.25946568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PLX1</text:p>
          </table:table-cell>
          <table:table-cell office:value-type="string" calcext:value-type="string">
            <text:p>sig-DMD_3381</text:p>
          </table:table-cell>
          <table:table-cell office:value-type="float" office:value="0.230144206688837" calcext:value-type="float">
            <text:p>0.2301442067</text:p>
          </table:table-cell>
          <table:table-cell office:value-type="float" office:value="0" calcext:value-type="float">
            <text:p>0</text:p>
          </table:table-cell>
          <table:table-cell office:value-type="float" office:value="0.230144206688837" calcext:value-type="float">
            <text:p>0.23014420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AT</text:p>
          </table:table-cell>
          <table:table-cell office:value-type="string" calcext:value-type="string">
            <text:p>sig-DMD_4312</text:p>
          </table:table-cell>
          <table:table-cell office:value-type="float" office:value="-0.582922136640746" calcext:value-type="float">
            <text:p>-0.5829221366</text:p>
          </table:table-cell>
          <table:table-cell office:value-type="float" office:value="0" calcext:value-type="float">
            <text:p>0</text:p>
          </table:table-cell>
          <table:table-cell office:value-type="float" office:value="0.582922136640746" calcext:value-type="float">
            <text:p>0.58292213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EB5</text:p>
          </table:table-cell>
          <table:table-cell office:value-type="string" calcext:value-type="string">
            <text:p>sig-DMD_3826</text:p>
          </table:table-cell>
          <table:table-cell office:value-type="float" office:value="-0.237069550988209" calcext:value-type="float">
            <text:p>-0.237069551</text:p>
          </table:table-cell>
          <table:table-cell office:value-type="float" office:value="0" calcext:value-type="float">
            <text:p>0</text:p>
          </table:table-cell>
          <table:table-cell office:value-type="float" office:value="0.237069550988209" calcext:value-type="float">
            <text:p>0.2370695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IM1</text:p>
          </table:table-cell>
          <table:table-cell office:value-type="string" calcext:value-type="string">
            <text:p>sig-DMD_2662</text:p>
          </table:table-cell>
          <table:table-cell office:value-type="float" office:value="-0.429565194686959" calcext:value-type="float">
            <text:p>-0.4295651947</text:p>
          </table:table-cell>
          <table:table-cell office:value-type="float" office:value="0" calcext:value-type="float">
            <text:p>0</text:p>
          </table:table-cell>
          <table:table-cell office:value-type="float" office:value="0.429565194686959" calcext:value-type="float">
            <text:p>0.42956519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IM1</text:p>
          </table:table-cell>
          <table:table-cell office:value-type="string" calcext:value-type="string">
            <text:p>sig-DMD_2663</text:p>
          </table:table-cell>
          <table:table-cell office:value-type="float" office:value="-0.275480664337815" calcext:value-type="float">
            <text:p>-0.2754806643</text:p>
          </table:table-cell>
          <table:table-cell office:value-type="float" office:value="0" calcext:value-type="float">
            <text:p>0</text:p>
          </table:table-cell>
          <table:table-cell office:value-type="float" office:value="0.275480664337815" calcext:value-type="float">
            <text:p>0.27548066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IM1</text:p>
          </table:table-cell>
          <table:table-cell office:value-type="string" calcext:value-type="string">
            <text:p>sig-DMD_2664</text:p>
          </table:table-cell>
          <table:table-cell office:value-type="float" office:value="-0.226347484751592" calcext:value-type="float">
            <text:p>-0.2263474848</text:p>
          </table:table-cell>
          <table:table-cell office:value-type="float" office:value="0" calcext:value-type="float">
            <text:p>0</text:p>
          </table:table-cell>
          <table:table-cell office:value-type="float" office:value="0.226347484751592" calcext:value-type="float">
            <text:p>0.22634748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IP1</text:p>
          </table:table-cell>
          <table:table-cell office:value-type="string" calcext:value-type="string">
            <text:p>sig-DMD_1488</text:p>
          </table:table-cell>
          <table:table-cell office:value-type="float" office:value="-0.533304782092759" calcext:value-type="float">
            <text:p>-0.5333047821</text:p>
          </table:table-cell>
          <table:table-cell office:value-type="float" office:value="0" calcext:value-type="float">
            <text:p>0</text:p>
          </table:table-cell>
          <table:table-cell office:value-type="float" office:value="0.533304782092759" calcext:value-type="float">
            <text:p>0.53330478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IP2</text:p>
          </table:table-cell>
          <table:table-cell office:value-type="string" calcext:value-type="string">
            <text:p>sig-DMD_1486</text:p>
          </table:table-cell>
          <table:table-cell office:value-type="float" office:value="-0.508700930002451" calcext:value-type="float">
            <text:p>-0.50870093</text:p>
          </table:table-cell>
          <table:table-cell office:value-type="float" office:value="0" calcext:value-type="float">
            <text:p>0</text:p>
          </table:table-cell>
          <table:table-cell office:value-type="float" office:value="0.508700930002451" calcext:value-type="float">
            <text:p>0.508700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TAC1</text:p>
          </table:table-cell>
          <table:table-cell office:value-type="string" calcext:value-type="string">
            <text:p>sig-DMD_590</text:p>
          </table:table-cell>
          <table:table-cell office:value-type="float" office:value="-0.260064507776454" calcext:value-type="float">
            <text:p>-0.2600645078</text:p>
          </table:table-cell>
          <table:table-cell office:value-type="float" office:value="0" calcext:value-type="float">
            <text:p>0</text:p>
          </table:table-cell>
          <table:table-cell office:value-type="float" office:value="0.260064507776454" calcext:value-type="float">
            <text:p>0.26006450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Y2</text:p>
          </table:table-cell>
          <table:table-cell office:value-type="string" calcext:value-type="string">
            <text:p>sig-DMD_775</text:p>
          </table:table-cell>
          <table:table-cell office:value-type="float" office:value="0.351965435032586" calcext:value-type="float">
            <text:p>0.351965435</text:p>
          </table:table-cell>
          <table:table-cell office:value-type="float" office:value="0" calcext:value-type="float">
            <text:p>0</text:p>
          </table:table-cell>
          <table:table-cell office:value-type="float" office:value="0.351965435032586" calcext:value-type="float">
            <text:p>0.3519654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YBA2</text:p>
          </table:table-cell>
          <table:table-cell office:value-type="string" calcext:value-type="string">
            <text:p>sig-DMD_2803</text:p>
          </table:table-cell>
          <table:table-cell office:value-type="float" office:value="0.316039847297456" calcext:value-type="float">
            <text:p>0.3160398473</text:p>
          </table:table-cell>
          <table:table-cell office:value-type="float" office:value="0" calcext:value-type="float">
            <text:p>0</text:p>
          </table:table-cell>
          <table:table-cell office:value-type="float" office:value="0.316039847297456" calcext:value-type="float">
            <text:p>0.31603984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SRP1</text:p>
          </table:table-cell>
          <table:table-cell office:value-type="string" calcext:value-type="string">
            <text:p>sig-DMD_359</text:p>
          </table:table-cell>
          <table:table-cell office:value-type="float" office:value="-0.681345543339527" calcext:value-type="float">
            <text:p>-0.6813455433</text:p>
          </table:table-cell>
          <table:table-cell office:value-type="float" office:value="0" calcext:value-type="float">
            <text:p>0</text:p>
          </table:table-cell>
          <table:table-cell office:value-type="float" office:value="0.681345543339527" calcext:value-type="float">
            <text:p>0.68134554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TBP2</text:p>
          </table:table-cell>
          <table:table-cell office:value-type="string" calcext:value-type="string">
            <text:p>sig-DMD_635</text:p>
          </table:table-cell>
          <table:table-cell office:value-type="float" office:value="-0.383136577667178" calcext:value-type="float">
            <text:p>-0.3831365777</text:p>
          </table:table-cell>
          <table:table-cell office:value-type="float" office:value="0" calcext:value-type="float">
            <text:p>0</text:p>
          </table:table-cell>
          <table:table-cell office:value-type="float" office:value="0.383136577667178" calcext:value-type="float">
            <text:p>0.38313657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TC1</text:p>
          </table:table-cell>
          <table:table-cell office:value-type="string" calcext:value-type="string">
            <text:p>sig-DMD_2155</text:p>
          </table:table-cell>
          <table:table-cell office:value-type="float" office:value="0.272387882994767" calcext:value-type="float">
            <text:p>0.272387883</text:p>
          </table:table-cell>
          <table:table-cell office:value-type="float" office:value="0" calcext:value-type="float">
            <text:p>0</text:p>
          </table:table-cell>
          <table:table-cell office:value-type="float" office:value="0.272387882994767" calcext:value-type="float">
            <text:p>0.2723878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TCFL</text:p>
          </table:table-cell>
          <table:table-cell office:value-type="string" calcext:value-type="string">
            <text:p>sig-DMD_3018</text:p>
          </table:table-cell>
          <table:table-cell office:value-type="float" office:value="-0.233231572759446" calcext:value-type="float">
            <text:p>-0.2332315728</text:p>
          </table:table-cell>
          <table:table-cell office:value-type="float" office:value="0" calcext:value-type="float">
            <text:p>0</text:p>
          </table:table-cell>
          <table:table-cell office:value-type="float" office:value="0.233231572759446" calcext:value-type="float">
            <text:p>0.23323157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TDSP1</text:p>
          </table:table-cell>
          <table:table-cell office:value-type="string" calcext:value-type="string">
            <text:p>sig-DMD_2798</text:p>
          </table:table-cell>
          <table:table-cell office:value-type="float" office:value="-0.401565859820748" calcext:value-type="float">
            <text:p>-0.4015658598</text:p>
          </table:table-cell>
          <table:table-cell office:value-type="float" office:value="0" calcext:value-type="float">
            <text:p>0</text:p>
          </table:table-cell>
          <table:table-cell office:value-type="float" office:value="0.401565859820748" calcext:value-type="float">
            <text:p>0.40156585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TDSPL</text:p>
          </table:table-cell>
          <table:table-cell office:value-type="string" calcext:value-type="string">
            <text:p>sig-DMD_3261</text:p>
          </table:table-cell>
          <table:table-cell office:value-type="float" office:value="-0.375458678300747" calcext:value-type="float">
            <text:p>-0.3754586783</text:p>
          </table:table-cell>
          <table:table-cell office:value-type="float" office:value="0" calcext:value-type="float">
            <text:p>0</text:p>
          </table:table-cell>
          <table:table-cell office:value-type="float" office:value="0.375458678300747" calcext:value-type="float">
            <text:p>0.37545867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TSC</text:p>
          </table:table-cell>
          <table:table-cell office:value-type="string" calcext:value-type="string">
            <text:p>sig-DMD_845</text:p>
          </table:table-cell>
          <table:table-cell office:value-type="float" office:value="-0.332461008084582" calcext:value-type="float">
            <text:p>-0.3324610081</text:p>
          </table:table-cell>
          <table:table-cell office:value-type="float" office:value="0" calcext:value-type="float">
            <text:p>0</text:p>
          </table:table-cell>
          <table:table-cell office:value-type="float" office:value="0.332461008084582" calcext:value-type="float">
            <text:p>0.33246100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TSL</text:p>
          </table:table-cell>
          <table:table-cell office:value-type="string" calcext:value-type="string">
            <text:p>sig-DMD_4260</text:p>
          </table:table-cell>
          <table:table-cell office:value-type="float" office:value="-0.344514203581544" calcext:value-type="float">
            <text:p>-0.3445142036</text:p>
          </table:table-cell>
          <table:table-cell office:value-type="float" office:value="0" calcext:value-type="float">
            <text:p>0</text:p>
          </table:table-cell>
          <table:table-cell office:value-type="float" office:value="0.344514203581544" calcext:value-type="float">
            <text:p>0.34451420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X2</text:p>
          </table:table-cell>
          <table:table-cell office:value-type="string" calcext:value-type="string">
            <text:p>sig-DMD_1004</text:p>
          </table:table-cell>
          <table:table-cell office:value-type="float" office:value="0.298574456335175" calcext:value-type="float">
            <text:p>0.2985744563</text:p>
          </table:table-cell>
          <table:table-cell office:value-type="float" office:value="0" calcext:value-type="float">
            <text:p>0</text:p>
          </table:table-cell>
          <table:table-cell office:value-type="float" office:value="0.298574456335175" calcext:value-type="float">
            <text:p>0.29857445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XCL2</text:p>
          </table:table-cell>
          <table:table-cell office:value-type="string" calcext:value-type="string">
            <text:p>sig-DMD_3439</text:p>
          </table:table-cell>
          <table:table-cell office:value-type="float" office:value="-0.386679601050557" calcext:value-type="float">
            <text:p>-0.3866796011</text:p>
          </table:table-cell>
          <table:table-cell office:value-type="float" office:value="0" calcext:value-type="float">
            <text:p>0</text:p>
          </table:table-cell>
          <table:table-cell office:value-type="float" office:value="0.386679601050557" calcext:value-type="float">
            <text:p>0.38667960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XXC5</text:p>
          </table:table-cell>
          <table:table-cell office:value-type="string" calcext:value-type="string">
            <text:p>sig-DMD_3571</text:p>
          </table:table-cell>
          <table:table-cell office:value-type="float" office:value="-0.271309727564599" calcext:value-type="float">
            <text:p>-0.2713097276</text:p>
          </table:table-cell>
          <table:table-cell office:value-type="float" office:value="0" calcext:value-type="float">
            <text:p>0</text:p>
          </table:table-cell>
          <table:table-cell office:value-type="float" office:value="0.271309727564599" calcext:value-type="float">
            <text:p>0.27130972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XXC5</text:p>
          </table:table-cell>
          <table:table-cell office:value-type="string" calcext:value-type="string">
            <text:p>sig-DMD_3572</text:p>
          </table:table-cell>
          <table:table-cell office:value-type="float" office:value="-0.684918315391238" calcext:value-type="float">
            <text:p>-0.6849183154</text:p>
          </table:table-cell>
          <table:table-cell office:value-type="float" office:value="0" calcext:value-type="float">
            <text:p>0</text:p>
          </table:table-cell>
          <table:table-cell office:value-type="float" office:value="0.684918315391238" calcext:value-type="float">
            <text:p>0.68491831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XXC5</text:p>
          </table:table-cell>
          <table:table-cell office:value-type="string" calcext:value-type="string">
            <text:p>sig-DMD_3573</text:p>
          </table:table-cell>
          <table:table-cell office:value-type="float" office:value="-0.590688084539259" calcext:value-type="float">
            <text:p>-0.5906880845</text:p>
          </table:table-cell>
          <table:table-cell office:value-type="float" office:value="0" calcext:value-type="float">
            <text:p>0</text:p>
          </table:table-cell>
          <table:table-cell office:value-type="float" office:value="0.590688084539259" calcext:value-type="float">
            <text:p>0.59068808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XXC5</text:p>
          </table:table-cell>
          <table:table-cell office:value-type="string" calcext:value-type="string">
            <text:p>sig-DMD_3574</text:p>
          </table:table-cell>
          <table:table-cell office:value-type="float" office:value="0.234320818713037" calcext:value-type="float">
            <text:p>0.2343208187</text:p>
          </table:table-cell>
          <table:table-cell office:value-type="float" office:value="0" calcext:value-type="float">
            <text:p>0</text:p>
          </table:table-cell>
          <table:table-cell office:value-type="float" office:value="0.234320818713037" calcext:value-type="float">
            <text:p>0.23432081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YP1B1</text:p>
          </table:table-cell>
          <table:table-cell office:value-type="string" calcext:value-type="string">
            <text:p>sig-DMD_2666</text:p>
          </table:table-cell>
          <table:table-cell office:value-type="float" office:value="-0.381683234127617" calcext:value-type="float">
            <text:p>-0.3816832341</text:p>
          </table:table-cell>
          <table:table-cell office:value-type="float" office:value="0" calcext:value-type="float">
            <text:p>0</text:p>
          </table:table-cell>
          <table:table-cell office:value-type="float" office:value="0.381683234127617" calcext:value-type="float">
            <text:p>0.38168323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sig-DMD_168</text:p>
          </table:table-cell>
          <table:table-cell office:value-type="float" office:value="-0.36469094809543" calcext:value-type="float">
            <text:p>-0.3646909481</text:p>
          </table:table-cell>
          <table:table-cell office:value-type="float" office:value="0" calcext:value-type="float">
            <text:p>0</text:p>
          </table:table-cell>
          <table:table-cell office:value-type="float" office:value="0.36469094809543" calcext:value-type="float">
            <text:p>0.36469094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TL1</text:p>
          </table:table-cell>
          <table:table-cell office:value-type="string" calcext:value-type="string">
            <text:p>sig-DMD_3393</text:p>
          </table:table-cell>
          <table:table-cell office:value-type="float" office:value="-0.229068591805041" calcext:value-type="float">
            <text:p>-0.2290685918</text:p>
          </table:table-cell>
          <table:table-cell office:value-type="float" office:value="0" calcext:value-type="float">
            <text:p>0</text:p>
          </table:table-cell>
          <table:table-cell office:value-type="float" office:value="0.229068591805041" calcext:value-type="float">
            <text:p>0.22906859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CH1</text:p>
          </table:table-cell>
          <table:table-cell office:value-type="string" calcext:value-type="string">
            <text:p>sig-DMD_1351</text:p>
          </table:table-cell>
          <table:table-cell office:value-type="float" office:value="-0.5442761307614" calcext:value-type="float">
            <text:p>-0.5442761308</text:p>
          </table:table-cell>
          <table:table-cell office:value-type="float" office:value="0" calcext:value-type="float">
            <text:p>0</text:p>
          </table:table-cell>
          <table:table-cell office:value-type="float" office:value="0.5442761307614" calcext:value-type="float">
            <text:p>0.54427613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P</text:p>
          </table:table-cell>
          <table:table-cell office:value-type="string" calcext:value-type="string">
            <text:p>sig-DMD_3508</text:p>
          </table:table-cell>
          <table:table-cell office:value-type="float" office:value="-0.244292578763305" calcext:value-type="float">
            <text:p>-0.2442925788</text:p>
          </table:table-cell>
          <table:table-cell office:value-type="float" office:value="0" calcext:value-type="float">
            <text:p>0</text:p>
          </table:table-cell>
          <table:table-cell office:value-type="float" office:value="0.244292578763305" calcext:value-type="float">
            <text:p>0.24429257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PK1</text:p>
          </table:table-cell>
          <table:table-cell office:value-type="string" calcext:value-type="string">
            <text:p>sig-DMD_4260</text:p>
          </table:table-cell>
          <table:table-cell office:value-type="float" office:value="-0.597588873957271" calcext:value-type="float">
            <text:p>-0.597588874</text:p>
          </table:table-cell>
          <table:table-cell office:value-type="float" office:value="0" calcext:value-type="float">
            <text:p>0</text:p>
          </table:table-cell>
          <table:table-cell office:value-type="float" office:value="0.597588873957271" calcext:value-type="float">
            <text:p>0.5975888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PK2</text:p>
          </table:table-cell>
          <table:table-cell office:value-type="string" calcext:value-type="string">
            <text:p>sig-DMD_1543</text:p>
          </table:table-cell>
          <table:table-cell office:value-type="float" office:value="-0.419389711911976" calcext:value-type="float">
            <text:p>-0.4193897119</text:p>
          </table:table-cell>
          <table:table-cell office:value-type="float" office:value="0" calcext:value-type="float">
            <text:p>0</text:p>
          </table:table-cell>
          <table:table-cell office:value-type="float" office:value="0.419389711911976" calcext:value-type="float">
            <text:p>0.41938971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RC</text:p>
          </table:table-cell>
          <table:table-cell office:value-type="string" calcext:value-type="string">
            <text:p>sig-DMD_294</text:p>
          </table:table-cell>
          <table:table-cell office:value-type="float" office:value="0.395170314555971" calcext:value-type="float">
            <text:p>0.3951703146</text:p>
          </table:table-cell>
          <table:table-cell office:value-type="float" office:value="0" calcext:value-type="float">
            <text:p>0</text:p>
          </table:table-cell>
          <table:table-cell office:value-type="float" office:value="0.395170314555971" calcext:value-type="float">
            <text:p>0.39517031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RC</text:p>
          </table:table-cell>
          <table:table-cell office:value-type="string" calcext:value-type="string">
            <text:p>sig-DMD_295</text:p>
          </table:table-cell>
          <table:table-cell office:value-type="float" office:value="0.371643881181522" calcext:value-type="float">
            <text:p>0.3716438812</text:p>
          </table:table-cell>
          <table:table-cell office:value-type="float" office:value="0" calcext:value-type="float">
            <text:p>0</text:p>
          </table:table-cell>
          <table:table-cell office:value-type="float" office:value="0.371643881181522" calcext:value-type="float">
            <text:p>0.37164388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BI</text:p>
          </table:table-cell>
          <table:table-cell office:value-type="string" calcext:value-type="string">
            <text:p>sig-DMD_2744</text:p>
          </table:table-cell>
          <table:table-cell office:value-type="float" office:value="-0.451463382498063" calcext:value-type="float">
            <text:p>-0.4514633825</text:p>
          </table:table-cell>
          <table:table-cell office:value-type="float" office:value="0" calcext:value-type="float">
            <text:p>0</text:p>
          </table:table-cell>
          <table:table-cell office:value-type="float" office:value="0.451463382498063" calcext:value-type="float">
            <text:p>0.45146338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BNDD2</text:p>
          </table:table-cell>
          <table:table-cell office:value-type="string" calcext:value-type="string">
            <text:p>sig-DMD_2928</text:p>
          </table:table-cell>
          <table:table-cell office:value-type="float" office:value="-0.690081832874641" calcext:value-type="float">
            <text:p>-0.6900818329</text:p>
          </table:table-cell>
          <table:table-cell office:value-type="float" office:value="0" calcext:value-type="float">
            <text:p>0</text:p>
          </table:table-cell>
          <table:table-cell office:value-type="float" office:value="0.690081832874641" calcext:value-type="float">
            <text:p>0.69008183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BX2</text:p>
          </table:table-cell>
          <table:table-cell office:value-type="string" calcext:value-type="string">
            <text:p>sig-DMD_916</text:p>
          </table:table-cell>
          <table:table-cell office:value-type="float" office:value="-0.231365873795533" calcext:value-type="float">
            <text:p>-0.2313658738</text:p>
          </table:table-cell>
          <table:table-cell office:value-type="float" office:value="0" calcext:value-type="float">
            <text:p>0</text:p>
          </table:table-cell>
          <table:table-cell office:value-type="float" office:value="0.231365873795533" calcext:value-type="float">
            <text:p>0.23136587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CP2</text:p>
          </table:table-cell>
          <table:table-cell office:value-type="string" calcext:value-type="string">
            <text:p>sig-DMD_3552</text:p>
          </table:table-cell>
          <table:table-cell office:value-type="float" office:value="-0.238595234389141" calcext:value-type="float">
            <text:p>-0.2385952344</text:p>
          </table:table-cell>
          <table:table-cell office:value-type="float" office:value="0" calcext:value-type="float">
            <text:p>0</text:p>
          </table:table-cell>
          <table:table-cell office:value-type="float" office:value="0.238595234389141" calcext:value-type="float">
            <text:p>0.23859523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CPS</text:p>
          </table:table-cell>
          <table:table-cell office:value-type="string" calcext:value-type="string">
            <text:p>sig-DMD_870</text:p>
          </table:table-cell>
          <table:table-cell office:value-type="float" office:value="-0.210650871808094" calcext:value-type="float">
            <text:p>-0.2106508718</text:p>
          </table:table-cell>
          <table:table-cell office:value-type="float" office:value="0" calcext:value-type="float">
            <text:p>0</text:p>
          </table:table-cell>
          <table:table-cell office:value-type="float" office:value="0.210650871808094" calcext:value-type="float">
            <text:p>0.21065087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DR1</text:p>
          </table:table-cell>
          <table:table-cell office:value-type="string" calcext:value-type="string">
            <text:p>sig-DMD_3674</text:p>
          </table:table-cell>
          <table:table-cell office:value-type="float" office:value="-0.241106042002292" calcext:value-type="float">
            <text:p>-0.241106042</text:p>
          </table:table-cell>
          <table:table-cell office:value-type="float" office:value="0" calcext:value-type="float">
            <text:p>0</text:p>
          </table:table-cell>
          <table:table-cell office:value-type="float" office:value="0.241106042002292" calcext:value-type="float">
            <text:p>0.2411060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GS2</text:p>
          </table:table-cell>
          <table:table-cell office:value-type="string" calcext:value-type="string">
            <text:p>sig-DMD_1471</text:p>
          </table:table-cell>
          <table:table-cell office:value-type="float" office:value="-0.573732215363413" calcext:value-type="float">
            <text:p>-0.5737322154</text:p>
          </table:table-cell>
          <table:table-cell office:value-type="float" office:value="0" calcext:value-type="float">
            <text:p>0</text:p>
          </table:table-cell>
          <table:table-cell office:value-type="float" office:value="0.573732215363413" calcext:value-type="float">
            <text:p>0.57373221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NND2D</text:p>
          </table:table-cell>
          <table:table-cell office:value-type="string" calcext:value-type="string">
            <text:p>sig-DMD_192</text:p>
          </table:table-cell>
          <table:table-cell office:value-type="float" office:value="-0.619564641067892" calcext:value-type="float">
            <text:p>-0.6195646411</text:p>
          </table:table-cell>
          <table:table-cell office:value-type="float" office:value="0" calcext:value-type="float">
            <text:p>0</text:p>
          </table:table-cell>
          <table:table-cell office:value-type="float" office:value="0.619564641067892" calcext:value-type="float">
            <text:p>0.61956464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NND3</text:p>
          </table:table-cell>
          <table:table-cell office:value-type="string" calcext:value-type="string">
            <text:p>sig-DMD_4186</text:p>
          </table:table-cell>
          <table:table-cell office:value-type="float" office:value="-0.231681757674709" calcext:value-type="float">
            <text:p>-0.2316817577</text:p>
          </table:table-cell>
          <table:table-cell office:value-type="float" office:value="0" calcext:value-type="float">
            <text:p>0</text:p>
          </table:table-cell>
          <table:table-cell office:value-type="float" office:value="0.231681757674709" calcext:value-type="float">
            <text:p>0.23168175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FNB31</text:p>
          </table:table-cell>
          <table:table-cell office:value-type="string" calcext:value-type="string">
            <text:p>sig-DMD_4290</text:p>
          </table:table-cell>
          <table:table-cell office:value-type="float" office:value="-0.473288889306715" calcext:value-type="float">
            <text:p>-0.4732888893</text:p>
          </table:table-cell>
          <table:table-cell office:value-type="float" office:value="0" calcext:value-type="float">
            <text:p>0</text:p>
          </table:table-cell>
          <table:table-cell office:value-type="float" office:value="0.473288889306715" calcext:value-type="float">
            <text:p>0.47328888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GCR2</text:p>
          </table:table-cell>
          <table:table-cell office:value-type="string" calcext:value-type="string">
            <text:p>sig-DMD_3168</text:p>
          </table:table-cell>
          <table:table-cell office:value-type="float" office:value="-0.289947733583262" calcext:value-type="float">
            <text:p>-0.2899477336</text:p>
          </table:table-cell>
          <table:table-cell office:value-type="float" office:value="0" calcext:value-type="float">
            <text:p>0</text:p>
          </table:table-cell>
          <table:table-cell office:value-type="float" office:value="0.289947733583262" calcext:value-type="float">
            <text:p>0.28994773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GKG</text:p>
          </table:table-cell>
          <table:table-cell office:value-type="string" calcext:value-type="string">
            <text:p>sig-DMD_3362</text:p>
          </table:table-cell>
          <table:table-cell office:value-type="float" office:value="0.428270132304552" calcext:value-type="float">
            <text:p>0.4282701323</text:p>
          </table:table-cell>
          <table:table-cell office:value-type="float" office:value="0" calcext:value-type="float">
            <text:p>0</text:p>
          </table:table-cell>
          <table:table-cell office:value-type="float" office:value="0.428270132304552" calcext:value-type="float">
            <text:p>0.42827013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GUOK</text:p>
          </table:table-cell>
          <table:table-cell office:value-type="string" calcext:value-type="string">
            <text:p>sig-DMD_2697</text:p>
          </table:table-cell>
          <table:table-cell office:value-type="float" office:value="-0.254510181122147" calcext:value-type="float">
            <text:p>-0.2545101811</text:p>
          </table:table-cell>
          <table:table-cell office:value-type="float" office:value="0" calcext:value-type="float">
            <text:p>0</text:p>
          </table:table-cell>
          <table:table-cell office:value-type="float" office:value="0.254510181122147" calcext:value-type="float">
            <text:p>0.25451018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HCR7</text:p>
          </table:table-cell>
          <table:table-cell office:value-type="string" calcext:value-type="string">
            <text:p>sig-DMD_831</text:p>
          </table:table-cell>
          <table:table-cell office:value-type="float" office:value="-0.233451314952174" calcext:value-type="float">
            <text:p>-0.233451315</text:p>
          </table:table-cell>
          <table:table-cell office:value-type="float" office:value="0" calcext:value-type="float">
            <text:p>0</text:p>
          </table:table-cell>
          <table:table-cell office:value-type="float" office:value="0.233451314952174" calcext:value-type="float">
            <text:p>0.2334513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HRS3</text:p>
          </table:table-cell>
          <table:table-cell office:value-type="string" calcext:value-type="string">
            <text:p>sig-DMD_67</text:p>
          </table:table-cell>
          <table:table-cell office:value-type="float" office:value="-0.237415579466666" calcext:value-type="float">
            <text:p>-0.2374155795</text:p>
          </table:table-cell>
          <table:table-cell office:value-type="float" office:value="0" calcext:value-type="float">
            <text:p>0</text:p>
          </table:table-cell>
          <table:table-cell office:value-type="float" office:value="0.237415579466666" calcext:value-type="float">
            <text:p>0.23741557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O3</text:p>
          </table:table-cell>
          <table:table-cell office:value-type="string" calcext:value-type="string">
            <text:p>sig-DMD_1473</text:p>
          </table:table-cell>
          <table:table-cell office:value-type="float" office:value="0.296786903998432" calcext:value-type="float">
            <text:p>0.296786904</text:p>
          </table:table-cell>
          <table:table-cell office:value-type="float" office:value="0" calcext:value-type="float">
            <text:p>0</text:p>
          </table:table-cell>
          <table:table-cell office:value-type="float" office:value="0.296786903998432" calcext:value-type="float">
            <text:p>0.2967869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XDC1</text:p>
          </table:table-cell>
          <table:table-cell office:value-type="string" calcext:value-type="string">
            <text:p>sig-DMD_857</text:p>
          </table:table-cell>
          <table:table-cell office:value-type="float" office:value="-0.343569985856604" calcext:value-type="float">
            <text:p>-0.3435699859</text:p>
          </table:table-cell>
          <table:table-cell office:value-type="float" office:value="0" calcext:value-type="float">
            <text:p>0</text:p>
          </table:table-cell>
          <table:table-cell office:value-type="float" office:value="0.343569985856604" calcext:value-type="float">
            <text:p>0.34356998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LC1</text:p>
          </table:table-cell>
          <table:table-cell office:value-type="string" calcext:value-type="string">
            <text:p>sig-DMD_4055</text:p>
          </table:table-cell>
          <table:table-cell office:value-type="float" office:value="-0.332353708556409" calcext:value-type="float">
            <text:p>-0.3323537086</text:p>
          </table:table-cell>
          <table:table-cell office:value-type="float" office:value="0" calcext:value-type="float">
            <text:p>0</text:p>
          </table:table-cell>
          <table:table-cell office:value-type="float" office:value="0.332353708556409" calcext:value-type="float">
            <text:p>0.33235370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LL4</text:p>
          </table:table-cell>
          <table:table-cell office:value-type="string" calcext:value-type="string">
            <text:p>sig-DMD_1518</text:p>
          </table:table-cell>
          <table:table-cell office:value-type="float" office:value="0.207978196271555" calcext:value-type="float">
            <text:p>0.2079781963</text:p>
          </table:table-cell>
          <table:table-cell office:value-type="float" office:value="0" calcext:value-type="float">
            <text:p>0</text:p>
          </table:table-cell>
          <table:table-cell office:value-type="float" office:value="0.207978196271555" calcext:value-type="float">
            <text:p>0.20797819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LL4</text:p>
          </table:table-cell>
          <table:table-cell office:value-type="string" calcext:value-type="string">
            <text:p>sig-DMD_1519</text:p>
          </table:table-cell>
          <table:table-cell office:value-type="float" office:value="-0.203771577447679" calcext:value-type="float">
            <text:p>-0.2037715774</text:p>
          </table:table-cell>
          <table:table-cell office:value-type="float" office:value="0" calcext:value-type="float">
            <text:p>0</text:p>
          </table:table-cell>
          <table:table-cell office:value-type="float" office:value="0.203771577447679" calcext:value-type="float">
            <text:p>0.20377157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LX6</text:p>
          </table:table-cell>
          <table:table-cell office:value-type="string" calcext:value-type="string">
            <text:p>sig-DMD_3887</text:p>
          </table:table-cell>
          <table:table-cell office:value-type="float" office:value="0.382869866165522" calcext:value-type="float">
            <text:p>0.3828698662</text:p>
          </table:table-cell>
          <table:table-cell office:value-type="float" office:value="0" calcext:value-type="float">
            <text:p>0</text:p>
          </table:table-cell>
          <table:table-cell office:value-type="float" office:value="0.382869866165522" calcext:value-type="float">
            <text:p>0.38286986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LX6</text:p>
          </table:table-cell>
          <table:table-cell office:value-type="string" calcext:value-type="string">
            <text:p>sig-DMD_3888</text:p>
          </table:table-cell>
          <table:table-cell office:value-type="float" office:value="0.366614900528293" calcext:value-type="float">
            <text:p>0.3666149005</text:p>
          </table:table-cell>
          <table:table-cell office:value-type="float" office:value="0" calcext:value-type="float">
            <text:p>0</text:p>
          </table:table-cell>
          <table:table-cell office:value-type="float" office:value="0.366614900528293" calcext:value-type="float">
            <text:p>0.36661490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MBT1</text:p>
          </table:table-cell>
          <table:table-cell office:value-type="string" calcext:value-type="string">
            <text:p>sig-DMD_629</text:p>
          </table:table-cell>
          <table:table-cell office:value-type="float" office:value="0.335188985560499" calcext:value-type="float">
            <text:p>0.3351889856</text:p>
          </table:table-cell>
          <table:table-cell office:value-type="float" office:value="0" calcext:value-type="float">
            <text:p>0</text:p>
          </table:table-cell>
          <table:table-cell office:value-type="float" office:value="0.335188985560499" calcext:value-type="float">
            <text:p>0.33518898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MBX1</text:p>
          </table:table-cell>
          <table:table-cell office:value-type="string" calcext:value-type="string">
            <text:p>sig-DMD_146</text:p>
          </table:table-cell>
          <table:table-cell office:value-type="float" office:value="0.273044913053924" calcext:value-type="float">
            <text:p>0.2730449131</text:p>
          </table:table-cell>
          <table:table-cell office:value-type="float" office:value="0" calcext:value-type="float">
            <text:p>0</text:p>
          </table:table-cell>
          <table:table-cell office:value-type="float" office:value="0.273044913053924" calcext:value-type="float">
            <text:p>0.27304491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MRTA2</text:p>
          </table:table-cell>
          <table:table-cell office:value-type="string" calcext:value-type="string">
            <text:p>sig-DMD_148</text:p>
          </table:table-cell>
          <table:table-cell office:value-type="float" office:value="0.303414422918751" calcext:value-type="float">
            <text:p>0.3034144229</text:p>
          </table:table-cell>
          <table:table-cell office:value-type="float" office:value="0" calcext:value-type="float">
            <text:p>0</text:p>
          </table:table-cell>
          <table:table-cell office:value-type="float" office:value="0.303414422918751" calcext:value-type="float">
            <text:p>0.30341442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I1</text:p>
          </table:table-cell>
          <table:table-cell office:value-type="string" calcext:value-type="string">
            <text:p>sig-DMD_4235</text:p>
          </table:table-cell>
          <table:table-cell office:value-type="float" office:value="-0.242037834916638" calcext:value-type="float">
            <text:p>-0.2420378349</text:p>
          </table:table-cell>
          <table:table-cell office:value-type="float" office:value="0" calcext:value-type="float">
            <text:p>0</text:p>
          </table:table-cell>
          <table:table-cell office:value-type="float" office:value="0.242037834916638" calcext:value-type="float">
            <text:p>0.24203783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JB1</text:p>
          </table:table-cell>
          <table:table-cell office:value-type="string" calcext:value-type="string">
            <text:p>sig-DMD_2442</text:p>
          </table:table-cell>
          <table:table-cell office:value-type="float" office:value="-0.217618064902657" calcext:value-type="float">
            <text:p>-0.2176180649</text:p>
          </table:table-cell>
          <table:table-cell office:value-type="float" office:value="0" calcext:value-type="float">
            <text:p>0</text:p>
          </table:table-cell>
          <table:table-cell office:value-type="float" office:value="0.217618064902657" calcext:value-type="float">
            <text:p>0.21761806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JB12</text:p>
          </table:table-cell>
          <table:table-cell office:value-type="string" calcext:value-type="string">
            <text:p>sig-DMD_571</text:p>
          </table:table-cell>
          <table:table-cell office:value-type="float" office:value="-0.261588004905941" calcext:value-type="float">
            <text:p>-0.2615880049</text:p>
          </table:table-cell>
          <table:table-cell office:value-type="float" office:value="0" calcext:value-type="float">
            <text:p>0</text:p>
          </table:table-cell>
          <table:table-cell office:value-type="float" office:value="0.261588004905941" calcext:value-type="float">
            <text:p>0.26158800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JB6</text:p>
          </table:table-cell>
          <table:table-cell office:value-type="string" calcext:value-type="string">
            <text:p>sig-DMD_4023</text:p>
          </table:table-cell>
          <table:table-cell office:value-type="float" office:value="-0.292289758386674" calcext:value-type="float">
            <text:p>-0.2922897584</text:p>
          </table:table-cell>
          <table:table-cell office:value-type="float" office:value="0" calcext:value-type="float">
            <text:p>0</text:p>
          </table:table-cell>
          <table:table-cell office:value-type="float" office:value="0.292289758386674" calcext:value-type="float">
            <text:p>0.29228975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JB6</text:p>
          </table:table-cell>
          <table:table-cell office:value-type="string" calcext:value-type="string">
            <text:p>sig-DMD_4028</text:p>
          </table:table-cell>
          <table:table-cell office:value-type="float" office:value="-0.208859736749439" calcext:value-type="float">
            <text:p>-0.2088597367</text:p>
          </table:table-cell>
          <table:table-cell office:value-type="float" office:value="0" calcext:value-type="float">
            <text:p>0</text:p>
          </table:table-cell>
          <table:table-cell office:value-type="float" office:value="0.208859736749439" calcext:value-type="float">
            <text:p>0.20885973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JB6</text:p>
          </table:table-cell>
          <table:table-cell office:value-type="string" calcext:value-type="string">
            <text:p>sig-DMD_4029</text:p>
          </table:table-cell>
          <table:table-cell office:value-type="float" office:value="-0.206693352659931" calcext:value-type="float">
            <text:p>-0.2066933527</text:p>
          </table:table-cell>
          <table:table-cell office:value-type="float" office:value="0" calcext:value-type="float">
            <text:p>0</text:p>
          </table:table-cell>
          <table:table-cell office:value-type="float" office:value="0.206693352659931" calcext:value-type="float">
            <text:p>0.20669335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JB6</text:p>
          </table:table-cell>
          <table:table-cell office:value-type="string" calcext:value-type="string">
            <text:p>sig-DMD_4030</text:p>
          </table:table-cell>
          <table:table-cell office:value-type="float" office:value="-0.207799865370245" calcext:value-type="float">
            <text:p>-0.2077998654</text:p>
          </table:table-cell>
          <table:table-cell office:value-type="float" office:value="0" calcext:value-type="float">
            <text:p>0</text:p>
          </table:table-cell>
          <table:table-cell office:value-type="float" office:value="0.207799865370245" calcext:value-type="float">
            <text:p>0.20779986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JB6</text:p>
          </table:table-cell>
          <table:table-cell office:value-type="string" calcext:value-type="string">
            <text:p>sig-DMD_4031</text:p>
          </table:table-cell>
          <table:table-cell office:value-type="float" office:value="-0.207105814238158" calcext:value-type="float">
            <text:p>-0.2071058142</text:p>
          </table:table-cell>
          <table:table-cell office:value-type="float" office:value="0" calcext:value-type="float">
            <text:p>0</text:p>
          </table:table-cell>
          <table:table-cell office:value-type="float" office:value="0.207105814238158" calcext:value-type="float">
            <text:p>0.20710581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JC1</text:p>
          </table:table-cell>
          <table:table-cell office:value-type="string" calcext:value-type="string">
            <text:p>sig-DMD_3351</text:p>
          </table:table-cell>
          <table:table-cell office:value-type="float" office:value="0.26469214185458" calcext:value-type="float">
            <text:p>0.2646921419</text:p>
          </table:table-cell>
          <table:table-cell office:value-type="float" office:value="0" calcext:value-type="float">
            <text:p>0</text:p>
          </table:table-cell>
          <table:table-cell office:value-type="float" office:value="0.26469214185458" calcext:value-type="float">
            <text:p>0.26469214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AJC22</text:p>
          </table:table-cell>
          <table:table-cell office:value-type="string" calcext:value-type="string">
            <text:p>sig-DMD_926</text:p>
          </table:table-cell>
          <table:table-cell office:value-type="float" office:value="0.264696099864608" calcext:value-type="float">
            <text:p>0.2646960999</text:p>
          </table:table-cell>
          <table:table-cell office:value-type="float" office:value="0" calcext:value-type="float">
            <text:p>0</text:p>
          </table:table-cell>
          <table:table-cell office:value-type="float" office:value="0.264696099864608" calcext:value-type="float">
            <text:p>0.26469609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ER</text:p>
          </table:table-cell>
          <table:table-cell office:value-type="string" calcext:value-type="string">
            <text:p>sig-DMD_2813</text:p>
          </table:table-cell>
          <table:table-cell office:value-type="float" office:value="-0.38770805797287" calcext:value-type="float">
            <text:p>-0.387708058</text:p>
          </table:table-cell>
          <table:table-cell office:value-type="float" office:value="0" calcext:value-type="float">
            <text:p>0</text:p>
          </table:table-cell>
          <table:table-cell office:value-type="float" office:value="0.38770805797287" calcext:value-type="float">
            <text:p>0.3877080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NM3</text:p>
          </table:table-cell>
          <table:table-cell office:value-type="string" calcext:value-type="string">
            <text:p>sig-DMD_325</text:p>
          </table:table-cell>
          <table:table-cell office:value-type="float" office:value="-0.226700245944318" calcext:value-type="float">
            <text:p>-0.2267002459</text:p>
          </table:table-cell>
          <table:table-cell office:value-type="float" office:value="0" calcext:value-type="float">
            <text:p>0</text:p>
          </table:table-cell>
          <table:table-cell office:value-type="float" office:value="0.226700245944318" calcext:value-type="float">
            <text:p>0.22670024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C2B</text:p>
          </table:table-cell>
          <table:table-cell office:value-type="string" calcext:value-type="string">
            <text:p>sig-DMD_2132</text:p>
          </table:table-cell>
          <table:table-cell office:value-type="float" office:value="-0.200614841722687" calcext:value-type="float">
            <text:p>-0.2006148417</text:p>
          </table:table-cell>
          <table:table-cell office:value-type="float" office:value="0" calcext:value-type="float">
            <text:p>0</text:p>
          </table:table-cell>
          <table:table-cell office:value-type="float" office:value="0.200614841722687" calcext:value-type="float">
            <text:p>0.20061484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K5</text:p>
          </table:table-cell>
          <table:table-cell office:value-type="string" calcext:value-type="string">
            <text:p>sig-DMD_2943</text:p>
          </table:table-cell>
          <table:table-cell office:value-type="float" office:value="-0.361521981975739" calcext:value-type="float">
            <text:p>-0.361521982</text:p>
          </table:table-cell>
          <table:table-cell office:value-type="float" office:value="0" calcext:value-type="float">
            <text:p>0</text:p>
          </table:table-cell>
          <table:table-cell office:value-type="float" office:value="0.361521981975739" calcext:value-type="float">
            <text:p>0.3615219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PP6</text:p>
          </table:table-cell>
          <table:table-cell office:value-type="string" calcext:value-type="string">
            <text:p>sig-DMD_3960</text:p>
          </table:table-cell>
          <table:table-cell office:value-type="float" office:value="0.469748559663313" calcext:value-type="float">
            <text:p>0.4697485597</text:p>
          </table:table-cell>
          <table:table-cell office:value-type="float" office:value="0" calcext:value-type="float">
            <text:p>0</text:p>
          </table:table-cell>
          <table:table-cell office:value-type="float" office:value="0.469748559663313" calcext:value-type="float">
            <text:p>0.46974855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PP6</text:p>
          </table:table-cell>
          <table:table-cell office:value-type="string" calcext:value-type="string">
            <text:p>sig-DMD_3961</text:p>
          </table:table-cell>
          <table:table-cell office:value-type="float" office:value="0.408356764520284" calcext:value-type="float">
            <text:p>0.4083567645</text:p>
          </table:table-cell>
          <table:table-cell office:value-type="float" office:value="0" calcext:value-type="float">
            <text:p>0</text:p>
          </table:table-cell>
          <table:table-cell office:value-type="float" office:value="0.408356764520284" calcext:value-type="float">
            <text:p>0.40835676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PP6</text:p>
          </table:table-cell>
          <table:table-cell office:value-type="string" calcext:value-type="string">
            <text:p>sig-DMD_3963</text:p>
          </table:table-cell>
          <table:table-cell office:value-type="float" office:value="0.632558164129321" calcext:value-type="float">
            <text:p>0.6325581641</text:p>
          </table:table-cell>
          <table:table-cell office:value-type="float" office:value="0" calcext:value-type="float">
            <text:p>0</text:p>
          </table:table-cell>
          <table:table-cell office:value-type="float" office:value="0.632558164129321" calcext:value-type="float">
            <text:p>0.63255816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PP6</text:p>
          </table:table-cell>
          <table:table-cell office:value-type="string" calcext:value-type="string">
            <text:p>sig-DMD_3969</text:p>
          </table:table-cell>
          <table:table-cell office:value-type="float" office:value="0.323489897787318" calcext:value-type="float">
            <text:p>0.3234898978</text:p>
          </table:table-cell>
          <table:table-cell office:value-type="float" office:value="0" calcext:value-type="float">
            <text:p>0</text:p>
          </table:table-cell>
          <table:table-cell office:value-type="float" office:value="0.323489897787318" calcext:value-type="float">
            <text:p>0.3234898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QX1</text:p>
          </table:table-cell>
          <table:table-cell office:value-type="string" calcext:value-type="string">
            <text:p>sig-DMD_2699</text:p>
          </table:table-cell>
          <table:table-cell office:value-type="float" office:value="0.436196565387428" calcext:value-type="float">
            <text:p>0.4361965654</text:p>
          </table:table-cell>
          <table:table-cell office:value-type="float" office:value="0" calcext:value-type="float">
            <text:p>0</text:p>
          </table:table-cell>
          <table:table-cell office:value-type="float" office:value="0.436196565387428" calcext:value-type="float">
            <text:p>0.43619656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SC3</text:p>
          </table:table-cell>
          <table:table-cell office:value-type="string" calcext:value-type="string">
            <text:p>sig-DMD_2337</text:p>
          </table:table-cell>
          <table:table-cell office:value-type="float" office:value="-0.474074147925142" calcext:value-type="float">
            <text:p>-0.4740741479</text:p>
          </table:table-cell>
          <table:table-cell office:value-type="float" office:value="0" calcext:value-type="float">
            <text:p>0</text:p>
          </table:table-cell>
          <table:table-cell office:value-type="float" office:value="0.474074147925142" calcext:value-type="float">
            <text:p>0.47407414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OX2</text:p>
          </table:table-cell>
          <table:table-cell office:value-type="string" calcext:value-type="string">
            <text:p>sig-DMD_1526</text:p>
          </table:table-cell>
          <table:table-cell office:value-type="float" office:value="-0.291626292420227" calcext:value-type="float">
            <text:p>-0.2916262924</text:p>
          </table:table-cell>
          <table:table-cell office:value-type="float" office:value="0" calcext:value-type="float">
            <text:p>0</text:p>
          </table:table-cell>
          <table:table-cell office:value-type="float" office:value="0.291626292420227" calcext:value-type="float">
            <text:p>0.29162629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UOXA2</text:p>
          </table:table-cell>
          <table:table-cell office:value-type="string" calcext:value-type="string">
            <text:p>sig-DMD_1526</text:p>
          </table:table-cell>
          <table:table-cell office:value-type="float" office:value="-0.247869381666494" calcext:value-type="float">
            <text:p>-0.2478693817</text:p>
          </table:table-cell>
          <table:table-cell office:value-type="float" office:value="0" calcext:value-type="float">
            <text:p>0</text:p>
          </table:table-cell>
          <table:table-cell office:value-type="float" office:value="0.247869381666494" calcext:value-type="float">
            <text:p>0.24786938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USP2</text:p>
          </table:table-cell>
          <table:table-cell office:value-type="string" calcext:value-type="string">
            <text:p>sig-DMD_2716</text:p>
          </table:table-cell>
          <table:table-cell office:value-type="float" office:value="-0.541127501253846" calcext:value-type="float">
            <text:p>-0.5411275013</text:p>
          </table:table-cell>
          <table:table-cell office:value-type="float" office:value="0" calcext:value-type="float">
            <text:p>0</text:p>
          </table:table-cell>
          <table:table-cell office:value-type="float" office:value="0.541127501253846" calcext:value-type="float">
            <text:p>0.54112750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P4</text:p>
          </table:table-cell>
          <table:table-cell office:value-type="string" calcext:value-type="string">
            <text:p>sig-DMD_4071</text:p>
          </table:table-cell>
          <table:table-cell office:value-type="float" office:value="-0.725538687712204" calcext:value-type="float">
            <text:p>-0.7255386877</text:p>
          </table:table-cell>
          <table:table-cell office:value-type="float" office:value="0" calcext:value-type="float">
            <text:p>0</text:p>
          </table:table-cell>
          <table:table-cell office:value-type="float" office:value="0.725538687712204" calcext:value-type="float">
            <text:p>0.72553868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USP6</text:p>
          </table:table-cell>
          <table:table-cell office:value-type="string" calcext:value-type="string">
            <text:p>sig-DMD_961</text:p>
          </table:table-cell>
          <table:table-cell office:value-type="float" office:value="-0.289470093243855" calcext:value-type="float">
            <text:p>-0.2894700932</text:p>
          </table:table-cell>
          <table:table-cell office:value-type="float" office:value="0" calcext:value-type="float">
            <text:p>0</text:p>
          </table:table-cell>
          <table:table-cell office:value-type="float" office:value="0.289470093243855" calcext:value-type="float">
            <text:p>0.28947009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USP7</text:p>
          </table:table-cell>
          <table:table-cell office:value-type="string" calcext:value-type="string">
            <text:p>sig-DMD_3281</text:p>
          </table:table-cell>
          <table:table-cell office:value-type="float" office:value="-0.651124206912973" calcext:value-type="float">
            <text:p>-0.6511242069</text:p>
          </table:table-cell>
          <table:table-cell office:value-type="float" office:value="0" calcext:value-type="float">
            <text:p>0</text:p>
          </table:table-cell>
          <table:table-cell office:value-type="float" office:value="0.651124206912973" calcext:value-type="float">
            <text:p>0.65112420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YNLRB2</text:p>
          </table:table-cell>
          <table:table-cell office:value-type="string" calcext:value-type="string">
            <text:p>sig-DMD_2112</text:p>
          </table:table-cell>
          <table:table-cell office:value-type="float" office:value="-0.222405423767203" calcext:value-type="float">
            <text:p>-0.2224054238</text:p>
          </table:table-cell>
          <table:table-cell office:value-type="float" office:value="0" calcext:value-type="float">
            <text:p>0</text:p>
          </table:table-cell>
          <table:table-cell office:value-type="float" office:value="0.222405423767203" calcext:value-type="float">
            <text:p>0.22240542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ZIP1</text:p>
          </table:table-cell>
          <table:table-cell office:value-type="string" calcext:value-type="string">
            <text:p>sig-DMD_1362</text:p>
          </table:table-cell>
          <table:table-cell office:value-type="float" office:value="-0.386007126832833" calcext:value-type="float">
            <text:p>-0.3860071268</text:p>
          </table:table-cell>
          <table:table-cell office:value-type="float" office:value="0" calcext:value-type="float">
            <text:p>0</text:p>
          </table:table-cell>
          <table:table-cell office:value-type="float" office:value="0.386007126832833" calcext:value-type="float">
            <text:p>0.38600712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BF1</text:p>
          </table:table-cell>
          <table:table-cell office:value-type="string" calcext:value-type="string">
            <text:p>sig-DMD_2166</text:p>
          </table:table-cell>
          <table:table-cell office:value-type="float" office:value="0.302353512236311" calcext:value-type="float">
            <text:p>0.3023535122</text:p>
          </table:table-cell>
          <table:table-cell office:value-type="float" office:value="0" calcext:value-type="float">
            <text:p>0</text:p>
          </table:table-cell>
          <table:table-cell office:value-type="float" office:value="0.302353512236311" calcext:value-type="float">
            <text:p>0.30235351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BF1</text:p>
          </table:table-cell>
          <table:table-cell office:value-type="string" calcext:value-type="string">
            <text:p>sig-DMD_3593</text:p>
          </table:table-cell>
          <table:table-cell office:value-type="float" office:value="0.203869917882196" calcext:value-type="float">
            <text:p>0.2038699179</text:p>
          </table:table-cell>
          <table:table-cell office:value-type="float" office:value="0" calcext:value-type="float">
            <text:p>0</text:p>
          </table:table-cell>
          <table:table-cell office:value-type="float" office:value="0.203869917882196" calcext:value-type="float">
            <text:p>0.20386991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BF3</text:p>
          </table:table-cell>
          <table:table-cell office:value-type="string" calcext:value-type="string">
            <text:p>sig-DMD_660</text:p>
          </table:table-cell>
          <table:table-cell office:value-type="float" office:value="-0.229910433778611" calcext:value-type="float">
            <text:p>-0.2299104338</text:p>
          </table:table-cell>
          <table:table-cell office:value-type="float" office:value="0" calcext:value-type="float">
            <text:p>0</text:p>
          </table:table-cell>
          <table:table-cell office:value-type="float" office:value="0.229910433778611" calcext:value-type="float">
            <text:p>0.22991043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BF4</text:p>
          </table:table-cell>
          <table:table-cell office:value-type="string" calcext:value-type="string">
            <text:p>sig-DMD_2844</text:p>
          </table:table-cell>
          <table:table-cell office:value-type="float" office:value="0.409958597794976" calcext:value-type="float">
            <text:p>0.4099585978</text:p>
          </table:table-cell>
          <table:table-cell office:value-type="float" office:value="0" calcext:value-type="float">
            <text:p>0</text:p>
          </table:table-cell>
          <table:table-cell office:value-type="float" office:value="0.409958597794976" calcext:value-type="float">
            <text:p>0.4099585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BF4</text:p>
          </table:table-cell>
          <table:table-cell office:value-type="string" calcext:value-type="string">
            <text:p>sig-DMD_2845</text:p>
          </table:table-cell>
          <table:table-cell office:value-type="float" office:value="0.272419976984994" calcext:value-type="float">
            <text:p>0.272419977</text:p>
          </table:table-cell>
          <table:table-cell office:value-type="float" office:value="0" calcext:value-type="float">
            <text:p>0</text:p>
          </table:table-cell>
          <table:table-cell office:value-type="float" office:value="0.272419976984994" calcext:value-type="float">
            <text:p>0.2724199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BF4</text:p>
          </table:table-cell>
          <table:table-cell office:value-type="string" calcext:value-type="string">
            <text:p>sig-DMD_2846</text:p>
          </table:table-cell>
          <table:table-cell office:value-type="float" office:value="0.395352516891435" calcext:value-type="float">
            <text:p>0.3953525169</text:p>
          </table:table-cell>
          <table:table-cell office:value-type="float" office:value="0" calcext:value-type="float">
            <text:p>0</text:p>
          </table:table-cell>
          <table:table-cell office:value-type="float" office:value="0.395352516891435" calcext:value-type="float">
            <text:p>0.39535251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BF4</text:p>
          </table:table-cell>
          <table:table-cell office:value-type="string" calcext:value-type="string">
            <text:p>sig-DMD_2847</text:p>
          </table:table-cell>
          <table:table-cell office:value-type="float" office:value="0.454632230085008" calcext:value-type="float">
            <text:p>0.4546322301</text:p>
          </table:table-cell>
          <table:table-cell office:value-type="float" office:value="0" calcext:value-type="float">
            <text:p>0</text:p>
          </table:table-cell>
          <table:table-cell office:value-type="float" office:value="0.454632230085008" calcext:value-type="float">
            <text:p>0.45463223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DN2</text:p>
          </table:table-cell>
          <table:table-cell office:value-type="string" calcext:value-type="string">
            <text:p>sig-DMD_138</text:p>
          </table:table-cell>
          <table:table-cell office:value-type="float" office:value="-0.213574566063944" calcext:value-type="float">
            <text:p>-0.2135745661</text:p>
          </table:table-cell>
          <table:table-cell office:value-type="float" office:value="0" calcext:value-type="float">
            <text:p>0</text:p>
          </table:table-cell>
          <table:table-cell office:value-type="float" office:value="0.213574566063944" calcext:value-type="float">
            <text:p>0.21357456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DNRB</text:p>
          </table:table-cell>
          <table:table-cell office:value-type="string" calcext:value-type="string">
            <text:p>sig-DMD_1356</text:p>
          </table:table-cell>
          <table:table-cell office:value-type="float" office:value="-0.416454744061643" calcext:value-type="float">
            <text:p>-0.4164547441</text:p>
          </table:table-cell>
          <table:table-cell office:value-type="float" office:value="0" calcext:value-type="float">
            <text:p>0</text:p>
          </table:table-cell>
          <table:table-cell office:value-type="float" office:value="0.416454744061643" calcext:value-type="float">
            <text:p>0.41645474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FHD2</text:p>
          </table:table-cell>
          <table:table-cell office:value-type="string" calcext:value-type="string">
            <text:p>sig-DMD_71</text:p>
          </table:table-cell>
          <table:table-cell office:value-type="float" office:value="-0.308525654635317" calcext:value-type="float">
            <text:p>-0.3085256546</text:p>
          </table:table-cell>
          <table:table-cell office:value-type="float" office:value="0" calcext:value-type="float">
            <text:p>0</text:p>
          </table:table-cell>
          <table:table-cell office:value-type="float" office:value="0.308525654635317" calcext:value-type="float">
            <text:p>0.30852565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GFLAM</text:p>
          </table:table-cell>
          <table:table-cell office:value-type="string" calcext:value-type="string">
            <text:p>sig-DMD_3517</text:p>
          </table:table-cell>
          <table:table-cell office:value-type="float" office:value="-0.314517828407848" calcext:value-type="float">
            <text:p>-0.3145178284</text:p>
          </table:table-cell>
          <table:table-cell office:value-type="float" office:value="0" calcext:value-type="float">
            <text:p>0</text:p>
          </table:table-cell>
          <table:table-cell office:value-type="float" office:value="0.314517828407848" calcext:value-type="float">
            <text:p>0.31451782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GFR</text:p>
          </table:table-cell>
          <table:table-cell office:value-type="string" calcext:value-type="string">
            <text:p>sig-DMD_3848</text:p>
          </table:table-cell>
          <table:table-cell office:value-type="float" office:value="-0.418709758278821" calcext:value-type="float">
            <text:p>-0.4187097583</text:p>
          </table:table-cell>
          <table:table-cell office:value-type="float" office:value="0" calcext:value-type="float">
            <text:p>0</text:p>
          </table:table-cell>
          <table:table-cell office:value-type="float" office:value="0.418709758278821" calcext:value-type="float">
            <text:p>0.41870975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GR1</text:p>
          </table:table-cell>
          <table:table-cell office:value-type="string" calcext:value-type="string">
            <text:p>sig-DMD_3568</text:p>
          </table:table-cell>
          <table:table-cell office:value-type="float" office:value="-0.506515121323309" calcext:value-type="float">
            <text:p>-0.5065151213</text:p>
          </table:table-cell>
          <table:table-cell office:value-type="float" office:value="0" calcext:value-type="float">
            <text:p>0</text:p>
          </table:table-cell>
          <table:table-cell office:value-type="float" office:value="0.506515121323309" calcext:value-type="float">
            <text:p>0.50651512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GR3</text:p>
          </table:table-cell>
          <table:table-cell office:value-type="string" calcext:value-type="string">
            <text:p>sig-DMD_4061</text:p>
          </table:table-cell>
          <table:table-cell office:value-type="float" office:value="-0.289042684313281" calcext:value-type="float">
            <text:p>-0.2890426843</text:p>
          </table:table-cell>
          <table:table-cell office:value-type="float" office:value="0" calcext:value-type="float">
            <text:p>0</text:p>
          </table:table-cell>
          <table:table-cell office:value-type="float" office:value="0.289042684313281" calcext:value-type="float">
            <text:p>0.28904268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HD1</text:p>
          </table:table-cell>
          <table:table-cell office:value-type="string" calcext:value-type="string">
            <text:p>sig-DMD_809</text:p>
          </table:table-cell>
          <table:table-cell office:value-type="float" office:value="-0.368061389195369" calcext:value-type="float">
            <text:p>-0.3680613892</text:p>
          </table:table-cell>
          <table:table-cell office:value-type="float" office:value="0" calcext:value-type="float">
            <text:p>0</text:p>
          </table:table-cell>
          <table:table-cell office:value-type="float" office:value="0.368061389195369" calcext:value-type="float">
            <text:p>0.36806138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HHADH</text:p>
          </table:table-cell>
          <table:table-cell office:value-type="string" calcext:value-type="string">
            <text:p>sig-DMD_3360</text:p>
          </table:table-cell>
          <table:table-cell office:value-type="float" office:value="-0.220184200516004" calcext:value-type="float">
            <text:p>-0.2201842005</text:p>
          </table:table-cell>
          <table:table-cell office:value-type="float" office:value="0" calcext:value-type="float">
            <text:p>0</text:p>
          </table:table-cell>
          <table:table-cell office:value-type="float" office:value="0.220184200516004" calcext:value-type="float">
            <text:p>0.22018420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LAC1</text:p>
          </table:table-cell>
          <table:table-cell office:value-type="string" calcext:value-type="string">
            <text:p>sig-DMD_2353</text:p>
          </table:table-cell>
          <table:table-cell office:value-type="float" office:value="-0.348942365133271" calcext:value-type="float">
            <text:p>-0.3489423651</text:p>
          </table:table-cell>
          <table:table-cell office:value-type="float" office:value="0" calcext:value-type="float">
            <text:p>0</text:p>
          </table:table-cell>
          <table:table-cell office:value-type="float" office:value="0.348942365133271" calcext:value-type="float">
            <text:p>0.34894236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LAVL2</text:p>
          </table:table-cell>
          <table:table-cell office:value-type="string" calcext:value-type="string">
            <text:p>sig-DMD_4229</text:p>
          </table:table-cell>
          <table:table-cell office:value-type="float" office:value="0.408307762564792" calcext:value-type="float">
            <text:p>0.4083077626</text:p>
          </table:table-cell>
          <table:table-cell office:value-type="float" office:value="0" calcext:value-type="float">
            <text:p>0</text:p>
          </table:table-cell>
          <table:table-cell office:value-type="float" office:value="0.408307762564792" calcext:value-type="float">
            <text:p>0.40830776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MILIN2</text:p>
          </table:table-cell>
          <table:table-cell office:value-type="string" calcext:value-type="string">
            <text:p>sig-DMD_2310</text:p>
          </table:table-cell>
          <table:table-cell office:value-type="float" office:value="-0.337013634585264" calcext:value-type="float">
            <text:p>-0.3370136346</text:p>
          </table:table-cell>
          <table:table-cell office:value-type="float" office:value="0" calcext:value-type="float">
            <text:p>0</text:p>
          </table:table-cell>
          <table:table-cell office:value-type="float" office:value="0.337013634585264" calcext:value-type="float">
            <text:p>0.33701363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MX1</text:p>
          </table:table-cell>
          <table:table-cell office:value-type="string" calcext:value-type="string">
            <text:p>sig-DMD_2694</text:p>
          </table:table-cell>
          <table:table-cell office:value-type="float" office:value="0.412960234862467" calcext:value-type="float">
            <text:p>0.4129602349</text:p>
          </table:table-cell>
          <table:table-cell office:value-type="float" office:value="0" calcext:value-type="float">
            <text:p>0</text:p>
          </table:table-cell>
          <table:table-cell office:value-type="float" office:value="0.412960234862467" calcext:value-type="float">
            <text:p>0.41296023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MX1</text:p>
          </table:table-cell>
          <table:table-cell office:value-type="string" calcext:value-type="string">
            <text:p>sig-DMD_2695</text:p>
          </table:table-cell>
          <table:table-cell office:value-type="float" office:value="0.546665273029017" calcext:value-type="float">
            <text:p>0.546665273</text:p>
          </table:table-cell>
          <table:table-cell office:value-type="float" office:value="0" calcext:value-type="float">
            <text:p>0</text:p>
          </table:table-cell>
          <table:table-cell office:value-type="float" office:value="0.546665273029017" calcext:value-type="float">
            <text:p>0.5466652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MX2</text:p>
          </table:table-cell>
          <table:table-cell office:value-type="string" calcext:value-type="string">
            <text:p>sig-DMD_620</text:p>
          </table:table-cell>
          <table:table-cell office:value-type="float" office:value="-0.210713262493048" calcext:value-type="float">
            <text:p>-0.2107132625</text:p>
          </table:table-cell>
          <table:table-cell office:value-type="float" office:value="0" calcext:value-type="float">
            <text:p>0</text:p>
          </table:table-cell>
          <table:table-cell office:value-type="float" office:value="0.210713262493048" calcext:value-type="float">
            <text:p>0.21071326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1</text:p>
          </table:table-cell>
          <table:table-cell office:value-type="string" calcext:value-type="string">
            <text:p>sig-DMD_2200</text:p>
          </table:table-cell>
          <table:table-cell office:value-type="float" office:value="0.258039872541175" calcext:value-type="float">
            <text:p>0.2580398725</text:p>
          </table:table-cell>
          <table:table-cell office:value-type="float" office:value="0" calcext:value-type="float">
            <text:p>0</text:p>
          </table:table-cell>
          <table:table-cell office:value-type="float" office:value="0.258039872541175" calcext:value-type="float">
            <text:p>0.25803987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1</text:p>
          </table:table-cell>
          <table:table-cell office:value-type="string" calcext:value-type="string">
            <text:p>sig-DMD_2736</text:p>
          </table:table-cell>
          <table:table-cell office:value-type="float" office:value="0.4838566308597" calcext:value-type="float">
            <text:p>0.4838566309</text:p>
          </table:table-cell>
          <table:table-cell office:value-type="float" office:value="0" calcext:value-type="float">
            <text:p>0</text:p>
          </table:table-cell>
          <table:table-cell office:value-type="float" office:value="0.4838566308597" calcext:value-type="float">
            <text:p>0.48385663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1</text:p>
          </table:table-cell>
          <table:table-cell office:value-type="string" calcext:value-type="string">
            <text:p>sig-DMD_2740</text:p>
          </table:table-cell>
          <table:table-cell office:value-type="float" office:value="-0.378382203009923" calcext:value-type="float">
            <text:p>-0.378382203</text:p>
          </table:table-cell>
          <table:table-cell office:value-type="float" office:value="0" calcext:value-type="float">
            <text:p>0</text:p>
          </table:table-cell>
          <table:table-cell office:value-type="float" office:value="0.378382203009923" calcext:value-type="float">
            <text:p>0.3783822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1</text:p>
          </table:table-cell>
          <table:table-cell office:value-type="string" calcext:value-type="string">
            <text:p>sig-DMD_2741</text:p>
          </table:table-cell>
          <table:table-cell office:value-type="float" office:value="-0.518416632035304" calcext:value-type="float">
            <text:p>-0.518416632</text:p>
          </table:table-cell>
          <table:table-cell office:value-type="float" office:value="0" calcext:value-type="float">
            <text:p>0</text:p>
          </table:table-cell>
          <table:table-cell office:value-type="float" office:value="0.518416632035304" calcext:value-type="float">
            <text:p>0.5184166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1</text:p>
          </table:table-cell>
          <table:table-cell office:value-type="string" calcext:value-type="string">
            <text:p>sig-DMD_2742</text:p>
          </table:table-cell>
          <table:table-cell office:value-type="float" office:value="0.43424315547557" calcext:value-type="float">
            <text:p>0.4342431555</text:p>
          </table:table-cell>
          <table:table-cell office:value-type="float" office:value="0" calcext:value-type="float">
            <text:p>0</text:p>
          </table:table-cell>
          <table:table-cell office:value-type="float" office:value="0.43424315547557" calcext:value-type="float">
            <text:p>0.43424315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2</text:p>
          </table:table-cell>
          <table:table-cell office:value-type="string" calcext:value-type="string">
            <text:p>sig-DMD_3973</text:p>
          </table:table-cell>
          <table:table-cell office:value-type="float" office:value="0.210522842705318" calcext:value-type="float">
            <text:p>0.2105228427</text:p>
          </table:table-cell>
          <table:table-cell office:value-type="float" office:value="0" calcext:value-type="float">
            <text:p>0</text:p>
          </table:table-cell>
          <table:table-cell office:value-type="float" office:value="0.210522842705318" calcext:value-type="float">
            <text:p>0.21052284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2</text:p>
          </table:table-cell>
          <table:table-cell office:value-type="string" calcext:value-type="string">
            <text:p>sig-DMD_3979</text:p>
          </table:table-cell>
          <table:table-cell office:value-type="float" office:value="0.298484979568375" calcext:value-type="float">
            <text:p>0.2984849796</text:p>
          </table:table-cell>
          <table:table-cell office:value-type="float" office:value="0" calcext:value-type="float">
            <text:p>0</text:p>
          </table:table-cell>
          <table:table-cell office:value-type="float" office:value="0.298484979568375" calcext:value-type="float">
            <text:p>0.29848497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2</text:p>
          </table:table-cell>
          <table:table-cell office:value-type="string" calcext:value-type="string">
            <text:p>sig-DMD_3980</text:p>
          </table:table-cell>
          <table:table-cell office:value-type="float" office:value="0.204832008447471" calcext:value-type="float">
            <text:p>0.2048320084</text:p>
          </table:table-cell>
          <table:table-cell office:value-type="float" office:value="0" calcext:value-type="float">
            <text:p>0</text:p>
          </table:table-cell>
          <table:table-cell office:value-type="float" office:value="0.204832008447471" calcext:value-type="float">
            <text:p>0.20483200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2</text:p>
          </table:table-cell>
          <table:table-cell office:value-type="string" calcext:value-type="string">
            <text:p>sig-DMD_3981</text:p>
          </table:table-cell>
          <table:table-cell office:value-type="float" office:value="0.393597302599936" calcext:value-type="float">
            <text:p>0.3935973026</text:p>
          </table:table-cell>
          <table:table-cell office:value-type="float" office:value="0" calcext:value-type="float">
            <text:p>0</text:p>
          </table:table-cell>
          <table:table-cell office:value-type="float" office:value="0.393597302599936" calcext:value-type="float">
            <text:p>0.39359730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AH</text:p>
          </table:table-cell>
          <table:table-cell office:value-type="string" calcext:value-type="string">
            <text:p>sig-DMD_384</text:p>
          </table:table-cell>
          <table:table-cell office:value-type="float" office:value="-0.273411604592959" calcext:value-type="float">
            <text:p>-0.2734116046</text:p>
          </table:table-cell>
          <table:table-cell office:value-type="float" office:value="0" calcext:value-type="float">
            <text:p>0</text:p>
          </table:table-cell>
          <table:table-cell office:value-type="float" office:value="0.273411604592959" calcext:value-type="float">
            <text:p>0.27341160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TPD2</text:p>
          </table:table-cell>
          <table:table-cell office:value-type="string" calcext:value-type="string">
            <text:p>sig-DMD_4339</text:p>
          </table:table-cell>
          <table:table-cell office:value-type="float" office:value="-0.506953183050708" calcext:value-type="float">
            <text:p>-0.5069531831</text:p>
          </table:table-cell>
          <table:table-cell office:value-type="float" office:value="0" calcext:value-type="float">
            <text:p>0</text:p>
          </table:table-cell>
          <table:table-cell office:value-type="float" office:value="0.506953183050708" calcext:value-type="float">
            <text:p>0.50695318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PHA10</text:p>
          </table:table-cell>
          <table:table-cell office:value-type="string" calcext:value-type="string">
            <text:p>sig-DMD_125</text:p>
          </table:table-cell>
          <table:table-cell office:value-type="float" office:value="0.254455212873295" calcext:value-type="float">
            <text:p>0.2544552129</text:p>
          </table:table-cell>
          <table:table-cell office:value-type="float" office:value="0" calcext:value-type="float">
            <text:p>0</text:p>
          </table:table-cell>
          <table:table-cell office:value-type="float" office:value="0.254455212873295" calcext:value-type="float">
            <text:p>0.25445521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PHA4</text:p>
          </table:table-cell>
          <table:table-cell office:value-type="string" calcext:value-type="string">
            <text:p>sig-DMD_2807</text:p>
          </table:table-cell>
          <table:table-cell office:value-type="float" office:value="-0.24563751024464" calcext:value-type="float">
            <text:p>-0.2456375102</text:p>
          </table:table-cell>
          <table:table-cell office:value-type="float" office:value="0" calcext:value-type="float">
            <text:p>0</text:p>
          </table:table-cell>
          <table:table-cell office:value-type="float" office:value="0.24563751024464" calcext:value-type="float">
            <text:p>0.24563751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PHA4</text:p>
          </table:table-cell>
          <table:table-cell office:value-type="string" calcext:value-type="string">
            <text:p>sig-DMD_2808</text:p>
          </table:table-cell>
          <table:table-cell office:value-type="float" office:value="-0.319450685453164" calcext:value-type="float">
            <text:p>-0.3194506855</text:p>
          </table:table-cell>
          <table:table-cell office:value-type="float" office:value="0" calcext:value-type="float">
            <text:p>0</text:p>
          </table:table-cell>
          <table:table-cell office:value-type="float" office:value="0.319450685453164" calcext:value-type="float">
            <text:p>0.31945068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PHB1</text:p>
          </table:table-cell>
          <table:table-cell office:value-type="string" calcext:value-type="string">
            <text:p>sig-DMD_3319</text:p>
          </table:table-cell>
          <table:table-cell office:value-type="float" office:value="-0.223046037141974" calcext:value-type="float">
            <text:p>-0.2230460371</text:p>
          </table:table-cell>
          <table:table-cell office:value-type="float" office:value="0" calcext:value-type="float">
            <text:p>0</text:p>
          </table:table-cell>
          <table:table-cell office:value-type="float" office:value="0.223046037141974" calcext:value-type="float">
            <text:p>0.22304603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PHB3</text:p>
          </table:table-cell>
          <table:table-cell office:value-type="string" calcext:value-type="string">
            <text:p>sig-DMD_3359</text:p>
          </table:table-cell>
          <table:table-cell office:value-type="float" office:value="-0.664937734918308" calcext:value-type="float">
            <text:p>-0.6649377349</text:p>
          </table:table-cell>
          <table:table-cell office:value-type="float" office:value="0" calcext:value-type="float">
            <text:p>0</text:p>
          </table:table-cell>
          <table:table-cell office:value-type="float" office:value="0.664937734918308" calcext:value-type="float">
            <text:p>0.66493773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PHB4</text:p>
          </table:table-cell>
          <table:table-cell office:value-type="string" calcext:value-type="string">
            <text:p>sig-DMD_3898</text:p>
          </table:table-cell>
          <table:table-cell office:value-type="float" office:value="-0.31165115167618" calcext:value-type="float">
            <text:p>-0.3116511517</text:p>
          </table:table-cell>
          <table:table-cell office:value-type="float" office:value="0" calcext:value-type="float">
            <text:p>0</text:p>
          </table:table-cell>
          <table:table-cell office:value-type="float" office:value="0.31165115167618" calcext:value-type="float">
            <text:p>0.31165115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PS8L2</text:p>
          </table:table-cell>
          <table:table-cell office:value-type="string" calcext:value-type="string">
            <text:p>sig-DMD_736</text:p>
          </table:table-cell>
          <table:table-cell office:value-type="float" office:value="-0.334962395355422" calcext:value-type="float">
            <text:p>-0.3349623954</text:p>
          </table:table-cell>
          <table:table-cell office:value-type="float" office:value="0" calcext:value-type="float">
            <text:p>0</text:p>
          </table:table-cell>
          <table:table-cell office:value-type="float" office:value="0.334962395355422" calcext:value-type="float">
            <text:p>0.33496239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RAL1</text:p>
          </table:table-cell>
          <table:table-cell office:value-type="string" calcext:value-type="string">
            <text:p>sig-DMD_2176</text:p>
          </table:table-cell>
          <table:table-cell office:value-type="float" office:value="-0.316134446463466" calcext:value-type="float">
            <text:p>-0.3161344465</text:p>
          </table:table-cell>
          <table:table-cell office:value-type="float" office:value="0" calcext:value-type="float">
            <text:p>0</text:p>
          </table:table-cell>
          <table:table-cell office:value-type="float" office:value="0.316134446463466" calcext:value-type="float">
            <text:p>0.31613444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RBB2</text:p>
          </table:table-cell>
          <table:table-cell office:value-type="string" calcext:value-type="string">
            <text:p>sig-DMD_2200</text:p>
          </table:table-cell>
          <table:table-cell office:value-type="float" office:value="-0.555715829345231" calcext:value-type="float">
            <text:p>-0.5557158293</text:p>
          </table:table-cell>
          <table:table-cell office:value-type="float" office:value="0" calcext:value-type="float">
            <text:p>0</text:p>
          </table:table-cell>
          <table:table-cell office:value-type="float" office:value="0.555715829345231" calcext:value-type="float">
            <text:p>0.55571582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RC1</text:p>
          </table:table-cell>
          <table:table-cell office:value-type="string" calcext:value-type="string">
            <text:p>sig-DMD_889</text:p>
          </table:table-cell>
          <table:table-cell office:value-type="float" office:value="-0.228214101247352" calcext:value-type="float">
            <text:p>-0.2282141012</text:p>
          </table:table-cell>
          <table:table-cell office:value-type="float" office:value="0" calcext:value-type="float">
            <text:p>0</text:p>
          </table:table-cell>
          <table:table-cell office:value-type="float" office:value="0.228214101247352" calcext:value-type="float">
            <text:p>0.22821410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RG</text:p>
          </table:table-cell>
          <table:table-cell office:value-type="string" calcext:value-type="string">
            <text:p>sig-DMD_3582</text:p>
          </table:table-cell>
          <table:table-cell office:value-type="float" office:value="-0.295842136727776" calcext:value-type="float">
            <text:p>-0.2958421367</text:p>
          </table:table-cell>
          <table:table-cell office:value-type="float" office:value="0" calcext:value-type="float">
            <text:p>0</text:p>
          </table:table-cell>
          <table:table-cell office:value-type="float" office:value="0.295842136727776" calcext:value-type="float">
            <text:p>0.29584213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RG</text:p>
          </table:table-cell>
          <table:table-cell office:value-type="string" calcext:value-type="string">
            <text:p>sig-DMD_756</text:p>
          </table:table-cell>
          <table:table-cell office:value-type="float" office:value="-0.244280579952074" calcext:value-type="float">
            <text:p>-0.24428058</text:p>
          </table:table-cell>
          <table:table-cell office:value-type="float" office:value="0" calcext:value-type="float">
            <text:p>0</text:p>
          </table:table-cell>
          <table:table-cell office:value-type="float" office:value="0.244280579952074" calcext:value-type="float">
            <text:p>0.244280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RG</text:p>
          </table:table-cell>
          <table:table-cell office:value-type="string" calcext:value-type="string">
            <text:p>sig-DMD_757</text:p>
          </table:table-cell>
          <table:table-cell office:value-type="float" office:value="-0.365229992208448" calcext:value-type="float">
            <text:p>-0.3652299922</text:p>
          </table:table-cell>
          <table:table-cell office:value-type="float" office:value="0" calcext:value-type="float">
            <text:p>0</text:p>
          </table:table-cell>
          <table:table-cell office:value-type="float" office:value="0.365229992208448" calcext:value-type="float">
            <text:p>0.36522999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RRFI1</text:p>
          </table:table-cell>
          <table:table-cell office:value-type="string" calcext:value-type="string">
            <text:p>sig-DMD_55</text:p>
          </table:table-cell>
          <table:table-cell office:value-type="float" office:value="-0.225916897334209" calcext:value-type="float">
            <text:p>-0.2259168973</text:p>
          </table:table-cell>
          <table:table-cell office:value-type="float" office:value="0" calcext:value-type="float">
            <text:p>0</text:p>
          </table:table-cell>
          <table:table-cell office:value-type="float" office:value="0.225916897334209" calcext:value-type="float">
            <text:p>0.22591689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RRFI1</text:p>
          </table:table-cell>
          <table:table-cell office:value-type="string" calcext:value-type="string">
            <text:p>sig-DMD_56</text:p>
          </table:table-cell>
          <table:table-cell office:value-type="float" office:value="-0.394093486088797" calcext:value-type="float">
            <text:p>-0.3940934861</text:p>
          </table:table-cell>
          <table:table-cell office:value-type="float" office:value="0" calcext:value-type="float">
            <text:p>0</text:p>
          </table:table-cell>
          <table:table-cell office:value-type="float" office:value="0.394093486088797" calcext:value-type="float">
            <text:p>0.39409348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SAM</text:p>
          </table:table-cell>
          <table:table-cell office:value-type="string" calcext:value-type="string">
            <text:p>sig-DMD_866</text:p>
          </table:table-cell>
          <table:table-cell office:value-type="float" office:value="-0.23060625718297" calcext:value-type="float">
            <text:p>-0.2306062572</text:p>
          </table:table-cell>
          <table:table-cell office:value-type="float" office:value="0" calcext:value-type="float">
            <text:p>0</text:p>
          </table:table-cell>
          <table:table-cell office:value-type="float" office:value="0.23060625718297" calcext:value-type="float">
            <text:p>0.23060625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SPN</text:p>
          </table:table-cell>
          <table:table-cell office:value-type="string" calcext:value-type="string">
            <text:p>sig-DMD_49</text:p>
          </table:table-cell>
          <table:table-cell office:value-type="float" office:value="-0.359638803645221" calcext:value-type="float">
            <text:p>-0.3596388036</text:p>
          </table:table-cell>
          <table:table-cell office:value-type="float" office:value="0" calcext:value-type="float">
            <text:p>0</text:p>
          </table:table-cell>
          <table:table-cell office:value-type="float" office:value="0.359638803645221" calcext:value-type="float">
            <text:p>0.35963880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SYT3</text:p>
          </table:table-cell>
          <table:table-cell office:value-type="string" calcext:value-type="string">
            <text:p>sig-DMD_3324</text:p>
          </table:table-cell>
          <table:table-cell office:value-type="float" office:value="-0.425008137885107" calcext:value-type="float">
            <text:p>-0.4250081379</text:p>
          </table:table-cell>
          <table:table-cell office:value-type="float" office:value="0" calcext:value-type="float">
            <text:p>0</text:p>
          </table:table-cell>
          <table:table-cell office:value-type="float" office:value="0.425008137885107" calcext:value-type="float">
            <text:p>0.42500813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VC</text:p>
          </table:table-cell>
          <table:table-cell office:value-type="string" calcext:value-type="string">
            <text:p>sig-DMD_3397</text:p>
          </table:table-cell>
          <table:table-cell office:value-type="float" office:value="-0.383137286743701" calcext:value-type="float">
            <text:p>-0.3831372867</text:p>
          </table:table-cell>
          <table:table-cell office:value-type="float" office:value="0" calcext:value-type="float">
            <text:p>0</text:p>
          </table:table-cell>
          <table:table-cell office:value-type="float" office:value="0.383137286743701" calcext:value-type="float">
            <text:p>0.38313728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VC</text:p>
          </table:table-cell>
          <table:table-cell office:value-type="string" calcext:value-type="string">
            <text:p>sig-DMD_3398</text:p>
          </table:table-cell>
          <table:table-cell office:value-type="float" office:value="-0.281563694314937" calcext:value-type="float">
            <text:p>-0.2815636943</text:p>
          </table:table-cell>
          <table:table-cell office:value-type="float" office:value="0" calcext:value-type="float">
            <text:p>0</text:p>
          </table:table-cell>
          <table:table-cell office:value-type="float" office:value="0.281563694314937" calcext:value-type="float">
            <text:p>0.28156369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VC2</text:p>
          </table:table-cell>
          <table:table-cell office:value-type="string" calcext:value-type="string">
            <text:p>sig-DMD_3397</text:p>
          </table:table-cell>
          <table:table-cell office:value-type="float" office:value="-0.322264393258728" calcext:value-type="float">
            <text:p>-0.3222643933</text:p>
          </table:table-cell>
          <table:table-cell office:value-type="float" office:value="0" calcext:value-type="float">
            <text:p>0</text:p>
          </table:table-cell>
          <table:table-cell office:value-type="float" office:value="0.322264393258728" calcext:value-type="float">
            <text:p>0.32226439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sig-DMD_1470</text:p>
          </table:table-cell>
          <table:table-cell office:value-type="float" office:value="0.355171856208064" calcext:value-type="float">
            <text:p>0.3551718562</text:p>
          </table:table-cell>
          <table:table-cell office:value-type="float" office:value="0" calcext:value-type="float">
            <text:p>0</text:p>
          </table:table-cell>
          <table:table-cell office:value-type="float" office:value="0.355171856208064" calcext:value-type="float">
            <text:p>0.35517185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VL</text:p>
          </table:table-cell>
          <table:table-cell office:value-type="string" calcext:value-type="string">
            <text:p>sig-DMD_1471</text:p>
          </table:table-cell>
          <table:table-cell office:value-type="float" office:value="-0.397480016177533" calcext:value-type="float">
            <text:p>-0.3974800162</text:p>
          </table:table-cell>
          <table:table-cell office:value-type="float" office:value="0" calcext:value-type="float">
            <text:p>0</text:p>
          </table:table-cell>
          <table:table-cell office:value-type="float" office:value="0.397480016177533" calcext:value-type="float">
            <text:p>0.39748001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OSC2</text:p>
          </table:table-cell>
          <table:table-cell office:value-type="string" calcext:value-type="string">
            <text:p>sig-DMD_4317</text:p>
          </table:table-cell>
          <table:table-cell office:value-type="float" office:value="0.25678568655277" calcext:value-type="float">
            <text:p>0.2567856866</text:p>
          </table:table-cell>
          <table:table-cell office:value-type="float" office:value="0" calcext:value-type="float">
            <text:p>0</text:p>
          </table:table-cell>
          <table:table-cell office:value-type="float" office:value="0.25678568655277" calcext:value-type="float">
            <text:p>0.25678568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T1</text:p>
          </table:table-cell>
          <table:table-cell office:value-type="string" calcext:value-type="string">
            <text:p>sig-DMD_4147</text:p>
          </table:table-cell>
          <table:table-cell office:value-type="float" office:value="-0.442333306807103" calcext:value-type="float">
            <text:p>-0.4423333068</text:p>
          </table:table-cell>
          <table:table-cell office:value-type="float" office:value="0" calcext:value-type="float">
            <text:p>0</text:p>
          </table:table-cell>
          <table:table-cell office:value-type="float" office:value="0.442333306807103" calcext:value-type="float">
            <text:p>0.44233330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ZR</text:p>
          </table:table-cell>
          <table:table-cell office:value-type="string" calcext:value-type="string">
            <text:p>sig-DMD_3777</text:p>
          </table:table-cell>
          <table:table-cell office:value-type="float" office:value="-0.35702539629376" calcext:value-type="float">
            <text:p>-0.3570253963</text:p>
          </table:table-cell>
          <table:table-cell office:value-type="float" office:value="0" calcext:value-type="float">
            <text:p>0</text:p>
          </table:table-cell>
          <table:table-cell office:value-type="float" office:value="0.35702539629376" calcext:value-type="float">
            <text:p>0.35702539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1069</text:p>
          </table:table-cell>
          <table:table-cell office:value-type="float" office:value="-0.24729008430217" calcext:value-type="float">
            <text:p>-0.2472900843</text:p>
          </table:table-cell>
          <table:table-cell office:value-type="float" office:value="0" calcext:value-type="float">
            <text:p>0</text:p>
          </table:table-cell>
          <table:table-cell office:value-type="float" office:value="0.24729008430217" calcext:value-type="float">
            <text:p>0.24729008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123</text:p>
          </table:table-cell>
          <table:table-cell office:value-type="float" office:value="-0.204105333946718" calcext:value-type="float">
            <text:p>-0.2041053339</text:p>
          </table:table-cell>
          <table:table-cell office:value-type="float" office:value="0" calcext:value-type="float">
            <text:p>0</text:p>
          </table:table-cell>
          <table:table-cell office:value-type="float" office:value="0.204105333946718" calcext:value-type="float">
            <text:p>0.20410533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175</text:p>
          </table:table-cell>
          <table:table-cell office:value-type="float" office:value="-0.254977987794686" calcext:value-type="float">
            <text:p>-0.2549779878</text:p>
          </table:table-cell>
          <table:table-cell office:value-type="float" office:value="0" calcext:value-type="float">
            <text:p>0</text:p>
          </table:table-cell>
          <table:table-cell office:value-type="float" office:value="0.254977987794686" calcext:value-type="float">
            <text:p>0.25497798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182</text:p>
          </table:table-cell>
          <table:table-cell office:value-type="float" office:value="-0.362366848620108" calcext:value-type="float">
            <text:p>-0.3623668486</text:p>
          </table:table-cell>
          <table:table-cell office:value-type="float" office:value="0" calcext:value-type="float">
            <text:p>0</text:p>
          </table:table-cell>
          <table:table-cell office:value-type="float" office:value="0.362366848620108" calcext:value-type="float">
            <text:p>0.36236684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254</text:p>
          </table:table-cell>
          <table:table-cell office:value-type="float" office:value="-0.286526837067017" calcext:value-type="float">
            <text:p>-0.2865268371</text:p>
          </table:table-cell>
          <table:table-cell office:value-type="float" office:value="0" calcext:value-type="float">
            <text:p>0</text:p>
          </table:table-cell>
          <table:table-cell office:value-type="float" office:value="0.286526837067017" calcext:value-type="float">
            <text:p>0.28652683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2725</text:p>
          </table:table-cell>
          <table:table-cell office:value-type="float" office:value="-0.321855918734199" calcext:value-type="float">
            <text:p>-0.3218559187</text:p>
          </table:table-cell>
          <table:table-cell office:value-type="float" office:value="0" calcext:value-type="float">
            <text:p>0</text:p>
          </table:table-cell>
          <table:table-cell office:value-type="float" office:value="0.321855918734199" calcext:value-type="float">
            <text:p>0.32185591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2726</text:p>
          </table:table-cell>
          <table:table-cell office:value-type="float" office:value="-0.258368744465327" calcext:value-type="float">
            <text:p>-0.2583687445</text:p>
          </table:table-cell>
          <table:table-cell office:value-type="float" office:value="0" calcext:value-type="float">
            <text:p>0</text:p>
          </table:table-cell>
          <table:table-cell office:value-type="float" office:value="0.258368744465327" calcext:value-type="float">
            <text:p>0.25836874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2729</text:p>
          </table:table-cell>
          <table:table-cell office:value-type="float" office:value="-0.202369589909965" calcext:value-type="float">
            <text:p>-0.2023695899</text:p>
          </table:table-cell>
          <table:table-cell office:value-type="float" office:value="0" calcext:value-type="float">
            <text:p>0</text:p>
          </table:table-cell>
          <table:table-cell office:value-type="float" office:value="0.202369589909965" calcext:value-type="float">
            <text:p>0.20236958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3149</text:p>
          </table:table-cell>
          <table:table-cell office:value-type="float" office:value="-0.374086851783312" calcext:value-type="float">
            <text:p>-0.3740868518</text:p>
          </table:table-cell>
          <table:table-cell office:value-type="float" office:value="0" calcext:value-type="float">
            <text:p>0</text:p>
          </table:table-cell>
          <table:table-cell office:value-type="float" office:value="0.374086851783312" calcext:value-type="float">
            <text:p>0.37408685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3581</text:p>
          </table:table-cell>
          <table:table-cell office:value-type="float" office:value="-0.372781853468802" calcext:value-type="float">
            <text:p>-0.3727818535</text:p>
          </table:table-cell>
          <table:table-cell office:value-type="float" office:value="0" calcext:value-type="float">
            <text:p>0</text:p>
          </table:table-cell>
          <table:table-cell office:value-type="float" office:value="0.372781853468802" calcext:value-type="float">
            <text:p>0.37278185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3582</text:p>
          </table:table-cell>
          <table:table-cell office:value-type="float" office:value="-0.290831131702288" calcext:value-type="float">
            <text:p>-0.2908311317</text:p>
          </table:table-cell>
          <table:table-cell office:value-type="float" office:value="0" calcext:value-type="float">
            <text:p>0</text:p>
          </table:table-cell>
          <table:table-cell office:value-type="float" office:value="0.290831131702288" calcext:value-type="float">
            <text:p>0.29083113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3658</text:p>
          </table:table-cell>
          <table:table-cell office:value-type="float" office:value="-0.443049773014099" calcext:value-type="float">
            <text:p>-0.443049773</text:p>
          </table:table-cell>
          <table:table-cell office:value-type="float" office:value="0" calcext:value-type="float">
            <text:p>0</text:p>
          </table:table-cell>
          <table:table-cell office:value-type="float" office:value="0.443049773014099" calcext:value-type="float">
            <text:p>0.4430497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373</text:p>
          </table:table-cell>
          <table:table-cell office:value-type="float" office:value="0.270367520657506" calcext:value-type="float">
            <text:p>0.2703675207</text:p>
          </table:table-cell>
          <table:table-cell office:value-type="float" office:value="0" calcext:value-type="float">
            <text:p>0</text:p>
          </table:table-cell>
          <table:table-cell office:value-type="float" office:value="0.270367520657506" calcext:value-type="float">
            <text:p>0.27036752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4323</text:p>
          </table:table-cell>
          <table:table-cell office:value-type="float" office:value="-0.256071405997888" calcext:value-type="float">
            <text:p>-0.256071406</text:p>
          </table:table-cell>
          <table:table-cell office:value-type="float" office:value="0" calcext:value-type="float">
            <text:p>0</text:p>
          </table:table-cell>
          <table:table-cell office:value-type="float" office:value="0.256071405997888" calcext:value-type="float">
            <text:p>0.2560714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523</text:p>
          </table:table-cell>
          <table:table-cell office:value-type="float" office:value="-0.367852795458915" calcext:value-type="float">
            <text:p>-0.3678527955</text:p>
          </table:table-cell>
          <table:table-cell office:value-type="float" office:value="0" calcext:value-type="float">
            <text:p>0</text:p>
          </table:table-cell>
          <table:table-cell office:value-type="float" office:value="0.367852795458915" calcext:value-type="float">
            <text:p>0.36785279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828</text:p>
          </table:table-cell>
          <table:table-cell office:value-type="float" office:value="-0.222240221272643" calcext:value-type="float">
            <text:p>-0.2222402213</text:p>
          </table:table-cell>
          <table:table-cell office:value-type="float" office:value="0" calcext:value-type="float">
            <text:p>0</text:p>
          </table:table-cell>
          <table:table-cell office:value-type="float" office:value="0.222240221272643" calcext:value-type="float">
            <text:p>0.22224022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ig-DMD_944</text:p>
          </table:table-cell>
          <table:table-cell office:value-type="float" office:value="0.246240965755162" calcext:value-type="float">
            <text:p>0.2462409658</text:p>
          </table:table-cell>
          <table:table-cell office:value-type="float" office:value="0" calcext:value-type="float">
            <text:p>0</text:p>
          </table:table-cell>
          <table:table-cell office:value-type="float" office:value="0.246240965755162" calcext:value-type="float">
            <text:p>0.24624096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AH</text:p>
          </table:table-cell>
          <table:table-cell office:value-type="string" calcext:value-type="string">
            <text:p>sig-DMD_146</text:p>
          </table:table-cell>
          <table:table-cell office:value-type="float" office:value="0.298932071480902" calcext:value-type="float">
            <text:p>0.2989320715</text:p>
          </table:table-cell>
          <table:table-cell office:value-type="float" office:value="0" calcext:value-type="float">
            <text:p>0</text:p>
          </table:table-cell>
          <table:table-cell office:value-type="float" office:value="0.298932071480902" calcext:value-type="float">
            <text:p>0.29893207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DS1</text:p>
          </table:table-cell>
          <table:table-cell office:value-type="string" calcext:value-type="string">
            <text:p>sig-DMD_790</text:p>
          </table:table-cell>
          <table:table-cell office:value-type="float" office:value="-0.248059937308663" calcext:value-type="float">
            <text:p>-0.2480599373</text:p>
          </table:table-cell>
          <table:table-cell office:value-type="float" office:value="0" calcext:value-type="float">
            <text:p>0</text:p>
          </table:table-cell>
          <table:table-cell office:value-type="float" office:value="0.248059937308663" calcext:value-type="float">
            <text:p>0.24805993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DS2</text:p>
          </table:table-cell>
          <table:table-cell office:value-type="string" calcext:value-type="string">
            <text:p>sig-DMD_791</text:p>
          </table:table-cell>
          <table:table-cell office:value-type="float" office:value="-0.535806087344595" calcext:value-type="float">
            <text:p>-0.5358060873</text:p>
          </table:table-cell>
          <table:table-cell office:value-type="float" office:value="0" calcext:value-type="float">
            <text:p>0</text:p>
          </table:table-cell>
          <table:table-cell office:value-type="float" office:value="0.535806087344595" calcext:value-type="float">
            <text:p>0.53580608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H</text:p>
          </table:table-cell>
          <table:table-cell office:value-type="string" calcext:value-type="string">
            <text:p>sig-DMD_2714</text:p>
          </table:table-cell>
          <table:table-cell office:value-type="float" office:value="0.233818858072509" calcext:value-type="float">
            <text:p>0.2338188581</text:p>
          </table:table-cell>
          <table:table-cell office:value-type="float" office:value="0" calcext:value-type="float">
            <text:p>0</text:p>
          </table:table-cell>
          <table:table-cell office:value-type="float" office:value="0.233818858072509" calcext:value-type="float">
            <text:p>0.23381885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HD2A</text:p>
          </table:table-cell>
          <table:table-cell office:value-type="string" calcext:value-type="string">
            <text:p>sig-DMD_2714</text:p>
          </table:table-cell>
          <table:table-cell office:value-type="float" office:value="-0.221620171545741" calcext:value-type="float">
            <text:p>-0.2216201715</text:p>
          </table:table-cell>
          <table:table-cell office:value-type="float" office:value="0" calcext:value-type="float">
            <text:p>0</text:p>
          </table:table-cell>
          <table:table-cell office:value-type="float" office:value="0.221620171545741" calcext:value-type="float">
            <text:p>0.22162017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M110A</text:p>
          </table:table-cell>
          <table:table-cell office:value-type="string" calcext:value-type="string">
            <text:p>sig-DMD_2838</text:p>
          </table:table-cell>
          <table:table-cell office:value-type="float" office:value="-0.341580153052442" calcext:value-type="float">
            <text:p>-0.3415801531</text:p>
          </table:table-cell>
          <table:table-cell office:value-type="float" office:value="0" calcext:value-type="float">
            <text:p>0</text:p>
          </table:table-cell>
          <table:table-cell office:value-type="float" office:value="0.341580153052442" calcext:value-type="float">
            <text:p>0.34158015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150A</text:p>
          </table:table-cell>
          <table:table-cell office:value-type="string" calcext:value-type="string">
            <text:p>sig-DMD_4101</text:p>
          </table:table-cell>
          <table:table-cell office:value-type="float" office:value="-0.226685726200836" calcext:value-type="float">
            <text:p>-0.2266857262</text:p>
          </table:table-cell>
          <table:table-cell office:value-type="float" office:value="0" calcext:value-type="float">
            <text:p>0</text:p>
          </table:table-cell>
          <table:table-cell office:value-type="float" office:value="0.226685726200836" calcext:value-type="float">
            <text:p>0.22668572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150B</text:p>
          </table:table-cell>
          <table:table-cell office:value-type="string" calcext:value-type="string">
            <text:p>sig-DMD_2628</text:p>
          </table:table-cell>
          <table:table-cell office:value-type="float" office:value="-0.458710413152766" calcext:value-type="float">
            <text:p>-0.4587104132</text:p>
          </table:table-cell>
          <table:table-cell office:value-type="float" office:value="0" calcext:value-type="float">
            <text:p>0</text:p>
          </table:table-cell>
          <table:table-cell office:value-type="float" office:value="0.458710413152766" calcext:value-type="float">
            <text:p>0.45871041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171A1</text:p>
          </table:table-cell>
          <table:table-cell office:value-type="string" calcext:value-type="string">
            <text:p>sig-DMD_531</text:p>
          </table:table-cell>
          <table:table-cell office:value-type="float" office:value="-0.621243263983794" calcext:value-type="float">
            <text:p>-0.621243264</text:p>
          </table:table-cell>
          <table:table-cell office:value-type="float" office:value="0" calcext:value-type="float">
            <text:p>0</text:p>
          </table:table-cell>
          <table:table-cell office:value-type="float" office:value="0.621243263983794" calcext:value-type="float">
            <text:p>0.6212432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189A2</text:p>
          </table:table-cell>
          <table:table-cell office:value-type="string" calcext:value-type="string">
            <text:p>sig-DMD_4244</text:p>
          </table:table-cell>
          <table:table-cell office:value-type="float" office:value="-0.274782550010698" calcext:value-type="float">
            <text:p>-0.27478255</text:p>
          </table:table-cell>
          <table:table-cell office:value-type="float" office:value="0" calcext:value-type="float">
            <text:p>0</text:p>
          </table:table-cell>
          <table:table-cell office:value-type="float" office:value="0.274782550010698" calcext:value-type="float">
            <text:p>0.274782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19A3</text:p>
          </table:table-cell>
          <table:table-cell office:value-type="string" calcext:value-type="string">
            <text:p>sig-DMD_196</text:p>
          </table:table-cell>
          <table:table-cell office:value-type="float" office:value="-0.506463776990781" calcext:value-type="float">
            <text:p>-0.506463777</text:p>
          </table:table-cell>
          <table:table-cell office:value-type="float" office:value="0" calcext:value-type="float">
            <text:p>0</text:p>
          </table:table-cell>
          <table:table-cell office:value-type="float" office:value="0.506463776990781" calcext:value-type="float">
            <text:p>0.5064637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20C</text:p>
          </table:table-cell>
          <table:table-cell office:value-type="string" calcext:value-type="string">
            <text:p>sig-DMD_3792</text:p>
          </table:table-cell>
          <table:table-cell office:value-type="float" office:value="-0.309653680461492" calcext:value-type="float">
            <text:p>-0.3096536805</text:p>
          </table:table-cell>
          <table:table-cell office:value-type="float" office:value="0" calcext:value-type="float">
            <text:p>0</text:p>
          </table:table-cell>
          <table:table-cell office:value-type="float" office:value="0.309653680461492" calcext:value-type="float">
            <text:p>0.30965368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210B</text:p>
          </table:table-cell>
          <table:table-cell office:value-type="string" calcext:value-type="string">
            <text:p>sig-DMD_3013</text:p>
          </table:table-cell>
          <table:table-cell office:value-type="float" office:value="-0.243324635520156" calcext:value-type="float">
            <text:p>-0.2433246355</text:p>
          </table:table-cell>
          <table:table-cell office:value-type="float" office:value="0" calcext:value-type="float">
            <text:p>0</text:p>
          </table:table-cell>
          <table:table-cell office:value-type="float" office:value="0.243324635520156" calcext:value-type="float">
            <text:p>0.24332463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83D</text:p>
          </table:table-cell>
          <table:table-cell office:value-type="string" calcext:value-type="string">
            <text:p>sig-DMD_2920</text:p>
          </table:table-cell>
          <table:table-cell office:value-type="float" office:value="0.214258086287325" calcext:value-type="float">
            <text:p>0.2142580863</text:p>
          </table:table-cell>
          <table:table-cell office:value-type="float" office:value="0" calcext:value-type="float">
            <text:p>0</text:p>
          </table:table-cell>
          <table:table-cell office:value-type="float" office:value="0.214258086287325" calcext:value-type="float">
            <text:p>0.21425808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84B</text:p>
          </table:table-cell>
          <table:table-cell office:value-type="string" calcext:value-type="string">
            <text:p>sig-DMD_4154</text:p>
          </table:table-cell>
          <table:table-cell office:value-type="float" office:value="-0.432477954847483" calcext:value-type="float">
            <text:p>-0.4324779548</text:p>
          </table:table-cell>
          <table:table-cell office:value-type="float" office:value="0" calcext:value-type="float">
            <text:p>0</text:p>
          </table:table-cell>
          <table:table-cell office:value-type="float" office:value="0.432477954847483" calcext:value-type="float">
            <text:p>0.43247795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86A</text:p>
          </table:table-cell>
          <table:table-cell office:value-type="string" calcext:value-type="string">
            <text:p>sig-DMD_1642</text:p>
          </table:table-cell>
          <table:table-cell office:value-type="float" office:value="-0.372572906456398" calcext:value-type="float">
            <text:p>-0.3725729065</text:p>
          </table:table-cell>
          <table:table-cell office:value-type="float" office:value="0" calcext:value-type="float">
            <text:p>0</text:p>
          </table:table-cell>
          <table:table-cell office:value-type="float" office:value="0.372572906456398" calcext:value-type="float">
            <text:p>0.37257290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86A</text:p>
          </table:table-cell>
          <table:table-cell office:value-type="string" calcext:value-type="string">
            <text:p>sig-DMD_1658</text:p>
          </table:table-cell>
          <table:table-cell office:value-type="float" office:value="-0.39105888369539" calcext:value-type="float">
            <text:p>-0.3910588837</text:p>
          </table:table-cell>
          <table:table-cell office:value-type="float" office:value="0" calcext:value-type="float">
            <text:p>0</text:p>
          </table:table-cell>
          <table:table-cell office:value-type="float" office:value="0.39105888369539" calcext:value-type="float">
            <text:p>0.39105888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86A</text:p>
          </table:table-cell>
          <table:table-cell office:value-type="string" calcext:value-type="string">
            <text:p>sig-DMD_1661</text:p>
          </table:table-cell>
          <table:table-cell office:value-type="float" office:value="-0.300297521069703" calcext:value-type="float">
            <text:p>-0.3002975211</text:p>
          </table:table-cell>
          <table:table-cell office:value-type="float" office:value="0" calcext:value-type="float">
            <text:p>0</text:p>
          </table:table-cell>
          <table:table-cell office:value-type="float" office:value="0.300297521069703" calcext:value-type="float">
            <text:p>0.30029752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86A</text:p>
          </table:table-cell>
          <table:table-cell office:value-type="string" calcext:value-type="string">
            <text:p>sig-DMD_1664</text:p>
          </table:table-cell>
          <table:table-cell office:value-type="float" office:value="-0.406912516938106" calcext:value-type="float">
            <text:p>-0.4069125169</text:p>
          </table:table-cell>
          <table:table-cell office:value-type="float" office:value="0" calcext:value-type="float">
            <text:p>0</text:p>
          </table:table-cell>
          <table:table-cell office:value-type="float" office:value="0.406912516938106" calcext:value-type="float">
            <text:p>0.40691251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M8A1</text:p>
          </table:table-cell>
          <table:table-cell office:value-type="string" calcext:value-type="string">
            <text:p>sig-DMD_3652</text:p>
          </table:table-cell>
          <table:table-cell office:value-type="float" office:value="0.25327069469602" calcext:value-type="float">
            <text:p>0.2532706947</text:p>
          </table:table-cell>
          <table:table-cell office:value-type="float" office:value="0" calcext:value-type="float">
            <text:p>0</text:p>
          </table:table-cell>
          <table:table-cell office:value-type="float" office:value="0.25327069469602" calcext:value-type="float">
            <text:p>0.25327069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NCE</text:p>
          </table:table-cell>
          <table:table-cell office:value-type="string" calcext:value-type="string">
            <text:p>sig-DMD_3681</text:p>
          </table:table-cell>
          <table:table-cell office:value-type="float" office:value="-0.310737820579019" calcext:value-type="float">
            <text:p>-0.3107378206</text:p>
          </table:table-cell>
          <table:table-cell office:value-type="float" office:value="0" calcext:value-type="float">
            <text:p>0</text:p>
          </table:table-cell>
          <table:table-cell office:value-type="float" office:value="0.310737820579019" calcext:value-type="float">
            <text:p>0.31073782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NCF</text:p>
          </table:table-cell>
          <table:table-cell office:value-type="string" calcext:value-type="string">
            <text:p>sig-DMD_762</text:p>
          </table:table-cell>
          <table:table-cell office:value-type="float" office:value="0.236942380439842" calcext:value-type="float">
            <text:p>0.2369423804</text:p>
          </table:table-cell>
          <table:table-cell office:value-type="float" office:value="0" calcext:value-type="float">
            <text:p>0</text:p>
          </table:table-cell>
          <table:table-cell office:value-type="float" office:value="0.236942380439842" calcext:value-type="float">
            <text:p>0.23694238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R2</text:p>
          </table:table-cell>
          <table:table-cell office:value-type="string" calcext:value-type="string">
            <text:p>sig-DMD_911</text:p>
          </table:table-cell>
          <table:table-cell office:value-type="float" office:value="-0.525275209243227" calcext:value-type="float">
            <text:p>-0.5252752092</text:p>
          </table:table-cell>
          <table:table-cell office:value-type="float" office:value="0" calcext:value-type="float">
            <text:p>0</text:p>
          </table:table-cell>
          <table:table-cell office:value-type="float" office:value="0.525275209243227" calcext:value-type="float">
            <text:p>0.52527520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ASN</text:p>
          </table:table-cell>
          <table:table-cell office:value-type="string" calcext:value-type="string">
            <text:p>sig-DMD_2307</text:p>
          </table:table-cell>
          <table:table-cell office:value-type="float" office:value="-0.231246401596556" calcext:value-type="float">
            <text:p>-0.2312464016</text:p>
          </table:table-cell>
          <table:table-cell office:value-type="float" office:value="0" calcext:value-type="float">
            <text:p>0</text:p>
          </table:table-cell>
          <table:table-cell office:value-type="float" office:value="0.231246401596556" calcext:value-type="float">
            <text:p>0.23124640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T4</text:p>
          </table:table-cell>
          <table:table-cell office:value-type="string" calcext:value-type="string">
            <text:p>sig-DMD_3472</text:p>
          </table:table-cell>
          <table:table-cell office:value-type="float" office:value="-0.333416732398198" calcext:value-type="float">
            <text:p>-0.3334167324</text:p>
          </table:table-cell>
          <table:table-cell office:value-type="float" office:value="0" calcext:value-type="float">
            <text:p>0</text:p>
          </table:table-cell>
          <table:table-cell office:value-type="float" office:value="0.333416732398198" calcext:value-type="float">
            <text:p>0.33341673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BXL22</text:p>
          </table:table-cell>
          <table:table-cell office:value-type="string" calcext:value-type="string">
            <text:p>sig-DMD_1542</text:p>
          </table:table-cell>
          <table:table-cell office:value-type="float" office:value="-0.361009458267987" calcext:value-type="float">
            <text:p>-0.3610094583</text:p>
          </table:table-cell>
          <table:table-cell office:value-type="float" office:value="0" calcext:value-type="float">
            <text:p>0</text:p>
          </table:table-cell>
          <table:table-cell office:value-type="float" office:value="0.361009458267987" calcext:value-type="float">
            <text:p>0.36100945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GF5</text:p>
          </table:table-cell>
          <table:table-cell office:value-type="string" calcext:value-type="string">
            <text:p>sig-DMD_3445</text:p>
          </table:table-cell>
          <table:table-cell office:value-type="float" office:value="0.220429411254842" calcext:value-type="float">
            <text:p>0.2204294113</text:p>
          </table:table-cell>
          <table:table-cell office:value-type="float" office:value="0" calcext:value-type="float">
            <text:p>0</text:p>
          </table:table-cell>
          <table:table-cell office:value-type="float" office:value="0.220429411254842" calcext:value-type="float">
            <text:p>0.22042941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GF9</text:p>
          </table:table-cell>
          <table:table-cell office:value-type="string" calcext:value-type="string">
            <text:p>sig-DMD_1324</text:p>
          </table:table-cell>
          <table:table-cell office:value-type="float" office:value="0.434992210212244" calcext:value-type="float">
            <text:p>0.4349922102</text:p>
          </table:table-cell>
          <table:table-cell office:value-type="float" office:value="0" calcext:value-type="float">
            <text:p>0</text:p>
          </table:table-cell>
          <table:table-cell office:value-type="float" office:value="0.434992210212244" calcext:value-type="float">
            <text:p>0.43499221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GFBP2</text:p>
          </table:table-cell>
          <table:table-cell office:value-type="string" calcext:value-type="string">
            <text:p>sig-DMD_3416</text:p>
          </table:table-cell>
          <table:table-cell office:value-type="float" office:value="-0.372787158010927" calcext:value-type="float">
            <text:p>-0.372787158</text:p>
          </table:table-cell>
          <table:table-cell office:value-type="float" office:value="0" calcext:value-type="float">
            <text:p>0</text:p>
          </table:table-cell>
          <table:table-cell office:value-type="float" office:value="0.372787158010927" calcext:value-type="float">
            <text:p>0.3727871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GFR2</text:p>
          </table:table-cell>
          <table:table-cell office:value-type="string" calcext:value-type="string">
            <text:p>sig-DMD_627</text:p>
          </table:table-cell>
          <table:table-cell office:value-type="float" office:value="-0.543304676058053" calcext:value-type="float">
            <text:p>-0.5433046761</text:p>
          </table:table-cell>
          <table:table-cell office:value-type="float" office:value="0" calcext:value-type="float">
            <text:p>0</text:p>
          </table:table-cell>
          <table:table-cell office:value-type="float" office:value="0.543304676058053" calcext:value-type="float">
            <text:p>0.54330467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GFR2</text:p>
          </table:table-cell>
          <table:table-cell office:value-type="string" calcext:value-type="string">
            <text:p>sig-DMD_628</text:p>
          </table:table-cell>
          <table:table-cell office:value-type="float" office:value="0.218555506139718" calcext:value-type="float">
            <text:p>0.2185555061</text:p>
          </table:table-cell>
          <table:table-cell office:value-type="float" office:value="0" calcext:value-type="float">
            <text:p>0</text:p>
          </table:table-cell>
          <table:table-cell office:value-type="float" office:value="0.218555506139718" calcext:value-type="float">
            <text:p>0.21855550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KBP1A</text:p>
          </table:table-cell>
          <table:table-cell office:value-type="string" calcext:value-type="string">
            <text:p>sig-DMD_2840</text:p>
          </table:table-cell>
          <table:table-cell office:value-type="float" office:value="-0.305259066942442" calcext:value-type="float">
            <text:p>-0.3052590669</text:p>
          </table:table-cell>
          <table:table-cell office:value-type="float" office:value="0" calcext:value-type="float">
            <text:p>0</text:p>
          </table:table-cell>
          <table:table-cell office:value-type="float" office:value="0.305259066942442" calcext:value-type="float">
            <text:p>0.30525906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KBP4</text:p>
          </table:table-cell>
          <table:table-cell office:value-type="string" calcext:value-type="string">
            <text:p>sig-DMD_890</text:p>
          </table:table-cell>
          <table:table-cell office:value-type="float" office:value="0.222564935868291" calcext:value-type="float">
            <text:p>0.2225649359</text:p>
          </table:table-cell>
          <table:table-cell office:value-type="float" office:value="0" calcext:value-type="float">
            <text:p>0</text:p>
          </table:table-cell>
          <table:table-cell office:value-type="float" office:value="0.222564935868291" calcext:value-type="float">
            <text:p>0.22256493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KBP5</text:p>
          </table:table-cell>
          <table:table-cell office:value-type="string" calcext:value-type="string">
            <text:p>sig-DMD_3682</text:p>
          </table:table-cell>
          <table:table-cell office:value-type="float" office:value="-0.231634957138181" calcext:value-type="float">
            <text:p>-0.2316349571</text:p>
          </table:table-cell>
          <table:table-cell office:value-type="float" office:value="0" calcext:value-type="float">
            <text:p>0</text:p>
          </table:table-cell>
          <table:table-cell office:value-type="float" office:value="0.231634957138181" calcext:value-type="float">
            <text:p>0.23163495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I1</text:p>
          </table:table-cell>
          <table:table-cell office:value-type="string" calcext:value-type="string">
            <text:p>sig-DMD_872</text:p>
          </table:table-cell>
          <table:table-cell office:value-type="float" office:value="0.404019290082089" calcext:value-type="float">
            <text:p>0.4040192901</text:p>
          </table:table-cell>
          <table:table-cell office:value-type="float" office:value="0" calcext:value-type="float">
            <text:p>0</text:p>
          </table:table-cell>
          <table:table-cell office:value-type="float" office:value="0.404019290082089" calcext:value-type="float">
            <text:p>0.40401929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I1</text:p>
          </table:table-cell>
          <table:table-cell office:value-type="string" calcext:value-type="string">
            <text:p>sig-DMD_875</text:p>
          </table:table-cell>
          <table:table-cell office:value-type="float" office:value="0.304898573393805" calcext:value-type="float">
            <text:p>0.3048985734</text:p>
          </table:table-cell>
          <table:table-cell office:value-type="float" office:value="0" calcext:value-type="float">
            <text:p>0</text:p>
          </table:table-cell>
          <table:table-cell office:value-type="float" office:value="0.304898573393805" calcext:value-type="float">
            <text:p>0.30489857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I1</text:p>
          </table:table-cell>
          <table:table-cell office:value-type="string" calcext:value-type="string">
            <text:p>sig-DMD_876</text:p>
          </table:table-cell>
          <table:table-cell office:value-type="float" office:value="0.337820863511325" calcext:value-type="float">
            <text:p>0.3378208635</text:p>
          </table:table-cell>
          <table:table-cell office:value-type="float" office:value="0" calcext:value-type="float">
            <text:p>0</text:p>
          </table:table-cell>
          <table:table-cell office:value-type="float" office:value="0.337820863511325" calcext:value-type="float">
            <text:p>0.33782086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NB</text:p>
          </table:table-cell>
          <table:table-cell office:value-type="string" calcext:value-type="string">
            <text:p>sig-DMD_3286</text:p>
          </table:table-cell>
          <table:table-cell office:value-type="float" office:value="-0.214008498366666" calcext:value-type="float">
            <text:p>-0.2140084984</text:p>
          </table:table-cell>
          <table:table-cell office:value-type="float" office:value="0" calcext:value-type="float">
            <text:p>0</text:p>
          </table:table-cell>
          <table:table-cell office:value-type="float" office:value="0.214008498366666" calcext:value-type="float">
            <text:p>0.21400849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RT2</text:p>
          </table:table-cell>
          <table:table-cell office:value-type="string" calcext:value-type="string">
            <text:p>sig-DMD_1457</text:p>
          </table:table-cell>
          <table:table-cell office:value-type="float" office:value="-0.319972040952617" calcext:value-type="float">
            <text:p>-0.319972041</text:p>
          </table:table-cell>
          <table:table-cell office:value-type="float" office:value="0" calcext:value-type="float">
            <text:p>0</text:p>
          </table:table-cell>
          <table:table-cell office:value-type="float" office:value="0.319972040952617" calcext:value-type="float">
            <text:p>0.3199720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MN2</text:p>
          </table:table-cell>
          <table:table-cell office:value-type="string" calcext:value-type="string">
            <text:p>sig-DMD_412</text:p>
          </table:table-cell>
          <table:table-cell office:value-type="float" office:value="0.355154149192917" calcext:value-type="float">
            <text:p>0.3551541492</text:p>
          </table:table-cell>
          <table:table-cell office:value-type="float" office:value="0" calcext:value-type="float">
            <text:p>0</text:p>
          </table:table-cell>
          <table:table-cell office:value-type="float" office:value="0.355154149192917" calcext:value-type="float">
            <text:p>0.35515414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MN2</text:p>
          </table:table-cell>
          <table:table-cell office:value-type="string" calcext:value-type="string">
            <text:p>sig-DMD_413</text:p>
          </table:table-cell>
          <table:table-cell office:value-type="float" office:value="-0.201307344688008" calcext:value-type="float">
            <text:p>-0.2013073447</text:p>
          </table:table-cell>
          <table:table-cell office:value-type="float" office:value="0" calcext:value-type="float">
            <text:p>0</text:p>
          </table:table-cell>
          <table:table-cell office:value-type="float" office:value="0.201307344688008" calcext:value-type="float">
            <text:p>0.20130734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MNL1</text:p>
          </table:table-cell>
          <table:table-cell office:value-type="string" calcext:value-type="string">
            <text:p>sig-DMD_2206</text:p>
          </table:table-cell>
          <table:table-cell office:value-type="float" office:value="-0.554684477079676" calcext:value-type="float">
            <text:p>-0.5546844771</text:p>
          </table:table-cell>
          <table:table-cell office:value-type="float" office:value="0" calcext:value-type="float">
            <text:p>0</text:p>
          </table:table-cell>
          <table:table-cell office:value-type="float" office:value="0.554684477079676" calcext:value-type="float">
            <text:p>0.55468447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MNL2</text:p>
          </table:table-cell>
          <table:table-cell office:value-type="string" calcext:value-type="string">
            <text:p>sig-DMD_2762</text:p>
          </table:table-cell>
          <table:table-cell office:value-type="float" office:value="-0.388029882632354" calcext:value-type="float">
            <text:p>-0.3880298826</text:p>
          </table:table-cell>
          <table:table-cell office:value-type="float" office:value="0" calcext:value-type="float">
            <text:p>0</text:p>
          </table:table-cell>
          <table:table-cell office:value-type="float" office:value="0.388029882632354" calcext:value-type="float">
            <text:p>0.38802988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NBP1</text:p>
          </table:table-cell>
          <table:table-cell office:value-type="string" calcext:value-type="string">
            <text:p>sig-DMD_181</text:p>
          </table:table-cell>
          <table:table-cell office:value-type="float" office:value="0.280328188365546" calcext:value-type="float">
            <text:p>0.2803281884</text:p>
          </table:table-cell>
          <table:table-cell office:value-type="float" office:value="0" calcext:value-type="float">
            <text:p>0</text:p>
          </table:table-cell>
          <table:table-cell office:value-type="float" office:value="0.280328188365546" calcext:value-type="float">
            <text:p>0.28032818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NBP1</text:p>
          </table:table-cell>
          <table:table-cell office:value-type="string" calcext:value-type="string">
            <text:p>sig-DMD_4314</text:p>
          </table:table-cell>
          <table:table-cell office:value-type="float" office:value="-0.562578147961458" calcext:value-type="float">
            <text:p>-0.562578148</text:p>
          </table:table-cell>
          <table:table-cell office:value-type="float" office:value="0" calcext:value-type="float">
            <text:p>0</text:p>
          </table:table-cell>
          <table:table-cell office:value-type="float" office:value="0.562578147961458" calcext:value-type="float">
            <text:p>0.5625781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NBP1</text:p>
          </table:table-cell>
          <table:table-cell office:value-type="string" calcext:value-type="string">
            <text:p>sig-DMD_4315</text:p>
          </table:table-cell>
          <table:table-cell office:value-type="float" office:value="-0.211089574548704" calcext:value-type="float">
            <text:p>-0.2110895745</text:p>
          </table:table-cell>
          <table:table-cell office:value-type="float" office:value="0" calcext:value-type="float">
            <text:p>0</text:p>
          </table:table-cell>
          <table:table-cell office:value-type="float" office:value="0.211089574548704" calcext:value-type="float">
            <text:p>0.21108957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NBP1L</text:p>
          </table:table-cell>
          <table:table-cell office:value-type="string" calcext:value-type="string">
            <text:p>sig-DMD_181</text:p>
          </table:table-cell>
          <table:table-cell office:value-type="float" office:value="-0.210876763350523" calcext:value-type="float">
            <text:p>-0.2108767634</text:p>
          </table:table-cell>
          <table:table-cell office:value-type="float" office:value="0" calcext:value-type="float">
            <text:p>0</text:p>
          </table:table-cell>
          <table:table-cell office:value-type="float" office:value="0.210876763350523" calcext:value-type="float">
            <text:p>0.21087676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A1</text:p>
          </table:table-cell>
          <table:table-cell office:value-type="string" calcext:value-type="string">
            <text:p>sig-DMD_1423</text:p>
          </table:table-cell>
          <table:table-cell office:value-type="float" office:value="-0.324925300716266" calcext:value-type="float">
            <text:p>-0.3249253007</text:p>
          </table:table-cell>
          <table:table-cell office:value-type="float" office:value="0" calcext:value-type="float">
            <text:p>0</text:p>
          </table:table-cell>
          <table:table-cell office:value-type="float" office:value="0.324925300716266" calcext:value-type="float">
            <text:p>0.32492530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A1</text:p>
          </table:table-cell>
          <table:table-cell office:value-type="string" calcext:value-type="string">
            <text:p>sig-DMD_1424</text:p>
          </table:table-cell>
          <table:table-cell office:value-type="float" office:value="-0.758629012728751" calcext:value-type="float">
            <text:p>-0.7586290127</text:p>
          </table:table-cell>
          <table:table-cell office:value-type="float" office:value="0" calcext:value-type="float">
            <text:p>0</text:p>
          </table:table-cell>
          <table:table-cell office:value-type="float" office:value="0.758629012728751" calcext:value-type="float">
            <text:p>0.75862901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A1</text:p>
          </table:table-cell>
          <table:table-cell office:value-type="string" calcext:value-type="string">
            <text:p>sig-DMD_1425</text:p>
          </table:table-cell>
          <table:table-cell office:value-type="float" office:value="-0.674014300243121" calcext:value-type="float">
            <text:p>-0.6740143002</text:p>
          </table:table-cell>
          <table:table-cell office:value-type="float" office:value="0" calcext:value-type="float">
            <text:p>0</text:p>
          </table:table-cell>
          <table:table-cell office:value-type="float" office:value="0.674014300243121" calcext:value-type="float">
            <text:p>0.67401430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A2</text:p>
          </table:table-cell>
          <table:table-cell office:value-type="string" calcext:value-type="string">
            <text:p>sig-DMD_2885</text:p>
          </table:table-cell>
          <table:table-cell office:value-type="float" office:value="0.233420059768711" calcext:value-type="float">
            <text:p>0.2334200598</text:p>
          </table:table-cell>
          <table:table-cell office:value-type="float" office:value="0" calcext:value-type="float">
            <text:p>0</text:p>
          </table:table-cell>
          <table:table-cell office:value-type="float" office:value="0.233420059768711" calcext:value-type="float">
            <text:p>0.23342005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A2</text:p>
          </table:table-cell>
          <table:table-cell office:value-type="string" calcext:value-type="string">
            <text:p>sig-DMD_2886</text:p>
          </table:table-cell>
          <table:table-cell office:value-type="float" office:value="0.227219722911064" calcext:value-type="float">
            <text:p>0.2272197229</text:p>
          </table:table-cell>
          <table:table-cell office:value-type="float" office:value="0" calcext:value-type="float">
            <text:p>0</text:p>
          </table:table-cell>
          <table:table-cell office:value-type="float" office:value="0.227219722911064" calcext:value-type="float">
            <text:p>0.22721972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A3</text:p>
          </table:table-cell>
          <table:table-cell office:value-type="string" calcext:value-type="string">
            <text:p>sig-DMD_2581</text:p>
          </table:table-cell>
          <table:table-cell office:value-type="float" office:value="-0.224946753714603" calcext:value-type="float">
            <text:p>-0.2249467537</text:p>
          </table:table-cell>
          <table:table-cell office:value-type="float" office:value="0" calcext:value-type="float">
            <text:p>0</text:p>
          </table:table-cell>
          <table:table-cell office:value-type="float" office:value="0.224946753714603" calcext:value-type="float">
            <text:p>0.22494675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C1</text:p>
          </table:table-cell>
          <table:table-cell office:value-type="string" calcext:value-type="string">
            <text:p>sig-DMD_3633</text:p>
          </table:table-cell>
          <table:table-cell office:value-type="float" office:value="-0.318318451103003" calcext:value-type="float">
            <text:p>-0.3183184511</text:p>
          </table:table-cell>
          <table:table-cell office:value-type="float" office:value="0" calcext:value-type="float">
            <text:p>0</text:p>
          </table:table-cell>
          <table:table-cell office:value-type="float" office:value="0.318318451103003" calcext:value-type="float">
            <text:p>0.31831845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C1</text:p>
          </table:table-cell>
          <table:table-cell office:value-type="string" calcext:value-type="string">
            <text:p>sig-DMD_3634</text:p>
          </table:table-cell>
          <table:table-cell office:value-type="float" office:value="-0.669217318657783" calcext:value-type="float">
            <text:p>-0.6692173187</text:p>
          </table:table-cell>
          <table:table-cell office:value-type="float" office:value="0" calcext:value-type="float">
            <text:p>0</text:p>
          </table:table-cell>
          <table:table-cell office:value-type="float" office:value="0.669217318657783" calcext:value-type="float">
            <text:p>0.66921731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C2</text:p>
          </table:table-cell>
          <table:table-cell office:value-type="string" calcext:value-type="string">
            <text:p>sig-DMD_2121</text:p>
          </table:table-cell>
          <table:table-cell office:value-type="float" office:value="-0.220259465977802" calcext:value-type="float">
            <text:p>-0.220259466</text:p>
          </table:table-cell>
          <table:table-cell office:value-type="float" office:value="0" calcext:value-type="float">
            <text:p>0</text:p>
          </table:table-cell>
          <table:table-cell office:value-type="float" office:value="0.220259465977802" calcext:value-type="float">
            <text:p>0.2202594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XD3</text:p>
          </table:table-cell>
          <table:table-cell office:value-type="string" calcext:value-type="string">
            <text:p>sig-DMD_161</text:p>
          </table:table-cell>
          <table:table-cell office:value-type="float" office:value="0.446734387048744" calcext:value-type="float">
            <text:p>0.446734387</text:p>
          </table:table-cell>
          <table:table-cell office:value-type="float" office:value="0" calcext:value-type="float">
            <text:p>0</text:p>
          </table:table-cell>
          <table:table-cell office:value-type="float" office:value="0.446734387048744" calcext:value-type="float">
            <text:p>0.4467343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D4L1</text:p>
          </table:table-cell>
          <table:table-cell office:value-type="string" calcext:value-type="string">
            <text:p>sig-DMD_2733</text:p>
          </table:table-cell>
          <table:table-cell office:value-type="float" office:value="0.352698983612791" calcext:value-type="float">
            <text:p>0.3526989836</text:p>
          </table:table-cell>
          <table:table-cell office:value-type="float" office:value="0" calcext:value-type="float">
            <text:p>0</text:p>
          </table:table-cell>
          <table:table-cell office:value-type="float" office:value="0.352698983612791" calcext:value-type="float">
            <text:p>0.35269898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G1</text:p>
          </table:table-cell>
          <table:table-cell office:value-type="string" calcext:value-type="string">
            <text:p>sig-DMD_1418</text:p>
          </table:table-cell>
          <table:table-cell office:value-type="float" office:value="-0.396294594867873" calcext:value-type="float">
            <text:p>-0.3962945949</text:p>
          </table:table-cell>
          <table:table-cell office:value-type="float" office:value="0" calcext:value-type="float">
            <text:p>0</text:p>
          </table:table-cell>
          <table:table-cell office:value-type="float" office:value="0.396294594867873" calcext:value-type="float">
            <text:p>0.39629459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N2</text:p>
          </table:table-cell>
          <table:table-cell office:value-type="string" calcext:value-type="string">
            <text:p>sig-DMD_2675</text:p>
          </table:table-cell>
          <table:table-cell office:value-type="float" office:value="-0.362436089558541" calcext:value-type="float">
            <text:p>-0.3624360896</text:p>
          </table:table-cell>
          <table:table-cell office:value-type="float" office:value="0" calcext:value-type="float">
            <text:p>0</text:p>
          </table:table-cell>
          <table:table-cell office:value-type="float" office:value="0.362436089558541" calcext:value-type="float">
            <text:p>0.36243608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P1</text:p>
          </table:table-cell>
          <table:table-cell office:value-type="string" calcext:value-type="string">
            <text:p>sig-DMD_3294</text:p>
          </table:table-cell>
          <table:table-cell office:value-type="float" office:value="-0.378015093279038" calcext:value-type="float">
            <text:p>-0.3780150933</text:p>
          </table:table-cell>
          <table:table-cell office:value-type="float" office:value="0" calcext:value-type="float">
            <text:p>0</text:p>
          </table:table-cell>
          <table:table-cell office:value-type="float" office:value="0.378015093279038" calcext:value-type="float">
            <text:p>0.37801509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P4</text:p>
          </table:table-cell>
          <table:table-cell office:value-type="string" calcext:value-type="string">
            <text:p>sig-DMD_3689</text:p>
          </table:table-cell>
          <table:table-cell office:value-type="float" office:value="-0.205351483594761" calcext:value-type="float">
            <text:p>-0.2053514836</text:p>
          </table:table-cell>
          <table:table-cell office:value-type="float" office:value="0" calcext:value-type="float">
            <text:p>0</text:p>
          </table:table-cell>
          <table:table-cell office:value-type="float" office:value="0.205351483594761" calcext:value-type="float">
            <text:p>0.20535148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P4</text:p>
          </table:table-cell>
          <table:table-cell office:value-type="string" calcext:value-type="string">
            <text:p>sig-DMD_3691</text:p>
          </table:table-cell>
          <table:table-cell office:value-type="float" office:value="-0.286070772938689" calcext:value-type="float">
            <text:p>-0.2860707729</text:p>
          </table:table-cell>
          <table:table-cell office:value-type="float" office:value="0" calcext:value-type="float">
            <text:p>0</text:p>
          </table:table-cell>
          <table:table-cell office:value-type="float" office:value="0.286070772938689" calcext:value-type="float">
            <text:p>0.28607077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XQ1</text:p>
          </table:table-cell>
          <table:table-cell office:value-type="string" calcext:value-type="string">
            <text:p>sig-DMD_3630</text:p>
          </table:table-cell>
          <table:table-cell office:value-type="float" office:value="-0.208767183524518" calcext:value-type="float">
            <text:p>-0.2087671835</text:p>
          </table:table-cell>
          <table:table-cell office:value-type="float" office:value="0" calcext:value-type="float">
            <text:p>0</text:p>
          </table:table-cell>
          <table:table-cell office:value-type="float" office:value="0.208767183524518" calcext:value-type="float">
            <text:p>0.20876718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MD3</text:p>
          </table:table-cell>
          <table:table-cell office:value-type="string" calcext:value-type="string">
            <text:p>sig-DMD_4257</text:p>
          </table:table-cell>
          <table:table-cell office:value-type="float" office:value="-0.342620213172109" calcext:value-type="float">
            <text:p>-0.3426202132</text:p>
          </table:table-cell>
          <table:table-cell office:value-type="float" office:value="0" calcext:value-type="float">
            <text:p>0</text:p>
          </table:table-cell>
          <table:table-cell office:value-type="float" office:value="0.342620213172109" calcext:value-type="float">
            <text:p>0.34262021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SCN2</text:p>
          </table:table-cell>
          <table:table-cell office:value-type="string" calcext:value-type="string">
            <text:p>sig-DMD_2305</text:p>
          </table:table-cell>
          <table:table-cell office:value-type="float" office:value="-0.218612928852193" calcext:value-type="float">
            <text:p>-0.2186129289</text:p>
          </table:table-cell>
          <table:table-cell office:value-type="float" office:value="0" calcext:value-type="float">
            <text:p>0</text:p>
          </table:table-cell>
          <table:table-cell office:value-type="float" office:value="0.218612928852193" calcext:value-type="float">
            <text:p>0.21861292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XYD3</text:p>
          </table:table-cell>
          <table:table-cell office:value-type="string" calcext:value-type="string">
            <text:p>sig-DMD_2551</text:p>
          </table:table-cell>
          <table:table-cell office:value-type="float" office:value="-0.464677564468673" calcext:value-type="float">
            <text:p>-0.4646775645</text:p>
          </table:table-cell>
          <table:table-cell office:value-type="float" office:value="0" calcext:value-type="float">
            <text:p>0</text:p>
          </table:table-cell>
          <table:table-cell office:value-type="float" office:value="0.464677564468673" calcext:value-type="float">
            <text:p>0.46467756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XYD5</text:p>
          </table:table-cell>
          <table:table-cell office:value-type="string" calcext:value-type="string">
            <text:p>sig-DMD_2553</text:p>
          </table:table-cell>
          <table:table-cell office:value-type="float" office:value="-0.52772104160705" calcext:value-type="float">
            <text:p>-0.5277210416</text:p>
          </table:table-cell>
          <table:table-cell office:value-type="float" office:value="0" calcext:value-type="float">
            <text:p>0</text:p>
          </table:table-cell>
          <table:table-cell office:value-type="float" office:value="0.52772104160705" calcext:value-type="float">
            <text:p>0.52772104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</text:p>
          </table:table-cell>
          <table:table-cell office:value-type="string" calcext:value-type="string">
            <text:p>sig-DMD_1273</text:p>
          </table:table-cell>
          <table:table-cell office:value-type="float" office:value="0.233622223837414" calcext:value-type="float">
            <text:p>0.2336222238</text:p>
          </table:table-cell>
          <table:table-cell office:value-type="float" office:value="0" calcext:value-type="float">
            <text:p>0</text:p>
          </table:table-cell>
          <table:table-cell office:value-type="float" office:value="0.233622223837414" calcext:value-type="float">
            <text:p>0.23362222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</text:p>
          </table:table-cell>
          <table:table-cell office:value-type="string" calcext:value-type="string">
            <text:p>sig-DMD_1276</text:p>
          </table:table-cell>
          <table:table-cell office:value-type="float" office:value="0.214585241194581" calcext:value-type="float">
            <text:p>0.2145852412</text:p>
          </table:table-cell>
          <table:table-cell office:value-type="float" office:value="0" calcext:value-type="float">
            <text:p>0</text:p>
          </table:table-cell>
          <table:table-cell office:value-type="float" office:value="0.214585241194581" calcext:value-type="float">
            <text:p>0.21458524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</text:p>
          </table:table-cell>
          <table:table-cell office:value-type="string" calcext:value-type="string">
            <text:p>sig-DMD_1285</text:p>
          </table:table-cell>
          <table:table-cell office:value-type="float" office:value="0.213623512015389" calcext:value-type="float">
            <text:p>0.213623512</text:p>
          </table:table-cell>
          <table:table-cell office:value-type="float" office:value="0" calcext:value-type="float">
            <text:p>0</text:p>
          </table:table-cell>
          <table:table-cell office:value-type="float" office:value="0.213623512015389" calcext:value-type="float">
            <text:p>0.2136235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</text:p>
          </table:table-cell>
          <table:table-cell office:value-type="string" calcext:value-type="string">
            <text:p>sig-DMD_1290</text:p>
          </table:table-cell>
          <table:table-cell office:value-type="float" office:value="0.265599518148804" calcext:value-type="float">
            <text:p>0.2655995181</text:p>
          </table:table-cell>
          <table:table-cell office:value-type="float" office:value="0" calcext:value-type="float">
            <text:p>0</text:p>
          </table:table-cell>
          <table:table-cell office:value-type="float" office:value="0.265599518148804" calcext:value-type="float">
            <text:p>0.26559951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</text:p>
          </table:table-cell>
          <table:table-cell office:value-type="string" calcext:value-type="string">
            <text:p>sig-DMD_1292</text:p>
          </table:table-cell>
          <table:table-cell office:value-type="float" office:value="0.24115723173181" calcext:value-type="float">
            <text:p>0.2411572317</text:p>
          </table:table-cell>
          <table:table-cell office:value-type="float" office:value="0" calcext:value-type="float">
            <text:p>0</text:p>
          </table:table-cell>
          <table:table-cell office:value-type="float" office:value="0.24115723173181" calcext:value-type="float">
            <text:p>0.24115723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</text:p>
          </table:table-cell>
          <table:table-cell office:value-type="string" calcext:value-type="string">
            <text:p>sig-DMD_3886</text:p>
          </table:table-cell>
          <table:table-cell office:value-type="float" office:value="-0.521198707155058" calcext:value-type="float">
            <text:p>-0.5211987072</text:p>
          </table:table-cell>
          <table:table-cell office:value-type="float" office:value="0" calcext:value-type="float">
            <text:p>0</text:p>
          </table:table-cell>
          <table:table-cell office:value-type="float" office:value="0.521198707155058" calcext:value-type="float">
            <text:p>0.52119870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70</text:p>
          </table:table-cell>
          <table:table-cell office:value-type="float" office:value="0.208729114747326" calcext:value-type="float">
            <text:p>0.2087291147</text:p>
          </table:table-cell>
          <table:table-cell office:value-type="float" office:value="0" calcext:value-type="float">
            <text:p>0</text:p>
          </table:table-cell>
          <table:table-cell office:value-type="float" office:value="0.208729114747326" calcext:value-type="float">
            <text:p>0.20872911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72</text:p>
          </table:table-cell>
          <table:table-cell office:value-type="float" office:value="0.249769394758787" calcext:value-type="float">
            <text:p>0.2497693948</text:p>
          </table:table-cell>
          <table:table-cell office:value-type="float" office:value="0" calcext:value-type="float">
            <text:p>0</text:p>
          </table:table-cell>
          <table:table-cell office:value-type="float" office:value="0.249769394758787" calcext:value-type="float">
            <text:p>0.24976939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73</text:p>
          </table:table-cell>
          <table:table-cell office:value-type="float" office:value="0.253904489650866" calcext:value-type="float">
            <text:p>0.2539044897</text:p>
          </table:table-cell>
          <table:table-cell office:value-type="float" office:value="0" calcext:value-type="float">
            <text:p>0</text:p>
          </table:table-cell>
          <table:table-cell office:value-type="float" office:value="0.253904489650866" calcext:value-type="float">
            <text:p>0.25390448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76</text:p>
          </table:table-cell>
          <table:table-cell office:value-type="float" office:value="0.250038474779137" calcext:value-type="float">
            <text:p>0.2500384748</text:p>
          </table:table-cell>
          <table:table-cell office:value-type="float" office:value="0" calcext:value-type="float">
            <text:p>0</text:p>
          </table:table-cell>
          <table:table-cell office:value-type="float" office:value="0.250038474779137" calcext:value-type="float">
            <text:p>0.25003847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78</text:p>
          </table:table-cell>
          <table:table-cell office:value-type="float" office:value="0.250788264078673" calcext:value-type="float">
            <text:p>0.2507882641</text:p>
          </table:table-cell>
          <table:table-cell office:value-type="float" office:value="0" calcext:value-type="float">
            <text:p>0</text:p>
          </table:table-cell>
          <table:table-cell office:value-type="float" office:value="0.250788264078673" calcext:value-type="float">
            <text:p>0.25078826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79</text:p>
          </table:table-cell>
          <table:table-cell office:value-type="float" office:value="0.221603529191328" calcext:value-type="float">
            <text:p>0.2216035292</text:p>
          </table:table-cell>
          <table:table-cell office:value-type="float" office:value="0" calcext:value-type="float">
            <text:p>0</text:p>
          </table:table-cell>
          <table:table-cell office:value-type="float" office:value="0.221603529191328" calcext:value-type="float">
            <text:p>0.22160352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83</text:p>
          </table:table-cell>
          <table:table-cell office:value-type="float" office:value="-0.201998328483183" calcext:value-type="float">
            <text:p>-0.2019983285</text:p>
          </table:table-cell>
          <table:table-cell office:value-type="float" office:value="0" calcext:value-type="float">
            <text:p>0</text:p>
          </table:table-cell>
          <table:table-cell office:value-type="float" office:value="0.201998328483183" calcext:value-type="float">
            <text:p>0.20199832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85</text:p>
          </table:table-cell>
          <table:table-cell office:value-type="float" office:value="0.447480604697437" calcext:value-type="float">
            <text:p>0.4474806047</text:p>
          </table:table-cell>
          <table:table-cell office:value-type="float" office:value="0" calcext:value-type="float">
            <text:p>0</text:p>
          </table:table-cell>
          <table:table-cell office:value-type="float" office:value="0.447480604697437" calcext:value-type="float">
            <text:p>0.44748060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88</text:p>
          </table:table-cell>
          <table:table-cell office:value-type="float" office:value="0.366475575608154" calcext:value-type="float">
            <text:p>0.3664755756</text:p>
          </table:table-cell>
          <table:table-cell office:value-type="float" office:value="0" calcext:value-type="float">
            <text:p>0</text:p>
          </table:table-cell>
          <table:table-cell office:value-type="float" office:value="0.366475575608154" calcext:value-type="float">
            <text:p>0.36647557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89</text:p>
          </table:table-cell>
          <table:table-cell office:value-type="float" office:value="-0.222271688598361" calcext:value-type="float">
            <text:p>-0.2222716886</text:p>
          </table:table-cell>
          <table:table-cell office:value-type="float" office:value="0" calcext:value-type="float">
            <text:p>0</text:p>
          </table:table-cell>
          <table:table-cell office:value-type="float" office:value="0.222271688598361" calcext:value-type="float">
            <text:p>0.22227168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90</text:p>
          </table:table-cell>
          <table:table-cell office:value-type="float" office:value="0.464940553863099" calcext:value-type="float">
            <text:p>0.4649405539</text:p>
          </table:table-cell>
          <table:table-cell office:value-type="float" office:value="0" calcext:value-type="float">
            <text:p>0</text:p>
          </table:table-cell>
          <table:table-cell office:value-type="float" office:value="0.464940553863099" calcext:value-type="float">
            <text:p>0.46494055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91</text:p>
          </table:table-cell>
          <table:table-cell office:value-type="float" office:value="0.410385315508649" calcext:value-type="float">
            <text:p>0.4103853155</text:p>
          </table:table-cell>
          <table:table-cell office:value-type="float" office:value="0" calcext:value-type="float">
            <text:p>0</text:p>
          </table:table-cell>
          <table:table-cell office:value-type="float" office:value="0.410385315508649" calcext:value-type="float">
            <text:p>0.41038531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92</text:p>
          </table:table-cell>
          <table:table-cell office:value-type="float" office:value="0.481145697701863" calcext:value-type="float">
            <text:p>0.4811456977</text:p>
          </table:table-cell>
          <table:table-cell office:value-type="float" office:value="0" calcext:value-type="float">
            <text:p>0</text:p>
          </table:table-cell>
          <table:table-cell office:value-type="float" office:value="0.481145697701863" calcext:value-type="float">
            <text:p>0.48114569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10</text:p>
          </table:table-cell>
          <table:table-cell office:value-type="string" calcext:value-type="string">
            <text:p>sig-DMD_1293</text:p>
          </table:table-cell>
          <table:table-cell office:value-type="float" office:value="0.415599977673844" calcext:value-type="float">
            <text:p>0.4155999777</text:p>
          </table:table-cell>
          <table:table-cell office:value-type="float" office:value="0" calcext:value-type="float">
            <text:p>0</text:p>
          </table:table-cell>
          <table:table-cell office:value-type="float" office:value="0.415599977673844" calcext:value-type="float">
            <text:p>0.41559997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ZD7</text:p>
          </table:table-cell>
          <table:table-cell office:value-type="string" calcext:value-type="string">
            <text:p>sig-DMD_2789</text:p>
          </table:table-cell>
          <table:table-cell office:value-type="float" office:value="-0.66622325904409" calcext:value-type="float">
            <text:p>-0.666223259</text:p>
          </table:table-cell>
          <table:table-cell office:value-type="float" office:value="0" calcext:value-type="float">
            <text:p>0</text:p>
          </table:table-cell>
          <table:table-cell office:value-type="float" office:value="0.66622325904409" calcext:value-type="float">
            <text:p>0.6662232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ZD8</text:p>
          </table:table-cell>
          <table:table-cell office:value-type="string" calcext:value-type="string">
            <text:p>sig-DMD_552</text:p>
          </table:table-cell>
          <table:table-cell office:value-type="float" office:value="-0.411691907088416" calcext:value-type="float">
            <text:p>-0.4116919071</text:p>
          </table:table-cell>
          <table:table-cell office:value-type="float" office:value="0" calcext:value-type="float">
            <text:p>0</text:p>
          </table:table-cell>
          <table:table-cell office:value-type="float" office:value="0.411691907088416" calcext:value-type="float">
            <text:p>0.41169190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BBR2</text:p>
          </table:table-cell>
          <table:table-cell office:value-type="string" calcext:value-type="string">
            <text:p>sig-DMD_4276</text:p>
          </table:table-cell>
          <table:table-cell office:value-type="float" office:value="-0.343612607396373" calcext:value-type="float">
            <text:p>-0.3436126074</text:p>
          </table:table-cell>
          <table:table-cell office:value-type="float" office:value="0" calcext:value-type="float">
            <text:p>0</text:p>
          </table:table-cell>
          <table:table-cell office:value-type="float" office:value="0.343612607396373" calcext:value-type="float">
            <text:p>0.34361260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BRB3</text:p>
          </table:table-cell>
          <table:table-cell office:value-type="string" calcext:value-type="string">
            <text:p>sig-DMD_1501</text:p>
          </table:table-cell>
          <table:table-cell office:value-type="float" office:value="0.298036395612792" calcext:value-type="float">
            <text:p>0.2980363956</text:p>
          </table:table-cell>
          <table:table-cell office:value-type="float" office:value="0" calcext:value-type="float">
            <text:p>0</text:p>
          </table:table-cell>
          <table:table-cell office:value-type="float" office:value="0.298036395612792" calcext:value-type="float">
            <text:p>0.29803639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BRB3</text:p>
          </table:table-cell>
          <table:table-cell office:value-type="string" calcext:value-type="string">
            <text:p>sig-DMD_1502</text:p>
          </table:table-cell>
          <table:table-cell office:value-type="float" office:value="0.306862267585375" calcext:value-type="float">
            <text:p>0.3068622676</text:p>
          </table:table-cell>
          <table:table-cell office:value-type="float" office:value="0" calcext:value-type="float">
            <text:p>0</text:p>
          </table:table-cell>
          <table:table-cell office:value-type="float" office:value="0.306862267585375" calcext:value-type="float">
            <text:p>0.30686226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BRB3</text:p>
          </table:table-cell>
          <table:table-cell office:value-type="string" calcext:value-type="string">
            <text:p>sig-DMD_1503</text:p>
          </table:table-cell>
          <table:table-cell office:value-type="float" office:value="-0.203369678281944" calcext:value-type="float">
            <text:p>-0.2033696783</text:p>
          </table:table-cell>
          <table:table-cell office:value-type="float" office:value="0" calcext:value-type="float">
            <text:p>0</text:p>
          </table:table-cell>
          <table:table-cell office:value-type="float" office:value="0.203369678281944" calcext:value-type="float">
            <text:p>0.20336967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L3ST2</text:p>
          </table:table-cell>
          <table:table-cell office:value-type="string" calcext:value-type="string">
            <text:p>sig-DMD_2836</text:p>
          </table:table-cell>
          <table:table-cell office:value-type="float" office:value="0.626089202290418" calcext:value-type="float">
            <text:p>0.6260892023</text:p>
          </table:table-cell>
          <table:table-cell office:value-type="float" office:value="0" calcext:value-type="float">
            <text:p>0</text:p>
          </table:table-cell>
          <table:table-cell office:value-type="float" office:value="0.626089202290418" calcext:value-type="float">
            <text:p>0.62608920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NT13</text:p>
          </table:table-cell>
          <table:table-cell office:value-type="string" calcext:value-type="string">
            <text:p>sig-DMD_2763</text:p>
          </table:table-cell>
          <table:table-cell office:value-type="float" office:value="-0.320889690065475" calcext:value-type="float">
            <text:p>-0.3208896901</text:p>
          </table:table-cell>
          <table:table-cell office:value-type="float" office:value="0" calcext:value-type="float">
            <text:p>0</text:p>
          </table:table-cell>
          <table:table-cell office:value-type="float" office:value="0.320889690065475" calcext:value-type="float">
            <text:p>0.32088969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LNT14</text:p>
          </table:table-cell>
          <table:table-cell office:value-type="string" calcext:value-type="string">
            <text:p>sig-DMD_2660</text:p>
          </table:table-cell>
          <table:table-cell office:value-type="float" office:value="-0.240100061644546" calcext:value-type="float">
            <text:p>-0.2401000616</text:p>
          </table:table-cell>
          <table:table-cell office:value-type="float" office:value="0" calcext:value-type="float">
            <text:p>0</text:p>
          </table:table-cell>
          <table:table-cell office:value-type="float" office:value="0.240100061644546" calcext:value-type="float">
            <text:p>0.24010006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LNT3</text:p>
          </table:table-cell>
          <table:table-cell office:value-type="string" calcext:value-type="string">
            <text:p>sig-DMD_2765</text:p>
          </table:table-cell>
          <table:table-cell office:value-type="float" office:value="-0.38014274794985" calcext:value-type="float">
            <text:p>-0.3801427479</text:p>
          </table:table-cell>
          <table:table-cell office:value-type="float" office:value="0" calcext:value-type="float">
            <text:p>0</text:p>
          </table:table-cell>
          <table:table-cell office:value-type="float" office:value="0.38014274794985" calcext:value-type="float">
            <text:p>0.38014274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LR1</text:p>
          </table:table-cell>
          <table:table-cell office:value-type="string" calcext:value-type="string">
            <text:p>sig-DMD_2381</text:p>
          </table:table-cell>
          <table:table-cell office:value-type="float" office:value="-0.257615028445921" calcext:value-type="float">
            <text:p>-0.2576150284</text:p>
          </table:table-cell>
          <table:table-cell office:value-type="float" office:value="0" calcext:value-type="float">
            <text:p>0</text:p>
          </table:table-cell>
          <table:table-cell office:value-type="float" office:value="0.257615028445921" calcext:value-type="float">
            <text:p>0.25761502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sig-DMD_1522</text:p>
          </table:table-cell>
          <table:table-cell office:value-type="float" office:value="0.249536182386803" calcext:value-type="float">
            <text:p>0.2495361824</text:p>
          </table:table-cell>
          <table:table-cell office:value-type="float" office:value="0" calcext:value-type="float">
            <text:p>0</text:p>
          </table:table-cell>
          <table:table-cell office:value-type="float" office:value="0.249536182386803" calcext:value-type="float">
            <text:p>0.24953618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S1</text:p>
          </table:table-cell>
          <table:table-cell office:value-type="string" calcext:value-type="string">
            <text:p>sig-DMD_4259</text:p>
          </table:table-cell>
          <table:table-cell office:value-type="float" office:value="-0.300874416201826" calcext:value-type="float">
            <text:p>-0.3008744162</text:p>
          </table:table-cell>
          <table:table-cell office:value-type="float" office:value="0" calcext:value-type="float">
            <text:p>0</text:p>
          </table:table-cell>
          <table:table-cell office:value-type="float" office:value="0.300874416201826" calcext:value-type="float">
            <text:p>0.30087441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S8</text:p>
          </table:table-cell>
          <table:table-cell office:value-type="string" calcext:value-type="string">
            <text:p>sig-DMD_2131</text:p>
          </table:table-cell>
          <table:table-cell office:value-type="float" office:value="-0.425232960833944" calcext:value-type="float">
            <text:p>-0.4252329608</text:p>
          </table:table-cell>
          <table:table-cell office:value-type="float" office:value="0" calcext:value-type="float">
            <text:p>0</text:p>
          </table:table-cell>
          <table:table-cell office:value-type="float" office:value="0.425232960833944" calcext:value-type="float">
            <text:p>0.42523296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TA2</text:p>
          </table:table-cell>
          <table:table-cell office:value-type="string" calcext:value-type="string">
            <text:p>sig-DMD_3313</text:p>
          </table:table-cell>
          <table:table-cell office:value-type="float" office:value="0.373463983338566" calcext:value-type="float">
            <text:p>0.3734639833</text:p>
          </table:table-cell>
          <table:table-cell office:value-type="float" office:value="0" calcext:value-type="float">
            <text:p>0</text:p>
          </table:table-cell>
          <table:table-cell office:value-type="float" office:value="0.373463983338566" calcext:value-type="float">
            <text:p>0.37346398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TA3</text:p>
          </table:table-cell>
          <table:table-cell office:value-type="string" calcext:value-type="string">
            <text:p>sig-DMD_523</text:p>
          </table:table-cell>
          <table:table-cell office:value-type="float" office:value="0.356543672824087" calcext:value-type="float">
            <text:p>0.3565436728</text:p>
          </table:table-cell>
          <table:table-cell office:value-type="float" office:value="0" calcext:value-type="float">
            <text:p>0</text:p>
          </table:table-cell>
          <table:table-cell office:value-type="float" office:value="0.356543672824087" calcext:value-type="float">
            <text:p>0.35654367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TA3</text:p>
          </table:table-cell>
          <table:table-cell office:value-type="string" calcext:value-type="string">
            <text:p>sig-DMD_525</text:p>
          </table:table-cell>
          <table:table-cell office:value-type="float" office:value="-0.726164263184511" calcext:value-type="float">
            <text:p>-0.7261642632</text:p>
          </table:table-cell>
          <table:table-cell office:value-type="float" office:value="0" calcext:value-type="float">
            <text:p>0</text:p>
          </table:table-cell>
          <table:table-cell office:value-type="float" office:value="0.726164263184511" calcext:value-type="float">
            <text:p>0.72616426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TA3</text:p>
          </table:table-cell>
          <table:table-cell office:value-type="string" calcext:value-type="string">
            <text:p>sig-DMD_526</text:p>
          </table:table-cell>
          <table:table-cell office:value-type="float" office:value="-0.76879936002547" calcext:value-type="float">
            <text:p>-0.76879936</text:p>
          </table:table-cell>
          <table:table-cell office:value-type="float" office:value="0" calcext:value-type="float">
            <text:p>0</text:p>
          </table:table-cell>
          <table:table-cell office:value-type="float" office:value="0.76879936002547" calcext:value-type="float">
            <text:p>0.768799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TA4</text:p>
          </table:table-cell>
          <table:table-cell office:value-type="string" calcext:value-type="string">
            <text:p>sig-DMD_4052</text:p>
          </table:table-cell>
          <table:table-cell office:value-type="float" office:value="0.31194219798923" calcext:value-type="float">
            <text:p>0.311942198</text:p>
          </table:table-cell>
          <table:table-cell office:value-type="float" office:value="0" calcext:value-type="float">
            <text:p>0</text:p>
          </table:table-cell>
          <table:table-cell office:value-type="float" office:value="0.31194219798923" calcext:value-type="float">
            <text:p>0.3119421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TA4</text:p>
          </table:table-cell>
          <table:table-cell office:value-type="string" calcext:value-type="string">
            <text:p>sig-DMD_4054</text:p>
          </table:table-cell>
          <table:table-cell office:value-type="float" office:value="0.359387319002564" calcext:value-type="float">
            <text:p>0.359387319</text:p>
          </table:table-cell>
          <table:table-cell office:value-type="float" office:value="0" calcext:value-type="float">
            <text:p>0</text:p>
          </table:table-cell>
          <table:table-cell office:value-type="float" office:value="0.359387319002564" calcext:value-type="float">
            <text:p>0.3593873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BX2</text:p>
          </table:table-cell>
          <table:table-cell office:value-type="string" calcext:value-type="string">
            <text:p>sig-DMD_2824</text:p>
          </table:table-cell>
          <table:table-cell office:value-type="float" office:value="0.312985696296438" calcext:value-type="float">
            <text:p>0.3129856963</text:p>
          </table:table-cell>
          <table:table-cell office:value-type="float" office:value="0" calcext:value-type="float">
            <text:p>0</text:p>
          </table:table-cell>
          <table:table-cell office:value-type="float" office:value="0.312985696296438" calcext:value-type="float">
            <text:p>0.31298569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CNT2</text:p>
          </table:table-cell>
          <table:table-cell office:value-type="string" calcext:value-type="string">
            <text:p>sig-DMD_3644</text:p>
          </table:table-cell>
          <table:table-cell office:value-type="float" office:value="-0.272526523514283" calcext:value-type="float">
            <text:p>-0.2725265235</text:p>
          </table:table-cell>
          <table:table-cell office:value-type="float" office:value="0" calcext:value-type="float">
            <text:p>0</text:p>
          </table:table-cell>
          <table:table-cell office:value-type="float" office:value="0.272526523514283" calcext:value-type="float">
            <text:p>0.27252652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DPD5</text:p>
          </table:table-cell>
          <table:table-cell office:value-type="string" calcext:value-type="string">
            <text:p>sig-DMD_837</text:p>
          </table:table-cell>
          <table:table-cell office:value-type="float" office:value="-0.351410781398364" calcext:value-type="float">
            <text:p>-0.3514107814</text:p>
          </table:table-cell>
          <table:table-cell office:value-type="float" office:value="0" calcext:value-type="float">
            <text:p>0</text:p>
          </table:table-cell>
          <table:table-cell office:value-type="float" office:value="0.351410781398364" calcext:value-type="float">
            <text:p>0.35141078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FPT2</text:p>
          </table:table-cell>
          <table:table-cell office:value-type="string" calcext:value-type="string">
            <text:p>sig-DMD_3625</text:p>
          </table:table-cell>
          <table:table-cell office:value-type="float" office:value="-0.438081203153069" calcext:value-type="float">
            <text:p>-0.4380812032</text:p>
          </table:table-cell>
          <table:table-cell office:value-type="float" office:value="0" calcext:value-type="float">
            <text:p>0</text:p>
          </table:table-cell>
          <table:table-cell office:value-type="float" office:value="0.438081203153069" calcext:value-type="float">
            <text:p>0.43808120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INS2</text:p>
          </table:table-cell>
          <table:table-cell office:value-type="string" calcext:value-type="string">
            <text:p>sig-DMD_2118</text:p>
          </table:table-cell>
          <table:table-cell office:value-type="float" office:value="-0.251344225862222" calcext:value-type="float">
            <text:p>-0.2513442259</text:p>
          </table:table-cell>
          <table:table-cell office:value-type="float" office:value="0" calcext:value-type="float">
            <text:p>0</text:p>
          </table:table-cell>
          <table:table-cell office:value-type="float" office:value="0.251344225862222" calcext:value-type="float">
            <text:p>0.25134422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JD3</text:p>
          </table:table-cell>
          <table:table-cell office:value-type="string" calcext:value-type="string">
            <text:p>sig-DMD_2201</text:p>
          </table:table-cell>
          <table:table-cell office:value-type="float" office:value="-0.238576536280866" calcext:value-type="float">
            <text:p>-0.2385765363</text:p>
          </table:table-cell>
          <table:table-cell office:value-type="float" office:value="0" calcext:value-type="float">
            <text:p>0</text:p>
          </table:table-cell>
          <table:table-cell office:value-type="float" office:value="0.238576536280866" calcext:value-type="float">
            <text:p>0.23857653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B1L3</text:p>
          </table:table-cell>
          <table:table-cell office:value-type="string" calcext:value-type="string">
            <text:p>sig-DMD_883</text:p>
          </table:table-cell>
          <table:table-cell office:value-type="float" office:value="-0.298476784698671" calcext:value-type="float">
            <text:p>-0.2984767847</text:p>
          </table:table-cell>
          <table:table-cell office:value-type="float" office:value="0" calcext:value-type="float">
            <text:p>0</text:p>
          </table:table-cell>
          <table:table-cell office:value-type="float" office:value="0.298476784698671" calcext:value-type="float">
            <text:p>0.29847678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S</text:p>
          </table:table-cell>
          <table:table-cell office:value-type="string" calcext:value-type="string">
            <text:p>sig-DMD_2784</text:p>
          </table:table-cell>
          <table:table-cell office:value-type="float" office:value="-0.207774367308876" calcext:value-type="float">
            <text:p>-0.2077743673</text:p>
          </table:table-cell>
          <table:table-cell office:value-type="float" office:value="0" calcext:value-type="float">
            <text:p>0</text:p>
          </table:table-cell>
          <table:table-cell office:value-type="float" office:value="0.207774367308876" calcext:value-type="float">
            <text:p>0.20777436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177</text:p>
          </table:table-cell>
          <table:table-cell office:value-type="float" office:value="0.461075352679647" calcext:value-type="float">
            <text:p>0.4610753527</text:p>
          </table:table-cell>
          <table:table-cell office:value-type="float" office:value="0" calcext:value-type="float">
            <text:p>0</text:p>
          </table:table-cell>
          <table:table-cell office:value-type="float" office:value="0.461075352679647" calcext:value-type="float">
            <text:p>0.46107535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183</text:p>
          </table:table-cell>
          <table:table-cell office:value-type="float" office:value="0.4697688133261" calcext:value-type="float">
            <text:p>0.4697688133</text:p>
          </table:table-cell>
          <table:table-cell office:value-type="float" office:value="0" calcext:value-type="float">
            <text:p>0</text:p>
          </table:table-cell>
          <table:table-cell office:value-type="float" office:value="0.4697688133261" calcext:value-type="float">
            <text:p>0.46976881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185</text:p>
          </table:table-cell>
          <table:table-cell office:value-type="float" office:value="0.465078659469935" calcext:value-type="float">
            <text:p>0.4650786595</text:p>
          </table:table-cell>
          <table:table-cell office:value-type="float" office:value="0" calcext:value-type="float">
            <text:p>0</text:p>
          </table:table-cell>
          <table:table-cell office:value-type="float" office:value="0.465078659469935" calcext:value-type="float">
            <text:p>0.46507865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192</text:p>
          </table:table-cell>
          <table:table-cell office:value-type="float" office:value="0.416193405325244" calcext:value-type="float">
            <text:p>0.4161934053</text:p>
          </table:table-cell>
          <table:table-cell office:value-type="float" office:value="0" calcext:value-type="float">
            <text:p>0</text:p>
          </table:table-cell>
          <table:table-cell office:value-type="float" office:value="0.416193405325244" calcext:value-type="float">
            <text:p>0.41619340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01</text:p>
          </table:table-cell>
          <table:table-cell office:value-type="float" office:value="0.530108355701006" calcext:value-type="float">
            <text:p>0.5301083557</text:p>
          </table:table-cell>
          <table:table-cell office:value-type="float" office:value="0" calcext:value-type="float">
            <text:p>0</text:p>
          </table:table-cell>
          <table:table-cell office:value-type="float" office:value="0.530108355701006" calcext:value-type="float">
            <text:p>0.53010835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04</text:p>
          </table:table-cell>
          <table:table-cell office:value-type="float" office:value="0.3662238502177" calcext:value-type="float">
            <text:p>0.3662238502</text:p>
          </table:table-cell>
          <table:table-cell office:value-type="float" office:value="0" calcext:value-type="float">
            <text:p>0</text:p>
          </table:table-cell>
          <table:table-cell office:value-type="float" office:value="0.3662238502177" calcext:value-type="float">
            <text:p>0.36622385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32</text:p>
          </table:table-cell>
          <table:table-cell office:value-type="float" office:value="0.400480515207498" calcext:value-type="float">
            <text:p>0.4004805152</text:p>
          </table:table-cell>
          <table:table-cell office:value-type="float" office:value="0" calcext:value-type="float">
            <text:p>0</text:p>
          </table:table-cell>
          <table:table-cell office:value-type="float" office:value="0.400480515207498" calcext:value-type="float">
            <text:p>0.40048051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37</text:p>
          </table:table-cell>
          <table:table-cell office:value-type="float" office:value="0.364560941917459" calcext:value-type="float">
            <text:p>0.3645609419</text:p>
          </table:table-cell>
          <table:table-cell office:value-type="float" office:value="0" calcext:value-type="float">
            <text:p>0</text:p>
          </table:table-cell>
          <table:table-cell office:value-type="float" office:value="0.364560941917459" calcext:value-type="float">
            <text:p>0.36456094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39</text:p>
          </table:table-cell>
          <table:table-cell office:value-type="float" office:value="0.261495174932567" calcext:value-type="float">
            <text:p>0.2614951749</text:p>
          </table:table-cell>
          <table:table-cell office:value-type="float" office:value="0" calcext:value-type="float">
            <text:p>0</text:p>
          </table:table-cell>
          <table:table-cell office:value-type="float" office:value="0.261495174932567" calcext:value-type="float">
            <text:p>0.26149517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40</text:p>
          </table:table-cell>
          <table:table-cell office:value-type="float" office:value="0.487579443923363" calcext:value-type="float">
            <text:p>0.4875794439</text:p>
          </table:table-cell>
          <table:table-cell office:value-type="float" office:value="0" calcext:value-type="float">
            <text:p>0</text:p>
          </table:table-cell>
          <table:table-cell office:value-type="float" office:value="0.487579443923363" calcext:value-type="float">
            <text:p>0.48757944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42</text:p>
          </table:table-cell>
          <table:table-cell office:value-type="float" office:value="0.477518672510189" calcext:value-type="float">
            <text:p>0.4775186725</text:p>
          </table:table-cell>
          <table:table-cell office:value-type="float" office:value="0" calcext:value-type="float">
            <text:p>0</text:p>
          </table:table-cell>
          <table:table-cell office:value-type="float" office:value="0.477518672510189" calcext:value-type="float">
            <text:p>0.47751867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44</text:p>
          </table:table-cell>
          <table:table-cell office:value-type="float" office:value="0.4873187853805" calcext:value-type="float">
            <text:p>0.4873187854</text:p>
          </table:table-cell>
          <table:table-cell office:value-type="float" office:value="0" calcext:value-type="float">
            <text:p>0</text:p>
          </table:table-cell>
          <table:table-cell office:value-type="float" office:value="0.4873187853805" calcext:value-type="float">
            <text:p>0.48731878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45</text:p>
          </table:table-cell>
          <table:table-cell office:value-type="float" office:value="0.488337414999812" calcext:value-type="float">
            <text:p>0.488337415</text:p>
          </table:table-cell>
          <table:table-cell office:value-type="float" office:value="0" calcext:value-type="float">
            <text:p>0</text:p>
          </table:table-cell>
          <table:table-cell office:value-type="float" office:value="0.488337414999812" calcext:value-type="float">
            <text:p>0.4883374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46</text:p>
          </table:table-cell>
          <table:table-cell office:value-type="float" office:value="0.287540533370295" calcext:value-type="float">
            <text:p>0.2875405334</text:p>
          </table:table-cell>
          <table:table-cell office:value-type="float" office:value="0" calcext:value-type="float">
            <text:p>0</text:p>
          </table:table-cell>
          <table:table-cell office:value-type="float" office:value="0.287540533370295" calcext:value-type="float">
            <text:p>0.28754053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48</text:p>
          </table:table-cell>
          <table:table-cell office:value-type="float" office:value="0.571873701073296" calcext:value-type="float">
            <text:p>0.5718737011</text:p>
          </table:table-cell>
          <table:table-cell office:value-type="float" office:value="0" calcext:value-type="float">
            <text:p>0</text:p>
          </table:table-cell>
          <table:table-cell office:value-type="float" office:value="0.571873701073296" calcext:value-type="float">
            <text:p>0.57187370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55</text:p>
          </table:table-cell>
          <table:table-cell office:value-type="float" office:value="0.534700246716386" calcext:value-type="float">
            <text:p>0.5347002467</text:p>
          </table:table-cell>
          <table:table-cell office:value-type="float" office:value="0" calcext:value-type="float">
            <text:p>0</text:p>
          </table:table-cell>
          <table:table-cell office:value-type="float" office:value="0.534700246716386" calcext:value-type="float">
            <text:p>0.53470024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60</text:p>
          </table:table-cell>
          <table:table-cell office:value-type="float" office:value="0.229105638723355" calcext:value-type="float">
            <text:p>0.2291056387</text:p>
          </table:table-cell>
          <table:table-cell office:value-type="float" office:value="0" calcext:value-type="float">
            <text:p>0</text:p>
          </table:table-cell>
          <table:table-cell office:value-type="float" office:value="0.229105638723355" calcext:value-type="float">
            <text:p>0.22910563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61</text:p>
          </table:table-cell>
          <table:table-cell office:value-type="float" office:value="0.376847509153593" calcext:value-type="float">
            <text:p>0.3768475092</text:p>
          </table:table-cell>
          <table:table-cell office:value-type="float" office:value="0" calcext:value-type="float">
            <text:p>0</text:p>
          </table:table-cell>
          <table:table-cell office:value-type="float" office:value="0.376847509153593" calcext:value-type="float">
            <text:p>0.37684750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64</text:p>
          </table:table-cell>
          <table:table-cell office:value-type="float" office:value="0.519088236677664" calcext:value-type="float">
            <text:p>0.5190882367</text:p>
          </table:table-cell>
          <table:table-cell office:value-type="float" office:value="0" calcext:value-type="float">
            <text:p>0</text:p>
          </table:table-cell>
          <table:table-cell office:value-type="float" office:value="0.519088236677664" calcext:value-type="float">
            <text:p>0.51908823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T1D1</text:p>
          </table:table-cell>
          <table:table-cell office:value-type="string" calcext:value-type="string">
            <text:p>sig-DMD_1265</text:p>
          </table:table-cell>
          <table:table-cell office:value-type="float" office:value="0.429348699649208" calcext:value-type="float">
            <text:p>0.4293486996</text:p>
          </table:table-cell>
          <table:table-cell office:value-type="float" office:value="0" calcext:value-type="float">
            <text:p>0</text:p>
          </table:table-cell>
          <table:table-cell office:value-type="float" office:value="0.429348699649208" calcext:value-type="float">
            <text:p>0.42934869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UD1</text:p>
          </table:table-cell>
          <table:table-cell office:value-type="string" calcext:value-type="string">
            <text:p>sig-DMD_580</text:p>
          </table:table-cell>
          <table:table-cell office:value-type="float" office:value="-0.28132363697259" calcext:value-type="float">
            <text:p>-0.281323637</text:p>
          </table:table-cell>
          <table:table-cell office:value-type="float" office:value="0" calcext:value-type="float">
            <text:p>0</text:p>
          </table:table-cell>
          <table:table-cell office:value-type="float" office:value="0.28132363697259" calcext:value-type="float">
            <text:p>0.2813236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UD1</text:p>
          </table:table-cell>
          <table:table-cell office:value-type="string" calcext:value-type="string">
            <text:p>sig-DMD_581</text:p>
          </table:table-cell>
          <table:table-cell office:value-type="float" office:value="-0.410336860707619" calcext:value-type="float">
            <text:p>-0.4103368607</text:p>
          </table:table-cell>
          <table:table-cell office:value-type="float" office:value="0" calcext:value-type="float">
            <text:p>0</text:p>
          </table:table-cell>
          <table:table-cell office:value-type="float" office:value="0.410336860707619" calcext:value-type="float">
            <text:p>0.41033686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MDS</text:p>
          </table:table-cell>
          <table:table-cell office:value-type="string" calcext:value-type="string">
            <text:p>sig-DMD_3634</text:p>
          </table:table-cell>
          <table:table-cell office:value-type="float" office:value="-0.397335959044056" calcext:value-type="float">
            <text:p>-0.397335959</text:p>
          </table:table-cell>
          <table:table-cell office:value-type="float" office:value="0" calcext:value-type="float">
            <text:p>0</text:p>
          </table:table-cell>
          <table:table-cell office:value-type="float" office:value="0.397335959044056" calcext:value-type="float">
            <text:p>0.3973359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MPPA</text:p>
          </table:table-cell>
          <table:table-cell office:value-type="string" calcext:value-type="string">
            <text:p>sig-DMD_2805</text:p>
          </table:table-cell>
          <table:table-cell office:value-type="float" office:value="0.20003194014146" calcext:value-type="float">
            <text:p>0.2000319401</text:p>
          </table:table-cell>
          <table:table-cell office:value-type="float" office:value="0" calcext:value-type="float">
            <text:p>0</text:p>
          </table:table-cell>
          <table:table-cell office:value-type="float" office:value="0.20003194014146" calcext:value-type="float">
            <text:p>0.20003194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NA11</text:p>
          </table:table-cell>
          <table:table-cell office:value-type="string" calcext:value-type="string">
            <text:p>sig-DMD_2404</text:p>
          </table:table-cell>
          <table:table-cell office:value-type="float" office:value="-0.287109067872785" calcext:value-type="float">
            <text:p>-0.2871090679</text:p>
          </table:table-cell>
          <table:table-cell office:value-type="float" office:value="0" calcext:value-type="float">
            <text:p>0</text:p>
          </table:table-cell>
          <table:table-cell office:value-type="float" office:value="0.287109067872785" calcext:value-type="float">
            <text:p>0.28710906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NAS</text:p>
          </table:table-cell>
          <table:table-cell office:value-type="string" calcext:value-type="string">
            <text:p>sig-DMD_3023</text:p>
          </table:table-cell>
          <table:table-cell office:value-type="float" office:value="-0.321819095290004" calcext:value-type="float">
            <text:p>-0.3218190953</text:p>
          </table:table-cell>
          <table:table-cell office:value-type="float" office:value="0" calcext:value-type="float">
            <text:p>0</text:p>
          </table:table-cell>
          <table:table-cell office:value-type="float" office:value="0.321819095290004" calcext:value-type="float">
            <text:p>0.32181909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RASP2</text:p>
          </table:table-cell>
          <table:table-cell office:value-type="string" calcext:value-type="string">
            <text:p>sig-DMD_2767</text:p>
          </table:table-cell>
          <table:table-cell office:value-type="float" office:value="-0.20091073610372" calcext:value-type="float">
            <text:p>-0.2009107361</text:p>
          </table:table-cell>
          <table:table-cell office:value-type="float" office:value="0" calcext:value-type="float">
            <text:p>0</text:p>
          </table:table-cell>
          <table:table-cell office:value-type="float" office:value="0.20091073610372" calcext:value-type="float">
            <text:p>0.20091073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T1</text:p>
          </table:table-cell>
          <table:table-cell office:value-type="string" calcext:value-type="string">
            <text:p>sig-DMD_592</text:p>
          </table:table-cell>
          <table:table-cell office:value-type="float" office:value="0.297264121729679" calcext:value-type="float">
            <text:p>0.2972641217</text:p>
          </table:table-cell>
          <table:table-cell office:value-type="float" office:value="0" calcext:value-type="float">
            <text:p>0</text:p>
          </table:table-cell>
          <table:table-cell office:value-type="float" office:value="0.297264121729679" calcext:value-type="float">
            <text:p>0.29726412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14</text:p>
          </table:table-cell>
          <table:table-cell office:value-type="string" calcext:value-type="string">
            <text:p>sig-DMD_2097</text:p>
          </table:table-cell>
          <table:table-cell office:value-type="float" office:value="-0.260296197662005" calcext:value-type="float">
            <text:p>-0.2602961977</text:p>
          </table:table-cell>
          <table:table-cell office:value-type="float" office:value="0" calcext:value-type="float">
            <text:p>0</text:p>
          </table:table-cell>
          <table:table-cell office:value-type="float" office:value="0.260296197662005" calcext:value-type="float">
            <text:p>0.26029619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14</text:p>
          </table:table-cell>
          <table:table-cell office:value-type="string" calcext:value-type="string">
            <text:p>sig-DMD_2098</text:p>
          </table:table-cell>
          <table:table-cell office:value-type="float" office:value="0.366387261569161" calcext:value-type="float">
            <text:p>0.3663872616</text:p>
          </table:table-cell>
          <table:table-cell office:value-type="float" office:value="0" calcext:value-type="float">
            <text:p>0</text:p>
          </table:table-cell>
          <table:table-cell office:value-type="float" office:value="0.366387261569161" calcext:value-type="float">
            <text:p>0.36638726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23</text:p>
          </table:table-cell>
          <table:table-cell office:value-type="string" calcext:value-type="string">
            <text:p>sig-DMD_714</text:p>
          </table:table-cell>
          <table:table-cell office:value-type="float" office:value="0.233884974172106" calcext:value-type="float">
            <text:p>0.2338849742</text:p>
          </table:table-cell>
          <table:table-cell office:value-type="float" office:value="0" calcext:value-type="float">
            <text:p>0</text:p>
          </table:table-cell>
          <table:table-cell office:value-type="float" office:value="0.233884974172106" calcext:value-type="float">
            <text:p>0.23388497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23</text:p>
          </table:table-cell>
          <table:table-cell office:value-type="string" calcext:value-type="string">
            <text:p>sig-DMD_715</text:p>
          </table:table-cell>
          <table:table-cell office:value-type="float" office:value="0.21158696442492" calcext:value-type="float">
            <text:p>0.2115869644</text:p>
          </table:table-cell>
          <table:table-cell office:value-type="float" office:value="0" calcext:value-type="float">
            <text:p>0</text:p>
          </table:table-cell>
          <table:table-cell office:value-type="float" office:value="0.21158696442492" calcext:value-type="float">
            <text:p>0.21158696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23</text:p>
          </table:table-cell>
          <table:table-cell office:value-type="string" calcext:value-type="string">
            <text:p>sig-DMD_716</text:p>
          </table:table-cell>
          <table:table-cell office:value-type="float" office:value="0.261558585976474" calcext:value-type="float">
            <text:p>0.261558586</text:p>
          </table:table-cell>
          <table:table-cell office:value-type="float" office:value="0" calcext:value-type="float">
            <text:p>0</text:p>
          </table:table-cell>
          <table:table-cell office:value-type="float" office:value="0.261558585976474" calcext:value-type="float">
            <text:p>0.2615585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23</text:p>
          </table:table-cell>
          <table:table-cell office:value-type="string" calcext:value-type="string">
            <text:p>sig-DMD_718</text:p>
          </table:table-cell>
          <table:table-cell office:value-type="float" office:value="0.215351096636049" calcext:value-type="float">
            <text:p>0.2153510966</text:p>
          </table:table-cell>
          <table:table-cell office:value-type="float" office:value="0" calcext:value-type="float">
            <text:p>0</text:p>
          </table:table-cell>
          <table:table-cell office:value-type="float" office:value="0.215351096636049" calcext:value-type="float">
            <text:p>0.21535109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23</text:p>
          </table:table-cell>
          <table:table-cell office:value-type="string" calcext:value-type="string">
            <text:p>sig-DMD_719</text:p>
          </table:table-cell>
          <table:table-cell office:value-type="float" office:value="0.204699239423405" calcext:value-type="float">
            <text:p>0.2046992394</text:p>
          </table:table-cell>
          <table:table-cell office:value-type="float" office:value="0" calcext:value-type="float">
            <text:p>0</text:p>
          </table:table-cell>
          <table:table-cell office:value-type="float" office:value="0.204699239423405" calcext:value-type="float">
            <text:p>0.20469923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23</text:p>
          </table:table-cell>
          <table:table-cell office:value-type="string" calcext:value-type="string">
            <text:p>sig-DMD_720</text:p>
          </table:table-cell>
          <table:table-cell office:value-type="float" office:value="0.256334564697691" calcext:value-type="float">
            <text:p>0.2563345647</text:p>
          </table:table-cell>
          <table:table-cell office:value-type="float" office:value="0" calcext:value-type="float">
            <text:p>0</text:p>
          </table:table-cell>
          <table:table-cell office:value-type="float" office:value="0.256334564697691" calcext:value-type="float">
            <text:p>0.25633456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26</text:p>
          </table:table-cell>
          <table:table-cell office:value-type="string" calcext:value-type="string">
            <text:p>sig-DMD_3766</text:p>
          </table:table-cell>
          <table:table-cell office:value-type="float" office:value="-0.33076253090444" calcext:value-type="float">
            <text:p>-0.3307625309</text:p>
          </table:table-cell>
          <table:table-cell office:value-type="float" office:value="0" calcext:value-type="float">
            <text:p>0</text:p>
          </table:table-cell>
          <table:table-cell office:value-type="float" office:value="0.33076253090444" calcext:value-type="float">
            <text:p>0.33076253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37B</text:p>
          </table:table-cell>
          <table:table-cell office:value-type="string" calcext:value-type="string">
            <text:p>sig-DMD_405</text:p>
          </table:table-cell>
          <table:table-cell office:value-type="float" office:value="-0.295861461452557" calcext:value-type="float">
            <text:p>-0.2958614615</text:p>
          </table:table-cell>
          <table:table-cell office:value-type="float" office:value="0" calcext:value-type="float">
            <text:p>0</text:p>
          </table:table-cell>
          <table:table-cell office:value-type="float" office:value="0.295861461452557" calcext:value-type="float">
            <text:p>0.29586146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49</text:p>
          </table:table-cell>
          <table:table-cell office:value-type="string" calcext:value-type="string">
            <text:p>sig-DMD_3337</text:p>
          </table:table-cell>
          <table:table-cell office:value-type="float" office:value="-0.206696651173697" calcext:value-type="float">
            <text:p>-0.2066966512</text:p>
          </table:table-cell>
          <table:table-cell office:value-type="float" office:value="0" calcext:value-type="float">
            <text:p>0</text:p>
          </table:table-cell>
          <table:table-cell office:value-type="float" office:value="0.206696651173697" calcext:value-type="float">
            <text:p>0.20669665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60</text:p>
          </table:table-cell>
          <table:table-cell office:value-type="string" calcext:value-type="string">
            <text:p>sig-DMD_3348</text:p>
          </table:table-cell>
          <table:table-cell office:value-type="float" office:value="-0.566925865957892" calcext:value-type="float">
            <text:p>-0.566925866</text:p>
          </table:table-cell>
          <table:table-cell office:value-type="float" office:value="0" calcext:value-type="float">
            <text:p>0</text:p>
          </table:table-cell>
          <table:table-cell office:value-type="float" office:value="0.566925865957892" calcext:value-type="float">
            <text:p>0.5669258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180</text:p>
          </table:table-cell>
          <table:table-cell office:value-type="string" calcext:value-type="string">
            <text:p>sig-DMD_1359</text:p>
          </table:table-cell>
          <table:table-cell office:value-type="float" office:value="-0.273964660743447" calcext:value-type="float">
            <text:p>-0.2739646607</text:p>
          </table:table-cell>
          <table:table-cell office:value-type="float" office:value="0" calcext:value-type="float">
            <text:p>0</text:p>
          </table:table-cell>
          <table:table-cell office:value-type="float" office:value="0.273964660743447" calcext:value-type="float">
            <text:p>0.27396466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25</text:p>
          </table:table-cell>
          <table:table-cell office:value-type="string" calcext:value-type="string">
            <text:p>sig-DMD_356</text:p>
          </table:table-cell>
          <table:table-cell office:value-type="float" office:value="-0.240217041980077" calcext:value-type="float">
            <text:p>-0.240217042</text:p>
          </table:table-cell>
          <table:table-cell office:value-type="float" office:value="0" calcext:value-type="float">
            <text:p>0</text:p>
          </table:table-cell>
          <table:table-cell office:value-type="float" office:value="0.240217041980077" calcext:value-type="float">
            <text:p>0.2402170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37</text:p>
          </table:table-cell>
          <table:table-cell office:value-type="string" calcext:value-type="string">
            <text:p>sig-DMD_3918</text:p>
          </table:table-cell>
          <table:table-cell office:value-type="float" office:value="-0.261645596785287" calcext:value-type="float">
            <text:p>-0.2616455968</text:p>
          </table:table-cell>
          <table:table-cell office:value-type="float" office:value="0" calcext:value-type="float">
            <text:p>0</text:p>
          </table:table-cell>
          <table:table-cell office:value-type="float" office:value="0.261645596785287" calcext:value-type="float">
            <text:p>0.26164559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37L1</text:p>
          </table:table-cell>
          <table:table-cell office:value-type="string" calcext:value-type="string">
            <text:p>sig-DMD_361</text:p>
          </table:table-cell>
          <table:table-cell office:value-type="float" office:value="-0.285029769917067" calcext:value-type="float">
            <text:p>-0.2850297699</text:p>
          </table:table-cell>
          <table:table-cell office:value-type="float" office:value="0" calcext:value-type="float">
            <text:p>0</text:p>
          </table:table-cell>
          <table:table-cell office:value-type="float" office:value="0.285029769917067" calcext:value-type="float">
            <text:p>0.28502976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55</text:p>
          </table:table-cell>
          <table:table-cell office:value-type="string" calcext:value-type="string">
            <text:p>sig-DMD_2816</text:p>
          </table:table-cell>
          <table:table-cell office:value-type="float" office:value="-0.316668674102576" calcext:value-type="float">
            <text:p>-0.3166686741</text:p>
          </table:table-cell>
          <table:table-cell office:value-type="float" office:value="0" calcext:value-type="float">
            <text:p>0</text:p>
          </table:table-cell>
          <table:table-cell office:value-type="float" office:value="0.316668674102576" calcext:value-type="float">
            <text:p>0.31666867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56</text:p>
          </table:table-cell>
          <table:table-cell office:value-type="string" calcext:value-type="string">
            <text:p>sig-DMD_2098</text:p>
          </table:table-cell>
          <table:table-cell office:value-type="float" office:value="-0.474769702539293" calcext:value-type="float">
            <text:p>-0.4747697025</text:p>
          </table:table-cell>
          <table:table-cell office:value-type="float" office:value="0" calcext:value-type="float">
            <text:p>0</text:p>
          </table:table-cell>
          <table:table-cell office:value-type="float" office:value="0.474769702539293" calcext:value-type="float">
            <text:p>0.47476970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C5B</text:p>
          </table:table-cell>
          <table:table-cell office:value-type="string" calcext:value-type="string">
            <text:p>sig-DMD_1935</text:p>
          </table:table-cell>
          <table:table-cell office:value-type="float" office:value="-0.38606619930871" calcext:value-type="float">
            <text:p>-0.3860661993</text:p>
          </table:table-cell>
          <table:table-cell office:value-type="float" office:value="0" calcext:value-type="float">
            <text:p>0</text:p>
          </table:table-cell>
          <table:table-cell office:value-type="float" office:value="0.38606619930871" calcext:value-type="float">
            <text:p>0.38606619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C5B</text:p>
          </table:table-cell>
          <table:table-cell office:value-type="string" calcext:value-type="string">
            <text:p>sig-DMD_1936</text:p>
          </table:table-cell>
          <table:table-cell office:value-type="float" office:value="-0.202309402029997" calcext:value-type="float">
            <text:p>-0.202309402</text:p>
          </table:table-cell>
          <table:table-cell office:value-type="float" office:value="0" calcext:value-type="float">
            <text:p>0</text:p>
          </table:table-cell>
          <table:table-cell office:value-type="float" office:value="0.202309402029997" calcext:value-type="float">
            <text:p>0.2023094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C5C</text:p>
          </table:table-cell>
          <table:table-cell office:value-type="string" calcext:value-type="string">
            <text:p>sig-DMD_2249</text:p>
          </table:table-cell>
          <table:table-cell office:value-type="float" office:value="-0.449295452928503" calcext:value-type="float">
            <text:p>-0.4492954529</text:p>
          </table:table-cell>
          <table:table-cell office:value-type="float" office:value="0" calcext:value-type="float">
            <text:p>0</text:p>
          </table:table-cell>
          <table:table-cell office:value-type="float" office:value="0.449295452928503" calcext:value-type="float">
            <text:p>0.44929545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RC5C</text:p>
          </table:table-cell>
          <table:table-cell office:value-type="string" calcext:value-type="string">
            <text:p>sig-DMD_2250</text:p>
          </table:table-cell>
          <table:table-cell office:value-type="float" office:value="-0.539076495520447" calcext:value-type="float">
            <text:p>-0.5390764955</text:p>
          </table:table-cell>
          <table:table-cell office:value-type="float" office:value="0" calcext:value-type="float">
            <text:p>0</text:p>
          </table:table-cell>
          <table:table-cell office:value-type="float" office:value="0.539076495520447" calcext:value-type="float">
            <text:p>0.53907649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string" calcext:value-type="string">
            <text:p>sig-DMD_2084</text:p>
          </table:table-cell>
          <table:table-cell office:value-type="float" office:value="-0.215593234859146" calcext:value-type="float">
            <text:p>-0.2155932349</text:p>
          </table:table-cell>
          <table:table-cell office:value-type="float" office:value="0" calcext:value-type="float">
            <text:p>0</text:p>
          </table:table-cell>
          <table:table-cell office:value-type="float" office:value="0.215593234859146" calcext:value-type="float">
            <text:p>0.21559323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string" calcext:value-type="string">
            <text:p>sig-DMD_4210</text:p>
          </table:table-cell>
          <table:table-cell office:value-type="float" office:value="-0.623989640935329" calcext:value-type="float">
            <text:p>-0.6239896409</text:p>
          </table:table-cell>
          <table:table-cell office:value-type="float" office:value="0" calcext:value-type="float">
            <text:p>0</text:p>
          </table:table-cell>
          <table:table-cell office:value-type="float" office:value="0.623989640935329" calcext:value-type="float">
            <text:p>0.62398964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PT2</text:p>
          </table:table-cell>
          <table:table-cell office:value-type="string" calcext:value-type="string">
            <text:p>sig-DMD_2084</text:p>
          </table:table-cell>
          <table:table-cell office:value-type="float" office:value="-0.451066588728003" calcext:value-type="float">
            <text:p>-0.4510665887</text:p>
          </table:table-cell>
          <table:table-cell office:value-type="float" office:value="0" calcext:value-type="float">
            <text:p>0</text:p>
          </table:table-cell>
          <table:table-cell office:value-type="float" office:value="0.451066588728003" calcext:value-type="float">
            <text:p>0.45106658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AMD4</text:p>
          </table:table-cell>
          <table:table-cell office:value-type="string" calcext:value-type="string">
            <text:p>sig-DMD_3220</text:p>
          </table:table-cell>
          <table:table-cell office:value-type="float" office:value="-0.231009530890534" calcext:value-type="float">
            <text:p>-0.2310095309</text:p>
          </table:table-cell>
          <table:table-cell office:value-type="float" office:value="0" calcext:value-type="float">
            <text:p>0</text:p>
          </table:table-cell>
          <table:table-cell office:value-type="float" office:value="0.231009530890534" calcext:value-type="float">
            <text:p>0.23100953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AP2</text:p>
          </table:table-cell>
          <table:table-cell office:value-type="string" calcext:value-type="string">
            <text:p>sig-DMD_3194</text:p>
          </table:table-cell>
          <table:table-cell office:value-type="float" office:value="0.384776763806623" calcext:value-type="float">
            <text:p>0.3847767638</text:p>
          </table:table-cell>
          <table:table-cell office:value-type="float" office:value="0" calcext:value-type="float">
            <text:p>0</text:p>
          </table:table-cell>
          <table:table-cell office:value-type="float" office:value="0.384776763806623" calcext:value-type="float">
            <text:p>0.38477676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AP2</text:p>
          </table:table-cell>
          <table:table-cell office:value-type="string" calcext:value-type="string">
            <text:p>sig-DMD_3195</text:p>
          </table:table-cell>
          <table:table-cell office:value-type="float" office:value="0.256915409857783" calcext:value-type="float">
            <text:p>0.2569154099</text:p>
          </table:table-cell>
          <table:table-cell office:value-type="float" office:value="0" calcext:value-type="float">
            <text:p>0</text:p>
          </table:table-cell>
          <table:table-cell office:value-type="float" office:value="0.256915409857783" calcext:value-type="float">
            <text:p>0.25691540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EM2</text:p>
          </table:table-cell>
          <table:table-cell office:value-type="string" calcext:value-type="string">
            <text:p>sig-DMD_416</text:p>
          </table:table-cell>
          <table:table-cell office:value-type="float" office:value="0.260576319805021" calcext:value-type="float">
            <text:p>0.2605763198</text:p>
          </table:table-cell>
          <table:table-cell office:value-type="float" office:value="0" calcext:value-type="float">
            <text:p>0</text:p>
          </table:table-cell>
          <table:table-cell office:value-type="float" office:value="0.260576319805021" calcext:value-type="float">
            <text:p>0.26057631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EM2</text:p>
          </table:table-cell>
          <table:table-cell office:value-type="string" calcext:value-type="string">
            <text:p>sig-DMD_419</text:p>
          </table:table-cell>
          <table:table-cell office:value-type="float" office:value="0.24983871688526" calcext:value-type="float">
            <text:p>0.2498387169</text:p>
          </table:table-cell>
          <table:table-cell office:value-type="float" office:value="0" calcext:value-type="float">
            <text:p>0</text:p>
          </table:table-cell>
          <table:table-cell office:value-type="float" office:value="0.24983871688526" calcext:value-type="float">
            <text:p>0.24983871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HL1</text:p>
          </table:table-cell>
          <table:table-cell office:value-type="string" calcext:value-type="string">
            <text:p>sig-DMD_2642</text:p>
          </table:table-cell>
          <table:table-cell office:value-type="float" office:value="-0.207219623119741" calcext:value-type="float">
            <text:p>-0.2072196231</text:p>
          </table:table-cell>
          <table:table-cell office:value-type="float" office:value="0" calcext:value-type="float">
            <text:p>0</text:p>
          </table:table-cell>
          <table:table-cell office:value-type="float" office:value="0.207219623119741" calcext:value-type="float">
            <text:p>0.20721962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HL1</text:p>
          </table:table-cell>
          <table:table-cell office:value-type="string" calcext:value-type="string">
            <text:p>sig-DMD_2643</text:p>
          </table:table-cell>
          <table:table-cell office:value-type="float" office:value="-0.29958080896824" calcext:value-type="float">
            <text:p>-0.299580809</text:p>
          </table:table-cell>
          <table:table-cell office:value-type="float" office:value="0" calcext:value-type="float">
            <text:p>0</text:p>
          </table:table-cell>
          <table:table-cell office:value-type="float" office:value="0.29958080896824" calcext:value-type="float">
            <text:p>0.2995808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HL3</text:p>
          </table:table-cell>
          <table:table-cell office:value-type="string" calcext:value-type="string">
            <text:p>sig-DMD_93</text:p>
          </table:table-cell>
          <table:table-cell office:value-type="float" office:value="-0.545343515689247" calcext:value-type="float">
            <text:p>-0.5453435157</text:p>
          </table:table-cell>
          <table:table-cell office:value-type="float" office:value="0" calcext:value-type="float">
            <text:p>0</text:p>
          </table:table-cell>
          <table:table-cell office:value-type="float" office:value="0.545343515689247" calcext:value-type="float">
            <text:p>0.54534351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IK2</text:p>
          </table:table-cell>
          <table:table-cell office:value-type="string" calcext:value-type="string">
            <text:p>sig-DMD_3736</text:p>
          </table:table-cell>
          <table:table-cell office:value-type="float" office:value="0.236654814551364" calcext:value-type="float">
            <text:p>0.2366548146</text:p>
          </table:table-cell>
          <table:table-cell office:value-type="float" office:value="0" calcext:value-type="float">
            <text:p>0</text:p>
          </table:table-cell>
          <table:table-cell office:value-type="float" office:value="0.236654814551364" calcext:value-type="float">
            <text:p>0.23665481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IK3</text:p>
          </table:table-cell>
          <table:table-cell office:value-type="string" calcext:value-type="string">
            <text:p>sig-DMD_124</text:p>
          </table:table-cell>
          <table:table-cell office:value-type="float" office:value="-0.232231945780941" calcext:value-type="float">
            <text:p>-0.2322319458</text:p>
          </table:table-cell>
          <table:table-cell office:value-type="float" office:value="0" calcext:value-type="float">
            <text:p>0</text:p>
          </table:table-cell>
          <table:table-cell office:value-type="float" office:value="0.232231945780941" calcext:value-type="float">
            <text:p>0.23223194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IN2D</text:p>
          </table:table-cell>
          <table:table-cell office:value-type="string" calcext:value-type="string">
            <text:p>sig-DMD_2592</text:p>
          </table:table-cell>
          <table:table-cell office:value-type="float" office:value="-0.373454542928521" calcext:value-type="float">
            <text:p>-0.3734545429</text:p>
          </table:table-cell>
          <table:table-cell office:value-type="float" office:value="0" calcext:value-type="float">
            <text:p>0</text:p>
          </table:table-cell>
          <table:table-cell office:value-type="float" office:value="0.373454542928521" calcext:value-type="float">
            <text:p>0.37345454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K6</text:p>
          </table:table-cell>
          <table:table-cell office:value-type="string" calcext:value-type="string">
            <text:p>sig-DMD_3614</text:p>
          </table:table-cell>
          <table:table-cell office:value-type="float" office:value="-0.465696697125617" calcext:value-type="float">
            <text:p>-0.4656966971</text:p>
          </table:table-cell>
          <table:table-cell office:value-type="float" office:value="0" calcext:value-type="float">
            <text:p>0</text:p>
          </table:table-cell>
          <table:table-cell office:value-type="float" office:value="0.465696697125617" calcext:value-type="float">
            <text:p>0.46569669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M7</text:p>
          </table:table-cell>
          <table:table-cell office:value-type="string" calcext:value-type="string">
            <text:p>sig-DMD_3237</text:p>
          </table:table-cell>
          <table:table-cell office:value-type="float" office:value="-0.315324009828124" calcext:value-type="float">
            <text:p>-0.3153240098</text:p>
          </table:table-cell>
          <table:table-cell office:value-type="float" office:value="0" calcext:value-type="float">
            <text:p>0</text:p>
          </table:table-cell>
          <table:table-cell office:value-type="float" office:value="0.315324009828124" calcext:value-type="float">
            <text:p>0.31532400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SC</text:p>
          </table:table-cell>
          <table:table-cell office:value-type="string" calcext:value-type="string">
            <text:p>sig-DMD_1462</text:p>
          </table:table-cell>
          <table:table-cell office:value-type="float" office:value="0.291495548970436" calcext:value-type="float">
            <text:p>0.291495549</text:p>
          </table:table-cell>
          <table:table-cell office:value-type="float" office:value="0" calcext:value-type="float">
            <text:p>0</text:p>
          </table:table-cell>
          <table:table-cell office:value-type="float" office:value="0.291495548970436" calcext:value-type="float">
            <text:p>0.2914955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SC</text:p>
          </table:table-cell>
          <table:table-cell office:value-type="string" calcext:value-type="string">
            <text:p>sig-DMD_1463</text:p>
          </table:table-cell>
          <table:table-cell office:value-type="float" office:value="0.227994918306778" calcext:value-type="float">
            <text:p>0.2279949183</text:p>
          </table:table-cell>
          <table:table-cell office:value-type="float" office:value="0" calcext:value-type="float">
            <text:p>0</text:p>
          </table:table-cell>
          <table:table-cell office:value-type="float" office:value="0.227994918306778" calcext:value-type="float">
            <text:p>0.22799491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ULP1</text:p>
          </table:table-cell>
          <table:table-cell office:value-type="string" calcext:value-type="string">
            <text:p>sig-DMD_2782</text:p>
          </table:table-cell>
          <table:table-cell office:value-type="float" office:value="-0.333949185916637" calcext:value-type="float">
            <text:p>-0.3339491859</text:p>
          </table:table-cell>
          <table:table-cell office:value-type="float" office:value="0" calcext:value-type="float">
            <text:p>0</text:p>
          </table:table-cell>
          <table:table-cell office:value-type="float" office:value="0.333949185916637" calcext:value-type="float">
            <text:p>0.33394918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YLTL1B</text:p>
          </table:table-cell>
          <table:table-cell office:value-type="string" calcext:value-type="string">
            <text:p>sig-DMD_776</text:p>
          </table:table-cell>
          <table:table-cell office:value-type="float" office:value="-0.490125119868408" calcext:value-type="float">
            <text:p>-0.4901251199</text:p>
          </table:table-cell>
          <table:table-cell office:value-type="float" office:value="0" calcext:value-type="float">
            <text:p>0</text:p>
          </table:table-cell>
          <table:table-cell office:value-type="float" office:value="0.490125119868408" calcext:value-type="float">
            <text:p>0.49012511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YLTL1B</text:p>
          </table:table-cell>
          <table:table-cell office:value-type="string" calcext:value-type="string">
            <text:p>sig-DMD_777</text:p>
          </table:table-cell>
          <table:table-cell office:value-type="float" office:value="-0.275062535597011" calcext:value-type="float">
            <text:p>-0.2750625356</text:p>
          </table:table-cell>
          <table:table-cell office:value-type="float" office:value="0" calcext:value-type="float">
            <text:p>0</text:p>
          </table:table-cell>
          <table:table-cell office:value-type="float" office:value="0.275062535597011" calcext:value-type="float">
            <text:p>0.27506253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ZMM</text:p>
          </table:table-cell>
          <table:table-cell office:value-type="string" calcext:value-type="string">
            <text:p>sig-DMD_2387</text:p>
          </table:table-cell>
          <table:table-cell office:value-type="float" office:value="0.274915846602944" calcext:value-type="float">
            <text:p>0.2749158466</text:p>
          </table:table-cell>
          <table:table-cell office:value-type="float" office:value="0" calcext:value-type="float">
            <text:p>0</text:p>
          </table:table-cell>
          <table:table-cell office:value-type="float" office:value="0.274915846602944" calcext:value-type="float">
            <text:p>0.27491584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1F0</text:p>
          </table:table-cell>
          <table:table-cell office:value-type="string" calcext:value-type="string">
            <text:p>sig-DMD_3187</text:p>
          </table:table-cell>
          <table:table-cell office:value-type="float" office:value="-0.272344701370191" calcext:value-type="float">
            <text:p>-0.2723447014</text:p>
          </table:table-cell>
          <table:table-cell office:value-type="float" office:value="0" calcext:value-type="float">
            <text:p>0</text:p>
          </table:table-cell>
          <table:table-cell office:value-type="float" office:value="0.272344701370191" calcext:value-type="float">
            <text:p>0.27234470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2AFY</text:p>
          </table:table-cell>
          <table:table-cell office:value-type="string" calcext:value-type="string">
            <text:p>sig-DMD_3564</text:p>
          </table:table-cell>
          <table:table-cell office:value-type="float" office:value="0.461627853981276" calcext:value-type="float">
            <text:p>0.461627854</text:p>
          </table:table-cell>
          <table:table-cell office:value-type="float" office:value="0" calcext:value-type="float">
            <text:p>0</text:p>
          </table:table-cell>
          <table:table-cell office:value-type="float" office:value="0.461627853981276" calcext:value-type="float">
            <text:p>0.4616278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2AFY2</text:p>
          </table:table-cell>
          <table:table-cell office:value-type="string" calcext:value-type="string">
            <text:p>sig-DMD_569</text:p>
          </table:table-cell>
          <table:table-cell office:value-type="float" office:value="-0.456553600234158" calcext:value-type="float">
            <text:p>-0.4565536002</text:p>
          </table:table-cell>
          <table:table-cell office:value-type="float" office:value="0" calcext:value-type="float">
            <text:p>0</text:p>
          </table:table-cell>
          <table:table-cell office:value-type="float" office:value="0.456553600234158" calcext:value-type="float">
            <text:p>0.45655360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AND1</text:p>
          </table:table-cell>
          <table:table-cell office:value-type="string" calcext:value-type="string">
            <text:p>sig-DMD_3589</text:p>
          </table:table-cell>
          <table:table-cell office:value-type="float" office:value="0.218781237691931" calcext:value-type="float">
            <text:p>0.2187812377</text:p>
          </table:table-cell>
          <table:table-cell office:value-type="float" office:value="0" calcext:value-type="float">
            <text:p>0</text:p>
          </table:table-cell>
          <table:table-cell office:value-type="float" office:value="0.218781237691931" calcext:value-type="float">
            <text:p>0.21878123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AP1</text:p>
          </table:table-cell>
          <table:table-cell office:value-type="string" calcext:value-type="string">
            <text:p>sig-DMD_2202</text:p>
          </table:table-cell>
          <table:table-cell office:value-type="float" office:value="0.342473558084395" calcext:value-type="float">
            <text:p>0.3424735581</text:p>
          </table:table-cell>
          <table:table-cell office:value-type="float" office:value="0" calcext:value-type="float">
            <text:p>0</text:p>
          </table:table-cell>
          <table:table-cell office:value-type="float" office:value="0.342473558084395" calcext:value-type="float">
            <text:p>0.34247355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AS3</text:p>
          </table:table-cell>
          <table:table-cell office:value-type="string" calcext:value-type="string">
            <text:p>sig-DMD_2103</text:p>
          </table:table-cell>
          <table:table-cell office:value-type="float" office:value="-0.269874814550473" calcext:value-type="float">
            <text:p>-0.2698748146</text:p>
          </table:table-cell>
          <table:table-cell office:value-type="float" office:value="0" calcext:value-type="float">
            <text:p>0</text:p>
          </table:table-cell>
          <table:table-cell office:value-type="float" office:value="0.269874814550473" calcext:value-type="float">
            <text:p>0.26987481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CN1</text:p>
          </table:table-cell>
          <table:table-cell office:value-type="string" calcext:value-type="string">
            <text:p>sig-DMD_3525</text:p>
          </table:table-cell>
          <table:table-cell office:value-type="float" office:value="-0.358571370786599" calcext:value-type="float">
            <text:p>-0.3585713708</text:p>
          </table:table-cell>
          <table:table-cell office:value-type="float" office:value="0" calcext:value-type="float">
            <text:p>0</text:p>
          </table:table-cell>
          <table:table-cell office:value-type="float" office:value="0.358571370786599" calcext:value-type="float">
            <text:p>0.35857137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CN4</text:p>
          </table:table-cell>
          <table:table-cell office:value-type="string" calcext:value-type="string">
            <text:p>sig-DMD_1551</text:p>
          </table:table-cell>
          <table:table-cell office:value-type="float" office:value="0.313171887665174" calcext:value-type="float">
            <text:p>0.3131718877</text:p>
          </table:table-cell>
          <table:table-cell office:value-type="float" office:value="0" calcext:value-type="float">
            <text:p>0</text:p>
          </table:table-cell>
          <table:table-cell office:value-type="float" office:value="0.313171887665174" calcext:value-type="float">
            <text:p>0.31317188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CST</text:p>
          </table:table-cell>
          <table:table-cell office:value-type="string" calcext:value-type="string">
            <text:p>sig-DMD_2555</text:p>
          </table:table-cell>
          <table:table-cell office:value-type="float" office:value="-0.443925651744784" calcext:value-type="float">
            <text:p>-0.4439256517</text:p>
          </table:table-cell>
          <table:table-cell office:value-type="float" office:value="0" calcext:value-type="float">
            <text:p>0</text:p>
          </table:table-cell>
          <table:table-cell office:value-type="float" office:value="0.443925651744784" calcext:value-type="float">
            <text:p>0.44392565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LT</text:p>
          </table:table-cell>
          <table:table-cell office:value-type="string" calcext:value-type="string">
            <text:p>sig-DMD_3490</text:p>
          </table:table-cell>
          <table:table-cell office:value-type="float" office:value="0.264062900321015" calcext:value-type="float">
            <text:p>0.2640629003</text:p>
          </table:table-cell>
          <table:table-cell office:value-type="float" office:value="0" calcext:value-type="float">
            <text:p>0</text:p>
          </table:table-cell>
          <table:table-cell office:value-type="float" office:value="0.264062900321015" calcext:value-type="float">
            <text:p>0.26406290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LT</text:p>
          </table:table-cell>
          <table:table-cell office:value-type="string" calcext:value-type="string">
            <text:p>sig-DMD_3491</text:p>
          </table:table-cell>
          <table:table-cell office:value-type="float" office:value="0.212811889481475" calcext:value-type="float">
            <text:p>0.2128118895</text:p>
          </table:table-cell>
          <table:table-cell office:value-type="float" office:value="0" calcext:value-type="float">
            <text:p>0</text:p>
          </table:table-cell>
          <table:table-cell office:value-type="float" office:value="0.212811889481475" calcext:value-type="float">
            <text:p>0.21281188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RC5</text:p>
          </table:table-cell>
          <table:table-cell office:value-type="string" calcext:value-type="string">
            <text:p>sig-DMD_3452</text:p>
          </table:table-cell>
          <table:table-cell office:value-type="float" office:value="-0.377420091967234" calcext:value-type="float">
            <text:p>-0.377420092</text:p>
          </table:table-cell>
          <table:table-cell office:value-type="float" office:value="0" calcext:value-type="float">
            <text:p>0</text:p>
          </table:table-cell>
          <table:table-cell office:value-type="float" office:value="0.377420091967234" calcext:value-type="float">
            <text:p>0.3774200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S1</text:p>
          </table:table-cell>
          <table:table-cell office:value-type="string" calcext:value-type="string">
            <text:p>sig-DMD_3367</text:p>
          </table:table-cell>
          <table:table-cell office:value-type="float" office:value="-0.200826648072863" calcext:value-type="float">
            <text:p>-0.2008266481</text:p>
          </table:table-cell>
          <table:table-cell office:value-type="float" office:value="0" calcext:value-type="float">
            <text:p>0</text:p>
          </table:table-cell>
          <table:table-cell office:value-type="float" office:value="0.200826648072863" calcext:value-type="float">
            <text:p>0.20082664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S2</text:p>
          </table:table-cell>
          <table:table-cell office:value-type="string" calcext:value-type="string">
            <text:p>sig-DMD_48</text:p>
          </table:table-cell>
          <table:table-cell office:value-type="float" office:value="-0.205493906162347" calcext:value-type="float">
            <text:p>-0.2054939062</text:p>
          </table:table-cell>
          <table:table-cell office:value-type="float" office:value="0" calcext:value-type="float">
            <text:p>0</text:p>
          </table:table-cell>
          <table:table-cell office:value-type="float" office:value="0.205493906162347" calcext:value-type="float">
            <text:p>0.20549390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HAT</text:p>
          </table:table-cell>
          <table:table-cell office:value-type="string" calcext:value-type="string">
            <text:p>sig-DMD_376</text:p>
          </table:table-cell>
          <table:table-cell office:value-type="float" office:value="0.424734692040275" calcext:value-type="float">
            <text:p>0.424734692</text:p>
          </table:table-cell>
          <table:table-cell office:value-type="float" office:value="0" calcext:value-type="float">
            <text:p>0</text:p>
          </table:table-cell>
          <table:table-cell office:value-type="float" office:value="0.424734692040275" calcext:value-type="float">
            <text:p>0.4247346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HEX</text:p>
          </table:table-cell>
          <table:table-cell office:value-type="string" calcext:value-type="string">
            <text:p>sig-DMD_583</text:p>
          </table:table-cell>
          <table:table-cell office:value-type="float" office:value="-0.452387030066212" calcext:value-type="float">
            <text:p>-0.4523870301</text:p>
          </table:table-cell>
          <table:table-cell office:value-type="float" office:value="0" calcext:value-type="float">
            <text:p>0</text:p>
          </table:table-cell>
          <table:table-cell office:value-type="float" office:value="0.452387030066212" calcext:value-type="float">
            <text:p>0.45238703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IC1</text:p>
          </table:table-cell>
          <table:table-cell office:value-type="string" calcext:value-type="string">
            <text:p>sig-DMD_2136</text:p>
          </table:table-cell>
          <table:table-cell office:value-type="float" office:value="-0.268376404570488" calcext:value-type="float">
            <text:p>-0.2683764046</text:p>
          </table:table-cell>
          <table:table-cell office:value-type="float" office:value="0" calcext:value-type="float">
            <text:p>0</text:p>
          </table:table-cell>
          <table:table-cell office:value-type="float" office:value="0.268376404570488" calcext:value-type="float">
            <text:p>0.26837640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IST1H3A</text:p>
          </table:table-cell>
          <table:table-cell office:value-type="string" calcext:value-type="string">
            <text:p>sig-DMD_3655</text:p>
          </table:table-cell>
          <table:table-cell office:value-type="float" office:value="-0.22251598322642" calcext:value-type="float">
            <text:p>-0.2225159832</text:p>
          </table:table-cell>
          <table:table-cell office:value-type="float" office:value="0" calcext:value-type="float">
            <text:p>0</text:p>
          </table:table-cell>
          <table:table-cell office:value-type="float" office:value="0.22251598322642" calcext:value-type="float">
            <text:p>0.22251598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IST1H3I</text:p>
          </table:table-cell>
          <table:table-cell office:value-type="string" calcext:value-type="string">
            <text:p>sig-DMD_3660</text:p>
          </table:table-cell>
          <table:table-cell office:value-type="float" office:value="-0.254799103908926" calcext:value-type="float">
            <text:p>-0.2547991039</text:p>
          </table:table-cell>
          <table:table-cell office:value-type="float" office:value="0" calcext:value-type="float">
            <text:p>0</text:p>
          </table:table-cell>
          <table:table-cell office:value-type="float" office:value="0.254799103908926" calcext:value-type="float">
            <text:p>0.25479910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IST3H2BB</text:p>
          </table:table-cell>
          <table:table-cell office:value-type="string" calcext:value-type="string">
            <text:p>sig-DMD_391</text:p>
          </table:table-cell>
          <table:table-cell office:value-type="float" office:value="0.284463141549697" calcext:value-type="float">
            <text:p>0.2844631415</text:p>
          </table:table-cell>
          <table:table-cell office:value-type="float" office:value="0" calcext:value-type="float">
            <text:p>0</text:p>
          </table:table-cell>
          <table:table-cell office:value-type="float" office:value="0.284463141549697" calcext:value-type="float">
            <text:p>0.28446314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LA-A</text:p>
          </table:table-cell>
          <table:table-cell office:value-type="string" calcext:value-type="string">
            <text:p>sig-DMD_3669</text:p>
          </table:table-cell>
          <table:table-cell office:value-type="float" office:value="-0.393959724204995" calcext:value-type="float">
            <text:p>-0.3939597242</text:p>
          </table:table-cell>
          <table:table-cell office:value-type="float" office:value="0" calcext:value-type="float">
            <text:p>0</text:p>
          </table:table-cell>
          <table:table-cell office:value-type="float" office:value="0.393959724204995" calcext:value-type="float">
            <text:p>0.39395972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LA-B</text:p>
          </table:table-cell>
          <table:table-cell office:value-type="string" calcext:value-type="string">
            <text:p>sig-DMD_3675</text:p>
          </table:table-cell>
          <table:table-cell office:value-type="float" office:value="-0.657204161621331" calcext:value-type="float">
            <text:p>-0.6572041616</text:p>
          </table:table-cell>
          <table:table-cell office:value-type="float" office:value="0" calcext:value-type="float">
            <text:p>0</text:p>
          </table:table-cell>
          <table:table-cell office:value-type="float" office:value="0.657204161621331" calcext:value-type="float">
            <text:p>0.65720416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LA-C</text:p>
          </table:table-cell>
          <table:table-cell office:value-type="string" calcext:value-type="string">
            <text:p>sig-DMD_3675</text:p>
          </table:table-cell>
          <table:table-cell office:value-type="float" office:value="-0.513070391225544" calcext:value-type="float">
            <text:p>-0.5130703912</text:p>
          </table:table-cell>
          <table:table-cell office:value-type="float" office:value="0" calcext:value-type="float">
            <text:p>0</text:p>
          </table:table-cell>
          <table:table-cell office:value-type="float" office:value="0.513070391225544" calcext:value-type="float">
            <text:p>0.51307039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LCS</text:p>
          </table:table-cell>
          <table:table-cell office:value-type="string" calcext:value-type="string">
            <text:p>sig-DMD_3139</text:p>
          </table:table-cell>
          <table:table-cell office:value-type="float" office:value="0.20833655524164" calcext:value-type="float">
            <text:p>0.2083365552</text:p>
          </table:table-cell>
          <table:table-cell office:value-type="float" office:value="0" calcext:value-type="float">
            <text:p>0</text:p>
          </table:table-cell>
          <table:table-cell office:value-type="float" office:value="0.20833655524164" calcext:value-type="float">
            <text:p>0.20833655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MGA1</text:p>
          </table:table-cell>
          <table:table-cell office:value-type="string" calcext:value-type="string">
            <text:p>sig-DMD_3679</text:p>
          </table:table-cell>
          <table:table-cell office:value-type="float" office:value="-0.304094171085315" calcext:value-type="float">
            <text:p>-0.3040941711</text:p>
          </table:table-cell>
          <table:table-cell office:value-type="float" office:value="0" calcext:value-type="float">
            <text:p>0</text:p>
          </table:table-cell>
          <table:table-cell office:value-type="float" office:value="0.304094171085315" calcext:value-type="float">
            <text:p>0.30409417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MGB2</text:p>
          </table:table-cell>
          <table:table-cell office:value-type="string" calcext:value-type="string">
            <text:p>sig-DMD_3485</text:p>
          </table:table-cell>
          <table:table-cell office:value-type="float" office:value="-0.347002831646857" calcext:value-type="float">
            <text:p>-0.3470028316</text:p>
          </table:table-cell>
          <table:table-cell office:value-type="float" office:value="0" calcext:value-type="float">
            <text:p>0</text:p>
          </table:table-cell>
          <table:table-cell office:value-type="float" office:value="0.347002831646857" calcext:value-type="float">
            <text:p>0.34700283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MX2</text:p>
          </table:table-cell>
          <table:table-cell office:value-type="string" calcext:value-type="string">
            <text:p>sig-DMD_630</text:p>
          </table:table-cell>
          <table:table-cell office:value-type="float" office:value="0.280557994582713" calcext:value-type="float">
            <text:p>0.2805579946</text:p>
          </table:table-cell>
          <table:table-cell office:value-type="float" office:value="0" calcext:value-type="float">
            <text:p>0</text:p>
          </table:table-cell>
          <table:table-cell office:value-type="float" office:value="0.280557994582713" calcext:value-type="float">
            <text:p>0.28055799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MX3</text:p>
          </table:table-cell>
          <table:table-cell office:value-type="string" calcext:value-type="string">
            <text:p>sig-DMD_630</text:p>
          </table:table-cell>
          <table:table-cell office:value-type="float" office:value="0.32148468974975" calcext:value-type="float">
            <text:p>0.3214846897</text:p>
          </table:table-cell>
          <table:table-cell office:value-type="float" office:value="0" calcext:value-type="float">
            <text:p>0</text:p>
          </table:table-cell>
          <table:table-cell office:value-type="float" office:value="0.32148468974975" calcext:value-type="float">
            <text:p>0.32148468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MER1</text:p>
          </table:table-cell>
          <table:table-cell office:value-type="string" calcext:value-type="string">
            <text:p>sig-DMD_3542</text:p>
          </table:table-cell>
          <table:table-cell office:value-type="float" office:value="-0.26718968759619" calcext:value-type="float">
            <text:p>-0.2671896876</text:p>
          </table:table-cell>
          <table:table-cell office:value-type="float" office:value="0" calcext:value-type="float">
            <text:p>0</text:p>
          </table:table-cell>
          <table:table-cell office:value-type="float" office:value="0.26718968759619" calcext:value-type="float">
            <text:p>0.26718968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OK1</text:p>
          </table:table-cell>
          <table:table-cell office:value-type="string" calcext:value-type="string">
            <text:p>sig-DMD_158</text:p>
          </table:table-cell>
          <table:table-cell office:value-type="float" office:value="-0.403094034479858" calcext:value-type="float">
            <text:p>-0.4030940345</text:p>
          </table:table-cell>
          <table:table-cell office:value-type="float" office:value="0" calcext:value-type="float">
            <text:p>0</text:p>
          </table:table-cell>
          <table:table-cell office:value-type="float" office:value="0.403094034479858" calcext:value-type="float">
            <text:p>0.40309403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A1</text:p>
          </table:table-cell>
          <table:table-cell office:value-type="string" calcext:value-type="string">
            <text:p>sig-DMD_3824</text:p>
          </table:table-cell>
          <table:table-cell office:value-type="float" office:value="-0.495145048549273" calcext:value-type="float">
            <text:p>-0.4951450485</text:p>
          </table:table-cell>
          <table:table-cell office:value-type="float" office:value="0" calcext:value-type="float">
            <text:p>0</text:p>
          </table:table-cell>
          <table:table-cell office:value-type="float" office:value="0.495145048549273" calcext:value-type="float">
            <text:p>0.49514504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A1</text:p>
          </table:table-cell>
          <table:table-cell office:value-type="string" calcext:value-type="string">
            <text:p>sig-DMD_3825</text:p>
          </table:table-cell>
          <table:table-cell office:value-type="float" office:value="-0.383679005158881" calcext:value-type="float">
            <text:p>-0.3836790052</text:p>
          </table:table-cell>
          <table:table-cell office:value-type="float" office:value="0" calcext:value-type="float">
            <text:p>0</text:p>
          </table:table-cell>
          <table:table-cell office:value-type="float" office:value="0.383679005158881" calcext:value-type="float">
            <text:p>0.38367900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A10</text:p>
          </table:table-cell>
          <table:table-cell office:value-type="string" calcext:value-type="string">
            <text:p>sig-DMD_3824</text:p>
          </table:table-cell>
          <table:table-cell office:value-type="float" office:value="-0.325992352139931" calcext:value-type="float">
            <text:p>-0.3259923521</text:p>
          </table:table-cell>
          <table:table-cell office:value-type="float" office:value="0" calcext:value-type="float">
            <text:p>0</text:p>
          </table:table-cell>
          <table:table-cell office:value-type="float" office:value="0.325992352139931" calcext:value-type="float">
            <text:p>0.32599235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A2</text:p>
          </table:table-cell>
          <table:table-cell office:value-type="string" calcext:value-type="string">
            <text:p>sig-DMD_3818</text:p>
          </table:table-cell>
          <table:table-cell office:value-type="float" office:value="-0.203632645185436" calcext:value-type="float">
            <text:p>-0.2036326452</text:p>
          </table:table-cell>
          <table:table-cell office:value-type="float" office:value="0" calcext:value-type="float">
            <text:p>0</text:p>
          </table:table-cell>
          <table:table-cell office:value-type="float" office:value="0.203632645185436" calcext:value-type="float">
            <text:p>0.20363264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A4</text:p>
          </table:table-cell>
          <table:table-cell office:value-type="string" calcext:value-type="string">
            <text:p>sig-DMD_3820</text:p>
          </table:table-cell>
          <table:table-cell office:value-type="float" office:value="-0.540465717875655" calcext:value-type="float">
            <text:p>-0.5404657179</text:p>
          </table:table-cell>
          <table:table-cell office:value-type="float" office:value="0" calcext:value-type="float">
            <text:p>0</text:p>
          </table:table-cell>
          <table:table-cell office:value-type="float" office:value="0.540465717875655" calcext:value-type="float">
            <text:p>0.54046571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A5</text:p>
          </table:table-cell>
          <table:table-cell office:value-type="string" calcext:value-type="string">
            <text:p>sig-DMD_3821</text:p>
          </table:table-cell>
          <table:table-cell office:value-type="float" office:value="-0.286039677081518" calcext:value-type="float">
            <text:p>-0.2860396771</text:p>
          </table:table-cell>
          <table:table-cell office:value-type="float" office:value="0" calcext:value-type="float">
            <text:p>0</text:p>
          </table:table-cell>
          <table:table-cell office:value-type="float" office:value="0.286039677081518" calcext:value-type="float">
            <text:p>0.28603967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A7</text:p>
          </table:table-cell>
          <table:table-cell office:value-type="string" calcext:value-type="string">
            <text:p>sig-DMD_3822</text:p>
          </table:table-cell>
          <table:table-cell office:value-type="float" office:value="-0.281039595485504" calcext:value-type="float">
            <text:p>-0.2810395955</text:p>
          </table:table-cell>
          <table:table-cell office:value-type="float" office:value="0" calcext:value-type="float">
            <text:p>0</text:p>
          </table:table-cell>
          <table:table-cell office:value-type="float" office:value="0.281039595485504" calcext:value-type="float">
            <text:p>0.28103959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A9</text:p>
          </table:table-cell>
          <table:table-cell office:value-type="string" calcext:value-type="string">
            <text:p>sig-DMD_3823</text:p>
          </table:table-cell>
          <table:table-cell office:value-type="float" office:value="-0.512978022259698" calcext:value-type="float">
            <text:p>-0.5129780223</text:p>
          </table:table-cell>
          <table:table-cell office:value-type="float" office:value="0" calcext:value-type="float">
            <text:p>0</text:p>
          </table:table-cell>
          <table:table-cell office:value-type="float" office:value="0.512978022259698" calcext:value-type="float">
            <text:p>0.51297802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B13</text:p>
          </table:table-cell>
          <table:table-cell office:value-type="string" calcext:value-type="string">
            <text:p>sig-DMD_2220</text:p>
          </table:table-cell>
          <table:table-cell office:value-type="float" office:value="0.342674984588926" calcext:value-type="float">
            <text:p>0.3426749846</text:p>
          </table:table-cell>
          <table:table-cell office:value-type="float" office:value="0" calcext:value-type="float">
            <text:p>0</text:p>
          </table:table-cell>
          <table:table-cell office:value-type="float" office:value="0.342674984588926" calcext:value-type="float">
            <text:p>0.34267498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B2</text:p>
          </table:table-cell>
          <table:table-cell office:value-type="string" calcext:value-type="string">
            <text:p>sig-DMD_2214</text:p>
          </table:table-cell>
          <table:table-cell office:value-type="float" office:value="-0.489491343398102" calcext:value-type="float">
            <text:p>-0.4894913434</text:p>
          </table:table-cell>
          <table:table-cell office:value-type="float" office:value="0" calcext:value-type="float">
            <text:p>0</text:p>
          </table:table-cell>
          <table:table-cell office:value-type="float" office:value="0.489491343398102" calcext:value-type="float">
            <text:p>0.48949134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B2</text:p>
          </table:table-cell>
          <table:table-cell office:value-type="string" calcext:value-type="string">
            <text:p>sig-DMD_2215</text:p>
          </table:table-cell>
          <table:table-cell office:value-type="float" office:value="-0.20705152320217" calcext:value-type="float">
            <text:p>-0.2070515232</text:p>
          </table:table-cell>
          <table:table-cell office:value-type="float" office:value="0" calcext:value-type="float">
            <text:p>0</text:p>
          </table:table-cell>
          <table:table-cell office:value-type="float" office:value="0.20705152320217" calcext:value-type="float">
            <text:p>0.20705152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B5</text:p>
          </table:table-cell>
          <table:table-cell office:value-type="string" calcext:value-type="string">
            <text:p>sig-DMD_2216</text:p>
          </table:table-cell>
          <table:table-cell office:value-type="float" office:value="-0.35360501638236" calcext:value-type="float">
            <text:p>-0.3536050164</text:p>
          </table:table-cell>
          <table:table-cell office:value-type="float" office:value="0" calcext:value-type="float">
            <text:p>0</text:p>
          </table:table-cell>
          <table:table-cell office:value-type="float" office:value="0.35360501638236" calcext:value-type="float">
            <text:p>0.35360501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B8</text:p>
          </table:table-cell>
          <table:table-cell office:value-type="string" calcext:value-type="string">
            <text:p>sig-DMD_2217</text:p>
          </table:table-cell>
          <table:table-cell office:value-type="float" office:value="0.260989497033892" calcext:value-type="float">
            <text:p>0.260989497</text:p>
          </table:table-cell>
          <table:table-cell office:value-type="float" office:value="0" calcext:value-type="float">
            <text:p>0</text:p>
          </table:table-cell>
          <table:table-cell office:value-type="float" office:value="0.260989497033892" calcext:value-type="float">
            <text:p>0.2609894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B9</text:p>
          </table:table-cell>
          <table:table-cell office:value-type="string" calcext:value-type="string">
            <text:p>sig-DMD_2217</text:p>
          </table:table-cell>
          <table:table-cell office:value-type="float" office:value="0.520298326099701" calcext:value-type="float">
            <text:p>0.5202983261</text:p>
          </table:table-cell>
          <table:table-cell office:value-type="float" office:value="0" calcext:value-type="float">
            <text:p>0</text:p>
          </table:table-cell>
          <table:table-cell office:value-type="float" office:value="0.520298326099701" calcext:value-type="float">
            <text:p>0.52029832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B9</text:p>
          </table:table-cell>
          <table:table-cell office:value-type="string" calcext:value-type="string">
            <text:p>sig-DMD_2218</text:p>
          </table:table-cell>
          <table:table-cell office:value-type="float" office:value="0.433053971249929" calcext:value-type="float">
            <text:p>0.4330539712</text:p>
          </table:table-cell>
          <table:table-cell office:value-type="float" office:value="0" calcext:value-type="float">
            <text:p>0</text:p>
          </table:table-cell>
          <table:table-cell office:value-type="float" office:value="0.433053971249929" calcext:value-type="float">
            <text:p>0.43305397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B9</text:p>
          </table:table-cell>
          <table:table-cell office:value-type="string" calcext:value-type="string">
            <text:p>sig-DMD_2219</text:p>
          </table:table-cell>
          <table:table-cell office:value-type="float" office:value="0.370102365699026" calcext:value-type="float">
            <text:p>0.3701023657</text:p>
          </table:table-cell>
          <table:table-cell office:value-type="float" office:value="0" calcext:value-type="float">
            <text:p>0</text:p>
          </table:table-cell>
          <table:table-cell office:value-type="float" office:value="0.370102365699026" calcext:value-type="float">
            <text:p>0.37010236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C12</text:p>
          </table:table-cell>
          <table:table-cell office:value-type="string" calcext:value-type="string">
            <text:p>sig-DMD_937</text:p>
          </table:table-cell>
          <table:table-cell office:value-type="float" office:value="0.31159997482112" calcext:value-type="float">
            <text:p>0.3115999748</text:p>
          </table:table-cell>
          <table:table-cell office:value-type="float" office:value="0" calcext:value-type="float">
            <text:p>0</text:p>
          </table:table-cell>
          <table:table-cell office:value-type="float" office:value="0.31159997482112" calcext:value-type="float">
            <text:p>0.31159997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C6</text:p>
          </table:table-cell>
          <table:table-cell office:value-type="string" calcext:value-type="string">
            <text:p>sig-DMD_942</text:p>
          </table:table-cell>
          <table:table-cell office:value-type="float" office:value="-0.338411226890219" calcext:value-type="float">
            <text:p>-0.3384112269</text:p>
          </table:table-cell>
          <table:table-cell office:value-type="float" office:value="0" calcext:value-type="float">
            <text:p>0</text:p>
          </table:table-cell>
          <table:table-cell office:value-type="float" office:value="0.338411226890219" calcext:value-type="float">
            <text:p>0.33841122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C8</text:p>
          </table:table-cell>
          <table:table-cell office:value-type="string" calcext:value-type="string">
            <text:p>sig-DMD_942</text:p>
          </table:table-cell>
          <table:table-cell office:value-type="float" office:value="-0.31772371193053" calcext:value-type="float">
            <text:p>-0.3177237119</text:p>
          </table:table-cell>
          <table:table-cell office:value-type="float" office:value="0" calcext:value-type="float">
            <text:p>0</text:p>
          </table:table-cell>
          <table:table-cell office:value-type="float" office:value="0.31772371193053" calcext:value-type="float">
            <text:p>0.31772371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D1</text:p>
          </table:table-cell>
          <table:table-cell office:value-type="string" calcext:value-type="string">
            <text:p>sig-DMD_2778</text:p>
          </table:table-cell>
          <table:table-cell office:value-type="float" office:value="-0.286936344285996" calcext:value-type="float">
            <text:p>-0.2869363443</text:p>
          </table:table-cell>
          <table:table-cell office:value-type="float" office:value="0" calcext:value-type="float">
            <text:p>0</text:p>
          </table:table-cell>
          <table:table-cell office:value-type="float" office:value="0.286936344285996" calcext:value-type="float">
            <text:p>0.28693634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D10</text:p>
          </table:table-cell>
          <table:table-cell office:value-type="string" calcext:value-type="string">
            <text:p>sig-DMD_2771</text:p>
          </table:table-cell>
          <table:table-cell office:value-type="float" office:value="-0.252008260516596" calcext:value-type="float">
            <text:p>-0.2520082605</text:p>
          </table:table-cell>
          <table:table-cell office:value-type="float" office:value="0" calcext:value-type="float">
            <text:p>0</text:p>
          </table:table-cell>
          <table:table-cell office:value-type="float" office:value="0.252008260516596" calcext:value-type="float">
            <text:p>0.25200826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10</text:p>
          </table:table-cell>
          <table:table-cell office:value-type="string" calcext:value-type="string">
            <text:p>sig-DMD_2772</text:p>
          </table:table-cell>
          <table:table-cell office:value-type="float" office:value="-0.240441889585741" calcext:value-type="float">
            <text:p>-0.2404418896</text:p>
          </table:table-cell>
          <table:table-cell office:value-type="float" office:value="0" calcext:value-type="float">
            <text:p>0</text:p>
          </table:table-cell>
          <table:table-cell office:value-type="float" office:value="0.240441889585741" calcext:value-type="float">
            <text:p>0.24044188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10</text:p>
          </table:table-cell>
          <table:table-cell office:value-type="string" calcext:value-type="string">
            <text:p>sig-DMD_2773</text:p>
          </table:table-cell>
          <table:table-cell office:value-type="float" office:value="-0.244617612478988" calcext:value-type="float">
            <text:p>-0.2446176125</text:p>
          </table:table-cell>
          <table:table-cell office:value-type="float" office:value="0" calcext:value-type="float">
            <text:p>0</text:p>
          </table:table-cell>
          <table:table-cell office:value-type="float" office:value="0.244617612478988" calcext:value-type="float">
            <text:p>0.24461761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3</text:p>
          </table:table-cell>
          <table:table-cell office:value-type="string" calcext:value-type="string">
            <text:p>sig-DMD_2777</text:p>
          </table:table-cell>
          <table:table-cell office:value-type="float" office:value="-0.375590827830985" calcext:value-type="float">
            <text:p>-0.3755908278</text:p>
          </table:table-cell>
          <table:table-cell office:value-type="float" office:value="0" calcext:value-type="float">
            <text:p>0</text:p>
          </table:table-cell>
          <table:table-cell office:value-type="float" office:value="0.375590827830985" calcext:value-type="float">
            <text:p>0.37559082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XD8</text:p>
          </table:table-cell>
          <table:table-cell office:value-type="string" calcext:value-type="string">
            <text:p>sig-DMD_2776</text:p>
          </table:table-cell>
          <table:table-cell office:value-type="float" office:value="-0.2437924960777" calcext:value-type="float">
            <text:p>-0.2437924961</text:p>
          </table:table-cell>
          <table:table-cell office:value-type="float" office:value="0" calcext:value-type="float">
            <text:p>0</text:p>
          </table:table-cell>
          <table:table-cell office:value-type="float" office:value="0.2437924960777" calcext:value-type="float">
            <text:p>0.24379249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8</text:p>
          </table:table-cell>
          <table:table-cell office:value-type="string" calcext:value-type="string">
            <text:p>sig-DMD_2777</text:p>
          </table:table-cell>
          <table:table-cell office:value-type="float" office:value="-0.264073331826055" calcext:value-type="float">
            <text:p>-0.2640733318</text:p>
          </table:table-cell>
          <table:table-cell office:value-type="float" office:value="0" calcext:value-type="float">
            <text:p>0</text:p>
          </table:table-cell>
          <table:table-cell office:value-type="float" office:value="0.264073331826055" calcext:value-type="float">
            <text:p>0.26407333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9</text:p>
          </table:table-cell>
          <table:table-cell office:value-type="string" calcext:value-type="string">
            <text:p>sig-DMD_2775</text:p>
          </table:table-cell>
          <table:table-cell office:value-type="float" office:value="-0.319911393251996" calcext:value-type="float">
            <text:p>-0.3199113933</text:p>
          </table:table-cell>
          <table:table-cell office:value-type="float" office:value="0" calcext:value-type="float">
            <text:p>0</text:p>
          </table:table-cell>
          <table:table-cell office:value-type="float" office:value="0.319911393251996" calcext:value-type="float">
            <text:p>0.31991139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ig-DMD_1040</text:p>
          </table:table-cell>
          <table:table-cell office:value-type="float" office:value="-0.214503198964674" calcext:value-type="float">
            <text:p>-0.214503199</text:p>
          </table:table-cell>
          <table:table-cell office:value-type="float" office:value="0" calcext:value-type="float">
            <text:p>0</text:p>
          </table:table-cell>
          <table:table-cell office:value-type="float" office:value="0.214503198964674" calcext:value-type="float">
            <text:p>0.2145031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ig-DMD_2333</text:p>
          </table:table-cell>
          <table:table-cell office:value-type="float" office:value="-0.295003069453372" calcext:value-type="float">
            <text:p>-0.2950030695</text:p>
          </table:table-cell>
          <table:table-cell office:value-type="float" office:value="0" calcext:value-type="float">
            <text:p>0</text:p>
          </table:table-cell>
          <table:table-cell office:value-type="float" office:value="0.295003069453372" calcext:value-type="float">
            <text:p>0.29500306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ig-DMD_3241</text:p>
          </table:table-cell>
          <table:table-cell office:value-type="float" office:value="0.297633778386345" calcext:value-type="float">
            <text:p>0.2976337784</text:p>
          </table:table-cell>
          <table:table-cell office:value-type="float" office:value="0" calcext:value-type="float">
            <text:p>0</text:p>
          </table:table-cell>
          <table:table-cell office:value-type="float" office:value="0.297633778386345" calcext:value-type="float">
            <text:p>0.29763377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ig-DMD_4058</text:p>
          </table:table-cell>
          <table:table-cell office:value-type="float" office:value="-0.288113861705714" calcext:value-type="float">
            <text:p>-0.2881138617</text:p>
          </table:table-cell>
          <table:table-cell office:value-type="float" office:value="0" calcext:value-type="float">
            <text:p>0</text:p>
          </table:table-cell>
          <table:table-cell office:value-type="float" office:value="0.288113861705714" calcext:value-type="float">
            <text:p>0.28811386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ig-DMD_67</text:p>
          </table:table-cell>
          <table:table-cell office:value-type="float" office:value="-0.267517991620819" calcext:value-type="float">
            <text:p>-0.2675179916</text:p>
          </table:table-cell>
          <table:table-cell office:value-type="float" office:value="0" calcext:value-type="float">
            <text:p>0</text:p>
          </table:table-cell>
          <table:table-cell office:value-type="float" office:value="0.267517991620819" calcext:value-type="float">
            <text:p>0.26751799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ig-DMD_796</text:p>
          </table:table-cell>
          <table:table-cell office:value-type="float" office:value="-0.273564558694976" calcext:value-type="float">
            <text:p>-0.2735645587</text:p>
          </table:table-cell>
          <table:table-cell office:value-type="float" office:value="0" calcext:value-type="float">
            <text:p>0</text:p>
          </table:table-cell>
          <table:table-cell office:value-type="float" office:value="0.273564558694976" calcext:value-type="float">
            <text:p>0.27356455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RH1</text:p>
          </table:table-cell>
          <table:table-cell office:value-type="string" calcext:value-type="string">
            <text:p>sig-DMD_3241</text:p>
          </table:table-cell>
          <table:table-cell office:value-type="float" office:value="0.228871711042661" calcext:value-type="float">
            <text:p>0.228871711</text:p>
          </table:table-cell>
          <table:table-cell office:value-type="float" office:value="0" calcext:value-type="float">
            <text:p>0</text:p>
          </table:table-cell>
          <table:table-cell office:value-type="float" office:value="0.228871711042661" calcext:value-type="float">
            <text:p>0.2288717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S3ST4</text:p>
          </table:table-cell>
          <table:table-cell office:value-type="string" calcext:value-type="string">
            <text:p>sig-DMD_1996</text:p>
          </table:table-cell>
          <table:table-cell office:value-type="float" office:value="0.211596080022202" calcext:value-type="float">
            <text:p>0.21159608</text:p>
          </table:table-cell>
          <table:table-cell office:value-type="float" office:value="0" calcext:value-type="float">
            <text:p>0</text:p>
          </table:table-cell>
          <table:table-cell office:value-type="float" office:value="0.211596080022202" calcext:value-type="float">
            <text:p>0.211596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3ST4</text:p>
          </table:table-cell>
          <table:table-cell office:value-type="string" calcext:value-type="string">
            <text:p>sig-DMD_2008</text:p>
          </table:table-cell>
          <table:table-cell office:value-type="float" office:value="0.21019990944242" calcext:value-type="float">
            <text:p>0.2101999094</text:p>
          </table:table-cell>
          <table:table-cell office:value-type="float" office:value="0" calcext:value-type="float">
            <text:p>0</text:p>
          </table:table-cell>
          <table:table-cell office:value-type="float" office:value="0.21019990944242" calcext:value-type="float">
            <text:p>0.21019990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3ST4</text:p>
          </table:table-cell>
          <table:table-cell office:value-type="string" calcext:value-type="string">
            <text:p>sig-DMD_2016</text:p>
          </table:table-cell>
          <table:table-cell office:value-type="float" office:value="0.46082303326451" calcext:value-type="float">
            <text:p>0.4608230333</text:p>
          </table:table-cell>
          <table:table-cell office:value-type="float" office:value="0" calcext:value-type="float">
            <text:p>0</text:p>
          </table:table-cell>
          <table:table-cell office:value-type="float" office:value="0.46082303326451" calcext:value-type="float">
            <text:p>0.46082303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3ST4</text:p>
          </table:table-cell>
          <table:table-cell office:value-type="string" calcext:value-type="string">
            <text:p>sig-DMD_2017</text:p>
          </table:table-cell>
          <table:table-cell office:value-type="float" office:value="0.431431090339972" calcext:value-type="float">
            <text:p>0.4314310903</text:p>
          </table:table-cell>
          <table:table-cell office:value-type="float" office:value="0" calcext:value-type="float">
            <text:p>0</text:p>
          </table:table-cell>
          <table:table-cell office:value-type="float" office:value="0.431431090339972" calcext:value-type="float">
            <text:p>0.43143109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6ST1</text:p>
          </table:table-cell>
          <table:table-cell office:value-type="string" calcext:value-type="string">
            <text:p>sig-DMD_2748</text:p>
          </table:table-cell>
          <table:table-cell office:value-type="float" office:value="-0.362361196389686" calcext:value-type="float">
            <text:p>-0.3623611964</text:p>
          </table:table-cell>
          <table:table-cell office:value-type="float" office:value="0" calcext:value-type="float">
            <text:p>0</text:p>
          </table:table-cell>
          <table:table-cell office:value-type="float" office:value="0.362361196389686" calcext:value-type="float">
            <text:p>0.36236119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SP90AB1</text:p>
          </table:table-cell>
          <table:table-cell office:value-type="string" calcext:value-type="string">
            <text:p>sig-DMD_3700</text:p>
          </table:table-cell>
          <table:table-cell office:value-type="float" office:value="-0.22581314742595" calcext:value-type="float">
            <text:p>-0.2258131474</text:p>
          </table:table-cell>
          <table:table-cell office:value-type="float" office:value="0" calcext:value-type="float">
            <text:p>0</text:p>
          </table:table-cell>
          <table:table-cell office:value-type="float" office:value="0.22581314742595" calcext:value-type="float">
            <text:p>0.22581314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SPB1</text:p>
          </table:table-cell>
          <table:table-cell office:value-type="string" calcext:value-type="string">
            <text:p>sig-DMD_3879</text:p>
          </table:table-cell>
          <table:table-cell office:value-type="float" office:value="-0.256660518056187" calcext:value-type="float">
            <text:p>-0.2566605181</text:p>
          </table:table-cell>
          <table:table-cell office:value-type="float" office:value="0" calcext:value-type="float">
            <text:p>0</text:p>
          </table:table-cell>
          <table:table-cell office:value-type="float" office:value="0.256660518056187" calcext:value-type="float">
            <text:p>0.25666051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SPB1</text:p>
          </table:table-cell>
          <table:table-cell office:value-type="string" calcext:value-type="string">
            <text:p>sig-DMD_3880</text:p>
          </table:table-cell>
          <table:table-cell office:value-type="float" office:value="0.273202276182804" calcext:value-type="float">
            <text:p>0.2732022762</text:p>
          </table:table-cell>
          <table:table-cell office:value-type="float" office:value="0" calcext:value-type="float">
            <text:p>0</text:p>
          </table:table-cell>
          <table:table-cell office:value-type="float" office:value="0.273202276182804" calcext:value-type="float">
            <text:p>0.27320227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SPB1</text:p>
          </table:table-cell>
          <table:table-cell office:value-type="string" calcext:value-type="string">
            <text:p>sig-DMD_3881</text:p>
          </table:table-cell>
          <table:table-cell office:value-type="float" office:value="0.270637473164595" calcext:value-type="float">
            <text:p>0.2706374732</text:p>
          </table:table-cell>
          <table:table-cell office:value-type="float" office:value="0" calcext:value-type="float">
            <text:p>0</text:p>
          </table:table-cell>
          <table:table-cell office:value-type="float" office:value="0.270637473164595" calcext:value-type="float">
            <text:p>0.27063747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SPB1</text:p>
          </table:table-cell>
          <table:table-cell office:value-type="string" calcext:value-type="string">
            <text:p>sig-DMD_3882</text:p>
          </table:table-cell>
          <table:table-cell office:value-type="float" office:value="-0.238859456553277" calcext:value-type="float">
            <text:p>-0.2388594566</text:p>
          </table:table-cell>
          <table:table-cell office:value-type="float" office:value="0" calcext:value-type="float">
            <text:p>0</text:p>
          </table:table-cell>
          <table:table-cell office:value-type="float" office:value="0.238859456553277" calcext:value-type="float">
            <text:p>0.23885945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SPG2</text:p>
          </table:table-cell>
          <table:table-cell office:value-type="string" calcext:value-type="string">
            <text:p>sig-DMD_89</text:p>
          </table:table-cell>
          <table:table-cell office:value-type="float" office:value="-0.340129212871551" calcext:value-type="float">
            <text:p>-0.3401292129</text:p>
          </table:table-cell>
          <table:table-cell office:value-type="float" office:value="0" calcext:value-type="float">
            <text:p>0</text:p>
          </table:table-cell>
          <table:table-cell office:value-type="float" office:value="0.340129212871551" calcext:value-type="float">
            <text:p>0.34012921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NK</text:p>
          </table:table-cell>
          <table:table-cell office:value-type="string" calcext:value-type="string">
            <text:p>sig-DMD_3128</text:p>
          </table:table-cell>
          <table:table-cell office:value-type="float" office:value="0.439227831873992" calcext:value-type="float">
            <text:p>0.4392278319</text:p>
          </table:table-cell>
          <table:table-cell office:value-type="float" office:value="0" calcext:value-type="float">
            <text:p>0</text:p>
          </table:table-cell>
          <table:table-cell office:value-type="float" office:value="0.439227831873992" calcext:value-type="float">
            <text:p>0.43922783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CAM4</text:p>
          </table:table-cell>
          <table:table-cell office:value-type="string" calcext:value-type="string">
            <text:p>sig-DMD_2420</text:p>
          </table:table-cell>
          <table:table-cell office:value-type="float" office:value="-0.331497126640021" calcext:value-type="float">
            <text:p>-0.3314971266</text:p>
          </table:table-cell>
          <table:table-cell office:value-type="float" office:value="0" calcext:value-type="float">
            <text:p>0</text:p>
          </table:table-cell>
          <table:table-cell office:value-type="float" office:value="0.331497126640021" calcext:value-type="float">
            <text:p>0.33149712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D1</text:p>
          </table:table-cell>
          <table:table-cell office:value-type="string" calcext:value-type="string">
            <text:p>sig-DMD_3612</text:p>
          </table:table-cell>
          <table:table-cell office:value-type="float" office:value="-0.223369942398333" calcext:value-type="float">
            <text:p>-0.2233699424</text:p>
          </table:table-cell>
          <table:table-cell office:value-type="float" office:value="0" calcext:value-type="float">
            <text:p>0</text:p>
          </table:table-cell>
          <table:table-cell office:value-type="float" office:value="0.223369942398333" calcext:value-type="float">
            <text:p>0.22336994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D1</text:p>
          </table:table-cell>
          <table:table-cell office:value-type="string" calcext:value-type="string">
            <text:p>sig-DMD_579</text:p>
          </table:table-cell>
          <table:table-cell office:value-type="float" office:value="0.201091446868173" calcext:value-type="float">
            <text:p>0.2010914469</text:p>
          </table:table-cell>
          <table:table-cell office:value-type="float" office:value="0" calcext:value-type="float">
            <text:p>0</text:p>
          </table:table-cell>
          <table:table-cell office:value-type="float" office:value="0.201091446868173" calcext:value-type="float">
            <text:p>0.20109144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D3</text:p>
          </table:table-cell>
          <table:table-cell office:value-type="string" calcext:value-type="string">
            <text:p>sig-DMD_92</text:p>
          </table:table-cell>
          <table:table-cell office:value-type="float" office:value="-0.436642508101975" calcext:value-type="float">
            <text:p>-0.4366425081</text:p>
          </table:table-cell>
          <table:table-cell office:value-type="float" office:value="0" calcext:value-type="float">
            <text:p>0</text:p>
          </table:table-cell>
          <table:table-cell office:value-type="float" office:value="0.436642508101975" calcext:value-type="float">
            <text:p>0.43664250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DH2</text:p>
          </table:table-cell>
          <table:table-cell office:value-type="string" calcext:value-type="string">
            <text:p>sig-DMD_1579</text:p>
          </table:table-cell>
          <table:table-cell office:value-type="float" office:value="-0.306198814306861" calcext:value-type="float">
            <text:p>-0.3061988143</text:p>
          </table:table-cell>
          <table:table-cell office:value-type="float" office:value="0" calcext:value-type="float">
            <text:p>0</text:p>
          </table:table-cell>
          <table:table-cell office:value-type="float" office:value="0.306198814306861" calcext:value-type="float">
            <text:p>0.30619881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DH2</text:p>
          </table:table-cell>
          <table:table-cell office:value-type="string" calcext:value-type="string">
            <text:p>sig-DMD_1580</text:p>
          </table:table-cell>
          <table:table-cell office:value-type="float" office:value="-0.47114354731293" calcext:value-type="float">
            <text:p>-0.4711435473</text:p>
          </table:table-cell>
          <table:table-cell office:value-type="float" office:value="0" calcext:value-type="float">
            <text:p>0</text:p>
          </table:table-cell>
          <table:table-cell office:value-type="float" office:value="0.47114354731293" calcext:value-type="float">
            <text:p>0.47114354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FFO2</text:p>
          </table:table-cell>
          <table:table-cell office:value-type="string" calcext:value-type="string">
            <text:p>sig-DMD_81</text:p>
          </table:table-cell>
          <table:table-cell office:value-type="float" office:value="-0.468785248029138" calcext:value-type="float">
            <text:p>-0.468785248</text:p>
          </table:table-cell>
          <table:table-cell office:value-type="float" office:value="0" calcext:value-type="float">
            <text:p>0</text:p>
          </table:table-cell>
          <table:table-cell office:value-type="float" office:value="0.468785248029138" calcext:value-type="float">
            <text:p>0.4687852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FI30</text:p>
          </table:table-cell>
          <table:table-cell office:value-type="string" calcext:value-type="string">
            <text:p>sig-DMD_2454</text:p>
          </table:table-cell>
          <table:table-cell office:value-type="float" office:value="0.27000195507269" calcext:value-type="float">
            <text:p>0.2700019551</text:p>
          </table:table-cell>
          <table:table-cell office:value-type="float" office:value="0" calcext:value-type="float">
            <text:p>0</text:p>
          </table:table-cell>
          <table:table-cell office:value-type="float" office:value="0.27000195507269" calcext:value-type="float">
            <text:p>0.27000195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FNGR1</text:p>
          </table:table-cell>
          <table:table-cell office:value-type="string" calcext:value-type="string">
            <text:p>sig-DMD_3762</text:p>
          </table:table-cell>
          <table:table-cell office:value-type="float" office:value="-0.324197161497622" calcext:value-type="float">
            <text:p>-0.3241971615</text:p>
          </table:table-cell>
          <table:table-cell office:value-type="float" office:value="0" calcext:value-type="float">
            <text:p>0</text:p>
          </table:table-cell>
          <table:table-cell office:value-type="float" office:value="0.324197161497622" calcext:value-type="float">
            <text:p>0.32419716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FNGR2</text:p>
          </table:table-cell>
          <table:table-cell office:value-type="string" calcext:value-type="string">
            <text:p>sig-DMD_3133</text:p>
          </table:table-cell>
          <table:table-cell office:value-type="float" office:value="-0.427921236961054" calcext:value-type="float">
            <text:p>-0.427921237</text:p>
          </table:table-cell>
          <table:table-cell office:value-type="float" office:value="0" calcext:value-type="float">
            <text:p>0</text:p>
          </table:table-cell>
          <table:table-cell office:value-type="float" office:value="0.427921236961054" calcext:value-type="float">
            <text:p>0.4279212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GF1R</text:p>
          </table:table-cell>
          <table:table-cell office:value-type="string" calcext:value-type="string">
            <text:p>sig-DMD_1601</text:p>
          </table:table-cell>
          <table:table-cell office:value-type="float" office:value="-0.332369280104215" calcext:value-type="float">
            <text:p>-0.3323692801</text:p>
          </table:table-cell>
          <table:table-cell office:value-type="float" office:value="0" calcext:value-type="float">
            <text:p>0</text:p>
          </table:table-cell>
          <table:table-cell office:value-type="float" office:value="0.332369280104215" calcext:value-type="float">
            <text:p>0.33236928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GF2BP2</text:p>
          </table:table-cell>
          <table:table-cell office:value-type="string" calcext:value-type="string">
            <text:p>sig-DMD_3361</text:p>
          </table:table-cell>
          <table:table-cell office:value-type="float" office:value="-0.580767387071009" calcext:value-type="float">
            <text:p>-0.5807673871</text:p>
          </table:table-cell>
          <table:table-cell office:value-type="float" office:value="0" calcext:value-type="float">
            <text:p>0</text:p>
          </table:table-cell>
          <table:table-cell office:value-type="float" office:value="0.580767387071009" calcext:value-type="float">
            <text:p>0.58076738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GF2BP3</text:p>
          </table:table-cell>
          <table:table-cell office:value-type="string" calcext:value-type="string">
            <text:p>sig-DMD_3810</text:p>
          </table:table-cell>
          <table:table-cell office:value-type="float" office:value="-0.451656683562818" calcext:value-type="float">
            <text:p>-0.4516566836</text:p>
          </table:table-cell>
          <table:table-cell office:value-type="float" office:value="0" calcext:value-type="float">
            <text:p>0</text:p>
          </table:table-cell>
          <table:table-cell office:value-type="float" office:value="0.451656683562818" calcext:value-type="float">
            <text:p>0.45165668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GFBP2</text:p>
          </table:table-cell>
          <table:table-cell office:value-type="string" calcext:value-type="string">
            <text:p>sig-DMD_2795</text:p>
          </table:table-cell>
          <table:table-cell office:value-type="float" office:value="-0.26802546676093" calcext:value-type="float">
            <text:p>-0.2680254668</text:p>
          </table:table-cell>
          <table:table-cell office:value-type="float" office:value="0" calcext:value-type="float">
            <text:p>0</text:p>
          </table:table-cell>
          <table:table-cell office:value-type="float" office:value="0.26802546676093" calcext:value-type="float">
            <text:p>0.26802546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GFBP2</text:p>
          </table:table-cell>
          <table:table-cell office:value-type="string" calcext:value-type="string">
            <text:p>sig-DMD_2796</text:p>
          </table:table-cell>
          <table:table-cell office:value-type="float" office:value="-0.252079645293782" calcext:value-type="float">
            <text:p>-0.2520796453</text:p>
          </table:table-cell>
          <table:table-cell office:value-type="float" office:value="0" calcext:value-type="float">
            <text:p>0</text:p>
          </table:table-cell>
          <table:table-cell office:value-type="float" office:value="0.252079645293782" calcext:value-type="float">
            <text:p>0.25207964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GSF9B</text:p>
          </table:table-cell>
          <table:table-cell office:value-type="string" calcext:value-type="string">
            <text:p>sig-DMD_882</text:p>
          </table:table-cell>
          <table:table-cell office:value-type="float" office:value="0.270368349522345" calcext:value-type="float">
            <text:p>0.2703683495</text:p>
          </table:table-cell>
          <table:table-cell office:value-type="float" office:value="0" calcext:value-type="float">
            <text:p>0</text:p>
          </table:table-cell>
          <table:table-cell office:value-type="float" office:value="0.270368349522345" calcext:value-type="float">
            <text:p>0.27036834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KZF1</text:p>
          </table:table-cell>
          <table:table-cell office:value-type="string" calcext:value-type="string">
            <text:p>sig-DMD_3841</text:p>
          </table:table-cell>
          <table:table-cell office:value-type="float" office:value="0.253860897518541" calcext:value-type="float">
            <text:p>0.2538608975</text:p>
          </table:table-cell>
          <table:table-cell office:value-type="float" office:value="0" calcext:value-type="float">
            <text:p>0</text:p>
          </table:table-cell>
          <table:table-cell office:value-type="float" office:value="0.253860897518541" calcext:value-type="float">
            <text:p>0.25386089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KZF1</text:p>
          </table:table-cell>
          <table:table-cell office:value-type="string" calcext:value-type="string">
            <text:p>sig-DMD_3844</text:p>
          </table:table-cell>
          <table:table-cell office:value-type="float" office:value="0.2812924724879" calcext:value-type="float">
            <text:p>0.2812924725</text:p>
          </table:table-cell>
          <table:table-cell office:value-type="float" office:value="0" calcext:value-type="float">
            <text:p>0</text:p>
          </table:table-cell>
          <table:table-cell office:value-type="float" office:value="0.2812924724879" calcext:value-type="float">
            <text:p>0.28129247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KZF1</text:p>
          </table:table-cell>
          <table:table-cell office:value-type="string" calcext:value-type="string">
            <text:p>sig-DMD_3845</text:p>
          </table:table-cell>
          <table:table-cell office:value-type="float" office:value="0.391075208068988" calcext:value-type="float">
            <text:p>0.3910752081</text:p>
          </table:table-cell>
          <table:table-cell office:value-type="float" office:value="0" calcext:value-type="float">
            <text:p>0</text:p>
          </table:table-cell>
          <table:table-cell office:value-type="float" office:value="0.391075208068988" calcext:value-type="float">
            <text:p>0.39107520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L17RC</text:p>
          </table:table-cell>
          <table:table-cell office:value-type="string" calcext:value-type="string">
            <text:p>sig-DMD_3240</text:p>
          </table:table-cell>
          <table:table-cell office:value-type="float" office:value="-0.264812342069846" calcext:value-type="float">
            <text:p>-0.2648123421</text:p>
          </table:table-cell>
          <table:table-cell office:value-type="float" office:value="0" calcext:value-type="float">
            <text:p>0</text:p>
          </table:table-cell>
          <table:table-cell office:value-type="float" office:value="0.264812342069846" calcext:value-type="float">
            <text:p>0.26481234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L1R2</text:p>
          </table:table-cell>
          <table:table-cell office:value-type="string" calcext:value-type="string">
            <text:p>sig-DMD_2724</text:p>
          </table:table-cell>
          <table:table-cell office:value-type="float" office:value="-0.370463432719663" calcext:value-type="float">
            <text:p>-0.3704634327</text:p>
          </table:table-cell>
          <table:table-cell office:value-type="float" office:value="0" calcext:value-type="float">
            <text:p>0</text:p>
          </table:table-cell>
          <table:table-cell office:value-type="float" office:value="0.370463432719663" calcext:value-type="float">
            <text:p>0.37046343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L31RA</text:p>
          </table:table-cell>
          <table:table-cell office:value-type="string" calcext:value-type="string">
            <text:p>sig-DMD_3532</text:p>
          </table:table-cell>
          <table:table-cell office:value-type="float" office:value="0.260386092244917" calcext:value-type="float">
            <text:p>0.2603860922</text:p>
          </table:table-cell>
          <table:table-cell office:value-type="float" office:value="0" calcext:value-type="float">
            <text:p>0</text:p>
          </table:table-cell>
          <table:table-cell office:value-type="float" office:value="0.260386092244917" calcext:value-type="float">
            <text:p>0.26038609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L34</text:p>
          </table:table-cell>
          <table:table-cell office:value-type="string" calcext:value-type="string">
            <text:p>sig-DMD_2104</text:p>
          </table:table-cell>
          <table:table-cell office:value-type="float" office:value="-0.34483478687045" calcext:value-type="float">
            <text:p>-0.3448347869</text:p>
          </table:table-cell>
          <table:table-cell office:value-type="float" office:value="0" calcext:value-type="float">
            <text:p>0</text:p>
          </table:table-cell>
          <table:table-cell office:value-type="float" office:value="0.34483478687045" calcext:value-type="float">
            <text:p>0.34483478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L6ST</text:p>
          </table:table-cell>
          <table:table-cell office:value-type="string" calcext:value-type="string">
            <text:p>sig-DMD_3532</text:p>
          </table:table-cell>
          <table:table-cell office:value-type="float" office:value="-0.446842609630606" calcext:value-type="float">
            <text:p>-0.4468426096</text:p>
          </table:table-cell>
          <table:table-cell office:value-type="float" office:value="0" calcext:value-type="float">
            <text:p>0</text:p>
          </table:table-cell>
          <table:table-cell office:value-type="float" office:value="0.446842609630606" calcext:value-type="float">
            <text:p>0.44684260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MPA2</text:p>
          </table:table-cell>
          <table:table-cell office:value-type="string" calcext:value-type="string">
            <text:p>sig-DMD_2324</text:p>
          </table:table-cell>
          <table:table-cell office:value-type="float" office:value="-0.25181483052351" calcext:value-type="float">
            <text:p>-0.2518148305</text:p>
          </table:table-cell>
          <table:table-cell office:value-type="float" office:value="0" calcext:value-type="float">
            <text:p>0</text:p>
          </table:table-cell>
          <table:table-cell office:value-type="float" office:value="0.25181483052351" calcext:value-type="float">
            <text:p>0.25181483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MPG1</text:p>
          </table:table-cell>
          <table:table-cell office:value-type="string" calcext:value-type="string">
            <text:p>sig-DMD_3718</text:p>
          </table:table-cell>
          <table:table-cell office:value-type="float" office:value="-0.274400037050834" calcext:value-type="float">
            <text:p>-0.2744000371</text:p>
          </table:table-cell>
          <table:table-cell office:value-type="float" office:value="0" calcext:value-type="float">
            <text:p>0</text:p>
          </table:table-cell>
          <table:table-cell office:value-type="float" office:value="0.274400037050834" calcext:value-type="float">
            <text:p>0.27440003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sig-DMD_1462</text:p>
          </table:table-cell>
          <table:table-cell office:value-type="float" office:value="-0.208448882486048" calcext:value-type="float">
            <text:p>-0.2084488825</text:p>
          </table:table-cell>
          <table:table-cell office:value-type="float" office:value="0" calcext:value-type="float">
            <text:p>0</text:p>
          </table:table-cell>
          <table:table-cell office:value-type="float" office:value="0.208448882486048" calcext:value-type="float">
            <text:p>0.20844888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sig-DMD_606</text:p>
          </table:table-cell>
          <table:table-cell office:value-type="float" office:value="-0.427776129460545" calcext:value-type="float">
            <text:p>-0.4277761295</text:p>
          </table:table-cell>
          <table:table-cell office:value-type="float" office:value="0" calcext:value-type="float">
            <text:p>0</text:p>
          </table:table-cell>
          <table:table-cell office:value-type="float" office:value="0.427776129460545" calcext:value-type="float">
            <text:p>0.42777612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F2</text:p>
          </table:table-cell>
          <table:table-cell office:value-type="string" calcext:value-type="string">
            <text:p>sig-DMD_1480</text:p>
          </table:table-cell>
          <table:table-cell office:value-type="float" office:value="-0.311295622239316" calcext:value-type="float">
            <text:p>-0.3112956222</text:p>
          </table:table-cell>
          <table:table-cell office:value-type="float" office:value="0" calcext:value-type="float">
            <text:p>0</text:p>
          </table:table-cell>
          <table:table-cell office:value-type="float" office:value="0.311295622239316" calcext:value-type="float">
            <text:p>0.31129562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PPL1</text:p>
          </table:table-cell>
          <table:table-cell office:value-type="string" calcext:value-type="string">
            <text:p>sig-DMD_832</text:p>
          </table:table-cell>
          <table:table-cell office:value-type="float" office:value="-0.306807159031002" calcext:value-type="float">
            <text:p>-0.306807159</text:p>
          </table:table-cell>
          <table:table-cell office:value-type="float" office:value="0" calcext:value-type="float">
            <text:p>0</text:p>
          </table:table-cell>
          <table:table-cell office:value-type="float" office:value="0.306807159031002" calcext:value-type="float">
            <text:p>0.3068071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F1</text:p>
          </table:table-cell>
          <table:table-cell office:value-type="string" calcext:value-type="string">
            <text:p>sig-DMD_3558</text:p>
          </table:table-cell>
          <table:table-cell office:value-type="float" office:value="-0.427300530558397" calcext:value-type="float">
            <text:p>-0.4273005306</text:p>
          </table:table-cell>
          <table:table-cell office:value-type="float" office:value="0" calcext:value-type="float">
            <text:p>0</text:p>
          </table:table-cell>
          <table:table-cell office:value-type="float" office:value="0.427300530558397" calcext:value-type="float">
            <text:p>0.42730053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F2</text:p>
          </table:table-cell>
          <table:table-cell office:value-type="string" calcext:value-type="string">
            <text:p>sig-DMD_1454</text:p>
          </table:table-cell>
          <table:table-cell office:value-type="float" office:value="0.213807422810546" calcext:value-type="float">
            <text:p>0.2138074228</text:p>
          </table:table-cell>
          <table:table-cell office:value-type="float" office:value="0" calcext:value-type="float">
            <text:p>0</text:p>
          </table:table-cell>
          <table:table-cell office:value-type="float" office:value="0.213807422810546" calcext:value-type="float">
            <text:p>0.21380742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F2BPL</text:p>
          </table:table-cell>
          <table:table-cell office:value-type="string" calcext:value-type="string">
            <text:p>sig-DMD_1454</text:p>
          </table:table-cell>
          <table:table-cell office:value-type="float" office:value="-0.363947925571258" calcext:value-type="float">
            <text:p>-0.3639479256</text:p>
          </table:table-cell>
          <table:table-cell office:value-type="float" office:value="0" calcext:value-type="float">
            <text:p>0</text:p>
          </table:table-cell>
          <table:table-cell office:value-type="float" office:value="0.363947925571258" calcext:value-type="float">
            <text:p>0.36394792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F4</text:p>
          </table:table-cell>
          <table:table-cell office:value-type="string" calcext:value-type="string">
            <text:p>sig-DMD_3629</text:p>
          </table:table-cell>
          <table:table-cell office:value-type="float" office:value="-0.285570795517321" calcext:value-type="float">
            <text:p>-0.2855707955</text:p>
          </table:table-cell>
          <table:table-cell office:value-type="float" office:value="0" calcext:value-type="float">
            <text:p>0</text:p>
          </table:table-cell>
          <table:table-cell office:value-type="float" office:value="0.285570795517321" calcext:value-type="float">
            <text:p>0.28557079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F6</text:p>
          </table:table-cell>
          <table:table-cell office:value-type="string" calcext:value-type="string">
            <text:p>sig-DMD_373</text:p>
          </table:table-cell>
          <table:table-cell office:value-type="float" office:value="-0.437736953164473" calcext:value-type="float">
            <text:p>-0.4377369532</text:p>
          </table:table-cell>
          <table:table-cell office:value-type="float" office:value="0" calcext:value-type="float">
            <text:p>0</text:p>
          </table:table-cell>
          <table:table-cell office:value-type="float" office:value="0.437736953164473" calcext:value-type="float">
            <text:p>0.43773695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S1</text:p>
          </table:table-cell>
          <table:table-cell office:value-type="string" calcext:value-type="string">
            <text:p>sig-DMD_2812</text:p>
          </table:table-cell>
          <table:table-cell office:value-type="float" office:value="-0.485719219805514" calcext:value-type="float">
            <text:p>-0.4857192198</text:p>
          </table:table-cell>
          <table:table-cell office:value-type="float" office:value="0" calcext:value-type="float">
            <text:p>0</text:p>
          </table:table-cell>
          <table:table-cell office:value-type="float" office:value="0.485719219805514" calcext:value-type="float">
            <text:p>0.48571921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X1</text:p>
          </table:table-cell>
          <table:table-cell office:value-type="string" calcext:value-type="string">
            <text:p>sig-DMD_3499</text:p>
          </table:table-cell>
          <table:table-cell office:value-type="float" office:value="-0.321917797957213" calcext:value-type="float">
            <text:p>-0.321917798</text:p>
          </table:table-cell>
          <table:table-cell office:value-type="float" office:value="0" calcext:value-type="float">
            <text:p>0</text:p>
          </table:table-cell>
          <table:table-cell office:value-type="float" office:value="0.321917797957213" calcext:value-type="float">
            <text:p>0.3219177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X1</text:p>
          </table:table-cell>
          <table:table-cell office:value-type="string" calcext:value-type="string">
            <text:p>sig-DMD_3501</text:p>
          </table:table-cell>
          <table:table-cell office:value-type="float" office:value="-0.445054187293125" calcext:value-type="float">
            <text:p>-0.4450541873</text:p>
          </table:table-cell>
          <table:table-cell office:value-type="float" office:value="0" calcext:value-type="float">
            <text:p>0</text:p>
          </table:table-cell>
          <table:table-cell office:value-type="float" office:value="0.445054187293125" calcext:value-type="float">
            <text:p>0.44505418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X2</text:p>
          </table:table-cell>
          <table:table-cell office:value-type="string" calcext:value-type="string">
            <text:p>sig-DMD_3497</text:p>
          </table:table-cell>
          <table:table-cell office:value-type="float" office:value="-0.348245642839663" calcext:value-type="float">
            <text:p>-0.3482456428</text:p>
          </table:table-cell>
          <table:table-cell office:value-type="float" office:value="0" calcext:value-type="float">
            <text:p>0</text:p>
          </table:table-cell>
          <table:table-cell office:value-type="float" office:value="0.348245642839663" calcext:value-type="float">
            <text:p>0.34824564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RX2</text:p>
          </table:table-cell>
          <table:table-cell office:value-type="string" calcext:value-type="string">
            <text:p>sig-DMD_3498</text:p>
          </table:table-cell>
          <table:table-cell office:value-type="float" office:value="-0.57756719166191" calcext:value-type="float">
            <text:p>-0.5775671917</text:p>
          </table:table-cell>
          <table:table-cell office:value-type="float" office:value="0" calcext:value-type="float">
            <text:p>0</text:p>
          </table:table-cell>
          <table:table-cell office:value-type="float" office:value="0.57756719166191" calcext:value-type="float">
            <text:p>0.57756719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RX3</text:p>
          </table:table-cell>
          <table:table-cell office:value-type="string" calcext:value-type="string">
            <text:p>sig-DMD_2093</text:p>
          </table:table-cell>
          <table:table-cell office:value-type="float" office:value="-0.390453970825579" calcext:value-type="float">
            <text:p>-0.3904539708</text:p>
          </table:table-cell>
          <table:table-cell office:value-type="float" office:value="0" calcext:value-type="float">
            <text:p>0</text:p>
          </table:table-cell>
          <table:table-cell office:value-type="float" office:value="0.390453970825579" calcext:value-type="float">
            <text:p>0.39045397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X3</text:p>
          </table:table-cell>
          <table:table-cell office:value-type="string" calcext:value-type="string">
            <text:p>sig-DMD_2094</text:p>
          </table:table-cell>
          <table:table-cell office:value-type="float" office:value="0.336102443935623" calcext:value-type="float">
            <text:p>0.3361024439</text:p>
          </table:table-cell>
          <table:table-cell office:value-type="float" office:value="0" calcext:value-type="float">
            <text:p>0</text:p>
          </table:table-cell>
          <table:table-cell office:value-type="float" office:value="0.336102443935623" calcext:value-type="float">
            <text:p>0.33610244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X4</text:p>
          </table:table-cell>
          <table:table-cell office:value-type="string" calcext:value-type="string">
            <text:p>sig-DMD_3495</text:p>
          </table:table-cell>
          <table:table-cell office:value-type="float" office:value="0.402231042648049" calcext:value-type="float">
            <text:p>0.4022310426</text:p>
          </table:table-cell>
          <table:table-cell office:value-type="float" office:value="0" calcext:value-type="float">
            <text:p>0</text:p>
          </table:table-cell>
          <table:table-cell office:value-type="float" office:value="0.402231042648049" calcext:value-type="float">
            <text:p>0.40223104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RX5</text:p>
          </table:table-cell>
          <table:table-cell office:value-type="string" calcext:value-type="string">
            <text:p>sig-DMD_2095</text:p>
          </table:table-cell>
          <table:table-cell office:value-type="float" office:value="-0.255165487987169" calcext:value-type="float">
            <text:p>-0.255165488</text:p>
          </table:table-cell>
          <table:table-cell office:value-type="float" office:value="0" calcext:value-type="float">
            <text:p>0</text:p>
          </table:table-cell>
          <table:table-cell office:value-type="float" office:value="0.255165487987169" calcext:value-type="float">
            <text:p>0.2551654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GA4</text:p>
          </table:table-cell>
          <table:table-cell office:value-type="string" calcext:value-type="string">
            <text:p>sig-DMD_2780</text:p>
          </table:table-cell>
          <table:table-cell office:value-type="float" office:value="-0.231524063943851" calcext:value-type="float">
            <text:p>-0.2315240639</text:p>
          </table:table-cell>
          <table:table-cell office:value-type="float" office:value="0" calcext:value-type="float">
            <text:p>0</text:p>
          </table:table-cell>
          <table:table-cell office:value-type="float" office:value="0.231524063943851" calcext:value-type="float">
            <text:p>0.23152406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TGA9</text:p>
          </table:table-cell>
          <table:table-cell office:value-type="string" calcext:value-type="string">
            <text:p>sig-DMD_3260</text:p>
          </table:table-cell>
          <table:table-cell office:value-type="float" office:value="-0.476296798194646" calcext:value-type="float">
            <text:p>-0.4762967982</text:p>
          </table:table-cell>
          <table:table-cell office:value-type="float" office:value="0" calcext:value-type="float">
            <text:p>0</text:p>
          </table:table-cell>
          <table:table-cell office:value-type="float" office:value="0.476296798194646" calcext:value-type="float">
            <text:p>0.47629679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GB7</text:p>
          </table:table-cell>
          <table:table-cell office:value-type="string" calcext:value-type="string">
            <text:p>sig-DMD_932</text:p>
          </table:table-cell>
          <table:table-cell office:value-type="float" office:value="0.368859255730367" calcext:value-type="float">
            <text:p>0.3688592557</text:p>
          </table:table-cell>
          <table:table-cell office:value-type="float" office:value="0" calcext:value-type="float">
            <text:p>0</text:p>
          </table:table-cell>
          <table:table-cell office:value-type="float" office:value="0.368859255730367" calcext:value-type="float">
            <text:p>0.36885925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M2C</text:p>
          </table:table-cell>
          <table:table-cell office:value-type="string" calcext:value-type="string">
            <text:p>sig-DMD_2815</text:p>
          </table:table-cell>
          <table:table-cell office:value-type="float" office:value="-0.200793599910158" calcext:value-type="float">
            <text:p>-0.2007935999</text:p>
          </table:table-cell>
          <table:table-cell office:value-type="float" office:value="0" calcext:value-type="float">
            <text:p>0</text:p>
          </table:table-cell>
          <table:table-cell office:value-type="float" office:value="0.200793599910158" calcext:value-type="float">
            <text:p>0.20079359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M2C</text:p>
          </table:table-cell>
          <table:table-cell office:value-type="string" calcext:value-type="string">
            <text:p>sig-DMD_2816</text:p>
          </table:table-cell>
          <table:table-cell office:value-type="float" office:value="-0.324101989037196" calcext:value-type="float">
            <text:p>-0.324101989</text:p>
          </table:table-cell>
          <table:table-cell office:value-type="float" office:value="0" calcext:value-type="float">
            <text:p>0</text:p>
          </table:table-cell>
          <table:table-cell office:value-type="float" office:value="0.324101989037196" calcext:value-type="float">
            <text:p>0.3241019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PKA</text:p>
          </table:table-cell>
          <table:table-cell office:value-type="string" calcext:value-type="string">
            <text:p>sig-DMD_1520</text:p>
          </table:table-cell>
          <table:table-cell office:value-type="float" office:value="0.271662941439403" calcext:value-type="float">
            <text:p>0.2716629414</text:p>
          </table:table-cell>
          <table:table-cell office:value-type="float" office:value="0" calcext:value-type="float">
            <text:p>0</text:p>
          </table:table-cell>
          <table:table-cell office:value-type="float" office:value="0.271662941439403" calcext:value-type="float">
            <text:p>0.27166294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PKB</text:p>
          </table:table-cell>
          <table:table-cell office:value-type="string" calcext:value-type="string">
            <text:p>sig-DMD_389</text:p>
          </table:table-cell>
          <table:table-cell office:value-type="float" office:value="-0.270940497086507" calcext:value-type="float">
            <text:p>-0.2709404971</text:p>
          </table:table-cell>
          <table:table-cell office:value-type="float" office:value="0" calcext:value-type="float">
            <text:p>0</text:p>
          </table:table-cell>
          <table:table-cell office:value-type="float" office:value="0.270940497086507" calcext:value-type="float">
            <text:p>0.27094049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PRIP</text:p>
          </table:table-cell>
          <table:table-cell office:value-type="string" calcext:value-type="string">
            <text:p>sig-DMD_2717</text:p>
          </table:table-cell>
          <table:table-cell office:value-type="float" office:value="-0.372746012709075" calcext:value-type="float">
            <text:p>-0.3727460127</text:p>
          </table:table-cell>
          <table:table-cell office:value-type="float" office:value="0" calcext:value-type="float">
            <text:p>0</text:p>
          </table:table-cell>
          <table:table-cell office:value-type="float" office:value="0.372746012709075" calcext:value-type="float">
            <text:p>0.37274601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PRIP</text:p>
          </table:table-cell>
          <table:table-cell office:value-type="string" calcext:value-type="string">
            <text:p>sig-DMD_609</text:p>
          </table:table-cell>
          <table:table-cell office:value-type="float" office:value="-0.33023478786216" calcext:value-type="float">
            <text:p>-0.3302347879</text:p>
          </table:table-cell>
          <table:table-cell office:value-type="float" office:value="0" calcext:value-type="float">
            <text:p>0</text:p>
          </table:table-cell>
          <table:table-cell office:value-type="float" office:value="0.33023478786216" calcext:value-type="float">
            <text:p>0.33023478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PRIPL1</text:p>
          </table:table-cell>
          <table:table-cell office:value-type="string" calcext:value-type="string">
            <text:p>sig-DMD_2717</text:p>
          </table:table-cell>
          <table:table-cell office:value-type="float" office:value="-0.738955009450489" calcext:value-type="float">
            <text:p>-0.7389550095</text:p>
          </table:table-cell>
          <table:table-cell office:value-type="float" office:value="0" calcext:value-type="float">
            <text:p>0</text:p>
          </table:table-cell>
          <table:table-cell office:value-type="float" office:value="0.738955009450489" calcext:value-type="float">
            <text:p>0.73895500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PRIPL2</text:p>
          </table:table-cell>
          <table:table-cell office:value-type="string" calcext:value-type="string">
            <text:p>sig-DMD_1932</text:p>
          </table:table-cell>
          <table:table-cell office:value-type="float" office:value="-0.525692445565123" calcext:value-type="float">
            <text:p>-0.5256924456</text:p>
          </table:table-cell>
          <table:table-cell office:value-type="float" office:value="0" calcext:value-type="float">
            <text:p>0</text:p>
          </table:table-cell>
          <table:table-cell office:value-type="float" office:value="0.525692445565123" calcext:value-type="float">
            <text:p>0.52569244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AG1</text:p>
          </table:table-cell>
          <table:table-cell office:value-type="string" calcext:value-type="string">
            <text:p>sig-DMD_2859</text:p>
          </table:table-cell>
          <table:table-cell office:value-type="float" office:value="-0.483175322652548" calcext:value-type="float">
            <text:p>-0.4831753227</text:p>
          </table:table-cell>
          <table:table-cell office:value-type="float" office:value="0" calcext:value-type="float">
            <text:p>0</text:p>
          </table:table-cell>
          <table:table-cell office:value-type="float" office:value="0.483175322652548" calcext:value-type="float">
            <text:p>0.48317532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AG2</text:p>
          </table:table-cell>
          <table:table-cell office:value-type="string" calcext:value-type="string">
            <text:p>sig-DMD_1485</text:p>
          </table:table-cell>
          <table:table-cell office:value-type="float" office:value="-0.252721119750232" calcext:value-type="float">
            <text:p>-0.2527211198</text:p>
          </table:table-cell>
          <table:table-cell office:value-type="float" office:value="0" calcext:value-type="float">
            <text:p>0</text:p>
          </table:table-cell>
          <table:table-cell office:value-type="float" office:value="0.252721119750232" calcext:value-type="float">
            <text:p>0.25272111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AK1</text:p>
          </table:table-cell>
          <table:table-cell office:value-type="string" calcext:value-type="string">
            <text:p>sig-DMD_164</text:p>
          </table:table-cell>
          <table:table-cell office:value-type="float" office:value="-0.291677739255667" calcext:value-type="float">
            <text:p>-0.2916777393</text:p>
          </table:table-cell>
          <table:table-cell office:value-type="float" office:value="0" calcext:value-type="float">
            <text:p>0</text:p>
          </table:table-cell>
          <table:table-cell office:value-type="float" office:value="0.291677739255667" calcext:value-type="float">
            <text:p>0.29167773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MY</text:p>
          </table:table-cell>
          <table:table-cell office:value-type="string" calcext:value-type="string">
            <text:p>sig-DMD_3542</text:p>
          </table:table-cell>
          <table:table-cell office:value-type="float" office:value="-0.208951682948337" calcext:value-type="float">
            <text:p>-0.2089516829</text:p>
          </table:table-cell>
          <table:table-cell office:value-type="float" office:value="0" calcext:value-type="float">
            <text:p>0</text:p>
          </table:table-cell>
          <table:table-cell office:value-type="float" office:value="0.208951682948337" calcext:value-type="float">
            <text:p>0.20895168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OSD1</text:p>
          </table:table-cell>
          <table:table-cell office:value-type="string" calcext:value-type="string">
            <text:p>sig-DMD_3188</text:p>
          </table:table-cell>
          <table:table-cell office:value-type="float" office:value="-0.212627565446908" calcext:value-type="float">
            <text:p>-0.2126275654</text:p>
          </table:table-cell>
          <table:table-cell office:value-type="float" office:value="0" calcext:value-type="float">
            <text:p>0</text:p>
          </table:table-cell>
          <table:table-cell office:value-type="float" office:value="0.212627565446908" calcext:value-type="float">
            <text:p>0.21262756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PH2</text:p>
          </table:table-cell>
          <table:table-cell office:value-type="string" calcext:value-type="string">
            <text:p>sig-DMD_2925</text:p>
          </table:table-cell>
          <table:table-cell office:value-type="float" office:value="-0.343921275579246" calcext:value-type="float">
            <text:p>-0.3439212756</text:p>
          </table:table-cell>
          <table:table-cell office:value-type="float" office:value="0" calcext:value-type="float">
            <text:p>0</text:p>
          </table:table-cell>
          <table:table-cell office:value-type="float" office:value="0.343921275579246" calcext:value-type="float">
            <text:p>0.34392127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A2</text:p>
          </table:table-cell>
          <table:table-cell office:value-type="string" calcext:value-type="string">
            <text:p>sig-DMD_191</text:p>
          </table:table-cell>
          <table:table-cell office:value-type="float" office:value="-0.267782473440108" calcext:value-type="float">
            <text:p>-0.2677824734</text:p>
          </table:table-cell>
          <table:table-cell office:value-type="float" office:value="0" calcext:value-type="float">
            <text:p>0</text:p>
          </table:table-cell>
          <table:table-cell office:value-type="float" office:value="0.267782473440108" calcext:value-type="float">
            <text:p>0.26778247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A6</text:p>
          </table:table-cell>
          <table:table-cell office:value-type="string" calcext:value-type="string">
            <text:p>sig-DMD_895</text:p>
          </table:table-cell>
          <table:table-cell office:value-type="float" office:value="0.630071635358267" calcext:value-type="float">
            <text:p>0.6300716354</text:p>
          </table:table-cell>
          <table:table-cell office:value-type="float" office:value="0" calcext:value-type="float">
            <text:p>0</text:p>
          </table:table-cell>
          <table:table-cell office:value-type="float" office:value="0.630071635358267" calcext:value-type="float">
            <text:p>0.63007163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C2</text:p>
          </table:table-cell>
          <table:table-cell office:value-type="string" calcext:value-type="string">
            <text:p>sig-DMD_959</text:p>
          </table:table-cell>
          <table:table-cell office:value-type="float" office:value="-0.404559427197417" calcext:value-type="float">
            <text:p>-0.4045594272</text:p>
          </table:table-cell>
          <table:table-cell office:value-type="float" office:value="0" calcext:value-type="float">
            <text:p>0</text:p>
          </table:table-cell>
          <table:table-cell office:value-type="float" office:value="0.404559427197417" calcext:value-type="float">
            <text:p>0.40455942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C3</text:p>
          </table:table-cell>
          <table:table-cell office:value-type="string" calcext:value-type="string">
            <text:p>sig-DMD_2597</text:p>
          </table:table-cell>
          <table:table-cell office:value-type="float" office:value="-0.404562600290281" calcext:value-type="float">
            <text:p>-0.4045626003</text:p>
          </table:table-cell>
          <table:table-cell office:value-type="float" office:value="0" calcext:value-type="float">
            <text:p>0</text:p>
          </table:table-cell>
          <table:table-cell office:value-type="float" office:value="0.404562600290281" calcext:value-type="float">
            <text:p>0.40456260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C4</text:p>
          </table:table-cell>
          <table:table-cell office:value-type="string" calcext:value-type="string">
            <text:p>sig-DMD_188</text:p>
          </table:table-cell>
          <table:table-cell office:value-type="float" office:value="-0.280595269411376" calcext:value-type="float">
            <text:p>-0.2805952694</text:p>
          </table:table-cell>
          <table:table-cell office:value-type="float" office:value="0" calcext:value-type="float">
            <text:p>0</text:p>
          </table:table-cell>
          <table:table-cell office:value-type="float" office:value="0.280595269411376" calcext:value-type="float">
            <text:p>0.28059526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C4</text:p>
          </table:table-cell>
          <table:table-cell office:value-type="string" calcext:value-type="string">
            <text:p>sig-DMD_189</text:p>
          </table:table-cell>
          <table:table-cell office:value-type="float" office:value="-0.520087146363074" calcext:value-type="float">
            <text:p>-0.5200871464</text:p>
          </table:table-cell>
          <table:table-cell office:value-type="float" office:value="0" calcext:value-type="float">
            <text:p>0</text:p>
          </table:table-cell>
          <table:table-cell office:value-type="float" office:value="0.520087146363074" calcext:value-type="float">
            <text:p>0.52008714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D3</text:p>
          </table:table-cell>
          <table:table-cell office:value-type="string" calcext:value-type="string">
            <text:p>sig-DMD_194</text:p>
          </table:table-cell>
          <table:table-cell office:value-type="float" office:value="0.45386860872618" calcext:value-type="float">
            <text:p>0.4538686087</text:p>
          </table:table-cell>
          <table:table-cell office:value-type="float" office:value="0" calcext:value-type="float">
            <text:p>0</text:p>
          </table:table-cell>
          <table:table-cell office:value-type="float" office:value="0.45386860872618" calcext:value-type="float">
            <text:p>0.45386860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J1</text:p>
          </table:table-cell>
          <table:table-cell office:value-type="string" calcext:value-type="string">
            <text:p>sig-DMD_875</text:p>
          </table:table-cell>
          <table:table-cell office:value-type="float" office:value="0.219046559426019" calcext:value-type="float">
            <text:p>0.2190465594</text:p>
          </table:table-cell>
          <table:table-cell office:value-type="float" office:value="0" calcext:value-type="float">
            <text:p>0</text:p>
          </table:table-cell>
          <table:table-cell office:value-type="float" office:value="0.219046559426019" calcext:value-type="float">
            <text:p>0.21904655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J1</text:p>
          </table:table-cell>
          <table:table-cell office:value-type="string" calcext:value-type="string">
            <text:p>sig-DMD_876</text:p>
          </table:table-cell>
          <table:table-cell office:value-type="float" office:value="0.222068815336897" calcext:value-type="float">
            <text:p>0.2220688153</text:p>
          </table:table-cell>
          <table:table-cell office:value-type="float" office:value="0" calcext:value-type="float">
            <text:p>0</text:p>
          </table:table-cell>
          <table:table-cell office:value-type="float" office:value="0.222068815336897" calcext:value-type="float">
            <text:p>0.22206881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J12</text:p>
          </table:table-cell>
          <table:table-cell office:value-type="string" calcext:value-type="string">
            <text:p>sig-DMD_2171</text:p>
          </table:table-cell>
          <table:table-cell office:value-type="float" office:value="0.216449480193966" calcext:value-type="float">
            <text:p>0.2164494802</text:p>
          </table:table-cell>
          <table:table-cell office:value-type="float" office:value="0" calcext:value-type="float">
            <text:p>0</text:p>
          </table:table-cell>
          <table:table-cell office:value-type="float" office:value="0.216449480193966" calcext:value-type="float">
            <text:p>0.21644948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J2</text:p>
          </table:table-cell>
          <table:table-cell office:value-type="string" calcext:value-type="string">
            <text:p>sig-DMD_2244</text:p>
          </table:table-cell>
          <table:table-cell office:value-type="float" office:value="-0.382269252884216" calcext:value-type="float">
            <text:p>-0.3822692529</text:p>
          </table:table-cell>
          <table:table-cell office:value-type="float" office:value="0" calcext:value-type="float">
            <text:p>0</text:p>
          </table:table-cell>
          <table:table-cell office:value-type="float" office:value="0.382269252884216" calcext:value-type="float">
            <text:p>0.38226925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K17</text:p>
          </table:table-cell>
          <table:table-cell office:value-type="string" calcext:value-type="string">
            <text:p>sig-DMD_3686</text:p>
          </table:table-cell>
          <table:table-cell office:value-type="float" office:value="-0.22478415129323" calcext:value-type="float">
            <text:p>-0.2247841513</text:p>
          </table:table-cell>
          <table:table-cell office:value-type="float" office:value="0" calcext:value-type="float">
            <text:p>0</text:p>
          </table:table-cell>
          <table:table-cell office:value-type="float" office:value="0.22478415129323" calcext:value-type="float">
            <text:p>0.22478415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K5</text:p>
          </table:table-cell>
          <table:table-cell office:value-type="string" calcext:value-type="string">
            <text:p>sig-DMD_3685</text:p>
          </table:table-cell>
          <table:table-cell office:value-type="float" office:value="-0.523222486021373" calcext:value-type="float">
            <text:p>-0.523222486</text:p>
          </table:table-cell>
          <table:table-cell office:value-type="float" office:value="0" calcext:value-type="float">
            <text:p>0</text:p>
          </table:table-cell>
          <table:table-cell office:value-type="float" office:value="0.523222486021373" calcext:value-type="float">
            <text:p>0.5232224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Q4</text:p>
          </table:table-cell>
          <table:table-cell office:value-type="string" calcext:value-type="string">
            <text:p>sig-DMD_135</text:p>
          </table:table-cell>
          <table:table-cell office:value-type="float" office:value="-0.33184097917834" calcext:value-type="float">
            <text:p>-0.3318409792</text:p>
          </table:table-cell>
          <table:table-cell office:value-type="float" office:value="0" calcext:value-type="float">
            <text:p>0</text:p>
          </table:table-cell>
          <table:table-cell office:value-type="float" office:value="0.33184097917834" calcext:value-type="float">
            <text:p>0.33184097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NQ4</text:p>
          </table:table-cell>
          <table:table-cell office:value-type="string" calcext:value-type="string">
            <text:p>sig-DMD_136</text:p>
          </table:table-cell>
          <table:table-cell office:value-type="float" office:value="-0.229301835372978" calcext:value-type="float">
            <text:p>-0.2293018354</text:p>
          </table:table-cell>
          <table:table-cell office:value-type="float" office:value="0" calcext:value-type="float">
            <text:p>0</text:p>
          </table:table-cell>
          <table:table-cell office:value-type="float" office:value="0.229301835372978" calcext:value-type="float">
            <text:p>0.22930183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TD1</text:p>
          </table:table-cell>
          <table:table-cell office:value-type="string" calcext:value-type="string">
            <text:p>sig-DMD_2335</text:p>
          </table:table-cell>
          <table:table-cell office:value-type="float" office:value="-0.542920520482575" calcext:value-type="float">
            <text:p>-0.5429205205</text:p>
          </table:table-cell>
          <table:table-cell office:value-type="float" office:value="0" calcext:value-type="float">
            <text:p>0</text:p>
          </table:table-cell>
          <table:table-cell office:value-type="float" office:value="0.542920520482575" calcext:value-type="float">
            <text:p>0.54292052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CTD8</text:p>
          </table:table-cell>
          <table:table-cell office:value-type="string" calcext:value-type="string">
            <text:p>sig-DMD_3426</text:p>
          </table:table-cell>
          <table:table-cell office:value-type="float" office:value="-0.275709091975572" calcext:value-type="float">
            <text:p>-0.275709092</text:p>
          </table:table-cell>
          <table:table-cell office:value-type="float" office:value="0" calcext:value-type="float">
            <text:p>0</text:p>
          </table:table-cell>
          <table:table-cell office:value-type="float" office:value="0.275709091975572" calcext:value-type="float">
            <text:p>0.2757090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DM4A</text:p>
          </table:table-cell>
          <table:table-cell office:value-type="string" calcext:value-type="string">
            <text:p>sig-DMD_141</text:p>
          </table:table-cell>
          <table:table-cell office:value-type="float" office:value="-0.212135942891788" calcext:value-type="float">
            <text:p>-0.2121359429</text:p>
          </table:table-cell>
          <table:table-cell office:value-type="float" office:value="0" calcext:value-type="float">
            <text:p>0</text:p>
          </table:table-cell>
          <table:table-cell office:value-type="float" office:value="0.212135942891788" calcext:value-type="float">
            <text:p>0.21213594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HDRBS2</text:p>
          </table:table-cell>
          <table:table-cell office:value-type="string" calcext:value-type="string">
            <text:p>sig-DMD_3709</text:p>
          </table:table-cell>
          <table:table-cell office:value-type="float" office:value="-0.226034633099219" calcext:value-type="float">
            <text:p>-0.2260346331</text:p>
          </table:table-cell>
          <table:table-cell office:value-type="float" office:value="0" calcext:value-type="float">
            <text:p>0</text:p>
          </table:table-cell>
          <table:table-cell office:value-type="float" office:value="0.226034633099219" calcext:value-type="float">
            <text:p>0.22603463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IAA0408</text:p>
          </table:table-cell>
          <table:table-cell office:value-type="string" calcext:value-type="string">
            <text:p>sig-DMD_3755</text:p>
          </table:table-cell>
          <table:table-cell office:value-type="float" office:value="-0.222067503369639" calcext:value-type="float">
            <text:p>-0.2220675034</text:p>
          </table:table-cell>
          <table:table-cell office:value-type="float" office:value="0" calcext:value-type="float">
            <text:p>0</text:p>
          </table:table-cell>
          <table:table-cell office:value-type="float" office:value="0.222067503369639" calcext:value-type="float">
            <text:p>0.22206750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AA1199</text:p>
          </table:table-cell>
          <table:table-cell office:value-type="string" calcext:value-type="string">
            <text:p>sig-DMD_1566</text:p>
          </table:table-cell>
          <table:table-cell office:value-type="float" office:value="-0.231056797789873" calcext:value-type="float">
            <text:p>-0.2310567978</text:p>
          </table:table-cell>
          <table:table-cell office:value-type="float" office:value="0" calcext:value-type="float">
            <text:p>0</text:p>
          </table:table-cell>
          <table:table-cell office:value-type="float" office:value="0.231056797789873" calcext:value-type="float">
            <text:p>0.2310567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AA1217</text:p>
          </table:table-cell>
          <table:table-cell office:value-type="string" calcext:value-type="string">
            <text:p>sig-DMD_540</text:p>
          </table:table-cell>
          <table:table-cell office:value-type="float" office:value="-0.26804691243002" calcext:value-type="float">
            <text:p>-0.2680469124</text:p>
          </table:table-cell>
          <table:table-cell office:value-type="float" office:value="0" calcext:value-type="float">
            <text:p>0</text:p>
          </table:table-cell>
          <table:table-cell office:value-type="float" office:value="0.26804691243002" calcext:value-type="float">
            <text:p>0.26804691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AA1549</text:p>
          </table:table-cell>
          <table:table-cell office:value-type="string" calcext:value-type="string">
            <text:p>sig-DMD_3934</text:p>
          </table:table-cell>
          <table:table-cell office:value-type="float" office:value="-0.269086235814662" calcext:value-type="float">
            <text:p>-0.2690862358</text:p>
          </table:table-cell>
          <table:table-cell office:value-type="float" office:value="0" calcext:value-type="float">
            <text:p>0</text:p>
          </table:table-cell>
          <table:table-cell office:value-type="float" office:value="0.269086235814662" calcext:value-type="float">
            <text:p>0.26908623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AA1644</text:p>
          </table:table-cell>
          <table:table-cell office:value-type="string" calcext:value-type="string">
            <text:p>sig-DMD_3209</text:p>
          </table:table-cell>
          <table:table-cell office:value-type="float" office:value="0.231349311915415" calcext:value-type="float">
            <text:p>0.2313493119</text:p>
          </table:table-cell>
          <table:table-cell office:value-type="float" office:value="0" calcext:value-type="float">
            <text:p>0</text:p>
          </table:table-cell>
          <table:table-cell office:value-type="float" office:value="0.231349311915415" calcext:value-type="float">
            <text:p>0.23134931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F13A</text:p>
          </table:table-cell>
          <table:table-cell office:value-type="string" calcext:value-type="string">
            <text:p>sig-DMD_3653</text:p>
          </table:table-cell>
          <table:table-cell office:value-type="float" office:value="-0.33073377442243" calcext:value-type="float">
            <text:p>-0.3307337744</text:p>
          </table:table-cell>
          <table:table-cell office:value-type="float" office:value="0" calcext:value-type="float">
            <text:p>0</text:p>
          </table:table-cell>
          <table:table-cell office:value-type="float" office:value="0.33073377442243" calcext:value-type="float">
            <text:p>0.33073377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F13B</text:p>
          </table:table-cell>
          <table:table-cell office:value-type="string" calcext:value-type="string">
            <text:p>sig-DMD_4070</text:p>
          </table:table-cell>
          <table:table-cell office:value-type="float" office:value="-0.413401729928128" calcext:value-type="float">
            <text:p>-0.4134017299</text:p>
          </table:table-cell>
          <table:table-cell office:value-type="float" office:value="0" calcext:value-type="float">
            <text:p>0</text:p>
          </table:table-cell>
          <table:table-cell office:value-type="float" office:value="0.413401729928128" calcext:value-type="float">
            <text:p>0.41340172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F13B</text:p>
          </table:table-cell>
          <table:table-cell office:value-type="string" calcext:value-type="string">
            <text:p>sig-DMD_4071</text:p>
          </table:table-cell>
          <table:table-cell office:value-type="float" office:value="-0.529488806668512" calcext:value-type="float">
            <text:p>-0.5294888067</text:p>
          </table:table-cell>
          <table:table-cell office:value-type="float" office:value="0" calcext:value-type="float">
            <text:p>0</text:p>
          </table:table-cell>
          <table:table-cell office:value-type="float" office:value="0.529488806668512" calcext:value-type="float">
            <text:p>0.52948880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F18A</text:p>
          </table:table-cell>
          <table:table-cell office:value-type="string" calcext:value-type="string">
            <text:p>sig-DMD_764</text:p>
          </table:table-cell>
          <table:table-cell office:value-type="float" office:value="0.298315443663081" calcext:value-type="float">
            <text:p>0.2983154437</text:p>
          </table:table-cell>
          <table:table-cell office:value-type="float" office:value="0" calcext:value-type="float">
            <text:p>0</text:p>
          </table:table-cell>
          <table:table-cell office:value-type="float" office:value="0.298315443663081" calcext:value-type="float">
            <text:p>0.29831544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F1B</text:p>
          </table:table-cell>
          <table:table-cell office:value-type="string" calcext:value-type="string">
            <text:p>sig-DMD_63</text:p>
          </table:table-cell>
          <table:table-cell office:value-type="float" office:value="-0.259345942605501" calcext:value-type="float">
            <text:p>-0.2593459426</text:p>
          </table:table-cell>
          <table:table-cell office:value-type="float" office:value="0" calcext:value-type="float">
            <text:p>0</text:p>
          </table:table-cell>
          <table:table-cell office:value-type="float" office:value="0.259345942605501" calcext:value-type="float">
            <text:p>0.25934594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F21B</text:p>
          </table:table-cell>
          <table:table-cell office:value-type="string" calcext:value-type="string">
            <text:p>sig-DMD_356</text:p>
          </table:table-cell>
          <table:table-cell office:value-type="float" office:value="-0.346938835055945" calcext:value-type="float">
            <text:p>-0.3469388351</text:p>
          </table:table-cell>
          <table:table-cell office:value-type="float" office:value="0" calcext:value-type="float">
            <text:p>0</text:p>
          </table:table-cell>
          <table:table-cell office:value-type="float" office:value="0.346938835055945" calcext:value-type="float">
            <text:p>0.34693883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F5A</text:p>
          </table:table-cell>
          <table:table-cell office:value-type="string" calcext:value-type="string">
            <text:p>sig-DMD_948</text:p>
          </table:table-cell>
          <table:table-cell office:value-type="float" office:value="-0.408061570363267" calcext:value-type="float">
            <text:p>-0.4080615704</text:p>
          </table:table-cell>
          <table:table-cell office:value-type="float" office:value="0" calcext:value-type="float">
            <text:p>0</text:p>
          </table:table-cell>
          <table:table-cell office:value-type="float" office:value="0.408061570363267" calcext:value-type="float">
            <text:p>0.40806157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FC2</text:p>
          </table:table-cell>
          <table:table-cell office:value-type="string" calcext:value-type="string">
            <text:p>sig-DMD_4209</text:p>
          </table:table-cell>
          <table:table-cell office:value-type="float" office:value="0.212034117686376" calcext:value-type="float">
            <text:p>0.2120341177</text:p>
          </table:table-cell>
          <table:table-cell office:value-type="float" office:value="0" calcext:value-type="float">
            <text:p>0</text:p>
          </table:table-cell>
          <table:table-cell office:value-type="float" office:value="0.212034117686376" calcext:value-type="float">
            <text:p>0.21203411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sig-DMD_3431</text:p>
          </table:table-cell>
          <table:table-cell office:value-type="float" office:value="-0.388830464316066" calcext:value-type="float">
            <text:p>-0.3888304643</text:p>
          </table:table-cell>
          <table:table-cell office:value-type="float" office:value="0" calcext:value-type="float">
            <text:p>0</text:p>
          </table:table-cell>
          <table:table-cell office:value-type="float" office:value="0.388830464316066" calcext:value-type="float">
            <text:p>0.38883046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sig-DMD_3432</text:p>
          </table:table-cell>
          <table:table-cell office:value-type="float" office:value="-0.43103882729966" calcext:value-type="float">
            <text:p>-0.4310388273</text:p>
          </table:table-cell>
          <table:table-cell office:value-type="float" office:value="0" calcext:value-type="float">
            <text:p>0</text:p>
          </table:table-cell>
          <table:table-cell office:value-type="float" office:value="0.43103882729966" calcext:value-type="float">
            <text:p>0.43103882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sig-DMD_3433</text:p>
          </table:table-cell>
          <table:table-cell office:value-type="float" office:value="-0.294974948039508" calcext:value-type="float">
            <text:p>-0.294974948</text:p>
          </table:table-cell>
          <table:table-cell office:value-type="float" office:value="0" calcext:value-type="float">
            <text:p>0</text:p>
          </table:table-cell>
          <table:table-cell office:value-type="float" office:value="0.294974948039508" calcext:value-type="float">
            <text:p>0.2949749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F11</text:p>
          </table:table-cell>
          <table:table-cell office:value-type="string" calcext:value-type="string">
            <text:p>sig-DMD_2643</text:p>
          </table:table-cell>
          <table:table-cell office:value-type="float" office:value="0.229554155104963" calcext:value-type="float">
            <text:p>0.2295541551</text:p>
          </table:table-cell>
          <table:table-cell office:value-type="float" office:value="0" calcext:value-type="float">
            <text:p>0</text:p>
          </table:table-cell>
          <table:table-cell office:value-type="float" office:value="0.229554155104963" calcext:value-type="float">
            <text:p>0.22955415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F12</text:p>
          </table:table-cell>
          <table:table-cell office:value-type="string" calcext:value-type="string">
            <text:p>sig-DMD_1352</text:p>
          </table:table-cell>
          <table:table-cell office:value-type="float" office:value="-0.250054006306742" calcext:value-type="float">
            <text:p>-0.2500540063</text:p>
          </table:table-cell>
          <table:table-cell office:value-type="float" office:value="0" calcext:value-type="float">
            <text:p>0</text:p>
          </table:table-cell>
          <table:table-cell office:value-type="float" office:value="0.250054006306742" calcext:value-type="float">
            <text:p>0.25005400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F14</text:p>
          </table:table-cell>
          <table:table-cell office:value-type="string" calcext:value-type="string">
            <text:p>sig-DMD_3929</text:p>
          </table:table-cell>
          <table:table-cell office:value-type="float" office:value="-0.315235734284916" calcext:value-type="float">
            <text:p>-0.3152357343</text:p>
          </table:table-cell>
          <table:table-cell office:value-type="float" office:value="0" calcext:value-type="float">
            <text:p>0</text:p>
          </table:table-cell>
          <table:table-cell office:value-type="float" office:value="0.315235734284916" calcext:value-type="float">
            <text:p>0.31523573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LF2</text:p>
          </table:table-cell>
          <table:table-cell office:value-type="string" calcext:value-type="string">
            <text:p>sig-DMD_2448</text:p>
          </table:table-cell>
          <table:table-cell office:value-type="float" office:value="-0.39398677672641" calcext:value-type="float">
            <text:p>-0.3939867767</text:p>
          </table:table-cell>
          <table:table-cell office:value-type="float" office:value="0" calcext:value-type="float">
            <text:p>0</text:p>
          </table:table-cell>
          <table:table-cell office:value-type="float" office:value="0.39398677672641" calcext:value-type="float">
            <text:p>0.39398677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F4</text:p>
          </table:table-cell>
          <table:table-cell office:value-type="string" calcext:value-type="string">
            <text:p>sig-DMD_4284</text:p>
          </table:table-cell>
          <table:table-cell office:value-type="float" office:value="-0.272359655250265" calcext:value-type="float">
            <text:p>-0.2723596553</text:p>
          </table:table-cell>
          <table:table-cell office:value-type="float" office:value="0" calcext:value-type="float">
            <text:p>0</text:p>
          </table:table-cell>
          <table:table-cell office:value-type="float" office:value="0.272359655250265" calcext:value-type="float">
            <text:p>0.27235965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F9</text:p>
          </table:table-cell>
          <table:table-cell office:value-type="string" calcext:value-type="string">
            <text:p>sig-DMD_4248</text:p>
          </table:table-cell>
          <table:table-cell office:value-type="float" office:value="-0.429400543664907" calcext:value-type="float">
            <text:p>-0.4294005437</text:p>
          </table:table-cell>
          <table:table-cell office:value-type="float" office:value="0" calcext:value-type="float">
            <text:p>0</text:p>
          </table:table-cell>
          <table:table-cell office:value-type="float" office:value="0.429400543664907" calcext:value-type="float">
            <text:p>0.42940054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HL2</text:p>
          </table:table-cell>
          <table:table-cell office:value-type="string" calcext:value-type="string">
            <text:p>sig-DMD_50</text:p>
          </table:table-cell>
          <table:table-cell office:value-type="float" office:value="-0.251817454356046" calcext:value-type="float">
            <text:p>-0.2518174544</text:p>
          </table:table-cell>
          <table:table-cell office:value-type="float" office:value="0" calcext:value-type="float">
            <text:p>0</text:p>
          </table:table-cell>
          <table:table-cell office:value-type="float" office:value="0.251817454356046" calcext:value-type="float">
            <text:p>0.25181745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HL21</text:p>
          </table:table-cell>
          <table:table-cell office:value-type="string" calcext:value-type="string">
            <text:p>sig-DMD_50</text:p>
          </table:table-cell>
          <table:table-cell office:value-type="float" office:value="-0.636563910005355" calcext:value-type="float">
            <text:p>-0.63656391</text:p>
          </table:table-cell>
          <table:table-cell office:value-type="float" office:value="0" calcext:value-type="float">
            <text:p>0</text:p>
          </table:table-cell>
          <table:table-cell office:value-type="float" office:value="0.636563910005355" calcext:value-type="float">
            <text:p>0.636563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HL21</text:p>
          </table:table-cell>
          <table:table-cell office:value-type="string" calcext:value-type="string">
            <text:p>sig-DMD_51</text:p>
          </table:table-cell>
          <table:table-cell office:value-type="float" office:value="-0.564863826031753" calcext:value-type="float">
            <text:p>-0.564863826</text:p>
          </table:table-cell>
          <table:table-cell office:value-type="float" office:value="0" calcext:value-type="float">
            <text:p>0</text:p>
          </table:table-cell>
          <table:table-cell office:value-type="float" office:value="0.564863826031753" calcext:value-type="float">
            <text:p>0.5648638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HL25</text:p>
          </table:table-cell>
          <table:table-cell office:value-type="string" calcext:value-type="string">
            <text:p>sig-DMD_1572</text:p>
          </table:table-cell>
          <table:table-cell office:value-type="float" office:value="-0.226816330594987" calcext:value-type="float">
            <text:p>-0.2268163306</text:p>
          </table:table-cell>
          <table:table-cell office:value-type="float" office:value="0" calcext:value-type="float">
            <text:p>0</text:p>
          </table:table-cell>
          <table:table-cell office:value-type="float" office:value="0.226816330594987" calcext:value-type="float">
            <text:p>0.22681633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NDC1</text:p>
          </table:table-cell>
          <table:table-cell office:value-type="string" calcext:value-type="string">
            <text:p>sig-DMD_718</text:p>
          </table:table-cell>
          <table:table-cell office:value-type="float" office:value="0.370169133916567" calcext:value-type="float">
            <text:p>0.3701691339</text:p>
          </table:table-cell>
          <table:table-cell office:value-type="float" office:value="0" calcext:value-type="float">
            <text:p>0</text:p>
          </table:table-cell>
          <table:table-cell office:value-type="float" office:value="0.370169133916567" calcext:value-type="float">
            <text:p>0.37016913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NDC1</text:p>
          </table:table-cell>
          <table:table-cell office:value-type="string" calcext:value-type="string">
            <text:p>sig-DMD_719</text:p>
          </table:table-cell>
          <table:table-cell office:value-type="float" office:value="0.250315481035026" calcext:value-type="float">
            <text:p>0.250315481</text:p>
          </table:table-cell>
          <table:table-cell office:value-type="float" office:value="0" calcext:value-type="float">
            <text:p>0</text:p>
          </table:table-cell>
          <table:table-cell office:value-type="float" office:value="0.250315481035026" calcext:value-type="float">
            <text:p>0.2503154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NDC1</text:p>
          </table:table-cell>
          <table:table-cell office:value-type="string" calcext:value-type="string">
            <text:p>sig-DMD_720</text:p>
          </table:table-cell>
          <table:table-cell office:value-type="float" office:value="0.347202306528004" calcext:value-type="float">
            <text:p>0.3472023065</text:p>
          </table:table-cell>
          <table:table-cell office:value-type="float" office:value="0" calcext:value-type="float">
            <text:p>0</text:p>
          </table:table-cell>
          <table:table-cell office:value-type="float" office:value="0.347202306528004" calcext:value-type="float">
            <text:p>0.34720230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NDC1</text:p>
          </table:table-cell>
          <table:table-cell office:value-type="string" calcext:value-type="string">
            <text:p>sig-DMD_722</text:p>
          </table:table-cell>
          <table:table-cell office:value-type="float" office:value="0.652380936282432" calcext:value-type="float">
            <text:p>0.6523809363</text:p>
          </table:table-cell>
          <table:table-cell office:value-type="float" office:value="0" calcext:value-type="float">
            <text:p>0</text:p>
          </table:table-cell>
          <table:table-cell office:value-type="float" office:value="0.652380936282432" calcext:value-type="float">
            <text:p>0.65238093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NDC1</text:p>
          </table:table-cell>
          <table:table-cell office:value-type="string" calcext:value-type="string">
            <text:p>sig-DMD_723</text:p>
          </table:table-cell>
          <table:table-cell office:value-type="float" office:value="0.607730752362579" calcext:value-type="float">
            <text:p>0.6077307524</text:p>
          </table:table-cell>
          <table:table-cell office:value-type="float" office:value="0" calcext:value-type="float">
            <text:p>0</text:p>
          </table:table-cell>
          <table:table-cell office:value-type="float" office:value="0.607730752362579" calcext:value-type="float">
            <text:p>0.60773075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NDC1</text:p>
          </table:table-cell>
          <table:table-cell office:value-type="string" calcext:value-type="string">
            <text:p>sig-DMD_724</text:p>
          </table:table-cell>
          <table:table-cell office:value-type="float" office:value="0.509677548085089" calcext:value-type="float">
            <text:p>0.5096775481</text:p>
          </table:table-cell>
          <table:table-cell office:value-type="float" office:value="0" calcext:value-type="float">
            <text:p>0</text:p>
          </table:table-cell>
          <table:table-cell office:value-type="float" office:value="0.509677548085089" calcext:value-type="float">
            <text:p>0.50967754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RT7</text:p>
          </table:table-cell>
          <table:table-cell office:value-type="string" calcext:value-type="string">
            <text:p>sig-DMD_929</text:p>
          </table:table-cell>
          <table:table-cell office:value-type="float" office:value="-0.698191835808964" calcext:value-type="float">
            <text:p>-0.6981918358</text:p>
          </table:table-cell>
          <table:table-cell office:value-type="float" office:value="0" calcext:value-type="float">
            <text:p>0</text:p>
          </table:table-cell>
          <table:table-cell office:value-type="float" office:value="0.698191835808964" calcext:value-type="float">
            <text:p>0.69819183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RT8</text:p>
          </table:table-cell>
          <table:table-cell office:value-type="string" calcext:value-type="string">
            <text:p>sig-DMD_930</text:p>
          </table:table-cell>
          <table:table-cell office:value-type="float" office:value="-0.532900637649229" calcext:value-type="float">
            <text:p>-0.5329006376</text:p>
          </table:table-cell>
          <table:table-cell office:value-type="float" office:value="0" calcext:value-type="float">
            <text:p>0</text:p>
          </table:table-cell>
          <table:table-cell office:value-type="float" office:value="0.532900637649229" calcext:value-type="float">
            <text:p>0.53290063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SR1</text:p>
          </table:table-cell>
          <table:table-cell office:value-type="string" calcext:value-type="string">
            <text:p>sig-DMD_2173</text:p>
          </table:table-cell>
          <table:table-cell office:value-type="float" office:value="-0.33720661765363" calcext:value-type="float">
            <text:p>-0.3372066177</text:p>
          </table:table-cell>
          <table:table-cell office:value-type="float" office:value="0" calcext:value-type="float">
            <text:p>0</text:p>
          </table:table-cell>
          <table:table-cell office:value-type="float" office:value="0.33720661765363" calcext:value-type="float">
            <text:p>0.33720661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3MBTL4</text:p>
          </table:table-cell>
          <table:table-cell office:value-type="string" calcext:value-type="string">
            <text:p>sig-DMD_2316</text:p>
          </table:table-cell>
          <table:table-cell office:value-type="float" office:value="-0.572281660231087" calcext:value-type="float">
            <text:p>-0.5722816602</text:p>
          </table:table-cell>
          <table:table-cell office:value-type="float" office:value="0" calcext:value-type="float">
            <text:p>0</text:p>
          </table:table-cell>
          <table:table-cell office:value-type="float" office:value="0.572281660231087" calcext:value-type="float">
            <text:p>0.57228166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AMA1</text:p>
          </table:table-cell>
          <table:table-cell office:value-type="string" calcext:value-type="string">
            <text:p>sig-DMD_2318</text:p>
          </table:table-cell>
          <table:table-cell office:value-type="float" office:value="-0.322344750596963" calcext:value-type="float">
            <text:p>-0.3223447506</text:p>
          </table:table-cell>
          <table:table-cell office:value-type="float" office:value="0" calcext:value-type="float">
            <text:p>0</text:p>
          </table:table-cell>
          <table:table-cell office:value-type="float" office:value="0.322344750596963" calcext:value-type="float">
            <text:p>0.32234475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AMA4</text:p>
          </table:table-cell>
          <table:table-cell office:value-type="string" calcext:value-type="string">
            <text:p>sig-DMD_3746</text:p>
          </table:table-cell>
          <table:table-cell office:value-type="float" office:value="-0.207668661680873" calcext:value-type="float">
            <text:p>-0.2076686617</text:p>
          </table:table-cell>
          <table:table-cell office:value-type="float" office:value="0" calcext:value-type="float">
            <text:p>0</text:p>
          </table:table-cell>
          <table:table-cell office:value-type="float" office:value="0.207668661680873" calcext:value-type="float">
            <text:p>0.20766866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AMP5</text:p>
          </table:table-cell>
          <table:table-cell office:value-type="string" calcext:value-type="string">
            <text:p>sig-DMD_2855</text:p>
          </table:table-cell>
          <table:table-cell office:value-type="float" office:value="0.212200839632282" calcext:value-type="float">
            <text:p>0.2122008396</text:p>
          </table:table-cell>
          <table:table-cell office:value-type="float" office:value="0" calcext:value-type="float">
            <text:p>0</text:p>
          </table:table-cell>
          <table:table-cell office:value-type="float" office:value="0.212200839632282" calcext:value-type="float">
            <text:p>0.21220083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AYN</text:p>
          </table:table-cell>
          <table:table-cell office:value-type="string" calcext:value-type="string">
            <text:p>sig-DMD_856</text:p>
          </table:table-cell>
          <table:table-cell office:value-type="float" office:value="-0.267555608516956" calcext:value-type="float">
            <text:p>-0.2675556085</text:p>
          </table:table-cell>
          <table:table-cell office:value-type="float" office:value="0" calcext:value-type="float">
            <text:p>0</text:p>
          </table:table-cell>
          <table:table-cell office:value-type="float" office:value="0.267555608516956" calcext:value-type="float">
            <text:p>0.26755560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sig-DMD_383</text:p>
          </table:table-cell>
          <table:table-cell office:value-type="float" office:value="-0.44273257864533" calcext:value-type="float">
            <text:p>-0.4427325786</text:p>
          </table:table-cell>
          <table:table-cell office:value-type="float" office:value="0" calcext:value-type="float">
            <text:p>0</text:p>
          </table:table-cell>
          <table:table-cell office:value-type="float" office:value="0.44273257864533" calcext:value-type="float">
            <text:p>0.44273257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BX2</text:p>
          </table:table-cell>
          <table:table-cell office:value-type="string" calcext:value-type="string">
            <text:p>sig-DMD_2698</text:p>
          </table:table-cell>
          <table:table-cell office:value-type="float" office:value="-0.313735198054311" calcext:value-type="float">
            <text:p>-0.3137351981</text:p>
          </table:table-cell>
          <table:table-cell office:value-type="float" office:value="0" calcext:value-type="float">
            <text:p>0</text:p>
          </table:table-cell>
          <table:table-cell office:value-type="float" office:value="0.313735198054311" calcext:value-type="float">
            <text:p>0.31373519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DLRAP1</text:p>
          </table:table-cell>
          <table:table-cell office:value-type="string" calcext:value-type="string">
            <text:p>sig-DMD_96</text:p>
          </table:table-cell>
          <table:table-cell office:value-type="float" office:value="-0.222556157345139" calcext:value-type="float">
            <text:p>-0.2225561573</text:p>
          </table:table-cell>
          <table:table-cell office:value-type="float" office:value="0" calcext:value-type="float">
            <text:p>0</text:p>
          </table:table-cell>
          <table:table-cell office:value-type="float" office:value="0.222556157345139" calcext:value-type="float">
            <text:p>0.22255615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F1</text:p>
          </table:table-cell>
          <table:table-cell office:value-type="string" calcext:value-type="string">
            <text:p>sig-DMD_3460</text:p>
          </table:table-cell>
          <table:table-cell office:value-type="float" office:value="0.229365153111401" calcext:value-type="float">
            <text:p>0.2293651531</text:p>
          </table:table-cell>
          <table:table-cell office:value-type="float" office:value="0" calcext:value-type="float">
            <text:p>0</text:p>
          </table:table-cell>
          <table:table-cell office:value-type="float" office:value="0.229365153111401" calcext:value-type="float">
            <text:p>0.22936515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FNG</text:p>
          </table:table-cell>
          <table:table-cell office:value-type="string" calcext:value-type="string">
            <text:p>sig-DMD_3800</text:p>
          </table:table-cell>
          <table:table-cell office:value-type="float" office:value="0.339500431887971" calcext:value-type="float">
            <text:p>0.3395004319</text:p>
          </table:table-cell>
          <table:table-cell office:value-type="float" office:value="0" calcext:value-type="float">
            <text:p>0</text:p>
          </table:table-cell>
          <table:table-cell office:value-type="float" office:value="0.339500431887971" calcext:value-type="float">
            <text:p>0.33950043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GALSL</text:p>
          </table:table-cell>
          <table:table-cell office:value-type="string" calcext:value-type="string">
            <text:p>sig-DMD_2684</text:p>
          </table:table-cell>
          <table:table-cell office:value-type="float" office:value="-0.305611852573003" calcext:value-type="float">
            <text:p>-0.3056118526</text:p>
          </table:table-cell>
          <table:table-cell office:value-type="float" office:value="0" calcext:value-type="float">
            <text:p>0</text:p>
          </table:table-cell>
          <table:table-cell office:value-type="float" office:value="0.305611852573003" calcext:value-type="float">
            <text:p>0.30561185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GR4</text:p>
          </table:table-cell>
          <table:table-cell office:value-type="string" calcext:value-type="string">
            <text:p>sig-DMD_763</text:p>
          </table:table-cell>
          <table:table-cell office:value-type="float" office:value="-0.533280055966847" calcext:value-type="float">
            <text:p>-0.533280056</text:p>
          </table:table-cell>
          <table:table-cell office:value-type="float" office:value="0" calcext:value-type="float">
            <text:p>0</text:p>
          </table:table-cell>
          <table:table-cell office:value-type="float" office:value="0.533280055966847" calcext:value-type="float">
            <text:p>0.5332800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HX1</text:p>
          </table:table-cell>
          <table:table-cell office:value-type="string" calcext:value-type="string">
            <text:p>sig-DMD_2188</text:p>
          </table:table-cell>
          <table:table-cell office:value-type="float" office:value="0.467349009716969" calcext:value-type="float">
            <text:p>0.4673490097</text:p>
          </table:table-cell>
          <table:table-cell office:value-type="float" office:value="0" calcext:value-type="float">
            <text:p>0</text:p>
          </table:table-cell>
          <table:table-cell office:value-type="float" office:value="0.467349009716969" calcext:value-type="float">
            <text:p>0.46734900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HX2</text:p>
          </table:table-cell>
          <table:table-cell office:value-type="string" calcext:value-type="string">
            <text:p>sig-DMD_4297</text:p>
          </table:table-cell>
          <table:table-cell office:value-type="float" office:value="0.673920141199081" calcext:value-type="float">
            <text:p>0.6739201412</text:p>
          </table:table-cell>
          <table:table-cell office:value-type="float" office:value="0" calcext:value-type="float">
            <text:p>0</text:p>
          </table:table-cell>
          <table:table-cell office:value-type="float" office:value="0.673920141199081" calcext:value-type="float">
            <text:p>0.67392014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MD2</text:p>
          </table:table-cell>
          <table:table-cell office:value-type="string" calcext:value-type="string">
            <text:p>sig-DMD_2236</text:p>
          </table:table-cell>
          <table:table-cell office:value-type="float" office:value="-0.30082980206714" calcext:value-type="float">
            <text:p>-0.3008298021</text:p>
          </table:table-cell>
          <table:table-cell office:value-type="float" office:value="0" calcext:value-type="float">
            <text:p>0</text:p>
          </table:table-cell>
          <table:table-cell office:value-type="float" office:value="0.30082980206714" calcext:value-type="float">
            <text:p>0.30082980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NGO1</text:p>
          </table:table-cell>
          <table:table-cell office:value-type="string" calcext:value-type="string">
            <text:p>sig-DMD_1561</text:p>
          </table:table-cell>
          <table:table-cell office:value-type="float" office:value="-0.449182296239179" calcext:value-type="float">
            <text:p>-0.4491822962</text:p>
          </table:table-cell>
          <table:table-cell office:value-type="float" office:value="0" calcext:value-type="float">
            <text:p>0</text:p>
          </table:table-cell>
          <table:table-cell office:value-type="float" office:value="0.449182296239179" calcext:value-type="float">
            <text:p>0.44918229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GO1</text:p>
          </table:table-cell>
          <table:table-cell office:value-type="string" calcext:value-type="string">
            <text:p>sig-DMD_1562</text:p>
          </table:table-cell>
          <table:table-cell office:value-type="float" office:value="0.231713326292996" calcext:value-type="float">
            <text:p>0.2317133263</text:p>
          </table:table-cell>
          <table:table-cell office:value-type="float" office:value="0" calcext:value-type="float">
            <text:p>0</text:p>
          </table:table-cell>
          <table:table-cell office:value-type="float" office:value="0.231713326292996" calcext:value-type="float">
            <text:p>0.23171332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PG</text:p>
          </table:table-cell>
          <table:table-cell office:value-type="string" calcext:value-type="string">
            <text:p>sig-DMD_2351</text:p>
          </table:table-cell>
          <table:table-cell office:value-type="float" office:value="-0.285872482841414" calcext:value-type="float">
            <text:p>-0.2858724828</text:p>
          </table:table-cell>
          <table:table-cell office:value-type="float" office:value="0" calcext:value-type="float">
            <text:p>0</text:p>
          </table:table-cell>
          <table:table-cell office:value-type="float" office:value="0.285872482841414" calcext:value-type="float">
            <text:p>0.28587248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MNA</text:p>
          </table:table-cell>
          <table:table-cell office:value-type="string" calcext:value-type="string">
            <text:p>sig-DMD_277</text:p>
          </table:table-cell>
          <table:table-cell office:value-type="float" office:value="-0.32774672237867" calcext:value-type="float">
            <text:p>-0.3277467224</text:p>
          </table:table-cell>
          <table:table-cell office:value-type="float" office:value="0" calcext:value-type="float">
            <text:p>0</text:p>
          </table:table-cell>
          <table:table-cell office:value-type="float" office:value="0.32774672237867" calcext:value-type="float">
            <text:p>0.32774672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MO2</text:p>
          </table:table-cell>
          <table:table-cell office:value-type="string" calcext:value-type="string">
            <text:p>sig-DMD_3024</text:p>
          </table:table-cell>
          <table:table-cell office:value-type="float" office:value="0.270164917708142" calcext:value-type="float">
            <text:p>0.2701649177</text:p>
          </table:table-cell>
          <table:table-cell office:value-type="float" office:value="0" calcext:value-type="float">
            <text:p>0</text:p>
          </table:table-cell>
          <table:table-cell office:value-type="float" office:value="0.270164917708142" calcext:value-type="float">
            <text:p>0.27016491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MO2</text:p>
          </table:table-cell>
          <table:table-cell office:value-type="string" calcext:value-type="string">
            <text:p>sig-DMD_768</text:p>
          </table:table-cell>
          <table:table-cell office:value-type="float" office:value="-0.251167623537507" calcext:value-type="float">
            <text:p>-0.2511676235</text:p>
          </table:table-cell>
          <table:table-cell office:value-type="float" office:value="0" calcext:value-type="float">
            <text:p>0</text:p>
          </table:table-cell>
          <table:table-cell office:value-type="float" office:value="0.251167623537507" calcext:value-type="float">
            <text:p>0.25116762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MO4</text:p>
          </table:table-cell>
          <table:table-cell office:value-type="string" calcext:value-type="string">
            <text:p>sig-DMD_170</text:p>
          </table:table-cell>
          <table:table-cell office:value-type="float" office:value="-0.520075482655147" calcext:value-type="float">
            <text:p>-0.5200754827</text:p>
          </table:table-cell>
          <table:table-cell office:value-type="float" office:value="0" calcext:value-type="float">
            <text:p>0</text:p>
          </table:table-cell>
          <table:table-cell office:value-type="float" office:value="0.520075482655147" calcext:value-type="float">
            <text:p>0.52007548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MX1B</text:p>
          </table:table-cell>
          <table:table-cell office:value-type="string" calcext:value-type="string">
            <text:p>sig-DMD_4301</text:p>
          </table:table-cell>
          <table:table-cell office:value-type="float" office:value="0.535037337638929" calcext:value-type="float">
            <text:p>0.5350373376</text:p>
          </table:table-cell>
          <table:table-cell office:value-type="float" office:value="0" calcext:value-type="float">
            <text:p>0</text:p>
          </table:table-cell>
          <table:table-cell office:value-type="float" office:value="0.535037337638929" calcext:value-type="float">
            <text:p>0.53503733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MX1B</text:p>
          </table:table-cell>
          <table:table-cell office:value-type="string" calcext:value-type="string">
            <text:p>sig-DMD_4302</text:p>
          </table:table-cell>
          <table:table-cell office:value-type="float" office:value="-0.616481874322101" calcext:value-type="float">
            <text:p>-0.6164818743</text:p>
          </table:table-cell>
          <table:table-cell office:value-type="float" office:value="0" calcext:value-type="float">
            <text:p>0</text:p>
          </table:table-cell>
          <table:table-cell office:value-type="float" office:value="0.616481874322101" calcext:value-type="float">
            <text:p>0.61648187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MX1B</text:p>
          </table:table-cell>
          <table:table-cell office:value-type="string" calcext:value-type="string">
            <text:p>sig-DMD_4303</text:p>
          </table:table-cell>
          <table:table-cell office:value-type="float" office:value="0.348211463685846" calcext:value-type="float">
            <text:p>0.3482114637</text:p>
          </table:table-cell>
          <table:table-cell office:value-type="float" office:value="0" calcext:value-type="float">
            <text:p>0</text:p>
          </table:table-cell>
          <table:table-cell office:value-type="float" office:value="0.348211463685846" calcext:value-type="float">
            <text:p>0.34821146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FN2</text:p>
          </table:table-cell>
          <table:table-cell office:value-type="string" calcext:value-type="string">
            <text:p>sig-DMD_3687</text:p>
          </table:table-cell>
          <table:table-cell office:value-type="float" office:value="0.409777772776116" calcext:value-type="float">
            <text:p>0.4097777728</text:p>
          </table:table-cell>
          <table:table-cell office:value-type="float" office:value="0" calcext:value-type="float">
            <text:p>0</text:p>
          </table:table-cell>
          <table:table-cell office:value-type="float" office:value="0.409777772776116" calcext:value-type="float">
            <text:p>0.40977777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IG1</text:p>
          </table:table-cell>
          <table:table-cell office:value-type="string" calcext:value-type="string">
            <text:p>sig-DMD_3292</text:p>
          </table:table-cell>
          <table:table-cell office:value-type="float" office:value="-0.600945736362383" calcext:value-type="float">
            <text:p>-0.6009457364</text:p>
          </table:table-cell>
          <table:table-cell office:value-type="float" office:value="0" calcext:value-type="float">
            <text:p>0</text:p>
          </table:table-cell>
          <table:table-cell office:value-type="float" office:value="0.600945736362383" calcext:value-type="float">
            <text:p>0.60094573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IG3</text:p>
          </table:table-cell>
          <table:table-cell office:value-type="string" calcext:value-type="string">
            <text:p>sig-DMD_950</text:p>
          </table:table-cell>
          <table:table-cell office:value-type="float" office:value="-0.219208413031704" calcext:value-type="float">
            <text:p>-0.219208413</text:p>
          </table:table-cell>
          <table:table-cell office:value-type="float" office:value="0" calcext:value-type="float">
            <text:p>0</text:p>
          </table:table-cell>
          <table:table-cell office:value-type="float" office:value="0.219208413031704" calcext:value-type="float">
            <text:p>0.2192084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P12</text:p>
          </table:table-cell>
          <table:table-cell office:value-type="string" calcext:value-type="string">
            <text:p>sig-DMD_4143</text:p>
          </table:table-cell>
          <table:table-cell office:value-type="float" office:value="-0.358039387212829" calcext:value-type="float">
            <text:p>-0.3580393872</text:p>
          </table:table-cell>
          <table:table-cell office:value-type="float" office:value="0" calcext:value-type="float">
            <text:p>0</text:p>
          </table:table-cell>
          <table:table-cell office:value-type="float" office:value="0.358039387212829" calcext:value-type="float">
            <text:p>0.35803938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P5</text:p>
          </table:table-cell>
          <table:table-cell office:value-type="string" calcext:value-type="string">
            <text:p>sig-DMD_826</text:p>
          </table:table-cell>
          <table:table-cell office:value-type="float" office:value="-0.388219313422176" calcext:value-type="float">
            <text:p>-0.3882193134</text:p>
          </table:table-cell>
          <table:table-cell office:value-type="float" office:value="0" calcext:value-type="float">
            <text:p>0</text:p>
          </table:table-cell>
          <table:table-cell office:value-type="float" office:value="0.388219313422176" calcext:value-type="float">
            <text:p>0.38821931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RC3B</text:p>
          </table:table-cell>
          <table:table-cell office:value-type="string" calcext:value-type="string">
            <text:p>sig-DMD_3253</text:p>
          </table:table-cell>
          <table:table-cell office:value-type="float" office:value="-0.377242443898138" calcext:value-type="float">
            <text:p>-0.3772424439</text:p>
          </table:table-cell>
          <table:table-cell office:value-type="float" office:value="0" calcext:value-type="float">
            <text:p>0</text:p>
          </table:table-cell>
          <table:table-cell office:value-type="float" office:value="0.377242443898138" calcext:value-type="float">
            <text:p>0.37724244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RC4</text:p>
          </table:table-cell>
          <table:table-cell office:value-type="string" calcext:value-type="string">
            <text:p>sig-DMD_3924</text:p>
          </table:table-cell>
          <table:table-cell office:value-type="float" office:value="-0.333250447201388" calcext:value-type="float">
            <text:p>-0.3332504472</text:p>
          </table:table-cell>
          <table:table-cell office:value-type="float" office:value="0" calcext:value-type="float">
            <text:p>0</text:p>
          </table:table-cell>
          <table:table-cell office:value-type="float" office:value="0.333250447201388" calcext:value-type="float">
            <text:p>0.33325044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RRC41</text:p>
          </table:table-cell>
          <table:table-cell office:value-type="string" calcext:value-type="string">
            <text:p>sig-DMD_144</text:p>
          </table:table-cell>
          <table:table-cell office:value-type="float" office:value="-0.281857053046126" calcext:value-type="float">
            <text:p>-0.281857053</text:p>
          </table:table-cell>
          <table:table-cell office:value-type="float" office:value="0" calcext:value-type="float">
            <text:p>0</text:p>
          </table:table-cell>
          <table:table-cell office:value-type="float" office:value="0.281857053046126" calcext:value-type="float">
            <text:p>0.2818570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RC4B</text:p>
          </table:table-cell>
          <table:table-cell office:value-type="string" calcext:value-type="string">
            <text:p>sig-DMD_2598</text:p>
          </table:table-cell>
          <table:table-cell office:value-type="float" office:value="0.287277196001043" calcext:value-type="float">
            <text:p>0.287277196</text:p>
          </table:table-cell>
          <table:table-cell office:value-type="float" office:value="0" calcext:value-type="float">
            <text:p>0</text:p>
          </table:table-cell>
          <table:table-cell office:value-type="float" office:value="0.287277196001043" calcext:value-type="float">
            <text:p>0.2872771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RC8A</text:p>
          </table:table-cell>
          <table:table-cell office:value-type="string" calcext:value-type="string">
            <text:p>sig-DMD_4311</text:p>
          </table:table-cell>
          <table:table-cell office:value-type="float" office:value="-0.300903766836632" calcext:value-type="float">
            <text:p>-0.3009037668</text:p>
          </table:table-cell>
          <table:table-cell office:value-type="float" office:value="0" calcext:value-type="float">
            <text:p>0</text:p>
          </table:table-cell>
          <table:table-cell office:value-type="float" office:value="0.300903766836632" calcext:value-type="float">
            <text:p>0.30090376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RC8C</text:p>
          </table:table-cell>
          <table:table-cell office:value-type="string" calcext:value-type="string">
            <text:p>sig-DMD_173</text:p>
          </table:table-cell>
          <table:table-cell office:value-type="float" office:value="-0.466464079524236" calcext:value-type="float">
            <text:p>-0.4664640795</text:p>
          </table:table-cell>
          <table:table-cell office:value-type="float" office:value="0" calcext:value-type="float">
            <text:p>0</text:p>
          </table:table-cell>
          <table:table-cell office:value-type="float" office:value="0.466464079524236" calcext:value-type="float">
            <text:p>0.46646407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RFIP1</text:p>
          </table:table-cell>
          <table:table-cell office:value-type="string" calcext:value-type="string">
            <text:p>sig-DMD_2826</text:p>
          </table:table-cell>
          <table:table-cell office:value-type="float" office:value="-0.356186278200548" calcext:value-type="float">
            <text:p>-0.3561862782</text:p>
          </table:table-cell>
          <table:table-cell office:value-type="float" office:value="0" calcext:value-type="float">
            <text:p>0</text:p>
          </table:table-cell>
          <table:table-cell office:value-type="float" office:value="0.356186278200548" calcext:value-type="float">
            <text:p>0.35618627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RFIP1</text:p>
          </table:table-cell>
          <table:table-cell office:value-type="string" calcext:value-type="string">
            <text:p>sig-DMD_2827</text:p>
          </table:table-cell>
          <table:table-cell office:value-type="float" office:value="-0.361297276900459" calcext:value-type="float">
            <text:p>-0.3612972769</text:p>
          </table:table-cell>
          <table:table-cell office:value-type="float" office:value="0" calcext:value-type="float">
            <text:p>0</text:p>
          </table:table-cell>
          <table:table-cell office:value-type="float" office:value="0.361297276900459" calcext:value-type="float">
            <text:p>0.36129727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RK1</text:p>
          </table:table-cell>
          <table:table-cell office:value-type="string" calcext:value-type="string">
            <text:p>sig-DMD_1603</text:p>
          </table:table-cell>
          <table:table-cell office:value-type="float" office:value="-0.431312295405404" calcext:value-type="float">
            <text:p>-0.4313122954</text:p>
          </table:table-cell>
          <table:table-cell office:value-type="float" office:value="0" calcext:value-type="float">
            <text:p>0</text:p>
          </table:table-cell>
          <table:table-cell office:value-type="float" office:value="0.431312295405404" calcext:value-type="float">
            <text:p>0.43131229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RRN1</text:p>
          </table:table-cell>
          <table:table-cell office:value-type="string" calcext:value-type="string">
            <text:p>sig-DMD_3233</text:p>
          </table:table-cell>
          <table:table-cell office:value-type="float" office:value="-0.440854305227421" calcext:value-type="float">
            <text:p>-0.4408543052</text:p>
          </table:table-cell>
          <table:table-cell office:value-type="float" office:value="0" calcext:value-type="float">
            <text:p>0</text:p>
          </table:table-cell>
          <table:table-cell office:value-type="float" office:value="0.440854305227421" calcext:value-type="float">
            <text:p>0.44085430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TBP3</text:p>
          </table:table-cell>
          <table:table-cell office:value-type="string" calcext:value-type="string">
            <text:p>sig-DMD_813</text:p>
          </table:table-cell>
          <table:table-cell office:value-type="float" office:value="-0.307118771869707" calcext:value-type="float">
            <text:p>-0.3071187719</text:p>
          </table:table-cell>
          <table:table-cell office:value-type="float" office:value="0" calcext:value-type="float">
            <text:p>0</text:p>
          </table:table-cell>
          <table:table-cell office:value-type="float" office:value="0.307118771869707" calcext:value-type="float">
            <text:p>0.30711877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TC4S</text:p>
          </table:table-cell>
          <table:table-cell office:value-type="string" calcext:value-type="string">
            <text:p>sig-DMD_3621</text:p>
          </table:table-cell>
          <table:table-cell office:value-type="float" office:value="-0.222770107666999" calcext:value-type="float">
            <text:p>-0.2227701077</text:p>
          </table:table-cell>
          <table:table-cell office:value-type="float" office:value="0" calcext:value-type="float">
            <text:p>0</text:p>
          </table:table-cell>
          <table:table-cell office:value-type="float" office:value="0.222770107666999" calcext:value-type="float">
            <text:p>0.22277010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YN</text:p>
          </table:table-cell>
          <table:table-cell office:value-type="string" calcext:value-type="string">
            <text:p>sig-DMD_4113</text:p>
          </table:table-cell>
          <table:table-cell office:value-type="float" office:value="-0.397714023003408" calcext:value-type="float">
            <text:p>-0.397714023</text:p>
          </table:table-cell>
          <table:table-cell office:value-type="float" office:value="0" calcext:value-type="float">
            <text:p>0</text:p>
          </table:table-cell>
          <table:table-cell office:value-type="float" office:value="0.397714023003408" calcext:value-type="float">
            <text:p>0.3977140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YPD1</text:p>
          </table:table-cell>
          <table:table-cell office:value-type="string" calcext:value-type="string">
            <text:p>sig-DMD_2752</text:p>
          </table:table-cell>
          <table:table-cell office:value-type="float" office:value="-0.274305260897713" calcext:value-type="float">
            <text:p>-0.2743052609</text:p>
          </table:table-cell>
          <table:table-cell office:value-type="float" office:value="0" calcext:value-type="float">
            <text:p>0</text:p>
          </table:table-cell>
          <table:table-cell office:value-type="float" office:value="0.274305260897713" calcext:value-type="float">
            <text:p>0.27430526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F1</text:p>
          </table:table-cell>
          <table:table-cell office:value-type="string" calcext:value-type="string">
            <text:p>sig-DMD_127</text:p>
          </table:table-cell>
          <table:table-cell office:value-type="float" office:value="-0.201739117927949" calcext:value-type="float">
            <text:p>-0.2017391179</text:p>
          </table:table-cell>
          <table:table-cell office:value-type="float" office:value="0" calcext:value-type="float">
            <text:p>0</text:p>
          </table:table-cell>
          <table:table-cell office:value-type="float" office:value="0.201739117927949" calcext:value-type="float">
            <text:p>0.20173911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F</text:p>
          </table:table-cell>
          <table:table-cell office:value-type="string" calcext:value-type="string">
            <text:p>sig-DMD_2921</text:p>
          </table:table-cell>
          <table:table-cell office:value-type="float" office:value="-0.433069014107922" calcext:value-type="float">
            <text:p>-0.4330690141</text:p>
          </table:table-cell>
          <table:table-cell office:value-type="float" office:value="0" calcext:value-type="float">
            <text:p>0</text:p>
          </table:table-cell>
          <table:table-cell office:value-type="float" office:value="0.433069014107922" calcext:value-type="float">
            <text:p>0.43306901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FA</text:p>
          </table:table-cell>
          <table:table-cell office:value-type="string" calcext:value-type="string">
            <text:p>sig-DMD_4202</text:p>
          </table:table-cell>
          <table:table-cell office:value-type="float" office:value="0.252204000278381" calcext:value-type="float">
            <text:p>0.2522040003</text:p>
          </table:table-cell>
          <table:table-cell office:value-type="float" office:value="0" calcext:value-type="float">
            <text:p>0</text:p>
          </table:table-cell>
          <table:table-cell office:value-type="float" office:value="0.252204000278381" calcext:value-type="float">
            <text:p>0.25220400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FB</text:p>
          </table:table-cell>
          <table:table-cell office:value-type="string" calcext:value-type="string">
            <text:p>sig-DMD_2921</text:p>
          </table:table-cell>
          <table:table-cell office:value-type="float" office:value="-0.212701212842559" calcext:value-type="float">
            <text:p>-0.2127012128</text:p>
          </table:table-cell>
          <table:table-cell office:value-type="float" office:value="0" calcext:value-type="float">
            <text:p>0</text:p>
          </table:table-cell>
          <table:table-cell office:value-type="float" office:value="0.212701212842559" calcext:value-type="float">
            <text:p>0.21270121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ML2</text:p>
          </table:table-cell>
          <table:table-cell office:value-type="string" calcext:value-type="string">
            <text:p>sig-DMD_852</text:p>
          </table:table-cell>
          <table:table-cell office:value-type="float" office:value="-0.338748711387383" calcext:value-type="float">
            <text:p>-0.3387487114</text:p>
          </table:table-cell>
          <table:table-cell office:value-type="float" office:value="0" calcext:value-type="float">
            <text:p>0</text:p>
          </table:table-cell>
          <table:table-cell office:value-type="float" office:value="0.338748711387383" calcext:value-type="float">
            <text:p>0.33874871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10</text:p>
          </table:table-cell>
          <table:table-cell office:value-type="string" calcext:value-type="string">
            <text:p>sig-DMD_400</text:p>
          </table:table-cell>
          <table:table-cell office:value-type="float" office:value="-0.735667701294351" calcext:value-type="float">
            <text:p>-0.7356677013</text:p>
          </table:table-cell>
          <table:table-cell office:value-type="float" office:value="0" calcext:value-type="float">
            <text:p>0</text:p>
          </table:table-cell>
          <table:table-cell office:value-type="float" office:value="0.735667701294351" calcext:value-type="float">
            <text:p>0.73566770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1LC3C</text:p>
          </table:table-cell>
          <table:table-cell office:value-type="string" calcext:value-type="string">
            <text:p>sig-DMD_442</text:p>
          </table:table-cell>
          <table:table-cell office:value-type="float" office:value="0.550624005125825" calcext:value-type="float">
            <text:p>0.5506240051</text:p>
          </table:table-cell>
          <table:table-cell office:value-type="float" office:value="0" calcext:value-type="float">
            <text:p>0</text:p>
          </table:table-cell>
          <table:table-cell office:value-type="float" office:value="0.550624005125825" calcext:value-type="float">
            <text:p>0.55062400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3K5</text:p>
          </table:table-cell>
          <table:table-cell office:value-type="string" calcext:value-type="string">
            <text:p>sig-DMD_3760</text:p>
          </table:table-cell>
          <table:table-cell office:value-type="float" office:value="0.217980039508409" calcext:value-type="float">
            <text:p>0.2179800395</text:p>
          </table:table-cell>
          <table:table-cell office:value-type="float" office:value="0" calcext:value-type="float">
            <text:p>0</text:p>
          </table:table-cell>
          <table:table-cell office:value-type="float" office:value="0.217980039508409" calcext:value-type="float">
            <text:p>0.21798003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3K9</text:p>
          </table:table-cell>
          <table:table-cell office:value-type="string" calcext:value-type="string">
            <text:p>sig-DMD_1451</text:p>
          </table:table-cell>
          <table:table-cell office:value-type="float" office:value="-0.235108690912118" calcext:value-type="float">
            <text:p>-0.2351086909</text:p>
          </table:table-cell>
          <table:table-cell office:value-type="float" office:value="0" calcext:value-type="float">
            <text:p>0</text:p>
          </table:table-cell>
          <table:table-cell office:value-type="float" office:value="0.235108690912118" calcext:value-type="float">
            <text:p>0.23510869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4K4</text:p>
          </table:table-cell>
          <table:table-cell office:value-type="string" calcext:value-type="string">
            <text:p>sig-DMD_2724</text:p>
          </table:table-cell>
          <table:table-cell office:value-type="float" office:value="-0.497895336288163" calcext:value-type="float">
            <text:p>-0.4978953363</text:p>
          </table:table-cell>
          <table:table-cell office:value-type="float" office:value="0" calcext:value-type="float">
            <text:p>0</text:p>
          </table:table-cell>
          <table:table-cell office:value-type="float" office:value="0.497895336288163" calcext:value-type="float">
            <text:p>0.49789533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7</text:p>
          </table:table-cell>
          <table:table-cell office:value-type="string" calcext:value-type="string">
            <text:p>sig-DMD_3760</text:p>
          </table:table-cell>
          <table:table-cell office:value-type="float" office:value="-0.463097960077464" calcext:value-type="float">
            <text:p>-0.4630979601</text:p>
          </table:table-cell>
          <table:table-cell office:value-type="float" office:value="0" calcext:value-type="float">
            <text:p>0</text:p>
          </table:table-cell>
          <table:table-cell office:value-type="float" office:value="0.463097960077464" calcext:value-type="float">
            <text:p>0.46309796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K12</text:p>
          </table:table-cell>
          <table:table-cell office:value-type="string" calcext:value-type="string">
            <text:p>sig-DMD_3226</text:p>
          </table:table-cell>
          <table:table-cell office:value-type="float" office:value="0.215856000515539" calcext:value-type="float">
            <text:p>0.2158560005</text:p>
          </table:table-cell>
          <table:table-cell office:value-type="float" office:value="0" calcext:value-type="float">
            <text:p>0</text:p>
          </table:table-cell>
          <table:table-cell office:value-type="float" office:value="0.215856000515539" calcext:value-type="float">
            <text:p>0.21585600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K9</text:p>
          </table:table-cell>
          <table:table-cell office:value-type="string" calcext:value-type="string">
            <text:p>sig-DMD_3624</text:p>
          </table:table-cell>
          <table:table-cell office:value-type="float" office:value="-0.355770983114609" calcext:value-type="float">
            <text:p>-0.3557709831</text:p>
          </table:table-cell>
          <table:table-cell office:value-type="float" office:value="0" calcext:value-type="float">
            <text:p>0</text:p>
          </table:table-cell>
          <table:table-cell office:value-type="float" office:value="0.355770983114609" calcext:value-type="float">
            <text:p>0.35577098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K9</text:p>
          </table:table-cell>
          <table:table-cell office:value-type="string" calcext:value-type="string">
            <text:p>sig-DMD_3625</text:p>
          </table:table-cell>
          <table:table-cell office:value-type="float" office:value="0.345644764664792" calcext:value-type="float">
            <text:p>0.3456447647</text:p>
          </table:table-cell>
          <table:table-cell office:value-type="float" office:value="0" calcext:value-type="float">
            <text:p>0</text:p>
          </table:table-cell>
          <table:table-cell office:value-type="float" office:value="0.345644764664792" calcext:value-type="float">
            <text:p>0.34564476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KAPK3</text:p>
          </table:table-cell>
          <table:table-cell office:value-type="string" calcext:value-type="string">
            <text:p>sig-DMD_3278</text:p>
          </table:table-cell>
          <table:table-cell office:value-type="float" office:value="-0.2299862864508" calcext:value-type="float">
            <text:p>-0.2299862865</text:p>
          </table:table-cell>
          <table:table-cell office:value-type="float" office:value="0" calcext:value-type="float">
            <text:p>0</text:p>
          </table:table-cell>
          <table:table-cell office:value-type="float" office:value="0.2299862864508" calcext:value-type="float">
            <text:p>0.22998628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PRE2</text:p>
          </table:table-cell>
          <table:table-cell office:value-type="string" calcext:value-type="string">
            <text:p>sig-DMD_2342</text:p>
          </table:table-cell>
          <table:table-cell office:value-type="float" office:value="-0.265764086593552" calcext:value-type="float">
            <text:p>-0.2657640866</text:p>
          </table:table-cell>
          <table:table-cell office:value-type="float" office:value="0" calcext:value-type="float">
            <text:p>0</text:p>
          </table:table-cell>
          <table:table-cell office:value-type="float" office:value="0.265764086593552" calcext:value-type="float">
            <text:p>0.26576408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CH11</text:p>
          </table:table-cell>
          <table:table-cell office:value-type="string" calcext:value-type="string">
            <text:p>sig-DMD_3510</text:p>
          </table:table-cell>
          <table:table-cell office:value-type="float" office:value="-0.281859609818038" calcext:value-type="float">
            <text:p>-0.2818596098</text:p>
          </table:table-cell>
          <table:table-cell office:value-type="float" office:value="0" calcext:value-type="float">
            <text:p>0</text:p>
          </table:table-cell>
          <table:table-cell office:value-type="float" office:value="0.281859609818038" calcext:value-type="float">
            <text:p>0.28185960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K2</text:p>
          </table:table-cell>
          <table:table-cell office:value-type="string" calcext:value-type="string">
            <text:p>sig-DMD_800</text:p>
          </table:table-cell>
          <table:table-cell office:value-type="float" office:value="-0.227271969218027" calcext:value-type="float">
            <text:p>-0.2272719692</text:p>
          </table:table-cell>
          <table:table-cell office:value-type="float" office:value="0" calcext:value-type="float">
            <text:p>0</text:p>
          </table:table-cell>
          <table:table-cell office:value-type="float" office:value="0.227271969218027" calcext:value-type="float">
            <text:p>0.22727196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VELD1</text:p>
          </table:table-cell>
          <table:table-cell office:value-type="string" calcext:value-type="string">
            <text:p>sig-DMD_589</text:p>
          </table:table-cell>
          <table:table-cell office:value-type="float" office:value="-0.328953042068473" calcext:value-type="float">
            <text:p>-0.3289530421</text:p>
          </table:table-cell>
          <table:table-cell office:value-type="float" office:value="0" calcext:value-type="float">
            <text:p>0</text:p>
          </table:table-cell>
          <table:table-cell office:value-type="float" office:value="0.328953042068473" calcext:value-type="float">
            <text:p>0.32895304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TN2</text:p>
          </table:table-cell>
          <table:table-cell office:value-type="string" calcext:value-type="string">
            <text:p>sig-DMD_4139</text:p>
          </table:table-cell>
          <table:table-cell office:value-type="float" office:value="-0.294217919950047" calcext:value-type="float">
            <text:p>-0.29421792</text:p>
          </table:table-cell>
          <table:table-cell office:value-type="float" office:value="0" calcext:value-type="float">
            <text:p>0</text:p>
          </table:table-cell>
          <table:table-cell office:value-type="float" office:value="0.294217919950047" calcext:value-type="float">
            <text:p>0.294217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298</text:p>
          </table:table-cell>
          <table:table-cell office:value-type="float" office:value="-0.292470216106729" calcext:value-type="float">
            <text:p>-0.2924702161</text:p>
          </table:table-cell>
          <table:table-cell office:value-type="float" office:value="0" calcext:value-type="float">
            <text:p>0</text:p>
          </table:table-cell>
          <table:table-cell office:value-type="float" office:value="0.292470216106729" calcext:value-type="float">
            <text:p>0.29247021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299</text:p>
          </table:table-cell>
          <table:table-cell office:value-type="float" office:value="-0.253283474457276" calcext:value-type="float">
            <text:p>-0.2532834745</text:p>
          </table:table-cell>
          <table:table-cell office:value-type="float" office:value="0" calcext:value-type="float">
            <text:p>0</text:p>
          </table:table-cell>
          <table:table-cell office:value-type="float" office:value="0.253283474457276" calcext:value-type="float">
            <text:p>0.25328347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00</text:p>
          </table:table-cell>
          <table:table-cell office:value-type="float" office:value="-0.284994047786785" calcext:value-type="float">
            <text:p>-0.2849940478</text:p>
          </table:table-cell>
          <table:table-cell office:value-type="float" office:value="0" calcext:value-type="float">
            <text:p>0</text:p>
          </table:table-cell>
          <table:table-cell office:value-type="float" office:value="0.284994047786785" calcext:value-type="float">
            <text:p>0.28499404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01</text:p>
          </table:table-cell>
          <table:table-cell office:value-type="float" office:value="-0.291539002966388" calcext:value-type="float">
            <text:p>-0.291539003</text:p>
          </table:table-cell>
          <table:table-cell office:value-type="float" office:value="0" calcext:value-type="float">
            <text:p>0</text:p>
          </table:table-cell>
          <table:table-cell office:value-type="float" office:value="0.291539002966388" calcext:value-type="float">
            <text:p>0.2915390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02</text:p>
          </table:table-cell>
          <table:table-cell office:value-type="float" office:value="-0.278868208529765" calcext:value-type="float">
            <text:p>-0.2788682085</text:p>
          </table:table-cell>
          <table:table-cell office:value-type="float" office:value="0" calcext:value-type="float">
            <text:p>0</text:p>
          </table:table-cell>
          <table:table-cell office:value-type="float" office:value="0.278868208529765" calcext:value-type="float">
            <text:p>0.27886820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03</text:p>
          </table:table-cell>
          <table:table-cell office:value-type="float" office:value="-0.264010604204237" calcext:value-type="float">
            <text:p>-0.2640106042</text:p>
          </table:table-cell>
          <table:table-cell office:value-type="float" office:value="0" calcext:value-type="float">
            <text:p>0</text:p>
          </table:table-cell>
          <table:table-cell office:value-type="float" office:value="0.264010604204237" calcext:value-type="float">
            <text:p>0.26401060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06</text:p>
          </table:table-cell>
          <table:table-cell office:value-type="float" office:value="-0.259451959543475" calcext:value-type="float">
            <text:p>-0.2594519595</text:p>
          </table:table-cell>
          <table:table-cell office:value-type="float" office:value="0" calcext:value-type="float">
            <text:p>0</text:p>
          </table:table-cell>
          <table:table-cell office:value-type="float" office:value="0.259451959543475" calcext:value-type="float">
            <text:p>0.25945195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08</text:p>
          </table:table-cell>
          <table:table-cell office:value-type="float" office:value="-0.274615180855119" calcext:value-type="float">
            <text:p>-0.2746151809</text:p>
          </table:table-cell>
          <table:table-cell office:value-type="float" office:value="0" calcext:value-type="float">
            <text:p>0</text:p>
          </table:table-cell>
          <table:table-cell office:value-type="float" office:value="0.274615180855119" calcext:value-type="float">
            <text:p>0.27461518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09</text:p>
          </table:table-cell>
          <table:table-cell office:value-type="float" office:value="-0.264756350796666" calcext:value-type="float">
            <text:p>-0.2647563508</text:p>
          </table:table-cell>
          <table:table-cell office:value-type="float" office:value="0" calcext:value-type="float">
            <text:p>0</text:p>
          </table:table-cell>
          <table:table-cell office:value-type="float" office:value="0.264756350796666" calcext:value-type="float">
            <text:p>0.26475635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10</text:p>
          </table:table-cell>
          <table:table-cell office:value-type="float" office:value="-0.292103092029778" calcext:value-type="float">
            <text:p>-0.292103092</text:p>
          </table:table-cell>
          <table:table-cell office:value-type="float" office:value="0" calcext:value-type="float">
            <text:p>0</text:p>
          </table:table-cell>
          <table:table-cell office:value-type="float" office:value="0.292103092029778" calcext:value-type="float">
            <text:p>0.2921030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12</text:p>
          </table:table-cell>
          <table:table-cell office:value-type="float" office:value="-0.314579436906383" calcext:value-type="float">
            <text:p>-0.3145794369</text:p>
          </table:table-cell>
          <table:table-cell office:value-type="float" office:value="0" calcext:value-type="float">
            <text:p>0</text:p>
          </table:table-cell>
          <table:table-cell office:value-type="float" office:value="0.314579436906383" calcext:value-type="float">
            <text:p>0.31457943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13</text:p>
          </table:table-cell>
          <table:table-cell office:value-type="float" office:value="-0.253724224652686" calcext:value-type="float">
            <text:p>-0.2537242247</text:p>
          </table:table-cell>
          <table:table-cell office:value-type="float" office:value="0" calcext:value-type="float">
            <text:p>0</text:p>
          </table:table-cell>
          <table:table-cell office:value-type="float" office:value="0.253724224652686" calcext:value-type="float">
            <text:p>0.25372422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314</text:p>
          </table:table-cell>
          <table:table-cell office:value-type="float" office:value="-0.295882213040006" calcext:value-type="float">
            <text:p>-0.295882213</text:p>
          </table:table-cell>
          <table:table-cell office:value-type="float" office:value="0" calcext:value-type="float">
            <text:p>0</text:p>
          </table:table-cell>
          <table:table-cell office:value-type="float" office:value="0.295882213040006" calcext:value-type="float">
            <text:p>0.2958822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146</text:p>
          </table:table-cell>
          <table:table-cell office:value-type="float" office:value="0.250232410983651" calcext:value-type="float">
            <text:p>0.250232411</text:p>
          </table:table-cell>
          <table:table-cell office:value-type="float" office:value="0" calcext:value-type="float">
            <text:p>0</text:p>
          </table:table-cell>
          <table:table-cell office:value-type="float" office:value="0.250232410983651" calcext:value-type="float">
            <text:p>0.2502324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2316</text:p>
          </table:table-cell>
          <table:table-cell office:value-type="float" office:value="0.30025966648022" calcext:value-type="float">
            <text:p>0.3002596665</text:p>
          </table:table-cell>
          <table:table-cell office:value-type="float" office:value="0" calcext:value-type="float">
            <text:p>0</text:p>
          </table:table-cell>
          <table:table-cell office:value-type="float" office:value="0.30025966648022" calcext:value-type="float">
            <text:p>0.30025966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2380</text:p>
          </table:table-cell>
          <table:table-cell office:value-type="float" office:value="0.207426819042619" calcext:value-type="float">
            <text:p>0.207426819</text:p>
          </table:table-cell>
          <table:table-cell office:value-type="float" office:value="0" calcext:value-type="float">
            <text:p>0</text:p>
          </table:table-cell>
          <table:table-cell office:value-type="float" office:value="0.207426819042619" calcext:value-type="float">
            <text:p>0.2074268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2399</text:p>
          </table:table-cell>
          <table:table-cell office:value-type="float" office:value="-0.222637992670241" calcext:value-type="float">
            <text:p>-0.2226379927</text:p>
          </table:table-cell>
          <table:table-cell office:value-type="float" office:value="0" calcext:value-type="float">
            <text:p>0</text:p>
          </table:table-cell>
          <table:table-cell office:value-type="float" office:value="0.222637992670241" calcext:value-type="float">
            <text:p>0.22263799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3907</text:p>
          </table:table-cell>
          <table:table-cell office:value-type="float" office:value="0.263540592973148" calcext:value-type="float">
            <text:p>0.263540593</text:p>
          </table:table-cell>
          <table:table-cell office:value-type="float" office:value="0" calcext:value-type="float">
            <text:p>0</text:p>
          </table:table-cell>
          <table:table-cell office:value-type="float" office:value="0.263540592973148" calcext:value-type="float">
            <text:p>0.2635405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sig-DMD_629</text:p>
          </table:table-cell>
          <table:table-cell office:value-type="float" office:value="-0.280737936525723" calcext:value-type="float">
            <text:p>-0.2807379365</text:p>
          </table:table-cell>
          <table:table-cell office:value-type="float" office:value="0" calcext:value-type="float">
            <text:p>0</text:p>
          </table:table-cell>
          <table:table-cell office:value-type="float" office:value="0.280737936525723" calcext:value-type="float">
            <text:p>0.28073793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NL2</text:p>
          </table:table-cell>
          <table:table-cell office:value-type="string" calcext:value-type="string">
            <text:p>sig-DMD_1363</text:p>
          </table:table-cell>
          <table:table-cell office:value-type="float" office:value="-0.398811853287771" calcext:value-type="float">
            <text:p>-0.3988118533</text:p>
          </table:table-cell>
          <table:table-cell office:value-type="float" office:value="0" calcext:value-type="float">
            <text:p>0</text:p>
          </table:table-cell>
          <table:table-cell office:value-type="float" office:value="0.398811853287771" calcext:value-type="float">
            <text:p>0.39881185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298</text:p>
          </table:table-cell>
          <table:table-cell office:value-type="float" office:value="0.425335294931501" calcext:value-type="float">
            <text:p>0.4253352949</text:p>
          </table:table-cell>
          <table:table-cell office:value-type="float" office:value="0" calcext:value-type="float">
            <text:p>0</text:p>
          </table:table-cell>
          <table:table-cell office:value-type="float" office:value="0.425335294931501" calcext:value-type="float">
            <text:p>0.42533529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299</text:p>
          </table:table-cell>
          <table:table-cell office:value-type="float" office:value="0.41200505466744" calcext:value-type="float">
            <text:p>0.4120050547</text:p>
          </table:table-cell>
          <table:table-cell office:value-type="float" office:value="0" calcext:value-type="float">
            <text:p>0</text:p>
          </table:table-cell>
          <table:table-cell office:value-type="float" office:value="0.41200505466744" calcext:value-type="float">
            <text:p>0.41200505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00</text:p>
          </table:table-cell>
          <table:table-cell office:value-type="float" office:value="0.459964560091492" calcext:value-type="float">
            <text:p>0.4599645601</text:p>
          </table:table-cell>
          <table:table-cell office:value-type="float" office:value="0" calcext:value-type="float">
            <text:p>0</text:p>
          </table:table-cell>
          <table:table-cell office:value-type="float" office:value="0.459964560091492" calcext:value-type="float">
            <text:p>0.45996456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01</text:p>
          </table:table-cell>
          <table:table-cell office:value-type="float" office:value="0.350119115406447" calcext:value-type="float">
            <text:p>0.3501191154</text:p>
          </table:table-cell>
          <table:table-cell office:value-type="float" office:value="0" calcext:value-type="float">
            <text:p>0</text:p>
          </table:table-cell>
          <table:table-cell office:value-type="float" office:value="0.350119115406447" calcext:value-type="float">
            <text:p>0.35011911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02</text:p>
          </table:table-cell>
          <table:table-cell office:value-type="float" office:value="0.340085928144268" calcext:value-type="float">
            <text:p>0.3400859281</text:p>
          </table:table-cell>
          <table:table-cell office:value-type="float" office:value="0" calcext:value-type="float">
            <text:p>0</text:p>
          </table:table-cell>
          <table:table-cell office:value-type="float" office:value="0.340085928144268" calcext:value-type="float">
            <text:p>0.34008592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03</text:p>
          </table:table-cell>
          <table:table-cell office:value-type="float" office:value="0.42965029598842" calcext:value-type="float">
            <text:p>0.429650296</text:p>
          </table:table-cell>
          <table:table-cell office:value-type="float" office:value="0" calcext:value-type="float">
            <text:p>0</text:p>
          </table:table-cell>
          <table:table-cell office:value-type="float" office:value="0.42965029598842" calcext:value-type="float">
            <text:p>0.4296502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06</text:p>
          </table:table-cell>
          <table:table-cell office:value-type="float" office:value="0.342911124708562" calcext:value-type="float">
            <text:p>0.3429111247</text:p>
          </table:table-cell>
          <table:table-cell office:value-type="float" office:value="0" calcext:value-type="float">
            <text:p>0</text:p>
          </table:table-cell>
          <table:table-cell office:value-type="float" office:value="0.342911124708562" calcext:value-type="float">
            <text:p>0.34291112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08</text:p>
          </table:table-cell>
          <table:table-cell office:value-type="float" office:value="0.365693537628583" calcext:value-type="float">
            <text:p>0.3656935376</text:p>
          </table:table-cell>
          <table:table-cell office:value-type="float" office:value="0" calcext:value-type="float">
            <text:p>0</text:p>
          </table:table-cell>
          <table:table-cell office:value-type="float" office:value="0.365693537628583" calcext:value-type="float">
            <text:p>0.36569353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09</text:p>
          </table:table-cell>
          <table:table-cell office:value-type="float" office:value="0.347206196369919" calcext:value-type="float">
            <text:p>0.3472061964</text:p>
          </table:table-cell>
          <table:table-cell office:value-type="float" office:value="0" calcext:value-type="float">
            <text:p>0</text:p>
          </table:table-cell>
          <table:table-cell office:value-type="float" office:value="0.347206196369919" calcext:value-type="float">
            <text:p>0.34720619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10</text:p>
          </table:table-cell>
          <table:table-cell office:value-type="float" office:value="0.421060936770312" calcext:value-type="float">
            <text:p>0.4210609368</text:p>
          </table:table-cell>
          <table:table-cell office:value-type="float" office:value="0" calcext:value-type="float">
            <text:p>0</text:p>
          </table:table-cell>
          <table:table-cell office:value-type="float" office:value="0.421060936770312" calcext:value-type="float">
            <text:p>0.42106093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12</text:p>
          </table:table-cell>
          <table:table-cell office:value-type="float" office:value="0.408804426364912" calcext:value-type="float">
            <text:p>0.4088044264</text:p>
          </table:table-cell>
          <table:table-cell office:value-type="float" office:value="0" calcext:value-type="float">
            <text:p>0</text:p>
          </table:table-cell>
          <table:table-cell office:value-type="float" office:value="0.408804426364912" calcext:value-type="float">
            <text:p>0.40880442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13</text:p>
          </table:table-cell>
          <table:table-cell office:value-type="float" office:value="0.352541736242959" calcext:value-type="float">
            <text:p>0.3525417362</text:p>
          </table:table-cell>
          <table:table-cell office:value-type="float" office:value="0" calcext:value-type="float">
            <text:p>0</text:p>
          </table:table-cell>
          <table:table-cell office:value-type="float" office:value="0.352541736242959" calcext:value-type="float">
            <text:p>0.35254173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1314</text:p>
          </table:table-cell>
          <table:table-cell office:value-type="float" office:value="0.440719249020407" calcext:value-type="float">
            <text:p>0.440719249</text:p>
          </table:table-cell>
          <table:table-cell office:value-type="float" office:value="0" calcext:value-type="float">
            <text:p>0</text:p>
          </table:table-cell>
          <table:table-cell office:value-type="float" office:value="0.440719249020407" calcext:value-type="float">
            <text:p>0.4407192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sig-DMD_2380</text:p>
          </table:table-cell>
          <table:table-cell office:value-type="float" office:value="-0.385390792443138" calcext:value-type="float">
            <text:p>-0.3853907924</text:p>
          </table:table-cell>
          <table:table-cell office:value-type="float" office:value="0" calcext:value-type="float">
            <text:p>0</text:p>
          </table:table-cell>
          <table:table-cell office:value-type="float" office:value="0.385390792443138" calcext:value-type="float">
            <text:p>0.38539079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CF2L2</text:p>
          </table:table-cell>
          <table:table-cell office:value-type="string" calcext:value-type="string">
            <text:p>sig-DMD_3354</text:p>
          </table:table-cell>
          <table:table-cell office:value-type="float" office:value="-0.406695180808417" calcext:value-type="float">
            <text:p>-0.4066951808</text:p>
          </table:table-cell>
          <table:table-cell office:value-type="float" office:value="0" calcext:value-type="float">
            <text:p>0</text:p>
          </table:table-cell>
          <table:table-cell office:value-type="float" office:value="0.406695180808417" calcext:value-type="float">
            <text:p>0.40669518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CMDC2</text:p>
          </table:table-cell>
          <table:table-cell office:value-type="string" calcext:value-type="string">
            <text:p>sig-DMD_4124</text:p>
          </table:table-cell>
          <table:table-cell office:value-type="float" office:value="-0.239333520431451" calcext:value-type="float">
            <text:p>-0.2393335204</text:p>
          </table:table-cell>
          <table:table-cell office:value-type="float" office:value="0" calcext:value-type="float">
            <text:p>0</text:p>
          </table:table-cell>
          <table:table-cell office:value-type="float" office:value="0.239333520431451" calcext:value-type="float">
            <text:p>0.23933352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DFI</text:p>
          </table:table-cell>
          <table:table-cell office:value-type="string" calcext:value-type="string">
            <text:p>sig-DMD_3693</text:p>
          </table:table-cell>
          <table:table-cell office:value-type="float" office:value="-0.456473091905481" calcext:value-type="float">
            <text:p>-0.4564730919</text:p>
          </table:table-cell>
          <table:table-cell office:value-type="float" office:value="0" calcext:value-type="float">
            <text:p>0</text:p>
          </table:table-cell>
          <table:table-cell office:value-type="float" office:value="0.456473091905481" calcext:value-type="float">
            <text:p>0.45647309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string" calcext:value-type="string">
            <text:p>sig-DMD_3881</text:p>
          </table:table-cell>
          <table:table-cell office:value-type="float" office:value="-0.294144223398695" calcext:value-type="float">
            <text:p>-0.2941442234</text:p>
          </table:table-cell>
          <table:table-cell office:value-type="float" office:value="0" calcext:value-type="float">
            <text:p>0</text:p>
          </table:table-cell>
          <table:table-cell office:value-type="float" office:value="0.294144223398695" calcext:value-type="float">
            <text:p>0.29414422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F2C</text:p>
          </table:table-cell>
          <table:table-cell office:value-type="string" calcext:value-type="string">
            <text:p>sig-DMD_3546</text:p>
          </table:table-cell>
          <table:table-cell office:value-type="float" office:value="-0.412106443070846" calcext:value-type="float">
            <text:p>-0.4121064431</text:p>
          </table:table-cell>
          <table:table-cell office:value-type="float" office:value="0" calcext:value-type="float">
            <text:p>0</text:p>
          </table:table-cell>
          <table:table-cell office:value-type="float" office:value="0.412106443070846" calcext:value-type="float">
            <text:p>0.41210644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F2C</text:p>
          </table:table-cell>
          <table:table-cell office:value-type="string" calcext:value-type="string">
            <text:p>sig-DMD_3547</text:p>
          </table:table-cell>
          <table:table-cell office:value-type="float" office:value="-0.405808119951063" calcext:value-type="float">
            <text:p>-0.40580812</text:p>
          </table:table-cell>
          <table:table-cell office:value-type="float" office:value="0" calcext:value-type="float">
            <text:p>0</text:p>
          </table:table-cell>
          <table:table-cell office:value-type="float" office:value="0.405808119951063" calcext:value-type="float">
            <text:p>0.405808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IS1</text:p>
          </table:table-cell>
          <table:table-cell office:value-type="string" calcext:value-type="string">
            <text:p>sig-DMD_2686</text:p>
          </table:table-cell>
          <table:table-cell office:value-type="float" office:value="-0.237680917797438" calcext:value-type="float">
            <text:p>-0.2376809178</text:p>
          </table:table-cell>
          <table:table-cell office:value-type="float" office:value="0" calcext:value-type="float">
            <text:p>0</text:p>
          </table:table-cell>
          <table:table-cell office:value-type="float" office:value="0.237680917797438" calcext:value-type="float">
            <text:p>0.23768091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IS1</text:p>
          </table:table-cell>
          <table:table-cell office:value-type="string" calcext:value-type="string">
            <text:p>sig-DMD_2687</text:p>
          </table:table-cell>
          <table:table-cell office:value-type="float" office:value="-0.250859386352942" calcext:value-type="float">
            <text:p>-0.2508593864</text:p>
          </table:table-cell>
          <table:table-cell office:value-type="float" office:value="0" calcext:value-type="float">
            <text:p>0</text:p>
          </table:table-cell>
          <table:table-cell office:value-type="float" office:value="0.250859386352942" calcext:value-type="float">
            <text:p>0.25085938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IS2</text:p>
          </table:table-cell>
          <table:table-cell office:value-type="string" calcext:value-type="string">
            <text:p>sig-DMD_1514</text:p>
          </table:table-cell>
          <table:table-cell office:value-type="float" office:value="-0.238965399503662" calcext:value-type="float">
            <text:p>-0.2389653995</text:p>
          </table:table-cell>
          <table:table-cell office:value-type="float" office:value="0" calcext:value-type="float">
            <text:p>0</text:p>
          </table:table-cell>
          <table:table-cell office:value-type="float" office:value="0.238965399503662" calcext:value-type="float">
            <text:p>0.23896539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IS2</text:p>
          </table:table-cell>
          <table:table-cell office:value-type="string" calcext:value-type="string">
            <text:p>sig-DMD_1515</text:p>
          </table:table-cell>
          <table:table-cell office:value-type="float" office:value="-0.22883748995211" calcext:value-type="float">
            <text:p>-0.22883749</text:p>
          </table:table-cell>
          <table:table-cell office:value-type="float" office:value="0" calcext:value-type="float">
            <text:p>0</text:p>
          </table:table-cell>
          <table:table-cell office:value-type="float" office:value="0.22883748995211" calcext:value-type="float">
            <text:p>0.228837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IS3</text:p>
          </table:table-cell>
          <table:table-cell office:value-type="string" calcext:value-type="string">
            <text:p>sig-DMD_2589</text:p>
          </table:table-cell>
          <table:table-cell office:value-type="float" office:value="0.604780496943773" calcext:value-type="float">
            <text:p>0.6047804969</text:p>
          </table:table-cell>
          <table:table-cell office:value-type="float" office:value="0" calcext:value-type="float">
            <text:p>0</text:p>
          </table:table-cell>
          <table:table-cell office:value-type="float" office:value="0.604780496943773" calcext:value-type="float">
            <text:p>0.60478049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IS3</text:p>
          </table:table-cell>
          <table:table-cell office:value-type="string" calcext:value-type="string">
            <text:p>sig-DMD_2590</text:p>
          </table:table-cell>
          <table:table-cell office:value-type="float" office:value="0.404994809411896" calcext:value-type="float">
            <text:p>0.4049948094</text:p>
          </table:table-cell>
          <table:table-cell office:value-type="float" office:value="0" calcext:value-type="float">
            <text:p>0</text:p>
          </table:table-cell>
          <table:table-cell office:value-type="float" office:value="0.404994809411896" calcext:value-type="float">
            <text:p>0.40499480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LK</text:p>
          </table:table-cell>
          <table:table-cell office:value-type="string" calcext:value-type="string">
            <text:p>sig-DMD_4241</text:p>
          </table:table-cell>
          <table:table-cell office:value-type="float" office:value="0.222929476959096" calcext:value-type="float">
            <text:p>0.222929477</text:p>
          </table:table-cell>
          <table:table-cell office:value-type="float" office:value="0" calcext:value-type="float">
            <text:p>0</text:p>
          </table:table-cell>
          <table:table-cell office:value-type="float" office:value="0.222929476959096" calcext:value-type="float">
            <text:p>0.2229294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N1</text:p>
          </table:table-cell>
          <table:table-cell office:value-type="string" calcext:value-type="string">
            <text:p>sig-DMD_808</text:p>
          </table:table-cell>
          <table:table-cell office:value-type="float" office:value="-0.444244037798864" calcext:value-type="float">
            <text:p>-0.4442440378</text:p>
          </table:table-cell>
          <table:table-cell office:value-type="float" office:value="0" calcext:value-type="float">
            <text:p>0</text:p>
          </table:table-cell>
          <table:table-cell office:value-type="float" office:value="0.444244037798864" calcext:value-type="float">
            <text:p>0.44424403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RTK</text:p>
          </table:table-cell>
          <table:table-cell office:value-type="string" calcext:value-type="string">
            <text:p>sig-DMD_2731</text:p>
          </table:table-cell>
          <table:table-cell office:value-type="float" office:value="-0.264981218652267" calcext:value-type="float">
            <text:p>-0.2649812187</text:p>
          </table:table-cell>
          <table:table-cell office:value-type="float" office:value="0" calcext:value-type="float">
            <text:p>0</text:p>
          </table:table-cell>
          <table:table-cell office:value-type="float" office:value="0.264981218652267" calcext:value-type="float">
            <text:p>0.26498121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ig-DMD_1609</text:p>
          </table:table-cell>
          <table:table-cell office:value-type="float" office:value="-0.237663025330849" calcext:value-type="float">
            <text:p>-0.2376630253</text:p>
          </table:table-cell>
          <table:table-cell office:value-type="float" office:value="0" calcext:value-type="float">
            <text:p>0</text:p>
          </table:table-cell>
          <table:table-cell office:value-type="float" office:value="0.237663025330849" calcext:value-type="float">
            <text:p>0.23766302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ig-DMD_1939</text:p>
          </table:table-cell>
          <table:table-cell office:value-type="float" office:value="-0.562726118317868" calcext:value-type="float">
            <text:p>-0.5627261183</text:p>
          </table:table-cell>
          <table:table-cell office:value-type="float" office:value="0" calcext:value-type="float">
            <text:p>0</text:p>
          </table:table-cell>
          <table:table-cell office:value-type="float" office:value="0.562726118317868" calcext:value-type="float">
            <text:p>0.56272611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ig-DMD_2308</text:p>
          </table:table-cell>
          <table:table-cell office:value-type="float" office:value="-0.305224639396345" calcext:value-type="float">
            <text:p>-0.3052246394</text:p>
          </table:table-cell>
          <table:table-cell office:value-type="float" office:value="0" calcext:value-type="float">
            <text:p>0</text:p>
          </table:table-cell>
          <table:table-cell office:value-type="float" office:value="0.305224639396345" calcext:value-type="float">
            <text:p>0.30522463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sig-DMD_3912</text:p>
          </table:table-cell>
          <table:table-cell office:value-type="float" office:value="-0.358422975431441" calcext:value-type="float">
            <text:p>-0.3584229754</text:p>
          </table:table-cell>
          <table:table-cell office:value-type="float" office:value="0" calcext:value-type="float">
            <text:p>0</text:p>
          </table:table-cell>
          <table:table-cell office:value-type="float" office:value="0.358422975431441" calcext:value-type="float">
            <text:p>0.35842297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TRN</text:p>
          </table:table-cell>
          <table:table-cell office:value-type="string" calcext:value-type="string">
            <text:p>sig-DMD_2308</text:p>
          </table:table-cell>
          <table:table-cell office:value-type="float" office:value="0.255657849629589" calcext:value-type="float">
            <text:p>0.2556578496</text:p>
          </table:table-cell>
          <table:table-cell office:value-type="float" office:value="0" calcext:value-type="float">
            <text:p>0</text:p>
          </table:table-cell>
          <table:table-cell office:value-type="float" office:value="0.255657849629589" calcext:value-type="float">
            <text:p>0.25565784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TRNL</text:p>
          </table:table-cell>
          <table:table-cell office:value-type="string" calcext:value-type="string">
            <text:p>sig-DMD_2308</text:p>
          </table:table-cell>
          <table:table-cell office:value-type="float" office:value="-0.223392031192295" calcext:value-type="float">
            <text:p>-0.2233920312</text:p>
          </table:table-cell>
          <table:table-cell office:value-type="float" office:value="0" calcext:value-type="float">
            <text:p>0</text:p>
          </table:table-cell>
          <table:table-cell office:value-type="float" office:value="0.223392031192295" calcext:value-type="float">
            <text:p>0.22339203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X3A</text:p>
          </table:table-cell>
          <table:table-cell office:value-type="string" calcext:value-type="string">
            <text:p>sig-DMD_274</text:p>
          </table:table-cell>
          <table:table-cell office:value-type="float" office:value="-0.478515161445891" calcext:value-type="float">
            <text:p>-0.4785151614</text:p>
          </table:table-cell>
          <table:table-cell office:value-type="float" office:value="0" calcext:value-type="float">
            <text:p>0</text:p>
          </table:table-cell>
          <table:table-cell office:value-type="float" office:value="0.478515161445891" calcext:value-type="float">
            <text:p>0.47851516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X3A</text:p>
          </table:table-cell>
          <table:table-cell office:value-type="string" calcext:value-type="string">
            <text:p>sig-DMD_275</text:p>
          </table:table-cell>
          <table:table-cell office:value-type="float" office:value="-0.359649719467378" calcext:value-type="float">
            <text:p>-0.3596497195</text:p>
          </table:table-cell>
          <table:table-cell office:value-type="float" office:value="0" calcext:value-type="float">
            <text:p>0</text:p>
          </table:table-cell>
          <table:table-cell office:value-type="float" office:value="0.359649719467378" calcext:value-type="float">
            <text:p>0.35964971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sig-DMD_1521</text:p>
          </table:table-cell>
          <table:table-cell office:value-type="float" office:value="-0.332970588624429" calcext:value-type="float">
            <text:p>-0.3329705886</text:p>
          </table:table-cell>
          <table:table-cell office:value-type="float" office:value="0" calcext:value-type="float">
            <text:p>0</text:p>
          </table:table-cell>
          <table:table-cell office:value-type="float" office:value="0.332970588624429" calcext:value-type="float">
            <text:p>0.33297058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GAT4A</text:p>
          </table:table-cell>
          <table:table-cell office:value-type="string" calcext:value-type="string">
            <text:p>sig-DMD_2721</text:p>
          </table:table-cell>
          <table:table-cell office:value-type="float" office:value="0.254848222226925" calcext:value-type="float">
            <text:p>0.2548482222</text:p>
          </table:table-cell>
          <table:table-cell office:value-type="float" office:value="0" calcext:value-type="float">
            <text:p>0</text:p>
          </table:table-cell>
          <table:table-cell office:value-type="float" office:value="0.254848222226925" calcext:value-type="float">
            <text:p>0.25484822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GAT4B</text:p>
          </table:table-cell>
          <table:table-cell office:value-type="string" calcext:value-type="string">
            <text:p>sig-DMD_3623</text:p>
          </table:table-cell>
          <table:table-cell office:value-type="float" office:value="-0.323302684218299" calcext:value-type="float">
            <text:p>-0.3233026842</text:p>
          </table:table-cell>
          <table:table-cell office:value-type="float" office:value="0" calcext:value-type="float">
            <text:p>0</text:p>
          </table:table-cell>
          <table:table-cell office:value-type="float" office:value="0.323302684218299" calcext:value-type="float">
            <text:p>0.32330268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CAL2</text:p>
          </table:table-cell>
          <table:table-cell office:value-type="string" calcext:value-type="string">
            <text:p>sig-DMD_748</text:p>
          </table:table-cell>
          <table:table-cell office:value-type="float" office:value="-0.344063273855977" calcext:value-type="float">
            <text:p>-0.3440632739</text:p>
          </table:table-cell>
          <table:table-cell office:value-type="float" office:value="0" calcext:value-type="float">
            <text:p>0</text:p>
          </table:table-cell>
          <table:table-cell office:value-type="float" office:value="0.344063273855977" calcext:value-type="float">
            <text:p>0.34406327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CALL2</text:p>
          </table:table-cell>
          <table:table-cell office:value-type="string" calcext:value-type="string">
            <text:p>sig-DMD_3797</text:p>
          </table:table-cell>
          <table:table-cell office:value-type="float" office:value="0.227667570225875" calcext:value-type="float">
            <text:p>0.2276675702</text:p>
          </table:table-cell>
          <table:table-cell office:value-type="float" office:value="0" calcext:value-type="float">
            <text:p>0</text:p>
          </table:table-cell>
          <table:table-cell office:value-type="float" office:value="0.227667570225875" calcext:value-type="float">
            <text:p>0.22766757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EN1</text:p>
          </table:table-cell>
          <table:table-cell office:value-type="string" calcext:value-type="string">
            <text:p>sig-DMD_2200</text:p>
          </table:table-cell>
          <table:table-cell office:value-type="float" office:value="-0.557044411665968" calcext:value-type="float">
            <text:p>-0.5570444117</text:p>
          </table:table-cell>
          <table:table-cell office:value-type="float" office:value="0" calcext:value-type="float">
            <text:p>0</text:p>
          </table:table-cell>
          <table:table-cell office:value-type="float" office:value="0.557044411665968" calcext:value-type="float">
            <text:p>0.55704441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F4GD</text:p>
          </table:table-cell>
          <table:table-cell office:value-type="string" calcext:value-type="string">
            <text:p>sig-DMD_2255</text:p>
          </table:table-cell>
          <table:table-cell office:value-type="float" office:value="-0.257107942792402" calcext:value-type="float">
            <text:p>-0.2571079428</text:p>
          </table:table-cell>
          <table:table-cell office:value-type="float" office:value="0" calcext:value-type="float">
            <text:p>0</text:p>
          </table:table-cell>
          <table:table-cell office:value-type="float" office:value="0.257107942792402" calcext:value-type="float">
            <text:p>0.25710794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POL1</text:p>
          </table:table-cell>
          <table:table-cell office:value-type="string" calcext:value-type="string">
            <text:p>sig-DMD_1423</text:p>
          </table:table-cell>
          <table:table-cell office:value-type="float" office:value="-0.216567940020508" calcext:value-type="float">
            <text:p>-0.21656794</text:p>
          </table:table-cell>
          <table:table-cell office:value-type="float" office:value="0" calcext:value-type="float">
            <text:p>0</text:p>
          </table:table-cell>
          <table:table-cell office:value-type="float" office:value="0.216567940020508" calcext:value-type="float">
            <text:p>0.216567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POL1</text:p>
          </table:table-cell>
          <table:table-cell office:value-type="string" calcext:value-type="string">
            <text:p>sig-DMD_1424</text:p>
          </table:table-cell>
          <table:table-cell office:value-type="float" office:value="-0.392588093639353" calcext:value-type="float">
            <text:p>-0.3925880936</text:p>
          </table:table-cell>
          <table:table-cell office:value-type="float" office:value="0" calcext:value-type="float">
            <text:p>0</text:p>
          </table:table-cell>
          <table:table-cell office:value-type="float" office:value="0.392588093639353" calcext:value-type="float">
            <text:p>0.39258809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KI67</text:p>
          </table:table-cell>
          <table:table-cell office:value-type="string" calcext:value-type="string">
            <text:p>sig-DMD_641</text:p>
          </table:table-cell>
          <table:table-cell office:value-type="float" office:value="-0.329636828564126" calcext:value-type="float">
            <text:p>-0.3296368286</text:p>
          </table:table-cell>
          <table:table-cell office:value-type="float" office:value="0" calcext:value-type="float">
            <text:p>0</text:p>
          </table:table-cell>
          <table:table-cell office:value-type="float" office:value="0.329636828564126" calcext:value-type="float">
            <text:p>0.32963682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KI67</text:p>
          </table:table-cell>
          <table:table-cell office:value-type="string" calcext:value-type="string">
            <text:p>sig-DMD_642</text:p>
          </table:table-cell>
          <table:table-cell office:value-type="float" office:value="-0.296572836322945" calcext:value-type="float">
            <text:p>-0.2965728363</text:p>
          </table:table-cell>
          <table:table-cell office:value-type="float" office:value="0" calcext:value-type="float">
            <text:p>0</text:p>
          </table:table-cell>
          <table:table-cell office:value-type="float" office:value="0.296572836322945" calcext:value-type="float">
            <text:p>0.29657283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KI67</text:p>
          </table:table-cell>
          <table:table-cell office:value-type="string" calcext:value-type="string">
            <text:p>sig-DMD_648</text:p>
          </table:table-cell>
          <table:table-cell office:value-type="float" office:value="-0.253711462275113" calcext:value-type="float">
            <text:p>-0.2537114623</text:p>
          </table:table-cell>
          <table:table-cell office:value-type="float" office:value="0" calcext:value-type="float">
            <text:p>0</text:p>
          </table:table-cell>
          <table:table-cell office:value-type="float" office:value="0.253711462275113" calcext:value-type="float">
            <text:p>0.25371146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KI67</text:p>
          </table:table-cell>
          <table:table-cell office:value-type="string" calcext:value-type="string">
            <text:p>sig-DMD_649</text:p>
          </table:table-cell>
          <table:table-cell office:value-type="float" office:value="-0.247716254474559" calcext:value-type="float">
            <text:p>-0.2477162545</text:p>
          </table:table-cell>
          <table:table-cell office:value-type="float" office:value="0" calcext:value-type="float">
            <text:p>0</text:p>
          </table:table-cell>
          <table:table-cell office:value-type="float" office:value="0.247716254474559" calcext:value-type="float">
            <text:p>0.24771625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KI67</text:p>
          </table:table-cell>
          <table:table-cell office:value-type="string" calcext:value-type="string">
            <text:p>sig-DMD_650</text:p>
          </table:table-cell>
          <table:table-cell office:value-type="float" office:value="-0.302662147901936" calcext:value-type="float">
            <text:p>-0.3026621479</text:p>
          </table:table-cell>
          <table:table-cell office:value-type="float" office:value="0" calcext:value-type="float">
            <text:p>0</text:p>
          </table:table-cell>
          <table:table-cell office:value-type="float" office:value="0.302662147901936" calcext:value-type="float">
            <text:p>0.30266214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KI67</text:p>
          </table:table-cell>
          <table:table-cell office:value-type="string" calcext:value-type="string">
            <text:p>sig-DMD_655</text:p>
          </table:table-cell>
          <table:table-cell office:value-type="float" office:value="-0.414449936778996" calcext:value-type="float">
            <text:p>-0.4144499368</text:p>
          </table:table-cell>
          <table:table-cell office:value-type="float" office:value="0" calcext:value-type="float">
            <text:p>0</text:p>
          </table:table-cell>
          <table:table-cell office:value-type="float" office:value="0.414449936778996" calcext:value-type="float">
            <text:p>0.41444993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KNK2</text:p>
          </table:table-cell>
          <table:table-cell office:value-type="string" calcext:value-type="string">
            <text:p>sig-DMD_2402</text:p>
          </table:table-cell>
          <table:table-cell office:value-type="float" office:value="-0.494008633045838" calcext:value-type="float">
            <text:p>-0.494008633</text:p>
          </table:table-cell>
          <table:table-cell office:value-type="float" office:value="0" calcext:value-type="float">
            <text:p>0</text:p>
          </table:table-cell>
          <table:table-cell office:value-type="float" office:value="0.494008633045838" calcext:value-type="float">
            <text:p>0.4940086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KX</text:p>
          </table:table-cell>
          <table:table-cell office:value-type="string" calcext:value-type="string">
            <text:p>sig-DMD_547</text:p>
          </table:table-cell>
          <table:table-cell office:value-type="float" office:value="-0.31019938507099" calcext:value-type="float">
            <text:p>-0.3101993851</text:p>
          </table:table-cell>
          <table:table-cell office:value-type="float" office:value="0" calcext:value-type="float">
            <text:p>0</text:p>
          </table:table-cell>
          <table:table-cell office:value-type="float" office:value="0.31019938507099" calcext:value-type="float">
            <text:p>0.31019938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LXIP</text:p>
          </table:table-cell>
          <table:table-cell office:value-type="string" calcext:value-type="string">
            <text:p>sig-DMD_1075</text:p>
          </table:table-cell>
          <table:table-cell office:value-type="float" office:value="-0.54270445519325" calcext:value-type="float">
            <text:p>-0.5427044552</text:p>
          </table:table-cell>
          <table:table-cell office:value-type="float" office:value="0" calcext:value-type="float">
            <text:p>0</text:p>
          </table:table-cell>
          <table:table-cell office:value-type="float" office:value="0.54270445519325" calcext:value-type="float">
            <text:p>0.54270445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11</text:p>
          </table:table-cell>
          <table:table-cell office:value-type="float" office:value="0.327106733524947" calcext:value-type="float">
            <text:p>0.3271067335</text:p>
          </table:table-cell>
          <table:table-cell office:value-type="float" office:value="0" calcext:value-type="float">
            <text:p>0</text:p>
          </table:table-cell>
          <table:table-cell office:value-type="float" office:value="0.327106733524947" calcext:value-type="float">
            <text:p>0.32710673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12</text:p>
          </table:table-cell>
          <table:table-cell office:value-type="float" office:value="0.388408663067901" calcext:value-type="float">
            <text:p>0.3884086631</text:p>
          </table:table-cell>
          <table:table-cell office:value-type="float" office:value="0" calcext:value-type="float">
            <text:p>0</text:p>
          </table:table-cell>
          <table:table-cell office:value-type="float" office:value="0.388408663067901" calcext:value-type="float">
            <text:p>0.38840866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13</text:p>
          </table:table-cell>
          <table:table-cell office:value-type="float" office:value="0.413637594253639" calcext:value-type="float">
            <text:p>0.4136375943</text:p>
          </table:table-cell>
          <table:table-cell office:value-type="float" office:value="0" calcext:value-type="float">
            <text:p>0</text:p>
          </table:table-cell>
          <table:table-cell office:value-type="float" office:value="0.413637594253639" calcext:value-type="float">
            <text:p>0.41363759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14</text:p>
          </table:table-cell>
          <table:table-cell office:value-type="float" office:value="0.406781768718234" calcext:value-type="float">
            <text:p>0.4067817687</text:p>
          </table:table-cell>
          <table:table-cell office:value-type="float" office:value="0" calcext:value-type="float">
            <text:p>0</text:p>
          </table:table-cell>
          <table:table-cell office:value-type="float" office:value="0.406781768718234" calcext:value-type="float">
            <text:p>0.40678176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15</text:p>
          </table:table-cell>
          <table:table-cell office:value-type="float" office:value="0.31341600988681" calcext:value-type="float">
            <text:p>0.3134160099</text:p>
          </table:table-cell>
          <table:table-cell office:value-type="float" office:value="0" calcext:value-type="float">
            <text:p>0</text:p>
          </table:table-cell>
          <table:table-cell office:value-type="float" office:value="0.31341600988681" calcext:value-type="float">
            <text:p>0.31341600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16</text:p>
          </table:table-cell>
          <table:table-cell office:value-type="float" office:value="0.324889773680968" calcext:value-type="float">
            <text:p>0.3248897737</text:p>
          </table:table-cell>
          <table:table-cell office:value-type="float" office:value="0" calcext:value-type="float">
            <text:p>0</text:p>
          </table:table-cell>
          <table:table-cell office:value-type="float" office:value="0.324889773680968" calcext:value-type="float">
            <text:p>0.32488977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17</text:p>
          </table:table-cell>
          <table:table-cell office:value-type="float" office:value="0.36740724876003" calcext:value-type="float">
            <text:p>0.3674072488</text:p>
          </table:table-cell>
          <table:table-cell office:value-type="float" office:value="0" calcext:value-type="float">
            <text:p>0</text:p>
          </table:table-cell>
          <table:table-cell office:value-type="float" office:value="0.36740724876003" calcext:value-type="float">
            <text:p>0.36740724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18</text:p>
          </table:table-cell>
          <table:table-cell office:value-type="float" office:value="0.326067610803997" calcext:value-type="float">
            <text:p>0.3260676108</text:p>
          </table:table-cell>
          <table:table-cell office:value-type="float" office:value="0" calcext:value-type="float">
            <text:p>0</text:p>
          </table:table-cell>
          <table:table-cell office:value-type="float" office:value="0.326067610803997" calcext:value-type="float">
            <text:p>0.32606761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20</text:p>
          </table:table-cell>
          <table:table-cell office:value-type="float" office:value="0.451138799220295" calcext:value-type="float">
            <text:p>0.4511387992</text:p>
          </table:table-cell>
          <table:table-cell office:value-type="float" office:value="0" calcext:value-type="float">
            <text:p>0</text:p>
          </table:table-cell>
          <table:table-cell office:value-type="float" office:value="0.451138799220295" calcext:value-type="float">
            <text:p>0.45113879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21</text:p>
          </table:table-cell>
          <table:table-cell office:value-type="float" office:value="0.415507452134162" calcext:value-type="float">
            <text:p>0.4155074521</text:p>
          </table:table-cell>
          <table:table-cell office:value-type="float" office:value="0" calcext:value-type="float">
            <text:p>0</text:p>
          </table:table-cell>
          <table:table-cell office:value-type="float" office:value="0.415507452134162" calcext:value-type="float">
            <text:p>0.41550745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string" calcext:value-type="string">
            <text:p>sig-DMD_3338</text:p>
          </table:table-cell>
          <table:table-cell office:value-type="float" office:value="-0.274410907135518" calcext:value-type="float">
            <text:p>-0.2744109071</text:p>
          </table:table-cell>
          <table:table-cell office:value-type="float" office:value="0" calcext:value-type="float">
            <text:p>0</text:p>
          </table:table-cell>
          <table:table-cell office:value-type="float" office:value="0.274410907135518" calcext:value-type="float">
            <text:p>0.27441090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L1</text:p>
          </table:table-cell>
          <table:table-cell office:value-type="string" calcext:value-type="string">
            <text:p>sig-DMD_13</text:p>
          </table:table-cell>
          <table:table-cell office:value-type="float" office:value="-0.201276563231557" calcext:value-type="float">
            <text:p>-0.2012765632</text:p>
          </table:table-cell>
          <table:table-cell office:value-type="float" office:value="0" calcext:value-type="float">
            <text:p>0</text:p>
          </table:table-cell>
          <table:table-cell office:value-type="float" office:value="0.201276563231557" calcext:value-type="float">
            <text:p>0.20127656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L1</text:p>
          </table:table-cell>
          <table:table-cell office:value-type="string" calcext:value-type="string">
            <text:p>sig-DMD_14</text:p>
          </table:table-cell>
          <table:table-cell office:value-type="float" office:value="-0.246910616209473" calcext:value-type="float">
            <text:p>-0.2469106162</text:p>
          </table:table-cell>
          <table:table-cell office:value-type="float" office:value="0" calcext:value-type="float">
            <text:p>0</text:p>
          </table:table-cell>
          <table:table-cell office:value-type="float" office:value="0.246910616209473" calcext:value-type="float">
            <text:p>0.24691061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L1</text:p>
          </table:table-cell>
          <table:table-cell office:value-type="string" calcext:value-type="string">
            <text:p>sig-DMD_16</text:p>
          </table:table-cell>
          <table:table-cell office:value-type="float" office:value="-0.210480127056089" calcext:value-type="float">
            <text:p>-0.2104801271</text:p>
          </table:table-cell>
          <table:table-cell office:value-type="float" office:value="0" calcext:value-type="float">
            <text:p>0</text:p>
          </table:table-cell>
          <table:table-cell office:value-type="float" office:value="0.210480127056089" calcext:value-type="float">
            <text:p>0.21048012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MEL1</text:p>
          </table:table-cell>
          <table:table-cell office:value-type="string" calcext:value-type="string">
            <text:p>sig-DMD_21</text:p>
          </table:table-cell>
          <table:table-cell office:value-type="float" office:value="-0.234562955166049" calcext:value-type="float">
            <text:p>-0.2345629552</text:p>
          </table:table-cell>
          <table:table-cell office:value-type="float" office:value="0" calcext:value-type="float">
            <text:p>0</text:p>
          </table:table-cell>
          <table:table-cell office:value-type="float" office:value="0.234562955166049" calcext:value-type="float">
            <text:p>0.23456295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NX1</text:p>
          </table:table-cell>
          <table:table-cell office:value-type="string" calcext:value-type="string">
            <text:p>sig-DMD_4020</text:p>
          </table:table-cell>
          <table:table-cell office:value-type="float" office:value="0.517723685529629" calcext:value-type="float">
            <text:p>0.5177236855</text:p>
          </table:table-cell>
          <table:table-cell office:value-type="float" office:value="0" calcext:value-type="float">
            <text:p>0</text:p>
          </table:table-cell>
          <table:table-cell office:value-type="float" office:value="0.517723685529629" calcext:value-type="float">
            <text:p>0.51772368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NX1</text:p>
          </table:table-cell>
          <table:table-cell office:value-type="string" calcext:value-type="string">
            <text:p>sig-DMD_4021</text:p>
          </table:table-cell>
          <table:table-cell office:value-type="float" office:value="0.576100139436936" calcext:value-type="float">
            <text:p>0.5761001394</text:p>
          </table:table-cell>
          <table:table-cell office:value-type="float" office:value="0" calcext:value-type="float">
            <text:p>0</text:p>
          </table:table-cell>
          <table:table-cell office:value-type="float" office:value="0.576100139436936" calcext:value-type="float">
            <text:p>0.57610013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NX1</text:p>
          </table:table-cell>
          <table:table-cell office:value-type="string" calcext:value-type="string">
            <text:p>sig-DMD_4022</text:p>
          </table:table-cell>
          <table:table-cell office:value-type="float" office:value="0.540204406249281" calcext:value-type="float">
            <text:p>0.5402044062</text:p>
          </table:table-cell>
          <table:table-cell office:value-type="float" office:value="0" calcext:value-type="float">
            <text:p>0</text:p>
          </table:table-cell>
          <table:table-cell office:value-type="float" office:value="0.540204406249281" calcext:value-type="float">
            <text:p>0.54020440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B3B</text:p>
          </table:table-cell>
          <table:table-cell office:value-type="string" calcext:value-type="string">
            <text:p>sig-DMD_4231</text:p>
          </table:table-cell>
          <table:table-cell office:value-type="float" office:value="-0.425516455437416" calcext:value-type="float">
            <text:p>-0.4255164554</text:p>
          </table:table-cell>
          <table:table-cell office:value-type="float" office:value="0" calcext:value-type="float">
            <text:p>0</text:p>
          </table:table-cell>
          <table:table-cell office:value-type="float" office:value="0.425516455437416" calcext:value-type="float">
            <text:p>0.42551645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CS1</text:p>
          </table:table-cell>
          <table:table-cell office:value-type="string" calcext:value-type="string">
            <text:p>sig-DMD_3687</text:p>
          </table:table-cell>
          <table:table-cell office:value-type="float" office:value="-0.203540886003023" calcext:value-type="float">
            <text:p>-0.203540886</text:p>
          </table:table-cell>
          <table:table-cell office:value-type="float" office:value="0" calcext:value-type="float">
            <text:p>0</text:p>
          </table:table-cell>
          <table:table-cell office:value-type="float" office:value="0.203540886003023" calcext:value-type="float">
            <text:p>0.2035408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RC2</text:p>
          </table:table-cell>
          <table:table-cell office:value-type="string" calcext:value-type="string">
            <text:p>sig-DMD_3180</text:p>
          </table:table-cell>
          <table:table-cell office:value-type="float" office:value="-0.406434756859183" calcext:value-type="float">
            <text:p>-0.4064347569</text:p>
          </table:table-cell>
          <table:table-cell office:value-type="float" office:value="0" calcext:value-type="float">
            <text:p>0</text:p>
          </table:table-cell>
          <table:table-cell office:value-type="float" office:value="0.406434756859183" calcext:value-type="float">
            <text:p>0.40643475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RAS</text:p>
          </table:table-cell>
          <table:table-cell office:value-type="string" calcext:value-type="string">
            <text:p>sig-DMD_3324</text:p>
          </table:table-cell>
          <table:table-cell office:value-type="float" office:value="-0.597115352790121" calcext:value-type="float">
            <text:p>-0.5971153528</text:p>
          </table:table-cell>
          <table:table-cell office:value-type="float" office:value="0" calcext:value-type="float">
            <text:p>0</text:p>
          </table:table-cell>
          <table:table-cell office:value-type="float" office:value="0.597115352790121" calcext:value-type="float">
            <text:p>0.59711535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RPL13</text:p>
          </table:table-cell>
          <table:table-cell office:value-type="string" calcext:value-type="string">
            <text:p>sig-DMD_4148</text:p>
          </table:table-cell>
          <table:table-cell office:value-type="float" office:value="0.348700384357723" calcext:value-type="float">
            <text:p>0.3487003844</text:p>
          </table:table-cell>
          <table:table-cell office:value-type="float" office:value="0" calcext:value-type="float">
            <text:p>0</text:p>
          </table:table-cell>
          <table:table-cell office:value-type="float" office:value="0.348700384357723" calcext:value-type="float">
            <text:p>0.34870038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RPS34</text:p>
          </table:table-cell>
          <table:table-cell office:value-type="string" calcext:value-type="string">
            <text:p>sig-DMD_1616</text:p>
          </table:table-cell>
          <table:table-cell office:value-type="float" office:value="0.26126747248725" calcext:value-type="float">
            <text:p>0.2612674725</text:p>
          </table:table-cell>
          <table:table-cell office:value-type="float" office:value="0" calcext:value-type="float">
            <text:p>0</text:p>
          </table:table-cell>
          <table:table-cell office:value-type="float" office:value="0.26126747248725" calcext:value-type="float">
            <text:p>0.26126747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SX1</text:p>
          </table:table-cell>
          <table:table-cell office:value-type="string" calcext:value-type="string">
            <text:p>sig-DMD_3394</text:p>
          </table:table-cell>
          <table:table-cell office:value-type="float" office:value="0.214558114583822" calcext:value-type="float">
            <text:p>0.2145581146</text:p>
          </table:table-cell>
          <table:table-cell office:value-type="float" office:value="0" calcext:value-type="float">
            <text:p>0</text:p>
          </table:table-cell>
          <table:table-cell office:value-type="float" office:value="0.214558114583822" calcext:value-type="float">
            <text:p>0.21455811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SX2</text:p>
          </table:table-cell>
          <table:table-cell office:value-type="string" calcext:value-type="string">
            <text:p>sig-DMD_3607</text:p>
          </table:table-cell>
          <table:table-cell office:value-type="float" office:value="0.256999381687701" calcext:value-type="float">
            <text:p>0.2569993817</text:p>
          </table:table-cell>
          <table:table-cell office:value-type="float" office:value="0" calcext:value-type="float">
            <text:p>0</text:p>
          </table:table-cell>
          <table:table-cell office:value-type="float" office:value="0.256999381687701" calcext:value-type="float">
            <text:p>0.25699938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TAP</text:p>
          </table:table-cell>
          <table:table-cell office:value-type="string" calcext:value-type="string">
            <text:p>sig-DMD_4224</text:p>
          </table:table-cell>
          <table:table-cell office:value-type="float" office:value="-0.235010146769359" calcext:value-type="float">
            <text:p>-0.2350101468</text:p>
          </table:table-cell>
          <table:table-cell office:value-type="float" office:value="0" calcext:value-type="float">
            <text:p>0</text:p>
          </table:table-cell>
          <table:table-cell office:value-type="float" office:value="0.235010146769359" calcext:value-type="float">
            <text:p>0.23501014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TSS1L</text:p>
          </table:table-cell>
          <table:table-cell office:value-type="string" calcext:value-type="string">
            <text:p>sig-DMD_2104</text:p>
          </table:table-cell>
          <table:table-cell office:value-type="float" office:value="-0.451322635512414" calcext:value-type="float">
            <text:p>-0.4513226355</text:p>
          </table:table-cell>
          <table:table-cell office:value-type="float" office:value="0" calcext:value-type="float">
            <text:p>0</text:p>
          </table:table-cell>
          <table:table-cell office:value-type="float" office:value="0.451322635512414" calcext:value-type="float">
            <text:p>0.45132263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UC1</text:p>
          </table:table-cell>
          <table:table-cell office:value-type="string" calcext:value-type="string">
            <text:p>sig-DMD_272</text:p>
          </table:table-cell>
          <table:table-cell office:value-type="float" office:value="-0.55130049358603" calcext:value-type="float">
            <text:p>-0.5513004936</text:p>
          </table:table-cell>
          <table:table-cell office:value-type="float" office:value="0" calcext:value-type="float">
            <text:p>0</text:p>
          </table:table-cell>
          <table:table-cell office:value-type="float" office:value="0.55130049358603" calcext:value-type="float">
            <text:p>0.55130049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XRA8</text:p>
          </table:table-cell>
          <table:table-cell office:value-type="string" calcext:value-type="string">
            <text:p>sig-DMD_4</text:p>
          </table:table-cell>
          <table:table-cell office:value-type="float" office:value="-0.271088891085806" calcext:value-type="float">
            <text:p>-0.2710888911</text:p>
          </table:table-cell>
          <table:table-cell office:value-type="float" office:value="0" calcext:value-type="float">
            <text:p>0</text:p>
          </table:table-cell>
          <table:table-cell office:value-type="float" office:value="0.271088891085806" calcext:value-type="float">
            <text:p>0.27108889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C</text:p>
          </table:table-cell>
          <table:table-cell office:value-type="string" calcext:value-type="string">
            <text:p>sig-DMD_4156</text:p>
          </table:table-cell>
          <table:table-cell office:value-type="float" office:value="-0.540349575289601" calcext:value-type="float">
            <text:p>-0.5403495753</text:p>
          </table:table-cell>
          <table:table-cell office:value-type="float" office:value="0" calcext:value-type="float">
            <text:p>0</text:p>
          </table:table-cell>
          <table:table-cell office:value-type="float" office:value="0.540349575289601" calcext:value-type="float">
            <text:p>0.54034957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YH11</text:p>
          </table:table-cell>
          <table:table-cell office:value-type="string" calcext:value-type="string">
            <text:p>sig-DMD_1892</text:p>
          </table:table-cell>
          <table:table-cell office:value-type="float" office:value="-0.20310072881686" calcext:value-type="float">
            <text:p>-0.2031007288</text:p>
          </table:table-cell>
          <table:table-cell office:value-type="float" office:value="0" calcext:value-type="float">
            <text:p>0</text:p>
          </table:table-cell>
          <table:table-cell office:value-type="float" office:value="0.20310072881686" calcext:value-type="float">
            <text:p>0.20310072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YO1C</text:p>
          </table:table-cell>
          <table:table-cell office:value-type="string" calcext:value-type="string">
            <text:p>sig-DMD_2134</text:p>
          </table:table-cell>
          <table:table-cell office:value-type="float" office:value="-0.209872619735203" calcext:value-type="float">
            <text:p>-0.2098726197</text:p>
          </table:table-cell>
          <table:table-cell office:value-type="float" office:value="0" calcext:value-type="float">
            <text:p>0</text:p>
          </table:table-cell>
          <table:table-cell office:value-type="float" office:value="0.209872619735203" calcext:value-type="float">
            <text:p>0.20987261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YO3A</text:p>
          </table:table-cell>
          <table:table-cell office:value-type="string" calcext:value-type="string">
            <text:p>sig-DMD_543</text:p>
          </table:table-cell>
          <table:table-cell office:value-type="float" office:value="0.326639149604354" calcext:value-type="float">
            <text:p>0.3266391496</text:p>
          </table:table-cell>
          <table:table-cell office:value-type="float" office:value="0" calcext:value-type="float">
            <text:p>0</text:p>
          </table:table-cell>
          <table:table-cell office:value-type="float" office:value="0.326639149604354" calcext:value-type="float">
            <text:p>0.32663914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YO6</text:p>
          </table:table-cell>
          <table:table-cell office:value-type="string" calcext:value-type="string">
            <text:p>sig-DMD_3718</text:p>
          </table:table-cell>
          <table:table-cell office:value-type="float" office:value="-0.50417778897005" calcext:value-type="float">
            <text:p>-0.504177789</text:p>
          </table:table-cell>
          <table:table-cell office:value-type="float" office:value="0" calcext:value-type="float">
            <text:p>0</text:p>
          </table:table-cell>
          <table:table-cell office:value-type="float" office:value="0.50417778897005" calcext:value-type="float">
            <text:p>0.5041777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9B</text:p>
          </table:table-cell>
          <table:table-cell office:value-type="string" calcext:value-type="string">
            <text:p>sig-DMD_2450</text:p>
          </table:table-cell>
          <table:table-cell office:value-type="float" office:value="-0.272932281428314" calcext:value-type="float">
            <text:p>-0.2729322814</text:p>
          </table:table-cell>
          <table:table-cell office:value-type="float" office:value="0" calcext:value-type="float">
            <text:p>0</text:p>
          </table:table-cell>
          <table:table-cell office:value-type="float" office:value="0.272932281428314" calcext:value-type="float">
            <text:p>0.27293228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ZT2A</text:p>
          </table:table-cell>
          <table:table-cell office:value-type="string" calcext:value-type="string">
            <text:p>sig-DMD_2751</text:p>
          </table:table-cell>
          <table:table-cell office:value-type="float" office:value="-0.20988347002731" calcext:value-type="float">
            <text:p>-0.20988347</text:p>
          </table:table-cell>
          <table:table-cell office:value-type="float" office:value="0" calcext:value-type="float">
            <text:p>0</text:p>
          </table:table-cell>
          <table:table-cell office:value-type="float" office:value="0.20988347002731" calcext:value-type="float">
            <text:p>0.209883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4BP3</text:p>
          </table:table-cell>
          <table:table-cell office:value-type="string" calcext:value-type="string">
            <text:p>sig-DMD_3617</text:p>
          </table:table-cell>
          <table:table-cell office:value-type="float" office:value="-0.341340862640613" calcext:value-type="float">
            <text:p>-0.3413408626</text:p>
          </table:table-cell>
          <table:table-cell office:value-type="float" office:value="0" calcext:value-type="float">
            <text:p>0</text:p>
          </table:table-cell>
          <table:table-cell office:value-type="float" office:value="0.341340862640613" calcext:value-type="float">
            <text:p>0.34134086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A30</text:p>
          </table:table-cell>
          <table:table-cell office:value-type="string" calcext:value-type="string">
            <text:p>sig-DMD_1437</text:p>
          </table:table-cell>
          <table:table-cell office:value-type="float" office:value="-0.224191067690048" calcext:value-type="float">
            <text:p>-0.2241910677</text:p>
          </table:table-cell>
          <table:table-cell office:value-type="float" office:value="0" calcext:value-type="float">
            <text:p>0</text:p>
          </table:table-cell>
          <table:table-cell office:value-type="float" office:value="0.224191067690048" calcext:value-type="float">
            <text:p>0.22419106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BP1</text:p>
          </table:table-cell>
          <table:table-cell office:value-type="string" calcext:value-type="string">
            <text:p>sig-DMD_2785</text:p>
          </table:table-cell>
          <table:table-cell office:value-type="float" office:value="-0.531178112715979" calcext:value-type="float">
            <text:p>-0.5311781127</text:p>
          </table:table-cell>
          <table:table-cell office:value-type="float" office:value="0" calcext:value-type="float">
            <text:p>0</text:p>
          </table:table-cell>
          <table:table-cell office:value-type="float" office:value="0.531178112715979" calcext:value-type="float">
            <text:p>0.53117811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sig-DMD_2693</text:p>
          </table:table-cell>
          <table:table-cell office:value-type="float" office:value="-0.271433854584974" calcext:value-type="float">
            <text:p>-0.2714338546</text:p>
          </table:table-cell>
          <table:table-cell office:value-type="float" office:value="0" calcext:value-type="float">
            <text:p>0</text:p>
          </table:table-cell>
          <table:table-cell office:value-type="float" office:value="0.271433854584974" calcext:value-type="float">
            <text:p>0.27143385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8L</text:p>
          </table:table-cell>
          <table:table-cell office:value-type="string" calcext:value-type="string">
            <text:p>sig-DMD_3386</text:p>
          </table:table-cell>
          <table:table-cell office:value-type="float" office:value="-0.405834278192314" calcext:value-type="float">
            <text:p>-0.4058342782</text:p>
          </table:table-cell>
          <table:table-cell office:value-type="float" office:value="0" calcext:value-type="float">
            <text:p>0</text:p>
          </table:table-cell>
          <table:table-cell office:value-type="float" office:value="0.405834278192314" calcext:value-type="float">
            <text:p>0.40583427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V2</text:p>
          </table:table-cell>
          <table:table-cell office:value-type="string" calcext:value-type="string">
            <text:p>sig-DMD_760</text:p>
          </table:table-cell>
          <table:table-cell office:value-type="float" office:value="-0.254074348049377" calcext:value-type="float">
            <text:p>-0.254074348</text:p>
          </table:table-cell>
          <table:table-cell office:value-type="float" office:value="0" calcext:value-type="float">
            <text:p>0</text:p>
          </table:table-cell>
          <table:table-cell office:value-type="float" office:value="0.254074348049377" calcext:value-type="float">
            <text:p>0.2540743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BEA</text:p>
          </table:table-cell>
          <table:table-cell office:value-type="string" calcext:value-type="string">
            <text:p>sig-DMD_1339</text:p>
          </table:table-cell>
          <table:table-cell office:value-type="float" office:value="0.359284375266436" calcext:value-type="float">
            <text:p>0.3592843753</text:p>
          </table:table-cell>
          <table:table-cell office:value-type="float" office:value="0" calcext:value-type="float">
            <text:p>0</text:p>
          </table:table-cell>
          <table:table-cell office:value-type="float" office:value="0.359284375266436" calcext:value-type="float">
            <text:p>0.35928437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CAPG2</text:p>
          </table:table-cell>
          <table:table-cell office:value-type="string" calcext:value-type="string">
            <text:p>sig-DMD_4043</text:p>
          </table:table-cell>
          <table:table-cell office:value-type="float" office:value="-0.247422301393701" calcext:value-type="float">
            <text:p>-0.2474223014</text:p>
          </table:table-cell>
          <table:table-cell office:value-type="float" office:value="0" calcext:value-type="float">
            <text:p>0</text:p>
          </table:table-cell>
          <table:table-cell office:value-type="float" office:value="0.247422301393701" calcext:value-type="float">
            <text:p>0.24742230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CDN</text:p>
          </table:table-cell>
          <table:table-cell office:value-type="string" calcext:value-type="string">
            <text:p>sig-DMD_120</text:p>
          </table:table-cell>
          <table:table-cell office:value-type="float" office:value="-0.257810784650294" calcext:value-type="float">
            <text:p>-0.2578107847</text:p>
          </table:table-cell>
          <table:table-cell office:value-type="float" office:value="0" calcext:value-type="float">
            <text:p>0</text:p>
          </table:table-cell>
          <table:table-cell office:value-type="float" office:value="0.257810784650294" calcext:value-type="float">
            <text:p>0.25781078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CL</text:p>
          </table:table-cell>
          <table:table-cell office:value-type="string" calcext:value-type="string">
            <text:p>sig-DMD_2817</text:p>
          </table:table-cell>
          <table:table-cell office:value-type="float" office:value="-0.246789981035162" calcext:value-type="float">
            <text:p>-0.246789981</text:p>
          </table:table-cell>
          <table:table-cell office:value-type="float" office:value="0" calcext:value-type="float">
            <text:p>0</text:p>
          </table:table-cell>
          <table:table-cell office:value-type="float" office:value="0.246789981035162" calcext:value-type="float">
            <text:p>0.2467899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DN</text:p>
          </table:table-cell>
          <table:table-cell office:value-type="string" calcext:value-type="string">
            <text:p>sig-DMD_3469</text:p>
          </table:table-cell>
          <table:table-cell office:value-type="float" office:value="-0.278282456586204" calcext:value-type="float">
            <text:p>-0.2782824566</text:p>
          </table:table-cell>
          <table:table-cell office:value-type="float" office:value="0" calcext:value-type="float">
            <text:p>0</text:p>
          </table:table-cell>
          <table:table-cell office:value-type="float" office:value="0.278282456586204" calcext:value-type="float">
            <text:p>0.27828245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DNF</text:p>
          </table:table-cell>
          <table:table-cell office:value-type="string" calcext:value-type="string">
            <text:p>sig-DMD_3469</text:p>
          </table:table-cell>
          <table:table-cell office:value-type="float" office:value="-0.351202446100622" calcext:value-type="float">
            <text:p>-0.3512024461</text:p>
          </table:table-cell>
          <table:table-cell office:value-type="float" office:value="0" calcext:value-type="float">
            <text:p>0</text:p>
          </table:table-cell>
          <table:table-cell office:value-type="float" office:value="0.351202446100622" calcext:value-type="float">
            <text:p>0.35120244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DRG1</text:p>
          </table:table-cell>
          <table:table-cell office:value-type="string" calcext:value-type="string">
            <text:p>sig-DMD_4158</text:p>
          </table:table-cell>
          <table:table-cell office:value-type="float" office:value="-0.497158310904753" calcext:value-type="float">
            <text:p>-0.4971583109</text:p>
          </table:table-cell>
          <table:table-cell office:value-type="float" office:value="0" calcext:value-type="float">
            <text:p>0</text:p>
          </table:table-cell>
          <table:table-cell office:value-type="float" office:value="0.497158310904753" calcext:value-type="float">
            <text:p>0.49715831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DRG2</text:p>
          </table:table-cell>
          <table:table-cell office:value-type="string" calcext:value-type="string">
            <text:p>sig-DMD_1411</text:p>
          </table:table-cell>
          <table:table-cell office:value-type="float" office:value="-0.541507930967307" calcext:value-type="float">
            <text:p>-0.541507931</text:p>
          </table:table-cell>
          <table:table-cell office:value-type="float" office:value="0" calcext:value-type="float">
            <text:p>0</text:p>
          </table:table-cell>
          <table:table-cell office:value-type="float" office:value="0.541507930967307" calcext:value-type="float">
            <text:p>0.5415079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DRG2</text:p>
          </table:table-cell>
          <table:table-cell office:value-type="string" calcext:value-type="string">
            <text:p>sig-DMD_1412</text:p>
          </table:table-cell>
          <table:table-cell office:value-type="float" office:value="-0.592249262050117" calcext:value-type="float">
            <text:p>-0.5922492621</text:p>
          </table:table-cell>
          <table:table-cell office:value-type="float" office:value="0" calcext:value-type="float">
            <text:p>0</text:p>
          </table:table-cell>
          <table:table-cell office:value-type="float" office:value="0.592249262050117" calcext:value-type="float">
            <text:p>0.59224926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DST1</text:p>
          </table:table-cell>
          <table:table-cell office:value-type="string" calcext:value-type="string">
            <text:p>sig-DMD_3587</text:p>
          </table:table-cell>
          <table:table-cell office:value-type="float" office:value="-0.372946635884549" calcext:value-type="float">
            <text:p>-0.3729466359</text:p>
          </table:table-cell>
          <table:table-cell office:value-type="float" office:value="0" calcext:value-type="float">
            <text:p>0</text:p>
          </table:table-cell>
          <table:table-cell office:value-type="float" office:value="0.372946635884549" calcext:value-type="float">
            <text:p>0.37294663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FM</text:p>
          </table:table-cell>
          <table:table-cell office:value-type="string" calcext:value-type="string">
            <text:p>sig-DMD_4063</text:p>
          </table:table-cell>
          <table:table-cell office:value-type="float" office:value="-0.247872298842777" calcext:value-type="float">
            <text:p>-0.2478722988</text:p>
          </table:table-cell>
          <table:table-cell office:value-type="float" office:value="0" calcext:value-type="float">
            <text:p>0</text:p>
          </table:table-cell>
          <table:table-cell office:value-type="float" office:value="0.247872298842777" calcext:value-type="float">
            <text:p>0.24787229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FM</text:p>
          </table:table-cell>
          <table:table-cell office:value-type="string" calcext:value-type="string">
            <text:p>sig-DMD_4064</text:p>
          </table:table-cell>
          <table:table-cell office:value-type="float" office:value="0.272637247324675" calcext:value-type="float">
            <text:p>0.2726372473</text:p>
          </table:table-cell>
          <table:table-cell office:value-type="float" office:value="0" calcext:value-type="float">
            <text:p>0</text:p>
          </table:table-cell>
          <table:table-cell office:value-type="float" office:value="0.272637247324675" calcext:value-type="float">
            <text:p>0.27263724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K10</text:p>
          </table:table-cell>
          <table:table-cell office:value-type="string" calcext:value-type="string">
            <text:p>sig-DMD_3254</text:p>
          </table:table-cell>
          <table:table-cell office:value-type="float" office:value="-0.259769279232058" calcext:value-type="float">
            <text:p>-0.2597692792</text:p>
          </table:table-cell>
          <table:table-cell office:value-type="float" office:value="0" calcext:value-type="float">
            <text:p>0</text:p>
          </table:table-cell>
          <table:table-cell office:value-type="float" office:value="0.259769279232058" calcext:value-type="float">
            <text:p>0.25976927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LFCD</text:p>
          </table:table-cell>
          <table:table-cell office:value-type="string" calcext:value-type="string">
            <text:p>sig-DMD_3023</text:p>
          </table:table-cell>
          <table:table-cell office:value-type="float" office:value="-0.208179803586588" calcext:value-type="float">
            <text:p>-0.2081798036</text:p>
          </table:table-cell>
          <table:table-cell office:value-type="float" office:value="0" calcext:value-type="float">
            <text:p>0</text:p>
          </table:table-cell>
          <table:table-cell office:value-type="float" office:value="0.208179803586588" calcext:value-type="float">
            <text:p>0.20817980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O1</text:p>
          </table:table-cell>
          <table:table-cell office:value-type="string" calcext:value-type="string">
            <text:p>sig-DMD_1551</text:p>
          </table:table-cell>
          <table:table-cell office:value-type="float" office:value="0.247137985561178" calcext:value-type="float">
            <text:p>0.2471379856</text:p>
          </table:table-cell>
          <table:table-cell office:value-type="float" office:value="0" calcext:value-type="float">
            <text:p>0</text:p>
          </table:table-cell>
          <table:table-cell office:value-type="float" office:value="0.247137985561178" calcext:value-type="float">
            <text:p>0.24713798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sig-DMD_281</text:p>
          </table:table-cell>
          <table:table-cell office:value-type="float" office:value="-0.43986433012845" calcext:value-type="float">
            <text:p>-0.4398643301</text:p>
          </table:table-cell>
          <table:table-cell office:value-type="float" office:value="0" calcext:value-type="float">
            <text:p>0</text:p>
          </table:table-cell>
          <table:table-cell office:value-type="float" office:value="0.43986433012845" calcext:value-type="float">
            <text:p>0.43986433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T1</text:p>
          </table:table-cell>
          <table:table-cell office:value-type="string" calcext:value-type="string">
            <text:p>sig-DMD_520</text:p>
          </table:table-cell>
          <table:table-cell office:value-type="float" office:value="-0.640156508463755" calcext:value-type="float">
            <text:p>-0.6401565085</text:p>
          </table:table-cell>
          <table:table-cell office:value-type="float" office:value="0" calcext:value-type="float">
            <text:p>0</text:p>
          </table:table-cell>
          <table:table-cell office:value-type="float" office:value="0.640156508463755" calcext:value-type="float">
            <text:p>0.64015650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U4</text:p>
          </table:table-cell>
          <table:table-cell office:value-type="string" calcext:value-type="string">
            <text:p>sig-DMD_2836</text:p>
          </table:table-cell>
          <table:table-cell office:value-type="float" office:value="0.568344477165893" calcext:value-type="float">
            <text:p>0.5683444772</text:p>
          </table:table-cell>
          <table:table-cell office:value-type="float" office:value="0" calcext:value-type="float">
            <text:p>0</text:p>
          </table:table-cell>
          <table:table-cell office:value-type="float" office:value="0.568344477165893" calcext:value-type="float">
            <text:p>0.56834447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URL</text:p>
          </table:table-cell>
          <table:table-cell office:value-type="string" calcext:value-type="string">
            <text:p>sig-DMD_2929</text:p>
          </table:table-cell>
          <table:table-cell office:value-type="float" office:value="0.367463522791381" calcext:value-type="float">
            <text:p>0.3674635228</text:p>
          </table:table-cell>
          <table:table-cell office:value-type="float" office:value="0" calcext:value-type="float">
            <text:p>0</text:p>
          </table:table-cell>
          <table:table-cell office:value-type="float" office:value="0.367463522791381" calcext:value-type="float">
            <text:p>0.36746352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URL</text:p>
          </table:table-cell>
          <table:table-cell office:value-type="string" calcext:value-type="string">
            <text:p>sig-DMD_3602</text:p>
          </table:table-cell>
          <table:table-cell office:value-type="float" office:value="-0.247437208684287" calcext:value-type="float">
            <text:p>-0.2474372087</text:p>
          </table:table-cell>
          <table:table-cell office:value-type="float" office:value="0" calcext:value-type="float">
            <text:p>0</text:p>
          </table:table-cell>
          <table:table-cell office:value-type="float" office:value="0.247437208684287" calcext:value-type="float">
            <text:p>0.24743720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URL1B</text:p>
          </table:table-cell>
          <table:table-cell office:value-type="string" calcext:value-type="string">
            <text:p>sig-DMD_3602</text:p>
          </table:table-cell>
          <table:table-cell office:value-type="float" office:value="-0.239256854149039" calcext:value-type="float">
            <text:p>-0.2392568541</text:p>
          </table:table-cell>
          <table:table-cell office:value-type="float" office:value="0" calcext:value-type="float">
            <text:p>0</text:p>
          </table:table-cell>
          <table:table-cell office:value-type="float" office:value="0.239256854149039" calcext:value-type="float">
            <text:p>0.23925685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URL1B</text:p>
          </table:table-cell>
          <table:table-cell office:value-type="string" calcext:value-type="string">
            <text:p>sig-DMD_3603</text:p>
          </table:table-cell>
          <table:table-cell office:value-type="float" office:value="-0.369923988794075" calcext:value-type="float">
            <text:p>-0.3699239888</text:p>
          </table:table-cell>
          <table:table-cell office:value-type="float" office:value="0" calcext:value-type="float">
            <text:p>0</text:p>
          </table:table-cell>
          <table:table-cell office:value-type="float" office:value="0.369923988794075" calcext:value-type="float">
            <text:p>0.36992398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UROG2</text:p>
          </table:table-cell>
          <table:table-cell office:value-type="string" calcext:value-type="string">
            <text:p>sig-DMD_3463</text:p>
          </table:table-cell>
          <table:table-cell office:value-type="float" office:value="-0.203136815457007" calcext:value-type="float">
            <text:p>-0.2031368155</text:p>
          </table:table-cell>
          <table:table-cell office:value-type="float" office:value="0" calcext:value-type="float">
            <text:p>0</text:p>
          </table:table-cell>
          <table:table-cell office:value-type="float" office:value="0.203136815457007" calcext:value-type="float">
            <text:p>0.20313681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AM1</text:p>
          </table:table-cell>
          <table:table-cell office:value-type="string" calcext:value-type="string">
            <text:p>sig-DMD_3203</text:p>
          </table:table-cell>
          <table:table-cell office:value-type="float" office:value="-0.2715067620461" calcext:value-type="float">
            <text:p>-0.271506762</text:p>
          </table:table-cell>
          <table:table-cell office:value-type="float" office:value="0" calcext:value-type="float">
            <text:p>0</text:p>
          </table:table-cell>
          <table:table-cell office:value-type="float" office:value="0.2715067620461" calcext:value-type="float">
            <text:p>0.2715067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E2L1</text:p>
          </table:table-cell>
          <table:table-cell office:value-type="string" calcext:value-type="string">
            <text:p>sig-DMD_2213</text:p>
          </table:table-cell>
          <table:table-cell office:value-type="float" office:value="-0.364157926103224" calcext:value-type="float">
            <text:p>-0.3641579261</text:p>
          </table:table-cell>
          <table:table-cell office:value-type="float" office:value="0" calcext:value-type="float">
            <text:p>0</text:p>
          </table:table-cell>
          <table:table-cell office:value-type="float" office:value="0.364157926103224" calcext:value-type="float">
            <text:p>0.36415792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E2L3</text:p>
          </table:table-cell>
          <table:table-cell office:value-type="string" calcext:value-type="string">
            <text:p>sig-DMD_3813</text:p>
          </table:table-cell>
          <table:table-cell office:value-type="float" office:value="0.262518153119342" calcext:value-type="float">
            <text:p>0.2625181531</text:p>
          </table:table-cell>
          <table:table-cell office:value-type="float" office:value="0" calcext:value-type="float">
            <text:p>0</text:p>
          </table:table-cell>
          <table:table-cell office:value-type="float" office:value="0.262518153119342" calcext:value-type="float">
            <text:p>0.26251815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E2L3</text:p>
          </table:table-cell>
          <table:table-cell office:value-type="string" calcext:value-type="string">
            <text:p>sig-DMD_3814</text:p>
          </table:table-cell>
          <table:table-cell office:value-type="float" office:value="-0.630519203620466" calcext:value-type="float">
            <text:p>-0.6305192036</text:p>
          </table:table-cell>
          <table:table-cell office:value-type="float" office:value="0" calcext:value-type="float">
            <text:p>0</text:p>
          </table:table-cell>
          <table:table-cell office:value-type="float" office:value="0.630519203620466" calcext:value-type="float">
            <text:p>0.63051920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A</text:p>
          </table:table-cell>
          <table:table-cell office:value-type="string" calcext:value-type="string">
            <text:p>sig-DMD_160</text:p>
          </table:table-cell>
          <table:table-cell office:value-type="float" office:value="-0.302423667939101" calcext:value-type="float">
            <text:p>-0.3024236679</text:p>
          </table:table-cell>
          <table:table-cell office:value-type="float" office:value="0" calcext:value-type="float">
            <text:p>0</text:p>
          </table:table-cell>
          <table:table-cell office:value-type="float" office:value="0.302423667939101" calcext:value-type="float">
            <text:p>0.30242366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B</text:p>
          </table:table-cell>
          <table:table-cell office:value-type="string" calcext:value-type="string">
            <text:p>sig-DMD_4220</text:p>
          </table:table-cell>
          <table:table-cell office:value-type="float" office:value="-0.320879634781769" calcext:value-type="float">
            <text:p>-0.3208796348</text:p>
          </table:table-cell>
          <table:table-cell office:value-type="float" office:value="0" calcext:value-type="float">
            <text:p>0</text:p>
          </table:table-cell>
          <table:table-cell office:value-type="float" office:value="0.320879634781769" calcext:value-type="float">
            <text:p>0.32087963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B</text:p>
          </table:table-cell>
          <table:table-cell office:value-type="string" calcext:value-type="string">
            <text:p>sig-DMD_4221</text:p>
          </table:table-cell>
          <table:table-cell office:value-type="float" office:value="-0.600469692895936" calcext:value-type="float">
            <text:p>-0.6004696929</text:p>
          </table:table-cell>
          <table:table-cell office:value-type="float" office:value="0" calcext:value-type="float">
            <text:p>0</text:p>
          </table:table-cell>
          <table:table-cell office:value-type="float" office:value="0.600469692895936" calcext:value-type="float">
            <text:p>0.60046969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B</text:p>
          </table:table-cell>
          <table:table-cell office:value-type="string" calcext:value-type="string">
            <text:p>sig-DMD_4222</text:p>
          </table:table-cell>
          <table:table-cell office:value-type="float" office:value="-0.318631271422591" calcext:value-type="float">
            <text:p>-0.3186312714</text:p>
          </table:table-cell>
          <table:table-cell office:value-type="float" office:value="0" calcext:value-type="float">
            <text:p>0</text:p>
          </table:table-cell>
          <table:table-cell office:value-type="float" office:value="0.318631271422591" calcext:value-type="float">
            <text:p>0.31863127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C</text:p>
          </table:table-cell>
          <table:table-cell office:value-type="string" calcext:value-type="string">
            <text:p>sig-DMD_2406</text:p>
          </table:table-cell>
          <table:table-cell office:value-type="float" office:value="-0.242338157132919" calcext:value-type="float">
            <text:p>-0.2423381571</text:p>
          </table:table-cell>
          <table:table-cell office:value-type="float" office:value="0" calcext:value-type="float">
            <text:p>0</text:p>
          </table:table-cell>
          <table:table-cell office:value-type="float" office:value="0.242338157132919" calcext:value-type="float">
            <text:p>0.24233815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L3</text:p>
          </table:table-cell>
          <table:table-cell office:value-type="string" calcext:value-type="string">
            <text:p>sig-DMD_4262</text:p>
          </table:table-cell>
          <table:table-cell office:value-type="float" office:value="-0.48588953698745" calcext:value-type="float">
            <text:p>-0.485889537</text:p>
          </table:table-cell>
          <table:table-cell office:value-type="float" office:value="0" calcext:value-type="float">
            <text:p>0</text:p>
          </table:table-cell>
          <table:table-cell office:value-type="float" office:value="0.48588953698745" calcext:value-type="float">
            <text:p>0.4858895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 office:value-type="string" calcext:value-type="string">
            <text:p>sig-DMD_2430</text:p>
          </table:table-cell>
          <table:table-cell office:value-type="float" office:value="-0.407849956985705" calcext:value-type="float">
            <text:p>-0.407849957</text:p>
          </table:table-cell>
          <table:table-cell office:value-type="float" office:value="0" calcext:value-type="float">
            <text:p>0</text:p>
          </table:table-cell>
          <table:table-cell office:value-type="float" office:value="0.407849956985705" calcext:value-type="float">
            <text:p>0.4078499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 office:value-type="string" calcext:value-type="string">
            <text:p>sig-DMD_2431</text:p>
          </table:table-cell>
          <table:table-cell office:value-type="float" office:value="-0.709460327557957" calcext:value-type="float">
            <text:p>-0.7094603276</text:p>
          </table:table-cell>
          <table:table-cell office:value-type="float" office:value="0" calcext:value-type="float">
            <text:p>0</text:p>
          </table:table-cell>
          <table:table-cell office:value-type="float" office:value="0.709460327557957" calcext:value-type="float">
            <text:p>0.70946032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 office:value-type="string" calcext:value-type="string">
            <text:p>sig-DMD_2432</text:p>
          </table:table-cell>
          <table:table-cell office:value-type="float" office:value="-0.686728907197244" calcext:value-type="float">
            <text:p>-0.6867289072</text:p>
          </table:table-cell>
          <table:table-cell office:value-type="float" office:value="0" calcext:value-type="float">
            <text:p>0</text:p>
          </table:table-cell>
          <table:table-cell office:value-type="float" office:value="0.686728907197244" calcext:value-type="float">
            <text:p>0.68672890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 office:value-type="string" calcext:value-type="string">
            <text:p>sig-DMD_2433</text:p>
          </table:table-cell>
          <table:table-cell office:value-type="float" office:value="-0.664777071967174" calcext:value-type="float">
            <text:p>-0.664777072</text:p>
          </table:table-cell>
          <table:table-cell office:value-type="float" office:value="0" calcext:value-type="float">
            <text:p>0</text:p>
          </table:table-cell>
          <table:table-cell office:value-type="float" office:value="0.664777071967174" calcext:value-type="float">
            <text:p>0.6647770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NJ1</text:p>
          </table:table-cell>
          <table:table-cell office:value-type="string" calcext:value-type="string">
            <text:p>sig-DMD_4266</text:p>
          </table:table-cell>
          <table:table-cell office:value-type="float" office:value="-0.275790344625442" calcext:value-type="float">
            <text:p>-0.2757903446</text:p>
          </table:table-cell>
          <table:table-cell office:value-type="float" office:value="0" calcext:value-type="float">
            <text:p>0</text:p>
          </table:table-cell>
          <table:table-cell office:value-type="float" office:value="0.275790344625442" calcext:value-type="float">
            <text:p>0.27579034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KX2-2</text:p>
          </table:table-cell>
          <table:table-cell office:value-type="string" calcext:value-type="string">
            <text:p>sig-DMD_2865</text:p>
          </table:table-cell>
          <table:table-cell office:value-type="float" office:value="0.497087539276922" calcext:value-type="float">
            <text:p>0.4970875393</text:p>
          </table:table-cell>
          <table:table-cell office:value-type="float" office:value="0" calcext:value-type="float">
            <text:p>0</text:p>
          </table:table-cell>
          <table:table-cell office:value-type="float" office:value="0.497087539276922" calcext:value-type="float">
            <text:p>0.49708753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KX2-2</text:p>
          </table:table-cell>
          <table:table-cell office:value-type="string" calcext:value-type="string">
            <text:p>sig-DMD_2866</text:p>
          </table:table-cell>
          <table:table-cell office:value-type="float" office:value="0.212906759313736" calcext:value-type="float">
            <text:p>0.2129067593</text:p>
          </table:table-cell>
          <table:table-cell office:value-type="float" office:value="0" calcext:value-type="float">
            <text:p>0</text:p>
          </table:table-cell>
          <table:table-cell office:value-type="float" office:value="0.212906759313736" calcext:value-type="float">
            <text:p>0.21290675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KX2-3</text:p>
          </table:table-cell>
          <table:table-cell office:value-type="string" calcext:value-type="string">
            <text:p>sig-DMD_592</text:p>
          </table:table-cell>
          <table:table-cell office:value-type="float" office:value="0.414612537003638" calcext:value-type="float">
            <text:p>0.414612537</text:p>
          </table:table-cell>
          <table:table-cell office:value-type="float" office:value="0" calcext:value-type="float">
            <text:p>0</text:p>
          </table:table-cell>
          <table:table-cell office:value-type="float" office:value="0.414612537003638" calcext:value-type="float">
            <text:p>0.4146125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LGN1</text:p>
          </table:table-cell>
          <table:table-cell office:value-type="string" calcext:value-type="string">
            <text:p>sig-DMD_3350</text:p>
          </table:table-cell>
          <table:table-cell office:value-type="float" office:value="-0.238815265400823" calcext:value-type="float">
            <text:p>-0.2388152654</text:p>
          </table:table-cell>
          <table:table-cell office:value-type="float" office:value="0" calcext:value-type="float">
            <text:p>0</text:p>
          </table:table-cell>
          <table:table-cell office:value-type="float" office:value="0.238815265400823" calcext:value-type="float">
            <text:p>0.23881526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ME3</text:p>
          </table:table-cell>
          <table:table-cell office:value-type="string" calcext:value-type="string">
            <text:p>sig-DMD_1616</text:p>
          </table:table-cell>
          <table:table-cell office:value-type="float" office:value="0.216791740817195" calcext:value-type="float">
            <text:p>0.2167917408</text:p>
          </table:table-cell>
          <table:table-cell office:value-type="float" office:value="0" calcext:value-type="float">
            <text:p>0</text:p>
          </table:table-cell>
          <table:table-cell office:value-type="float" office:value="0.216791740817195" calcext:value-type="float">
            <text:p>0.21679174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MNAT2</text:p>
          </table:table-cell>
          <table:table-cell office:value-type="string" calcext:value-type="string">
            <text:p>sig-DMD_348</text:p>
          </table:table-cell>
          <table:table-cell office:value-type="float" office:value="-0.224011487731408" calcext:value-type="float">
            <text:p>-0.2240114877</text:p>
          </table:table-cell>
          <table:table-cell office:value-type="float" office:value="0" calcext:value-type="float">
            <text:p>0</text:p>
          </table:table-cell>
          <table:table-cell office:value-type="float" office:value="0.224011487731408" calcext:value-type="float">
            <text:p>0.22401148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MRAL1</text:p>
          </table:table-cell>
          <table:table-cell office:value-type="string" calcext:value-type="string">
            <text:p>sig-DMD_1633</text:p>
          </table:table-cell>
          <table:table-cell office:value-type="float" office:value="-0.278654351699638" calcext:value-type="float">
            <text:p>-0.2786543517</text:p>
          </table:table-cell>
          <table:table-cell office:value-type="float" office:value="0" calcext:value-type="float">
            <text:p>0</text:p>
          </table:table-cell>
          <table:table-cell office:value-type="float" office:value="0.278654351699638" calcext:value-type="float">
            <text:p>0.27865435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NAT</text:p>
          </table:table-cell>
          <table:table-cell office:value-type="string" calcext:value-type="string">
            <text:p>sig-DMD_2918</text:p>
          </table:table-cell>
          <table:table-cell office:value-type="float" office:value="-0.322254949798209" calcext:value-type="float">
            <text:p>-0.3222549498</text:p>
          </table:table-cell>
          <table:table-cell office:value-type="float" office:value="0" calcext:value-type="float">
            <text:p>0</text:p>
          </table:table-cell>
          <table:table-cell office:value-type="float" office:value="0.322254949798209" calcext:value-type="float">
            <text:p>0.32225494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S1AP</text:p>
          </table:table-cell>
          <table:table-cell office:value-type="string" calcext:value-type="string">
            <text:p>sig-DMD_310</text:p>
          </table:table-cell>
          <table:table-cell office:value-type="float" office:value="-0.56676315870045" calcext:value-type="float">
            <text:p>-0.5667631587</text:p>
          </table:table-cell>
          <table:table-cell office:value-type="float" office:value="0" calcext:value-type="float">
            <text:p>0</text:p>
          </table:table-cell>
          <table:table-cell office:value-type="float" office:value="0.56676315870045" calcext:value-type="float">
            <text:p>0.56676315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TCH1</text:p>
          </table:table-cell>
          <table:table-cell office:value-type="string" calcext:value-type="string">
            <text:p>sig-DMD_4333</text:p>
          </table:table-cell>
          <table:table-cell office:value-type="float" office:value="-0.651063690788639" calcext:value-type="float">
            <text:p>-0.6510636908</text:p>
          </table:table-cell>
          <table:table-cell office:value-type="float" office:value="0" calcext:value-type="float">
            <text:p>0</text:p>
          </table:table-cell>
          <table:table-cell office:value-type="float" office:value="0.651063690788639" calcext:value-type="float">
            <text:p>0.65106369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PAS2</text:p>
          </table:table-cell>
          <table:table-cell office:value-type="string" calcext:value-type="string">
            <text:p>sig-DMD_2722</text:p>
          </table:table-cell>
          <table:table-cell office:value-type="float" office:value="0.24427825943663" calcext:value-type="float">
            <text:p>0.2442782594</text:p>
          </table:table-cell>
          <table:table-cell office:value-type="float" office:value="0" calcext:value-type="float">
            <text:p>0</text:p>
          </table:table-cell>
          <table:table-cell office:value-type="float" office:value="0.24427825943663" calcext:value-type="float">
            <text:p>0.24427825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ig-DMD_2331</text:p>
          </table:table-cell>
          <table:table-cell office:value-type="float" office:value="-0.279767667430453" calcext:value-type="float">
            <text:p>-0.2797676674</text:p>
          </table:table-cell>
          <table:table-cell office:value-type="float" office:value="0" calcext:value-type="float">
            <text:p>0</text:p>
          </table:table-cell>
          <table:table-cell office:value-type="float" office:value="0.279767667430453" calcext:value-type="float">
            <text:p>0.27976766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PDC1</text:p>
          </table:table-cell>
          <table:table-cell office:value-type="string" calcext:value-type="string">
            <text:p>sig-DMD_4338</text:p>
          </table:table-cell>
          <table:table-cell office:value-type="float" office:value="0.213738106990021" calcext:value-type="float">
            <text:p>0.213738107</text:p>
          </table:table-cell>
          <table:table-cell office:value-type="float" office:value="0" calcext:value-type="float">
            <text:p>0</text:p>
          </table:table-cell>
          <table:table-cell office:value-type="float" office:value="0.213738106990021" calcext:value-type="float">
            <text:p>0.2137381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PR3</text:p>
          </table:table-cell>
          <table:table-cell office:value-type="string" calcext:value-type="string">
            <text:p>sig-DMD_3515</text:p>
          </table:table-cell>
          <table:table-cell office:value-type="float" office:value="-0.275778515460105" calcext:value-type="float">
            <text:p>-0.2757785155</text:p>
          </table:table-cell>
          <table:table-cell office:value-type="float" office:value="0" calcext:value-type="float">
            <text:p>0</text:p>
          </table:table-cell>
          <table:table-cell office:value-type="float" office:value="0.275778515460105" calcext:value-type="float">
            <text:p>0.27577851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PTX1</text:p>
          </table:table-cell>
          <table:table-cell office:value-type="string" calcext:value-type="string">
            <text:p>sig-DMD_2300</text:p>
          </table:table-cell>
          <table:table-cell office:value-type="float" office:value="0.207525051688223" calcext:value-type="float">
            <text:p>0.2075250517</text:p>
          </table:table-cell>
          <table:table-cell office:value-type="float" office:value="0" calcext:value-type="float">
            <text:p>0</text:p>
          </table:table-cell>
          <table:table-cell office:value-type="float" office:value="0.207525051688223" calcext:value-type="float">
            <text:p>0.20752505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PTXR</text:p>
          </table:table-cell>
          <table:table-cell office:value-type="string" calcext:value-type="string">
            <text:p>sig-DMD_3191</text:p>
          </table:table-cell>
          <table:table-cell office:value-type="float" office:value="0.224360519409476" calcext:value-type="float">
            <text:p>0.2243605194</text:p>
          </table:table-cell>
          <table:table-cell office:value-type="float" office:value="0" calcext:value-type="float">
            <text:p>0</text:p>
          </table:table-cell>
          <table:table-cell office:value-type="float" office:value="0.224360519409476" calcext:value-type="float">
            <text:p>0.22436051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R2E1</text:p>
          </table:table-cell>
          <table:table-cell office:value-type="string" calcext:value-type="string">
            <text:p>sig-DMD_3740</text:p>
          </table:table-cell>
          <table:table-cell office:value-type="float" office:value="-0.306236788035702" calcext:value-type="float">
            <text:p>-0.306236788</text:p>
          </table:table-cell>
          <table:table-cell office:value-type="float" office:value="0" calcext:value-type="float">
            <text:p>0</text:p>
          </table:table-cell>
          <table:table-cell office:value-type="float" office:value="0.306236788035702" calcext:value-type="float">
            <text:p>0.3062367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R2E1</text:p>
          </table:table-cell>
          <table:table-cell office:value-type="string" calcext:value-type="string">
            <text:p>sig-DMD_3743</text:p>
          </table:table-cell>
          <table:table-cell office:value-type="float" office:value="-0.234703993263014" calcext:value-type="float">
            <text:p>-0.2347039933</text:p>
          </table:table-cell>
          <table:table-cell office:value-type="float" office:value="0" calcext:value-type="float">
            <text:p>0</text:p>
          </table:table-cell>
          <table:table-cell office:value-type="float" office:value="0.234703993263014" calcext:value-type="float">
            <text:p>0.23470399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R2F1</text:p>
          </table:table-cell>
          <table:table-cell office:value-type="string" calcext:value-type="string">
            <text:p>sig-DMD_3549</text:p>
          </table:table-cell>
          <table:table-cell office:value-type="float" office:value="-0.203285036106404" calcext:value-type="float">
            <text:p>-0.2032850361</text:p>
          </table:table-cell>
          <table:table-cell office:value-type="float" office:value="0" calcext:value-type="float">
            <text:p>0</text:p>
          </table:table-cell>
          <table:table-cell office:value-type="float" office:value="0.203285036106404" calcext:value-type="float">
            <text:p>0.20328503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R2F1</text:p>
          </table:table-cell>
          <table:table-cell office:value-type="string" calcext:value-type="string">
            <text:p>sig-DMD_3550</text:p>
          </table:table-cell>
          <table:table-cell office:value-type="float" office:value="-0.390741667860311" calcext:value-type="float">
            <text:p>-0.3907416679</text:p>
          </table:table-cell>
          <table:table-cell office:value-type="float" office:value="0" calcext:value-type="float">
            <text:p>0</text:p>
          </table:table-cell>
          <table:table-cell office:value-type="float" office:value="0.390741667860311" calcext:value-type="float">
            <text:p>0.39074166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R2F2</text:p>
          </table:table-cell>
          <table:table-cell office:value-type="string" calcext:value-type="string">
            <text:p>sig-DMD_1585</text:p>
          </table:table-cell>
          <table:table-cell office:value-type="float" office:value="-0.289836514628483" calcext:value-type="float">
            <text:p>-0.2898365146</text:p>
          </table:table-cell>
          <table:table-cell office:value-type="float" office:value="0" calcext:value-type="float">
            <text:p>0</text:p>
          </table:table-cell>
          <table:table-cell office:value-type="float" office:value="0.289836514628483" calcext:value-type="float">
            <text:p>0.28983651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R2F2</text:p>
          </table:table-cell>
          <table:table-cell office:value-type="string" calcext:value-type="string">
            <text:p>sig-DMD_1586</text:p>
          </table:table-cell>
          <table:table-cell office:value-type="float" office:value="-0.205622474759421" calcext:value-type="float">
            <text:p>-0.2056224748</text:p>
          </table:table-cell>
          <table:table-cell office:value-type="float" office:value="0" calcext:value-type="float">
            <text:p>0</text:p>
          </table:table-cell>
          <table:table-cell office:value-type="float" office:value="0.205622474759421" calcext:value-type="float">
            <text:p>0.20562247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R4A3</text:p>
          </table:table-cell>
          <table:table-cell office:value-type="string" calcext:value-type="string">
            <text:p>sig-DMD_4280</text:p>
          </table:table-cell>
          <table:table-cell office:value-type="float" office:value="-0.213667430212746" calcext:value-type="float">
            <text:p>-0.2136674302</text:p>
          </table:table-cell>
          <table:table-cell office:value-type="float" office:value="0" calcext:value-type="float">
            <text:p>0</text:p>
          </table:table-cell>
          <table:table-cell office:value-type="float" office:value="0.213667430212746" calcext:value-type="float">
            <text:p>0.21366743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RARP</text:p>
          </table:table-cell>
          <table:table-cell office:value-type="string" calcext:value-type="string">
            <text:p>sig-DMD_4344</text:p>
          </table:table-cell>
          <table:table-cell office:value-type="float" office:value="-0.330426938098354" calcext:value-type="float">
            <text:p>-0.3304269381</text:p>
          </table:table-cell>
          <table:table-cell office:value-type="float" office:value="0" calcext:value-type="float">
            <text:p>0</text:p>
          </table:table-cell>
          <table:table-cell office:value-type="float" office:value="0.330426938098354" calcext:value-type="float">
            <text:p>0.33042693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RN1</text:p>
          </table:table-cell>
          <table:table-cell office:value-type="string" calcext:value-type="string">
            <text:p>sig-DMD_3638</text:p>
          </table:table-cell>
          <table:table-cell office:value-type="float" office:value="-0.298505092263075" calcext:value-type="float">
            <text:p>-0.2985050923</text:p>
          </table:table-cell>
          <table:table-cell office:value-type="float" office:value="0" calcext:value-type="float">
            <text:p>0</text:p>
          </table:table-cell>
          <table:table-cell office:value-type="float" office:value="0.298505092263075" calcext:value-type="float">
            <text:p>0.29850509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RP2</text:p>
          </table:table-cell>
          <table:table-cell office:value-type="string" calcext:value-type="string">
            <text:p>sig-DMD_2791</text:p>
          </table:table-cell>
          <table:table-cell office:value-type="float" office:value="-0.326293307597408" calcext:value-type="float">
            <text:p>-0.3262933076</text:p>
          </table:table-cell>
          <table:table-cell office:value-type="float" office:value="0" calcext:value-type="float">
            <text:p>0</text:p>
          </table:table-cell>
          <table:table-cell office:value-type="float" office:value="0.326293307597408" calcext:value-type="float">
            <text:p>0.32629330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T5DC2</text:p>
          </table:table-cell>
          <table:table-cell office:value-type="string" calcext:value-type="string">
            <text:p>sig-DMD_3283</text:p>
          </table:table-cell>
          <table:table-cell office:value-type="float" office:value="-0.504050290934415" calcext:value-type="float">
            <text:p>-0.5040502909</text:p>
          </table:table-cell>
          <table:table-cell office:value-type="float" office:value="0" calcext:value-type="float">
            <text:p>0</text:p>
          </table:table-cell>
          <table:table-cell office:value-type="float" office:value="0.504050290934415" calcext:value-type="float">
            <text:p>0.50405029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T5E</text:p>
          </table:table-cell>
          <table:table-cell office:value-type="string" calcext:value-type="string">
            <text:p>sig-DMD_3724</text:p>
          </table:table-cell>
          <table:table-cell office:value-type="float" office:value="-0.25316819377913" calcext:value-type="float">
            <text:p>-0.2531681938</text:p>
          </table:table-cell>
          <table:table-cell office:value-type="float" office:value="0" calcext:value-type="float">
            <text:p>0</text:p>
          </table:table-cell>
          <table:table-cell office:value-type="float" office:value="0.25316819377913" calcext:value-type="float">
            <text:p>0.25316819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TRK3</text:p>
          </table:table-cell>
          <table:table-cell office:value-type="string" calcext:value-type="string">
            <text:p>sig-DMD_1573</text:p>
          </table:table-cell>
          <table:table-cell office:value-type="float" office:value="-0.256047656517308" calcext:value-type="float">
            <text:p>-0.2560476565</text:p>
          </table:table-cell>
          <table:table-cell office:value-type="float" office:value="0" calcext:value-type="float">
            <text:p>0</text:p>
          </table:table-cell>
          <table:table-cell office:value-type="float" office:value="0.256047656517308" calcext:value-type="float">
            <text:p>0.25604765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UAK1</text:p>
          </table:table-cell>
          <table:table-cell office:value-type="string" calcext:value-type="string">
            <text:p>sig-DMD_969</text:p>
          </table:table-cell>
          <table:table-cell office:value-type="float" office:value="-0.268689985142441" calcext:value-type="float">
            <text:p>-0.2686899851</text:p>
          </table:table-cell>
          <table:table-cell office:value-type="float" office:value="0" calcext:value-type="float">
            <text:p>0</text:p>
          </table:table-cell>
          <table:table-cell office:value-type="float" office:value="0.268689985142441" calcext:value-type="float">
            <text:p>0.26868998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UDT16L1</text:p>
          </table:table-cell>
          <table:table-cell office:value-type="string" calcext:value-type="string">
            <text:p>sig-DMD_1635</text:p>
          </table:table-cell>
          <table:table-cell office:value-type="float" office:value="-0.252652686961073" calcext:value-type="float">
            <text:p>-0.252652687</text:p>
          </table:table-cell>
          <table:table-cell office:value-type="float" office:value="0" calcext:value-type="float">
            <text:p>0</text:p>
          </table:table-cell>
          <table:table-cell office:value-type="float" office:value="0.252652686961073" calcext:value-type="float">
            <text:p>0.2526526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UP210</text:p>
          </table:table-cell>
          <table:table-cell office:value-type="string" calcext:value-type="string">
            <text:p>sig-DMD_3245</text:p>
          </table:table-cell>
          <table:table-cell office:value-type="float" office:value="-0.211398607843176" calcext:value-type="float">
            <text:p>-0.2113986078</text:p>
          </table:table-cell>
          <table:table-cell office:value-type="float" office:value="0" calcext:value-type="float">
            <text:p>0</text:p>
          </table:table-cell>
          <table:table-cell office:value-type="float" office:value="0.211398607843176" calcext:value-type="float">
            <text:p>0.21139860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US1</text:p>
          </table:table-cell>
          <table:table-cell office:value-type="string" calcext:value-type="string">
            <text:p>sig-DMD_3751</text:p>
          </table:table-cell>
          <table:table-cell office:value-type="float" office:value="-0.355709467484589" calcext:value-type="float">
            <text:p>-0.3557094675</text:p>
          </table:table-cell>
          <table:table-cell office:value-type="float" office:value="0" calcext:value-type="float">
            <text:p>0</text:p>
          </table:table-cell>
          <table:table-cell office:value-type="float" office:value="0.355709467484589" calcext:value-type="float">
            <text:p>0.35570946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XPH1</text:p>
          </table:table-cell>
          <table:table-cell office:value-type="string" calcext:value-type="string">
            <text:p>sig-DMD_3805</text:p>
          </table:table-cell>
          <table:table-cell office:value-type="float" office:value="0.335453295017364" calcext:value-type="float">
            <text:p>0.335453295</text:p>
          </table:table-cell>
          <table:table-cell office:value-type="float" office:value="0" calcext:value-type="float">
            <text:p>0</text:p>
          </table:table-cell>
          <table:table-cell office:value-type="float" office:value="0.335453295017364" calcext:value-type="float">
            <text:p>0.3354532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XPH4</text:p>
          </table:table-cell>
          <table:table-cell office:value-type="string" calcext:value-type="string">
            <text:p>sig-DMD_946</text:p>
          </table:table-cell>
          <table:table-cell office:value-type="float" office:value="0.335689458525576" calcext:value-type="float">
            <text:p>0.3356894585</text:p>
          </table:table-cell>
          <table:table-cell office:value-type="float" office:value="0" calcext:value-type="float">
            <text:p>0</text:p>
          </table:table-cell>
          <table:table-cell office:value-type="float" office:value="0.335689458525576" calcext:value-type="float">
            <text:p>0.33568945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AT</text:p>
          </table:table-cell>
          <table:table-cell office:value-type="string" calcext:value-type="string">
            <text:p>sig-DMD_633</text:p>
          </table:table-cell>
          <table:table-cell office:value-type="float" office:value="-0.251411888692162" calcext:value-type="float">
            <text:p>-0.2514118887</text:p>
          </table:table-cell>
          <table:table-cell office:value-type="float" office:value="0" calcext:value-type="float">
            <text:p>0</text:p>
          </table:table-cell>
          <table:table-cell office:value-type="float" office:value="0.251411888692162" calcext:value-type="float">
            <text:p>0.25141188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CA2</text:p>
          </table:table-cell>
          <table:table-cell office:value-type="string" calcext:value-type="string">
            <text:p>sig-DMD_1505</text:p>
          </table:table-cell>
          <table:table-cell office:value-type="float" office:value="-0.273721344023507" calcext:value-type="float">
            <text:p>-0.273721344</text:p>
          </table:table-cell>
          <table:table-cell office:value-type="float" office:value="0" calcext:value-type="float">
            <text:p>0</text:p>
          </table:table-cell>
          <table:table-cell office:value-type="float" office:value="0.273721344023507" calcext:value-type="float">
            <text:p>0.2737213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CA2</text:p>
          </table:table-cell>
          <table:table-cell office:value-type="string" calcext:value-type="string">
            <text:p>sig-DMD_1506</text:p>
          </table:table-cell>
          <table:table-cell office:value-type="float" office:value="-0.509107825297102" calcext:value-type="float">
            <text:p>-0.5091078253</text:p>
          </table:table-cell>
          <table:table-cell office:value-type="float" office:value="0" calcext:value-type="float">
            <text:p>0</text:p>
          </table:table-cell>
          <table:table-cell office:value-type="float" office:value="0.509107825297102" calcext:value-type="float">
            <text:p>0.50910782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DC1</text:p>
          </table:table-cell>
          <table:table-cell office:value-type="string" calcext:value-type="string">
            <text:p>sig-DMD_2644</text:p>
          </table:table-cell>
          <table:table-cell office:value-type="float" office:value="-0.672059112742851" calcext:value-type="float">
            <text:p>-0.6720591127</text:p>
          </table:table-cell>
          <table:table-cell office:value-type="float" office:value="0" calcext:value-type="float">
            <text:p>0</text:p>
          </table:table-cell>
          <table:table-cell office:value-type="float" office:value="0.672059112742851" calcext:value-type="float">
            <text:p>0.67205911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GDHL</text:p>
          </table:table-cell>
          <table:table-cell office:value-type="string" calcext:value-type="string">
            <text:p>sig-DMD_562</text:p>
          </table:table-cell>
          <table:table-cell office:value-type="float" office:value="0.293730147866039" calcext:value-type="float">
            <text:p>0.2937301479</text:p>
          </table:table-cell>
          <table:table-cell office:value-type="float" office:value="0" calcext:value-type="float">
            <text:p>0</text:p>
          </table:table-cell>
          <table:table-cell office:value-type="float" office:value="0.293730147866039" calcext:value-type="float">
            <text:p>0.29373014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GFRL1</text:p>
          </table:table-cell>
          <table:table-cell office:value-type="string" calcext:value-type="string">
            <text:p>sig-DMD_3712</text:p>
          </table:table-cell>
          <table:table-cell office:value-type="float" office:value="-0.46807290295059" calcext:value-type="float">
            <text:p>-0.468072903</text:p>
          </table:table-cell>
          <table:table-cell office:value-type="float" office:value="0" calcext:value-type="float">
            <text:p>0</text:p>
          </table:table-cell>
          <table:table-cell office:value-type="float" office:value="0.46807290295059" calcext:value-type="float">
            <text:p>0.4680729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LFM1</text:p>
          </table:table-cell>
          <table:table-cell office:value-type="string" calcext:value-type="string">
            <text:p>sig-DMD_4328</text:p>
          </table:table-cell>
          <table:table-cell office:value-type="float" office:value="0.59992198886732" calcext:value-type="float">
            <text:p>0.5999219889</text:p>
          </table:table-cell>
          <table:table-cell office:value-type="float" office:value="0" calcext:value-type="float">
            <text:p>0</text:p>
          </table:table-cell>
          <table:table-cell office:value-type="float" office:value="0.59992198886732" calcext:value-type="float">
            <text:p>0.59992198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LIG1</text:p>
          </table:table-cell>
          <table:table-cell office:value-type="string" calcext:value-type="string">
            <text:p>sig-DMD_3131</text:p>
          </table:table-cell>
          <table:table-cell office:value-type="float" office:value="0.477554611490335" calcext:value-type="float">
            <text:p>0.4775546115</text:p>
          </table:table-cell>
          <table:table-cell office:value-type="float" office:value="0" calcext:value-type="float">
            <text:p>0</text:p>
          </table:table-cell>
          <table:table-cell office:value-type="float" office:value="0.477554611490335" calcext:value-type="float">
            <text:p>0.47755461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LIG2</text:p>
          </table:table-cell>
          <table:table-cell office:value-type="string" calcext:value-type="string">
            <text:p>sig-DMD_3130</text:p>
          </table:table-cell>
          <table:table-cell office:value-type="float" office:value="0.208158686090536" calcext:value-type="float">
            <text:p>0.2081586861</text:p>
          </table:table-cell>
          <table:table-cell office:value-type="float" office:value="0" calcext:value-type="float">
            <text:p>0</text:p>
          </table:table-cell>
          <table:table-cell office:value-type="float" office:value="0.208158686090536" calcext:value-type="float">
            <text:p>0.20815868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LIG2</text:p>
          </table:table-cell>
          <table:table-cell office:value-type="string" calcext:value-type="string">
            <text:p>sig-DMD_3131</text:p>
          </table:table-cell>
          <table:table-cell office:value-type="float" office:value="0.388995582400095" calcext:value-type="float">
            <text:p>0.3889955824</text:p>
          </table:table-cell>
          <table:table-cell office:value-type="float" office:value="0" calcext:value-type="float">
            <text:p>0</text:p>
          </table:table-cell>
          <table:table-cell office:value-type="float" office:value="0.388995582400095" calcext:value-type="float">
            <text:p>0.38899558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MA1</text:p>
          </table:table-cell>
          <table:table-cell office:value-type="string" calcext:value-type="string">
            <text:p>sig-DMD_157</text:p>
          </table:table-cell>
          <table:table-cell office:value-type="float" office:value="-0.35061550255058" calcext:value-type="float">
            <text:p>-0.3506155026</text:p>
          </table:table-cell>
          <table:table-cell office:value-type="float" office:value="0" calcext:value-type="float">
            <text:p>0</text:p>
          </table:table-cell>
          <table:table-cell office:value-type="float" office:value="0.35061550255058" calcext:value-type="float">
            <text:p>0.35061550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NECUT1</text:p>
          </table:table-cell>
          <table:table-cell office:value-type="string" calcext:value-type="string">
            <text:p>sig-DMD_1531</text:p>
          </table:table-cell>
          <table:table-cell office:value-type="float" office:value="0.447520206649833" calcext:value-type="float">
            <text:p>0.4475202066</text:p>
          </table:table-cell>
          <table:table-cell office:value-type="float" office:value="0" calcext:value-type="float">
            <text:p>0</text:p>
          </table:table-cell>
          <table:table-cell office:value-type="float" office:value="0.447520206649833" calcext:value-type="float">
            <text:p>0.44752020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1</text:p>
          </table:table-cell>
          <table:table-cell office:value-type="string" calcext:value-type="string">
            <text:p>sig-DMD_1532</text:p>
          </table:table-cell>
          <table:table-cell office:value-type="float" office:value="0.386650800734432" calcext:value-type="float">
            <text:p>0.3866508007</text:p>
          </table:table-cell>
          <table:table-cell office:value-type="float" office:value="0" calcext:value-type="float">
            <text:p>0</text:p>
          </table:table-cell>
          <table:table-cell office:value-type="float" office:value="0.386650800734432" calcext:value-type="float">
            <text:p>0.38665080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1</text:p>
          </table:table-cell>
          <table:table-cell office:value-type="string" calcext:value-type="string">
            <text:p>sig-DMD_1533</text:p>
          </table:table-cell>
          <table:table-cell office:value-type="float" office:value="0.363968955865284" calcext:value-type="float">
            <text:p>0.3639689559</text:p>
          </table:table-cell>
          <table:table-cell office:value-type="float" office:value="0" calcext:value-type="float">
            <text:p>0</text:p>
          </table:table-cell>
          <table:table-cell office:value-type="float" office:value="0.363968955865284" calcext:value-type="float">
            <text:p>0.36396895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2</text:p>
          </table:table-cell>
          <table:table-cell office:value-type="string" calcext:value-type="string">
            <text:p>sig-DMD_2364</text:p>
          </table:table-cell>
          <table:table-cell office:value-type="float" office:value="0.448059066429515" calcext:value-type="float">
            <text:p>0.4480590664</text:p>
          </table:table-cell>
          <table:table-cell office:value-type="float" office:value="0" calcext:value-type="float">
            <text:p>0</text:p>
          </table:table-cell>
          <table:table-cell office:value-type="float" office:value="0.448059066429515" calcext:value-type="float">
            <text:p>0.44805906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2</text:p>
          </table:table-cell>
          <table:table-cell office:value-type="string" calcext:value-type="string">
            <text:p>sig-DMD_2365</text:p>
          </table:table-cell>
          <table:table-cell office:value-type="float" office:value="0.407716335557598" calcext:value-type="float">
            <text:p>0.4077163356</text:p>
          </table:table-cell>
          <table:table-cell office:value-type="float" office:value="0" calcext:value-type="float">
            <text:p>0</text:p>
          </table:table-cell>
          <table:table-cell office:value-type="float" office:value="0.407716335557598" calcext:value-type="float">
            <text:p>0.40771633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2</text:p>
          </table:table-cell>
          <table:table-cell office:value-type="string" calcext:value-type="string">
            <text:p>sig-DMD_2366</text:p>
          </table:table-cell>
          <table:table-cell office:value-type="float" office:value="0.241869760624366" calcext:value-type="float">
            <text:p>0.2418697606</text:p>
          </table:table-cell>
          <table:table-cell office:value-type="float" office:value="0" calcext:value-type="float">
            <text:p>0</text:p>
          </table:table-cell>
          <table:table-cell office:value-type="float" office:value="0.241869760624366" calcext:value-type="float">
            <text:p>0.24186976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PRK1</text:p>
          </table:table-cell>
          <table:table-cell office:value-type="string" calcext:value-type="string">
            <text:p>sig-DMD_4102</text:p>
          </table:table-cell>
          <table:table-cell office:value-type="float" office:value="-0.219910627370389" calcext:value-type="float">
            <text:p>-0.2199106274</text:p>
          </table:table-cell>
          <table:table-cell office:value-type="float" office:value="0" calcext:value-type="float">
            <text:p>0</text:p>
          </table:table-cell>
          <table:table-cell office:value-type="float" office:value="0.219910627370389" calcext:value-type="float">
            <text:p>0.21991062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PRL1</text:p>
          </table:table-cell>
          <table:table-cell office:value-type="string" calcext:value-type="string">
            <text:p>sig-DMD_3118</text:p>
          </table:table-cell>
          <table:table-cell office:value-type="float" office:value="0.223823477379115" calcext:value-type="float">
            <text:p>0.2238234774</text:p>
          </table:table-cell>
          <table:table-cell office:value-type="float" office:value="0" calcext:value-type="float">
            <text:p>0</text:p>
          </table:table-cell>
          <table:table-cell office:value-type="float" office:value="0.223823477379115" calcext:value-type="float">
            <text:p>0.22382347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RAI1</text:p>
          </table:table-cell>
          <table:table-cell office:value-type="string" calcext:value-type="string">
            <text:p>sig-DMD_1071</text:p>
          </table:table-cell>
          <table:table-cell office:value-type="float" office:value="-0.410426226341837" calcext:value-type="float">
            <text:p>-0.4104262263</text:p>
          </table:table-cell>
          <table:table-cell office:value-type="float" office:value="0" calcext:value-type="float">
            <text:p>0</text:p>
          </table:table-cell>
          <table:table-cell office:value-type="float" office:value="0.410426226341837" calcext:value-type="float">
            <text:p>0.41042622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RAOV1</text:p>
          </table:table-cell>
          <table:table-cell office:value-type="string" calcext:value-type="string">
            <text:p>sig-DMD_827</text:p>
          </table:table-cell>
          <table:table-cell office:value-type="float" office:value="0.288929337086573" calcext:value-type="float">
            <text:p>0.2889293371</text:p>
          </table:table-cell>
          <table:table-cell office:value-type="float" office:value="0" calcext:value-type="float">
            <text:p>0</text:p>
          </table:table-cell>
          <table:table-cell office:value-type="float" office:value="0.288929337086573" calcext:value-type="float">
            <text:p>0.28892933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SBPL9</text:p>
          </table:table-cell>
          <table:table-cell office:value-type="string" calcext:value-type="string">
            <text:p>sig-DMD_151</text:p>
          </table:table-cell>
          <table:table-cell office:value-type="float" office:value="-0.319207107024981" calcext:value-type="float">
            <text:p>-0.319207107</text:p>
          </table:table-cell>
          <table:table-cell office:value-type="float" office:value="0" calcext:value-type="float">
            <text:p>0</text:p>
          </table:table-cell>
          <table:table-cell office:value-type="float" office:value="0.319207107024981" calcext:value-type="float">
            <text:p>0.3192071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SGIN2</text:p>
          </table:table-cell>
          <table:table-cell office:value-type="string" calcext:value-type="string">
            <text:p>sig-DMD_4136</text:p>
          </table:table-cell>
          <table:table-cell office:value-type="float" office:value="-0.343165580676352" calcext:value-type="float">
            <text:p>-0.3431655807</text:p>
          </table:table-cell>
          <table:table-cell office:value-type="float" office:value="0" calcext:value-type="float">
            <text:p>0</text:p>
          </table:table-cell>
          <table:table-cell office:value-type="float" office:value="0.343165580676352" calcext:value-type="float">
            <text:p>0.34316558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SR1</text:p>
          </table:table-cell>
          <table:table-cell office:value-type="string" calcext:value-type="string">
            <text:p>sig-DMD_2647</text:p>
          </table:table-cell>
          <table:table-cell office:value-type="float" office:value="-0.313365280411222" calcext:value-type="float">
            <text:p>-0.3133652804</text:p>
          </table:table-cell>
          <table:table-cell office:value-type="float" office:value="0" calcext:value-type="float">
            <text:p>0</text:p>
          </table:table-cell>
          <table:table-cell office:value-type="float" office:value="0.313365280411222" calcext:value-type="float">
            <text:p>0.31336528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SR1</text:p>
          </table:table-cell>
          <table:table-cell office:value-type="string" calcext:value-type="string">
            <text:p>sig-DMD_2648</text:p>
          </table:table-cell>
          <table:table-cell office:value-type="float" office:value="-0.446563990204238" calcext:value-type="float">
            <text:p>-0.4465639902</text:p>
          </table:table-cell>
          <table:table-cell office:value-type="float" office:value="0" calcext:value-type="float">
            <text:p>0</text:p>
          </table:table-cell>
          <table:table-cell office:value-type="float" office:value="0.446563990204238" calcext:value-type="float">
            <text:p>0.44656399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STM1</text:p>
          </table:table-cell>
          <table:table-cell office:value-type="string" calcext:value-type="string">
            <text:p>sig-DMD_3742</text:p>
          </table:table-cell>
          <table:table-cell office:value-type="float" office:value="-0.222884843234934" calcext:value-type="float">
            <text:p>-0.2228848432</text:p>
          </table:table-cell>
          <table:table-cell office:value-type="float" office:value="0" calcext:value-type="float">
            <text:p>0</text:p>
          </table:table-cell>
          <table:table-cell office:value-type="float" office:value="0.222884843234934" calcext:value-type="float">
            <text:p>0.22288484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TP</text:p>
          </table:table-cell>
          <table:table-cell office:value-type="string" calcext:value-type="string">
            <text:p>sig-DMD_3540</text:p>
          </table:table-cell>
          <table:table-cell office:value-type="float" office:value="0.303405744087983" calcext:value-type="float">
            <text:p>0.3034057441</text:p>
          </table:table-cell>
          <table:table-cell office:value-type="float" office:value="0" calcext:value-type="float">
            <text:p>0</text:p>
          </table:table-cell>
          <table:table-cell office:value-type="float" office:value="0.303405744087983" calcext:value-type="float">
            <text:p>0.30340574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TP</text:p>
          </table:table-cell>
          <table:table-cell office:value-type="string" calcext:value-type="string">
            <text:p>sig-DMD_3541</text:p>
          </table:table-cell>
          <table:table-cell office:value-type="float" office:value="0.341564923843597" calcext:value-type="float">
            <text:p>0.3415649238</text:p>
          </table:table-cell>
          <table:table-cell office:value-type="float" office:value="0" calcext:value-type="float">
            <text:p>0</text:p>
          </table:table-cell>
          <table:table-cell office:value-type="float" office:value="0.341564923843597" calcext:value-type="float">
            <text:p>0.34156492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TUD7B</text:p>
          </table:table-cell>
          <table:table-cell office:value-type="string" calcext:value-type="string">
            <text:p>sig-DMD_247</text:p>
          </table:table-cell>
          <table:table-cell office:value-type="float" office:value="-0.240856203233682" calcext:value-type="float">
            <text:p>-0.2408562032</text:p>
          </table:table-cell>
          <table:table-cell office:value-type="float" office:value="0" calcext:value-type="float">
            <text:p>0</text:p>
          </table:table-cell>
          <table:table-cell office:value-type="float" office:value="0.240856203233682" calcext:value-type="float">
            <text:p>0.24085620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TX1</text:p>
          </table:table-cell>
          <table:table-cell office:value-type="string" calcext:value-type="string">
            <text:p>sig-DMD_2680</text:p>
          </table:table-cell>
          <table:table-cell office:value-type="float" office:value="-0.284143208933766" calcext:value-type="float">
            <text:p>-0.2841432089</text:p>
          </table:table-cell>
          <table:table-cell office:value-type="float" office:value="0" calcext:value-type="float">
            <text:p>0</text:p>
          </table:table-cell>
          <table:table-cell office:value-type="float" office:value="0.284143208933766" calcext:value-type="float">
            <text:p>0.28414320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TX1</text:p>
          </table:table-cell>
          <table:table-cell office:value-type="string" calcext:value-type="string">
            <text:p>sig-DMD_2682</text:p>
          </table:table-cell>
          <table:table-cell office:value-type="float" office:value="0.377996525845376" calcext:value-type="float">
            <text:p>0.3779965258</text:p>
          </table:table-cell>
          <table:table-cell office:value-type="float" office:value="0" calcext:value-type="float">
            <text:p>0</text:p>
          </table:table-cell>
          <table:table-cell office:value-type="float" office:value="0.377996525845376" calcext:value-type="float">
            <text:p>0.37799652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VOL1</text:p>
          </table:table-cell>
          <table:table-cell office:value-type="string" calcext:value-type="string">
            <text:p>sig-DMD_816</text:p>
          </table:table-cell>
          <table:table-cell office:value-type="float" office:value="-0.371348996543608" calcext:value-type="float">
            <text:p>-0.3713489965</text:p>
          </table:table-cell>
          <table:table-cell office:value-type="float" office:value="0" calcext:value-type="float">
            <text:p>0</text:p>
          </table:table-cell>
          <table:table-cell office:value-type="float" office:value="0.371348996543608" calcext:value-type="float">
            <text:p>0.37134899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XCT1</text:p>
          </table:table-cell>
          <table:table-cell office:value-type="string" calcext:value-type="string">
            <text:p>sig-DMD_3519</text:p>
          </table:table-cell>
          <table:table-cell office:value-type="float" office:value="-0.394960793708202" calcext:value-type="float">
            <text:p>-0.3949607937</text:p>
          </table:table-cell>
          <table:table-cell office:value-type="float" office:value="0" calcext:value-type="float">
            <text:p>0</text:p>
          </table:table-cell>
          <table:table-cell office:value-type="float" office:value="0.394960793708202" calcext:value-type="float">
            <text:p>0.39496079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K7</text:p>
          </table:table-cell>
          <table:table-cell office:value-type="string" calcext:value-type="string">
            <text:p>sig-DMD_2855</text:p>
          </table:table-cell>
          <table:table-cell office:value-type="float" office:value="-0.228128576777548" calcext:value-type="float">
            <text:p>-0.2281285768</text:p>
          </table:table-cell>
          <table:table-cell office:value-type="float" office:value="0" calcext:value-type="float">
            <text:p>0</text:p>
          </table:table-cell>
          <table:table-cell office:value-type="float" office:value="0.228128576777548" calcext:value-type="float">
            <text:p>0.22812857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LLD</text:p>
          </table:table-cell>
          <table:table-cell office:value-type="string" calcext:value-type="string">
            <text:p>sig-DMD_3484</text:p>
          </table:table-cell>
          <table:table-cell office:value-type="float" office:value="-0.230365287641558" calcext:value-type="float">
            <text:p>-0.2303652876</text:p>
          </table:table-cell>
          <table:table-cell office:value-type="float" office:value="0" calcext:value-type="float">
            <text:p>0</text:p>
          </table:table-cell>
          <table:table-cell office:value-type="float" office:value="0.230365287641558" calcext:value-type="float">
            <text:p>0.23036528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X1</text:p>
          </table:table-cell>
          <table:table-cell office:value-type="string" calcext:value-type="string">
            <text:p>sig-DMD_849</text:p>
          </table:table-cell>
          <table:table-cell office:value-type="float" office:value="-0.242319876622592" calcext:value-type="float">
            <text:p>-0.2423198766</text:p>
          </table:table-cell>
          <table:table-cell office:value-type="float" office:value="0" calcext:value-type="float">
            <text:p>0</text:p>
          </table:table-cell>
          <table:table-cell office:value-type="float" office:value="0.242319876622592" calcext:value-type="float">
            <text:p>0.24231987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QR8</text:p>
          </table:table-cell>
          <table:table-cell office:value-type="string" calcext:value-type="string">
            <text:p>sig-DMD_3706</text:p>
          </table:table-cell>
          <table:table-cell office:value-type="float" office:value="-0.379399404643424" calcext:value-type="float">
            <text:p>-0.3793994046</text:p>
          </table:table-cell>
          <table:table-cell office:value-type="float" office:value="0" calcext:value-type="float">
            <text:p>0</text:p>
          </table:table-cell>
          <table:table-cell office:value-type="float" office:value="0.379399404643424" calcext:value-type="float">
            <text:p>0.37939940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RD6G</text:p>
          </table:table-cell>
          <table:table-cell office:value-type="string" calcext:value-type="string">
            <text:p>sig-DMD_2384</text:p>
          </table:table-cell>
          <table:table-cell office:value-type="float" office:value="-0.336954802161064" calcext:value-type="float">
            <text:p>-0.3369548022</text:p>
          </table:table-cell>
          <table:table-cell office:value-type="float" office:value="0" calcext:value-type="float">
            <text:p>0</text:p>
          </table:table-cell>
          <table:table-cell office:value-type="float" office:value="0.336954802161064" calcext:value-type="float">
            <text:p>0.33695480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RP4</text:p>
          </table:table-cell>
          <table:table-cell office:value-type="string" calcext:value-type="string">
            <text:p>sig-DMD_1325</text:p>
          </table:table-cell>
          <table:table-cell office:value-type="float" office:value="-0.228122233007078" calcext:value-type="float">
            <text:p>-0.228122233</text:p>
          </table:table-cell>
          <table:table-cell office:value-type="float" office:value="0" calcext:value-type="float">
            <text:p>0</text:p>
          </table:table-cell>
          <table:table-cell office:value-type="float" office:value="0.228122233007078" calcext:value-type="float">
            <text:p>0.2281222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RP8</text:p>
          </table:table-cell>
          <table:table-cell office:value-type="string" calcext:value-type="string">
            <text:p>sig-DMD_3526</text:p>
          </table:table-cell>
          <table:table-cell office:value-type="float" office:value="-0.270939582925526" calcext:value-type="float">
            <text:p>-0.2709395829</text:p>
          </table:table-cell>
          <table:table-cell office:value-type="float" office:value="0" calcext:value-type="float">
            <text:p>0</text:p>
          </table:table-cell>
          <table:table-cell office:value-type="float" office:value="0.270939582925526" calcext:value-type="float">
            <text:p>0.27093958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X1</text:p>
          </table:table-cell>
          <table:table-cell office:value-type="string" calcext:value-type="string">
            <text:p>sig-DMD_2868</text:p>
          </table:table-cell>
          <table:table-cell office:value-type="float" office:value="0.459218856745899" calcext:value-type="float">
            <text:p>0.4592188567</text:p>
          </table:table-cell>
          <table:table-cell office:value-type="float" office:value="0" calcext:value-type="float">
            <text:p>0</text:p>
          </table:table-cell>
          <table:table-cell office:value-type="float" office:value="0.459218856745899" calcext:value-type="float">
            <text:p>0.45921885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X2</text:p>
          </table:table-cell>
          <table:table-cell office:value-type="string" calcext:value-type="string">
            <text:p>sig-DMD_595</text:p>
          </table:table-cell>
          <table:table-cell office:value-type="float" office:value="0.234610372177087" calcext:value-type="float">
            <text:p>0.2346103722</text:p>
          </table:table-cell>
          <table:table-cell office:value-type="float" office:value="0" calcext:value-type="float">
            <text:p>0</text:p>
          </table:table-cell>
          <table:table-cell office:value-type="float" office:value="0.234610372177087" calcext:value-type="float">
            <text:p>0.23461037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X2</text:p>
          </table:table-cell>
          <table:table-cell office:value-type="string" calcext:value-type="string">
            <text:p>sig-DMD_596</text:p>
          </table:table-cell>
          <table:table-cell office:value-type="float" office:value="0.369832039343945" calcext:value-type="float">
            <text:p>0.3698320393</text:p>
          </table:table-cell>
          <table:table-cell office:value-type="float" office:value="0" calcext:value-type="float">
            <text:p>0</text:p>
          </table:table-cell>
          <table:table-cell office:value-type="float" office:value="0.369832039343945" calcext:value-type="float">
            <text:p>0.36983203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X2</text:p>
          </table:table-cell>
          <table:table-cell office:value-type="string" calcext:value-type="string">
            <text:p>sig-DMD_597</text:p>
          </table:table-cell>
          <table:table-cell office:value-type="float" office:value="0.390397306975657" calcext:value-type="float">
            <text:p>0.390397307</text:p>
          </table:table-cell>
          <table:table-cell office:value-type="float" office:value="0" calcext:value-type="float">
            <text:p>0</text:p>
          </table:table-cell>
          <table:table-cell office:value-type="float" office:value="0.390397306975657" calcext:value-type="float">
            <text:p>0.3903973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X3</text:p>
          </table:table-cell>
          <table:table-cell office:value-type="string" calcext:value-type="string">
            <text:p>sig-DMD_2808</text:p>
          </table:table-cell>
          <table:table-cell office:value-type="float" office:value="-0.301067355037854" calcext:value-type="float">
            <text:p>-0.301067355</text:p>
          </table:table-cell>
          <table:table-cell office:value-type="float" office:value="0" calcext:value-type="float">
            <text:p>0</text:p>
          </table:table-cell>
          <table:table-cell office:value-type="float" office:value="0.301067355037854" calcext:value-type="float">
            <text:p>0.3010673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X5</text:p>
          </table:table-cell>
          <table:table-cell office:value-type="string" calcext:value-type="string">
            <text:p>sig-DMD_4241</text:p>
          </table:table-cell>
          <table:table-cell office:value-type="float" office:value="-0.216624528439142" calcext:value-type="float">
            <text:p>-0.2166245284</text:p>
          </table:table-cell>
          <table:table-cell office:value-type="float" office:value="0" calcext:value-type="float">
            <text:p>0</text:p>
          </table:table-cell>
          <table:table-cell office:value-type="float" office:value="0.216624528439142" calcext:value-type="float">
            <text:p>0.21662452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X9</text:p>
          </table:table-cell>
          <table:table-cell office:value-type="string" calcext:value-type="string">
            <text:p>sig-DMD_1422</text:p>
          </table:table-cell>
          <table:table-cell office:value-type="float" office:value="0.28978068971887" calcext:value-type="float">
            <text:p>0.2897806897</text:p>
          </table:table-cell>
          <table:table-cell office:value-type="float" office:value="0" calcext:value-type="float">
            <text:p>0</text:p>
          </table:table-cell>
          <table:table-cell office:value-type="float" office:value="0.28978068971887" calcext:value-type="float">
            <text:p>0.28978068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XIP1</text:p>
          </table:table-cell>
          <table:table-cell office:value-type="string" calcext:value-type="string">
            <text:p>sig-DMD_3960</text:p>
          </table:table-cell>
          <table:table-cell office:value-type="float" office:value="-0.298826860753954" calcext:value-type="float">
            <text:p>-0.2988268608</text:p>
          </table:table-cell>
          <table:table-cell office:value-type="float" office:value="0" calcext:value-type="float">
            <text:p>0</text:p>
          </table:table-cell>
          <table:table-cell office:value-type="float" office:value="0.298826860753954" calcext:value-type="float">
            <text:p>0.29882686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XIP1</text:p>
          </table:table-cell>
          <table:table-cell office:value-type="string" calcext:value-type="string">
            <text:p>sig-DMD_3961</text:p>
          </table:table-cell>
          <table:table-cell office:value-type="float" office:value="-0.291734218780283" calcext:value-type="float">
            <text:p>-0.2917342188</text:p>
          </table:table-cell>
          <table:table-cell office:value-type="float" office:value="0" calcext:value-type="float">
            <text:p>0</text:p>
          </table:table-cell>
          <table:table-cell office:value-type="float" office:value="0.291734218780283" calcext:value-type="float">
            <text:p>0.29173421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XIP1</text:p>
          </table:table-cell>
          <table:table-cell office:value-type="string" calcext:value-type="string">
            <text:p>sig-DMD_3963</text:p>
          </table:table-cell>
          <table:table-cell office:value-type="float" office:value="-0.356536500600932" calcext:value-type="float">
            <text:p>-0.3565365006</text:p>
          </table:table-cell>
          <table:table-cell office:value-type="float" office:value="0" calcext:value-type="float">
            <text:p>0</text:p>
          </table:table-cell>
          <table:table-cell office:value-type="float" office:value="0.356536500600932" calcext:value-type="float">
            <text:p>0.35653650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XIP1</text:p>
          </table:table-cell>
          <table:table-cell office:value-type="string" calcext:value-type="string">
            <text:p>sig-DMD_3969</text:p>
          </table:table-cell>
          <table:table-cell office:value-type="float" office:value="-0.240436131185873" calcext:value-type="float">
            <text:p>-0.2404361312</text:p>
          </table:table-cell>
          <table:table-cell office:value-type="float" office:value="0" calcext:value-type="float">
            <text:p>0</text:p>
          </table:table-cell>
          <table:table-cell office:value-type="float" office:value="0.240436131185873" calcext:value-type="float">
            <text:p>0.24043613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BX3</text:p>
          </table:table-cell>
          <table:table-cell office:value-type="string" calcext:value-type="string">
            <text:p>sig-DMD_4300</text:p>
          </table:table-cell>
          <table:table-cell office:value-type="float" office:value="-0.302067999056533" calcext:value-type="float">
            <text:p>-0.3020679991</text:p>
          </table:table-cell>
          <table:table-cell office:value-type="float" office:value="0" calcext:value-type="float">
            <text:p>0</text:p>
          </table:table-cell>
          <table:table-cell office:value-type="float" office:value="0.302067999056533" calcext:value-type="float">
            <text:p>0.30206799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BP3</text:p>
          </table:table-cell>
          <table:table-cell office:value-type="string" calcext:value-type="string">
            <text:p>sig-DMD_3158</text:p>
          </table:table-cell>
          <table:table-cell office:value-type="float" office:value="-0.468491119099187" calcext:value-type="float">
            <text:p>-0.4684911191</text:p>
          </table:table-cell>
          <table:table-cell office:value-type="float" office:value="0" calcext:value-type="float">
            <text:p>0</text:p>
          </table:table-cell>
          <table:table-cell office:value-type="float" office:value="0.468491119099187" calcext:value-type="float">
            <text:p>0.46849111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BP3</text:p>
          </table:table-cell>
          <table:table-cell office:value-type="string" calcext:value-type="string">
            <text:p>sig-DMD_3159</text:p>
          </table:table-cell>
          <table:table-cell office:value-type="float" office:value="0.439687452550486" calcext:value-type="float">
            <text:p>0.4396874526</text:p>
          </table:table-cell>
          <table:table-cell office:value-type="float" office:value="0" calcext:value-type="float">
            <text:p>0</text:p>
          </table:table-cell>
          <table:table-cell office:value-type="float" office:value="0.439687452550486" calcext:value-type="float">
            <text:p>0.43968745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DH1</text:p>
          </table:table-cell>
          <table:table-cell office:value-type="string" calcext:value-type="string">
            <text:p>sig-DMD_3580</text:p>
          </table:table-cell>
          <table:table-cell office:value-type="float" office:value="0.255005138749742" calcext:value-type="float">
            <text:p>0.2550051387</text:p>
          </table:table-cell>
          <table:table-cell office:value-type="float" office:value="0" calcext:value-type="float">
            <text:p>0</text:p>
          </table:table-cell>
          <table:table-cell office:value-type="float" office:value="0.255005138749742" calcext:value-type="float">
            <text:p>0.25500513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DH7</text:p>
          </table:table-cell>
          <table:table-cell office:value-type="string" calcext:value-type="string">
            <text:p>sig-DMD_3420</text:p>
          </table:table-cell>
          <table:table-cell office:value-type="float" office:value="-0.228382506831624" calcext:value-type="float">
            <text:p>-0.2283825068</text:p>
          </table:table-cell>
          <table:table-cell office:value-type="float" office:value="0" calcext:value-type="float">
            <text:p>0</text:p>
          </table:table-cell>
          <table:table-cell office:value-type="float" office:value="0.228382506831624" calcext:value-type="float">
            <text:p>0.22838250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DH8</text:p>
          </table:table-cell>
          <table:table-cell office:value-type="string" calcext:value-type="string">
            <text:p>sig-DMD_1349</text:p>
          </table:table-cell>
          <table:table-cell office:value-type="float" office:value="-0.296925304914046" calcext:value-type="float">
            <text:p>-0.2969253049</text:p>
          </table:table-cell>
          <table:table-cell office:value-type="float" office:value="0" calcext:value-type="float">
            <text:p>0</text:p>
          </table:table-cell>
          <table:table-cell office:value-type="float" office:value="0.296925304914046" calcext:value-type="float">
            <text:p>0.29692530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DHB1</text:p>
          </table:table-cell>
          <table:table-cell office:value-type="string" calcext:value-type="string">
            <text:p>sig-DMD_3577</text:p>
          </table:table-cell>
          <table:table-cell office:value-type="float" office:value="0.227765728248516" calcext:value-type="float">
            <text:p>0.2277657282</text:p>
          </table:table-cell>
          <table:table-cell office:value-type="float" office:value="0" calcext:value-type="float">
            <text:p>0</text:p>
          </table:table-cell>
          <table:table-cell office:value-type="float" office:value="0.227765728248516" calcext:value-type="float">
            <text:p>0.22776572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ED1B</text:p>
          </table:table-cell>
          <table:table-cell office:value-type="string" calcext:value-type="string">
            <text:p>sig-DMD_920</text:p>
          </table:table-cell>
          <table:table-cell office:value-type="float" office:value="-0.367744063150566" calcext:value-type="float">
            <text:p>-0.3677440632</text:p>
          </table:table-cell>
          <table:table-cell office:value-type="float" office:value="0" calcext:value-type="float">
            <text:p>0</text:p>
          </table:table-cell>
          <table:table-cell office:value-type="float" office:value="0.367744063150566" calcext:value-type="float">
            <text:p>0.36774406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NX</text:p>
          </table:table-cell>
          <table:table-cell office:value-type="string" calcext:value-type="string">
            <text:p>sig-DMD_401</text:p>
          </table:table-cell>
          <table:table-cell office:value-type="float" office:value="0.225514274201829" calcext:value-type="float">
            <text:p>0.2255142742</text:p>
          </table:table-cell>
          <table:table-cell office:value-type="float" office:value="0" calcext:value-type="float">
            <text:p>0</text:p>
          </table:table-cell>
          <table:table-cell office:value-type="float" office:value="0.225514274201829" calcext:value-type="float">
            <text:p>0.22551427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NX</text:p>
          </table:table-cell>
          <table:table-cell office:value-type="string" calcext:value-type="string">
            <text:p>sig-DMD_814</text:p>
          </table:table-cell>
          <table:table-cell office:value-type="float" office:value="-0.364647761681255" calcext:value-type="float">
            <text:p>-0.3646477617</text:p>
          </table:table-cell>
          <table:table-cell office:value-type="float" office:value="0" calcext:value-type="float">
            <text:p>0</text:p>
          </table:table-cell>
          <table:table-cell office:value-type="float" office:value="0.364647761681255" calcext:value-type="float">
            <text:p>0.36464776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NXL2</text:p>
          </table:table-cell>
          <table:table-cell office:value-type="string" calcext:value-type="string">
            <text:p>sig-DMD_401</text:p>
          </table:table-cell>
          <table:table-cell office:value-type="float" office:value="0.354392561037235" calcext:value-type="float">
            <text:p>0.354392561</text:p>
          </table:table-cell>
          <table:table-cell office:value-type="float" office:value="0" calcext:value-type="float">
            <text:p>0</text:p>
          </table:table-cell>
          <table:table-cell office:value-type="float" office:value="0.354392561037235" calcext:value-type="float">
            <text:p>0.3543925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COLCE2</text:p>
          </table:table-cell>
          <table:table-cell office:value-type="string" calcext:value-type="string">
            <text:p>sig-DMD_3327</text:p>
          </table:table-cell>
          <table:table-cell office:value-type="float" office:value="-0.281510312550561" calcext:value-type="float">
            <text:p>-0.2815103126</text:p>
          </table:table-cell>
          <table:table-cell office:value-type="float" office:value="0" calcext:value-type="float">
            <text:p>0</text:p>
          </table:table-cell>
          <table:table-cell office:value-type="float" office:value="0.281510312550561" calcext:value-type="float">
            <text:p>0.28151031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DGFA</text:p>
          </table:table-cell>
          <table:table-cell office:value-type="string" calcext:value-type="string">
            <text:p>sig-DMD_3792</text:p>
          </table:table-cell>
          <table:table-cell office:value-type="float" office:value="-0.202840505469574" calcext:value-type="float">
            <text:p>-0.2028405055</text:p>
          </table:table-cell>
          <table:table-cell office:value-type="float" office:value="0" calcext:value-type="float">
            <text:p>0</text:p>
          </table:table-cell>
          <table:table-cell office:value-type="float" office:value="0.202840505469574" calcext:value-type="float">
            <text:p>0.20284050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DGFRA</text:p>
          </table:table-cell>
          <table:table-cell office:value-type="string" calcext:value-type="string">
            <text:p>sig-DMD_3431</text:p>
          </table:table-cell>
          <table:table-cell office:value-type="float" office:value="-0.309567578265556" calcext:value-type="float">
            <text:p>-0.3095675783</text:p>
          </table:table-cell>
          <table:table-cell office:value-type="float" office:value="0" calcext:value-type="float">
            <text:p>0</text:p>
          </table:table-cell>
          <table:table-cell office:value-type="float" office:value="0.309567578265556" calcext:value-type="float">
            <text:p>0.30956757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DK2</text:p>
          </table:table-cell>
          <table:table-cell office:value-type="string" calcext:value-type="string">
            <text:p>sig-DMD_2225</text:p>
          </table:table-cell>
          <table:table-cell office:value-type="float" office:value="0.214941617338723" calcext:value-type="float">
            <text:p>0.2149416173</text:p>
          </table:table-cell>
          <table:table-cell office:value-type="float" office:value="0" calcext:value-type="float">
            <text:p>0</text:p>
          </table:table-cell>
          <table:table-cell office:value-type="float" office:value="0.214941617338723" calcext:value-type="float">
            <text:p>0.21494161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DLIM1</text:p>
          </table:table-cell>
          <table:table-cell office:value-type="string" calcext:value-type="string">
            <text:p>sig-DMD_585</text:p>
          </table:table-cell>
          <table:table-cell office:value-type="float" office:value="-0.526788231552746" calcext:value-type="float">
            <text:p>-0.5267882316</text:p>
          </table:table-cell>
          <table:table-cell office:value-type="float" office:value="0" calcext:value-type="float">
            <text:p>0</text:p>
          </table:table-cell>
          <table:table-cell office:value-type="float" office:value="0.526788231552746" calcext:value-type="float">
            <text:p>0.52678823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DLIM5</text:p>
          </table:table-cell>
          <table:table-cell office:value-type="string" calcext:value-type="string">
            <text:p>sig-DMD_3456</text:p>
          </table:table-cell>
          <table:table-cell office:value-type="float" office:value="-0.406901573664981" calcext:value-type="float">
            <text:p>-0.4069015737</text:p>
          </table:table-cell>
          <table:table-cell office:value-type="float" office:value="0" calcext:value-type="float">
            <text:p>0</text:p>
          </table:table-cell>
          <table:table-cell office:value-type="float" office:value="0.406901573664981" calcext:value-type="float">
            <text:p>0.40690157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DX1</text:p>
          </table:table-cell>
          <table:table-cell office:value-type="string" calcext:value-type="string">
            <text:p>sig-DMD_1330</text:p>
          </table:table-cell>
          <table:table-cell office:value-type="float" office:value="0.42973439444405" calcext:value-type="float">
            <text:p>0.4297343944</text:p>
          </table:table-cell>
          <table:table-cell office:value-type="float" office:value="0" calcext:value-type="float">
            <text:p>0</text:p>
          </table:table-cell>
          <table:table-cell office:value-type="float" office:value="0.42973439444405" calcext:value-type="float">
            <text:p>0.42973439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DX1</text:p>
          </table:table-cell>
          <table:table-cell office:value-type="string" calcext:value-type="string">
            <text:p>sig-DMD_1331</text:p>
          </table:table-cell>
          <table:table-cell office:value-type="float" office:value="0.294807116601566" calcext:value-type="float">
            <text:p>0.2948071166</text:p>
          </table:table-cell>
          <table:table-cell office:value-type="float" office:value="0" calcext:value-type="float">
            <text:p>0</text:p>
          </table:table-cell>
          <table:table-cell office:value-type="float" office:value="0.294807116601566" calcext:value-type="float">
            <text:p>0.29480711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DZRN3</text:p>
          </table:table-cell>
          <table:table-cell office:value-type="string" calcext:value-type="string">
            <text:p>sig-DMD_3298</text:p>
          </table:table-cell>
          <table:table-cell office:value-type="float" office:value="-0.571786071812096" calcext:value-type="float">
            <text:p>-0.5717860718</text:p>
          </table:table-cell>
          <table:table-cell office:value-type="float" office:value="0" calcext:value-type="float">
            <text:p>0</text:p>
          </table:table-cell>
          <table:table-cell office:value-type="float" office:value="0.571786071812096" calcext:value-type="float">
            <text:p>0.57178607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NK</text:p>
          </table:table-cell>
          <table:table-cell office:value-type="string" calcext:value-type="string">
            <text:p>sig-DMD_4115</text:p>
          </table:table-cell>
          <table:table-cell office:value-type="float" office:value="-0.36756378242338" calcext:value-type="float">
            <text:p>-0.3675637824</text:p>
          </table:table-cell>
          <table:table-cell office:value-type="float" office:value="0" calcext:value-type="float">
            <text:p>0</text:p>
          </table:table-cell>
          <table:table-cell office:value-type="float" office:value="0.36756378242338" calcext:value-type="float">
            <text:p>0.36756378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ig-DMD_2154</text:p>
          </table:table-cell>
          <table:table-cell office:value-type="float" office:value="-0.401809280657073" calcext:value-type="float">
            <text:p>-0.4018092807</text:p>
          </table:table-cell>
          <table:table-cell office:value-type="float" office:value="0" calcext:value-type="float">
            <text:p>0</text:p>
          </table:table-cell>
          <table:table-cell office:value-type="float" office:value="0.401809280657073" calcext:value-type="float">
            <text:p>0.40180928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sig-DMD_2829</text:p>
          </table:table-cell>
          <table:table-cell office:value-type="float" office:value="-0.275687168314496" calcext:value-type="float">
            <text:p>-0.2756871683</text:p>
          </table:table-cell>
          <table:table-cell office:value-type="float" office:value="0" calcext:value-type="float">
            <text:p>0</text:p>
          </table:table-cell>
          <table:table-cell office:value-type="float" office:value="0.275687168314496" calcext:value-type="float">
            <text:p>0.27568716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sig-DMD_3764</text:p>
          </table:table-cell>
          <table:table-cell office:value-type="float" office:value="-0.301555152065418" calcext:value-type="float">
            <text:p>-0.3015551521</text:p>
          </table:table-cell>
          <table:table-cell office:value-type="float" office:value="0" calcext:value-type="float">
            <text:p>0</text:p>
          </table:table-cell>
          <table:table-cell office:value-type="float" office:value="0.301555152065418" calcext:value-type="float">
            <text:p>0.30155515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X2</text:p>
          </table:table-cell>
          <table:table-cell office:value-type="string" calcext:value-type="string">
            <text:p>sig-DMD_4131</text:p>
          </table:table-cell>
          <table:table-cell office:value-type="float" office:value="0.236363228607031" calcext:value-type="float">
            <text:p>0.2363632286</text:p>
          </table:table-cell>
          <table:table-cell office:value-type="float" office:value="0" calcext:value-type="float">
            <text:p>0</text:p>
          </table:table-cell>
          <table:table-cell office:value-type="float" office:value="0.236363228607031" calcext:value-type="float">
            <text:p>0.23636322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FKFB2</text:p>
          </table:table-cell>
          <table:table-cell office:value-type="string" calcext:value-type="string">
            <text:p>sig-DMD_370</text:p>
          </table:table-cell>
          <table:table-cell office:value-type="float" office:value="-0.430237378410222" calcext:value-type="float">
            <text:p>-0.4302373784</text:p>
          </table:table-cell>
          <table:table-cell office:value-type="float" office:value="0" calcext:value-type="float">
            <text:p>0</text:p>
          </table:table-cell>
          <table:table-cell office:value-type="float" office:value="0.430237378410222" calcext:value-type="float">
            <text:p>0.43023737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FKP</text:p>
          </table:table-cell>
          <table:table-cell office:value-type="string" calcext:value-type="string">
            <text:p>sig-DMD_519</text:p>
          </table:table-cell>
          <table:table-cell office:value-type="float" office:value="-0.340358456071165" calcext:value-type="float">
            <text:p>-0.3403584561</text:p>
          </table:table-cell>
          <table:table-cell office:value-type="float" office:value="0" calcext:value-type="float">
            <text:p>0</text:p>
          </table:table-cell>
          <table:table-cell office:value-type="float" office:value="0.340358456071165" calcext:value-type="float">
            <text:p>0.34035845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FN2</text:p>
          </table:table-cell>
          <table:table-cell office:value-type="string" calcext:value-type="string">
            <text:p>sig-DMD_3336</text:p>
          </table:table-cell>
          <table:table-cell office:value-type="float" office:value="-0.61112870096222" calcext:value-type="float">
            <text:p>-0.611128701</text:p>
          </table:table-cell>
          <table:table-cell office:value-type="float" office:value="0" calcext:value-type="float">
            <text:p>0</text:p>
          </table:table-cell>
          <table:table-cell office:value-type="float" office:value="0.61112870096222" calcext:value-type="float">
            <text:p>0.6111287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GBD5</text:p>
          </table:table-cell>
          <table:table-cell office:value-type="string" calcext:value-type="string">
            <text:p>sig-DMD_395</text:p>
          </table:table-cell>
          <table:table-cell office:value-type="float" office:value="-0.387753926431628" calcext:value-type="float">
            <text:p>-0.3877539264</text:p>
          </table:table-cell>
          <table:table-cell office:value-type="float" office:value="0" calcext:value-type="float">
            <text:p>0</text:p>
          </table:table-cell>
          <table:table-cell office:value-type="float" office:value="0.387753926431628" calcext:value-type="float">
            <text:p>0.38775392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C1</text:p>
          </table:table-cell>
          <table:table-cell office:value-type="string" calcext:value-type="string">
            <text:p>sig-DMD_903</text:p>
          </table:table-cell>
          <table:table-cell office:value-type="float" office:value="-0.210035454639042" calcext:value-type="float">
            <text:p>-0.2100354546</text:p>
          </table:table-cell>
          <table:table-cell office:value-type="float" office:value="0" calcext:value-type="float">
            <text:p>0</text:p>
          </table:table-cell>
          <table:table-cell office:value-type="float" office:value="0.210035454639042" calcext:value-type="float">
            <text:p>0.21003545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GDH</text:p>
          </table:table-cell>
          <table:table-cell office:value-type="string" calcext:value-type="string">
            <text:p>sig-DMD_199</text:p>
          </table:table-cell>
          <table:table-cell office:value-type="float" office:value="-0.512008796765395" calcext:value-type="float">
            <text:p>-0.5120087968</text:p>
          </table:table-cell>
          <table:table-cell office:value-type="float" office:value="0" calcext:value-type="float">
            <text:p>0</text:p>
          </table:table-cell>
          <table:table-cell office:value-type="float" office:value="0.512008796765395" calcext:value-type="float">
            <text:p>0.51200879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LDA3</text:p>
          </table:table-cell>
          <table:table-cell office:value-type="string" calcext:value-type="string">
            <text:p>sig-DMD_358</text:p>
          </table:table-cell>
          <table:table-cell office:value-type="float" office:value="-0.42556782772148" calcext:value-type="float">
            <text:p>-0.4255678277</text:p>
          </table:table-cell>
          <table:table-cell office:value-type="float" office:value="0" calcext:value-type="float">
            <text:p>0</text:p>
          </table:table-cell>
          <table:table-cell office:value-type="float" office:value="0.42556782772148" calcext:value-type="float">
            <text:p>0.42556782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LDB1</text:p>
          </table:table-cell>
          <table:table-cell office:value-type="string" calcext:value-type="string">
            <text:p>sig-DMD_862</text:p>
          </table:table-cell>
          <table:table-cell office:value-type="float" office:value="-0.278231086029" calcext:value-type="float">
            <text:p>-0.278231086</text:p>
          </table:table-cell>
          <table:table-cell office:value-type="float" office:value="0" calcext:value-type="float">
            <text:p>0</text:p>
          </table:table-cell>
          <table:table-cell office:value-type="float" office:value="0.278231086029" calcext:value-type="float">
            <text:p>0.2782310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PT1</text:p>
          </table:table-cell>
          <table:table-cell office:value-type="string" calcext:value-type="string">
            <text:p>sig-DMD_4335</text:p>
          </table:table-cell>
          <table:table-cell office:value-type="float" office:value="0.202326921322341" calcext:value-type="float">
            <text:p>0.2023269213</text:p>
          </table:table-cell>
          <table:table-cell office:value-type="float" office:value="0" calcext:value-type="float">
            <text:p>0</text:p>
          </table:table-cell>
          <table:table-cell office:value-type="float" office:value="0.202326921322341" calcext:value-type="float">
            <text:p>0.20232692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YHIPL</text:p>
          </table:table-cell>
          <table:table-cell office:value-type="string" calcext:value-type="string">
            <text:p>sig-DMD_566</text:p>
          </table:table-cell>
          <table:table-cell office:value-type="float" office:value="-0.452205293694562" calcext:value-type="float">
            <text:p>-0.4522052937</text:p>
          </table:table-cell>
          <table:table-cell office:value-type="float" office:value="0" calcext:value-type="float">
            <text:p>0</text:p>
          </table:table-cell>
          <table:table-cell office:value-type="float" office:value="0.452205293694562" calcext:value-type="float">
            <text:p>0.45220529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D1</text:p>
          </table:table-cell>
          <table:table-cell office:value-type="string" calcext:value-type="string">
            <text:p>sig-DMD_2813</text:p>
          </table:table-cell>
          <table:table-cell office:value-type="float" office:value="-0.298523843509754" calcext:value-type="float">
            <text:p>-0.2985238435</text:p>
          </table:table-cell>
          <table:table-cell office:value-type="float" office:value="0" calcext:value-type="float">
            <text:p>0</text:p>
          </table:table-cell>
          <table:table-cell office:value-type="float" office:value="0.298523843509754" calcext:value-type="float">
            <text:p>0.29852384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EZO1</text:p>
          </table:table-cell>
          <table:table-cell office:value-type="string" calcext:value-type="string">
            <text:p>sig-DMD_2126</text:p>
          </table:table-cell>
          <table:table-cell office:value-type="float" office:value="-0.394402223733468" calcext:value-type="float">
            <text:p>-0.3944022237</text:p>
          </table:table-cell>
          <table:table-cell office:value-type="float" office:value="0" calcext:value-type="float">
            <text:p>0</text:p>
          </table:table-cell>
          <table:table-cell office:value-type="float" office:value="0.394402223733468" calcext:value-type="float">
            <text:p>0.39440222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EZO2</text:p>
          </table:table-cell>
          <table:table-cell office:value-type="string" calcext:value-type="string">
            <text:p>sig-DMD_2323</text:p>
          </table:table-cell>
          <table:table-cell office:value-type="float" office:value="-0.406488055176653" calcext:value-type="float">
            <text:p>-0.4064880552</text:p>
          </table:table-cell>
          <table:table-cell office:value-type="float" office:value="0" calcext:value-type="float">
            <text:p>0</text:p>
          </table:table-cell>
          <table:table-cell office:value-type="float" office:value="0.406488055176653" calcext:value-type="float">
            <text:p>0.40648805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K3CD</text:p>
          </table:table-cell>
          <table:table-cell office:value-type="string" calcext:value-type="string">
            <text:p>sig-DMD_62</text:p>
          </table:table-cell>
          <table:table-cell office:value-type="float" office:value="-0.289210513971772" calcext:value-type="float">
            <text:p>-0.289210514</text:p>
          </table:table-cell>
          <table:table-cell office:value-type="float" office:value="0" calcext:value-type="float">
            <text:p>0</text:p>
          </table:table-cell>
          <table:table-cell office:value-type="float" office:value="0.289210513971772" calcext:value-type="float">
            <text:p>0.2892105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K3IP1</text:p>
          </table:table-cell>
          <table:table-cell office:value-type="string" calcext:value-type="string">
            <text:p>sig-DMD_3181</text:p>
          </table:table-cell>
          <table:table-cell office:value-type="float" office:value="0.340035283225619" calcext:value-type="float">
            <text:p>0.3400352832</text:p>
          </table:table-cell>
          <table:table-cell office:value-type="float" office:value="0" calcext:value-type="float">
            <text:p>0</text:p>
          </table:table-cell>
          <table:table-cell office:value-type="float" office:value="0.340035283225619" calcext:value-type="float">
            <text:p>0.34003528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K3R1</text:p>
          </table:table-cell>
          <table:table-cell office:value-type="string" calcext:value-type="string">
            <text:p>sig-DMD_3536</text:p>
          </table:table-cell>
          <table:table-cell office:value-type="float" office:value="-0.306258333336912" calcext:value-type="float">
            <text:p>-0.3062583333</text:p>
          </table:table-cell>
          <table:table-cell office:value-type="float" office:value="0" calcext:value-type="float">
            <text:p>0</text:p>
          </table:table-cell>
          <table:table-cell office:value-type="float" office:value="0.306258333336912" calcext:value-type="float">
            <text:p>0.30625833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P5K1A</text:p>
          </table:table-cell>
          <table:table-cell office:value-type="string" calcext:value-type="string">
            <text:p>sig-DMD_252</text:p>
          </table:table-cell>
          <table:table-cell office:value-type="float" office:value="-0.300504432201598" calcext:value-type="float">
            <text:p>-0.3005044322</text:p>
          </table:table-cell>
          <table:table-cell office:value-type="float" office:value="0" calcext:value-type="float">
            <text:p>0</text:p>
          </table:table-cell>
          <table:table-cell office:value-type="float" office:value="0.300504432201598" calcext:value-type="float">
            <text:p>0.30050443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TPNA</text:p>
          </table:table-cell>
          <table:table-cell office:value-type="string" calcext:value-type="string">
            <text:p>sig-DMD_2135</text:p>
          </table:table-cell>
          <table:table-cell office:value-type="float" office:value="-0.408102517207159" calcext:value-type="float">
            <text:p>-0.4081025172</text:p>
          </table:table-cell>
          <table:table-cell office:value-type="float" office:value="0" calcext:value-type="float">
            <text:p>0</text:p>
          </table:table-cell>
          <table:table-cell office:value-type="float" office:value="0.408102517207159" calcext:value-type="float">
            <text:p>0.40810251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TX1</text:p>
          </table:table-cell>
          <table:table-cell office:value-type="string" calcext:value-type="string">
            <text:p>sig-DMD_3562</text:p>
          </table:table-cell>
          <table:table-cell office:value-type="float" office:value="0.309685369559864" calcext:value-type="float">
            <text:p>0.3096853696</text:p>
          </table:table-cell>
          <table:table-cell office:value-type="float" office:value="0" calcext:value-type="float">
            <text:p>0</text:p>
          </table:table-cell>
          <table:table-cell office:value-type="float" office:value="0.309685369559864" calcext:value-type="float">
            <text:p>0.30968536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TX1</text:p>
          </table:table-cell>
          <table:table-cell office:value-type="string" calcext:value-type="string">
            <text:p>sig-DMD_3563</text:p>
          </table:table-cell>
          <table:table-cell office:value-type="float" office:value="-0.410503673529294" calcext:value-type="float">
            <text:p>-0.4105036735</text:p>
          </table:table-cell>
          <table:table-cell office:value-type="float" office:value="0" calcext:value-type="float">
            <text:p>0</text:p>
          </table:table-cell>
          <table:table-cell office:value-type="float" office:value="0.410503673529294" calcext:value-type="float">
            <text:p>0.41050367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TX2</text:p>
          </table:table-cell>
          <table:table-cell office:value-type="string" calcext:value-type="string">
            <text:p>sig-DMD_3461</text:p>
          </table:table-cell>
          <table:table-cell office:value-type="float" office:value="0.34420942354585" calcext:value-type="float">
            <text:p>0.3442094235</text:p>
          </table:table-cell>
          <table:table-cell office:value-type="float" office:value="0" calcext:value-type="float">
            <text:p>0</text:p>
          </table:table-cell>
          <table:table-cell office:value-type="float" office:value="0.34420942354585" calcext:value-type="float">
            <text:p>0.34420942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KIA</text:p>
          </table:table-cell>
          <table:table-cell office:value-type="string" calcext:value-type="string">
            <text:p>sig-DMD_4132</text:p>
          </table:table-cell>
          <table:table-cell office:value-type="float" office:value="-0.461765853942681" calcext:value-type="float">
            <text:p>-0.4617658539</text:p>
          </table:table-cell>
          <table:table-cell office:value-type="float" office:value="0" calcext:value-type="float">
            <text:p>0</text:p>
          </table:table-cell>
          <table:table-cell office:value-type="float" office:value="0.461765853942681" calcext:value-type="float">
            <text:p>0.46176585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KNOX2</text:p>
          </table:table-cell>
          <table:table-cell office:value-type="string" calcext:value-type="string">
            <text:p>sig-DMD_868</text:p>
          </table:table-cell>
          <table:table-cell office:value-type="float" office:value="-0.280382945971671" calcext:value-type="float">
            <text:p>-0.280382946</text:p>
          </table:table-cell>
          <table:table-cell office:value-type="float" office:value="0" calcext:value-type="float">
            <text:p>0</text:p>
          </table:table-cell>
          <table:table-cell office:value-type="float" office:value="0.280382945971671" calcext:value-type="float">
            <text:p>0.2803829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CB1</text:p>
          </table:table-cell>
          <table:table-cell office:value-type="string" calcext:value-type="string">
            <text:p>sig-DMD_2854</text:p>
          </table:table-cell>
          <table:table-cell office:value-type="float" office:value="-0.423856450386032" calcext:value-type="float">
            <text:p>-0.4238564504</text:p>
          </table:table-cell>
          <table:table-cell office:value-type="float" office:value="0" calcext:value-type="float">
            <text:p>0</text:p>
          </table:table-cell>
          <table:table-cell office:value-type="float" office:value="0.423856450386032" calcext:value-type="float">
            <text:p>0.42385645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B3</text:p>
          </table:table-cell>
          <table:table-cell office:value-type="string" calcext:value-type="string">
            <text:p>sig-DMD_802</text:p>
          </table:table-cell>
          <table:table-cell office:value-type="float" office:value="-0.259962146507033" calcext:value-type="float">
            <text:p>-0.2599621465</text:p>
          </table:table-cell>
          <table:table-cell office:value-type="float" office:value="0" calcext:value-type="float">
            <text:p>0</text:p>
          </table:table-cell>
          <table:table-cell office:value-type="float" office:value="0.259962146507033" calcext:value-type="float">
            <text:p>0.25996214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CD1</text:p>
          </table:table-cell>
          <table:table-cell office:value-type="string" calcext:value-type="string">
            <text:p>sig-DMD_3262</text:p>
          </table:table-cell>
          <table:table-cell office:value-type="float" office:value="-0.378986585338798" calcext:value-type="float">
            <text:p>-0.3789865853</text:p>
          </table:table-cell>
          <table:table-cell office:value-type="float" office:value="0" calcext:value-type="float">
            <text:p>0</text:p>
          </table:table-cell>
          <table:table-cell office:value-type="float" office:value="0.378986585338798" calcext:value-type="float">
            <text:p>0.37898658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CH1</text:p>
          </table:table-cell>
          <table:table-cell office:value-type="string" calcext:value-type="string">
            <text:p>sig-DMD_3339</text:p>
          </table:table-cell>
          <table:table-cell office:value-type="float" office:value="-0.346509840503553" calcext:value-type="float">
            <text:p>-0.3465098405</text:p>
          </table:table-cell>
          <table:table-cell office:value-type="float" office:value="0" calcext:value-type="float">
            <text:p>0</text:p>
          </table:table-cell>
          <table:table-cell office:value-type="float" office:value="0.346509840503553" calcext:value-type="float">
            <text:p>0.34650984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CL2</text:p>
          </table:table-cell>
          <table:table-cell office:value-type="string" calcext:value-type="string">
            <text:p>sig-DMD_3248</text:p>
          </table:table-cell>
          <table:table-cell office:value-type="float" office:value="-0.309917569493074" calcext:value-type="float">
            <text:p>-0.3099175695</text:p>
          </table:table-cell>
          <table:table-cell office:value-type="float" office:value="0" calcext:value-type="float">
            <text:p>0</text:p>
          </table:table-cell>
          <table:table-cell office:value-type="float" office:value="0.309917569493074" calcext:value-type="float">
            <text:p>0.30991756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D5</text:p>
          </table:table-cell>
          <table:table-cell office:value-type="string" calcext:value-type="string">
            <text:p>sig-DMD_442</text:p>
          </table:table-cell>
          <table:table-cell office:value-type="float" office:value="0.613552617273268" calcext:value-type="float">
            <text:p>0.6135526173</text:p>
          </table:table-cell>
          <table:table-cell office:value-type="float" office:value="0" calcext:value-type="float">
            <text:p>0</text:p>
          </table:table-cell>
          <table:table-cell office:value-type="float" office:value="0.613552617273268" calcext:value-type="float">
            <text:p>0.61355261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D5</text:p>
          </table:table-cell>
          <table:table-cell office:value-type="string" calcext:value-type="string">
            <text:p>sig-DMD_443</text:p>
          </table:table-cell>
          <table:table-cell office:value-type="float" office:value="-0.315074789074934" calcext:value-type="float">
            <text:p>-0.3150747891</text:p>
          </table:table-cell>
          <table:table-cell office:value-type="float" office:value="0" calcext:value-type="float">
            <text:p>0</text:p>
          </table:table-cell>
          <table:table-cell office:value-type="float" office:value="0.315074789074934" calcext:value-type="float">
            <text:p>0.31507478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D5</text:p>
          </table:table-cell>
          <table:table-cell office:value-type="string" calcext:value-type="string">
            <text:p>sig-DMD_464</text:p>
          </table:table-cell>
          <table:table-cell office:value-type="float" office:value="0.566273335878279" calcext:value-type="float">
            <text:p>0.5662733359</text:p>
          </table:table-cell>
          <table:table-cell office:value-type="float" office:value="0" calcext:value-type="float">
            <text:p>0</text:p>
          </table:table-cell>
          <table:table-cell office:value-type="float" office:value="0.566273335878279" calcext:value-type="float">
            <text:p>0.56627333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D5</text:p>
          </table:table-cell>
          <table:table-cell office:value-type="string" calcext:value-type="string">
            <text:p>sig-DMD_485</text:p>
          </table:table-cell>
          <table:table-cell office:value-type="float" office:value="-0.205356941316881" calcext:value-type="float">
            <text:p>-0.2053569413</text:p>
          </table:table-cell>
          <table:table-cell office:value-type="float" office:value="0" calcext:value-type="float">
            <text:p>0</text:p>
          </table:table-cell>
          <table:table-cell office:value-type="float" office:value="0.205356941316881" calcext:value-type="float">
            <text:p>0.20535694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EKHF1</text:p>
          </table:table-cell>
          <table:table-cell office:value-type="string" calcext:value-type="string">
            <text:p>sig-DMD_2513</text:p>
          </table:table-cell>
          <table:table-cell office:value-type="float" office:value="-0.484558567394944" calcext:value-type="float">
            <text:p>-0.4845585674</text:p>
          </table:table-cell>
          <table:table-cell office:value-type="float" office:value="0" calcext:value-type="float">
            <text:p>0</text:p>
          </table:table-cell>
          <table:table-cell office:value-type="float" office:value="0.484558567394944" calcext:value-type="float">
            <text:p>0.48455856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EKHG2</text:p>
          </table:table-cell>
          <table:table-cell office:value-type="string" calcext:value-type="string">
            <text:p>sig-DMD_2557</text:p>
          </table:table-cell>
          <table:table-cell office:value-type="float" office:value="-0.224253997368167" calcext:value-type="float">
            <text:p>-0.2242539974</text:p>
          </table:table-cell>
          <table:table-cell office:value-type="float" office:value="0" calcext:value-type="float">
            <text:p>0</text:p>
          </table:table-cell>
          <table:table-cell office:value-type="float" office:value="0.224253997368167" calcext:value-type="float">
            <text:p>0.22425399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EKHG6</text:p>
          </table:table-cell>
          <table:table-cell office:value-type="string" calcext:value-type="string">
            <text:p>sig-DMD_897</text:p>
          </table:table-cell>
          <table:table-cell office:value-type="float" office:value="-0.235704340543527" calcext:value-type="float">
            <text:p>-0.2357043405</text:p>
          </table:table-cell>
          <table:table-cell office:value-type="float" office:value="0" calcext:value-type="float">
            <text:p>0</text:p>
          </table:table-cell>
          <table:table-cell office:value-type="float" office:value="0.235704340543527" calcext:value-type="float">
            <text:p>0.23570434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EKHO1</text:p>
          </table:table-cell>
          <table:table-cell office:value-type="string" calcext:value-type="string">
            <text:p>sig-DMD_248</text:p>
          </table:table-cell>
          <table:table-cell office:value-type="float" office:value="-0.316614362356102" calcext:value-type="float">
            <text:p>-0.3166143624</text:p>
          </table:table-cell>
          <table:table-cell office:value-type="float" office:value="0" calcext:value-type="float">
            <text:p>0</text:p>
          </table:table-cell>
          <table:table-cell office:value-type="float" office:value="0.316614362356102" calcext:value-type="float">
            <text:p>0.31661436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IN2</text:p>
          </table:table-cell>
          <table:table-cell office:value-type="string" calcext:value-type="string">
            <text:p>sig-DMD_4223</text:p>
          </table:table-cell>
          <table:table-cell office:value-type="float" office:value="-0.286011910722155" calcext:value-type="float">
            <text:p>-0.2860119107</text:p>
          </table:table-cell>
          <table:table-cell office:value-type="float" office:value="0" calcext:value-type="float">
            <text:p>0</text:p>
          </table:table-cell>
          <table:table-cell office:value-type="float" office:value="0.286011910722155" calcext:value-type="float">
            <text:p>0.28601191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K2</text:p>
          </table:table-cell>
          <table:table-cell office:value-type="string" calcext:value-type="string">
            <text:p>sig-DMD_3533</text:p>
          </table:table-cell>
          <table:table-cell office:value-type="float" office:value="-0.750827978854255" calcext:value-type="float">
            <text:p>-0.7508279789</text:p>
          </table:table-cell>
          <table:table-cell office:value-type="float" office:value="0" calcext:value-type="float">
            <text:p>0</text:p>
          </table:table-cell>
          <table:table-cell office:value-type="float" office:value="0.750827978854255" calcext:value-type="float">
            <text:p>0.75082797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SCR4</text:p>
          </table:table-cell>
          <table:table-cell office:value-type="string" calcext:value-type="string">
            <text:p>sig-DMD_3329</text:p>
          </table:table-cell>
          <table:table-cell office:value-type="float" office:value="-0.343727920602177" calcext:value-type="float">
            <text:p>-0.3437279206</text:p>
          </table:table-cell>
          <table:table-cell office:value-type="float" office:value="0" calcext:value-type="float">
            <text:p>0</text:p>
          </table:table-cell>
          <table:table-cell office:value-type="float" office:value="0.343727920602177" calcext:value-type="float">
            <text:p>0.34372792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XNA1</text:p>
          </table:table-cell>
          <table:table-cell office:value-type="string" calcext:value-type="string">
            <text:p>sig-DMD_3311</text:p>
          </table:table-cell>
          <table:table-cell office:value-type="float" office:value="-0.319615657922355" calcext:value-type="float">
            <text:p>-0.3196156579</text:p>
          </table:table-cell>
          <table:table-cell office:value-type="float" office:value="0" calcext:value-type="float">
            <text:p>0</text:p>
          </table:table-cell>
          <table:table-cell office:value-type="float" office:value="0.319615657922355" calcext:value-type="float">
            <text:p>0.31961565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XNB1</text:p>
          </table:table-cell>
          <table:table-cell office:value-type="string" calcext:value-type="string">
            <text:p>sig-DMD_3270</text:p>
          </table:table-cell>
          <table:table-cell office:value-type="float" office:value="-0.479283477827907" calcext:value-type="float">
            <text:p>-0.4792834778</text:p>
          </table:table-cell>
          <table:table-cell office:value-type="float" office:value="0" calcext:value-type="float">
            <text:p>0</text:p>
          </table:table-cell>
          <table:table-cell office:value-type="float" office:value="0.479283477827907" calcext:value-type="float">
            <text:p>0.47928347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XNB2</text:p>
          </table:table-cell>
          <table:table-cell office:value-type="string" calcext:value-type="string">
            <text:p>sig-DMD_3227</text:p>
          </table:table-cell>
          <table:table-cell office:value-type="float" office:value="-0.333862766119413" calcext:value-type="float">
            <text:p>-0.3338627661</text:p>
          </table:table-cell>
          <table:table-cell office:value-type="float" office:value="0" calcext:value-type="float">
            <text:p>0</text:p>
          </table:table-cell>
          <table:table-cell office:value-type="float" office:value="0.333862766119413" calcext:value-type="float">
            <text:p>0.33386276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MEPA1</text:p>
          </table:table-cell>
          <table:table-cell office:value-type="string" calcext:value-type="string">
            <text:p>sig-DMD_3019</text:p>
          </table:table-cell>
          <table:table-cell office:value-type="float" office:value="-0.336201984535331" calcext:value-type="float">
            <text:p>-0.3362019845</text:p>
          </table:table-cell>
          <table:table-cell office:value-type="float" office:value="0" calcext:value-type="float">
            <text:p>0</text:p>
          </table:table-cell>
          <table:table-cell office:value-type="float" office:value="0.336201984535331" calcext:value-type="float">
            <text:p>0.33620198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MEPA1</text:p>
          </table:table-cell>
          <table:table-cell office:value-type="string" calcext:value-type="string">
            <text:p>sig-DMD_3020</text:p>
          </table:table-cell>
          <table:table-cell office:value-type="float" office:value="-0.21192697800364" calcext:value-type="float">
            <text:p>-0.211926978</text:p>
          </table:table-cell>
          <table:table-cell office:value-type="float" office:value="0" calcext:value-type="float">
            <text:p>0</text:p>
          </table:table-cell>
          <table:table-cell office:value-type="float" office:value="0.21192697800364" calcext:value-type="float">
            <text:p>0.211926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NRC1</text:p>
          </table:table-cell>
          <table:table-cell office:value-type="string" calcext:value-type="string">
            <text:p>sig-DMD_3726</text:p>
          </table:table-cell>
          <table:table-cell office:value-type="float" office:value="-0.56328522843055" calcext:value-type="float">
            <text:p>-0.5632852284</text:p>
          </table:table-cell>
          <table:table-cell office:value-type="float" office:value="0" calcext:value-type="float">
            <text:p>0</text:p>
          </table:table-cell>
          <table:table-cell office:value-type="float" office:value="0.56328522843055" calcext:value-type="float">
            <text:p>0.56328522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LDIP3</text:p>
          </table:table-cell>
          <table:table-cell office:value-type="string" calcext:value-type="string">
            <text:p>sig-DMD_3204</text:p>
          </table:table-cell>
          <table:table-cell office:value-type="float" office:value="-0.297788443547226" calcext:value-type="float">
            <text:p>-0.2977884435</text:p>
          </table:table-cell>
          <table:table-cell office:value-type="float" office:value="0" calcext:value-type="float">
            <text:p>0</text:p>
          </table:table-cell>
          <table:table-cell office:value-type="float" office:value="0.297788443547226" calcext:value-type="float">
            <text:p>0.29778844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LR3G</text:p>
          </table:table-cell>
          <table:table-cell office:value-type="string" calcext:value-type="string">
            <text:p>sig-DMD_3548</text:p>
          </table:table-cell>
          <table:table-cell office:value-type="float" office:value="-0.405802072086368" calcext:value-type="float">
            <text:p>-0.4058020721</text:p>
          </table:table-cell>
          <table:table-cell office:value-type="float" office:value="0" calcext:value-type="float">
            <text:p>0</text:p>
          </table:table-cell>
          <table:table-cell office:value-type="float" office:value="0.405802072086368" calcext:value-type="float">
            <text:p>0.40580207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U3F2</text:p>
          </table:table-cell>
          <table:table-cell office:value-type="string" calcext:value-type="string">
            <text:p>sig-DMD_3730</text:p>
          </table:table-cell>
          <table:table-cell office:value-type="float" office:value="0.201738591271505" calcext:value-type="float">
            <text:p>0.2017385913</text:p>
          </table:table-cell>
          <table:table-cell office:value-type="float" office:value="0" calcext:value-type="float">
            <text:p>0</text:p>
          </table:table-cell>
          <table:table-cell office:value-type="float" office:value="0.201738591271505" calcext:value-type="float">
            <text:p>0.20173859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U3F3</text:p>
          </table:table-cell>
          <table:table-cell office:value-type="string" calcext:value-type="string">
            <text:p>sig-DMD_2725</text:p>
          </table:table-cell>
          <table:table-cell office:value-type="float" office:value="-0.214360843474579" calcext:value-type="float">
            <text:p>-0.2143608435</text:p>
          </table:table-cell>
          <table:table-cell office:value-type="float" office:value="0" calcext:value-type="float">
            <text:p>0</text:p>
          </table:table-cell>
          <table:table-cell office:value-type="float" office:value="0.214360843474579" calcext:value-type="float">
            <text:p>0.21436084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U3F3</text:p>
          </table:table-cell>
          <table:table-cell office:value-type="string" calcext:value-type="string">
            <text:p>sig-DMD_2726</text:p>
          </table:table-cell>
          <table:table-cell office:value-type="float" office:value="-0.303776395887178" calcext:value-type="float">
            <text:p>-0.3037763959</text:p>
          </table:table-cell>
          <table:table-cell office:value-type="float" office:value="0" calcext:value-type="float">
            <text:p>0</text:p>
          </table:table-cell>
          <table:table-cell office:value-type="float" office:value="0.303776395887178" calcext:value-type="float">
            <text:p>0.30377639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U4F1</text:p>
          </table:table-cell>
          <table:table-cell office:value-type="string" calcext:value-type="string">
            <text:p>sig-DMD_1357</text:p>
          </table:table-cell>
          <table:table-cell office:value-type="float" office:value="-0.396880693183544" calcext:value-type="float">
            <text:p>-0.3968806932</text:p>
          </table:table-cell>
          <table:table-cell office:value-type="float" office:value="0" calcext:value-type="float">
            <text:p>0</text:p>
          </table:table-cell>
          <table:table-cell office:value-type="float" office:value="0.396880693183544" calcext:value-type="float">
            <text:p>0.39688069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U4F3</text:p>
          </table:table-cell>
          <table:table-cell office:value-type="string" calcext:value-type="string">
            <text:p>sig-DMD_3581</text:p>
          </table:table-cell>
          <table:table-cell office:value-type="float" office:value="0.221830051714185" calcext:value-type="float">
            <text:p>0.2218300517</text:p>
          </table:table-cell>
          <table:table-cell office:value-type="float" office:value="0" calcext:value-type="float">
            <text:p>0</text:p>
          </table:table-cell>
          <table:table-cell office:value-type="float" office:value="0.221830051714185" calcext:value-type="float">
            <text:p>0.22183005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APDC3</text:p>
          </table:table-cell>
          <table:table-cell office:value-type="string" calcext:value-type="string">
            <text:p>sig-DMD_4318</text:p>
          </table:table-cell>
          <table:table-cell office:value-type="float" office:value="-0.250499264276817" calcext:value-type="float">
            <text:p>-0.2504992643</text:p>
          </table:table-cell>
          <table:table-cell office:value-type="float" office:value="0" calcext:value-type="float">
            <text:p>0</text:p>
          </table:table-cell>
          <table:table-cell office:value-type="float" office:value="0.250499264276817" calcext:value-type="float">
            <text:p>0.25049926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DPF</text:p>
          </table:table-cell>
          <table:table-cell office:value-type="string" calcext:value-type="string">
            <text:p>sig-DMD_3113</text:p>
          </table:table-cell>
          <table:table-cell office:value-type="float" office:value="-0.278345503123964" calcext:value-type="float">
            <text:p>-0.2783455031</text:p>
          </table:table-cell>
          <table:table-cell office:value-type="float" office:value="0" calcext:value-type="float">
            <text:p>0</text:p>
          </table:table-cell>
          <table:table-cell office:value-type="float" office:value="0.278345503123964" calcext:value-type="float">
            <text:p>0.27834550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IAL4C</text:p>
          </table:table-cell>
          <table:table-cell office:value-type="string" calcext:value-type="string">
            <text:p>sig-DMD_240</text:p>
          </table:table-cell>
          <table:table-cell office:value-type="float" office:value="-0.213370157155071" calcext:value-type="float">
            <text:p>-0.2133701572</text:p>
          </table:table-cell>
          <table:table-cell office:value-type="float" office:value="0" calcext:value-type="float">
            <text:p>0</text:p>
          </table:table-cell>
          <table:table-cell office:value-type="float" office:value="0.213370157155071" calcext:value-type="float">
            <text:p>0.21337015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IF</text:p>
          </table:table-cell>
          <table:table-cell office:value-type="string" calcext:value-type="string">
            <text:p>sig-DMD_575</text:p>
          </table:table-cell>
          <table:table-cell office:value-type="float" office:value="-0.242984928501339" calcext:value-type="float">
            <text:p>-0.2429849285</text:p>
          </table:table-cell>
          <table:table-cell office:value-type="float" office:value="0" calcext:value-type="float">
            <text:p>0</text:p>
          </table:table-cell>
          <table:table-cell office:value-type="float" office:value="0.242984928501339" calcext:value-type="float">
            <text:p>0.24298492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M1H</text:p>
          </table:table-cell>
          <table:table-cell office:value-type="string" calcext:value-type="string">
            <text:p>sig-DMD_952</text:p>
          </table:table-cell>
          <table:table-cell office:value-type="float" office:value="-0.280705159872936" calcext:value-type="float">
            <text:p>-0.2807051599</text:p>
          </table:table-cell>
          <table:table-cell office:value-type="float" office:value="0" calcext:value-type="float">
            <text:p>0</text:p>
          </table:table-cell>
          <table:table-cell office:value-type="float" office:value="0.280705159872936" calcext:value-type="float">
            <text:p>0.28070515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M1L</text:p>
          </table:table-cell>
          <table:table-cell office:value-type="string" calcext:value-type="string">
            <text:p>sig-DMD_3345</text:p>
          </table:table-cell>
          <table:table-cell office:value-type="float" office:value="-0.347845858206446" calcext:value-type="float">
            <text:p>-0.3478458582</text:p>
          </table:table-cell>
          <table:table-cell office:value-type="float" office:value="0" calcext:value-type="float">
            <text:p>0</text:p>
          </table:table-cell>
          <table:table-cell office:value-type="float" office:value="0.347845858206446" calcext:value-type="float">
            <text:p>0.34784585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P1CB</text:p>
          </table:table-cell>
          <table:table-cell office:value-type="string" calcext:value-type="string">
            <text:p>sig-DMD_2658</text:p>
          </table:table-cell>
          <table:table-cell office:value-type="float" office:value="-0.428532314311458" calcext:value-type="float">
            <text:p>-0.4285323143</text:p>
          </table:table-cell>
          <table:table-cell office:value-type="float" office:value="0" calcext:value-type="float">
            <text:p>0</text:p>
          </table:table-cell>
          <table:table-cell office:value-type="float" office:value="0.428532314311458" calcext:value-type="float">
            <text:p>0.42853231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P1R16B</text:p>
          </table:table-cell>
          <table:table-cell office:value-type="string" calcext:value-type="string">
            <text:p>sig-DMD_2920</text:p>
          </table:table-cell>
          <table:table-cell office:value-type="float" office:value="-0.388069475074184" calcext:value-type="float">
            <text:p>-0.3880694751</text:p>
          </table:table-cell>
          <table:table-cell office:value-type="float" office:value="0" calcext:value-type="float">
            <text:p>0</text:p>
          </table:table-cell>
          <table:table-cell office:value-type="float" office:value="0.388069475074184" calcext:value-type="float">
            <text:p>0.38806947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P2R2B</text:p>
          </table:table-cell>
          <table:table-cell office:value-type="string" calcext:value-type="string">
            <text:p>sig-DMD_3583</text:p>
          </table:table-cell>
          <table:table-cell office:value-type="float" office:value="0.335786773384911" calcext:value-type="float">
            <text:p>0.3357867734</text:p>
          </table:table-cell>
          <table:table-cell office:value-type="float" office:value="0" calcext:value-type="float">
            <text:p>0</text:p>
          </table:table-cell>
          <table:table-cell office:value-type="float" office:value="0.335786773384911" calcext:value-type="float">
            <text:p>0.33578677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P2R2C</text:p>
          </table:table-cell>
          <table:table-cell office:value-type="string" calcext:value-type="string">
            <text:p>sig-DMD_3399</text:p>
          </table:table-cell>
          <table:table-cell office:value-type="float" office:value="0.446749536738224" calcext:value-type="float">
            <text:p>0.4467495367</text:p>
          </table:table-cell>
          <table:table-cell office:value-type="float" office:value="0" calcext:value-type="float">
            <text:p>0</text:p>
          </table:table-cell>
          <table:table-cell office:value-type="float" office:value="0.446749536738224" calcext:value-type="float">
            <text:p>0.44674953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P2R4</text:p>
          </table:table-cell>
          <table:table-cell office:value-type="string" calcext:value-type="string">
            <text:p>sig-DMD_4312</text:p>
          </table:table-cell>
          <table:table-cell office:value-type="float" office:value="-0.372967789244917" calcext:value-type="float">
            <text:p>-0.3729677892</text:p>
          </table:table-cell>
          <table:table-cell office:value-type="float" office:value="0" calcext:value-type="float">
            <text:p>0</text:p>
          </table:table-cell>
          <table:table-cell office:value-type="float" office:value="0.372967789244917" calcext:value-type="float">
            <text:p>0.37296778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P2R4</text:p>
          </table:table-cell>
          <table:table-cell office:value-type="string" calcext:value-type="string">
            <text:p>sig-DMD_4313</text:p>
          </table:table-cell>
          <table:table-cell office:value-type="float" office:value="0.283270592772149" calcext:value-type="float">
            <text:p>0.2832705928</text:p>
          </table:table-cell>
          <table:table-cell office:value-type="float" office:value="0" calcext:value-type="float">
            <text:p>0</text:p>
          </table:table-cell>
          <table:table-cell office:value-type="float" office:value="0.283270592772149" calcext:value-type="float">
            <text:p>0.28327059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PT2</text:p>
          </table:table-cell>
          <table:table-cell office:value-type="string" calcext:value-type="string">
            <text:p>sig-DMD_3677</text:p>
          </table:table-cell>
          <table:table-cell office:value-type="float" office:value="-0.204668395483055" calcext:value-type="float">
            <text:p>-0.2046683955</text:p>
          </table:table-cell>
          <table:table-cell office:value-type="float" office:value="0" calcext:value-type="float">
            <text:p>0</text:p>
          </table:table-cell>
          <table:table-cell office:value-type="float" office:value="0.204668395483055" calcext:value-type="float">
            <text:p>0.20466839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DM12</text:p>
          </table:table-cell>
          <table:table-cell office:value-type="string" calcext:value-type="string">
            <text:p>sig-DMD_4317</text:p>
          </table:table-cell>
          <table:table-cell office:value-type="float" office:value="0.225799352012508" calcext:value-type="float">
            <text:p>0.225799352</text:p>
          </table:table-cell>
          <table:table-cell office:value-type="float" office:value="0" calcext:value-type="float">
            <text:p>0</text:p>
          </table:table-cell>
          <table:table-cell office:value-type="float" office:value="0.225799352012508" calcext:value-type="float">
            <text:p>0.2257993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DM16</text:p>
          </table:table-cell>
          <table:table-cell office:value-type="string" calcext:value-type="string">
            <text:p>sig-DMD_23</text:p>
          </table:table-cell>
          <table:table-cell office:value-type="float" office:value="0.493442268227108" calcext:value-type="float">
            <text:p>0.4934422682</text:p>
          </table:table-cell>
          <table:table-cell office:value-type="float" office:value="0" calcext:value-type="float">
            <text:p>0</text:p>
          </table:table-cell>
          <table:table-cell office:value-type="float" office:value="0.493442268227108" calcext:value-type="float">
            <text:p>0.49344226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DM16</text:p>
          </table:table-cell>
          <table:table-cell office:value-type="string" calcext:value-type="string">
            <text:p>sig-DMD_28</text:p>
          </table:table-cell>
          <table:table-cell office:value-type="float" office:value="0.451897632041176" calcext:value-type="float">
            <text:p>0.451897632</text:p>
          </table:table-cell>
          <table:table-cell office:value-type="float" office:value="0" calcext:value-type="float">
            <text:p>0</text:p>
          </table:table-cell>
          <table:table-cell office:value-type="float" office:value="0.451897632041176" calcext:value-type="float">
            <text:p>0.4518976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DM16</text:p>
          </table:table-cell>
          <table:table-cell office:value-type="string" calcext:value-type="string">
            <text:p>sig-DMD_29</text:p>
          </table:table-cell>
          <table:table-cell office:value-type="float" office:value="0.412899877092363" calcext:value-type="float">
            <text:p>0.4128998771</text:p>
          </table:table-cell>
          <table:table-cell office:value-type="float" office:value="0" calcext:value-type="float">
            <text:p>0</text:p>
          </table:table-cell>
          <table:table-cell office:value-type="float" office:value="0.412899877092363" calcext:value-type="float">
            <text:p>0.41289987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DM16</text:p>
          </table:table-cell>
          <table:table-cell office:value-type="string" calcext:value-type="string">
            <text:p>sig-DMD_30</text:p>
          </table:table-cell>
          <table:table-cell office:value-type="float" office:value="0.451952528679351" calcext:value-type="float">
            <text:p>0.4519525287</text:p>
          </table:table-cell>
          <table:table-cell office:value-type="float" office:value="0" calcext:value-type="float">
            <text:p>0</text:p>
          </table:table-cell>
          <table:table-cell office:value-type="float" office:value="0.451952528679351" calcext:value-type="float">
            <text:p>0.45195252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DM8</text:p>
          </table:table-cell>
          <table:table-cell office:value-type="string" calcext:value-type="string">
            <text:p>sig-DMD_3444</text:p>
          </table:table-cell>
          <table:table-cell office:value-type="float" office:value="-0.305111916169095" calcext:value-type="float">
            <text:p>-0.3051119162</text:p>
          </table:table-cell>
          <table:table-cell office:value-type="float" office:value="0" calcext:value-type="float">
            <text:p>0</text:p>
          </table:table-cell>
          <table:table-cell office:value-type="float" office:value="0.305111916169095" calcext:value-type="float">
            <text:p>0.30511191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DM8</text:p>
          </table:table-cell>
          <table:table-cell office:value-type="string" calcext:value-type="string">
            <text:p>sig-DMD_3446</text:p>
          </table:table-cell>
          <table:table-cell office:value-type="float" office:value="0.242995044422973" calcext:value-type="float">
            <text:p>0.2429950444</text:p>
          </table:table-cell>
          <table:table-cell office:value-type="float" office:value="0" calcext:value-type="float">
            <text:p>0</text:p>
          </table:table-cell>
          <table:table-cell office:value-type="float" office:value="0.242995044422973" calcext:value-type="float">
            <text:p>0.24299504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IM2</text:p>
          </table:table-cell>
          <table:table-cell office:value-type="string" calcext:value-type="string">
            <text:p>sig-DMD_3708</text:p>
          </table:table-cell>
          <table:table-cell office:value-type="float" office:value="0.432614120276208" calcext:value-type="float">
            <text:p>0.4326141203</text:p>
          </table:table-cell>
          <table:table-cell office:value-type="float" office:value="0" calcext:value-type="float">
            <text:p>0</text:p>
          </table:table-cell>
          <table:table-cell office:value-type="float" office:value="0.432614120276208" calcext:value-type="float">
            <text:p>0.43261412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KCB</text:p>
          </table:table-cell>
          <table:table-cell office:value-type="string" calcext:value-type="string">
            <text:p>sig-DMD_1952</text:p>
          </table:table-cell>
          <table:table-cell office:value-type="float" office:value="-0.26225920404389" calcext:value-type="float">
            <text:p>-0.262259204</text:p>
          </table:table-cell>
          <table:table-cell office:value-type="float" office:value="0" calcext:value-type="float">
            <text:p>0</text:p>
          </table:table-cell>
          <table:table-cell office:value-type="float" office:value="0.26225920404389" calcext:value-type="float">
            <text:p>0.2622592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KCB</text:p>
          </table:table-cell>
          <table:table-cell office:value-type="string" calcext:value-type="string">
            <text:p>sig-DMD_1956</text:p>
          </table:table-cell>
          <table:table-cell office:value-type="float" office:value="0.537548882250283" calcext:value-type="float">
            <text:p>0.5375488823</text:p>
          </table:table-cell>
          <table:table-cell office:value-type="float" office:value="0" calcext:value-type="float">
            <text:p>0</text:p>
          </table:table-cell>
          <table:table-cell office:value-type="float" office:value="0.537548882250283" calcext:value-type="float">
            <text:p>0.53754888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KCB</text:p>
          </table:table-cell>
          <table:table-cell office:value-type="string" calcext:value-type="string">
            <text:p>sig-DMD_1961</text:p>
          </table:table-cell>
          <table:table-cell office:value-type="float" office:value="0.706527687531114" calcext:value-type="float">
            <text:p>0.7065276875</text:p>
          </table:table-cell>
          <table:table-cell office:value-type="float" office:value="0" calcext:value-type="float">
            <text:p>0</text:p>
          </table:table-cell>
          <table:table-cell office:value-type="float" office:value="0.706527687531114" calcext:value-type="float">
            <text:p>0.70652768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KCQ</text:p>
          </table:table-cell>
          <table:table-cell office:value-type="string" calcext:value-type="string">
            <text:p>sig-DMD_522</text:p>
          </table:table-cell>
          <table:table-cell office:value-type="float" office:value="0.295072879346241" calcext:value-type="float">
            <text:p>0.2950728793</text:p>
          </table:table-cell>
          <table:table-cell office:value-type="float" office:value="0" calcext:value-type="float">
            <text:p>0</text:p>
          </table:table-cell>
          <table:table-cell office:value-type="float" office:value="0.295072879346241" calcext:value-type="float">
            <text:p>0.29507287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OK2</text:p>
          </table:table-cell>
          <table:table-cell office:value-type="string" calcext:value-type="string">
            <text:p>sig-DMD_3296</text:p>
          </table:table-cell>
          <table:table-cell office:value-type="float" office:value="-0.300206343507646" calcext:value-type="float">
            <text:p>-0.3002063435</text:p>
          </table:table-cell>
          <table:table-cell office:value-type="float" office:value="0" calcext:value-type="float">
            <text:p>0</text:p>
          </table:table-cell>
          <table:table-cell office:value-type="float" office:value="0.300206343507646" calcext:value-type="float">
            <text:p>0.30020634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sig-DMD_3416</text:p>
          </table:table-cell>
          <table:table-cell office:value-type="float" office:value="-0.642129387318205" calcext:value-type="float">
            <text:p>-0.6421293873</text:p>
          </table:table-cell>
          <table:table-cell office:value-type="float" office:value="0" calcext:value-type="float">
            <text:p>0</text:p>
          </table:table-cell>
          <table:table-cell office:value-type="float" office:value="0.642129387318205" calcext:value-type="float">
            <text:p>0.64212938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OX1</text:p>
          </table:table-cell>
          <table:table-cell office:value-type="string" calcext:value-type="string">
            <text:p>sig-DMD_379</text:p>
          </table:table-cell>
          <table:table-cell office:value-type="float" office:value="0.259991687116644" calcext:value-type="float">
            <text:p>0.2599916871</text:p>
          </table:table-cell>
          <table:table-cell office:value-type="float" office:value="0" calcext:value-type="float">
            <text:p>0</text:p>
          </table:table-cell>
          <table:table-cell office:value-type="float" office:value="0.259991687116644" calcext:value-type="float">
            <text:p>0.25999168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PSAP1</text:p>
          </table:table-cell>
          <table:table-cell office:value-type="string" calcext:value-type="string">
            <text:p>sig-DMD_2259</text:p>
          </table:table-cell>
          <table:table-cell office:value-type="float" office:value="-0.279771678702283" calcext:value-type="float">
            <text:p>-0.2797716787</text:p>
          </table:table-cell>
          <table:table-cell office:value-type="float" office:value="0" calcext:value-type="float">
            <text:p>0</text:p>
          </table:table-cell>
          <table:table-cell office:value-type="float" office:value="0.279771678702283" calcext:value-type="float">
            <text:p>0.27977167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RT1</text:p>
          </table:table-cell>
          <table:table-cell office:value-type="string" calcext:value-type="string">
            <text:p>sig-DMD_3677</text:p>
          </table:table-cell>
          <table:table-cell office:value-type="float" office:value="-0.301176315532023" calcext:value-type="float">
            <text:p>-0.3011763155</text:p>
          </table:table-cell>
          <table:table-cell office:value-type="float" office:value="0" calcext:value-type="float">
            <text:p>0</text:p>
          </table:table-cell>
          <table:table-cell office:value-type="float" office:value="0.301176315532023" calcext:value-type="float">
            <text:p>0.30117631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SS1</text:p>
          </table:table-cell>
          <table:table-cell office:value-type="string" calcext:value-type="string">
            <text:p>sig-DMD_3936</text:p>
          </table:table-cell>
          <table:table-cell office:value-type="float" office:value="0.259615277896763" calcext:value-type="float">
            <text:p>0.2596152779</text:p>
          </table:table-cell>
          <table:table-cell office:value-type="float" office:value="0" calcext:value-type="float">
            <text:p>0</text:p>
          </table:table-cell>
          <table:table-cell office:value-type="float" office:value="0.259615277896763" calcext:value-type="float">
            <text:p>0.25961527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SS12</text:p>
          </table:table-cell>
          <table:table-cell office:value-type="string" calcext:value-type="string">
            <text:p>sig-DMD_3468</text:p>
          </table:table-cell>
          <table:table-cell office:value-type="float" office:value="-0.390764776431537" calcext:value-type="float">
            <text:p>-0.3907647764</text:p>
          </table:table-cell>
          <table:table-cell office:value-type="float" office:value="0" calcext:value-type="float">
            <text:p>0</text:p>
          </table:table-cell>
          <table:table-cell office:value-type="float" office:value="0.390764776431537" calcext:value-type="float">
            <text:p>0.39076477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SAT1</text:p>
          </table:table-cell>
          <table:table-cell office:value-type="string" calcext:value-type="string">
            <text:p>sig-DMD_4254</text:p>
          </table:table-cell>
          <table:table-cell office:value-type="float" office:value="-0.588223285904059" calcext:value-type="float">
            <text:p>-0.5882232859</text:p>
          </table:table-cell>
          <table:table-cell office:value-type="float" office:value="0" calcext:value-type="float">
            <text:p>0</text:p>
          </table:table-cell>
          <table:table-cell office:value-type="float" office:value="0.588223285904059" calcext:value-type="float">
            <text:p>0.58822328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SMB8</text:p>
          </table:table-cell>
          <table:table-cell office:value-type="string" calcext:value-type="string">
            <text:p>sig-DMD_3678</text:p>
          </table:table-cell>
          <table:table-cell office:value-type="float" office:value="-0.547635850195429" calcext:value-type="float">
            <text:p>-0.5476358502</text:p>
          </table:table-cell>
          <table:table-cell office:value-type="float" office:value="0" calcext:value-type="float">
            <text:p>0</text:p>
          </table:table-cell>
          <table:table-cell office:value-type="float" office:value="0.547635850195429" calcext:value-type="float">
            <text:p>0.54763585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GER2</text:p>
          </table:table-cell>
          <table:table-cell office:value-type="string" calcext:value-type="string">
            <text:p>sig-DMD_1433</text:p>
          </table:table-cell>
          <table:table-cell office:value-type="float" office:value="-0.295993552217722" calcext:value-type="float">
            <text:p>-0.2959935522</text:p>
          </table:table-cell>
          <table:table-cell office:value-type="float" office:value="0" calcext:value-type="float">
            <text:p>0</text:p>
          </table:table-cell>
          <table:table-cell office:value-type="float" office:value="0.295993552217722" calcext:value-type="float">
            <text:p>0.29599355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GR1</text:p>
          </table:table-cell>
          <table:table-cell office:value-type="string" calcext:value-type="string">
            <text:p>sig-DMD_4286</text:p>
          </table:table-cell>
          <table:table-cell office:value-type="float" office:value="-0.390091089217492" calcext:value-type="float">
            <text:p>-0.3900910892</text:p>
          </table:table-cell>
          <table:table-cell office:value-type="float" office:value="0" calcext:value-type="float">
            <text:p>0</text:p>
          </table:table-cell>
          <table:table-cell office:value-type="float" office:value="0.390091089217492" calcext:value-type="float">
            <text:p>0.39009108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GS2</text:p>
          </table:table-cell>
          <table:table-cell office:value-type="string" calcext:value-type="string">
            <text:p>sig-DMD_350</text:p>
          </table:table-cell>
          <table:table-cell office:value-type="float" office:value="-0.395828903975295" calcext:value-type="float">
            <text:p>-0.395828904</text:p>
          </table:table-cell>
          <table:table-cell office:value-type="float" office:value="0" calcext:value-type="float">
            <text:p>0</text:p>
          </table:table-cell>
          <table:table-cell office:value-type="float" office:value="0.395828903975295" calcext:value-type="float">
            <text:p>0.3958289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H2</text:p>
          </table:table-cell>
          <table:table-cell office:value-type="string" calcext:value-type="string">
            <text:p>sig-DMD_2594</text:p>
          </table:table-cell>
          <table:table-cell office:value-type="float" office:value="0.214057494117745" calcext:value-type="float">
            <text:p>0.2140574941</text:p>
          </table:table-cell>
          <table:table-cell office:value-type="float" office:value="0" calcext:value-type="float">
            <text:p>0</text:p>
          </table:table-cell>
          <table:table-cell office:value-type="float" office:value="0.214057494117745" calcext:value-type="float">
            <text:p>0.21405749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K6</text:p>
          </table:table-cell>
          <table:table-cell office:value-type="string" calcext:value-type="string">
            <text:p>sig-DMD_3113</text:p>
          </table:table-cell>
          <table:table-cell office:value-type="float" office:value="-0.373534615356621" calcext:value-type="float">
            <text:p>-0.3735346154</text:p>
          </table:table-cell>
          <table:table-cell office:value-type="float" office:value="0" calcext:value-type="float">
            <text:p>0</text:p>
          </table:table-cell>
          <table:table-cell office:value-type="float" office:value="0.373534615356621" calcext:value-type="float">
            <text:p>0.37353461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MA</text:p>
          </table:table-cell>
          <table:table-cell office:value-type="string" calcext:value-type="string">
            <text:p>sig-DMD_2818</text:p>
          </table:table-cell>
          <table:table-cell office:value-type="float" office:value="-0.302400117627991" calcext:value-type="float">
            <text:p>-0.3024001176</text:p>
          </table:table-cell>
          <table:table-cell office:value-type="float" office:value="0" calcext:value-type="float">
            <text:p>0</text:p>
          </table:table-cell>
          <table:table-cell office:value-type="float" office:value="0.302400117627991" calcext:value-type="float">
            <text:p>0.30240011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N</text:p>
          </table:table-cell>
          <table:table-cell office:value-type="string" calcext:value-type="string">
            <text:p>sig-DMD_1553</text:p>
          </table:table-cell>
          <table:table-cell office:value-type="float" office:value="-0.221774839174455" calcext:value-type="float">
            <text:p>-0.2217748392</text:p>
          </table:table-cell>
          <table:table-cell office:value-type="float" office:value="0" calcext:value-type="float">
            <text:p>0</text:p>
          </table:table-cell>
          <table:table-cell office:value-type="float" office:value="0.221774839174455" calcext:value-type="float">
            <text:p>0.22177483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N</text:p>
          </table:table-cell>
          <table:table-cell office:value-type="string" calcext:value-type="string">
            <text:p>sig-DMD_3933</text:p>
          </table:table-cell>
          <table:table-cell office:value-type="float" office:value="-0.289315463569248" calcext:value-type="float">
            <text:p>-0.2893154636</text:p>
          </table:table-cell>
          <table:table-cell office:value-type="float" office:value="0" calcext:value-type="float">
            <text:p>0</text:p>
          </table:table-cell>
          <table:table-cell office:value-type="float" office:value="0.289315463569248" calcext:value-type="float">
            <text:p>0.28931546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4A2</text:p>
          </table:table-cell>
          <table:table-cell office:value-type="string" calcext:value-type="string">
            <text:p>sig-DMD_113</text:p>
          </table:table-cell>
          <table:table-cell office:value-type="float" office:value="-0.214115112417504" calcext:value-type="float">
            <text:p>-0.2141151124</text:p>
          </table:table-cell>
          <table:table-cell office:value-type="float" office:value="0" calcext:value-type="float">
            <text:p>0</text:p>
          </table:table-cell>
          <table:table-cell office:value-type="float" office:value="0.214115112417504" calcext:value-type="float">
            <text:p>0.21411511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4A3</text:p>
          </table:table-cell>
          <table:table-cell office:value-type="string" calcext:value-type="string">
            <text:p>sig-DMD_4189</text:p>
          </table:table-cell>
          <table:table-cell office:value-type="float" office:value="0.275757082261187" calcext:value-type="float">
            <text:p>0.2757570823</text:p>
          </table:table-cell>
          <table:table-cell office:value-type="float" office:value="0" calcext:value-type="float">
            <text:p>0</text:p>
          </table:table-cell>
          <table:table-cell office:value-type="float" office:value="0.275757082261187" calcext:value-type="float">
            <text:p>0.27575708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N1</text:p>
          </table:table-cell>
          <table:table-cell office:value-type="string" calcext:value-type="string">
            <text:p>sig-DMD_382</text:p>
          </table:table-cell>
          <table:table-cell office:value-type="float" office:value="0.219882974328505" calcext:value-type="float">
            <text:p>0.2198829743</text:p>
          </table:table-cell>
          <table:table-cell office:value-type="float" office:value="0" calcext:value-type="float">
            <text:p>0</text:p>
          </table:table-cell>
          <table:table-cell office:value-type="float" office:value="0.219882974328505" calcext:value-type="float">
            <text:p>0.21988297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N14</text:p>
          </table:table-cell>
          <table:table-cell office:value-type="string" calcext:value-type="string">
            <text:p>sig-DMD_382</text:p>
          </table:table-cell>
          <table:table-cell office:value-type="float" office:value="-0.322164697759575" calcext:value-type="float">
            <text:p>-0.3221646978</text:p>
          </table:table-cell>
          <table:table-cell office:value-type="float" office:value="0" calcext:value-type="float">
            <text:p>0</text:p>
          </table:table-cell>
          <table:table-cell office:value-type="float" office:value="0.322164697759575" calcext:value-type="float">
            <text:p>0.3221646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N21</text:p>
          </table:table-cell>
          <table:table-cell office:value-type="string" calcext:value-type="string">
            <text:p>sig-DMD_1458</text:p>
          </table:table-cell>
          <table:table-cell office:value-type="float" office:value="0.241149430409203" calcext:value-type="float">
            <text:p>0.2411494304</text:p>
          </table:table-cell>
          <table:table-cell office:value-type="float" office:value="0" calcext:value-type="float">
            <text:p>0</text:p>
          </table:table-cell>
          <table:table-cell office:value-type="float" office:value="0.241149430409203" calcext:value-type="float">
            <text:p>0.24114943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F</text:p>
          </table:table-cell>
          <table:table-cell office:value-type="string" calcext:value-type="string">
            <text:p>sig-DMD_141</text:p>
          </table:table-cell>
          <table:table-cell office:value-type="float" office:value="-0.364248748859774" calcext:value-type="float">
            <text:p>-0.3642487489</text:p>
          </table:table-cell>
          <table:table-cell office:value-type="float" office:value="0" calcext:value-type="float">
            <text:p>0</text:p>
          </table:table-cell>
          <table:table-cell office:value-type="float" office:value="0.364248748859774" calcext:value-type="float">
            <text:p>0.36424874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24</text:p>
          </table:table-cell>
          <table:table-cell office:value-type="float" office:value="0.436011818469652" calcext:value-type="float">
            <text:p>0.4360118185</text:p>
          </table:table-cell>
          <table:table-cell office:value-type="float" office:value="0" calcext:value-type="float">
            <text:p>0</text:p>
          </table:table-cell>
          <table:table-cell office:value-type="float" office:value="0.436011818469652" calcext:value-type="float">
            <text:p>0.43601181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25</text:p>
          </table:table-cell>
          <table:table-cell office:value-type="float" office:value="0.230956544437552" calcext:value-type="float">
            <text:p>0.2309565444</text:p>
          </table:table-cell>
          <table:table-cell office:value-type="float" office:value="0" calcext:value-type="float">
            <text:p>0</text:p>
          </table:table-cell>
          <table:table-cell office:value-type="float" office:value="0.230956544437552" calcext:value-type="float">
            <text:p>0.23095654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27</text:p>
          </table:table-cell>
          <table:table-cell office:value-type="float" office:value="0.469883450977867" calcext:value-type="float">
            <text:p>0.469883451</text:p>
          </table:table-cell>
          <table:table-cell office:value-type="float" office:value="0" calcext:value-type="float">
            <text:p>0</text:p>
          </table:table-cell>
          <table:table-cell office:value-type="float" office:value="0.469883450977867" calcext:value-type="float">
            <text:p>0.4698834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28</text:p>
          </table:table-cell>
          <table:table-cell office:value-type="float" office:value="0.458641290031703" calcext:value-type="float">
            <text:p>0.45864129</text:p>
          </table:table-cell>
          <table:table-cell office:value-type="float" office:value="0" calcext:value-type="float">
            <text:p>0</text:p>
          </table:table-cell>
          <table:table-cell office:value-type="float" office:value="0.458641290031703" calcext:value-type="float">
            <text:p>0.458641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29</text:p>
          </table:table-cell>
          <table:table-cell office:value-type="float" office:value="0.593567056768441" calcext:value-type="float">
            <text:p>0.5935670568</text:p>
          </table:table-cell>
          <table:table-cell office:value-type="float" office:value="0" calcext:value-type="float">
            <text:p>0</text:p>
          </table:table-cell>
          <table:table-cell office:value-type="float" office:value="0.593567056768441" calcext:value-type="float">
            <text:p>0.59356705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30</text:p>
          </table:table-cell>
          <table:table-cell office:value-type="float" office:value="0.505812382944509" calcext:value-type="float">
            <text:p>0.5058123829</text:p>
          </table:table-cell>
          <table:table-cell office:value-type="float" office:value="0" calcext:value-type="float">
            <text:p>0</text:p>
          </table:table-cell>
          <table:table-cell office:value-type="float" office:value="0.505812382944509" calcext:value-type="float">
            <text:p>0.50581238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31</text:p>
          </table:table-cell>
          <table:table-cell office:value-type="float" office:value="0.583796440254402" calcext:value-type="float">
            <text:p>0.5837964403</text:p>
          </table:table-cell>
          <table:table-cell office:value-type="float" office:value="0" calcext:value-type="float">
            <text:p>0</text:p>
          </table:table-cell>
          <table:table-cell office:value-type="float" office:value="0.583796440254402" calcext:value-type="float">
            <text:p>0.58379644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32</text:p>
          </table:table-cell>
          <table:table-cell office:value-type="float" office:value="0.584222733432586" calcext:value-type="float">
            <text:p>0.5842227334</text:p>
          </table:table-cell>
          <table:table-cell office:value-type="float" office:value="0" calcext:value-type="float">
            <text:p>0</text:p>
          </table:table-cell>
          <table:table-cell office:value-type="float" office:value="0.584222733432586" calcext:value-type="float">
            <text:p>0.58422273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33</text:p>
          </table:table-cell>
          <table:table-cell office:value-type="float" office:value="0.378500319231952" calcext:value-type="float">
            <text:p>0.3785003192</text:p>
          </table:table-cell>
          <table:table-cell office:value-type="float" office:value="0" calcext:value-type="float">
            <text:p>0</text:p>
          </table:table-cell>
          <table:table-cell office:value-type="float" office:value="0.378500319231952" calcext:value-type="float">
            <text:p>0.37850031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34</text:p>
          </table:table-cell>
          <table:table-cell office:value-type="float" office:value="0.552724510126612" calcext:value-type="float">
            <text:p>0.5527245101</text:p>
          </table:table-cell>
          <table:table-cell office:value-type="float" office:value="0" calcext:value-type="float">
            <text:p>0</text:p>
          </table:table-cell>
          <table:table-cell office:value-type="float" office:value="0.552724510126612" calcext:value-type="float">
            <text:p>0.55272451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35</text:p>
          </table:table-cell>
          <table:table-cell office:value-type="float" office:value="0.60784451873182" calcext:value-type="float">
            <text:p>0.6078445187</text:p>
          </table:table-cell>
          <table:table-cell office:value-type="float" office:value="0" calcext:value-type="float">
            <text:p>0</text:p>
          </table:table-cell>
          <table:table-cell office:value-type="float" office:value="0.60784451873182" calcext:value-type="float">
            <text:p>0.60784451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36</text:p>
          </table:table-cell>
          <table:table-cell office:value-type="float" office:value="0.511199348757181" calcext:value-type="float">
            <text:p>0.5111993488</text:p>
          </table:table-cell>
          <table:table-cell office:value-type="float" office:value="0" calcext:value-type="float">
            <text:p>0</text:p>
          </table:table-cell>
          <table:table-cell office:value-type="float" office:value="0.511199348757181" calcext:value-type="float">
            <text:p>0.51119934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37</text:p>
          </table:table-cell>
          <table:table-cell office:value-type="float" office:value="0.590823735392258" calcext:value-type="float">
            <text:p>0.5908237354</text:p>
          </table:table-cell>
          <table:table-cell office:value-type="float" office:value="0" calcext:value-type="float">
            <text:p>0</text:p>
          </table:table-cell>
          <table:table-cell office:value-type="float" office:value="0.590823735392258" calcext:value-type="float">
            <text:p>0.59082373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39</text:p>
          </table:table-cell>
          <table:table-cell office:value-type="float" office:value="0.565858918078366" calcext:value-type="float">
            <text:p>0.5658589181</text:p>
          </table:table-cell>
          <table:table-cell office:value-type="float" office:value="0" calcext:value-type="float">
            <text:p>0</text:p>
          </table:table-cell>
          <table:table-cell office:value-type="float" office:value="0.565858918078366" calcext:value-type="float">
            <text:p>0.56585891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40</text:p>
          </table:table-cell>
          <table:table-cell office:value-type="float" office:value="0.315350590840084" calcext:value-type="float">
            <text:p>0.3153505908</text:p>
          </table:table-cell>
          <table:table-cell office:value-type="float" office:value="0" calcext:value-type="float">
            <text:p>0</text:p>
          </table:table-cell>
          <table:table-cell office:value-type="float" office:value="0.315350590840084" calcext:value-type="float">
            <text:p>0.31535059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N2</text:p>
          </table:table-cell>
          <table:table-cell office:value-type="string" calcext:value-type="string">
            <text:p>sig-DMD_4041</text:p>
          </table:table-cell>
          <table:table-cell office:value-type="float" office:value="0.458539364891768" calcext:value-type="float">
            <text:p>0.4585393649</text:p>
          </table:table-cell>
          <table:table-cell office:value-type="float" office:value="0" calcext:value-type="float">
            <text:p>0</text:p>
          </table:table-cell>
          <table:table-cell office:value-type="float" office:value="0.458539364891768" calcext:value-type="float">
            <text:p>0.45853936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T</text:p>
          </table:table-cell>
          <table:table-cell office:value-type="string" calcext:value-type="string">
            <text:p>sig-DMD_2924</text:p>
          </table:table-cell>
          <table:table-cell office:value-type="float" office:value="-0.403170203482757" calcext:value-type="float">
            <text:p>-0.4031702035</text:p>
          </table:table-cell>
          <table:table-cell office:value-type="float" office:value="0" calcext:value-type="float">
            <text:p>0</text:p>
          </table:table-cell>
          <table:table-cell office:value-type="float" office:value="0.403170203482757" calcext:value-type="float">
            <text:p>0.40317020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PRU</text:p>
          </table:table-cell>
          <table:table-cell office:value-type="string" calcext:value-type="string">
            <text:p>sig-DMD_109</text:p>
          </table:table-cell>
          <table:table-cell office:value-type="float" office:value="-0.393141103319374" calcext:value-type="float">
            <text:p>-0.3931411033</text:p>
          </table:table-cell>
          <table:table-cell office:value-type="float" office:value="0" calcext:value-type="float">
            <text:p>0</text:p>
          </table:table-cell>
          <table:table-cell office:value-type="float" office:value="0.393141103319374" calcext:value-type="float">
            <text:p>0.39314110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TX3</text:p>
          </table:table-cell>
          <table:table-cell office:value-type="string" calcext:value-type="string">
            <text:p>sig-DMD_3340</text:p>
          </table:table-cell>
          <table:table-cell office:value-type="float" office:value="0.301991352982571" calcext:value-type="float">
            <text:p>0.301991353</text:p>
          </table:table-cell>
          <table:table-cell office:value-type="float" office:value="0" calcext:value-type="float">
            <text:p>0</text:p>
          </table:table-cell>
          <table:table-cell office:value-type="float" office:value="0.301991352982571" calcext:value-type="float">
            <text:p>0.3019913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VRL3</text:p>
          </table:table-cell>
          <table:table-cell office:value-type="string" calcext:value-type="string">
            <text:p>sig-DMD_3299</text:p>
          </table:table-cell>
          <table:table-cell office:value-type="float" office:value="-0.328377188021291" calcext:value-type="float">
            <text:p>-0.328377188</text:p>
          </table:table-cell>
          <table:table-cell office:value-type="float" office:value="0" calcext:value-type="float">
            <text:p>0</text:p>
          </table:table-cell>
          <table:table-cell office:value-type="float" office:value="0.328377188021291" calcext:value-type="float">
            <text:p>0.3283771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XDC1</text:p>
          </table:table-cell>
          <table:table-cell office:value-type="string" calcext:value-type="string">
            <text:p>sig-DMD_3637</text:p>
          </table:table-cell>
          <table:table-cell office:value-type="float" office:value="-0.48170839780793" calcext:value-type="float">
            <text:p>-0.4817083978</text:p>
          </table:table-cell>
          <table:table-cell office:value-type="float" office:value="0" calcext:value-type="float">
            <text:p>0</text:p>
          </table:table-cell>
          <table:table-cell office:value-type="float" office:value="0.48170839780793" calcext:value-type="float">
            <text:p>0.4817083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YY</text:p>
          </table:table-cell>
          <table:table-cell office:value-type="string" calcext:value-type="string">
            <text:p>sig-DMD_2203</text:p>
          </table:table-cell>
          <table:table-cell office:value-type="float" office:value="0.458698352101567" calcext:value-type="float">
            <text:p>0.4586983521</text:p>
          </table:table-cell>
          <table:table-cell office:value-type="float" office:value="0" calcext:value-type="float">
            <text:p>0</text:p>
          </table:table-cell>
          <table:table-cell office:value-type="float" office:value="0.458698352101567" calcext:value-type="float">
            <text:p>0.45869835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B20</text:p>
          </table:table-cell>
          <table:table-cell office:value-type="string" calcext:value-type="string">
            <text:p>sig-DMD_1375</text:p>
          </table:table-cell>
          <table:table-cell office:value-type="float" office:value="-0.27863989599966" calcext:value-type="float">
            <text:p>-0.278639896</text:p>
          </table:table-cell>
          <table:table-cell office:value-type="float" office:value="0" calcext:value-type="float">
            <text:p>0</text:p>
          </table:table-cell>
          <table:table-cell office:value-type="float" office:value="0.27863989599966" calcext:value-type="float">
            <text:p>0.2786398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B34</text:p>
          </table:table-cell>
          <table:table-cell office:value-type="string" calcext:value-type="string">
            <text:p>sig-DMD_2174</text:p>
          </table:table-cell>
          <table:table-cell office:value-type="float" office:value="-0.658636805171993" calcext:value-type="float">
            <text:p>-0.6586368052</text:p>
          </table:table-cell>
          <table:table-cell office:value-type="float" office:value="0" calcext:value-type="float">
            <text:p>0</text:p>
          </table:table-cell>
          <table:table-cell office:value-type="float" office:value="0.658636805171993" calcext:value-type="float">
            <text:p>0.65863680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B40C</text:p>
          </table:table-cell>
          <table:table-cell office:value-type="string" calcext:value-type="string">
            <text:p>sig-DMD_1608</text:p>
          </table:table-cell>
          <table:table-cell office:value-type="float" office:value="-0.417190644584464" calcext:value-type="float">
            <text:p>-0.4171906446</text:p>
          </table:table-cell>
          <table:table-cell office:value-type="float" office:value="0" calcext:value-type="float">
            <text:p>0</text:p>
          </table:table-cell>
          <table:table-cell office:value-type="float" office:value="0.417190644584464" calcext:value-type="float">
            <text:p>0.41719064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D18</text:p>
          </table:table-cell>
          <table:table-cell office:value-type="string" calcext:value-type="string">
            <text:p>sig-DMD_3239</text:p>
          </table:table-cell>
          <table:table-cell office:value-type="float" office:value="-0.268966526990735" calcext:value-type="float">
            <text:p>-0.268966527</text:p>
          </table:table-cell>
          <table:table-cell office:value-type="float" office:value="0" calcext:value-type="float">
            <text:p>0</text:p>
          </table:table-cell>
          <table:table-cell office:value-type="float" office:value="0.268966526990735" calcext:value-type="float">
            <text:p>0.2689665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I1</text:p>
          </table:table-cell>
          <table:table-cell office:value-type="string" calcext:value-type="string">
            <text:p>sig-DMD_2166</text:p>
          </table:table-cell>
          <table:table-cell office:value-type="float" office:value="-0.448367545255138" calcext:value-type="float">
            <text:p>-0.4483675453</text:p>
          </table:table-cell>
          <table:table-cell office:value-type="float" office:value="0" calcext:value-type="float">
            <text:p>0</text:p>
          </table:table-cell>
          <table:table-cell office:value-type="float" office:value="0.448367545255138" calcext:value-type="float">
            <text:p>0.44836754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LB</text:p>
          </table:table-cell>
          <table:table-cell office:value-type="string" calcext:value-type="string">
            <text:p>sig-DMD_2745</text:p>
          </table:table-cell>
          <table:table-cell office:value-type="float" office:value="-0.388781226251425" calcext:value-type="float">
            <text:p>-0.3887812263</text:p>
          </table:table-cell>
          <table:table-cell office:value-type="float" office:value="0" calcext:value-type="float">
            <text:p>0</text:p>
          </table:table-cell>
          <table:table-cell office:value-type="float" office:value="0.388781226251425" calcext:value-type="float">
            <text:p>0.38878122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LBP1</text:p>
          </table:table-cell>
          <table:table-cell office:value-type="string" calcext:value-type="string">
            <text:p>sig-DMD_2320</text:p>
          </table:table-cell>
          <table:table-cell office:value-type="float" office:value="-0.289220530015786" calcext:value-type="float">
            <text:p>-0.28922053</text:p>
          </table:table-cell>
          <table:table-cell office:value-type="float" office:value="0" calcext:value-type="float">
            <text:p>0</text:p>
          </table:table-cell>
          <table:table-cell office:value-type="float" office:value="0.289220530015786" calcext:value-type="float">
            <text:p>0.289220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RB</text:p>
          </table:table-cell>
          <table:table-cell office:value-type="string" calcext:value-type="string">
            <text:p>sig-DMD_3251</text:p>
          </table:table-cell>
          <table:table-cell office:value-type="float" office:value="-0.246655482972823" calcext:value-type="float">
            <text:p>-0.246655483</text:p>
          </table:table-cell>
          <table:table-cell office:value-type="float" office:value="0" calcext:value-type="float">
            <text:p>0</text:p>
          </table:table-cell>
          <table:table-cell office:value-type="float" office:value="0.246655482972823" calcext:value-type="float">
            <text:p>0.2466554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RG</text:p>
          </table:table-cell>
          <table:table-cell office:value-type="string" calcext:value-type="string">
            <text:p>sig-DMD_932</text:p>
          </table:table-cell>
          <table:table-cell office:value-type="float" office:value="-0.203261619661103" calcext:value-type="float">
            <text:p>-0.2032616197</text:p>
          </table:table-cell>
          <table:table-cell office:value-type="float" office:value="0" calcext:value-type="float">
            <text:p>0</text:p>
          </table:table-cell>
          <table:table-cell office:value-type="float" office:value="0.203261619661103" calcext:value-type="float">
            <text:p>0.20326161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RG</text:p>
          </table:table-cell>
          <table:table-cell office:value-type="string" calcext:value-type="string">
            <text:p>sig-DMD_933</text:p>
          </table:table-cell>
          <table:table-cell office:value-type="float" office:value="-0.362647939991314" calcext:value-type="float">
            <text:p>-0.36264794</text:p>
          </table:table-cell>
          <table:table-cell office:value-type="float" office:value="0" calcext:value-type="float">
            <text:p>0</text:p>
          </table:table-cell>
          <table:table-cell office:value-type="float" office:value="0.362647939991314" calcext:value-type="float">
            <text:p>0.362647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RG</text:p>
          </table:table-cell>
          <table:table-cell office:value-type="string" calcext:value-type="string">
            <text:p>sig-DMD_935</text:p>
          </table:table-cell>
          <table:table-cell office:value-type="float" office:value="-0.339041916900624" calcext:value-type="float">
            <text:p>-0.3390419169</text:p>
          </table:table-cell>
          <table:table-cell office:value-type="float" office:value="0" calcext:value-type="float">
            <text:p>0</text:p>
          </table:table-cell>
          <table:table-cell office:value-type="float" office:value="0.339041916900624" calcext:value-type="float">
            <text:p>0.33904191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SA3</text:p>
          </table:table-cell>
          <table:table-cell office:value-type="string" calcext:value-type="string">
            <text:p>sig-DMD_1410</text:p>
          </table:table-cell>
          <table:table-cell office:value-type="float" office:value="-0.214485291290887" calcext:value-type="float">
            <text:p>-0.2144852913</text:p>
          </table:table-cell>
          <table:table-cell office:value-type="float" office:value="0" calcext:value-type="float">
            <text:p>0</text:p>
          </table:table-cell>
          <table:table-cell office:value-type="float" office:value="0.214485291290887" calcext:value-type="float">
            <text:p>0.21448529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SD1</text:p>
          </table:table-cell>
          <table:table-cell office:value-type="string" calcext:value-type="string">
            <text:p>sig-DMD_2163</text:p>
          </table:table-cell>
          <table:table-cell office:value-type="float" office:value="-0.326085596025392" calcext:value-type="float">
            <text:p>-0.326085596</text:p>
          </table:table-cell>
          <table:table-cell office:value-type="float" office:value="0" calcext:value-type="float">
            <text:p>0</text:p>
          </table:table-cell>
          <table:table-cell office:value-type="float" office:value="0.326085596025392" calcext:value-type="float">
            <text:p>0.3260855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SD2</text:p>
          </table:table-cell>
          <table:table-cell office:value-type="string" calcext:value-type="string">
            <text:p>sig-DMD_3185</text:p>
          </table:table-cell>
          <table:table-cell office:value-type="float" office:value="-0.318265502369473" calcext:value-type="float">
            <text:p>-0.3182655024</text:p>
          </table:table-cell>
          <table:table-cell office:value-type="float" office:value="0" calcext:value-type="float">
            <text:p>0</text:p>
          </table:table-cell>
          <table:table-cell office:value-type="float" office:value="0.318265502369473" calcext:value-type="float">
            <text:p>0.31826550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SEF</text:p>
          </table:table-cell>
          <table:table-cell office:value-type="string" calcext:value-type="string">
            <text:p>sig-DMD_4257</text:p>
          </table:table-cell>
          <table:table-cell office:value-type="float" office:value="0.222821412757359" calcext:value-type="float">
            <text:p>0.2228214128</text:p>
          </table:table-cell>
          <table:table-cell office:value-type="float" office:value="0" calcext:value-type="float">
            <text:p>0</text:p>
          </table:table-cell>
          <table:table-cell office:value-type="float" office:value="0.222821412757359" calcext:value-type="float">
            <text:p>0.22282141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SGEF1A</text:p>
          </table:table-cell>
          <table:table-cell office:value-type="string" calcext:value-type="string">
            <text:p>sig-DMD_555</text:p>
          </table:table-cell>
          <table:table-cell office:value-type="float" office:value="-0.231825533019526" calcext:value-type="float">
            <text:p>-0.231825533</text:p>
          </table:table-cell>
          <table:table-cell office:value-type="float" office:value="0" calcext:value-type="float">
            <text:p>0</text:p>
          </table:table-cell>
          <table:table-cell office:value-type="float" office:value="0.231825533019526" calcext:value-type="float">
            <text:p>0.2318255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SGEF1B</text:p>
          </table:table-cell>
          <table:table-cell office:value-type="string" calcext:value-type="string">
            <text:p>sig-DMD_3448</text:p>
          </table:table-cell>
          <table:table-cell office:value-type="float" office:value="0.222332349299429" calcext:value-type="float">
            <text:p>0.2223323493</text:p>
          </table:table-cell>
          <table:table-cell office:value-type="float" office:value="0" calcext:value-type="float">
            <text:p>0</text:p>
          </table:table-cell>
          <table:table-cell office:value-type="float" office:value="0.222332349299429" calcext:value-type="float">
            <text:p>0.22233234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SGEF1C</text:p>
          </table:table-cell>
          <table:table-cell office:value-type="string" calcext:value-type="string">
            <text:p>sig-DMD_3624</text:p>
          </table:table-cell>
          <table:table-cell office:value-type="float" office:value="0.201500018200665" calcext:value-type="float">
            <text:p>0.2015000182</text:p>
          </table:table-cell>
          <table:table-cell office:value-type="float" office:value="0" calcext:value-type="float">
            <text:p>0</text:p>
          </table:table-cell>
          <table:table-cell office:value-type="float" office:value="0.201500018200665" calcext:value-type="float">
            <text:p>0.20150001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SGRF1</text:p>
          </table:table-cell>
          <table:table-cell office:value-type="string" calcext:value-type="string">
            <text:p>sig-DMD_1563</text:p>
          </table:table-cell>
          <table:table-cell office:value-type="float" office:value="-0.231356826904349" calcext:value-type="float">
            <text:p>-0.2313568269</text:p>
          </table:table-cell>
          <table:table-cell office:value-type="float" office:value="0" calcext:value-type="float">
            <text:p>0</text:p>
          </table:table-cell>
          <table:table-cell office:value-type="float" office:value="0.231356826904349" calcext:value-type="float">
            <text:p>0.23135682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SSF5</text:p>
          </table:table-cell>
          <table:table-cell office:value-type="string" calcext:value-type="string">
            <text:p>sig-DMD_368</text:p>
          </table:table-cell>
          <table:table-cell office:value-type="float" office:value="-0.365752140422196" calcext:value-type="float">
            <text:p>-0.3657521404</text:p>
          </table:table-cell>
          <table:table-cell office:value-type="float" office:value="0" calcext:value-type="float">
            <text:p>0</text:p>
          </table:table-cell>
          <table:table-cell office:value-type="float" office:value="0.365752140422196" calcext:value-type="float">
            <text:p>0.36575214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SSF5</text:p>
          </table:table-cell>
          <table:table-cell office:value-type="string" calcext:value-type="string">
            <text:p>sig-DMD_369</text:p>
          </table:table-cell>
          <table:table-cell office:value-type="float" office:value="-0.431638078226751" calcext:value-type="float">
            <text:p>-0.4316380782</text:p>
          </table:table-cell>
          <table:table-cell office:value-type="float" office:value="0" calcext:value-type="float">
            <text:p>0</text:p>
          </table:table-cell>
          <table:table-cell office:value-type="float" office:value="0.431638078226751" calcext:value-type="float">
            <text:p>0.43163807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BFOX1</text:p>
          </table:table-cell>
          <table:table-cell office:value-type="string" calcext:value-type="string">
            <text:p>sig-DMD_1833</text:p>
          </table:table-cell>
          <table:table-cell office:value-type="float" office:value="0.228255411540922" calcext:value-type="float">
            <text:p>0.2282554115</text:p>
          </table:table-cell>
          <table:table-cell office:value-type="float" office:value="0" calcext:value-type="float">
            <text:p>0</text:p>
          </table:table-cell>
          <table:table-cell office:value-type="float" office:value="0.228255411540922" calcext:value-type="float">
            <text:p>0.22825541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BFOX1</text:p>
          </table:table-cell>
          <table:table-cell office:value-type="string" calcext:value-type="string">
            <text:p>sig-DMD_1838</text:p>
          </table:table-cell>
          <table:table-cell office:value-type="float" office:value="0.20872693487848" calcext:value-type="float">
            <text:p>0.2087269349</text:p>
          </table:table-cell>
          <table:table-cell office:value-type="float" office:value="0" calcext:value-type="float">
            <text:p>0</text:p>
          </table:table-cell>
          <table:table-cell office:value-type="float" office:value="0.20872693487848" calcext:value-type="float">
            <text:p>0.20872693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BM24</text:p>
          </table:table-cell>
          <table:table-cell office:value-type="string" calcext:value-type="string">
            <text:p>sig-DMD_3651</text:p>
          </table:table-cell>
          <table:table-cell office:value-type="float" office:value="-0.462110880267544" calcext:value-type="float">
            <text:p>-0.4621108803</text:p>
          </table:table-cell>
          <table:table-cell office:value-type="float" office:value="0" calcext:value-type="float">
            <text:p>0</text:p>
          </table:table-cell>
          <table:table-cell office:value-type="float" office:value="0.462110880267544" calcext:value-type="float">
            <text:p>0.46211088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BM38</text:p>
          </table:table-cell>
          <table:table-cell office:value-type="string" calcext:value-type="string">
            <text:p>sig-DMD_3018</text:p>
          </table:table-cell>
          <table:table-cell office:value-type="float" office:value="-0.590259270627743" calcext:value-type="float">
            <text:p>-0.5902592706</text:p>
          </table:table-cell>
          <table:table-cell office:value-type="float" office:value="0" calcext:value-type="float">
            <text:p>0</text:p>
          </table:table-cell>
          <table:table-cell office:value-type="float" office:value="0.590259270627743" calcext:value-type="float">
            <text:p>0.59025927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CC2</text:p>
          </table:table-cell>
          <table:table-cell office:value-type="string" calcext:value-type="string">
            <text:p>sig-DMD_76</text:p>
          </table:table-cell>
          <table:table-cell office:value-type="float" office:value="-0.205590358980404" calcext:value-type="float">
            <text:p>-0.205590359</text:p>
          </table:table-cell>
          <table:table-cell office:value-type="float" office:value="0" calcext:value-type="float">
            <text:p>0</text:p>
          </table:table-cell>
          <table:table-cell office:value-type="float" office:value="0.205590358980404" calcext:value-type="float">
            <text:p>0.2055903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CC2</text:p>
          </table:table-cell>
          <table:table-cell office:value-type="string" calcext:value-type="string">
            <text:p>sig-DMD_77</text:p>
          </table:table-cell>
          <table:table-cell office:value-type="float" office:value="-0.276312509640279" calcext:value-type="float">
            <text:p>-0.2763125096</text:p>
          </table:table-cell>
          <table:table-cell office:value-type="float" office:value="0" calcext:value-type="float">
            <text:p>0</text:p>
          </table:table-cell>
          <table:table-cell office:value-type="float" office:value="0.276312509640279" calcext:value-type="float">
            <text:p>0.27631250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COR2</text:p>
          </table:table-cell>
          <table:table-cell office:value-type="string" calcext:value-type="string">
            <text:p>sig-DMD_801</text:p>
          </table:table-cell>
          <table:table-cell office:value-type="float" office:value="-0.318348589342423" calcext:value-type="float">
            <text:p>-0.3183485893</text:p>
          </table:table-cell>
          <table:table-cell office:value-type="float" office:value="0" calcext:value-type="float">
            <text:p>0</text:p>
          </table:table-cell>
          <table:table-cell office:value-type="float" office:value="0.318348589342423" calcext:value-type="float">
            <text:p>0.31834858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DH5</text:p>
          </table:table-cell>
          <table:table-cell office:value-type="string" calcext:value-type="string">
            <text:p>sig-DMD_945</text:p>
          </table:table-cell>
          <table:table-cell office:value-type="float" office:value="-0.37774835529281" calcext:value-type="float">
            <text:p>-0.3777483553</text:p>
          </table:table-cell>
          <table:table-cell office:value-type="float" office:value="0" calcext:value-type="float">
            <text:p>0</text:p>
          </table:table-cell>
          <table:table-cell office:value-type="float" office:value="0.37774835529281" calcext:value-type="float">
            <text:p>0.37774835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EP1</text:p>
          </table:table-cell>
          <table:table-cell office:value-type="string" calcext:value-type="string">
            <text:p>sig-DMD_2708</text:p>
          </table:table-cell>
          <table:table-cell office:value-type="float" office:value="0.346170758283688" calcext:value-type="float">
            <text:p>0.3461707583</text:p>
          </table:table-cell>
          <table:table-cell office:value-type="float" office:value="0" calcext:value-type="float">
            <text:p>0</text:p>
          </table:table-cell>
          <table:table-cell office:value-type="float" office:value="0.346170758283688" calcext:value-type="float">
            <text:p>0.34617075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LT</text:p>
          </table:table-cell>
          <table:table-cell office:value-type="string" calcext:value-type="string">
            <text:p>sig-DMD_833</text:p>
          </table:table-cell>
          <table:table-cell office:value-type="float" office:value="-0.287547012984779" calcext:value-type="float">
            <text:p>-0.287547013</text:p>
          </table:table-cell>
          <table:table-cell office:value-type="float" office:value="0" calcext:value-type="float">
            <text:p>0</text:p>
          </table:table-cell>
          <table:table-cell office:value-type="float" office:value="0.287547012984779" calcext:value-type="float">
            <text:p>0.2875470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RE</text:p>
          </table:table-cell>
          <table:table-cell office:value-type="string" calcext:value-type="string">
            <text:p>sig-DMD_58</text:p>
          </table:table-cell>
          <table:table-cell office:value-type="float" office:value="-0.252998996332083" calcext:value-type="float">
            <text:p>-0.2529989963</text:p>
          </table:table-cell>
          <table:table-cell office:value-type="float" office:value="0" calcext:value-type="float">
            <text:p>0</text:p>
          </table:table-cell>
          <table:table-cell office:value-type="float" office:value="0.252998996332083" calcext:value-type="float">
            <text:p>0.25299899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FTN1</text:p>
          </table:table-cell>
          <table:table-cell office:value-type="string" calcext:value-type="string">
            <text:p>sig-DMD_3247</text:p>
          </table:table-cell>
          <table:table-cell office:value-type="float" office:value="-0.481316620705058" calcext:value-type="float">
            <text:p>-0.4813166207</text:p>
          </table:table-cell>
          <table:table-cell office:value-type="float" office:value="0" calcext:value-type="float">
            <text:p>0</text:p>
          </table:table-cell>
          <table:table-cell office:value-type="float" office:value="0.481316620705058" calcext:value-type="float">
            <text:p>0.48131662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GMA</text:p>
          </table:table-cell>
          <table:table-cell office:value-type="string" calcext:value-type="string">
            <text:p>sig-DMD_1584</text:p>
          </table:table-cell>
          <table:table-cell office:value-type="float" office:value="-0.486997181400503" calcext:value-type="float">
            <text:p>-0.4869971814</text:p>
          </table:table-cell>
          <table:table-cell office:value-type="float" office:value="0" calcext:value-type="float">
            <text:p>0</text:p>
          </table:table-cell>
          <table:table-cell office:value-type="float" office:value="0.486997181400503" calcext:value-type="float">
            <text:p>0.48699718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GMB</text:p>
          </table:table-cell>
          <table:table-cell office:value-type="string" calcext:value-type="string">
            <text:p>sig-DMD_3551</text:p>
          </table:table-cell>
          <table:table-cell office:value-type="float" office:value="-0.399393958576342" calcext:value-type="float">
            <text:p>-0.3993939586</text:p>
          </table:table-cell>
          <table:table-cell office:value-type="float" office:value="0" calcext:value-type="float">
            <text:p>0</text:p>
          </table:table-cell>
          <table:table-cell office:value-type="float" office:value="0.399393958576342" calcext:value-type="float">
            <text:p>0.39939395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GS10</text:p>
          </table:table-cell>
          <table:table-cell office:value-type="string" calcext:value-type="string">
            <text:p>sig-DMD_624</text:p>
          </table:table-cell>
          <table:table-cell office:value-type="float" office:value="-0.471288599724838" calcext:value-type="float">
            <text:p>-0.4712885997</text:p>
          </table:table-cell>
          <table:table-cell office:value-type="float" office:value="0" calcext:value-type="float">
            <text:p>0</text:p>
          </table:table-cell>
          <table:table-cell office:value-type="float" office:value="0.471288599724838" calcext:value-type="float">
            <text:p>0.47128859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GS2</text:p>
          </table:table-cell>
          <table:table-cell office:value-type="string" calcext:value-type="string">
            <text:p>sig-DMD_351</text:p>
          </table:table-cell>
          <table:table-cell office:value-type="float" office:value="-0.372051699535834" calcext:value-type="float">
            <text:p>-0.3720516995</text:p>
          </table:table-cell>
          <table:table-cell office:value-type="float" office:value="0" calcext:value-type="float">
            <text:p>0</text:p>
          </table:table-cell>
          <table:table-cell office:value-type="float" office:value="0.372051699535834" calcext:value-type="float">
            <text:p>0.37205169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GS2</text:p>
          </table:table-cell>
          <table:table-cell office:value-type="string" calcext:value-type="string">
            <text:p>sig-DMD_4103</text:p>
          </table:table-cell>
          <table:table-cell office:value-type="float" office:value="-0.421267926058909" calcext:value-type="float">
            <text:p>-0.4212679261</text:p>
          </table:table-cell>
          <table:table-cell office:value-type="float" office:value="0" calcext:value-type="float">
            <text:p>0</text:p>
          </table:table-cell>
          <table:table-cell office:value-type="float" office:value="0.421267926058909" calcext:value-type="float">
            <text:p>0.42126792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GS20</text:p>
          </table:table-cell>
          <table:table-cell office:value-type="string" calcext:value-type="string">
            <text:p>sig-DMD_4103</text:p>
          </table:table-cell>
          <table:table-cell office:value-type="float" office:value="-0.307437315206342" calcext:value-type="float">
            <text:p>-0.3074373152</text:p>
          </table:table-cell>
          <table:table-cell office:value-type="float" office:value="0" calcext:value-type="float">
            <text:p>0</text:p>
          </table:table-cell>
          <table:table-cell office:value-type="float" office:value="0.307437315206342" calcext:value-type="float">
            <text:p>0.30743731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GS7</text:p>
          </table:table-cell>
          <table:table-cell office:value-type="string" calcext:value-type="string">
            <text:p>sig-DMD_419</text:p>
          </table:table-cell>
          <table:table-cell office:value-type="float" office:value="0.256663660183946" calcext:value-type="float">
            <text:p>0.2566636602</text:p>
          </table:table-cell>
          <table:table-cell office:value-type="float" office:value="0" calcext:value-type="float">
            <text:p>0</text:p>
          </table:table-cell>
          <table:table-cell office:value-type="float" office:value="0.256663660183946" calcext:value-type="float">
            <text:p>0.25666366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GS7</text:p>
          </table:table-cell>
          <table:table-cell office:value-type="string" calcext:value-type="string">
            <text:p>sig-DMD_423</text:p>
          </table:table-cell>
          <table:table-cell office:value-type="float" office:value="0.225159409409241" calcext:value-type="float">
            <text:p>0.2251594094</text:p>
          </table:table-cell>
          <table:table-cell office:value-type="float" office:value="0" calcext:value-type="float">
            <text:p>0</text:p>
          </table:table-cell>
          <table:table-cell office:value-type="float" office:value="0.225159409409241" calcext:value-type="float">
            <text:p>0.22515940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GS9</text:p>
          </table:table-cell>
          <table:table-cell office:value-type="string" calcext:value-type="string">
            <text:p>sig-DMD_2241</text:p>
          </table:table-cell>
          <table:table-cell office:value-type="float" office:value="-0.201198152465828" calcext:value-type="float">
            <text:p>-0.2011981525</text:p>
          </table:table-cell>
          <table:table-cell office:value-type="float" office:value="0" calcext:value-type="float">
            <text:p>0</text:p>
          </table:table-cell>
          <table:table-cell office:value-type="float" office:value="0.201198152465828" calcext:value-type="float">
            <text:p>0.20119815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BDL3</text:p>
          </table:table-cell>
          <table:table-cell office:value-type="string" calcext:value-type="string">
            <text:p>sig-DMD_2186</text:p>
          </table:table-cell>
          <table:table-cell office:value-type="float" office:value="0.317744225392439" calcext:value-type="float">
            <text:p>0.3177442254</text:p>
          </table:table-cell>
          <table:table-cell office:value-type="float" office:value="0" calcext:value-type="float">
            <text:p>0</text:p>
          </table:table-cell>
          <table:table-cell office:value-type="float" office:value="0.317744225392439" calcext:value-type="float">
            <text:p>0.31774422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HBG</text:p>
          </table:table-cell>
          <table:table-cell office:value-type="string" calcext:value-type="string">
            <text:p>sig-DMD_278</text:p>
          </table:table-cell>
          <table:table-cell office:value-type="float" office:value="0.371100724401712" calcext:value-type="float">
            <text:p>0.3711007244</text:p>
          </table:table-cell>
          <table:table-cell office:value-type="float" office:value="0" calcext:value-type="float">
            <text:p>0</text:p>
          </table:table-cell>
          <table:table-cell office:value-type="float" office:value="0.371100724401712" calcext:value-type="float">
            <text:p>0.37110072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HEB</text:p>
          </table:table-cell>
          <table:table-cell office:value-type="string" calcext:value-type="string">
            <text:p>sig-DMD_3952</text:p>
          </table:table-cell>
          <table:table-cell office:value-type="float" office:value="-0.22454743190079" calcext:value-type="float">
            <text:p>-0.2245474319</text:p>
          </table:table-cell>
          <table:table-cell office:value-type="float" office:value="0" calcext:value-type="float">
            <text:p>0</text:p>
          </table:table-cell>
          <table:table-cell office:value-type="float" office:value="0.22454743190079" calcext:value-type="float">
            <text:p>0.22454743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HOC</text:p>
          </table:table-cell>
          <table:table-cell office:value-type="string" calcext:value-type="string">
            <text:p>sig-DMD_195</text:p>
          </table:table-cell>
          <table:table-cell office:value-type="float" office:value="-0.295125344630137" calcext:value-type="float">
            <text:p>-0.2951253446</text:p>
          </table:table-cell>
          <table:table-cell office:value-type="float" office:value="0" calcext:value-type="float">
            <text:p>0</text:p>
          </table:table-cell>
          <table:table-cell office:value-type="float" office:value="0.295125344630137" calcext:value-type="float">
            <text:p>0.29512534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HOF</text:p>
          </table:table-cell>
          <table:table-cell office:value-type="string" calcext:value-type="string">
            <text:p>sig-DMD_1072</text:p>
          </table:table-cell>
          <table:table-cell office:value-type="float" office:value="-0.715478909227938" calcext:value-type="float">
            <text:p>-0.7154789092</text:p>
          </table:table-cell>
          <table:table-cell office:value-type="float" office:value="0" calcext:value-type="float">
            <text:p>0</text:p>
          </table:table-cell>
          <table:table-cell office:value-type="float" office:value="0.715478909227938" calcext:value-type="float">
            <text:p>0.71547890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HOG</text:p>
          </table:table-cell>
          <table:table-cell office:value-type="string" calcext:value-type="string">
            <text:p>sig-DMD_744</text:p>
          </table:table-cell>
          <table:table-cell office:value-type="float" office:value="-0.353808461704806" calcext:value-type="float">
            <text:p>-0.3538084617</text:p>
          </table:table-cell>
          <table:table-cell office:value-type="float" office:value="0" calcext:value-type="float">
            <text:p>0</text:p>
          </table:table-cell>
          <table:table-cell office:value-type="float" office:value="0.353808461704806" calcext:value-type="float">
            <text:p>0.35380846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298</text:p>
          </table:table-cell>
          <table:table-cell office:value-type="float" office:value="0.457842423399769" calcext:value-type="float">
            <text:p>0.4578424234</text:p>
          </table:table-cell>
          <table:table-cell office:value-type="float" office:value="0" calcext:value-type="float">
            <text:p>0</text:p>
          </table:table-cell>
          <table:table-cell office:value-type="float" office:value="0.457842423399769" calcext:value-type="float">
            <text:p>0.45784242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299</text:p>
          </table:table-cell>
          <table:table-cell office:value-type="float" office:value="0.446169622745269" calcext:value-type="float">
            <text:p>0.4461696227</text:p>
          </table:table-cell>
          <table:table-cell office:value-type="float" office:value="0" calcext:value-type="float">
            <text:p>0</text:p>
          </table:table-cell>
          <table:table-cell office:value-type="float" office:value="0.446169622745269" calcext:value-type="float">
            <text:p>0.44616962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00</text:p>
          </table:table-cell>
          <table:table-cell office:value-type="float" office:value="0.524233087081046" calcext:value-type="float">
            <text:p>0.5242330871</text:p>
          </table:table-cell>
          <table:table-cell office:value-type="float" office:value="0" calcext:value-type="float">
            <text:p>0</text:p>
          </table:table-cell>
          <table:table-cell office:value-type="float" office:value="0.524233087081046" calcext:value-type="float">
            <text:p>0.52423308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01</text:p>
          </table:table-cell>
          <table:table-cell office:value-type="float" office:value="0.595132144743103" calcext:value-type="float">
            <text:p>0.5951321447</text:p>
          </table:table-cell>
          <table:table-cell office:value-type="float" office:value="0" calcext:value-type="float">
            <text:p>0</text:p>
          </table:table-cell>
          <table:table-cell office:value-type="float" office:value="0.595132144743103" calcext:value-type="float">
            <text:p>0.59513214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02</text:p>
          </table:table-cell>
          <table:table-cell office:value-type="float" office:value="0.359738817109495" calcext:value-type="float">
            <text:p>0.3597388171</text:p>
          </table:table-cell>
          <table:table-cell office:value-type="float" office:value="0" calcext:value-type="float">
            <text:p>0</text:p>
          </table:table-cell>
          <table:table-cell office:value-type="float" office:value="0.359738817109495" calcext:value-type="float">
            <text:p>0.35973881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03</text:p>
          </table:table-cell>
          <table:table-cell office:value-type="float" office:value="0.434442314698366" calcext:value-type="float">
            <text:p>0.4344423147</text:p>
          </table:table-cell>
          <table:table-cell office:value-type="float" office:value="0" calcext:value-type="float">
            <text:p>0</text:p>
          </table:table-cell>
          <table:table-cell office:value-type="float" office:value="0.434442314698366" calcext:value-type="float">
            <text:p>0.43444231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06</text:p>
          </table:table-cell>
          <table:table-cell office:value-type="float" office:value="0.35211190067261" calcext:value-type="float">
            <text:p>0.3521119007</text:p>
          </table:table-cell>
          <table:table-cell office:value-type="float" office:value="0" calcext:value-type="float">
            <text:p>0</text:p>
          </table:table-cell>
          <table:table-cell office:value-type="float" office:value="0.35211190067261" calcext:value-type="float">
            <text:p>0.35211190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08</text:p>
          </table:table-cell>
          <table:table-cell office:value-type="float" office:value="0.358423276961065" calcext:value-type="float">
            <text:p>0.358423277</text:p>
          </table:table-cell>
          <table:table-cell office:value-type="float" office:value="0" calcext:value-type="float">
            <text:p>0</text:p>
          </table:table-cell>
          <table:table-cell office:value-type="float" office:value="0.358423276961065" calcext:value-type="float">
            <text:p>0.3584232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09</text:p>
          </table:table-cell>
          <table:table-cell office:value-type="float" office:value="0.393628659853677" calcext:value-type="float">
            <text:p>0.3936286599</text:p>
          </table:table-cell>
          <table:table-cell office:value-type="float" office:value="0" calcext:value-type="float">
            <text:p>0</text:p>
          </table:table-cell>
          <table:table-cell office:value-type="float" office:value="0.393628659853677" calcext:value-type="float">
            <text:p>0.39362865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10</text:p>
          </table:table-cell>
          <table:table-cell office:value-type="float" office:value="0.402811424459228" calcext:value-type="float">
            <text:p>0.4028114245</text:p>
          </table:table-cell>
          <table:table-cell office:value-type="float" office:value="0" calcext:value-type="float">
            <text:p>0</text:p>
          </table:table-cell>
          <table:table-cell office:value-type="float" office:value="0.402811424459228" calcext:value-type="float">
            <text:p>0.40281142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12</text:p>
          </table:table-cell>
          <table:table-cell office:value-type="float" office:value="0.384087874049709" calcext:value-type="float">
            <text:p>0.384087874</text:p>
          </table:table-cell>
          <table:table-cell office:value-type="float" office:value="0" calcext:value-type="float">
            <text:p>0</text:p>
          </table:table-cell>
          <table:table-cell office:value-type="float" office:value="0.384087874049709" calcext:value-type="float">
            <text:p>0.3840878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13</text:p>
          </table:table-cell>
          <table:table-cell office:value-type="float" office:value="0.376335069913966" calcext:value-type="float">
            <text:p>0.3763350699</text:p>
          </table:table-cell>
          <table:table-cell office:value-type="float" office:value="0" calcext:value-type="float">
            <text:p>0</text:p>
          </table:table-cell>
          <table:table-cell office:value-type="float" office:value="0.376335069913966" calcext:value-type="float">
            <text:p>0.37633506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MBP2</text:p>
          </table:table-cell>
          <table:table-cell office:value-type="string" calcext:value-type="string">
            <text:p>sig-DMD_1314</text:p>
          </table:table-cell>
          <table:table-cell office:value-type="float" office:value="0.407871819913536" calcext:value-type="float">
            <text:p>0.4078718199</text:p>
          </table:table-cell>
          <table:table-cell office:value-type="float" office:value="0" calcext:value-type="float">
            <text:p>0</text:p>
          </table:table-cell>
          <table:table-cell office:value-type="float" office:value="0.407871819913536" calcext:value-type="float">
            <text:p>0.40787181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PK4</text:p>
          </table:table-cell>
          <table:table-cell office:value-type="string" calcext:value-type="string">
            <text:p>sig-DMD_3145</text:p>
          </table:table-cell>
          <table:table-cell office:value-type="float" office:value="-0.529668230553887" calcext:value-type="float">
            <text:p>-0.5296682306</text:p>
          </table:table-cell>
          <table:table-cell office:value-type="float" office:value="0" calcext:value-type="float">
            <text:p>0</text:p>
          </table:table-cell>
          <table:table-cell office:value-type="float" office:value="0.529668230553887" calcext:value-type="float">
            <text:p>0.52966823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PPLY2</text:p>
          </table:table-cell>
          <table:table-cell office:value-type="string" calcext:value-type="string">
            <text:p>sig-DMD_3722</text:p>
          </table:table-cell>
          <table:table-cell office:value-type="float" office:value="-0.291137501051702" calcext:value-type="float">
            <text:p>-0.2911375011</text:p>
          </table:table-cell>
          <table:table-cell office:value-type="float" office:value="0" calcext:value-type="float">
            <text:p>0</text:p>
          </table:table-cell>
          <table:table-cell office:value-type="float" office:value="0.291137501051702" calcext:value-type="float">
            <text:p>0.29113750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ASET2</text:p>
          </table:table-cell>
          <table:table-cell office:value-type="string" calcext:value-type="string">
            <text:p>sig-DMD_3785</text:p>
          </table:table-cell>
          <table:table-cell office:value-type="float" office:value="-0.46368156754557" calcext:value-type="float">
            <text:p>-0.4636815675</text:p>
          </table:table-cell>
          <table:table-cell office:value-type="float" office:value="0" calcext:value-type="float">
            <text:p>0</text:p>
          </table:table-cell>
          <table:table-cell office:value-type="float" office:value="0.46368156754557" calcext:value-type="float">
            <text:p>0.46368156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F145</text:p>
          </table:table-cell>
          <table:table-cell office:value-type="string" calcext:value-type="string">
            <text:p>sig-DMD_3594</text:p>
          </table:table-cell>
          <table:table-cell office:value-type="float" office:value="-0.542890758183007" calcext:value-type="float">
            <text:p>-0.5428907582</text:p>
          </table:table-cell>
          <table:table-cell office:value-type="float" office:value="0" calcext:value-type="float">
            <text:p>0</text:p>
          </table:table-cell>
          <table:table-cell office:value-type="float" office:value="0.542890758183007" calcext:value-type="float">
            <text:p>0.54289075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F149</text:p>
          </table:table-cell>
          <table:table-cell office:value-type="string" calcext:value-type="string">
            <text:p>sig-DMD_2723</text:p>
          </table:table-cell>
          <table:table-cell office:value-type="float" office:value="-0.32051414886645" calcext:value-type="float">
            <text:p>-0.3205141489</text:p>
          </table:table-cell>
          <table:table-cell office:value-type="float" office:value="0" calcext:value-type="float">
            <text:p>0</text:p>
          </table:table-cell>
          <table:table-cell office:value-type="float" office:value="0.32051414886645" calcext:value-type="float">
            <text:p>0.32051414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F150</text:p>
          </table:table-cell>
          <table:table-cell office:value-type="string" calcext:value-type="string">
            <text:p>sig-DMD_3473</text:p>
          </table:table-cell>
          <table:table-cell office:value-type="float" office:value="-0.389369621862496" calcext:value-type="float">
            <text:p>-0.3893696219</text:p>
          </table:table-cell>
          <table:table-cell office:value-type="float" office:value="0" calcext:value-type="float">
            <text:p>0</text:p>
          </table:table-cell>
          <table:table-cell office:value-type="float" office:value="0.389369621862496" calcext:value-type="float">
            <text:p>0.38936962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F187</text:p>
          </table:table-cell>
          <table:table-cell office:value-type="string" calcext:value-type="string">
            <text:p>sig-DMD_391</text:p>
          </table:table-cell>
          <table:table-cell office:value-type="float" office:value="0.400325263373836" calcext:value-type="float">
            <text:p>0.4003252634</text:p>
          </table:table-cell>
          <table:table-cell office:value-type="float" office:value="0" calcext:value-type="float">
            <text:p>0</text:p>
          </table:table-cell>
          <table:table-cell office:value-type="float" office:value="0.400325263373836" calcext:value-type="float">
            <text:p>0.40032526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F187</text:p>
          </table:table-cell>
          <table:table-cell office:value-type="string" calcext:value-type="string">
            <text:p>sig-DMD_392</text:p>
          </table:table-cell>
          <table:table-cell office:value-type="float" office:value="-0.202059681949217" calcext:value-type="float">
            <text:p>-0.2020596819</text:p>
          </table:table-cell>
          <table:table-cell office:value-type="float" office:value="0" calcext:value-type="float">
            <text:p>0</text:p>
          </table:table-cell>
          <table:table-cell office:value-type="float" office:value="0.202059681949217" calcext:value-type="float">
            <text:p>0.20205968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F213</text:p>
          </table:table-cell>
          <table:table-cell office:value-type="string" calcext:value-type="string">
            <text:p>sig-DMD_2298</text:p>
          </table:table-cell>
          <table:table-cell office:value-type="float" office:value="-0.292122244049204" calcext:value-type="float">
            <text:p>-0.292122244</text:p>
          </table:table-cell>
          <table:table-cell office:value-type="float" office:value="0" calcext:value-type="float">
            <text:p>0</text:p>
          </table:table-cell>
          <table:table-cell office:value-type="float" office:value="0.292122244049204" calcext:value-type="float">
            <text:p>0.2921222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F34</text:p>
          </table:table-cell>
          <table:table-cell office:value-type="string" calcext:value-type="string">
            <text:p>sig-DMD_1068</text:p>
          </table:table-cell>
          <table:table-cell office:value-type="float" office:value="0.201316631247609" calcext:value-type="float">
            <text:p>0.2013166312</text:p>
          </table:table-cell>
          <table:table-cell office:value-type="float" office:value="0" calcext:value-type="float">
            <text:p>0</text:p>
          </table:table-cell>
          <table:table-cell office:value-type="float" office:value="0.201316631247609" calcext:value-type="float">
            <text:p>0.20131663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F39</text:p>
          </table:table-cell>
          <table:table-cell office:value-type="string" calcext:value-type="string">
            <text:p>sig-DMD_3671</text:p>
          </table:table-cell>
          <table:table-cell office:value-type="float" office:value="-0.200885056600677" calcext:value-type="float">
            <text:p>-0.2008850566</text:p>
          </table:table-cell>
          <table:table-cell office:value-type="float" office:value="0" calcext:value-type="float">
            <text:p>0</text:p>
          </table:table-cell>
          <table:table-cell office:value-type="float" office:value="0.200885056600677" calcext:value-type="float">
            <text:p>0.20088505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NF8</text:p>
          </table:table-cell>
          <table:table-cell office:value-type="string" calcext:value-type="string">
            <text:p>sig-DMD_3683</text:p>
          </table:table-cell>
          <table:table-cell office:value-type="float" office:value="-0.263225946695712" calcext:value-type="float">
            <text:p>-0.2632259467</text:p>
          </table:table-cell>
          <table:table-cell office:value-type="float" office:value="0" calcext:value-type="float">
            <text:p>0</text:p>
          </table:table-cell>
          <table:table-cell office:value-type="float" office:value="0.263225946695712" calcext:value-type="float">
            <text:p>0.26322594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sig-DMD_3590</text:p>
          </table:table-cell>
          <table:table-cell office:value-type="float" office:value="0.231774694105759" calcext:value-type="float">
            <text:p>0.2317746941</text:p>
          </table:table-cell>
          <table:table-cell office:value-type="float" office:value="0" calcext:value-type="float">
            <text:p>0</text:p>
          </table:table-cell>
          <table:table-cell office:value-type="float" office:value="0.231774694105759" calcext:value-type="float">
            <text:p>0.23177469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sig-DMD_388</text:p>
          </table:table-cell>
          <table:table-cell office:value-type="float" office:value="0.30679170905802" calcext:value-type="float">
            <text:p>0.3067917091</text:p>
          </table:table-cell>
          <table:table-cell office:value-type="float" office:value="0" calcext:value-type="float">
            <text:p>0</text:p>
          </table:table-cell>
          <table:table-cell office:value-type="float" office:value="0.30679170905802" calcext:value-type="float">
            <text:p>0.30679170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sig-DMD_4205</text:p>
          </table:table-cell>
          <table:table-cell office:value-type="float" office:value="0.225872440226888" calcext:value-type="float">
            <text:p>0.2258724402</text:p>
          </table:table-cell>
          <table:table-cell office:value-type="float" office:value="0" calcext:value-type="float">
            <text:p>0</text:p>
          </table:table-cell>
          <table:table-cell office:value-type="float" office:value="0.225872440226888" calcext:value-type="float">
            <text:p>0.22587244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PL10A</text:p>
          </table:table-cell>
          <table:table-cell office:value-type="string" calcext:value-type="string">
            <text:p>sig-DMD_3681</text:p>
          </table:table-cell>
          <table:table-cell office:value-type="float" office:value="-0.217453010592685" calcext:value-type="float">
            <text:p>-0.2174530106</text:p>
          </table:table-cell>
          <table:table-cell office:value-type="float" office:value="0" calcext:value-type="float">
            <text:p>0</text:p>
          </table:table-cell>
          <table:table-cell office:value-type="float" office:value="0.217453010592685" calcext:value-type="float">
            <text:p>0.21745301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PL37</text:p>
          </table:table-cell>
          <table:table-cell office:value-type="string" calcext:value-type="string">
            <text:p>sig-DMD_3518</text:p>
          </table:table-cell>
          <table:table-cell office:value-type="float" office:value="-0.214998962868918" calcext:value-type="float">
            <text:p>-0.2149989629</text:p>
          </table:table-cell>
          <table:table-cell office:value-type="float" office:value="0" calcext:value-type="float">
            <text:p>0</text:p>
          </table:table-cell>
          <table:table-cell office:value-type="float" office:value="0.214998962868918" calcext:value-type="float">
            <text:p>0.21499896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PL39L</text:p>
          </table:table-cell>
          <table:table-cell office:value-type="string" calcext:value-type="string">
            <text:p>sig-DMD_3364</text:p>
          </table:table-cell>
          <table:table-cell office:value-type="float" office:value="-0.215124938498708" calcext:value-type="float">
            <text:p>-0.2151249385</text:p>
          </table:table-cell>
          <table:table-cell office:value-type="float" office:value="0" calcext:value-type="float">
            <text:p>0</text:p>
          </table:table-cell>
          <table:table-cell office:value-type="float" office:value="0.215124938498708" calcext:value-type="float">
            <text:p>0.21512493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PL5</text:p>
          </table:table-cell>
          <table:table-cell office:value-type="string" calcext:value-type="string">
            <text:p>sig-DMD_180</text:p>
          </table:table-cell>
          <table:table-cell office:value-type="float" office:value="-0.278007285187839" calcext:value-type="float">
            <text:p>-0.2780072852</text:p>
          </table:table-cell>
          <table:table-cell office:value-type="float" office:value="0" calcext:value-type="float">
            <text:p>0</text:p>
          </table:table-cell>
          <table:table-cell office:value-type="float" office:value="0.278007285187839" calcext:value-type="float">
            <text:p>0.27800728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PP25</text:p>
          </table:table-cell>
          <table:table-cell office:value-type="string" calcext:value-type="string">
            <text:p>sig-DMD_1557</text:p>
          </table:table-cell>
          <table:table-cell office:value-type="float" office:value="-0.657273345238102" calcext:value-type="float">
            <text:p>-0.6572733452</text:p>
          </table:table-cell>
          <table:table-cell office:value-type="float" office:value="0" calcext:value-type="float">
            <text:p>0</text:p>
          </table:table-cell>
          <table:table-cell office:value-type="float" office:value="0.657273345238102" calcext:value-type="float">
            <text:p>0.65727334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PS3</text:p>
          </table:table-cell>
          <table:table-cell office:value-type="string" calcext:value-type="string">
            <text:p>sig-DMD_837</text:p>
          </table:table-cell>
          <table:table-cell office:value-type="float" office:value="-0.202269963935481" calcext:value-type="float">
            <text:p>-0.2022699639</text:p>
          </table:table-cell>
          <table:table-cell office:value-type="float" office:value="0" calcext:value-type="float">
            <text:p>0</text:p>
          </table:table-cell>
          <table:table-cell office:value-type="float" office:value="0.202269963935481" calcext:value-type="float">
            <text:p>0.20226996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PS6KA1</text:p>
          </table:table-cell>
          <table:table-cell office:value-type="string" calcext:value-type="string">
            <text:p>sig-DMD_98</text:p>
          </table:table-cell>
          <table:table-cell office:value-type="float" office:value="-0.546201532429424" calcext:value-type="float">
            <text:p>-0.5462015324</text:p>
          </table:table-cell>
          <table:table-cell office:value-type="float" office:value="0" calcext:value-type="float">
            <text:p>0</text:p>
          </table:table-cell>
          <table:table-cell office:value-type="float" office:value="0.546201532429424" calcext:value-type="float">
            <text:p>0.54620153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RN3</text:p>
          </table:table-cell>
          <table:table-cell office:value-type="string" calcext:value-type="string">
            <text:p>sig-DMD_1891</text:p>
          </table:table-cell>
          <table:table-cell office:value-type="float" office:value="0.20351380269545" calcext:value-type="float">
            <text:p>0.2035138027</text:p>
          </table:table-cell>
          <table:table-cell office:value-type="float" office:value="0" calcext:value-type="float">
            <text:p>0</text:p>
          </table:table-cell>
          <table:table-cell office:value-type="float" office:value="0.20351380269545" calcext:value-type="float">
            <text:p>0.20351380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UNX1T1</text:p>
          </table:table-cell>
          <table:table-cell office:value-type="string" calcext:value-type="string">
            <text:p>sig-DMD_4137</text:p>
          </table:table-cell>
          <table:table-cell office:value-type="float" office:value="-0.27993897394066" calcext:value-type="float">
            <text:p>-0.2799389739</text:p>
          </table:table-cell>
          <table:table-cell office:value-type="float" office:value="0" calcext:value-type="float">
            <text:p>0</text:p>
          </table:table-cell>
          <table:table-cell office:value-type="float" office:value="0.27993897394066" calcext:value-type="float">
            <text:p>0.27993897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USC2</text:p>
          </table:table-cell>
          <table:table-cell office:value-type="string" calcext:value-type="string">
            <text:p>sig-DMD_4236</text:p>
          </table:table-cell>
          <table:table-cell office:value-type="float" office:value="-0.233814288074297" calcext:value-type="float">
            <text:p>-0.2338142881</text:p>
          </table:table-cell>
          <table:table-cell office:value-type="float" office:value="0" calcext:value-type="float">
            <text:p>0</text:p>
          </table:table-cell>
          <table:table-cell office:value-type="float" office:value="0.233814288074297" calcext:value-type="float">
            <text:p>0.23381428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YR2</text:p>
          </table:table-cell>
          <table:table-cell office:value-type="string" calcext:value-type="string">
            <text:p>sig-DMD_406</text:p>
          </table:table-cell>
          <table:table-cell office:value-type="float" office:value="0.304010219832789" calcext:value-type="float">
            <text:p>0.3040102198</text:p>
          </table:table-cell>
          <table:table-cell office:value-type="float" office:value="0" calcext:value-type="float">
            <text:p>0</text:p>
          </table:table-cell>
          <table:table-cell office:value-type="float" office:value="0.304010219832789" calcext:value-type="float">
            <text:p>0.30401021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100A16</text:p>
          </table:table-cell>
          <table:table-cell office:value-type="string" calcext:value-type="string">
            <text:p>sig-DMD_267</text:p>
          </table:table-cell>
          <table:table-cell office:value-type="float" office:value="-0.668578070046411" calcext:value-type="float">
            <text:p>-0.66857807</text:p>
          </table:table-cell>
          <table:table-cell office:value-type="float" office:value="0" calcext:value-type="float">
            <text:p>0</text:p>
          </table:table-cell>
          <table:table-cell office:value-type="float" office:value="0.668578070046411" calcext:value-type="float">
            <text:p>0.668578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1PR3</text:p>
          </table:table-cell>
          <table:table-cell office:value-type="string" calcext:value-type="string">
            <text:p>sig-DMD_4261</text:p>
          </table:table-cell>
          <table:table-cell office:value-type="float" office:value="0.277982815707143" calcext:value-type="float">
            <text:p>0.2779828157</text:p>
          </table:table-cell>
          <table:table-cell office:value-type="float" office:value="0" calcext:value-type="float">
            <text:p>0</text:p>
          </table:table-cell>
          <table:table-cell office:value-type="float" office:value="0.277982815707143" calcext:value-type="float">
            <text:p>0.27798281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L1</text:p>
          </table:table-cell>
          <table:table-cell office:value-type="string" calcext:value-type="string">
            <text:p>sig-DMD_2090</text:p>
          </table:table-cell>
          <table:table-cell office:value-type="float" office:value="0.243622669192779" calcext:value-type="float">
            <text:p>0.2436226692</text:p>
          </table:table-cell>
          <table:table-cell office:value-type="float" office:value="0" calcext:value-type="float">
            <text:p>0</text:p>
          </table:table-cell>
          <table:table-cell office:value-type="float" office:value="0.243622669192779" calcext:value-type="float">
            <text:p>0.24362266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MD1</text:p>
          </table:table-cell>
          <table:table-cell office:value-type="string" calcext:value-type="string">
            <text:p>sig-DMD_2438</text:p>
          </table:table-cell>
          <table:table-cell office:value-type="float" office:value="-0.230141831353446" calcext:value-type="float">
            <text:p>-0.2301418314</text:p>
          </table:table-cell>
          <table:table-cell office:value-type="float" office:value="0" calcext:value-type="float">
            <text:p>0</text:p>
          </table:table-cell>
          <table:table-cell office:value-type="float" office:value="0.230141831353446" calcext:value-type="float">
            <text:p>0.23014183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MD11</text:p>
          </table:table-cell>
          <table:table-cell office:value-type="string" calcext:value-type="string">
            <text:p>sig-DMD_1</text:p>
          </table:table-cell>
          <table:table-cell office:value-type="float" office:value="0.346491152523004" calcext:value-type="float">
            <text:p>0.3464911525</text:p>
          </table:table-cell>
          <table:table-cell office:value-type="float" office:value="0" calcext:value-type="float">
            <text:p>0</text:p>
          </table:table-cell>
          <table:table-cell office:value-type="float" office:value="0.346491152523004" calcext:value-type="float">
            <text:p>0.34649115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BSPON</text:p>
          </table:table-cell>
          <table:table-cell office:value-type="string" calcext:value-type="string">
            <text:p>sig-DMD_4129</text:p>
          </table:table-cell>
          <table:table-cell office:value-type="float" office:value="-0.400184071227428" calcext:value-type="float">
            <text:p>-0.4001840712</text:p>
          </table:table-cell>
          <table:table-cell office:value-type="float" office:value="0" calcext:value-type="float">
            <text:p>0</text:p>
          </table:table-cell>
          <table:table-cell office:value-type="float" office:value="0.400184071227428" calcext:value-type="float">
            <text:p>0.40018407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D5</text:p>
          </table:table-cell>
          <table:table-cell office:value-type="string" calcext:value-type="string">
            <text:p>sig-DMD_3449</text:p>
          </table:table-cell>
          <table:table-cell office:value-type="float" office:value="-0.20819784784905" calcext:value-type="float">
            <text:p>-0.2081978478</text:p>
          </table:table-cell>
          <table:table-cell office:value-type="float" office:value="0" calcext:value-type="float">
            <text:p>0</text:p>
          </table:table-cell>
          <table:table-cell office:value-type="float" office:value="0.20819784784905" calcext:value-type="float">
            <text:p>0.20819784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EL</text:p>
          </table:table-cell>
          <table:table-cell office:value-type="string" calcext:value-type="string">
            <text:p>sig-DMD_1355</text:p>
          </table:table-cell>
          <table:table-cell office:value-type="float" office:value="-0.210316427201293" calcext:value-type="float">
            <text:p>-0.2103164272</text:p>
          </table:table-cell>
          <table:table-cell office:value-type="float" office:value="0" calcext:value-type="float">
            <text:p>0</text:p>
          </table:table-cell>
          <table:table-cell office:value-type="float" office:value="0.210316427201293" calcext:value-type="float">
            <text:p>0.21031642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O2</text:p>
          </table:table-cell>
          <table:table-cell office:value-type="string" calcext:value-type="string">
            <text:p>sig-DMD_3229</text:p>
          </table:table-cell>
          <table:table-cell office:value-type="float" office:value="-0.320000232233384" calcext:value-type="float">
            <text:p>-0.3200002322</text:p>
          </table:table-cell>
          <table:table-cell office:value-type="float" office:value="0" calcext:value-type="float">
            <text:p>0</text:p>
          </table:table-cell>
          <table:table-cell office:value-type="float" office:value="0.320000232233384" calcext:value-type="float">
            <text:p>0.32000023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UBE1</text:p>
          </table:table-cell>
          <table:table-cell office:value-type="string" calcext:value-type="string">
            <text:p>sig-DMD_3206</text:p>
          </table:table-cell>
          <table:table-cell office:value-type="float" office:value="0.412820430763226" calcext:value-type="float">
            <text:p>0.4128204308</text:p>
          </table:table-cell>
          <table:table-cell office:value-type="float" office:value="0" calcext:value-type="float">
            <text:p>0</text:p>
          </table:table-cell>
          <table:table-cell office:value-type="float" office:value="0.412820430763226" calcext:value-type="float">
            <text:p>0.41282043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DC3</text:p>
          </table:table-cell>
          <table:table-cell office:value-type="string" calcext:value-type="string">
            <text:p>sig-DMD_110</text:p>
          </table:table-cell>
          <table:table-cell office:value-type="float" office:value="-0.450266982016457" calcext:value-type="float">
            <text:p>-0.450266982</text:p>
          </table:table-cell>
          <table:table-cell office:value-type="float" office:value="0" calcext:value-type="float">
            <text:p>0</text:p>
          </table:table-cell>
          <table:table-cell office:value-type="float" office:value="0.450266982016457" calcext:value-type="float">
            <text:p>0.4502669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DC4</text:p>
          </table:table-cell>
          <table:table-cell office:value-type="string" calcext:value-type="string">
            <text:p>sig-DMD_2927</text:p>
          </table:table-cell>
          <table:table-cell office:value-type="float" office:value="-0.506031073160277" calcext:value-type="float">
            <text:p>-0.5060310732</text:p>
          </table:table-cell>
          <table:table-cell office:value-type="float" office:value="0" calcext:value-type="float">
            <text:p>0</text:p>
          </table:table-cell>
          <table:table-cell office:value-type="float" office:value="0.506031073160277" calcext:value-type="float">
            <text:p>0.50603107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DCBP2</text:p>
          </table:table-cell>
          <table:table-cell office:value-type="string" calcext:value-type="string">
            <text:p>sig-DMD_2840</text:p>
          </table:table-cell>
          <table:table-cell office:value-type="float" office:value="-0.26111990648968" calcext:value-type="float">
            <text:p>-0.2611199065</text:p>
          </table:table-cell>
          <table:table-cell office:value-type="float" office:value="0" calcext:value-type="float">
            <text:p>0</text:p>
          </table:table-cell>
          <table:table-cell office:value-type="float" office:value="0.26111990648968" calcext:value-type="float">
            <text:p>0.26111990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DHA</text:p>
          </table:table-cell>
          <table:table-cell office:value-type="string" calcext:value-type="string">
            <text:p>sig-DMD_3492</text:p>
          </table:table-cell>
          <table:table-cell office:value-type="float" office:value="-0.22790722324978" calcext:value-type="float">
            <text:p>-0.2279072232</text:p>
          </table:table-cell>
          <table:table-cell office:value-type="float" office:value="0" calcext:value-type="float">
            <text:p>0</text:p>
          </table:table-cell>
          <table:table-cell office:value-type="float" office:value="0.22790722324978" calcext:value-type="float">
            <text:p>0.22790722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DSL</text:p>
          </table:table-cell>
          <table:table-cell office:value-type="string" calcext:value-type="string">
            <text:p>sig-DMD_1008</text:p>
          </table:table-cell>
          <table:table-cell office:value-type="float" office:value="0.214228462406345" calcext:value-type="float">
            <text:p>0.2142284624</text:p>
          </table:table-cell>
          <table:table-cell office:value-type="float" office:value="0" calcext:value-type="float">
            <text:p>0</text:p>
          </table:table-cell>
          <table:table-cell office:value-type="float" office:value="0.214228462406345" calcext:value-type="float">
            <text:p>0.21422846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C14L1</text:p>
          </table:table-cell>
          <table:table-cell office:value-type="string" calcext:value-type="string">
            <text:p>sig-DMD_2263</text:p>
          </table:table-cell>
          <table:table-cell office:value-type="float" office:value="-0.283537911422036" calcext:value-type="float">
            <text:p>-0.2835379114</text:p>
          </table:table-cell>
          <table:table-cell office:value-type="float" office:value="0" calcext:value-type="float">
            <text:p>0</text:p>
          </table:table-cell>
          <table:table-cell office:value-type="float" office:value="0.283537911422036" calcext:value-type="float">
            <text:p>0.28353791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C16A</text:p>
          </table:table-cell>
          <table:table-cell office:value-type="string" calcext:value-type="string">
            <text:p>sig-DMD_4333</text:p>
          </table:table-cell>
          <table:table-cell office:value-type="float" office:value="0.485427153137139" calcext:value-type="float">
            <text:p>0.4854271531</text:p>
          </table:table-cell>
          <table:table-cell office:value-type="float" office:value="0" calcext:value-type="float">
            <text:p>0</text:p>
          </table:table-cell>
          <table:table-cell office:value-type="float" office:value="0.485427153137139" calcext:value-type="float">
            <text:p>0.48542715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MA3F</text:p>
          </table:table-cell>
          <table:table-cell office:value-type="string" calcext:value-type="string">
            <text:p>sig-DMD_3272</text:p>
          </table:table-cell>
          <table:table-cell office:value-type="float" office:value="-0.664360538420398" calcext:value-type="float">
            <text:p>-0.6643605384</text:p>
          </table:table-cell>
          <table:table-cell office:value-type="float" office:value="0" calcext:value-type="float">
            <text:p>0</text:p>
          </table:table-cell>
          <table:table-cell office:value-type="float" office:value="0.664360538420398" calcext:value-type="float">
            <text:p>0.66436053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MA3F</text:p>
          </table:table-cell>
          <table:table-cell office:value-type="string" calcext:value-type="string">
            <text:p>sig-DMD_3273</text:p>
          </table:table-cell>
          <table:table-cell office:value-type="float" office:value="-0.608740445960233" calcext:value-type="float">
            <text:p>-0.608740446</text:p>
          </table:table-cell>
          <table:table-cell office:value-type="float" office:value="0" calcext:value-type="float">
            <text:p>0</text:p>
          </table:table-cell>
          <table:table-cell office:value-type="float" office:value="0.608740445960233" calcext:value-type="float">
            <text:p>0.6087404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MA5A</text:p>
          </table:table-cell>
          <table:table-cell office:value-type="string" calcext:value-type="string">
            <text:p>sig-DMD_3506</text:p>
          </table:table-cell>
          <table:table-cell office:value-type="float" office:value="-0.453120817464119" calcext:value-type="float">
            <text:p>-0.4531208175</text:p>
          </table:table-cell>
          <table:table-cell office:value-type="float" office:value="0" calcext:value-type="float">
            <text:p>0</text:p>
          </table:table-cell>
          <table:table-cell office:value-type="float" office:value="0.453120817464119" calcext:value-type="float">
            <text:p>0.45312081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MA6A</text:p>
          </table:table-cell>
          <table:table-cell office:value-type="string" calcext:value-type="string">
            <text:p>sig-DMD_3555</text:p>
          </table:table-cell>
          <table:table-cell office:value-type="float" office:value="-0.376946614956808" calcext:value-type="float">
            <text:p>-0.376946615</text:p>
          </table:table-cell>
          <table:table-cell office:value-type="float" office:value="0" calcext:value-type="float">
            <text:p>0</text:p>
          </table:table-cell>
          <table:table-cell office:value-type="float" office:value="0.376946614956808" calcext:value-type="float">
            <text:p>0.3769466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PSECS</text:p>
          </table:table-cell>
          <table:table-cell office:value-type="string" calcext:value-type="string">
            <text:p>sig-DMD_3419</text:p>
          </table:table-cell>
          <table:table-cell office:value-type="float" office:value="0.254999810549305" calcext:value-type="float">
            <text:p>0.2549998105</text:p>
          </table:table-cell>
          <table:table-cell office:value-type="float" office:value="0" calcext:value-type="float">
            <text:p>0</text:p>
          </table:table-cell>
          <table:table-cell office:value-type="float" office:value="0.254999810549305" calcext:value-type="float">
            <text:p>0.25499981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PT10</text:p>
          </table:table-cell>
          <table:table-cell office:value-type="string" calcext:value-type="string">
            <text:p>sig-DMD_2729</text:p>
          </table:table-cell>
          <table:table-cell office:value-type="float" office:value="-0.314730839099162" calcext:value-type="float">
            <text:p>-0.3147308391</text:p>
          </table:table-cell>
          <table:table-cell office:value-type="float" office:value="0" calcext:value-type="float">
            <text:p>0</text:p>
          </table:table-cell>
          <table:table-cell office:value-type="float" office:value="0.314730839099162" calcext:value-type="float">
            <text:p>0.31473083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PT8</text:p>
          </table:table-cell>
          <table:table-cell office:value-type="string" calcext:value-type="string">
            <text:p>sig-DMD_3559</text:p>
          </table:table-cell>
          <table:table-cell office:value-type="float" office:value="-0.513907379740921" calcext:value-type="float">
            <text:p>-0.5139073797</text:p>
          </table:table-cell>
          <table:table-cell office:value-type="float" office:value="0" calcext:value-type="float">
            <text:p>0</text:p>
          </table:table-cell>
          <table:table-cell office:value-type="float" office:value="0.513907379740921" calcext:value-type="float">
            <text:p>0.51390737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PT9</text:p>
          </table:table-cell>
          <table:table-cell office:value-type="string" calcext:value-type="string">
            <text:p>sig-DMD_2264</text:p>
          </table:table-cell>
          <table:table-cell office:value-type="float" office:value="-0.224295680691615" calcext:value-type="float">
            <text:p>-0.2242956807</text:p>
          </table:table-cell>
          <table:table-cell office:value-type="float" office:value="0" calcext:value-type="float">
            <text:p>0</text:p>
          </table:table-cell>
          <table:table-cell office:value-type="float" office:value="0.224295680691615" calcext:value-type="float">
            <text:p>0.22429568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PT9</text:p>
          </table:table-cell>
          <table:table-cell office:value-type="string" calcext:value-type="string">
            <text:p>sig-DMD_2265</text:p>
          </table:table-cell>
          <table:table-cell office:value-type="float" office:value="-0.233187234143666" calcext:value-type="float">
            <text:p>-0.2331872341</text:p>
          </table:table-cell>
          <table:table-cell office:value-type="float" office:value="0" calcext:value-type="float">
            <text:p>0</text:p>
          </table:table-cell>
          <table:table-cell office:value-type="float" office:value="0.233187234143666" calcext:value-type="float">
            <text:p>0.23318723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RGEF</text:p>
          </table:table-cell>
          <table:table-cell office:value-type="string" calcext:value-type="string">
            <text:p>sig-DMD_758</text:p>
          </table:table-cell>
          <table:table-cell office:value-type="float" office:value="-0.245448103992249" calcext:value-type="float">
            <text:p>-0.245448104</text:p>
          </table:table-cell>
          <table:table-cell office:value-type="float" office:value="0" calcext:value-type="float">
            <text:p>0</text:p>
          </table:table-cell>
          <table:table-cell office:value-type="float" office:value="0.245448103992249" calcext:value-type="float">
            <text:p>0.2454481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RINC2</text:p>
          </table:table-cell>
          <table:table-cell office:value-type="string" calcext:value-type="string">
            <text:p>sig-DMD_111</text:p>
          </table:table-cell>
          <table:table-cell office:value-type="float" office:value="-0.324575934671776" calcext:value-type="float">
            <text:p>-0.3245759347</text:p>
          </table:table-cell>
          <table:table-cell office:value-type="float" office:value="0" calcext:value-type="float">
            <text:p>0</text:p>
          </table:table-cell>
          <table:table-cell office:value-type="float" office:value="0.324575934671776" calcext:value-type="float">
            <text:p>0.32457593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RP2</text:p>
          </table:table-cell>
          <table:table-cell office:value-type="string" calcext:value-type="string">
            <text:p>sig-DMD_1344</text:p>
          </table:table-cell>
          <table:table-cell office:value-type="float" office:value="-0.220196863853494" calcext:value-type="float">
            <text:p>-0.2201968639</text:p>
          </table:table-cell>
          <table:table-cell office:value-type="float" office:value="0" calcext:value-type="float">
            <text:p>0</text:p>
          </table:table-cell>
          <table:table-cell office:value-type="float" office:value="0.220196863853494" calcext:value-type="float">
            <text:p>0.22019686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RPING1</text:p>
          </table:table-cell>
          <table:table-cell office:value-type="string" calcext:value-type="string">
            <text:p>sig-DMD_784</text:p>
          </table:table-cell>
          <table:table-cell office:value-type="float" office:value="-0.278355491793897" calcext:value-type="float">
            <text:p>-0.2783554918</text:p>
          </table:table-cell>
          <table:table-cell office:value-type="float" office:value="0" calcext:value-type="float">
            <text:p>0</text:p>
          </table:table-cell>
          <table:table-cell office:value-type="float" office:value="0.278355491793897" calcext:value-type="float">
            <text:p>0.27835549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SN2</text:p>
          </table:table-cell>
          <table:table-cell office:value-type="string" calcext:value-type="string">
            <text:p>sig-DMD_105</text:p>
          </table:table-cell>
          <table:table-cell office:value-type="float" office:value="-0.273340744424114" calcext:value-type="float">
            <text:p>-0.2733407444</text:p>
          </table:table-cell>
          <table:table-cell office:value-type="float" office:value="0" calcext:value-type="float">
            <text:p>0</text:p>
          </table:table-cell>
          <table:table-cell office:value-type="float" office:value="0.273340744424114" calcext:value-type="float">
            <text:p>0.27334074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string" calcext:value-type="string">
            <text:p>sig-DMD_101</text:p>
          </table:table-cell>
          <table:table-cell office:value-type="float" office:value="-0.547210378489409" calcext:value-type="float">
            <text:p>-0.5472103785</text:p>
          </table:table-cell>
          <table:table-cell office:value-type="float" office:value="0" calcext:value-type="float">
            <text:p>0</text:p>
          </table:table-cell>
          <table:table-cell office:value-type="float" office:value="0.547210378489409" calcext:value-type="float">
            <text:p>0.54721037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FT2D2</text:p>
          </table:table-cell>
          <table:table-cell office:value-type="string" calcext:value-type="string">
            <text:p>sig-DMD_319</text:p>
          </table:table-cell>
          <table:table-cell office:value-type="float" office:value="-0.586302712792484" calcext:value-type="float">
            <text:p>-0.5863027128</text:p>
          </table:table-cell>
          <table:table-cell office:value-type="float" office:value="0" calcext:value-type="float">
            <text:p>0</text:p>
          </table:table-cell>
          <table:table-cell office:value-type="float" office:value="0.586302712792484" calcext:value-type="float">
            <text:p>0.58630271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FXN5</text:p>
          </table:table-cell>
          <table:table-cell office:value-type="string" calcext:value-type="string">
            <text:p>sig-DMD_2694</text:p>
          </table:table-cell>
          <table:table-cell office:value-type="float" office:value="0.307623335312631" calcext:value-type="float">
            <text:p>0.3076233353</text:p>
          </table:table-cell>
          <table:table-cell office:value-type="float" office:value="0" calcext:value-type="float">
            <text:p>0</text:p>
          </table:table-cell>
          <table:table-cell office:value-type="float" office:value="0.307623335312631" calcext:value-type="float">
            <text:p>0.30762333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FXN5</text:p>
          </table:table-cell>
          <table:table-cell office:value-type="string" calcext:value-type="string">
            <text:p>sig-DMD_2695</text:p>
          </table:table-cell>
          <table:table-cell office:value-type="float" office:value="0.261006915759975" calcext:value-type="float">
            <text:p>0.2610069158</text:p>
          </table:table-cell>
          <table:table-cell office:value-type="float" office:value="0" calcext:value-type="float">
            <text:p>0</text:p>
          </table:table-cell>
          <table:table-cell office:value-type="float" office:value="0.261006915759975" calcext:value-type="float">
            <text:p>0.26100691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GCZ</text:p>
          </table:table-cell>
          <table:table-cell office:value-type="string" calcext:value-type="string">
            <text:p>sig-DMD_4056</text:p>
          </table:table-cell>
          <table:table-cell office:value-type="float" office:value="-0.212269506778241" calcext:value-type="float">
            <text:p>-0.2122695068</text:p>
          </table:table-cell>
          <table:table-cell office:value-type="float" office:value="0" calcext:value-type="float">
            <text:p>0</text:p>
          </table:table-cell>
          <table:table-cell office:value-type="float" office:value="0.212269506778241" calcext:value-type="float">
            <text:p>0.21226950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GPP2</text:p>
          </table:table-cell>
          <table:table-cell office:value-type="string" calcext:value-type="string">
            <text:p>sig-DMD_2811</text:p>
          </table:table-cell>
          <table:table-cell office:value-type="float" office:value="-0.389460838793426" calcext:value-type="float">
            <text:p>-0.3894608388</text:p>
          </table:table-cell>
          <table:table-cell office:value-type="float" office:value="0" calcext:value-type="float">
            <text:p>0</text:p>
          </table:table-cell>
          <table:table-cell office:value-type="float" office:value="0.389460838793426" calcext:value-type="float">
            <text:p>0.38946083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2B2</text:p>
          </table:table-cell>
          <table:table-cell office:value-type="string" calcext:value-type="string">
            <text:p>sig-DMD_3902</text:p>
          </table:table-cell>
          <table:table-cell office:value-type="float" office:value="-0.304775274239056" calcext:value-type="float">
            <text:p>-0.3047752742</text:p>
          </table:table-cell>
          <table:table-cell office:value-type="float" office:value="0" calcext:value-type="float">
            <text:p>0</text:p>
          </table:table-cell>
          <table:table-cell office:value-type="float" office:value="0.304775274239056" calcext:value-type="float">
            <text:p>0.30477527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2B2</text:p>
          </table:table-cell>
          <table:table-cell office:value-type="string" calcext:value-type="string">
            <text:p>sig-DMD_3903</text:p>
          </table:table-cell>
          <table:table-cell office:value-type="float" office:value="-0.244716961335447" calcext:value-type="float">
            <text:p>-0.2447169613</text:p>
          </table:table-cell>
          <table:table-cell office:value-type="float" office:value="0" calcext:value-type="float">
            <text:p>0</text:p>
          </table:table-cell>
          <table:table-cell office:value-type="float" office:value="0.244716961335447" calcext:value-type="float">
            <text:p>0.24471696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2B3</text:p>
          </table:table-cell>
          <table:table-cell office:value-type="string" calcext:value-type="string">
            <text:p>sig-DMD_1006</text:p>
          </table:table-cell>
          <table:table-cell office:value-type="float" office:value="-0.43822113163794" calcext:value-type="float">
            <text:p>-0.4382211316</text:p>
          </table:table-cell>
          <table:table-cell office:value-type="float" office:value="0" calcext:value-type="float">
            <text:p>0</text:p>
          </table:table-cell>
          <table:table-cell office:value-type="float" office:value="0.43822113163794" calcext:value-type="float">
            <text:p>0.43822113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3BP4</text:p>
          </table:table-cell>
          <table:table-cell office:value-type="string" calcext:value-type="string">
            <text:p>sig-DMD_2822</text:p>
          </table:table-cell>
          <table:table-cell office:value-type="float" office:value="-0.499709295147784" calcext:value-type="float">
            <text:p>-0.4997092951</text:p>
          </table:table-cell>
          <table:table-cell office:value-type="float" office:value="0" calcext:value-type="float">
            <text:p>0</text:p>
          </table:table-cell>
          <table:table-cell office:value-type="float" office:value="0.499709295147784" calcext:value-type="float">
            <text:p>0.49970929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3RF3</text:p>
          </table:table-cell>
          <table:table-cell office:value-type="string" calcext:value-type="string">
            <text:p>sig-DMD_2729</text:p>
          </table:table-cell>
          <table:table-cell office:value-type="float" office:value="-0.323721501261068" calcext:value-type="float">
            <text:p>-0.3237215013</text:p>
          </table:table-cell>
          <table:table-cell office:value-type="float" office:value="0" calcext:value-type="float">
            <text:p>0</text:p>
          </table:table-cell>
          <table:table-cell office:value-type="float" office:value="0.323721501261068" calcext:value-type="float">
            <text:p>0.32372150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ANK1</text:p>
          </table:table-cell>
          <table:table-cell office:value-type="string" calcext:value-type="string">
            <text:p>sig-DMD_2600</text:p>
          </table:table-cell>
          <table:table-cell office:value-type="float" office:value="0.220375096397368" calcext:value-type="float">
            <text:p>0.2203750964</text:p>
          </table:table-cell>
          <table:table-cell office:value-type="float" office:value="0" calcext:value-type="float">
            <text:p>0</text:p>
          </table:table-cell>
          <table:table-cell office:value-type="float" office:value="0.220375096397368" calcext:value-type="float">
            <text:p>0.22037509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ANK3</text:p>
          </table:table-cell>
          <table:table-cell office:value-type="string" calcext:value-type="string">
            <text:p>sig-DMD_3231</text:p>
          </table:table-cell>
          <table:table-cell office:value-type="float" office:value="-0.330596569287921" calcext:value-type="float">
            <text:p>-0.3305965693</text:p>
          </table:table-cell>
          <table:table-cell office:value-type="float" office:value="0" calcext:value-type="float">
            <text:p>0</text:p>
          </table:table-cell>
          <table:table-cell office:value-type="float" office:value="0.330596569287921" calcext:value-type="float">
            <text:p>0.33059656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C3</text:p>
          </table:table-cell>
          <table:table-cell office:value-type="string" calcext:value-type="string">
            <text:p>sig-DMD_4261</text:p>
          </table:table-cell>
          <table:table-cell office:value-type="float" office:value="-0.34490693100344" calcext:value-type="float">
            <text:p>-0.344906931</text:p>
          </table:table-cell>
          <table:table-cell office:value-type="float" office:value="0" calcext:value-type="float">
            <text:p>0</text:p>
          </table:table-cell>
          <table:table-cell office:value-type="float" office:value="0.34490693100344" calcext:value-type="float">
            <text:p>0.3449069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C4</text:p>
          </table:table-cell>
          <table:table-cell office:value-type="string" calcext:value-type="string">
            <text:p>sig-DMD_1528</text:p>
          </table:table-cell>
          <table:table-cell office:value-type="float" office:value="-0.495997268404348" calcext:value-type="float">
            <text:p>-0.4959972684</text:p>
          </table:table-cell>
          <table:table-cell office:value-type="float" office:value="0" calcext:value-type="float">
            <text:p>0</text:p>
          </table:table-cell>
          <table:table-cell office:value-type="float" office:value="0.495997268404348" calcext:value-type="float">
            <text:p>0.49599726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FM1</text:p>
          </table:table-cell>
          <table:table-cell office:value-type="string" calcext:value-type="string">
            <text:p>sig-DMD_3887</text:p>
          </table:table-cell>
          <table:table-cell office:value-type="float" office:value="0.272753553121911" calcext:value-type="float">
            <text:p>0.2727535531</text:p>
          </table:table-cell>
          <table:table-cell office:value-type="float" office:value="0" calcext:value-type="float">
            <text:p>0</text:p>
          </table:table-cell>
          <table:table-cell office:value-type="float" office:value="0.272753553121911" calcext:value-type="float">
            <text:p>0.27275355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H</text:p>
          </table:table-cell>
          <table:table-cell office:value-type="string" calcext:value-type="string">
            <text:p>sig-DMD_3992</text:p>
          </table:table-cell>
          <table:table-cell office:value-type="float" office:value="0.242935534741887" calcext:value-type="float">
            <text:p>0.2429355347</text:p>
          </table:table-cell>
          <table:table-cell office:value-type="float" office:value="0" calcext:value-type="float">
            <text:p>0</text:p>
          </table:table-cell>
          <table:table-cell office:value-type="float" office:value="0.242935534741887" calcext:value-type="float">
            <text:p>0.24293553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SA3</text:p>
          </table:table-cell>
          <table:table-cell office:value-type="string" calcext:value-type="string">
            <text:p>sig-DMD_3424</text:p>
          </table:table-cell>
          <table:table-cell office:value-type="float" office:value="-0.364520477518508" calcext:value-type="float">
            <text:p>-0.3645204775</text:p>
          </table:table-cell>
          <table:table-cell office:value-type="float" office:value="0" calcext:value-type="float">
            <text:p>0</text:p>
          </table:table-cell>
          <table:table-cell office:value-type="float" office:value="0.364520477518508" calcext:value-type="float">
            <text:p>0.36452047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SA3</text:p>
          </table:table-cell>
          <table:table-cell office:value-type="string" calcext:value-type="string">
            <text:p>sig-DMD_3425</text:p>
          </table:table-cell>
          <table:table-cell office:value-type="float" office:value="-0.345846971261021" calcext:value-type="float">
            <text:p>-0.3458469713</text:p>
          </table:table-cell>
          <table:table-cell office:value-type="float" office:value="0" calcext:value-type="float">
            <text:p>0</text:p>
          </table:table-cell>
          <table:table-cell office:value-type="float" office:value="0.345846971261021" calcext:value-type="float">
            <text:p>0.34584697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SA9</text:p>
          </table:table-cell>
          <table:table-cell office:value-type="string" calcext:value-type="string">
            <text:p>sig-DMD_1878</text:p>
          </table:table-cell>
          <table:table-cell office:value-type="float" office:value="0.360220713356026" calcext:value-type="float">
            <text:p>0.3602207134</text:p>
          </table:table-cell>
          <table:table-cell office:value-type="float" office:value="0" calcext:value-type="float">
            <text:p>0</text:p>
          </table:table-cell>
          <table:table-cell office:value-type="float" office:value="0.360220713356026" calcext:value-type="float">
            <text:p>0.36022071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SA9</text:p>
          </table:table-cell>
          <table:table-cell office:value-type="string" calcext:value-type="string">
            <text:p>sig-DMD_1880</text:p>
          </table:table-cell>
          <table:table-cell office:value-type="float" office:value="0.592156508900789" calcext:value-type="float">
            <text:p>0.5921565089</text:p>
          </table:table-cell>
          <table:table-cell office:value-type="float" office:value="0" calcext:value-type="float">
            <text:p>0</text:p>
          </table:table-cell>
          <table:table-cell office:value-type="float" office:value="0.592156508900789" calcext:value-type="float">
            <text:p>0.59215650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SA9</text:p>
          </table:table-cell>
          <table:table-cell office:value-type="string" calcext:value-type="string">
            <text:p>sig-DMD_1881</text:p>
          </table:table-cell>
          <table:table-cell office:value-type="float" office:value="0.527450536497644" calcext:value-type="float">
            <text:p>0.5274505365</text:p>
          </table:table-cell>
          <table:table-cell office:value-type="float" office:value="0" calcext:value-type="float">
            <text:p>0</text:p>
          </table:table-cell>
          <table:table-cell office:value-type="float" office:value="0.527450536497644" calcext:value-type="float">
            <text:p>0.52745053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SA9</text:p>
          </table:table-cell>
          <table:table-cell office:value-type="string" calcext:value-type="string">
            <text:p>sig-DMD_1882</text:p>
          </table:table-cell>
          <table:table-cell office:value-type="float" office:value="0.572571014211021" calcext:value-type="float">
            <text:p>0.5725710142</text:p>
          </table:table-cell>
          <table:table-cell office:value-type="float" office:value="0" calcext:value-type="float">
            <text:p>0</text:p>
          </table:table-cell>
          <table:table-cell office:value-type="float" office:value="0.572571014211021" calcext:value-type="float">
            <text:p>0.57257101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MT2</text:p>
          </table:table-cell>
          <table:table-cell office:value-type="string" calcext:value-type="string">
            <text:p>sig-DMD_946</text:p>
          </table:table-cell>
          <table:table-cell office:value-type="float" office:value="0.261753709946422" calcext:value-type="float">
            <text:p>0.2617537099</text:p>
          </table:table-cell>
          <table:table-cell office:value-type="float" office:value="0" calcext:value-type="float">
            <text:p>0</text:p>
          </table:table-cell>
          <table:table-cell office:value-type="float" office:value="0.261753709946422" calcext:value-type="float">
            <text:p>0.26175370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DT1</text:p>
          </table:table-cell>
          <table:table-cell office:value-type="string" calcext:value-type="string">
            <text:p>sig-DMD_3301</text:p>
          </table:table-cell>
          <table:table-cell office:value-type="float" office:value="-0.606380608308541" calcext:value-type="float">
            <text:p>-0.6063806083</text:p>
          </table:table-cell>
          <table:table-cell office:value-type="float" office:value="0" calcext:value-type="float">
            <text:p>0</text:p>
          </table:table-cell>
          <table:table-cell office:value-type="float" office:value="0.606380608308541" calcext:value-type="float">
            <text:p>0.60638060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M2</text:p>
          </table:table-cell>
          <table:table-cell office:value-type="string" calcext:value-type="string">
            <text:p>sig-DMD_3138</text:p>
          </table:table-cell>
          <table:table-cell office:value-type="float" office:value="0.431463494488074" calcext:value-type="float">
            <text:p>0.4314634945</text:p>
          </table:table-cell>
          <table:table-cell office:value-type="float" office:value="0" calcext:value-type="float">
            <text:p>0</text:p>
          </table:table-cell>
          <table:table-cell office:value-type="float" office:value="0.431463494488074" calcext:value-type="float">
            <text:p>0.43146349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M2</text:p>
          </table:table-cell>
          <table:table-cell office:value-type="string" calcext:value-type="string">
            <text:p>sig-DMD_3139</text:p>
          </table:table-cell>
          <table:table-cell office:value-type="float" office:value="0.630260757166134" calcext:value-type="float">
            <text:p>0.6302607572</text:p>
          </table:table-cell>
          <table:table-cell office:value-type="float" office:value="0" calcext:value-type="float">
            <text:p>0</text:p>
          </table:table-cell>
          <table:table-cell office:value-type="float" office:value="0.630260757166134" calcext:value-type="float">
            <text:p>0.63026075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RPA</text:p>
          </table:table-cell>
          <table:table-cell office:value-type="string" calcext:value-type="string">
            <text:p>sig-DMD_2842</text:p>
          </table:table-cell>
          <table:table-cell office:value-type="float" office:value="-0.39964250101776" calcext:value-type="float">
            <text:p>-0.399642501</text:p>
          </table:table-cell>
          <table:table-cell office:value-type="float" office:value="0" calcext:value-type="float">
            <text:p>0</text:p>
          </table:table-cell>
          <table:table-cell office:value-type="float" office:value="0.39964250101776" calcext:value-type="float">
            <text:p>0.3996425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RPA</text:p>
          </table:table-cell>
          <table:table-cell office:value-type="string" calcext:value-type="string">
            <text:p>sig-DMD_2843</text:p>
          </table:table-cell>
          <table:table-cell office:value-type="float" office:value="-0.51293919480047" calcext:value-type="float">
            <text:p>-0.5129391948</text:p>
          </table:table-cell>
          <table:table-cell office:value-type="float" office:value="0" calcext:value-type="float">
            <text:p>0</text:p>
          </table:table-cell>
          <table:table-cell office:value-type="float" office:value="0.51293919480047" calcext:value-type="float">
            <text:p>0.51293919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X1</text:p>
          </table:table-cell>
          <table:table-cell office:value-type="string" calcext:value-type="string">
            <text:p>sig-DMD_1440</text:p>
          </table:table-cell>
          <table:table-cell office:value-type="float" office:value="0.401520112165012" calcext:value-type="float">
            <text:p>0.4015201122</text:p>
          </table:table-cell>
          <table:table-cell office:value-type="float" office:value="0" calcext:value-type="float">
            <text:p>0</text:p>
          </table:table-cell>
          <table:table-cell office:value-type="float" office:value="0.401520112165012" calcext:value-type="float">
            <text:p>0.40152011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X1</text:p>
          </table:table-cell>
          <table:table-cell office:value-type="string" calcext:value-type="string">
            <text:p>sig-DMD_1441</text:p>
          </table:table-cell>
          <table:table-cell office:value-type="float" office:value="0.398255821634588" calcext:value-type="float">
            <text:p>0.3982558216</text:p>
          </table:table-cell>
          <table:table-cell office:value-type="float" office:value="0" calcext:value-type="float">
            <text:p>0</text:p>
          </table:table-cell>
          <table:table-cell office:value-type="float" office:value="0.398255821634588" calcext:value-type="float">
            <text:p>0.39825582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X3</text:p>
          </table:table-cell>
          <table:table-cell office:value-type="string" calcext:value-type="string">
            <text:p>sig-DMD_2670</text:p>
          </table:table-cell>
          <table:table-cell office:value-type="float" office:value="-0.260151082076784" calcext:value-type="float">
            <text:p>-0.2601510821</text:p>
          </table:table-cell>
          <table:table-cell office:value-type="float" office:value="0" calcext:value-type="float">
            <text:p>0</text:p>
          </table:table-cell>
          <table:table-cell office:value-type="float" office:value="0.260151082076784" calcext:value-type="float">
            <text:p>0.26015108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X5</text:p>
          </table:table-cell>
          <table:table-cell office:value-type="string" calcext:value-type="string">
            <text:p>sig-DMD_2579</text:p>
          </table:table-cell>
          <table:table-cell office:value-type="float" office:value="-0.24926412776724" calcext:value-type="float">
            <text:p>-0.2492641278</text:p>
          </table:table-cell>
          <table:table-cell office:value-type="float" office:value="0" calcext:value-type="float">
            <text:p>0</text:p>
          </table:table-cell>
          <table:table-cell office:value-type="float" office:value="0.24926412776724" calcext:value-type="float">
            <text:p>0.24926412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KI</text:p>
          </table:table-cell>
          <table:table-cell office:value-type="string" calcext:value-type="string">
            <text:p>sig-DMD_7</text:p>
          </table:table-cell>
          <table:table-cell office:value-type="float" office:value="-0.40704073689619" calcext:value-type="float">
            <text:p>-0.4070407369</text:p>
          </table:table-cell>
          <table:table-cell office:value-type="float" office:value="0" calcext:value-type="float">
            <text:p>0</text:p>
          </table:table-cell>
          <table:table-cell office:value-type="float" office:value="0.40704073689619" calcext:value-type="float">
            <text:p>0.40704073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28</text:p>
          </table:table-cell>
          <table:table-cell office:value-type="float" office:value="0.228759483337316" calcext:value-type="float">
            <text:p>0.2287594833</text:p>
          </table:table-cell>
          <table:table-cell office:value-type="float" office:value="0" calcext:value-type="float">
            <text:p>0</text:p>
          </table:table-cell>
          <table:table-cell office:value-type="float" office:value="0.228759483337316" calcext:value-type="float">
            <text:p>0.22875948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35</text:p>
          </table:table-cell>
          <table:table-cell office:value-type="float" office:value="0.248147533063353" calcext:value-type="float">
            <text:p>0.2481475331</text:p>
          </table:table-cell>
          <table:table-cell office:value-type="float" office:value="0" calcext:value-type="float">
            <text:p>0</text:p>
          </table:table-cell>
          <table:table-cell office:value-type="float" office:value="0.248147533063353" calcext:value-type="float">
            <text:p>0.24814753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36</text:p>
          </table:table-cell>
          <table:table-cell office:value-type="float" office:value="0.305284544743101" calcext:value-type="float">
            <text:p>0.3052845447</text:p>
          </table:table-cell>
          <table:table-cell office:value-type="float" office:value="0" calcext:value-type="float">
            <text:p>0</text:p>
          </table:table-cell>
          <table:table-cell office:value-type="float" office:value="0.305284544743101" calcext:value-type="float">
            <text:p>0.30528454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42</text:p>
          </table:table-cell>
          <table:table-cell office:value-type="float" office:value="0.232653970093975" calcext:value-type="float">
            <text:p>0.2326539701</text:p>
          </table:table-cell>
          <table:table-cell office:value-type="float" office:value="0" calcext:value-type="float">
            <text:p>0</text:p>
          </table:table-cell>
          <table:table-cell office:value-type="float" office:value="0.232653970093975" calcext:value-type="float">
            <text:p>0.23265397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46</text:p>
          </table:table-cell>
          <table:table-cell office:value-type="float" office:value="0.305108096759569" calcext:value-type="float">
            <text:p>0.3051080968</text:p>
          </table:table-cell>
          <table:table-cell office:value-type="float" office:value="0" calcext:value-type="float">
            <text:p>0</text:p>
          </table:table-cell>
          <table:table-cell office:value-type="float" office:value="0.305108096759569" calcext:value-type="float">
            <text:p>0.30510809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56</text:p>
          </table:table-cell>
          <table:table-cell office:value-type="float" office:value="0.251813667594694" calcext:value-type="float">
            <text:p>0.2518136676</text:p>
          </table:table-cell>
          <table:table-cell office:value-type="float" office:value="0" calcext:value-type="float">
            <text:p>0</text:p>
          </table:table-cell>
          <table:table-cell office:value-type="float" office:value="0.251813667594694" calcext:value-type="float">
            <text:p>0.25181366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67</text:p>
          </table:table-cell>
          <table:table-cell office:value-type="float" office:value="0.279407539059742" calcext:value-type="float">
            <text:p>0.2794075391</text:p>
          </table:table-cell>
          <table:table-cell office:value-type="float" office:value="0" calcext:value-type="float">
            <text:p>0</text:p>
          </table:table-cell>
          <table:table-cell office:value-type="float" office:value="0.279407539059742" calcext:value-type="float">
            <text:p>0.27940753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68</text:p>
          </table:table-cell>
          <table:table-cell office:value-type="float" office:value="0.227236407542642" calcext:value-type="float">
            <text:p>0.2272364075</text:p>
          </table:table-cell>
          <table:table-cell office:value-type="float" office:value="0" calcext:value-type="float">
            <text:p>0</text:p>
          </table:table-cell>
          <table:table-cell office:value-type="float" office:value="0.227236407542642" calcext:value-type="float">
            <text:p>0.22723640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6A1</text:p>
          </table:table-cell>
          <table:table-cell office:value-type="string" calcext:value-type="string">
            <text:p>sig-DMD_196</text:p>
          </table:table-cell>
          <table:table-cell office:value-type="float" office:value="-0.415301974535139" calcext:value-type="float">
            <text:p>-0.4153019745</text:p>
          </table:table-cell>
          <table:table-cell office:value-type="float" office:value="0" calcext:value-type="float">
            <text:p>0</text:p>
          </table:table-cell>
          <table:table-cell office:value-type="float" office:value="0.415301974535139" calcext:value-type="float">
            <text:p>0.41530197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16A7</text:p>
          </table:table-cell>
          <table:table-cell office:value-type="string" calcext:value-type="string">
            <text:p>sig-DMD_950</text:p>
          </table:table-cell>
          <table:table-cell office:value-type="float" office:value="-0.269118341082914" calcext:value-type="float">
            <text:p>-0.2691183411</text:p>
          </table:table-cell>
          <table:table-cell office:value-type="float" office:value="0" calcext:value-type="float">
            <text:p>0</text:p>
          </table:table-cell>
          <table:table-cell office:value-type="float" office:value="0.269118341082914" calcext:value-type="float">
            <text:p>0.26911834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1A4</text:p>
          </table:table-cell>
          <table:table-cell office:value-type="string" calcext:value-type="string">
            <text:p>sig-DMD_2685</text:p>
          </table:table-cell>
          <table:table-cell office:value-type="float" office:value="0.405589085048524" calcext:value-type="float">
            <text:p>0.405589085</text:p>
          </table:table-cell>
          <table:table-cell office:value-type="float" office:value="0" calcext:value-type="float">
            <text:p>0</text:p>
          </table:table-cell>
          <table:table-cell office:value-type="float" office:value="0.405589085048524" calcext:value-type="float">
            <text:p>0.4055890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1A5</text:p>
          </table:table-cell>
          <table:table-cell office:value-type="string" calcext:value-type="string">
            <text:p>sig-DMD_2582</text:p>
          </table:table-cell>
          <table:table-cell office:value-type="float" office:value="-0.214083261980956" calcext:value-type="float">
            <text:p>-0.214083262</text:p>
          </table:table-cell>
          <table:table-cell office:value-type="float" office:value="0" calcext:value-type="float">
            <text:p>0</text:p>
          </table:table-cell>
          <table:table-cell office:value-type="float" office:value="0.214083261980956" calcext:value-type="float">
            <text:p>0.2140832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24A3</text:p>
          </table:table-cell>
          <table:table-cell office:value-type="string" calcext:value-type="string">
            <text:p>sig-DMD_2861</text:p>
          </table:table-cell>
          <table:table-cell office:value-type="float" office:value="-0.359174841484113" calcext:value-type="float">
            <text:p>-0.3591748415</text:p>
          </table:table-cell>
          <table:table-cell office:value-type="float" office:value="0" calcext:value-type="float">
            <text:p>0</text:p>
          </table:table-cell>
          <table:table-cell office:value-type="float" office:value="0.359174841484113" calcext:value-type="float">
            <text:p>0.35917484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25A33</text:p>
          </table:table-cell>
          <table:table-cell office:value-type="string" calcext:value-type="string">
            <text:p>sig-DMD_61</text:p>
          </table:table-cell>
          <table:table-cell office:value-type="float" office:value="-0.335721252864696" calcext:value-type="float">
            <text:p>-0.3357212529</text:p>
          </table:table-cell>
          <table:table-cell office:value-type="float" office:value="0" calcext:value-type="float">
            <text:p>0</text:p>
          </table:table-cell>
          <table:table-cell office:value-type="float" office:value="0.335721252864696" calcext:value-type="float">
            <text:p>0.33572125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29A1</text:p>
          </table:table-cell>
          <table:table-cell office:value-type="string" calcext:value-type="string">
            <text:p>sig-DMD_3700</text:p>
          </table:table-cell>
          <table:table-cell office:value-type="float" office:value="-0.395684236451336" calcext:value-type="float">
            <text:p>-0.3956842365</text:p>
          </table:table-cell>
          <table:table-cell office:value-type="float" office:value="0" calcext:value-type="float">
            <text:p>0</text:p>
          </table:table-cell>
          <table:table-cell office:value-type="float" office:value="0.395684236451336" calcext:value-type="float">
            <text:p>0.39568423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29A3</text:p>
          </table:table-cell>
          <table:table-cell office:value-type="string" calcext:value-type="string">
            <text:p>sig-DMD_570</text:p>
          </table:table-cell>
          <table:table-cell office:value-type="float" office:value="0.285996188638293" calcext:value-type="float">
            <text:p>0.2859961886</text:p>
          </table:table-cell>
          <table:table-cell office:value-type="float" office:value="0" calcext:value-type="float">
            <text:p>0</text:p>
          </table:table-cell>
          <table:table-cell office:value-type="float" office:value="0.285996188638293" calcext:value-type="float">
            <text:p>0.28599618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2A5</text:p>
          </table:table-cell>
          <table:table-cell office:value-type="string" calcext:value-type="string">
            <text:p>sig-DMD_59</text:p>
          </table:table-cell>
          <table:table-cell office:value-type="float" office:value="0.394232740862043" calcext:value-type="float">
            <text:p>0.3942327409</text:p>
          </table:table-cell>
          <table:table-cell office:value-type="float" office:value="0" calcext:value-type="float">
            <text:p>0</text:p>
          </table:table-cell>
          <table:table-cell office:value-type="float" office:value="0.394232740862043" calcext:value-type="float">
            <text:p>0.39423274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30A9</text:p>
          </table:table-cell>
          <table:table-cell office:value-type="string" calcext:value-type="string">
            <text:p>sig-DMD_3424</text:p>
          </table:table-cell>
          <table:table-cell office:value-type="float" office:value="0.257960607467539" calcext:value-type="float">
            <text:p>0.2579606075</text:p>
          </table:table-cell>
          <table:table-cell office:value-type="float" office:value="0" calcext:value-type="float">
            <text:p>0</text:p>
          </table:table-cell>
          <table:table-cell office:value-type="float" office:value="0.257960607467539" calcext:value-type="float">
            <text:p>0.25796060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35E1</text:p>
          </table:table-cell>
          <table:table-cell office:value-type="string" calcext:value-type="string">
            <text:p>sig-DMD_2449</text:p>
          </table:table-cell>
          <table:table-cell office:value-type="float" office:value="-0.219141249798151" calcext:value-type="float">
            <text:p>-0.2191412498</text:p>
          </table:table-cell>
          <table:table-cell office:value-type="float" office:value="0" calcext:value-type="float">
            <text:p>0</text:p>
          </table:table-cell>
          <table:table-cell office:value-type="float" office:value="0.219141249798151" calcext:value-type="float">
            <text:p>0.21914124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35F1</text:p>
          </table:table-cell>
          <table:table-cell office:value-type="string" calcext:value-type="string">
            <text:p>sig-DMD_3752</text:p>
          </table:table-cell>
          <table:table-cell office:value-type="float" office:value="-0.238840483161763" calcext:value-type="float">
            <text:p>-0.2388404832</text:p>
          </table:table-cell>
          <table:table-cell office:value-type="float" office:value="0" calcext:value-type="float">
            <text:p>0</text:p>
          </table:table-cell>
          <table:table-cell office:value-type="float" office:value="0.238840483161763" calcext:value-type="float">
            <text:p>0.23884048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35F2</text:p>
          </table:table-cell>
          <table:table-cell office:value-type="string" calcext:value-type="string">
            <text:p>sig-DMD_853</text:p>
          </table:table-cell>
          <table:table-cell office:value-type="float" office:value="-0.218724491264254" calcext:value-type="float">
            <text:p>-0.2187244913</text:p>
          </table:table-cell>
          <table:table-cell office:value-type="float" office:value="0" calcext:value-type="float">
            <text:p>0</text:p>
          </table:table-cell>
          <table:table-cell office:value-type="float" office:value="0.218724491264254" calcext:value-type="float">
            <text:p>0.21872449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35G2</text:p>
          </table:table-cell>
          <table:table-cell office:value-type="string" calcext:value-type="string">
            <text:p>sig-DMD_3320</text:p>
          </table:table-cell>
          <table:table-cell office:value-type="float" office:value="-0.389261535588533" calcext:value-type="float">
            <text:p>-0.3892615356</text:p>
          </table:table-cell>
          <table:table-cell office:value-type="float" office:value="0" calcext:value-type="float">
            <text:p>0</text:p>
          </table:table-cell>
          <table:table-cell office:value-type="float" office:value="0.389261535588533" calcext:value-type="float">
            <text:p>0.38926153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38A1</text:p>
          </table:table-cell>
          <table:table-cell office:value-type="string" calcext:value-type="string">
            <text:p>sig-DMD_917</text:p>
          </table:table-cell>
          <table:table-cell office:value-type="float" office:value="-0.30351363264436" calcext:value-type="float">
            <text:p>-0.3035136326</text:p>
          </table:table-cell>
          <table:table-cell office:value-type="float" office:value="0" calcext:value-type="float">
            <text:p>0</text:p>
          </table:table-cell>
          <table:table-cell office:value-type="float" office:value="0.30351363264436" calcext:value-type="float">
            <text:p>0.30351363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39A11</text:p>
          </table:table-cell>
          <table:table-cell office:value-type="string" calcext:value-type="string">
            <text:p>sig-DMD_2246</text:p>
          </table:table-cell>
          <table:table-cell office:value-type="float" office:value="0.339734512655242" calcext:value-type="float">
            <text:p>0.3397345127</text:p>
          </table:table-cell>
          <table:table-cell office:value-type="float" office:value="0" calcext:value-type="float">
            <text:p>0</text:p>
          </table:table-cell>
          <table:table-cell office:value-type="float" office:value="0.339734512655242" calcext:value-type="float">
            <text:p>0.33973451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39A2</text:p>
          </table:table-cell>
          <table:table-cell office:value-type="string" calcext:value-type="string">
            <text:p>sig-DMD_1411</text:p>
          </table:table-cell>
          <table:table-cell office:value-type="float" office:value="-0.307173964877005" calcext:value-type="float">
            <text:p>-0.3071739649</text:p>
          </table:table-cell>
          <table:table-cell office:value-type="float" office:value="0" calcext:value-type="float">
            <text:p>0</text:p>
          </table:table-cell>
          <table:table-cell office:value-type="float" office:value="0.307173964877005" calcext:value-type="float">
            <text:p>0.30717396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43A1</text:p>
          </table:table-cell>
          <table:table-cell office:value-type="string" calcext:value-type="string">
            <text:p>sig-DMD_783</text:p>
          </table:table-cell>
          <table:table-cell office:value-type="float" office:value="0.219105530340477" calcext:value-type="float">
            <text:p>0.2191055303</text:p>
          </table:table-cell>
          <table:table-cell office:value-type="float" office:value="0" calcext:value-type="float">
            <text:p>0</text:p>
          </table:table-cell>
          <table:table-cell office:value-type="float" office:value="0.219105530340477" calcext:value-type="float">
            <text:p>0.21910553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44A3</text:p>
          </table:table-cell>
          <table:table-cell office:value-type="string" calcext:value-type="string">
            <text:p>sig-DMD_183</text:p>
          </table:table-cell>
          <table:table-cell office:value-type="float" office:value="-0.43028111669616" calcext:value-type="float">
            <text:p>-0.4302811167</text:p>
          </table:table-cell>
          <table:table-cell office:value-type="float" office:value="0" calcext:value-type="float">
            <text:p>0</text:p>
          </table:table-cell>
          <table:table-cell office:value-type="float" office:value="0.43028111669616" calcext:value-type="float">
            <text:p>0.43028111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45A4</text:p>
          </table:table-cell>
          <table:table-cell office:value-type="string" calcext:value-type="string">
            <text:p>sig-DMD_4187</text:p>
          </table:table-cell>
          <table:table-cell office:value-type="float" office:value="-0.233638024684453" calcext:value-type="float">
            <text:p>-0.2336380247</text:p>
          </table:table-cell>
          <table:table-cell office:value-type="float" office:value="0" calcext:value-type="float">
            <text:p>0</text:p>
          </table:table-cell>
          <table:table-cell office:value-type="float" office:value="0.233638024684453" calcext:value-type="float">
            <text:p>0.23363802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4A11</text:p>
          </table:table-cell>
          <table:table-cell office:value-type="string" calcext:value-type="string">
            <text:p>sig-DMD_2848</text:p>
          </table:table-cell>
          <table:table-cell office:value-type="float" office:value="-0.354768503004851" calcext:value-type="float">
            <text:p>-0.354768503</text:p>
          </table:table-cell>
          <table:table-cell office:value-type="float" office:value="0" calcext:value-type="float">
            <text:p>0</text:p>
          </table:table-cell>
          <table:table-cell office:value-type="float" office:value="0.354768503004851" calcext:value-type="float">
            <text:p>0.3547685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6A15</text:p>
          </table:table-cell>
          <table:table-cell office:value-type="string" calcext:value-type="string">
            <text:p>sig-DMD_960</text:p>
          </table:table-cell>
          <table:table-cell office:value-type="float" office:value="-0.44677058590822" calcext:value-type="float">
            <text:p>-0.4467705859</text:p>
          </table:table-cell>
          <table:table-cell office:value-type="float" office:value="0" calcext:value-type="float">
            <text:p>0</text:p>
          </table:table-cell>
          <table:table-cell office:value-type="float" office:value="0.44677058590822" calcext:value-type="float">
            <text:p>0.44677058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8A2</text:p>
          </table:table-cell>
          <table:table-cell office:value-type="string" calcext:value-type="string">
            <text:p>sig-DMD_2590</text:p>
          </table:table-cell>
          <table:table-cell office:value-type="float" office:value="0.26701626210203" calcext:value-type="float">
            <text:p>0.2670162621</text:p>
          </table:table-cell>
          <table:table-cell office:value-type="float" office:value="0" calcext:value-type="float">
            <text:p>0</text:p>
          </table:table-cell>
          <table:table-cell office:value-type="float" office:value="0.26701626210203" calcext:value-type="float">
            <text:p>0.26701626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CO3A1</text:p>
          </table:table-cell>
          <table:table-cell office:value-type="string" calcext:value-type="string">
            <text:p>sig-DMD_1581</text:p>
          </table:table-cell>
          <table:table-cell office:value-type="float" office:value="-0.468831881394447" calcext:value-type="float">
            <text:p>-0.4688318814</text:p>
          </table:table-cell>
          <table:table-cell office:value-type="float" office:value="0" calcext:value-type="float">
            <text:p>0</text:p>
          </table:table-cell>
          <table:table-cell office:value-type="float" office:value="0.468831881394447" calcext:value-type="float">
            <text:p>0.46883188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ITRK3</text:p>
          </table:table-cell>
          <table:table-cell office:value-type="string" calcext:value-type="string">
            <text:p>sig-DMD_3346</text:p>
          </table:table-cell>
          <table:table-cell office:value-type="float" office:value="-0.225569414065325" calcext:value-type="float">
            <text:p>-0.2255694141</text:p>
          </table:table-cell>
          <table:table-cell office:value-type="float" office:value="0" calcext:value-type="float">
            <text:p>0</text:p>
          </table:table-cell>
          <table:table-cell office:value-type="float" office:value="0.225569414065325" calcext:value-type="float">
            <text:p>0.22556941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MAP</text:p>
          </table:table-cell>
          <table:table-cell office:value-type="string" calcext:value-type="string">
            <text:p>sig-DMD_3286</text:p>
          </table:table-cell>
          <table:table-cell office:value-type="float" office:value="-0.267221272611142" calcext:value-type="float">
            <text:p>-0.2672212726</text:p>
          </table:table-cell>
          <table:table-cell office:value-type="float" office:value="0" calcext:value-type="float">
            <text:p>0</text:p>
          </table:table-cell>
          <table:table-cell office:value-type="float" office:value="0.267221272611142" calcext:value-type="float">
            <text:p>0.26722127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MO2</text:p>
          </table:table-cell>
          <table:table-cell office:value-type="string" calcext:value-type="string">
            <text:p>sig-DMD_3024</text:p>
          </table:table-cell>
          <table:table-cell office:value-type="float" office:value="-0.371297016985671" calcext:value-type="float">
            <text:p>-0.371297017</text:p>
          </table:table-cell>
          <table:table-cell office:value-type="float" office:value="0" calcext:value-type="float">
            <text:p>0</text:p>
          </table:table-cell>
          <table:table-cell office:value-type="float" office:value="0.371297016985671" calcext:value-type="float">
            <text:p>0.3712970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MARCD2</text:p>
          </table:table-cell>
          <table:table-cell office:value-type="string" calcext:value-type="string">
            <text:p>sig-DMD_2237</text:p>
          </table:table-cell>
          <table:table-cell office:value-type="float" office:value="-0.330414751309031" calcext:value-type="float">
            <text:p>-0.3304147513</text:p>
          </table:table-cell>
          <table:table-cell office:value-type="float" office:value="0" calcext:value-type="float">
            <text:p>0</text:p>
          </table:table-cell>
          <table:table-cell office:value-type="float" office:value="0.330414751309031" calcext:value-type="float">
            <text:p>0.33041475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MC5</text:p>
          </table:table-cell>
          <table:table-cell office:value-type="string" calcext:value-type="string">
            <text:p>sig-DMD_4247</text:p>
          </table:table-cell>
          <table:table-cell office:value-type="float" office:value="-0.25141832148533" calcext:value-type="float">
            <text:p>-0.2514183215</text:p>
          </table:table-cell>
          <table:table-cell office:value-type="float" office:value="0" calcext:value-type="float">
            <text:p>0</text:p>
          </table:table-cell>
          <table:table-cell office:value-type="float" office:value="0.25141832148533" calcext:value-type="float">
            <text:p>0.25141832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MO</text:p>
          </table:table-cell>
          <table:table-cell office:value-type="string" calcext:value-type="string">
            <text:p>sig-DMD_3788</text:p>
          </table:table-cell>
          <table:table-cell office:value-type="float" office:value="-0.385633499660488" calcext:value-type="float">
            <text:p>-0.3856334997</text:p>
          </table:table-cell>
          <table:table-cell office:value-type="float" office:value="0" calcext:value-type="float">
            <text:p>0</text:p>
          </table:table-cell>
          <table:table-cell office:value-type="float" office:value="0.385633499660488" calcext:value-type="float">
            <text:p>0.38563349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MO</text:p>
          </table:table-cell>
          <table:table-cell office:value-type="string" calcext:value-type="string">
            <text:p>sig-DMD_3926</text:p>
          </table:table-cell>
          <table:table-cell office:value-type="float" office:value="-0.467751511833642" calcext:value-type="float">
            <text:p>-0.4677515118</text:p>
          </table:table-cell>
          <table:table-cell office:value-type="float" office:value="0" calcext:value-type="float">
            <text:p>0</text:p>
          </table:table-cell>
          <table:table-cell office:value-type="float" office:value="0.467751511833642" calcext:value-type="float">
            <text:p>0.46775151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MUG1</text:p>
          </table:table-cell>
          <table:table-cell office:value-type="string" calcext:value-type="string">
            <text:p>sig-DMD_943</text:p>
          </table:table-cell>
          <table:table-cell office:value-type="float" office:value="-0.284158119901156" calcext:value-type="float">
            <text:p>-0.2841581199</text:p>
          </table:table-cell>
          <table:table-cell office:value-type="float" office:value="0" calcext:value-type="float">
            <text:p>0</text:p>
          </table:table-cell>
          <table:table-cell office:value-type="float" office:value="0.284158119901156" calcext:value-type="float">
            <text:p>0.28415811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AP91</text:p>
          </table:table-cell>
          <table:table-cell office:value-type="string" calcext:value-type="string">
            <text:p>sig-DMD_3721</text:p>
          </table:table-cell>
          <table:table-cell office:value-type="float" office:value="-0.340347644347239" calcext:value-type="float">
            <text:p>-0.3403476443</text:p>
          </table:table-cell>
          <table:table-cell office:value-type="float" office:value="0" calcext:value-type="float">
            <text:p>0</text:p>
          </table:table-cell>
          <table:table-cell office:value-type="float" office:value="0.340347644347239" calcext:value-type="float">
            <text:p>0.34034764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CA</text:p>
          </table:table-cell>
          <table:table-cell office:value-type="string" calcext:value-type="string">
            <text:p>sig-DMD_3454</text:p>
          </table:table-cell>
          <table:table-cell office:value-type="float" office:value="-0.397653754196381" calcext:value-type="float">
            <text:p>-0.3976537542</text:p>
          </table:table-cell>
          <table:table-cell office:value-type="float" office:value="0" calcext:value-type="float">
            <text:p>0</text:p>
          </table:table-cell>
          <table:table-cell office:value-type="float" office:value="0.397653754196381" calcext:value-type="float">
            <text:p>0.39765375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TB1</text:p>
          </table:table-cell>
          <table:table-cell office:value-type="string" calcext:value-type="string">
            <text:p>sig-DMD_4149</text:p>
          </table:table-cell>
          <table:table-cell office:value-type="float" office:value="-0.233401501130767" calcext:value-type="float">
            <text:p>-0.2334015011</text:p>
          </table:table-cell>
          <table:table-cell office:value-type="float" office:value="0" calcext:value-type="float">
            <text:p>0</text:p>
          </table:table-cell>
          <table:table-cell office:value-type="float" office:value="0.233401501130767" calcext:value-type="float">
            <text:p>0.23340150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X18</text:p>
          </table:table-cell>
          <table:table-cell office:value-type="string" calcext:value-type="string">
            <text:p>sig-DMD_3530</text:p>
          </table:table-cell>
          <table:table-cell office:value-type="float" office:value="-0.380641348160646" calcext:value-type="float">
            <text:p>-0.3806413482</text:p>
          </table:table-cell>
          <table:table-cell office:value-type="float" office:value="0" calcext:value-type="float">
            <text:p>0</text:p>
          </table:table-cell>
          <table:table-cell office:value-type="float" office:value="0.380641348160646" calcext:value-type="float">
            <text:p>0.38064134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X22</text:p>
          </table:table-cell>
          <table:table-cell office:value-type="string" calcext:value-type="string">
            <text:p>sig-DMD_1544</text:p>
          </table:table-cell>
          <table:table-cell office:value-type="float" office:value="-0.241657418197688" calcext:value-type="float">
            <text:p>-0.2416574182</text:p>
          </table:table-cell>
          <table:table-cell office:value-type="float" office:value="0" calcext:value-type="float">
            <text:p>0</text:p>
          </table:table-cell>
          <table:table-cell office:value-type="float" office:value="0.241657418197688" calcext:value-type="float">
            <text:p>0.24165741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BP</text:p>
          </table:table-cell>
          <table:table-cell office:value-type="string" calcext:value-type="string">
            <text:p>sig-DMD_3739</text:p>
          </table:table-cell>
          <table:table-cell office:value-type="float" office:value="-0.339603498641919" calcext:value-type="float">
            <text:p>-0.3396034986</text:p>
          </table:table-cell>
          <table:table-cell office:value-type="float" office:value="0" calcext:value-type="float">
            <text:p>0</text:p>
          </table:table-cell>
          <table:table-cell office:value-type="float" office:value="0.339603498641919" calcext:value-type="float">
            <text:p>0.33960349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CS2</text:p>
          </table:table-cell>
          <table:table-cell office:value-type="string" calcext:value-type="string">
            <text:p>sig-DMD_962</text:p>
          </table:table-cell>
          <table:table-cell office:value-type="float" office:value="-0.234898747751348" calcext:value-type="float">
            <text:p>-0.2348987478</text:p>
          </table:table-cell>
          <table:table-cell office:value-type="float" office:value="0" calcext:value-type="float">
            <text:p>0</text:p>
          </table:table-cell>
          <table:table-cell office:value-type="float" office:value="0.234898747751348" calcext:value-type="float">
            <text:p>0.23489874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RCS2</text:p>
          </table:table-cell>
          <table:table-cell office:value-type="string" calcext:value-type="string">
            <text:p>sig-DMD_3403</text:p>
          </table:table-cell>
          <table:table-cell office:value-type="float" office:value="0.312459230614324" calcext:value-type="float">
            <text:p>0.3124592306</text:p>
          </table:table-cell>
          <table:table-cell office:value-type="float" office:value="0" calcext:value-type="float">
            <text:p>0</text:p>
          </table:table-cell>
          <table:table-cell office:value-type="float" office:value="0.312459230614324" calcext:value-type="float">
            <text:p>0.31245923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RT1</text:p>
          </table:table-cell>
          <table:table-cell office:value-type="string" calcext:value-type="string">
            <text:p>sig-DMD_186</text:p>
          </table:table-cell>
          <table:table-cell office:value-type="float" office:value="-0.287711169074142" calcext:value-type="float">
            <text:p>-0.2877111691</text:p>
          </table:table-cell>
          <table:table-cell office:value-type="float" office:value="0" calcext:value-type="float">
            <text:p>0</text:p>
          </table:table-cell>
          <table:table-cell office:value-type="float" office:value="0.287711169074142" calcext:value-type="float">
            <text:p>0.28771116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X11</text:p>
          </table:table-cell>
          <table:table-cell office:value-type="string" calcext:value-type="string">
            <text:p>sig-DMD_2638</text:p>
          </table:table-cell>
          <table:table-cell office:value-type="float" office:value="-0.416251581339004" calcext:value-type="float">
            <text:p>-0.4162515813</text:p>
          </table:table-cell>
          <table:table-cell office:value-type="float" office:value="0" calcext:value-type="float">
            <text:p>0</text:p>
          </table:table-cell>
          <table:table-cell office:value-type="float" office:value="0.416251581339004" calcext:value-type="float">
            <text:p>0.41625158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X17</text:p>
          </table:table-cell>
          <table:table-cell office:value-type="string" calcext:value-type="string">
            <text:p>sig-DMD_4105</text:p>
          </table:table-cell>
          <table:table-cell office:value-type="float" office:value="-0.366474945916925" calcext:value-type="float">
            <text:p>-0.3664749459</text:p>
          </table:table-cell>
          <table:table-cell office:value-type="float" office:value="0" calcext:value-type="float">
            <text:p>0</text:p>
          </table:table-cell>
          <table:table-cell office:value-type="float" office:value="0.366474945916925" calcext:value-type="float">
            <text:p>0.36647494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X17</text:p>
          </table:table-cell>
          <table:table-cell office:value-type="string" calcext:value-type="string">
            <text:p>sig-DMD_4106</text:p>
          </table:table-cell>
          <table:table-cell office:value-type="float" office:value="-0.391529800519903" calcext:value-type="float">
            <text:p>-0.3915298005</text:p>
          </table:table-cell>
          <table:table-cell office:value-type="float" office:value="0" calcext:value-type="float">
            <text:p>0</text:p>
          </table:table-cell>
          <table:table-cell office:value-type="float" office:value="0.391529800519903" calcext:value-type="float">
            <text:p>0.39152980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X17</text:p>
          </table:table-cell>
          <table:table-cell office:value-type="string" calcext:value-type="string">
            <text:p>sig-DMD_4107</text:p>
          </table:table-cell>
          <table:table-cell office:value-type="float" office:value="-0.324626263121458" calcext:value-type="float">
            <text:p>-0.3246262631</text:p>
          </table:table-cell>
          <table:table-cell office:value-type="float" office:value="0" calcext:value-type="float">
            <text:p>0</text:p>
          </table:table-cell>
          <table:table-cell office:value-type="float" office:value="0.324626263121458" calcext:value-type="float">
            <text:p>0.32462626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X2</text:p>
          </table:table-cell>
          <table:table-cell office:value-type="string" calcext:value-type="string">
            <text:p>sig-DMD_3351</text:p>
          </table:table-cell>
          <table:table-cell office:value-type="float" office:value="0.249850934552051" calcext:value-type="float">
            <text:p>0.2498509346</text:p>
          </table:table-cell>
          <table:table-cell office:value-type="float" office:value="0" calcext:value-type="float">
            <text:p>0</text:p>
          </table:table-cell>
          <table:table-cell office:value-type="float" office:value="0.249850934552051" calcext:value-type="float">
            <text:p>0.24985093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X2</text:p>
          </table:table-cell>
          <table:table-cell office:value-type="string" calcext:value-type="string">
            <text:p>sig-DMD_3352</text:p>
          </table:table-cell>
          <table:table-cell office:value-type="float" office:value="0.225117223434137" calcext:value-type="float">
            <text:p>0.2251172234</text:p>
          </table:table-cell>
          <table:table-cell office:value-type="float" office:value="0" calcext:value-type="float">
            <text:p>0</text:p>
          </table:table-cell>
          <table:table-cell office:value-type="float" office:value="0.225117223434137" calcext:value-type="float">
            <text:p>0.22511722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X6</text:p>
          </table:table-cell>
          <table:table-cell office:value-type="string" calcext:value-type="string">
            <text:p>sig-DMD_752</text:p>
          </table:table-cell>
          <table:table-cell office:value-type="float" office:value="-0.570671810488285" calcext:value-type="float">
            <text:p>-0.5706718105</text:p>
          </table:table-cell>
          <table:table-cell office:value-type="float" office:value="0" calcext:value-type="float">
            <text:p>0</text:p>
          </table:table-cell>
          <table:table-cell office:value-type="float" office:value="0.570671810488285" calcext:value-type="float">
            <text:p>0.57067181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X6</text:p>
          </table:table-cell>
          <table:table-cell office:value-type="string" calcext:value-type="string">
            <text:p>sig-DMD_753</text:p>
          </table:table-cell>
          <table:table-cell office:value-type="float" office:value="-0.332444570186596" calcext:value-type="float">
            <text:p>-0.3324445702</text:p>
          </table:table-cell>
          <table:table-cell office:value-type="float" office:value="0" calcext:value-type="float">
            <text:p>0</text:p>
          </table:table-cell>
          <table:table-cell office:value-type="float" office:value="0.332444570186596" calcext:value-type="float">
            <text:p>0.33244457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X9</text:p>
          </table:table-cell>
          <table:table-cell office:value-type="string" calcext:value-type="string">
            <text:p>sig-DMD_2245</text:p>
          </table:table-cell>
          <table:table-cell office:value-type="float" office:value="-0.365063258725125" calcext:value-type="float">
            <text:p>-0.3650632587</text:p>
          </table:table-cell>
          <table:table-cell office:value-type="float" office:value="0" calcext:value-type="float">
            <text:p>0</text:p>
          </table:table-cell>
          <table:table-cell office:value-type="float" office:value="0.365063258725125" calcext:value-type="float">
            <text:p>0.36506325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X9</text:p>
          </table:table-cell>
          <table:table-cell office:value-type="string" calcext:value-type="string">
            <text:p>sig-DMD_2246</text:p>
          </table:table-cell>
          <table:table-cell office:value-type="float" office:value="-0.681839959696219" calcext:value-type="float">
            <text:p>-0.6818399597</text:p>
          </table:table-cell>
          <table:table-cell office:value-type="float" office:value="0" calcext:value-type="float">
            <text:p>0</text:p>
          </table:table-cell>
          <table:table-cell office:value-type="float" office:value="0.681839959696219" calcext:value-type="float">
            <text:p>0.68183995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5</text:p>
          </table:table-cell>
          <table:table-cell office:value-type="string" calcext:value-type="string">
            <text:p>sig-DMD_2766</text:p>
          </table:table-cell>
          <table:table-cell office:value-type="float" office:value="-0.248110573905254" calcext:value-type="float">
            <text:p>-0.2481105739</text:p>
          </table:table-cell>
          <table:table-cell office:value-type="float" office:value="0" calcext:value-type="float">
            <text:p>0</text:p>
          </table:table-cell>
          <table:table-cell office:value-type="float" office:value="0.248110573905254" calcext:value-type="float">
            <text:p>0.24811057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AG6</text:p>
          </table:table-cell>
          <table:table-cell office:value-type="string" calcext:value-type="string">
            <text:p>sig-DMD_533</text:p>
          </table:table-cell>
          <table:table-cell office:value-type="float" office:value="-0.219966115978668" calcext:value-type="float">
            <text:p>-0.219966116</text:p>
          </table:table-cell>
          <table:table-cell office:value-type="float" office:value="0" calcext:value-type="float">
            <text:p>0</text:p>
          </table:table-cell>
          <table:table-cell office:value-type="float" office:value="0.219966115978668" calcext:value-type="float">
            <text:p>0.2199661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AG6</text:p>
          </table:table-cell>
          <table:table-cell office:value-type="string" calcext:value-type="string">
            <text:p>sig-DMD_535</text:p>
          </table:table-cell>
          <table:table-cell office:value-type="float" office:value="-0.36532538858589" calcext:value-type="float">
            <text:p>-0.3653253886</text:p>
          </table:table-cell>
          <table:table-cell office:value-type="float" office:value="0" calcext:value-type="float">
            <text:p>0</text:p>
          </table:table-cell>
          <table:table-cell office:value-type="float" office:value="0.36532538858589" calcext:value-type="float">
            <text:p>0.36532538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ATA2</text:p>
          </table:table-cell>
          <table:table-cell office:value-type="string" calcext:value-type="string">
            <text:p>sig-DMD_2929</text:p>
          </table:table-cell>
          <table:table-cell office:value-type="float" office:value="0.328923242970533" calcext:value-type="float">
            <text:p>0.328923243</text:p>
          </table:table-cell>
          <table:table-cell office:value-type="float" office:value="0" calcext:value-type="float">
            <text:p>0</text:p>
          </table:table-cell>
          <table:table-cell office:value-type="float" office:value="0.328923242970533" calcext:value-type="float">
            <text:p>0.3289232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F1</text:p>
          </table:table-cell>
          <table:table-cell office:value-type="string" calcext:value-type="string">
            <text:p>sig-DMD_2849</text:p>
          </table:table-cell>
          <table:table-cell office:value-type="float" office:value="0.310488122045921" calcext:value-type="float">
            <text:p>0.310488122</text:p>
          </table:table-cell>
          <table:table-cell office:value-type="float" office:value="0" calcext:value-type="float">
            <text:p>0</text:p>
          </table:table-cell>
          <table:table-cell office:value-type="float" office:value="0.310488122045921" calcext:value-type="float">
            <text:p>0.3104881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HK1</text:p>
          </table:table-cell>
          <table:table-cell office:value-type="string" calcext:value-type="string">
            <text:p>sig-DMD_2260</text:p>
          </table:table-cell>
          <table:table-cell office:value-type="float" office:value="-0.257770732654881" calcext:value-type="float">
            <text:p>-0.2577707327</text:p>
          </table:table-cell>
          <table:table-cell office:value-type="float" office:value="0" calcext:value-type="float">
            <text:p>0</text:p>
          </table:table-cell>
          <table:table-cell office:value-type="float" office:value="0.257770732654881" calcext:value-type="float">
            <text:p>0.25777073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HK1</text:p>
          </table:table-cell>
          <table:table-cell office:value-type="string" calcext:value-type="string">
            <text:p>sig-DMD_2261</text:p>
          </table:table-cell>
          <table:table-cell office:value-type="float" office:value="-0.233084593768438" calcext:value-type="float">
            <text:p>-0.2330845938</text:p>
          </table:table-cell>
          <table:table-cell office:value-type="float" office:value="0" calcext:value-type="float">
            <text:p>0</text:p>
          </table:table-cell>
          <table:table-cell office:value-type="float" office:value="0.233084593768438" calcext:value-type="float">
            <text:p>0.23308459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N</text:p>
          </table:table-cell>
          <table:table-cell office:value-type="string" calcext:value-type="string">
            <text:p>sig-DMD_48</text:p>
          </table:table-cell>
          <table:table-cell office:value-type="float" office:value="-0.219409434213902" calcext:value-type="float">
            <text:p>-0.2194094342</text:p>
          </table:table-cell>
          <table:table-cell office:value-type="float" office:value="0" calcext:value-type="float">
            <text:p>0</text:p>
          </table:table-cell>
          <table:table-cell office:value-type="float" office:value="0.219409434213902" calcext:value-type="float">
            <text:p>0.21940943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N</text:p>
          </table:table-cell>
          <table:table-cell office:value-type="string" calcext:value-type="string">
            <text:p>sig-DMD_49</text:p>
          </table:table-cell>
          <table:table-cell office:value-type="float" office:value="0.531871835933625" calcext:value-type="float">
            <text:p>0.5318718359</text:p>
          </table:table-cell>
          <table:table-cell office:value-type="float" office:value="0" calcext:value-type="float">
            <text:p>0</text:p>
          </table:table-cell>
          <table:table-cell office:value-type="float" office:value="0.531871835933625" calcext:value-type="float">
            <text:p>0.53187183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SB1</text:p>
          </table:table-cell>
          <table:table-cell office:value-type="string" calcext:value-type="string">
            <text:p>sig-DMD_61</text:p>
          </table:table-cell>
          <table:table-cell office:value-type="float" office:value="-0.422111221026479" calcext:value-type="float">
            <text:p>-0.422111221</text:p>
          </table:table-cell>
          <table:table-cell office:value-type="float" office:value="0" calcext:value-type="float">
            <text:p>0</text:p>
          </table:table-cell>
          <table:table-cell office:value-type="float" office:value="0.422111221026479" calcext:value-type="float">
            <text:p>0.4221112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sig-DMD_2917</text:p>
          </table:table-cell>
          <table:table-cell office:value-type="float" office:value="-0.481187678624825" calcext:value-type="float">
            <text:p>-0.4811876786</text:p>
          </table:table-cell>
          <table:table-cell office:value-type="float" office:value="0" calcext:value-type="float">
            <text:p>0</text:p>
          </table:table-cell>
          <table:table-cell office:value-type="float" office:value="0.481187678624825" calcext:value-type="float">
            <text:p>0.48118767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RCIN1</text:p>
          </table:table-cell>
          <table:table-cell office:value-type="string" calcext:value-type="string">
            <text:p>sig-DMD_2190</text:p>
          </table:table-cell>
          <table:table-cell office:value-type="float" office:value="0.333533191628604" calcext:value-type="float">
            <text:p>0.3335331916</text:p>
          </table:table-cell>
          <table:table-cell office:value-type="float" office:value="0" calcext:value-type="float">
            <text:p>0</text:p>
          </table:table-cell>
          <table:table-cell office:value-type="float" office:value="0.333533191628604" calcext:value-type="float">
            <text:p>0.33353319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RCIN1</text:p>
          </table:table-cell>
          <table:table-cell office:value-type="string" calcext:value-type="string">
            <text:p>sig-DMD_2191</text:p>
          </table:table-cell>
          <table:table-cell office:value-type="float" office:value="-0.504393188033698" calcext:value-type="float">
            <text:p>-0.504393188</text:p>
          </table:table-cell>
          <table:table-cell office:value-type="float" office:value="0" calcext:value-type="float">
            <text:p>0</text:p>
          </table:table-cell>
          <table:table-cell office:value-type="float" office:value="0.504393188033698" calcext:value-type="float">
            <text:p>0.5043931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RCIN1</text:p>
          </table:table-cell>
          <table:table-cell office:value-type="string" calcext:value-type="string">
            <text:p>sig-DMD_2192</text:p>
          </table:table-cell>
          <table:table-cell office:value-type="float" office:value="0.325411755225493" calcext:value-type="float">
            <text:p>0.3254117552</text:p>
          </table:table-cell>
          <table:table-cell office:value-type="float" office:value="0" calcext:value-type="float">
            <text:p>0</text:p>
          </table:table-cell>
          <table:table-cell office:value-type="float" office:value="0.325411755225493" calcext:value-type="float">
            <text:p>0.32541175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REBF1</text:p>
          </table:table-cell>
          <table:table-cell office:value-type="string" calcext:value-type="string">
            <text:p>sig-DMD_2166</text:p>
          </table:table-cell>
          <table:table-cell office:value-type="float" office:value="-0.421788376119912" calcext:value-type="float">
            <text:p>-0.4217883761</text:p>
          </table:table-cell>
          <table:table-cell office:value-type="float" office:value="0" calcext:value-type="float">
            <text:p>0</text:p>
          </table:table-cell>
          <table:table-cell office:value-type="float" office:value="0.421788376119912" calcext:value-type="float">
            <text:p>0.42178837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RM</text:p>
          </table:table-cell>
          <table:table-cell office:value-type="string" calcext:value-type="string">
            <text:p>sig-DMD_64</text:p>
          </table:table-cell>
          <table:table-cell office:value-type="float" office:value="-0.245672510642583" calcext:value-type="float">
            <text:p>-0.2456725106</text:p>
          </table:table-cell>
          <table:table-cell office:value-type="float" office:value="0" calcext:value-type="float">
            <text:p>0</text:p>
          </table:table-cell>
          <table:table-cell office:value-type="float" office:value="0.245672510642583" calcext:value-type="float">
            <text:p>0.24567251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RSF12</text:p>
          </table:table-cell>
          <table:table-cell office:value-type="string" calcext:value-type="string">
            <text:p>sig-DMD_3726</text:p>
          </table:table-cell>
          <table:table-cell office:value-type="float" office:value="-0.448287083098214" calcext:value-type="float">
            <text:p>-0.4482870831</text:p>
          </table:table-cell>
          <table:table-cell office:value-type="float" office:value="0" calcext:value-type="float">
            <text:p>0</text:p>
          </table:table-cell>
          <table:table-cell office:value-type="float" office:value="0.448287083098214" calcext:value-type="float">
            <text:p>0.44828708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RSF7</text:p>
          </table:table-cell>
          <table:table-cell office:value-type="string" calcext:value-type="string">
            <text:p>sig-DMD_2668</text:p>
          </table:table-cell>
          <table:table-cell office:value-type="float" office:value="-0.302368576813048" calcext:value-type="float">
            <text:p>-0.3023685768</text:p>
          </table:table-cell>
          <table:table-cell office:value-type="float" office:value="0" calcext:value-type="float">
            <text:p>0</text:p>
          </table:table-cell>
          <table:table-cell office:value-type="float" office:value="0.302368576813048" calcext:value-type="float">
            <text:p>0.30236857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SBP3</text:p>
          </table:table-cell>
          <table:table-cell office:value-type="string" calcext:value-type="string">
            <text:p>sig-DMD_155</text:p>
          </table:table-cell>
          <table:table-cell office:value-type="float" office:value="-0.478685818313404" calcext:value-type="float">
            <text:p>-0.4786858183</text:p>
          </table:table-cell>
          <table:table-cell office:value-type="float" office:value="0" calcext:value-type="float">
            <text:p>0</text:p>
          </table:table-cell>
          <table:table-cell office:value-type="float" office:value="0.478685818313404" calcext:value-type="float">
            <text:p>0.47868581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STR1</text:p>
          </table:table-cell>
          <table:table-cell office:value-type="string" calcext:value-type="string">
            <text:p>sig-DMD_1426</text:p>
          </table:table-cell>
          <table:table-cell office:value-type="float" office:value="-0.2994752481261" calcext:value-type="float">
            <text:p>-0.2994752481</text:p>
          </table:table-cell>
          <table:table-cell office:value-type="float" office:value="0" calcext:value-type="float">
            <text:p>0</text:p>
          </table:table-cell>
          <table:table-cell office:value-type="float" office:value="0.2994752481261" calcext:value-type="float">
            <text:p>0.29947524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3GAL4</text:p>
          </table:table-cell>
          <table:table-cell office:value-type="string" calcext:value-type="string">
            <text:p>sig-DMD_870</text:p>
          </table:table-cell>
          <table:table-cell office:value-type="float" office:value="-0.5422152848778" calcext:value-type="float">
            <text:p>-0.5422152849</text:p>
          </table:table-cell>
          <table:table-cell office:value-type="float" office:value="0" calcext:value-type="float">
            <text:p>0</text:p>
          </table:table-cell>
          <table:table-cell office:value-type="float" office:value="0.5422152848778" calcext:value-type="float">
            <text:p>0.54221528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6GAL1</text:p>
          </table:table-cell>
          <table:table-cell office:value-type="string" calcext:value-type="string">
            <text:p>sig-DMD_3363</text:p>
          </table:table-cell>
          <table:table-cell office:value-type="float" office:value="-0.488613918531064" calcext:value-type="float">
            <text:p>-0.4886139185</text:p>
          </table:table-cell>
          <table:table-cell office:value-type="float" office:value="0" calcext:value-type="float">
            <text:p>0</text:p>
          </table:table-cell>
          <table:table-cell office:value-type="float" office:value="0.488613918531064" calcext:value-type="float">
            <text:p>0.48861391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6GAL1</text:p>
          </table:table-cell>
          <table:table-cell office:value-type="string" calcext:value-type="string">
            <text:p>sig-DMD_3364</text:p>
          </table:table-cell>
          <table:table-cell office:value-type="float" office:value="-0.219462728243778" calcext:value-type="float">
            <text:p>-0.2194627282</text:p>
          </table:table-cell>
          <table:table-cell office:value-type="float" office:value="0" calcext:value-type="float">
            <text:p>0</text:p>
          </table:table-cell>
          <table:table-cell office:value-type="float" office:value="0.219462728243778" calcext:value-type="float">
            <text:p>0.21946272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8SIA1</text:p>
          </table:table-cell>
          <table:table-cell office:value-type="string" calcext:value-type="string">
            <text:p>sig-DMD_908</text:p>
          </table:table-cell>
          <table:table-cell office:value-type="float" office:value="-0.591284925412369" calcext:value-type="float">
            <text:p>-0.5912849254</text:p>
          </table:table-cell>
          <table:table-cell office:value-type="float" office:value="0" calcext:value-type="float">
            <text:p>0</text:p>
          </table:table-cell>
          <table:table-cell office:value-type="float" office:value="0.591284925412369" calcext:value-type="float">
            <text:p>0.59128492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B2</text:p>
          </table:table-cell>
          <table:table-cell office:value-type="string" calcext:value-type="string">
            <text:p>sig-DMD_966</text:p>
          </table:table-cell>
          <table:table-cell office:value-type="float" office:value="-0.300746531923881" calcext:value-type="float">
            <text:p>-0.3007465319</text:p>
          </table:table-cell>
          <table:table-cell office:value-type="float" office:value="0" calcext:value-type="float">
            <text:p>0</text:p>
          </table:table-cell>
          <table:table-cell office:value-type="float" office:value="0.300746531923881" calcext:value-type="float">
            <text:p>0.30074653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C2</text:p>
          </table:table-cell>
          <table:table-cell office:value-type="string" calcext:value-type="string">
            <text:p>sig-DMD_2197</text:p>
          </table:table-cell>
          <table:table-cell office:value-type="float" office:value="-0.438478282755005" calcext:value-type="float">
            <text:p>-0.4384782828</text:p>
          </table:table-cell>
          <table:table-cell office:value-type="float" office:value="0" calcext:value-type="float">
            <text:p>0</text:p>
          </table:table-cell>
          <table:table-cell office:value-type="float" office:value="0.438478282755005" calcext:value-type="float">
            <text:p>0.43847828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K17B</text:p>
          </table:table-cell>
          <table:table-cell office:value-type="string" calcext:value-type="string">
            <text:p>sig-DMD_2787</text:p>
          </table:table-cell>
          <table:table-cell office:value-type="float" office:value="0.473035871722384" calcext:value-type="float">
            <text:p>0.4730358717</text:p>
          </table:table-cell>
          <table:table-cell office:value-type="float" office:value="0" calcext:value-type="float">
            <text:p>0</text:p>
          </table:table-cell>
          <table:table-cell office:value-type="float" office:value="0.473035871722384" calcext:value-type="float">
            <text:p>0.47303587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K32B</text:p>
          </table:table-cell>
          <table:table-cell office:value-type="string" calcext:value-type="string">
            <text:p>sig-DMD_3396</text:p>
          </table:table-cell>
          <table:table-cell office:value-type="float" office:value="-0.464604207204485" calcext:value-type="float">
            <text:p>-0.4646042072</text:p>
          </table:table-cell>
          <table:table-cell office:value-type="float" office:value="0" calcext:value-type="float">
            <text:p>0</text:p>
          </table:table-cell>
          <table:table-cell office:value-type="float" office:value="0.464604207204485" calcext:value-type="float">
            <text:p>0.46460420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X2</text:p>
          </table:table-cell>
          <table:table-cell office:value-type="string" calcext:value-type="string">
            <text:p>sig-DMD_1301</text:p>
          </table:table-cell>
          <table:table-cell office:value-type="float" office:value="0.300480168304446" calcext:value-type="float">
            <text:p>0.3004801683</text:p>
          </table:table-cell>
          <table:table-cell office:value-type="float" office:value="0" calcext:value-type="float">
            <text:p>0</text:p>
          </table:table-cell>
          <table:table-cell office:value-type="float" office:value="0.300480168304446" calcext:value-type="float">
            <text:p>0.30048016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XBP5L</text:p>
          </table:table-cell>
          <table:table-cell office:value-type="string" calcext:value-type="string">
            <text:p>sig-DMD_3304</text:p>
          </table:table-cell>
          <table:table-cell office:value-type="float" office:value="-0.269949555947065" calcext:value-type="float">
            <text:p>-0.2699495559</text:p>
          </table:table-cell>
          <table:table-cell office:value-type="float" office:value="0" calcext:value-type="float">
            <text:p>0</text:p>
          </table:table-cell>
          <table:table-cell office:value-type="float" office:value="0.269949555947065" calcext:value-type="float">
            <text:p>0.26994955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N2</text:p>
          </table:table-cell>
          <table:table-cell office:value-type="string" calcext:value-type="string">
            <text:p>sig-DMD_3189</text:p>
          </table:table-cell>
          <table:table-cell office:value-type="float" office:value="0.23689334967798" calcext:value-type="float">
            <text:p>0.2368933497</text:p>
          </table:table-cell>
          <table:table-cell office:value-type="float" office:value="0" calcext:value-type="float">
            <text:p>0</text:p>
          </table:table-cell>
          <table:table-cell office:value-type="float" office:value="0.23689334967798" calcext:value-type="float">
            <text:p>0.23689334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CP2</text:p>
          </table:table-cell>
          <table:table-cell office:value-type="string" calcext:value-type="string">
            <text:p>sig-DMD_3031</text:p>
          </table:table-cell>
          <table:table-cell office:value-type="float" office:value="-0.22839337653123" calcext:value-type="float">
            <text:p>-0.2283933765</text:p>
          </table:table-cell>
          <table:table-cell office:value-type="float" office:value="0" calcext:value-type="float">
            <text:p>0</text:p>
          </table:table-cell>
          <table:table-cell office:value-type="float" office:value="0.22839337653123" calcext:value-type="float">
            <text:p>0.22839337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CP2</text:p>
          </table:table-cell>
          <table:table-cell office:value-type="string" calcext:value-type="string">
            <text:p>sig-DMD_3038</text:p>
          </table:table-cell>
          <table:table-cell office:value-type="float" office:value="-0.207097865894853" calcext:value-type="float">
            <text:p>-0.2070978659</text:p>
          </table:table-cell>
          <table:table-cell office:value-type="float" office:value="0" calcext:value-type="float">
            <text:p>0</text:p>
          </table:table-cell>
          <table:table-cell office:value-type="float" office:value="0.207097865894853" calcext:value-type="float">
            <text:p>0.20709786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sig-DMD_115</text:p>
          </table:table-cell>
          <table:table-cell office:value-type="float" office:value="-0.328753293152401" calcext:value-type="float">
            <text:p>-0.3287532932</text:p>
          </table:table-cell>
          <table:table-cell office:value-type="float" office:value="0" calcext:value-type="float">
            <text:p>0</text:p>
          </table:table-cell>
          <table:table-cell office:value-type="float" office:value="0.328753293152401" calcext:value-type="float">
            <text:p>0.32875329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NE1</text:p>
          </table:table-cell>
          <table:table-cell office:value-type="string" calcext:value-type="string">
            <text:p>sig-DMD_3774</text:p>
          </table:table-cell>
          <table:table-cell office:value-type="float" office:value="-0.232527477594963" calcext:value-type="float">
            <text:p>-0.2325274776</text:p>
          </table:table-cell>
          <table:table-cell office:value-type="float" office:value="0" calcext:value-type="float">
            <text:p>0</text:p>
          </table:table-cell>
          <table:table-cell office:value-type="float" office:value="0.232527477594963" calcext:value-type="float">
            <text:p>0.23252747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T17</text:p>
          </table:table-cell>
          <table:table-cell office:value-type="string" calcext:value-type="string">
            <text:p>sig-DMD_1932</text:p>
          </table:table-cell>
          <table:table-cell office:value-type="float" office:value="-0.343837633939321" calcext:value-type="float">
            <text:p>-0.3438376339</text:p>
          </table:table-cell>
          <table:table-cell office:value-type="float" office:value="0" calcext:value-type="float">
            <text:p>0</text:p>
          </table:table-cell>
          <table:table-cell office:value-type="float" office:value="0.343837633939321" calcext:value-type="float">
            <text:p>0.34383763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T17</text:p>
          </table:table-cell>
          <table:table-cell office:value-type="string" calcext:value-type="string">
            <text:p>sig-DMD_1933</text:p>
          </table:table-cell>
          <table:table-cell office:value-type="float" office:value="0.333088106941947" calcext:value-type="float">
            <text:p>0.3330881069</text:p>
          </table:table-cell>
          <table:table-cell office:value-type="float" office:value="0" calcext:value-type="float">
            <text:p>0</text:p>
          </table:table-cell>
          <table:table-cell office:value-type="float" office:value="0.333088106941947" calcext:value-type="float">
            <text:p>0.33308810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T3</text:p>
          </table:table-cell>
          <table:table-cell office:value-type="string" calcext:value-type="string">
            <text:p>sig-DMD_2598</text:p>
          </table:table-cell>
          <table:table-cell office:value-type="float" office:value="0.34268719284743" calcext:value-type="float">
            <text:p>0.3426871928</text:p>
          </table:table-cell>
          <table:table-cell office:value-type="float" office:value="0" calcext:value-type="float">
            <text:p>0</text:p>
          </table:table-cell>
          <table:table-cell office:value-type="float" office:value="0.34268719284743" calcext:value-type="float">
            <text:p>0.34268719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T7</text:p>
          </table:table-cell>
          <table:table-cell office:value-type="string" calcext:value-type="string">
            <text:p>sig-DMD_788</text:p>
          </table:table-cell>
          <table:table-cell office:value-type="float" office:value="0.229491510274617" calcext:value-type="float">
            <text:p>0.2294915103</text:p>
          </table:table-cell>
          <table:table-cell office:value-type="float" office:value="0" calcext:value-type="float">
            <text:p>0</text:p>
          </table:table-cell>
          <table:table-cell office:value-type="float" office:value="0.229491510274617" calcext:value-type="float">
            <text:p>0.22949151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T7</text:p>
          </table:table-cell>
          <table:table-cell office:value-type="string" calcext:value-type="string">
            <text:p>sig-DMD_789</text:p>
          </table:table-cell>
          <table:table-cell office:value-type="float" office:value="-0.442469460422991" calcext:value-type="float">
            <text:p>-0.4424694604</text:p>
          </table:table-cell>
          <table:table-cell office:value-type="float" office:value="0" calcext:value-type="float">
            <text:p>0</text:p>
          </table:table-cell>
          <table:table-cell office:value-type="float" office:value="0.442469460422991" calcext:value-type="float">
            <text:p>0.44246946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006</text:p>
          </table:table-cell>
          <table:table-cell office:value-type="float" office:value="-0.26741607576866" calcext:value-type="float">
            <text:p>-0.2674160758</text:p>
          </table:table-cell>
          <table:table-cell office:value-type="float" office:value="0" calcext:value-type="float">
            <text:p>0</text:p>
          </table:table-cell>
          <table:table-cell office:value-type="float" office:value="0.26741607576866" calcext:value-type="float">
            <text:p>0.26741607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04</text:p>
          </table:table-cell>
          <table:table-cell office:value-type="float" office:value="0.309673122711642" calcext:value-type="float">
            <text:p>0.3096731227</text:p>
          </table:table-cell>
          <table:table-cell office:value-type="float" office:value="0" calcext:value-type="float">
            <text:p>0</text:p>
          </table:table-cell>
          <table:table-cell office:value-type="float" office:value="0.309673122711642" calcext:value-type="float">
            <text:p>0.30967312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09</text:p>
          </table:table-cell>
          <table:table-cell office:value-type="float" office:value="-0.2125500464123" calcext:value-type="float">
            <text:p>-0.2125500464</text:p>
          </table:table-cell>
          <table:table-cell office:value-type="float" office:value="0" calcext:value-type="float">
            <text:p>0</text:p>
          </table:table-cell>
          <table:table-cell office:value-type="float" office:value="0.2125500464123" calcext:value-type="float">
            <text:p>0.21255004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30</text:p>
          </table:table-cell>
          <table:table-cell office:value-type="float" office:value="0.221104852462372" calcext:value-type="float">
            <text:p>0.2211048525</text:p>
          </table:table-cell>
          <table:table-cell office:value-type="float" office:value="0" calcext:value-type="float">
            <text:p>0</text:p>
          </table:table-cell>
          <table:table-cell office:value-type="float" office:value="0.221104852462372" calcext:value-type="float">
            <text:p>0.22110485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301</text:p>
          </table:table-cell>
          <table:table-cell office:value-type="float" office:value="0.216604763486797" calcext:value-type="float">
            <text:p>0.2166047635</text:p>
          </table:table-cell>
          <table:table-cell office:value-type="float" office:value="0" calcext:value-type="float">
            <text:p>0</text:p>
          </table:table-cell>
          <table:table-cell office:value-type="float" office:value="0.216604763486797" calcext:value-type="float">
            <text:p>0.21660476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332</text:p>
          </table:table-cell>
          <table:table-cell office:value-type="float" office:value="-0.213061196597968" calcext:value-type="float">
            <text:p>-0.2130611966</text:p>
          </table:table-cell>
          <table:table-cell office:value-type="float" office:value="0" calcext:value-type="float">
            <text:p>0</text:p>
          </table:table-cell>
          <table:table-cell office:value-type="float" office:value="0.213061196597968" calcext:value-type="float">
            <text:p>0.21306119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34</text:p>
          </table:table-cell>
          <table:table-cell office:value-type="float" office:value="-0.23430767198929" calcext:value-type="float">
            <text:p>-0.234307672</text:p>
          </table:table-cell>
          <table:table-cell office:value-type="float" office:value="0" calcext:value-type="float">
            <text:p>0</text:p>
          </table:table-cell>
          <table:table-cell office:value-type="float" office:value="0.23430767198929" calcext:value-type="float">
            <text:p>0.2343076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349</text:p>
          </table:table-cell>
          <table:table-cell office:value-type="float" office:value="-0.239338975824016" calcext:value-type="float">
            <text:p>-0.2393389758</text:p>
          </table:table-cell>
          <table:table-cell office:value-type="float" office:value="0" calcext:value-type="float">
            <text:p>0</text:p>
          </table:table-cell>
          <table:table-cell office:value-type="float" office:value="0.239338975824016" calcext:value-type="float">
            <text:p>0.23933897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368</text:p>
          </table:table-cell>
          <table:table-cell office:value-type="float" office:value="-0.215483412308798" calcext:value-type="float">
            <text:p>-0.2154834123</text:p>
          </table:table-cell>
          <table:table-cell office:value-type="float" office:value="0" calcext:value-type="float">
            <text:p>0</text:p>
          </table:table-cell>
          <table:table-cell office:value-type="float" office:value="0.215483412308798" calcext:value-type="float">
            <text:p>0.21548341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42</text:p>
          </table:table-cell>
          <table:table-cell office:value-type="float" office:value="-0.243147035164418" calcext:value-type="float">
            <text:p>-0.2431470352</text:p>
          </table:table-cell>
          <table:table-cell office:value-type="float" office:value="0" calcext:value-type="float">
            <text:p>0</text:p>
          </table:table-cell>
          <table:table-cell office:value-type="float" office:value="0.243147035164418" calcext:value-type="float">
            <text:p>0.24314703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431</text:p>
          </table:table-cell>
          <table:table-cell office:value-type="float" office:value="-0.249201730549395" calcext:value-type="float">
            <text:p>-0.2492017305</text:p>
          </table:table-cell>
          <table:table-cell office:value-type="float" office:value="0" calcext:value-type="float">
            <text:p>0</text:p>
          </table:table-cell>
          <table:table-cell office:value-type="float" office:value="0.249201730549395" calcext:value-type="float">
            <text:p>0.24920173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457</text:p>
          </table:table-cell>
          <table:table-cell office:value-type="float" office:value="-0.258706623662871" calcext:value-type="float">
            <text:p>-0.2587066237</text:p>
          </table:table-cell>
          <table:table-cell office:value-type="float" office:value="0" calcext:value-type="float">
            <text:p>0</text:p>
          </table:table-cell>
          <table:table-cell office:value-type="float" office:value="0.258706623662871" calcext:value-type="float">
            <text:p>0.25870662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490</text:p>
          </table:table-cell>
          <table:table-cell office:value-type="float" office:value="-0.235782004979261" calcext:value-type="float">
            <text:p>-0.235782005</text:p>
          </table:table-cell>
          <table:table-cell office:value-type="float" office:value="0" calcext:value-type="float">
            <text:p>0</text:p>
          </table:table-cell>
          <table:table-cell office:value-type="float" office:value="0.235782004979261" calcext:value-type="float">
            <text:p>0.2357820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502</text:p>
          </table:table-cell>
          <table:table-cell office:value-type="float" office:value="0.227971916038751" calcext:value-type="float">
            <text:p>0.227971916</text:p>
          </table:table-cell>
          <table:table-cell office:value-type="float" office:value="0" calcext:value-type="float">
            <text:p>0</text:p>
          </table:table-cell>
          <table:table-cell office:value-type="float" office:value="0.227971916038751" calcext:value-type="float">
            <text:p>0.2279719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515</text:p>
          </table:table-cell>
          <table:table-cell office:value-type="float" office:value="-0.275019215076538" calcext:value-type="float">
            <text:p>-0.2750192151</text:p>
          </table:table-cell>
          <table:table-cell office:value-type="float" office:value="0" calcext:value-type="float">
            <text:p>0</text:p>
          </table:table-cell>
          <table:table-cell office:value-type="float" office:value="0.275019215076538" calcext:value-type="float">
            <text:p>0.27501921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522</text:p>
          </table:table-cell>
          <table:table-cell office:value-type="float" office:value="0.305468396465521" calcext:value-type="float">
            <text:p>0.3054683965</text:p>
          </table:table-cell>
          <table:table-cell office:value-type="float" office:value="0" calcext:value-type="float">
            <text:p>0</text:p>
          </table:table-cell>
          <table:table-cell office:value-type="float" office:value="0.305468396465521" calcext:value-type="float">
            <text:p>0.30546839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530</text:p>
          </table:table-cell>
          <table:table-cell office:value-type="float" office:value="0.276152558534258" calcext:value-type="float">
            <text:p>0.2761525585</text:p>
          </table:table-cell>
          <table:table-cell office:value-type="float" office:value="0" calcext:value-type="float">
            <text:p>0</text:p>
          </table:table-cell>
          <table:table-cell office:value-type="float" office:value="0.276152558534258" calcext:value-type="float">
            <text:p>0.27615255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540</text:p>
          </table:table-cell>
          <table:table-cell office:value-type="float" office:value="0.267824238010772" calcext:value-type="float">
            <text:p>0.267824238</text:p>
          </table:table-cell>
          <table:table-cell office:value-type="float" office:value="0" calcext:value-type="float">
            <text:p>0</text:p>
          </table:table-cell>
          <table:table-cell office:value-type="float" office:value="0.267824238010772" calcext:value-type="float">
            <text:p>0.2678242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550</text:p>
          </table:table-cell>
          <table:table-cell office:value-type="float" office:value="0.288209857942721" calcext:value-type="float">
            <text:p>0.2882098579</text:p>
          </table:table-cell>
          <table:table-cell office:value-type="float" office:value="0" calcext:value-type="float">
            <text:p>0</text:p>
          </table:table-cell>
          <table:table-cell office:value-type="float" office:value="0.288209857942721" calcext:value-type="float">
            <text:p>0.28820985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569</text:p>
          </table:table-cell>
          <table:table-cell office:value-type="float" office:value="-0.209950922412961" calcext:value-type="float">
            <text:p>-0.2099509224</text:p>
          </table:table-cell>
          <table:table-cell office:value-type="float" office:value="0" calcext:value-type="float">
            <text:p>0</text:p>
          </table:table-cell>
          <table:table-cell office:value-type="float" office:value="0.209950922412961" calcext:value-type="float">
            <text:p>0.20995092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602</text:p>
          </table:table-cell>
          <table:table-cell office:value-type="float" office:value="-0.210928057303027" calcext:value-type="float">
            <text:p>-0.2109280573</text:p>
          </table:table-cell>
          <table:table-cell office:value-type="float" office:value="0" calcext:value-type="float">
            <text:p>0</text:p>
          </table:table-cell>
          <table:table-cell office:value-type="float" office:value="0.210928057303027" calcext:value-type="float">
            <text:p>0.21092805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615</text:p>
          </table:table-cell>
          <table:table-cell office:value-type="float" office:value="-0.204268446205717" calcext:value-type="float">
            <text:p>-0.2042684462</text:p>
          </table:table-cell>
          <table:table-cell office:value-type="float" office:value="0" calcext:value-type="float">
            <text:p>0</text:p>
          </table:table-cell>
          <table:table-cell office:value-type="float" office:value="0.204268446205717" calcext:value-type="float">
            <text:p>0.20426844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622</text:p>
          </table:table-cell>
          <table:table-cell office:value-type="float" office:value="-0.24133047032939" calcext:value-type="float">
            <text:p>-0.2413304703</text:p>
          </table:table-cell>
          <table:table-cell office:value-type="float" office:value="0" calcext:value-type="float">
            <text:p>0</text:p>
          </table:table-cell>
          <table:table-cell office:value-type="float" office:value="0.24133047032939" calcext:value-type="float">
            <text:p>0.24133047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626</text:p>
          </table:table-cell>
          <table:table-cell office:value-type="float" office:value="-0.301394776463188" calcext:value-type="float">
            <text:p>-0.3013947765</text:p>
          </table:table-cell>
          <table:table-cell office:value-type="float" office:value="0" calcext:value-type="float">
            <text:p>0</text:p>
          </table:table-cell>
          <table:table-cell office:value-type="float" office:value="0.301394776463188" calcext:value-type="float">
            <text:p>0.30139477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939</text:p>
          </table:table-cell>
          <table:table-cell office:value-type="float" office:value="-0.299357232922354" calcext:value-type="float">
            <text:p>-0.2993572329</text:p>
          </table:table-cell>
          <table:table-cell office:value-type="float" office:value="0" calcext:value-type="float">
            <text:p>0</text:p>
          </table:table-cell>
          <table:table-cell office:value-type="float" office:value="0.299357232922354" calcext:value-type="float">
            <text:p>0.29935723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1951</text:p>
          </table:table-cell>
          <table:table-cell office:value-type="float" office:value="-0.226299108682529" calcext:value-type="float">
            <text:p>-0.2262991087</text:p>
          </table:table-cell>
          <table:table-cell office:value-type="float" office:value="0" calcext:value-type="float">
            <text:p>0</text:p>
          </table:table-cell>
          <table:table-cell office:value-type="float" office:value="0.226299108682529" calcext:value-type="float">
            <text:p>0.22629910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017</text:p>
          </table:table-cell>
          <table:table-cell office:value-type="float" office:value="0.241216235079295" calcext:value-type="float">
            <text:p>0.2412162351</text:p>
          </table:table-cell>
          <table:table-cell office:value-type="float" office:value="0" calcext:value-type="float">
            <text:p>0</text:p>
          </table:table-cell>
          <table:table-cell office:value-type="float" office:value="0.241216235079295" calcext:value-type="float">
            <text:p>0.24121623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063</text:p>
          </table:table-cell>
          <table:table-cell office:value-type="float" office:value="-0.306118838338191" calcext:value-type="float">
            <text:p>-0.3061188383</text:p>
          </table:table-cell>
          <table:table-cell office:value-type="float" office:value="0" calcext:value-type="float">
            <text:p>0</text:p>
          </table:table-cell>
          <table:table-cell office:value-type="float" office:value="0.306118838338191" calcext:value-type="float">
            <text:p>0.30611883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127</text:p>
          </table:table-cell>
          <table:table-cell office:value-type="float" office:value="-0.234401316459895" calcext:value-type="float">
            <text:p>-0.2344013165</text:p>
          </table:table-cell>
          <table:table-cell office:value-type="float" office:value="0" calcext:value-type="float">
            <text:p>0</text:p>
          </table:table-cell>
          <table:table-cell office:value-type="float" office:value="0.234401316459895" calcext:value-type="float">
            <text:p>0.23440131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155</text:p>
          </table:table-cell>
          <table:table-cell office:value-type="float" office:value="-0.257548978498605" calcext:value-type="float">
            <text:p>-0.2575489785</text:p>
          </table:table-cell>
          <table:table-cell office:value-type="float" office:value="0" calcext:value-type="float">
            <text:p>0</text:p>
          </table:table-cell>
          <table:table-cell office:value-type="float" office:value="0.257548978498605" calcext:value-type="float">
            <text:p>0.25754897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179</text:p>
          </table:table-cell>
          <table:table-cell office:value-type="float" office:value="0.212190917821113" calcext:value-type="float">
            <text:p>0.2121909178</text:p>
          </table:table-cell>
          <table:table-cell office:value-type="float" office:value="0" calcext:value-type="float">
            <text:p>0</text:p>
          </table:table-cell>
          <table:table-cell office:value-type="float" office:value="0.212190917821113" calcext:value-type="float">
            <text:p>0.21219091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181</text:p>
          </table:table-cell>
          <table:table-cell office:value-type="float" office:value="-0.277601747317666" calcext:value-type="float">
            <text:p>-0.2776017473</text:p>
          </table:table-cell>
          <table:table-cell office:value-type="float" office:value="0" calcext:value-type="float">
            <text:p>0</text:p>
          </table:table-cell>
          <table:table-cell office:value-type="float" office:value="0.277601747317666" calcext:value-type="float">
            <text:p>0.27760174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220</text:p>
          </table:table-cell>
          <table:table-cell office:value-type="float" office:value="-0.208863644693626" calcext:value-type="float">
            <text:p>-0.2088636447</text:p>
          </table:table-cell>
          <table:table-cell office:value-type="float" office:value="0" calcext:value-type="float">
            <text:p>0</text:p>
          </table:table-cell>
          <table:table-cell office:value-type="float" office:value="0.208863644693626" calcext:value-type="float">
            <text:p>0.20886364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234</text:p>
          </table:table-cell>
          <table:table-cell office:value-type="float" office:value="-0.218134332314804" calcext:value-type="float">
            <text:p>-0.2181343323</text:p>
          </table:table-cell>
          <table:table-cell office:value-type="float" office:value="0" calcext:value-type="float">
            <text:p>0</text:p>
          </table:table-cell>
          <table:table-cell office:value-type="float" office:value="0.218134332314804" calcext:value-type="float">
            <text:p>0.21813433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235</text:p>
          </table:table-cell>
          <table:table-cell office:value-type="float" office:value="-0.207521822418867" calcext:value-type="float">
            <text:p>-0.2075218224</text:p>
          </table:table-cell>
          <table:table-cell office:value-type="float" office:value="0" calcext:value-type="float">
            <text:p>0</text:p>
          </table:table-cell>
          <table:table-cell office:value-type="float" office:value="0.207521822418867" calcext:value-type="float">
            <text:p>0.20752182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264</text:p>
          </table:table-cell>
          <table:table-cell office:value-type="float" office:value="0.212120695949691" calcext:value-type="float">
            <text:p>0.2121206959</text:p>
          </table:table-cell>
          <table:table-cell office:value-type="float" office:value="0" calcext:value-type="float">
            <text:p>0</text:p>
          </table:table-cell>
          <table:table-cell office:value-type="float" office:value="0.212120695949691" calcext:value-type="float">
            <text:p>0.21212069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267</text:p>
          </table:table-cell>
          <table:table-cell office:value-type="float" office:value="-0.250609035086041" calcext:value-type="float">
            <text:p>-0.2506090351</text:p>
          </table:table-cell>
          <table:table-cell office:value-type="float" office:value="0" calcext:value-type="float">
            <text:p>0</text:p>
          </table:table-cell>
          <table:table-cell office:value-type="float" office:value="0.250609035086041" calcext:value-type="float">
            <text:p>0.25060903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269</text:p>
          </table:table-cell>
          <table:table-cell office:value-type="float" office:value="-0.205473458538933" calcext:value-type="float">
            <text:p>-0.2054734585</text:p>
          </table:table-cell>
          <table:table-cell office:value-type="float" office:value="0" calcext:value-type="float">
            <text:p>0</text:p>
          </table:table-cell>
          <table:table-cell office:value-type="float" office:value="0.205473458538933" calcext:value-type="float">
            <text:p>0.20547345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297</text:p>
          </table:table-cell>
          <table:table-cell office:value-type="float" office:value="-0.247449647110083" calcext:value-type="float">
            <text:p>-0.2474496471</text:p>
          </table:table-cell>
          <table:table-cell office:value-type="float" office:value="0" calcext:value-type="float">
            <text:p>0</text:p>
          </table:table-cell>
          <table:table-cell office:value-type="float" office:value="0.247449647110083" calcext:value-type="float">
            <text:p>0.24744964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301</text:p>
          </table:table-cell>
          <table:table-cell office:value-type="float" office:value="-0.201690236483027" calcext:value-type="float">
            <text:p>-0.2016902365</text:p>
          </table:table-cell>
          <table:table-cell office:value-type="float" office:value="0" calcext:value-type="float">
            <text:p>0</text:p>
          </table:table-cell>
          <table:table-cell office:value-type="float" office:value="0.201690236483027" calcext:value-type="float">
            <text:p>0.20169023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306</text:p>
          </table:table-cell>
          <table:table-cell office:value-type="float" office:value="-0.24451388110301" calcext:value-type="float">
            <text:p>-0.2445138811</text:p>
          </table:table-cell>
          <table:table-cell office:value-type="float" office:value="0" calcext:value-type="float">
            <text:p>0</text:p>
          </table:table-cell>
          <table:table-cell office:value-type="float" office:value="0.24451388110301" calcext:value-type="float">
            <text:p>0.24451388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308</text:p>
          </table:table-cell>
          <table:table-cell office:value-type="float" office:value="-0.200636348216118" calcext:value-type="float">
            <text:p>-0.2006363482</text:p>
          </table:table-cell>
          <table:table-cell office:value-type="float" office:value="0" calcext:value-type="float">
            <text:p>0</text:p>
          </table:table-cell>
          <table:table-cell office:value-type="float" office:value="0.200636348216118" calcext:value-type="float">
            <text:p>0.20063634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346</text:p>
          </table:table-cell>
          <table:table-cell office:value-type="float" office:value="-0.246171846414682" calcext:value-type="float">
            <text:p>-0.2461718464</text:p>
          </table:table-cell>
          <table:table-cell office:value-type="float" office:value="0" calcext:value-type="float">
            <text:p>0</text:p>
          </table:table-cell>
          <table:table-cell office:value-type="float" office:value="0.246171846414682" calcext:value-type="float">
            <text:p>0.24617184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383</text:p>
          </table:table-cell>
          <table:table-cell office:value-type="float" office:value="-0.271222876195494" calcext:value-type="float">
            <text:p>-0.2712228762</text:p>
          </table:table-cell>
          <table:table-cell office:value-type="float" office:value="0" calcext:value-type="float">
            <text:p>0</text:p>
          </table:table-cell>
          <table:table-cell office:value-type="float" office:value="0.271222876195494" calcext:value-type="float">
            <text:p>0.27122287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391</text:p>
          </table:table-cell>
          <table:table-cell office:value-type="float" office:value="-0.215120014076687" calcext:value-type="float">
            <text:p>-0.2151200141</text:p>
          </table:table-cell>
          <table:table-cell office:value-type="float" office:value="0" calcext:value-type="float">
            <text:p>0</text:p>
          </table:table-cell>
          <table:table-cell office:value-type="float" office:value="0.215120014076687" calcext:value-type="float">
            <text:p>0.21512001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417</text:p>
          </table:table-cell>
          <table:table-cell office:value-type="float" office:value="-0.215241500370203" calcext:value-type="float">
            <text:p>-0.2152415004</text:p>
          </table:table-cell>
          <table:table-cell office:value-type="float" office:value="0" calcext:value-type="float">
            <text:p>0</text:p>
          </table:table-cell>
          <table:table-cell office:value-type="float" office:value="0.215241500370203" calcext:value-type="float">
            <text:p>0.21524150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51</text:p>
          </table:table-cell>
          <table:table-cell office:value-type="float" office:value="0.250897812808837" calcext:value-type="float">
            <text:p>0.2508978128</text:p>
          </table:table-cell>
          <table:table-cell office:value-type="float" office:value="0" calcext:value-type="float">
            <text:p>0</text:p>
          </table:table-cell>
          <table:table-cell office:value-type="float" office:value="0.250897812808837" calcext:value-type="float">
            <text:p>0.25089781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56</text:p>
          </table:table-cell>
          <table:table-cell office:value-type="float" office:value="-0.215033946569925" calcext:value-type="float">
            <text:p>-0.2150339466</text:p>
          </table:table-cell>
          <table:table-cell office:value-type="float" office:value="0" calcext:value-type="float">
            <text:p>0</text:p>
          </table:table-cell>
          <table:table-cell office:value-type="float" office:value="0.215033946569925" calcext:value-type="float">
            <text:p>0.21503394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561</text:p>
          </table:table-cell>
          <table:table-cell office:value-type="float" office:value="-0.252382394229385" calcext:value-type="float">
            <text:p>-0.2523823942</text:p>
          </table:table-cell>
          <table:table-cell office:value-type="float" office:value="0" calcext:value-type="float">
            <text:p>0</text:p>
          </table:table-cell>
          <table:table-cell office:value-type="float" office:value="0.252382394229385" calcext:value-type="float">
            <text:p>0.25238239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680</text:p>
          </table:table-cell>
          <table:table-cell office:value-type="float" office:value="-0.343262385043009" calcext:value-type="float">
            <text:p>-0.343262385</text:p>
          </table:table-cell>
          <table:table-cell office:value-type="float" office:value="0" calcext:value-type="float">
            <text:p>0</text:p>
          </table:table-cell>
          <table:table-cell office:value-type="float" office:value="0.343262385043009" calcext:value-type="float">
            <text:p>0.3432623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685</text:p>
          </table:table-cell>
          <table:table-cell office:value-type="float" office:value="-0.23182278933213" calcext:value-type="float">
            <text:p>-0.2318227893</text:p>
          </table:table-cell>
          <table:table-cell office:value-type="float" office:value="0" calcext:value-type="float">
            <text:p>0</text:p>
          </table:table-cell>
          <table:table-cell office:value-type="float" office:value="0.23182278933213" calcext:value-type="float">
            <text:p>0.23182278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691</text:p>
          </table:table-cell>
          <table:table-cell office:value-type="float" office:value="-0.219509228360902" calcext:value-type="float">
            <text:p>-0.2195092284</text:p>
          </table:table-cell>
          <table:table-cell office:value-type="float" office:value="0" calcext:value-type="float">
            <text:p>0</text:p>
          </table:table-cell>
          <table:table-cell office:value-type="float" office:value="0.219509228360902" calcext:value-type="float">
            <text:p>0.21950922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696</text:p>
          </table:table-cell>
          <table:table-cell office:value-type="float" office:value="-0.22598024714493" calcext:value-type="float">
            <text:p>-0.2259802471</text:p>
          </table:table-cell>
          <table:table-cell office:value-type="float" office:value="0" calcext:value-type="float">
            <text:p>0</text:p>
          </table:table-cell>
          <table:table-cell office:value-type="float" office:value="0.22598024714493" calcext:value-type="float">
            <text:p>0.22598024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699</text:p>
          </table:table-cell>
          <table:table-cell office:value-type="float" office:value="-0.226277896845326" calcext:value-type="float">
            <text:p>-0.2262778968</text:p>
          </table:table-cell>
          <table:table-cell office:value-type="float" office:value="0" calcext:value-type="float">
            <text:p>0</text:p>
          </table:table-cell>
          <table:table-cell office:value-type="float" office:value="0.226277896845326" calcext:value-type="float">
            <text:p>0.22627789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702</text:p>
          </table:table-cell>
          <table:table-cell office:value-type="float" office:value="-0.272864638710708" calcext:value-type="float">
            <text:p>-0.2728646387</text:p>
          </table:table-cell>
          <table:table-cell office:value-type="float" office:value="0" calcext:value-type="float">
            <text:p>0</text:p>
          </table:table-cell>
          <table:table-cell office:value-type="float" office:value="0.272864638710708" calcext:value-type="float">
            <text:p>0.27286463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704</text:p>
          </table:table-cell>
          <table:table-cell office:value-type="float" office:value="-0.240862275752822" calcext:value-type="float">
            <text:p>-0.2408622758</text:p>
          </table:table-cell>
          <table:table-cell office:value-type="float" office:value="0" calcext:value-type="float">
            <text:p>0</text:p>
          </table:table-cell>
          <table:table-cell office:value-type="float" office:value="0.240862275752822" calcext:value-type="float">
            <text:p>0.24086227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709</text:p>
          </table:table-cell>
          <table:table-cell office:value-type="float" office:value="-0.223647751119158" calcext:value-type="float">
            <text:p>-0.2236477511</text:p>
          </table:table-cell>
          <table:table-cell office:value-type="float" office:value="0" calcext:value-type="float">
            <text:p>0</text:p>
          </table:table-cell>
          <table:table-cell office:value-type="float" office:value="0.223647751119158" calcext:value-type="float">
            <text:p>0.22364775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721</text:p>
          </table:table-cell>
          <table:table-cell office:value-type="float" office:value="-0.296006189546208" calcext:value-type="float">
            <text:p>-0.2960061895</text:p>
          </table:table-cell>
          <table:table-cell office:value-type="float" office:value="0" calcext:value-type="float">
            <text:p>0</text:p>
          </table:table-cell>
          <table:table-cell office:value-type="float" office:value="0.296006189546208" calcext:value-type="float">
            <text:p>0.29600618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729</text:p>
          </table:table-cell>
          <table:table-cell office:value-type="float" office:value="-0.274686691692644" calcext:value-type="float">
            <text:p>-0.2746866917</text:p>
          </table:table-cell>
          <table:table-cell office:value-type="float" office:value="0" calcext:value-type="float">
            <text:p>0</text:p>
          </table:table-cell>
          <table:table-cell office:value-type="float" office:value="0.274686691692644" calcext:value-type="float">
            <text:p>0.27468669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763</text:p>
          </table:table-cell>
          <table:table-cell office:value-type="float" office:value="-0.201276974062934" calcext:value-type="float">
            <text:p>-0.2012769741</text:p>
          </table:table-cell>
          <table:table-cell office:value-type="float" office:value="0" calcext:value-type="float">
            <text:p>0</text:p>
          </table:table-cell>
          <table:table-cell office:value-type="float" office:value="0.201276974062934" calcext:value-type="float">
            <text:p>0.20127697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780</text:p>
          </table:table-cell>
          <table:table-cell office:value-type="float" office:value="-0.28758268866193" calcext:value-type="float">
            <text:p>-0.2875826887</text:p>
          </table:table-cell>
          <table:table-cell office:value-type="float" office:value="0" calcext:value-type="float">
            <text:p>0</text:p>
          </table:table-cell>
          <table:table-cell office:value-type="float" office:value="0.28758268866193" calcext:value-type="float">
            <text:p>0.28758268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799</text:p>
          </table:table-cell>
          <table:table-cell office:value-type="float" office:value="-0.238908629598117" calcext:value-type="float">
            <text:p>-0.2389086296</text:p>
          </table:table-cell>
          <table:table-cell office:value-type="float" office:value="0" calcext:value-type="float">
            <text:p>0</text:p>
          </table:table-cell>
          <table:table-cell office:value-type="float" office:value="0.238908629598117" calcext:value-type="float">
            <text:p>0.23890862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800</text:p>
          </table:table-cell>
          <table:table-cell office:value-type="float" office:value="-0.252883330196095" calcext:value-type="float">
            <text:p>-0.2528833302</text:p>
          </table:table-cell>
          <table:table-cell office:value-type="float" office:value="0" calcext:value-type="float">
            <text:p>0</text:p>
          </table:table-cell>
          <table:table-cell office:value-type="float" office:value="0.252883330196095" calcext:value-type="float">
            <text:p>0.25288333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801</text:p>
          </table:table-cell>
          <table:table-cell office:value-type="float" office:value="-0.295788895561673" calcext:value-type="float">
            <text:p>-0.2957888956</text:p>
          </table:table-cell>
          <table:table-cell office:value-type="float" office:value="0" calcext:value-type="float">
            <text:p>0</text:p>
          </table:table-cell>
          <table:table-cell office:value-type="float" office:value="0.295788895561673" calcext:value-type="float">
            <text:p>0.29578889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816</text:p>
          </table:table-cell>
          <table:table-cell office:value-type="float" office:value="-0.269001224721174" calcext:value-type="float">
            <text:p>-0.2690012247</text:p>
          </table:table-cell>
          <table:table-cell office:value-type="float" office:value="0" calcext:value-type="float">
            <text:p>0</text:p>
          </table:table-cell>
          <table:table-cell office:value-type="float" office:value="0.269001224721174" calcext:value-type="float">
            <text:p>0.26900122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818</text:p>
          </table:table-cell>
          <table:table-cell office:value-type="float" office:value="-0.231337417976001" calcext:value-type="float">
            <text:p>-0.231337418</text:p>
          </table:table-cell>
          <table:table-cell office:value-type="float" office:value="0" calcext:value-type="float">
            <text:p>0</text:p>
          </table:table-cell>
          <table:table-cell office:value-type="float" office:value="0.231337417976001" calcext:value-type="float">
            <text:p>0.2313374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925</text:p>
          </table:table-cell>
          <table:table-cell office:value-type="float" office:value="-0.229702716872421" calcext:value-type="float">
            <text:p>-0.2297027169</text:p>
          </table:table-cell>
          <table:table-cell office:value-type="float" office:value="0" calcext:value-type="float">
            <text:p>0</text:p>
          </table:table-cell>
          <table:table-cell office:value-type="float" office:value="0.229702716872421" calcext:value-type="float">
            <text:p>0.22970271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2929</text:p>
          </table:table-cell>
          <table:table-cell office:value-type="float" office:value="-0.303020784093413" calcext:value-type="float">
            <text:p>-0.3030207841</text:p>
          </table:table-cell>
          <table:table-cell office:value-type="float" office:value="0" calcext:value-type="float">
            <text:p>0</text:p>
          </table:table-cell>
          <table:table-cell office:value-type="float" office:value="0.303020784093413" calcext:value-type="float">
            <text:p>0.30302078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018</text:p>
          </table:table-cell>
          <table:table-cell office:value-type="float" office:value="-0.306415052102114" calcext:value-type="float">
            <text:p>-0.3064150521</text:p>
          </table:table-cell>
          <table:table-cell office:value-type="float" office:value="0" calcext:value-type="float">
            <text:p>0</text:p>
          </table:table-cell>
          <table:table-cell office:value-type="float" office:value="0.306415052102114" calcext:value-type="float">
            <text:p>0.30641505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021</text:p>
          </table:table-cell>
          <table:table-cell office:value-type="float" office:value="-0.28431448603478" calcext:value-type="float">
            <text:p>-0.284314486</text:p>
          </table:table-cell>
          <table:table-cell office:value-type="float" office:value="0" calcext:value-type="float">
            <text:p>0</text:p>
          </table:table-cell>
          <table:table-cell office:value-type="float" office:value="0.28431448603478" calcext:value-type="float">
            <text:p>0.2843144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031</text:p>
          </table:table-cell>
          <table:table-cell office:value-type="float" office:value="0.305841056352948" calcext:value-type="float">
            <text:p>0.3058410564</text:p>
          </table:table-cell>
          <table:table-cell office:value-type="float" office:value="0" calcext:value-type="float">
            <text:p>0</text:p>
          </table:table-cell>
          <table:table-cell office:value-type="float" office:value="0.305841056352948" calcext:value-type="float">
            <text:p>0.30584105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038</text:p>
          </table:table-cell>
          <table:table-cell office:value-type="float" office:value="0.225408914988762" calcext:value-type="float">
            <text:p>0.225408915</text:p>
          </table:table-cell>
          <table:table-cell office:value-type="float" office:value="0" calcext:value-type="float">
            <text:p>0</text:p>
          </table:table-cell>
          <table:table-cell office:value-type="float" office:value="0.225408914988762" calcext:value-type="float">
            <text:p>0.2254089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089</text:p>
          </table:table-cell>
          <table:table-cell office:value-type="float" office:value="0.20560798583989" calcext:value-type="float">
            <text:p>0.2056079858</text:p>
          </table:table-cell>
          <table:table-cell office:value-type="float" office:value="0" calcext:value-type="float">
            <text:p>0</text:p>
          </table:table-cell>
          <table:table-cell office:value-type="float" office:value="0.20560798583989" calcext:value-type="float">
            <text:p>0.20560798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101</text:p>
          </table:table-cell>
          <table:table-cell office:value-type="float" office:value="0.226239399135921" calcext:value-type="float">
            <text:p>0.2262393991</text:p>
          </table:table-cell>
          <table:table-cell office:value-type="float" office:value="0" calcext:value-type="float">
            <text:p>0</text:p>
          </table:table-cell>
          <table:table-cell office:value-type="float" office:value="0.226239399135921" calcext:value-type="float">
            <text:p>0.22623939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124</text:p>
          </table:table-cell>
          <table:table-cell office:value-type="float" office:value="-0.277027529633951" calcext:value-type="float">
            <text:p>-0.2770275296</text:p>
          </table:table-cell>
          <table:table-cell office:value-type="float" office:value="0" calcext:value-type="float">
            <text:p>0</text:p>
          </table:table-cell>
          <table:table-cell office:value-type="float" office:value="0.277027529633951" calcext:value-type="float">
            <text:p>0.27702752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141</text:p>
          </table:table-cell>
          <table:table-cell office:value-type="float" office:value="-0.21411105036171" calcext:value-type="float">
            <text:p>-0.2141110504</text:p>
          </table:table-cell>
          <table:table-cell office:value-type="float" office:value="0" calcext:value-type="float">
            <text:p>0</text:p>
          </table:table-cell>
          <table:table-cell office:value-type="float" office:value="0.21411105036171" calcext:value-type="float">
            <text:p>0.21411105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145</text:p>
          </table:table-cell>
          <table:table-cell office:value-type="float" office:value="-0.311319557626184" calcext:value-type="float">
            <text:p>-0.3113195576</text:p>
          </table:table-cell>
          <table:table-cell office:value-type="float" office:value="0" calcext:value-type="float">
            <text:p>0</text:p>
          </table:table-cell>
          <table:table-cell office:value-type="float" office:value="0.311319557626184" calcext:value-type="float">
            <text:p>0.31131955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156</text:p>
          </table:table-cell>
          <table:table-cell office:value-type="float" office:value="-0.209635317614398" calcext:value-type="float">
            <text:p>-0.2096353176</text:p>
          </table:table-cell>
          <table:table-cell office:value-type="float" office:value="0" calcext:value-type="float">
            <text:p>0</text:p>
          </table:table-cell>
          <table:table-cell office:value-type="float" office:value="0.209635317614398" calcext:value-type="float">
            <text:p>0.20963531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164</text:p>
          </table:table-cell>
          <table:table-cell office:value-type="float" office:value="-0.228830414507288" calcext:value-type="float">
            <text:p>-0.2288304145</text:p>
          </table:table-cell>
          <table:table-cell office:value-type="float" office:value="0" calcext:value-type="float">
            <text:p>0</text:p>
          </table:table-cell>
          <table:table-cell office:value-type="float" office:value="0.228830414507288" calcext:value-type="float">
            <text:p>0.22883041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172</text:p>
          </table:table-cell>
          <table:table-cell office:value-type="float" office:value="-0.200361522806049" calcext:value-type="float">
            <text:p>-0.20036152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00361522806049" calcext:value-type="float">
            <text:p>0.2003615228</text:p>
          </table:table-cell>
          <table:table-cell office:value-type="string" calcext:value-type="string">
            <text:p>True</text:p>
          </table:table-cell>
          <table:table-cell office:value-type="float" office:value="0.000375915580384854" calcext:value-type="float">
            <text:p>0.0003759156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174</text:p>
          </table:table-cell>
          <table:table-cell office:value-type="float" office:value="-0.204245912077633" calcext:value-type="float">
            <text:p>-0.2042459121</text:p>
          </table:table-cell>
          <table:table-cell office:value-type="float" office:value="0" calcext:value-type="float">
            <text:p>0</text:p>
          </table:table-cell>
          <table:table-cell office:value-type="float" office:value="0.204245912077633" calcext:value-type="float">
            <text:p>0.20424591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19</text:p>
          </table:table-cell>
          <table:table-cell office:value-type="float" office:value="-0.353381471852719" calcext:value-type="float">
            <text:p>-0.3533814719</text:p>
          </table:table-cell>
          <table:table-cell office:value-type="float" office:value="0" calcext:value-type="float">
            <text:p>0</text:p>
          </table:table-cell>
          <table:table-cell office:value-type="float" office:value="0.353381471852719" calcext:value-type="float">
            <text:p>0.35338147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0</text:p>
          </table:table-cell>
          <table:table-cell office:value-type="float" office:value="-0.262225029191606" calcext:value-type="float">
            <text:p>-0.2622250292</text:p>
          </table:table-cell>
          <table:table-cell office:value-type="float" office:value="0" calcext:value-type="float">
            <text:p>0</text:p>
          </table:table-cell>
          <table:table-cell office:value-type="float" office:value="0.262225029191606" calcext:value-type="float">
            <text:p>0.26222502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03</text:p>
          </table:table-cell>
          <table:table-cell office:value-type="float" office:value="-0.269449555682754" calcext:value-type="float">
            <text:p>-0.2694495557</text:p>
          </table:table-cell>
          <table:table-cell office:value-type="float" office:value="0" calcext:value-type="float">
            <text:p>0</text:p>
          </table:table-cell>
          <table:table-cell office:value-type="float" office:value="0.269449555682754" calcext:value-type="float">
            <text:p>0.26944955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06</text:p>
          </table:table-cell>
          <table:table-cell office:value-type="float" office:value="-0.230338263026638" calcext:value-type="float">
            <text:p>-0.230338263</text:p>
          </table:table-cell>
          <table:table-cell office:value-type="float" office:value="0" calcext:value-type="float">
            <text:p>0</text:p>
          </table:table-cell>
          <table:table-cell office:value-type="float" office:value="0.230338263026638" calcext:value-type="float">
            <text:p>0.2303382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12</text:p>
          </table:table-cell>
          <table:table-cell office:value-type="float" office:value="-0.232927313307419" calcext:value-type="float">
            <text:p>-0.2329273133</text:p>
          </table:table-cell>
          <table:table-cell office:value-type="float" office:value="0" calcext:value-type="float">
            <text:p>0</text:p>
          </table:table-cell>
          <table:table-cell office:value-type="float" office:value="0.232927313307419" calcext:value-type="float">
            <text:p>0.23292731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19</text:p>
          </table:table-cell>
          <table:table-cell office:value-type="float" office:value="0.260106204992888" calcext:value-type="float">
            <text:p>0.260106205</text:p>
          </table:table-cell>
          <table:table-cell office:value-type="float" office:value="0" calcext:value-type="float">
            <text:p>0</text:p>
          </table:table-cell>
          <table:table-cell office:value-type="float" office:value="0.260106204992888" calcext:value-type="float">
            <text:p>0.2601062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42</text:p>
          </table:table-cell>
          <table:table-cell office:value-type="float" office:value="-0.250710656400506" calcext:value-type="float">
            <text:p>-0.2507106564</text:p>
          </table:table-cell>
          <table:table-cell office:value-type="float" office:value="0" calcext:value-type="float">
            <text:p>0</text:p>
          </table:table-cell>
          <table:table-cell office:value-type="float" office:value="0.250710656400506" calcext:value-type="float">
            <text:p>0.25071065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43</text:p>
          </table:table-cell>
          <table:table-cell office:value-type="float" office:value="-0.277450768093469" calcext:value-type="float">
            <text:p>-0.2774507681</text:p>
          </table:table-cell>
          <table:table-cell office:value-type="float" office:value="0" calcext:value-type="float">
            <text:p>0</text:p>
          </table:table-cell>
          <table:table-cell office:value-type="float" office:value="0.277450768093469" calcext:value-type="float">
            <text:p>0.27745076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59</text:p>
          </table:table-cell>
          <table:table-cell office:value-type="float" office:value="-0.21755576449144" calcext:value-type="float">
            <text:p>-0.2175557645</text:p>
          </table:table-cell>
          <table:table-cell office:value-type="float" office:value="0" calcext:value-type="float">
            <text:p>0</text:p>
          </table:table-cell>
          <table:table-cell office:value-type="float" office:value="0.21755576449144" calcext:value-type="float">
            <text:p>0.21755576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60</text:p>
          </table:table-cell>
          <table:table-cell office:value-type="float" office:value="-0.229837842537794" calcext:value-type="float">
            <text:p>-0.2298378425</text:p>
          </table:table-cell>
          <table:table-cell office:value-type="float" office:value="0" calcext:value-type="float">
            <text:p>0</text:p>
          </table:table-cell>
          <table:table-cell office:value-type="float" office:value="0.229837842537794" calcext:value-type="float">
            <text:p>0.22983784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64</text:p>
          </table:table-cell>
          <table:table-cell office:value-type="float" office:value="-0.232346975261773" calcext:value-type="float">
            <text:p>-0.2323469753</text:p>
          </table:table-cell>
          <table:table-cell office:value-type="float" office:value="0" calcext:value-type="float">
            <text:p>0</text:p>
          </table:table-cell>
          <table:table-cell office:value-type="float" office:value="0.232346975261773" calcext:value-type="float">
            <text:p>0.23234697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67</text:p>
          </table:table-cell>
          <table:table-cell office:value-type="float" office:value="-0.248985670758058" calcext:value-type="float">
            <text:p>-0.2489856708</text:p>
          </table:table-cell>
          <table:table-cell office:value-type="float" office:value="0" calcext:value-type="float">
            <text:p>0</text:p>
          </table:table-cell>
          <table:table-cell office:value-type="float" office:value="0.248985670758058" calcext:value-type="float">
            <text:p>0.24898567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69</text:p>
          </table:table-cell>
          <table:table-cell office:value-type="float" office:value="-0.227344818333056" calcext:value-type="float">
            <text:p>-0.2273448183</text:p>
          </table:table-cell>
          <table:table-cell office:value-type="float" office:value="0" calcext:value-type="float">
            <text:p>0</text:p>
          </table:table-cell>
          <table:table-cell office:value-type="float" office:value="0.227344818333056" calcext:value-type="float">
            <text:p>0.22734481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275</text:p>
          </table:table-cell>
          <table:table-cell office:value-type="float" office:value="-0.277000725214968" calcext:value-type="float">
            <text:p>-0.2770007252</text:p>
          </table:table-cell>
          <table:table-cell office:value-type="float" office:value="0" calcext:value-type="float">
            <text:p>0</text:p>
          </table:table-cell>
          <table:table-cell office:value-type="float" office:value="0.277000725214968" calcext:value-type="float">
            <text:p>0.27700072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301</text:p>
          </table:table-cell>
          <table:table-cell office:value-type="float" office:value="0.2043885319741" calcext:value-type="float">
            <text:p>0.204388532</text:p>
          </table:table-cell>
          <table:table-cell office:value-type="float" office:value="0" calcext:value-type="float">
            <text:p>0</text:p>
          </table:table-cell>
          <table:table-cell office:value-type="float" office:value="0.2043885319741" calcext:value-type="float">
            <text:p>0.2043885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304</text:p>
          </table:table-cell>
          <table:table-cell office:value-type="float" office:value="-0.233734547030097" calcext:value-type="float">
            <text:p>-0.233734547</text:p>
          </table:table-cell>
          <table:table-cell office:value-type="float" office:value="0" calcext:value-type="float">
            <text:p>0</text:p>
          </table:table-cell>
          <table:table-cell office:value-type="float" office:value="0.233734547030097" calcext:value-type="float">
            <text:p>0.2337345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328</text:p>
          </table:table-cell>
          <table:table-cell office:value-type="float" office:value="-0.246487526733472" calcext:value-type="float">
            <text:p>-0.2464875267</text:p>
          </table:table-cell>
          <table:table-cell office:value-type="float" office:value="0" calcext:value-type="float">
            <text:p>0</text:p>
          </table:table-cell>
          <table:table-cell office:value-type="float" office:value="0.246487526733472" calcext:value-type="float">
            <text:p>0.24648752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345</text:p>
          </table:table-cell>
          <table:table-cell office:value-type="float" office:value="-0.284589744146332" calcext:value-type="float">
            <text:p>-0.2845897441</text:p>
          </table:table-cell>
          <table:table-cell office:value-type="float" office:value="0" calcext:value-type="float">
            <text:p>0</text:p>
          </table:table-cell>
          <table:table-cell office:value-type="float" office:value="0.284589744146332" calcext:value-type="float">
            <text:p>0.28458974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346</text:p>
          </table:table-cell>
          <table:table-cell office:value-type="float" office:value="-0.21175238890492" calcext:value-type="float">
            <text:p>-0.2117523889</text:p>
          </table:table-cell>
          <table:table-cell office:value-type="float" office:value="0" calcext:value-type="float">
            <text:p>0</text:p>
          </table:table-cell>
          <table:table-cell office:value-type="float" office:value="0.21175238890492" calcext:value-type="float">
            <text:p>0.21175238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354</text:p>
          </table:table-cell>
          <table:table-cell office:value-type="float" office:value="-0.233004378270506" calcext:value-type="float">
            <text:p>-0.2330043783</text:p>
          </table:table-cell>
          <table:table-cell office:value-type="float" office:value="0" calcext:value-type="float">
            <text:p>0</text:p>
          </table:table-cell>
          <table:table-cell office:value-type="float" office:value="0.233004378270506" calcext:value-type="float">
            <text:p>0.233004378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357</text:p>
          </table:table-cell>
          <table:table-cell office:value-type="float" office:value="-0.250130160800879" calcext:value-type="float">
            <text:p>-0.2501301608</text:p>
          </table:table-cell>
          <table:table-cell office:value-type="float" office:value="0" calcext:value-type="float">
            <text:p>0</text:p>
          </table:table-cell>
          <table:table-cell office:value-type="float" office:value="0.250130160800879" calcext:value-type="float">
            <text:p>0.25013016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407</text:p>
          </table:table-cell>
          <table:table-cell office:value-type="float" office:value="0.222412831793183" calcext:value-type="float">
            <text:p>0.2224128318</text:p>
          </table:table-cell>
          <table:table-cell office:value-type="float" office:value="0" calcext:value-type="float">
            <text:p>0</text:p>
          </table:table-cell>
          <table:table-cell office:value-type="float" office:value="0.222412831793183" calcext:value-type="float">
            <text:p>0.22241283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418</text:p>
          </table:table-cell>
          <table:table-cell office:value-type="float" office:value="-0.24427071540254" calcext:value-type="float">
            <text:p>-0.2442707154</text:p>
          </table:table-cell>
          <table:table-cell office:value-type="float" office:value="0" calcext:value-type="float">
            <text:p>0</text:p>
          </table:table-cell>
          <table:table-cell office:value-type="float" office:value="0.24427071540254" calcext:value-type="float">
            <text:p>0.24427071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431</text:p>
          </table:table-cell>
          <table:table-cell office:value-type="float" office:value="-0.229139490929027" calcext:value-type="float">
            <text:p>-0.2291394909</text:p>
          </table:table-cell>
          <table:table-cell office:value-type="float" office:value="0" calcext:value-type="float">
            <text:p>0</text:p>
          </table:table-cell>
          <table:table-cell office:value-type="float" office:value="0.229139490929027" calcext:value-type="float">
            <text:p>0.22913949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433</text:p>
          </table:table-cell>
          <table:table-cell office:value-type="float" office:value="-0.221454259570968" calcext:value-type="float">
            <text:p>-0.2214542596</text:p>
          </table:table-cell>
          <table:table-cell office:value-type="float" office:value="0" calcext:value-type="float">
            <text:p>0</text:p>
          </table:table-cell>
          <table:table-cell office:value-type="float" office:value="0.221454259570968" calcext:value-type="float">
            <text:p>0.22145425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455</text:p>
          </table:table-cell>
          <table:table-cell office:value-type="float" office:value="-0.220569184006201" calcext:value-type="float">
            <text:p>-0.220569184</text:p>
          </table:table-cell>
          <table:table-cell office:value-type="float" office:value="0" calcext:value-type="float">
            <text:p>0</text:p>
          </table:table-cell>
          <table:table-cell office:value-type="float" office:value="0.220569184006201" calcext:value-type="float">
            <text:p>0.2205691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466</text:p>
          </table:table-cell>
          <table:table-cell office:value-type="float" office:value="-0.20212018011781" calcext:value-type="float">
            <text:p>-0.2021201801</text:p>
          </table:table-cell>
          <table:table-cell office:value-type="float" office:value="0" calcext:value-type="float">
            <text:p>0</text:p>
          </table:table-cell>
          <table:table-cell office:value-type="float" office:value="0.20212018011781" calcext:value-type="float">
            <text:p>0.20212018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467</text:p>
          </table:table-cell>
          <table:table-cell office:value-type="float" office:value="-0.276223022113472" calcext:value-type="float">
            <text:p>-0.2762230221</text:p>
          </table:table-cell>
          <table:table-cell office:value-type="float" office:value="0" calcext:value-type="float">
            <text:p>0</text:p>
          </table:table-cell>
          <table:table-cell office:value-type="float" office:value="0.276223022113472" calcext:value-type="float">
            <text:p>0.276223022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48</text:p>
          </table:table-cell>
          <table:table-cell office:value-type="float" office:value="-0.210311052712831" calcext:value-type="float">
            <text:p>-0.2103110527</text:p>
          </table:table-cell>
          <table:table-cell office:value-type="float" office:value="0" calcext:value-type="float">
            <text:p>0</text:p>
          </table:table-cell>
          <table:table-cell office:value-type="float" office:value="0.210311052712831" calcext:value-type="float">
            <text:p>0.21031105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50</text:p>
          </table:table-cell>
          <table:table-cell office:value-type="float" office:value="-0.217712833348345" calcext:value-type="float">
            <text:p>-0.2177128333</text:p>
          </table:table-cell>
          <table:table-cell office:value-type="float" office:value="0" calcext:value-type="float">
            <text:p>0</text:p>
          </table:table-cell>
          <table:table-cell office:value-type="float" office:value="0.217712833348345" calcext:value-type="float">
            <text:p>0.21771283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515</text:p>
          </table:table-cell>
          <table:table-cell office:value-type="float" office:value="-0.250809293290382" calcext:value-type="float">
            <text:p>-0.2508092933</text:p>
          </table:table-cell>
          <table:table-cell office:value-type="float" office:value="0" calcext:value-type="float">
            <text:p>0</text:p>
          </table:table-cell>
          <table:table-cell office:value-type="float" office:value="0.250809293290382" calcext:value-type="float">
            <text:p>0.25080929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532</text:p>
          </table:table-cell>
          <table:table-cell office:value-type="float" office:value="0.258374474785115" calcext:value-type="float">
            <text:p>0.2583744748</text:p>
          </table:table-cell>
          <table:table-cell office:value-type="float" office:value="0" calcext:value-type="float">
            <text:p>0</text:p>
          </table:table-cell>
          <table:table-cell office:value-type="float" office:value="0.258374474785115" calcext:value-type="float">
            <text:p>0.25837447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559</text:p>
          </table:table-cell>
          <table:table-cell office:value-type="float" office:value="0.2060070675228" calcext:value-type="float">
            <text:p>0.2060070675</text:p>
          </table:table-cell>
          <table:table-cell office:value-type="float" office:value="0" calcext:value-type="float">
            <text:p>0</text:p>
          </table:table-cell>
          <table:table-cell office:value-type="float" office:value="0.2060070675228" calcext:value-type="float">
            <text:p>0.20600706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563</text:p>
          </table:table-cell>
          <table:table-cell office:value-type="float" office:value="-0.212346396967604" calcext:value-type="float">
            <text:p>-0.212346397</text:p>
          </table:table-cell>
          <table:table-cell office:value-type="float" office:value="0" calcext:value-type="float">
            <text:p>0</text:p>
          </table:table-cell>
          <table:table-cell office:value-type="float" office:value="0.212346396967604" calcext:value-type="float">
            <text:p>0.2123463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596</text:p>
          </table:table-cell>
          <table:table-cell office:value-type="float" office:value="-0.202011527002429" calcext:value-type="float">
            <text:p>-0.202011527</text:p>
          </table:table-cell>
          <table:table-cell office:value-type="float" office:value="0" calcext:value-type="float">
            <text:p>0</text:p>
          </table:table-cell>
          <table:table-cell office:value-type="float" office:value="0.202011527002429" calcext:value-type="float">
            <text:p>0.2020115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619</text:p>
          </table:table-cell>
          <table:table-cell office:value-type="float" office:value="0.224987879348787" calcext:value-type="float">
            <text:p>0.2249878793</text:p>
          </table:table-cell>
          <table:table-cell office:value-type="float" office:value="0" calcext:value-type="float">
            <text:p>0</text:p>
          </table:table-cell>
          <table:table-cell office:value-type="float" office:value="0.224987879348787" calcext:value-type="float">
            <text:p>0.22498787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620</text:p>
          </table:table-cell>
          <table:table-cell office:value-type="float" office:value="0.245647805588252" calcext:value-type="float">
            <text:p>0.2456478056</text:p>
          </table:table-cell>
          <table:table-cell office:value-type="float" office:value="0" calcext:value-type="float">
            <text:p>0</text:p>
          </table:table-cell>
          <table:table-cell office:value-type="float" office:value="0.245647805588252" calcext:value-type="float">
            <text:p>0.24564780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621</text:p>
          </table:table-cell>
          <table:table-cell office:value-type="float" office:value="-0.219056974844187" calcext:value-type="float">
            <text:p>-0.2190569748</text:p>
          </table:table-cell>
          <table:table-cell office:value-type="float" office:value="0" calcext:value-type="float">
            <text:p>0</text:p>
          </table:table-cell>
          <table:table-cell office:value-type="float" office:value="0.219056974844187" calcext:value-type="float">
            <text:p>0.21905697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623</text:p>
          </table:table-cell>
          <table:table-cell office:value-type="float" office:value="-0.273020883915279" calcext:value-type="float">
            <text:p>-0.2730208839</text:p>
          </table:table-cell>
          <table:table-cell office:value-type="float" office:value="0" calcext:value-type="float">
            <text:p>0</text:p>
          </table:table-cell>
          <table:table-cell office:value-type="float" office:value="0.273020883915279" calcext:value-type="float">
            <text:p>0.27302088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625</text:p>
          </table:table-cell>
          <table:table-cell office:value-type="float" office:value="-0.279806037537676" calcext:value-type="float">
            <text:p>-0.2798060375</text:p>
          </table:table-cell>
          <table:table-cell office:value-type="float" office:value="0" calcext:value-type="float">
            <text:p>0</text:p>
          </table:table-cell>
          <table:table-cell office:value-type="float" office:value="0.279806037537676" calcext:value-type="float">
            <text:p>0.27980603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636</text:p>
          </table:table-cell>
          <table:table-cell office:value-type="float" office:value="-0.201659808026105" calcext:value-type="float">
            <text:p>-0.201659808</text:p>
          </table:table-cell>
          <table:table-cell office:value-type="float" office:value="0" calcext:value-type="float">
            <text:p>0</text:p>
          </table:table-cell>
          <table:table-cell office:value-type="float" office:value="0.201659808026105" calcext:value-type="float">
            <text:p>0.2016598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643</text:p>
          </table:table-cell>
          <table:table-cell office:value-type="float" office:value="-0.247283152177562" calcext:value-type="float">
            <text:p>-0.2472831522</text:p>
          </table:table-cell>
          <table:table-cell office:value-type="float" office:value="0" calcext:value-type="float">
            <text:p>0</text:p>
          </table:table-cell>
          <table:table-cell office:value-type="float" office:value="0.247283152177562" calcext:value-type="float">
            <text:p>0.24728315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644</text:p>
          </table:table-cell>
          <table:table-cell office:value-type="float" office:value="-0.225392109506634" calcext:value-type="float">
            <text:p>-0.2253921095</text:p>
          </table:table-cell>
          <table:table-cell office:value-type="float" office:value="0" calcext:value-type="float">
            <text:p>0</text:p>
          </table:table-cell>
          <table:table-cell office:value-type="float" office:value="0.225392109506634" calcext:value-type="float">
            <text:p>0.22539210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695</text:p>
          </table:table-cell>
          <table:table-cell office:value-type="float" office:value="-0.20980958886922" calcext:value-type="float">
            <text:p>-0.2098095889</text:p>
          </table:table-cell>
          <table:table-cell office:value-type="float" office:value="0" calcext:value-type="float">
            <text:p>0</text:p>
          </table:table-cell>
          <table:table-cell office:value-type="float" office:value="0.20980958886922" calcext:value-type="float">
            <text:p>0.20980958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705</text:p>
          </table:table-cell>
          <table:table-cell office:value-type="float" office:value="-0.247756156218834" calcext:value-type="float">
            <text:p>-0.2477561562</text:p>
          </table:table-cell>
          <table:table-cell office:value-type="float" office:value="0" calcext:value-type="float">
            <text:p>0</text:p>
          </table:table-cell>
          <table:table-cell office:value-type="float" office:value="0.247756156218834" calcext:value-type="float">
            <text:p>0.24775615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724</text:p>
          </table:table-cell>
          <table:table-cell office:value-type="float" office:value="-0.219257569686618" calcext:value-type="float">
            <text:p>-0.2192575697</text:p>
          </table:table-cell>
          <table:table-cell office:value-type="float" office:value="0" calcext:value-type="float">
            <text:p>0</text:p>
          </table:table-cell>
          <table:table-cell office:value-type="float" office:value="0.219257569686618" calcext:value-type="float">
            <text:p>0.21925756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740</text:p>
          </table:table-cell>
          <table:table-cell office:value-type="float" office:value="-0.205400970646899" calcext:value-type="float">
            <text:p>-0.2054009706</text:p>
          </table:table-cell>
          <table:table-cell office:value-type="float" office:value="0" calcext:value-type="float">
            <text:p>0</text:p>
          </table:table-cell>
          <table:table-cell office:value-type="float" office:value="0.205400970646899" calcext:value-type="float">
            <text:p>0.20540097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76</text:p>
          </table:table-cell>
          <table:table-cell office:value-type="float" office:value="-0.251467032439572" calcext:value-type="float">
            <text:p>-0.2514670324</text:p>
          </table:table-cell>
          <table:table-cell office:value-type="float" office:value="0" calcext:value-type="float">
            <text:p>0</text:p>
          </table:table-cell>
          <table:table-cell office:value-type="float" office:value="0.251467032439572" calcext:value-type="float">
            <text:p>0.25146703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787</text:p>
          </table:table-cell>
          <table:table-cell office:value-type="float" office:value="-0.241453827921412" calcext:value-type="float">
            <text:p>-0.2414538279</text:p>
          </table:table-cell>
          <table:table-cell office:value-type="float" office:value="0" calcext:value-type="float">
            <text:p>0</text:p>
          </table:table-cell>
          <table:table-cell office:value-type="float" office:value="0.241453827921412" calcext:value-type="float">
            <text:p>0.24145382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831</text:p>
          </table:table-cell>
          <table:table-cell office:value-type="float" office:value="0.206766843541563" calcext:value-type="float">
            <text:p>0.2067668435</text:p>
          </table:table-cell>
          <table:table-cell office:value-type="float" office:value="0" calcext:value-type="float">
            <text:p>0</text:p>
          </table:table-cell>
          <table:table-cell office:value-type="float" office:value="0.206766843541563" calcext:value-type="float">
            <text:p>0.20676684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832</text:p>
          </table:table-cell>
          <table:table-cell office:value-type="float" office:value="-0.221388735941412" calcext:value-type="float">
            <text:p>-0.2213887359</text:p>
          </table:table-cell>
          <table:table-cell office:value-type="float" office:value="0" calcext:value-type="float">
            <text:p>0</text:p>
          </table:table-cell>
          <table:table-cell office:value-type="float" office:value="0.221388735941412" calcext:value-type="float">
            <text:p>0.22138873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85</text:p>
          </table:table-cell>
          <table:table-cell office:value-type="float" office:value="-0.207232025506332" calcext:value-type="float">
            <text:p>-0.2072320255</text:p>
          </table:table-cell>
          <table:table-cell office:value-type="float" office:value="0" calcext:value-type="float">
            <text:p>0</text:p>
          </table:table-cell>
          <table:table-cell office:value-type="float" office:value="0.207232025506332" calcext:value-type="float">
            <text:p>0.20723202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89</text:p>
          </table:table-cell>
          <table:table-cell office:value-type="float" office:value="-0.251267238497797" calcext:value-type="float">
            <text:p>-0.2512672385</text:p>
          </table:table-cell>
          <table:table-cell office:value-type="float" office:value="0" calcext:value-type="float">
            <text:p>0</text:p>
          </table:table-cell>
          <table:table-cell office:value-type="float" office:value="0.251267238497797" calcext:value-type="float">
            <text:p>0.25126723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913</text:p>
          </table:table-cell>
          <table:table-cell office:value-type="float" office:value="-0.252895028644648" calcext:value-type="float">
            <text:p>-0.2528950286</text:p>
          </table:table-cell>
          <table:table-cell office:value-type="float" office:value="0" calcext:value-type="float">
            <text:p>0</text:p>
          </table:table-cell>
          <table:table-cell office:value-type="float" office:value="0.252895028644648" calcext:value-type="float">
            <text:p>0.25289502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3918</text:p>
          </table:table-cell>
          <table:table-cell office:value-type="float" office:value="-0.241432366032496" calcext:value-type="float">
            <text:p>-0.241432366</text:p>
          </table:table-cell>
          <table:table-cell office:value-type="float" office:value="0" calcext:value-type="float">
            <text:p>0</text:p>
          </table:table-cell>
          <table:table-cell office:value-type="float" office:value="0.241432366032496" calcext:value-type="float">
            <text:p>0.2414323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039</text:p>
          </table:table-cell>
          <table:table-cell office:value-type="float" office:value="-0.201356881901521" calcext:value-type="float">
            <text:p>-0.2013568819</text:p>
          </table:table-cell>
          <table:table-cell office:value-type="float" office:value="0" calcext:value-type="float">
            <text:p>0</text:p>
          </table:table-cell>
          <table:table-cell office:value-type="float" office:value="0.201356881901521" calcext:value-type="float">
            <text:p>0.20135688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042</text:p>
          </table:table-cell>
          <table:table-cell office:value-type="float" office:value="-0.245864751665663" calcext:value-type="float">
            <text:p>-0.2458647517</text:p>
          </table:table-cell>
          <table:table-cell office:value-type="float" office:value="0" calcext:value-type="float">
            <text:p>0</text:p>
          </table:table-cell>
          <table:table-cell office:value-type="float" office:value="0.245864751665663" calcext:value-type="float">
            <text:p>0.24586475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103</text:p>
          </table:table-cell>
          <table:table-cell office:value-type="float" office:value="-0.266933591151347" calcext:value-type="float">
            <text:p>-0.2669335912</text:p>
          </table:table-cell>
          <table:table-cell office:value-type="float" office:value="0" calcext:value-type="float">
            <text:p>0</text:p>
          </table:table-cell>
          <table:table-cell office:value-type="float" office:value="0.266933591151347" calcext:value-type="float">
            <text:p>0.26693359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104</text:p>
          </table:table-cell>
          <table:table-cell office:value-type="float" office:value="-0.296032876297055" calcext:value-type="float">
            <text:p>-0.2960328763</text:p>
          </table:table-cell>
          <table:table-cell office:value-type="float" office:value="0" calcext:value-type="float">
            <text:p>0</text:p>
          </table:table-cell>
          <table:table-cell office:value-type="float" office:value="0.296032876297055" calcext:value-type="float">
            <text:p>0.29603287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125</text:p>
          </table:table-cell>
          <table:table-cell office:value-type="float" office:value="-0.254086763177629" calcext:value-type="float">
            <text:p>-0.2540867632</text:p>
          </table:table-cell>
          <table:table-cell office:value-type="float" office:value="0" calcext:value-type="float">
            <text:p>0</text:p>
          </table:table-cell>
          <table:table-cell office:value-type="float" office:value="0.254086763177629" calcext:value-type="float">
            <text:p>0.25408676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137</text:p>
          </table:table-cell>
          <table:table-cell office:value-type="float" office:value="-0.255122793466314" calcext:value-type="float">
            <text:p>-0.2551227935</text:p>
          </table:table-cell>
          <table:table-cell office:value-type="float" office:value="0" calcext:value-type="float">
            <text:p>0</text:p>
          </table:table-cell>
          <table:table-cell office:value-type="float" office:value="0.255122793466314" calcext:value-type="float">
            <text:p>0.25512279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242</text:p>
          </table:table-cell>
          <table:table-cell office:value-type="float" office:value="-0.231092789566322" calcext:value-type="float">
            <text:p>-0.2310927896</text:p>
          </table:table-cell>
          <table:table-cell office:value-type="float" office:value="0" calcext:value-type="float">
            <text:p>0</text:p>
          </table:table-cell>
          <table:table-cell office:value-type="float" office:value="0.231092789566322" calcext:value-type="float">
            <text:p>0.23109278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255</text:p>
          </table:table-cell>
          <table:table-cell office:value-type="float" office:value="-0.258320761912474" calcext:value-type="float">
            <text:p>-0.2583207619</text:p>
          </table:table-cell>
          <table:table-cell office:value-type="float" office:value="0" calcext:value-type="float">
            <text:p>0</text:p>
          </table:table-cell>
          <table:table-cell office:value-type="float" office:value="0.258320761912474" calcext:value-type="float">
            <text:p>0.25832076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260</text:p>
          </table:table-cell>
          <table:table-cell office:value-type="float" office:value="-0.248142826786639" calcext:value-type="float">
            <text:p>-0.2481428268</text:p>
          </table:table-cell>
          <table:table-cell office:value-type="float" office:value="0" calcext:value-type="float">
            <text:p>0</text:p>
          </table:table-cell>
          <table:table-cell office:value-type="float" office:value="0.248142826786639" calcext:value-type="float">
            <text:p>0.24814282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278</text:p>
          </table:table-cell>
          <table:table-cell office:value-type="float" office:value="-0.245863204295591" calcext:value-type="float">
            <text:p>-0.2458632043</text:p>
          </table:table-cell>
          <table:table-cell office:value-type="float" office:value="0" calcext:value-type="float">
            <text:p>0</text:p>
          </table:table-cell>
          <table:table-cell office:value-type="float" office:value="0.245863204295591" calcext:value-type="float">
            <text:p>0.24586320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302</text:p>
          </table:table-cell>
          <table:table-cell office:value-type="float" office:value="0.271167999291102" calcext:value-type="float">
            <text:p>0.2711679993</text:p>
          </table:table-cell>
          <table:table-cell office:value-type="float" office:value="0" calcext:value-type="float">
            <text:p>0</text:p>
          </table:table-cell>
          <table:table-cell office:value-type="float" office:value="0.271167999291102" calcext:value-type="float">
            <text:p>0.27116799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4333</text:p>
          </table:table-cell>
          <table:table-cell office:value-type="float" office:value="-0.345257080440918" calcext:value-type="float">
            <text:p>-0.3452570804</text:p>
          </table:table-cell>
          <table:table-cell office:value-type="float" office:value="0" calcext:value-type="float">
            <text:p>0</text:p>
          </table:table-cell>
          <table:table-cell office:value-type="float" office:value="0.345257080440918" calcext:value-type="float">
            <text:p>0.34525708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525</text:p>
          </table:table-cell>
          <table:table-cell office:value-type="float" office:value="0.285360784974978" calcext:value-type="float">
            <text:p>0.285360785</text:p>
          </table:table-cell>
          <table:table-cell office:value-type="float" office:value="0" calcext:value-type="float">
            <text:p>0</text:p>
          </table:table-cell>
          <table:table-cell office:value-type="float" office:value="0.285360784974978" calcext:value-type="float">
            <text:p>0.2853607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526</text:p>
          </table:table-cell>
          <table:table-cell office:value-type="float" office:value="0.312052282442644" calcext:value-type="float">
            <text:p>0.3120522824</text:p>
          </table:table-cell>
          <table:table-cell office:value-type="float" office:value="0" calcext:value-type="float">
            <text:p>0</text:p>
          </table:table-cell>
          <table:table-cell office:value-type="float" office:value="0.312052282442644" calcext:value-type="float">
            <text:p>0.31205228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562</text:p>
          </table:table-cell>
          <table:table-cell office:value-type="float" office:value="0.204661996195071" calcext:value-type="float">
            <text:p>0.2046619962</text:p>
          </table:table-cell>
          <table:table-cell office:value-type="float" office:value="0" calcext:value-type="float">
            <text:p>0</text:p>
          </table:table-cell>
          <table:table-cell office:value-type="float" office:value="0.204661996195071" calcext:value-type="float">
            <text:p>0.20466199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599</text:p>
          </table:table-cell>
          <table:table-cell office:value-type="float" office:value="-0.218281219511362" calcext:value-type="float">
            <text:p>-0.2182812195</text:p>
          </table:table-cell>
          <table:table-cell office:value-type="float" office:value="0" calcext:value-type="float">
            <text:p>0</text:p>
          </table:table-cell>
          <table:table-cell office:value-type="float" office:value="0.218281219511362" calcext:value-type="float">
            <text:p>0.21828121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600</text:p>
          </table:table-cell>
          <table:table-cell office:value-type="float" office:value="-0.200955226216313" calcext:value-type="float">
            <text:p>-0.2009552262</text:p>
          </table:table-cell>
          <table:table-cell office:value-type="float" office:value="0" calcext:value-type="float">
            <text:p>0</text:p>
          </table:table-cell>
          <table:table-cell office:value-type="float" office:value="0.200955226216313" calcext:value-type="float">
            <text:p>0.20095522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609</text:p>
          </table:table-cell>
          <table:table-cell office:value-type="float" office:value="-0.224548810130911" calcext:value-type="float">
            <text:p>-0.2245488101</text:p>
          </table:table-cell>
          <table:table-cell office:value-type="float" office:value="0" calcext:value-type="float">
            <text:p>0</text:p>
          </table:table-cell>
          <table:table-cell office:value-type="float" office:value="0.224548810130911" calcext:value-type="float">
            <text:p>0.22454881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660</text:p>
          </table:table-cell>
          <table:table-cell office:value-type="float" office:value="-0.309022098070861" calcext:value-type="float">
            <text:p>-0.3090220981</text:p>
          </table:table-cell>
          <table:table-cell office:value-type="float" office:value="0" calcext:value-type="float">
            <text:p>0</text:p>
          </table:table-cell>
          <table:table-cell office:value-type="float" office:value="0.309022098070861" calcext:value-type="float">
            <text:p>0.30902209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743</text:p>
          </table:table-cell>
          <table:table-cell office:value-type="float" office:value="-0.227053113580685" calcext:value-type="float">
            <text:p>-0.2270531136</text:p>
          </table:table-cell>
          <table:table-cell office:value-type="float" office:value="0" calcext:value-type="float">
            <text:p>0</text:p>
          </table:table-cell>
          <table:table-cell office:value-type="float" office:value="0.227053113580685" calcext:value-type="float">
            <text:p>0.22705311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788</text:p>
          </table:table-cell>
          <table:table-cell office:value-type="float" office:value="-0.27956555681676" calcext:value-type="float">
            <text:p>-0.2795655568</text:p>
          </table:table-cell>
          <table:table-cell office:value-type="float" office:value="0" calcext:value-type="float">
            <text:p>0</text:p>
          </table:table-cell>
          <table:table-cell office:value-type="float" office:value="0.27956555681676" calcext:value-type="float">
            <text:p>0.27956555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798</text:p>
          </table:table-cell>
          <table:table-cell office:value-type="float" office:value="-0.243710110844904" calcext:value-type="float">
            <text:p>-0.2437101108</text:p>
          </table:table-cell>
          <table:table-cell office:value-type="float" office:value="0" calcext:value-type="float">
            <text:p>0</text:p>
          </table:table-cell>
          <table:table-cell office:value-type="float" office:value="0.243710110844904" calcext:value-type="float">
            <text:p>0.24371011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813</text:p>
          </table:table-cell>
          <table:table-cell office:value-type="float" office:value="-0.22186530622076" calcext:value-type="float">
            <text:p>-0.2218653062</text:p>
          </table:table-cell>
          <table:table-cell office:value-type="float" office:value="0" calcext:value-type="float">
            <text:p>0</text:p>
          </table:table-cell>
          <table:table-cell office:value-type="float" office:value="0.22186530622076" calcext:value-type="float">
            <text:p>0.22186530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879</text:p>
          </table:table-cell>
          <table:table-cell office:value-type="float" office:value="0.220080840109077" calcext:value-type="float">
            <text:p>0.2200808401</text:p>
          </table:table-cell>
          <table:table-cell office:value-type="float" office:value="0" calcext:value-type="float">
            <text:p>0</text:p>
          </table:table-cell>
          <table:table-cell office:value-type="float" office:value="0.220080840109077" calcext:value-type="float">
            <text:p>0.22008084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886</text:p>
          </table:table-cell>
          <table:table-cell office:value-type="float" office:value="0.21417477406702" calcext:value-type="float">
            <text:p>0.2141747741</text:p>
          </table:table-cell>
          <table:table-cell office:value-type="float" office:value="0" calcext:value-type="float">
            <text:p>0</text:p>
          </table:table-cell>
          <table:table-cell office:value-type="float" office:value="0.21417477406702" calcext:value-type="float">
            <text:p>0.21417477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907</text:p>
          </table:table-cell>
          <table:table-cell office:value-type="float" office:value="-0.208272006892119" calcext:value-type="float">
            <text:p>-0.2082720069</text:p>
          </table:table-cell>
          <table:table-cell office:value-type="float" office:value="0" calcext:value-type="float">
            <text:p>0</text:p>
          </table:table-cell>
          <table:table-cell office:value-type="float" office:value="0.208272006892119" calcext:value-type="float">
            <text:p>0.20827200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908</text:p>
          </table:table-cell>
          <table:table-cell office:value-type="float" office:value="-0.229769488240828" calcext:value-type="float">
            <text:p>-0.2297694882</text:p>
          </table:table-cell>
          <table:table-cell office:value-type="float" office:value="0" calcext:value-type="float">
            <text:p>0</text:p>
          </table:table-cell>
          <table:table-cell office:value-type="float" office:value="0.229769488240828" calcext:value-type="float">
            <text:p>0.22976948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909</text:p>
          </table:table-cell>
          <table:table-cell office:value-type="float" office:value="-0.26234201435101" calcext:value-type="float">
            <text:p>-0.2623420144</text:p>
          </table:table-cell>
          <table:table-cell office:value-type="float" office:value="0" calcext:value-type="float">
            <text:p>0</text:p>
          </table:table-cell>
          <table:table-cell office:value-type="float" office:value="0.26234201435101" calcext:value-type="float">
            <text:p>0.26234201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910</text:p>
          </table:table-cell>
          <table:table-cell office:value-type="float" office:value="0.283252586431052" calcext:value-type="float">
            <text:p>0.2832525864</text:p>
          </table:table-cell>
          <table:table-cell office:value-type="float" office:value="0" calcext:value-type="float">
            <text:p>0</text:p>
          </table:table-cell>
          <table:table-cell office:value-type="float" office:value="0.283252586431052" calcext:value-type="float">
            <text:p>0.28325258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932</text:p>
          </table:table-cell>
          <table:table-cell office:value-type="float" office:value="0.266147475391642" calcext:value-type="float">
            <text:p>0.2661474754</text:p>
          </table:table-cell>
          <table:table-cell office:value-type="float" office:value="0" calcext:value-type="float">
            <text:p>0</text:p>
          </table:table-cell>
          <table:table-cell office:value-type="float" office:value="0.266147475391642" calcext:value-type="float">
            <text:p>0.26614747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g-DMD_968</text:p>
          </table:table-cell>
          <table:table-cell office:value-type="float" office:value="-0.274595876753487" calcext:value-type="float">
            <text:p>-0.2745958768</text:p>
          </table:table-cell>
          <table:table-cell office:value-type="float" office:value="0" calcext:value-type="float">
            <text:p>0</text:p>
          </table:table-cell>
          <table:table-cell office:value-type="float" office:value="0.274595876753487" calcext:value-type="float">
            <text:p>0.27459587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C1</text:p>
          </table:table-cell>
          <table:table-cell office:value-type="string" calcext:value-type="string">
            <text:p>sig-DMD_3890</text:p>
          </table:table-cell>
          <table:table-cell office:value-type="float" office:value="-0.238958635789702" calcext:value-type="float">
            <text:p>-0.2389586358</text:p>
          </table:table-cell>
          <table:table-cell office:value-type="float" office:value="0" calcext:value-type="float">
            <text:p>0</text:p>
          </table:table-cell>
          <table:table-cell office:value-type="float" office:value="0.238958635789702" calcext:value-type="float">
            <text:p>0.23895863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CC1</text:p>
          </table:table-cell>
          <table:table-cell office:value-type="string" calcext:value-type="string">
            <text:p>sig-DMD_4079</text:p>
          </table:table-cell>
          <table:table-cell office:value-type="float" office:value="-0.308871878105567" calcext:value-type="float">
            <text:p>-0.3088718781</text:p>
          </table:table-cell>
          <table:table-cell office:value-type="float" office:value="0" calcext:value-type="float">
            <text:p>0</text:p>
          </table:table-cell>
          <table:table-cell office:value-type="float" office:value="0.308871878105567" calcext:value-type="float">
            <text:p>0.30887187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CSTD2</text:p>
          </table:table-cell>
          <table:table-cell office:value-type="string" calcext:value-type="string">
            <text:p>sig-DMD_157</text:p>
          </table:table-cell>
          <table:table-cell office:value-type="float" office:value="-0.499356888678777" calcext:value-type="float">
            <text:p>-0.4993568887</text:p>
          </table:table-cell>
          <table:table-cell office:value-type="float" office:value="0" calcext:value-type="float">
            <text:p>0</text:p>
          </table:table-cell>
          <table:table-cell office:value-type="float" office:value="0.499356888678777" calcext:value-type="float">
            <text:p>0.49935688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F4</text:p>
          </table:table-cell>
          <table:table-cell office:value-type="string" calcext:value-type="string">
            <text:p>sig-DMD_3085</text:p>
          </table:table-cell>
          <table:table-cell office:value-type="float" office:value="-0.374073757265793" calcext:value-type="float">
            <text:p>-0.3740737573</text:p>
          </table:table-cell>
          <table:table-cell office:value-type="float" office:value="0" calcext:value-type="float">
            <text:p>0</text:p>
          </table:table-cell>
          <table:table-cell office:value-type="float" office:value="0.374073757265793" calcext:value-type="float">
            <text:p>0.37407375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F4</text:p>
          </table:table-cell>
          <table:table-cell office:value-type="string" calcext:value-type="string">
            <text:p>sig-DMD_3089</text:p>
          </table:table-cell>
          <table:table-cell office:value-type="float" office:value="-0.308342287106425" calcext:value-type="float">
            <text:p>-0.3083422871</text:p>
          </table:table-cell>
          <table:table-cell office:value-type="float" office:value="0" calcext:value-type="float">
            <text:p>0</text:p>
          </table:table-cell>
          <table:table-cell office:value-type="float" office:value="0.308342287106425" calcext:value-type="float">
            <text:p>0.30834228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F4</text:p>
          </table:table-cell>
          <table:table-cell office:value-type="string" calcext:value-type="string">
            <text:p>sig-DMD_3090</text:p>
          </table:table-cell>
          <table:table-cell office:value-type="float" office:value="-0.274721504366623" calcext:value-type="float">
            <text:p>-0.2747215044</text:p>
          </table:table-cell>
          <table:table-cell office:value-type="float" office:value="0" calcext:value-type="float">
            <text:p>0</text:p>
          </table:table-cell>
          <table:table-cell office:value-type="float" office:value="0.274721504366623" calcext:value-type="float">
            <text:p>0.27472150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F4</text:p>
          </table:table-cell>
          <table:table-cell office:value-type="string" calcext:value-type="string">
            <text:p>sig-DMD_3098</text:p>
          </table:table-cell>
          <table:table-cell office:value-type="float" office:value="-0.338298390536491" calcext:value-type="float">
            <text:p>-0.3382983905</text:p>
          </table:table-cell>
          <table:table-cell office:value-type="float" office:value="0" calcext:value-type="float">
            <text:p>0</text:p>
          </table:table-cell>
          <table:table-cell office:value-type="float" office:value="0.338298390536491" calcext:value-type="float">
            <text:p>0.33829839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F4</text:p>
          </table:table-cell>
          <table:table-cell office:value-type="string" calcext:value-type="string">
            <text:p>sig-DMD_3099</text:p>
          </table:table-cell>
          <table:table-cell office:value-type="float" office:value="-0.365625523122209" calcext:value-type="float">
            <text:p>-0.3656255231</text:p>
          </table:table-cell>
          <table:table-cell office:value-type="float" office:value="0" calcext:value-type="float">
            <text:p>0</text:p>
          </table:table-cell>
          <table:table-cell office:value-type="float" office:value="0.365625523122209" calcext:value-type="float">
            <text:p>0.36562552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F4</text:p>
          </table:table-cell>
          <table:table-cell office:value-type="string" calcext:value-type="string">
            <text:p>sig-DMD_3100</text:p>
          </table:table-cell>
          <table:table-cell office:value-type="float" office:value="-0.37016544949304" calcext:value-type="float">
            <text:p>-0.3701654495</text:p>
          </table:table-cell>
          <table:table-cell office:value-type="float" office:value="0" calcext:value-type="float">
            <text:p>0</text:p>
          </table:table-cell>
          <table:table-cell office:value-type="float" office:value="0.37016544949304" calcext:value-type="float">
            <text:p>0.37016544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F4</text:p>
          </table:table-cell>
          <table:table-cell office:value-type="string" calcext:value-type="string">
            <text:p>sig-DMD_3101</text:p>
          </table:table-cell>
          <table:table-cell office:value-type="float" office:value="-0.226102394585043" calcext:value-type="float">
            <text:p>-0.2261023946</text:p>
          </table:table-cell>
          <table:table-cell office:value-type="float" office:value="0" calcext:value-type="float">
            <text:p>0</text:p>
          </table:table-cell>
          <table:table-cell office:value-type="float" office:value="0.226102394585043" calcext:value-type="float">
            <text:p>0.22610239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F4B</text:p>
          </table:table-cell>
          <table:table-cell office:value-type="string" calcext:value-type="string">
            <text:p>sig-DMD_2334</text:p>
          </table:table-cell>
          <table:table-cell office:value-type="float" office:value="-0.474270921868704" calcext:value-type="float">
            <text:p>-0.4742709219</text:p>
          </table:table-cell>
          <table:table-cell office:value-type="float" office:value="0" calcext:value-type="float">
            <text:p>0</text:p>
          </table:table-cell>
          <table:table-cell office:value-type="float" office:value="0.474270921868704" calcext:value-type="float">
            <text:p>0.47427092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F8</text:p>
          </table:table-cell>
          <table:table-cell office:value-type="string" calcext:value-type="string">
            <text:p>sig-DMD_3695</text:p>
          </table:table-cell>
          <table:table-cell office:value-type="float" office:value="-0.278717293605708" calcext:value-type="float">
            <text:p>-0.2787172936</text:p>
          </table:table-cell>
          <table:table-cell office:value-type="float" office:value="0" calcext:value-type="float">
            <text:p>0</text:p>
          </table:table-cell>
          <table:table-cell office:value-type="float" office:value="0.278717293605708" calcext:value-type="float">
            <text:p>0.27871729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C1D1</text:p>
          </table:table-cell>
          <table:table-cell office:value-type="string" calcext:value-type="string">
            <text:p>sig-DMD_2297</text:p>
          </table:table-cell>
          <table:table-cell office:value-type="float" office:value="-0.295503807892572" calcext:value-type="float">
            <text:p>-0.2955038079</text:p>
          </table:table-cell>
          <table:table-cell office:value-type="float" office:value="0" calcext:value-type="float">
            <text:p>0</text:p>
          </table:table-cell>
          <table:table-cell office:value-type="float" office:value="0.295503807892572" calcext:value-type="float">
            <text:p>0.29550380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C1D14</text:p>
          </table:table-cell>
          <table:table-cell office:value-type="string" calcext:value-type="string">
            <text:p>sig-DMD_3402</text:p>
          </table:table-cell>
          <table:table-cell office:value-type="float" office:value="-0.219328075653155" calcext:value-type="float">
            <text:p>-0.2193280757</text:p>
          </table:table-cell>
          <table:table-cell office:value-type="float" office:value="0" calcext:value-type="float">
            <text:p>0</text:p>
          </table:table-cell>
          <table:table-cell office:value-type="float" office:value="0.219328075653155" calcext:value-type="float">
            <text:p>0.21932807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L1X</text:p>
          </table:table-cell>
          <table:table-cell office:value-type="string" calcext:value-type="string">
            <text:p>sig-DMD_4355</text:p>
          </table:table-cell>
          <table:table-cell office:value-type="float" office:value="-0.248450788394035" calcext:value-type="float">
            <text:p>-0.2484507884</text:p>
          </table:table-cell>
          <table:table-cell office:value-type="float" office:value="0" calcext:value-type="float">
            <text:p>0</text:p>
          </table:table-cell>
          <table:table-cell office:value-type="float" office:value="0.248450788394035" calcext:value-type="float">
            <text:p>0.24845078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X18</text:p>
          </table:table-cell>
          <table:table-cell office:value-type="string" calcext:value-type="string">
            <text:p>sig-DMD_3723</text:p>
          </table:table-cell>
          <table:table-cell office:value-type="float" office:value="-0.383921427529993" calcext:value-type="float">
            <text:p>-0.3839214275</text:p>
          </table:table-cell>
          <table:table-cell office:value-type="float" office:value="0" calcext:value-type="float">
            <text:p>0</text:p>
          </table:table-cell>
          <table:table-cell office:value-type="float" office:value="0.383921427529993" calcext:value-type="float">
            <text:p>0.38392142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X18</text:p>
          </table:table-cell>
          <table:table-cell office:value-type="string" calcext:value-type="string">
            <text:p>sig-DMD_3724</text:p>
          </table:table-cell>
          <table:table-cell office:value-type="float" office:value="-0.300633907305047" calcext:value-type="float">
            <text:p>-0.3006339073</text:p>
          </table:table-cell>
          <table:table-cell office:value-type="float" office:value="0" calcext:value-type="float">
            <text:p>0</text:p>
          </table:table-cell>
          <table:table-cell office:value-type="float" office:value="0.300633907305047" calcext:value-type="float">
            <text:p>0.30063390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X19</text:p>
          </table:table-cell>
          <table:table-cell office:value-type="string" calcext:value-type="string">
            <text:p>sig-DMD_319</text:p>
          </table:table-cell>
          <table:table-cell office:value-type="float" office:value="-0.702324815368661" calcext:value-type="float">
            <text:p>-0.7023248154</text:p>
          </table:table-cell>
          <table:table-cell office:value-type="float" office:value="0" calcext:value-type="float">
            <text:p>0</text:p>
          </table:table-cell>
          <table:table-cell office:value-type="float" office:value="0.702324815368661" calcext:value-type="float">
            <text:p>0.70232481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X20</text:p>
          </table:table-cell>
          <table:table-cell office:value-type="string" calcext:value-type="string">
            <text:p>sig-DMD_3829</text:p>
          </table:table-cell>
          <table:table-cell office:value-type="float" office:value="0.341161179882798" calcext:value-type="float">
            <text:p>0.3411611799</text:p>
          </table:table-cell>
          <table:table-cell office:value-type="float" office:value="0" calcext:value-type="float">
            <text:p>0</text:p>
          </table:table-cell>
          <table:table-cell office:value-type="float" office:value="0.341161179882798" calcext:value-type="float">
            <text:p>0.34116117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X21</text:p>
          </table:table-cell>
          <table:table-cell office:value-type="string" calcext:value-type="string">
            <text:p>sig-DMD_2211</text:p>
          </table:table-cell>
          <table:table-cell office:value-type="float" office:value="-0.236866797759801" calcext:value-type="float">
            <text:p>-0.2368667978</text:p>
          </table:table-cell>
          <table:table-cell office:value-type="float" office:value="0" calcext:value-type="float">
            <text:p>0</text:p>
          </table:table-cell>
          <table:table-cell office:value-type="float" office:value="0.236866797759801" calcext:value-type="float">
            <text:p>0.2368667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X5</text:p>
          </table:table-cell>
          <table:table-cell office:value-type="string" calcext:value-type="string">
            <text:p>sig-DMD_1024</text:p>
          </table:table-cell>
          <table:table-cell office:value-type="float" office:value="0.211469529018186" calcext:value-type="float">
            <text:p>0.211469529</text:p>
          </table:table-cell>
          <table:table-cell office:value-type="float" office:value="0" calcext:value-type="float">
            <text:p>0</text:p>
          </table:table-cell>
          <table:table-cell office:value-type="float" office:value="0.211469529018186" calcext:value-type="float">
            <text:p>0.2114695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X5</text:p>
          </table:table-cell>
          <table:table-cell office:value-type="string" calcext:value-type="string">
            <text:p>sig-DMD_1030</text:p>
          </table:table-cell>
          <table:table-cell office:value-type="float" office:value="0.248825449555447" calcext:value-type="float">
            <text:p>0.2488254496</text:p>
          </table:table-cell>
          <table:table-cell office:value-type="float" office:value="0" calcext:value-type="float">
            <text:p>0</text:p>
          </table:table-cell>
          <table:table-cell office:value-type="float" office:value="0.248825449555447" calcext:value-type="float">
            <text:p>0.24882544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CF20</text:p>
          </table:table-cell>
          <table:table-cell office:value-type="string" calcext:value-type="string">
            <text:p>sig-DMD_3203</text:p>
          </table:table-cell>
          <table:table-cell office:value-type="float" office:value="-0.28549281995837" calcext:value-type="float">
            <text:p>-0.28549282</text:p>
          </table:table-cell>
          <table:table-cell office:value-type="float" office:value="0" calcext:value-type="float">
            <text:p>0</text:p>
          </table:table-cell>
          <table:table-cell office:value-type="float" office:value="0.28549281995837" calcext:value-type="float">
            <text:p>0.285492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CF7</text:p>
          </table:table-cell>
          <table:table-cell office:value-type="string" calcext:value-type="string">
            <text:p>sig-DMD_2702</text:p>
          </table:table-cell>
          <table:table-cell office:value-type="float" office:value="-0.460598784779023" calcext:value-type="float">
            <text:p>-0.4605987848</text:p>
          </table:table-cell>
          <table:table-cell office:value-type="float" office:value="0" calcext:value-type="float">
            <text:p>0</text:p>
          </table:table-cell>
          <table:table-cell office:value-type="float" office:value="0.460598784779023" calcext:value-type="float">
            <text:p>0.46059878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CF7</text:p>
          </table:table-cell>
          <table:table-cell office:value-type="string" calcext:value-type="string">
            <text:p>sig-DMD_3560</text:p>
          </table:table-cell>
          <table:table-cell office:value-type="float" office:value="-0.62240056024956" calcext:value-type="float">
            <text:p>-0.6224005602</text:p>
          </table:table-cell>
          <table:table-cell office:value-type="float" office:value="0" calcext:value-type="float">
            <text:p>0</text:p>
          </table:table-cell>
          <table:table-cell office:value-type="float" office:value="0.62240056024956" calcext:value-type="float">
            <text:p>0.62240056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CF7</text:p>
          </table:table-cell>
          <table:table-cell office:value-type="string" calcext:value-type="string">
            <text:p>sig-DMD_3561</text:p>
          </table:table-cell>
          <table:table-cell office:value-type="float" office:value="-0.479122146941159" calcext:value-type="float">
            <text:p>-0.4791221469</text:p>
          </table:table-cell>
          <table:table-cell office:value-type="float" office:value="0" calcext:value-type="float">
            <text:p>0</text:p>
          </table:table-cell>
          <table:table-cell office:value-type="float" office:value="0.479122146941159" calcext:value-type="float">
            <text:p>0.47912214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CF7L1</text:p>
          </table:table-cell>
          <table:table-cell office:value-type="string" calcext:value-type="string">
            <text:p>sig-DMD_2702</text:p>
          </table:table-cell>
          <table:table-cell office:value-type="float" office:value="-0.604918522020964" calcext:value-type="float">
            <text:p>-0.604918522</text:p>
          </table:table-cell>
          <table:table-cell office:value-type="float" office:value="0" calcext:value-type="float">
            <text:p>0</text:p>
          </table:table-cell>
          <table:table-cell office:value-type="float" office:value="0.604918522020964" calcext:value-type="float">
            <text:p>0.6049185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CF7L2</text:p>
          </table:table-cell>
          <table:table-cell office:value-type="string" calcext:value-type="string">
            <text:p>sig-DMD_614</text:p>
          </table:table-cell>
          <table:table-cell office:value-type="float" office:value="-0.299596754965169" calcext:value-type="float">
            <text:p>-0.299596755</text:p>
          </table:table-cell>
          <table:table-cell office:value-type="float" office:value="0" calcext:value-type="float">
            <text:p>0</text:p>
          </table:table-cell>
          <table:table-cell office:value-type="float" office:value="0.299596754965169" calcext:value-type="float">
            <text:p>0.2995967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DRD6</text:p>
          </table:table-cell>
          <table:table-cell office:value-type="string" calcext:value-type="string">
            <text:p>sig-DMD_3702</text:p>
          </table:table-cell>
          <table:table-cell office:value-type="float" office:value="-0.345353976845137" calcext:value-type="float">
            <text:p>-0.3453539768</text:p>
          </table:table-cell>
          <table:table-cell office:value-type="float" office:value="0" calcext:value-type="float">
            <text:p>0</text:p>
          </table:table-cell>
          <table:table-cell office:value-type="float" office:value="0.345353976845137" calcext:value-type="float">
            <text:p>0.34535397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NC1</text:p>
          </table:table-cell>
          <table:table-cell office:value-type="string" calcext:value-type="string">
            <text:p>sig-DMD_931</text:p>
          </table:table-cell>
          <table:table-cell office:value-type="float" office:value="-0.446482996840044" calcext:value-type="float">
            <text:p>-0.4464829968</text:p>
          </table:table-cell>
          <table:table-cell office:value-type="float" office:value="0" calcext:value-type="float">
            <text:p>0</text:p>
          </table:table-cell>
          <table:table-cell office:value-type="float" office:value="0.446482996840044" calcext:value-type="float">
            <text:p>0.44648299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SC</text:p>
          </table:table-cell>
          <table:table-cell office:value-type="string" calcext:value-type="string">
            <text:p>sig-DMD_1042</text:p>
          </table:table-cell>
          <table:table-cell office:value-type="float" office:value="0.24884991627792" calcext:value-type="float">
            <text:p>0.2488499163</text:p>
          </table:table-cell>
          <table:table-cell office:value-type="float" office:value="0" calcext:value-type="float">
            <text:p>0</text:p>
          </table:table-cell>
          <table:table-cell office:value-type="float" office:value="0.24884991627792" calcext:value-type="float">
            <text:p>0.24884991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T3</text:p>
          </table:table-cell>
          <table:table-cell office:value-type="string" calcext:value-type="string">
            <text:p>sig-DMD_2697</text:p>
          </table:table-cell>
          <table:table-cell office:value-type="float" office:value="-0.430007470658792" calcext:value-type="float">
            <text:p>-0.4300074707</text:p>
          </table:table-cell>
          <table:table-cell office:value-type="float" office:value="0" calcext:value-type="float">
            <text:p>0</text:p>
          </table:table-cell>
          <table:table-cell office:value-type="float" office:value="0.430007470658792" calcext:value-type="float">
            <text:p>0.43000747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FAP2A</text:p>
          </table:table-cell>
          <table:table-cell office:value-type="string" calcext:value-type="string">
            <text:p>sig-DMD_3643</text:p>
          </table:table-cell>
          <table:table-cell office:value-type="float" office:value="0.499021398519813" calcext:value-type="float">
            <text:p>0.4990213985</text:p>
          </table:table-cell>
          <table:table-cell office:value-type="float" office:value="0" calcext:value-type="float">
            <text:p>0</text:p>
          </table:table-cell>
          <table:table-cell office:value-type="float" office:value="0.499021398519813" calcext:value-type="float">
            <text:p>0.49902139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FAP2A</text:p>
          </table:table-cell>
          <table:table-cell office:value-type="string" calcext:value-type="string">
            <text:p>sig-DMD_3644</text:p>
          </table:table-cell>
          <table:table-cell office:value-type="float" office:value="0.429833593702645" calcext:value-type="float">
            <text:p>0.4298335937</text:p>
          </table:table-cell>
          <table:table-cell office:value-type="float" office:value="0" calcext:value-type="float">
            <text:p>0</text:p>
          </table:table-cell>
          <table:table-cell office:value-type="float" office:value="0.429833593702645" calcext:value-type="float">
            <text:p>0.42983359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FAP2B</text:p>
          </table:table-cell>
          <table:table-cell office:value-type="string" calcext:value-type="string">
            <text:p>sig-DMD_3704</text:p>
          </table:table-cell>
          <table:table-cell office:value-type="float" office:value="-0.576570901883006" calcext:value-type="float">
            <text:p>-0.5765709019</text:p>
          </table:table-cell>
          <table:table-cell office:value-type="float" office:value="0" calcext:value-type="float">
            <text:p>0</text:p>
          </table:table-cell>
          <table:table-cell office:value-type="float" office:value="0.576570901883006" calcext:value-type="float">
            <text:p>0.576570901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FAP2C</text:p>
          </table:table-cell>
          <table:table-cell office:value-type="string" calcext:value-type="string">
            <text:p>sig-DMD_3015</text:p>
          </table:table-cell>
          <table:table-cell office:value-type="float" office:value="-0.45853505959704" calcext:value-type="float">
            <text:p>-0.4585350596</text:p>
          </table:table-cell>
          <table:table-cell office:value-type="float" office:value="0" calcext:value-type="float">
            <text:p>0</text:p>
          </table:table-cell>
          <table:table-cell office:value-type="float" office:value="0.45853505959704" calcext:value-type="float">
            <text:p>0.45853505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GFBR1</text:p>
          </table:table-cell>
          <table:table-cell office:value-type="string" calcext:value-type="string">
            <text:p>sig-DMD_4278</text:p>
          </table:table-cell>
          <table:table-cell office:value-type="float" office:value="-0.219672434385191" calcext:value-type="float">
            <text:p>-0.2196724344</text:p>
          </table:table-cell>
          <table:table-cell office:value-type="float" office:value="0" calcext:value-type="float">
            <text:p>0</text:p>
          </table:table-cell>
          <table:table-cell office:value-type="float" office:value="0.219672434385191" calcext:value-type="float">
            <text:p>0.21967243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GFBR3</text:p>
          </table:table-cell>
          <table:table-cell office:value-type="string" calcext:value-type="string">
            <text:p>sig-DMD_178</text:p>
          </table:table-cell>
          <table:table-cell office:value-type="float" office:value="-0.371137172247776" calcext:value-type="float">
            <text:p>-0.3711371722</text:p>
          </table:table-cell>
          <table:table-cell office:value-type="float" office:value="0" calcext:value-type="float">
            <text:p>0</text:p>
          </table:table-cell>
          <table:table-cell office:value-type="float" office:value="0.371137172247776" calcext:value-type="float">
            <text:p>0.37113717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sig-DMD_743</text:p>
          </table:table-cell>
          <table:table-cell office:value-type="float" office:value="-0.227162323272045" calcext:value-type="float">
            <text:p>-0.2271623233</text:p>
          </table:table-cell>
          <table:table-cell office:value-type="float" office:value="0" calcext:value-type="float">
            <text:p>0</text:p>
          </table:table-cell>
          <table:table-cell office:value-type="float" office:value="0.227162323272045" calcext:value-type="float">
            <text:p>0.22716232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BD</text:p>
          </table:table-cell>
          <table:table-cell office:value-type="string" calcext:value-type="string">
            <text:p>sig-DMD_2892</text:p>
          </table:table-cell>
          <table:table-cell office:value-type="float" office:value="-0.292850988844875" calcext:value-type="float">
            <text:p>-0.2928509888</text:p>
          </table:table-cell>
          <table:table-cell office:value-type="float" office:value="0" calcext:value-type="float">
            <text:p>0</text:p>
          </table:table-cell>
          <table:table-cell office:value-type="float" office:value="0.292850988844875" calcext:value-type="float">
            <text:p>0.29285098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BD</text:p>
          </table:table-cell>
          <table:table-cell office:value-type="string" calcext:value-type="string">
            <text:p>sig-DMD_2893</text:p>
          </table:table-cell>
          <table:table-cell office:value-type="float" office:value="-0.25904059929611" calcext:value-type="float">
            <text:p>-0.2590405993</text:p>
          </table:table-cell>
          <table:table-cell office:value-type="float" office:value="0" calcext:value-type="float">
            <text:p>0</text:p>
          </table:table-cell>
          <table:table-cell office:value-type="float" office:value="0.25904059929611" calcext:value-type="float">
            <text:p>0.25904059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RB</text:p>
          </table:table-cell>
          <table:table-cell office:value-type="string" calcext:value-type="string">
            <text:p>sig-DMD_3250</text:p>
          </table:table-cell>
          <table:table-cell office:value-type="float" office:value="0.24131889673308" calcext:value-type="float">
            <text:p>0.2413188967</text:p>
          </table:table-cell>
          <table:table-cell office:value-type="float" office:value="0" calcext:value-type="float">
            <text:p>0</text:p>
          </table:table-cell>
          <table:table-cell office:value-type="float" office:value="0.24131889673308" calcext:value-type="float">
            <text:p>0.241318896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SD4</text:p>
          </table:table-cell>
          <table:table-cell office:value-type="string" calcext:value-type="string">
            <text:p>sig-DMD_1550</text:p>
          </table:table-cell>
          <table:table-cell office:value-type="float" office:value="-0.52466308498035" calcext:value-type="float">
            <text:p>-0.524663085</text:p>
          </table:table-cell>
          <table:table-cell office:value-type="float" office:value="0" calcext:value-type="float">
            <text:p>0</text:p>
          </table:table-cell>
          <table:table-cell office:value-type="float" office:value="0.52466308498035" calcext:value-type="float">
            <text:p>0.5246630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SD7B</text:p>
          </table:table-cell>
          <table:table-cell office:value-type="string" calcext:value-type="string">
            <text:p>sig-DMD_2756</text:p>
          </table:table-cell>
          <table:table-cell office:value-type="float" office:value="-0.287841730153744" calcext:value-type="float">
            <text:p>-0.2878417302</text:p>
          </table:table-cell>
          <table:table-cell office:value-type="float" office:value="0" calcext:value-type="float">
            <text:p>0</text:p>
          </table:table-cell>
          <table:table-cell office:value-type="float" office:value="0.287841730153744" calcext:value-type="float">
            <text:p>0.28784173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LDC1</text:p>
          </table:table-cell>
          <table:table-cell office:value-type="string" calcext:value-type="string">
            <text:p>sig-DMD_2117</text:p>
          </table:table-cell>
          <table:table-cell office:value-type="float" office:value="-0.258885344530667" calcext:value-type="float">
            <text:p>-0.2588853445</text:p>
          </table:table-cell>
          <table:table-cell office:value-type="float" office:value="0" calcext:value-type="float">
            <text:p>0</text:p>
          </table:table-cell>
          <table:table-cell office:value-type="float" office:value="0.258885344530667" calcext:value-type="float">
            <text:p>0.25888534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LE4</text:p>
          </table:table-cell>
          <table:table-cell office:value-type="string" calcext:value-type="string">
            <text:p>sig-DMD_4255</text:p>
          </table:table-cell>
          <table:table-cell office:value-type="float" office:value="-0.400224663566037" calcext:value-type="float">
            <text:p>-0.4002246636</text:p>
          </table:table-cell>
          <table:table-cell office:value-type="float" office:value="0" calcext:value-type="float">
            <text:p>0</text:p>
          </table:table-cell>
          <table:table-cell office:value-type="float" office:value="0.400224663566037" calcext:value-type="float">
            <text:p>0.40022466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C6</text:p>
          </table:table-cell>
          <table:table-cell office:value-type="string" calcext:value-type="string">
            <text:p>sig-DMD_2269</text:p>
          </table:table-cell>
          <table:table-cell office:value-type="float" office:value="-0.27321009236227" calcext:value-type="float">
            <text:p>-0.2732100924</text:p>
          </table:table-cell>
          <table:table-cell office:value-type="float" office:value="0" calcext:value-type="float">
            <text:p>0</text:p>
          </table:table-cell>
          <table:table-cell office:value-type="float" office:value="0.27321009236227" calcext:value-type="float">
            <text:p>0.27321009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C6</text:p>
          </table:table-cell>
          <table:table-cell office:value-type="string" calcext:value-type="string">
            <text:p>sig-DMD_2270</text:p>
          </table:table-cell>
          <table:table-cell office:value-type="float" office:value="-0.270869893574157" calcext:value-type="float">
            <text:p>-0.2708698936</text:p>
          </table:table-cell>
          <table:table-cell office:value-type="float" office:value="0" calcext:value-type="float">
            <text:p>0</text:p>
          </table:table-cell>
          <table:table-cell office:value-type="float" office:value="0.270869893574157" calcext:value-type="float">
            <text:p>0.27086989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C8</text:p>
          </table:table-cell>
          <table:table-cell office:value-type="string" calcext:value-type="string">
            <text:p>sig-DMD_2269</text:p>
          </table:table-cell>
          <table:table-cell office:value-type="float" office:value="-0.612722433427476" calcext:value-type="float">
            <text:p>-0.6127224334</text:p>
          </table:table-cell>
          <table:table-cell office:value-type="float" office:value="0" calcext:value-type="float">
            <text:p>0</text:p>
          </table:table-cell>
          <table:table-cell office:value-type="float" office:value="0.612722433427476" calcext:value-type="float">
            <text:p>0.61272243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C8</text:p>
          </table:table-cell>
          <table:table-cell office:value-type="string" calcext:value-type="string">
            <text:p>sig-DMD_2270</text:p>
          </table:table-cell>
          <table:table-cell office:value-type="float" office:value="-0.489063517908646" calcext:value-type="float">
            <text:p>-0.4890635179</text:p>
          </table:table-cell>
          <table:table-cell office:value-type="float" office:value="0" calcext:value-type="float">
            <text:p>0</text:p>
          </table:table-cell>
          <table:table-cell office:value-type="float" office:value="0.489063517908646" calcext:value-type="float">
            <text:p>0.48906351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109</text:p>
          </table:table-cell>
          <table:table-cell office:value-type="string" calcext:value-type="string">
            <text:p>sig-DMD_785</text:p>
          </table:table-cell>
          <table:table-cell office:value-type="float" office:value="-0.211681724089807" calcext:value-type="float">
            <text:p>-0.2116817241</text:p>
          </table:table-cell>
          <table:table-cell office:value-type="float" office:value="0" calcext:value-type="float">
            <text:p>0</text:p>
          </table:table-cell>
          <table:table-cell office:value-type="float" office:value="0.211681724089807" calcext:value-type="float">
            <text:p>0.21168172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121</text:p>
          </table:table-cell>
          <table:table-cell office:value-type="string" calcext:value-type="string">
            <text:p>sig-DMD_1490</text:p>
          </table:table-cell>
          <table:table-cell office:value-type="float" office:value="0.391639512048927" calcext:value-type="float">
            <text:p>0.391639512</text:p>
          </table:table-cell>
          <table:table-cell office:value-type="float" office:value="0" calcext:value-type="float">
            <text:p>0</text:p>
          </table:table-cell>
          <table:table-cell office:value-type="float" office:value="0.391639512048927" calcext:value-type="float">
            <text:p>0.3916395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132B</text:p>
          </table:table-cell>
          <table:table-cell office:value-type="string" calcext:value-type="string">
            <text:p>sig-DMD_1086</text:p>
          </table:table-cell>
          <table:table-cell office:value-type="float" office:value="0.213126037057718" calcext:value-type="float">
            <text:p>0.2131260371</text:p>
          </table:table-cell>
          <table:table-cell office:value-type="float" office:value="0" calcext:value-type="float">
            <text:p>0</text:p>
          </table:table-cell>
          <table:table-cell office:value-type="float" office:value="0.213126037057718" calcext:value-type="float">
            <text:p>0.21312603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12</text:p>
          </table:table-cell>
          <table:table-cell office:value-type="float" office:value="0.407381782525882" calcext:value-type="float">
            <text:p>0.4073817825</text:p>
          </table:table-cell>
          <table:table-cell office:value-type="float" office:value="0" calcext:value-type="float">
            <text:p>0</text:p>
          </table:table-cell>
          <table:table-cell office:value-type="float" office:value="0.407381782525882" calcext:value-type="float">
            <text:p>0.40738178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17</text:p>
          </table:table-cell>
          <table:table-cell office:value-type="float" office:value="0.334069717416799" calcext:value-type="float">
            <text:p>0.3340697174</text:p>
          </table:table-cell>
          <table:table-cell office:value-type="float" office:value="0" calcext:value-type="float">
            <text:p>0</text:p>
          </table:table-cell>
          <table:table-cell office:value-type="float" office:value="0.334069717416799" calcext:value-type="float">
            <text:p>0.33406971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19</text:p>
          </table:table-cell>
          <table:table-cell office:value-type="float" office:value="-0.28139746840543" calcext:value-type="float">
            <text:p>-0.2813974684</text:p>
          </table:table-cell>
          <table:table-cell office:value-type="float" office:value="0" calcext:value-type="float">
            <text:p>0</text:p>
          </table:table-cell>
          <table:table-cell office:value-type="float" office:value="0.28139746840543" calcext:value-type="float">
            <text:p>0.28139746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24</text:p>
          </table:table-cell>
          <table:table-cell office:value-type="float" office:value="-0.341860151132216" calcext:value-type="float">
            <text:p>-0.3418601511</text:p>
          </table:table-cell>
          <table:table-cell office:value-type="float" office:value="0" calcext:value-type="float">
            <text:p>0</text:p>
          </table:table-cell>
          <table:table-cell office:value-type="float" office:value="0.341860151132216" calcext:value-type="float">
            <text:p>0.34186015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27</text:p>
          </table:table-cell>
          <table:table-cell office:value-type="float" office:value="0.257366916273386" calcext:value-type="float">
            <text:p>0.2573669163</text:p>
          </table:table-cell>
          <table:table-cell office:value-type="float" office:value="0" calcext:value-type="float">
            <text:p>0</text:p>
          </table:table-cell>
          <table:table-cell office:value-type="float" office:value="0.257366916273386" calcext:value-type="float">
            <text:p>0.25736691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28</text:p>
          </table:table-cell>
          <table:table-cell office:value-type="float" office:value="0.425990409602241" calcext:value-type="float">
            <text:p>0.4259904096</text:p>
          </table:table-cell>
          <table:table-cell office:value-type="float" office:value="0" calcext:value-type="float">
            <text:p>0</text:p>
          </table:table-cell>
          <table:table-cell office:value-type="float" office:value="0.425990409602241" calcext:value-type="float">
            <text:p>0.42599040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35</text:p>
          </table:table-cell>
          <table:table-cell office:value-type="float" office:value="0.351733954134874" calcext:value-type="float">
            <text:p>0.3517339541</text:p>
          </table:table-cell>
          <table:table-cell office:value-type="float" office:value="0" calcext:value-type="float">
            <text:p>0</text:p>
          </table:table-cell>
          <table:table-cell office:value-type="float" office:value="0.351733954134874" calcext:value-type="float">
            <text:p>0.35173395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36</text:p>
          </table:table-cell>
          <table:table-cell office:value-type="float" office:value="0.525907538818893" calcext:value-type="float">
            <text:p>0.5259075388</text:p>
          </table:table-cell>
          <table:table-cell office:value-type="float" office:value="0" calcext:value-type="float">
            <text:p>0</text:p>
          </table:table-cell>
          <table:table-cell office:value-type="float" office:value="0.525907538818893" calcext:value-type="float">
            <text:p>0.52590753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42</text:p>
          </table:table-cell>
          <table:table-cell office:value-type="float" office:value="0.348427712576434" calcext:value-type="float">
            <text:p>0.3484277126</text:p>
          </table:table-cell>
          <table:table-cell office:value-type="float" office:value="0" calcext:value-type="float">
            <text:p>0</text:p>
          </table:table-cell>
          <table:table-cell office:value-type="float" office:value="0.348427712576434" calcext:value-type="float">
            <text:p>0.34842771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46</text:p>
          </table:table-cell>
          <table:table-cell office:value-type="float" office:value="0.584613184178182" calcext:value-type="float">
            <text:p>0.5846131842</text:p>
          </table:table-cell>
          <table:table-cell office:value-type="float" office:value="0" calcext:value-type="float">
            <text:p>0</text:p>
          </table:table-cell>
          <table:table-cell office:value-type="float" office:value="0.584613184178182" calcext:value-type="float">
            <text:p>0.58461318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47</text:p>
          </table:table-cell>
          <table:table-cell office:value-type="float" office:value="0.433194745623586" calcext:value-type="float">
            <text:p>0.4331947456</text:p>
          </table:table-cell>
          <table:table-cell office:value-type="float" office:value="0" calcext:value-type="float">
            <text:p>0</text:p>
          </table:table-cell>
          <table:table-cell office:value-type="float" office:value="0.433194745623586" calcext:value-type="float">
            <text:p>0.43319474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55</text:p>
          </table:table-cell>
          <table:table-cell office:value-type="float" office:value="0.219951424664875" calcext:value-type="float">
            <text:p>0.2199514247</text:p>
          </table:table-cell>
          <table:table-cell office:value-type="float" office:value="0" calcext:value-type="float">
            <text:p>0</text:p>
          </table:table-cell>
          <table:table-cell office:value-type="float" office:value="0.219951424664875" calcext:value-type="float">
            <text:p>0.21995142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56</text:p>
          </table:table-cell>
          <table:table-cell office:value-type="float" office:value="0.480883937127652" calcext:value-type="float">
            <text:p>0.4808839371</text:p>
          </table:table-cell>
          <table:table-cell office:value-type="float" office:value="0" calcext:value-type="float">
            <text:p>0</text:p>
          </table:table-cell>
          <table:table-cell office:value-type="float" office:value="0.480883937127652" calcext:value-type="float">
            <text:p>0.48088393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60</text:p>
          </table:table-cell>
          <table:table-cell office:value-type="float" office:value="0.268478773563782" calcext:value-type="float">
            <text:p>0.2684787736</text:p>
          </table:table-cell>
          <table:table-cell office:value-type="float" office:value="0" calcext:value-type="float">
            <text:p>0</text:p>
          </table:table-cell>
          <table:table-cell office:value-type="float" office:value="0.268478773563782" calcext:value-type="float">
            <text:p>0.26847877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67</text:p>
          </table:table-cell>
          <table:table-cell office:value-type="float" office:value="0.458040852919028" calcext:value-type="float">
            <text:p>0.4580408529</text:p>
          </table:table-cell>
          <table:table-cell office:value-type="float" office:value="0" calcext:value-type="float">
            <text:p>0</text:p>
          </table:table-cell>
          <table:table-cell office:value-type="float" office:value="0.458040852919028" calcext:value-type="float">
            <text:p>0.45804085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68</text:p>
          </table:table-cell>
          <table:table-cell office:value-type="float" office:value="0.414591348126831" calcext:value-type="float">
            <text:p>0.4145913481</text:p>
          </table:table-cell>
          <table:table-cell office:value-type="float" office:value="0" calcext:value-type="float">
            <text:p>0</text:p>
          </table:table-cell>
          <table:table-cell office:value-type="float" office:value="0.414591348126831" calcext:value-type="float">
            <text:p>0.41459134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76</text:p>
          </table:table-cell>
          <table:table-cell office:value-type="float" office:value="0.202254891432005" calcext:value-type="float">
            <text:p>0.2022548914</text:p>
          </table:table-cell>
          <table:table-cell office:value-type="float" office:value="0" calcext:value-type="float">
            <text:p>0</text:p>
          </table:table-cell>
          <table:table-cell office:value-type="float" office:value="0.202254891432005" calcext:value-type="float">
            <text:p>0.20225489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58</text:p>
          </table:table-cell>
          <table:table-cell office:value-type="string" calcext:value-type="string">
            <text:p>sig-DMD_3269</text:p>
          </table:table-cell>
          <table:table-cell office:value-type="float" office:value="-0.273713261283188" calcext:value-type="float">
            <text:p>-0.2737132613</text:p>
          </table:table-cell>
          <table:table-cell office:value-type="float" office:value="0" calcext:value-type="float">
            <text:p>0</text:p>
          </table:table-cell>
          <table:table-cell office:value-type="float" office:value="0.273713261283188" calcext:value-type="float">
            <text:p>0.27371326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184A</text:p>
          </table:table-cell>
          <table:table-cell office:value-type="string" calcext:value-type="string">
            <text:p>sig-DMD_3799</text:p>
          </table:table-cell>
          <table:table-cell office:value-type="float" office:value="-0.236116067993306" calcext:value-type="float">
            <text:p>-0.236116068</text:p>
          </table:table-cell>
          <table:table-cell office:value-type="float" office:value="0" calcext:value-type="float">
            <text:p>0</text:p>
          </table:table-cell>
          <table:table-cell office:value-type="float" office:value="0.236116067993306" calcext:value-type="float">
            <text:p>0.2361160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200B</text:p>
          </table:table-cell>
          <table:table-cell office:value-type="string" calcext:value-type="string">
            <text:p>sig-DMD_108</text:p>
          </table:table-cell>
          <table:table-cell office:value-type="float" office:value="-0.280937854543276" calcext:value-type="float">
            <text:p>-0.2809378545</text:p>
          </table:table-cell>
          <table:table-cell office:value-type="float" office:value="0" calcext:value-type="float">
            <text:p>0</text:p>
          </table:table-cell>
          <table:table-cell office:value-type="float" office:value="0.280937854543276" calcext:value-type="float">
            <text:p>0.28093785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211</text:p>
          </table:table-cell>
          <table:table-cell office:value-type="string" calcext:value-type="string">
            <text:p>sig-DMD_3174</text:p>
          </table:table-cell>
          <table:table-cell office:value-type="float" office:value="-0.248188509550501" calcext:value-type="float">
            <text:p>-0.2481885096</text:p>
          </table:table-cell>
          <table:table-cell office:value-type="float" office:value="0" calcext:value-type="float">
            <text:p>0</text:p>
          </table:table-cell>
          <table:table-cell office:value-type="float" office:value="0.248188509550501" calcext:value-type="float">
            <text:p>0.24818850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229B</text:p>
          </table:table-cell>
          <table:table-cell office:value-type="string" calcext:value-type="string">
            <text:p>sig-DMD_1446</text:p>
          </table:table-cell>
          <table:table-cell office:value-type="float" office:value="-0.385421276335531" calcext:value-type="float">
            <text:p>-0.3854212763</text:p>
          </table:table-cell>
          <table:table-cell office:value-type="float" office:value="0" calcext:value-type="float">
            <text:p>0</text:p>
          </table:table-cell>
          <table:table-cell office:value-type="float" office:value="0.385421276335531" calcext:value-type="float">
            <text:p>0.38542127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249</text:p>
          </table:table-cell>
          <table:table-cell office:value-type="string" calcext:value-type="string">
            <text:p>sig-DMD_4208</text:p>
          </table:table-cell>
          <table:table-cell office:value-type="float" office:value="-0.280985002941836" calcext:value-type="float">
            <text:p>-0.2809850029</text:p>
          </table:table-cell>
          <table:table-cell office:value-type="float" office:value="0" calcext:value-type="float">
            <text:p>0</text:p>
          </table:table-cell>
          <table:table-cell office:value-type="float" office:value="0.280985002941836" calcext:value-type="float">
            <text:p>0.28098500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253</text:p>
          </table:table-cell>
          <table:table-cell office:value-type="string" calcext:value-type="string">
            <text:p>sig-DMD_1413</text:p>
          </table:table-cell>
          <table:table-cell office:value-type="float" office:value="-0.258803595138003" calcext:value-type="float">
            <text:p>-0.2588035951</text:p>
          </table:table-cell>
          <table:table-cell office:value-type="float" office:value="0" calcext:value-type="float">
            <text:p>0</text:p>
          </table:table-cell>
          <table:table-cell office:value-type="float" office:value="0.258803595138003" calcext:value-type="float">
            <text:p>0.25880359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30B</text:p>
          </table:table-cell>
          <table:table-cell office:value-type="string" calcext:value-type="string">
            <text:p>sig-DMD_1442</text:p>
          </table:table-cell>
          <table:table-cell office:value-type="float" office:value="-0.261632460342609" calcext:value-type="float">
            <text:p>-0.2616324603</text:p>
          </table:table-cell>
          <table:table-cell office:value-type="float" office:value="0" calcext:value-type="float">
            <text:p>0</text:p>
          </table:table-cell>
          <table:table-cell office:value-type="float" office:value="0.261632460342609" calcext:value-type="float">
            <text:p>0.26163246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33</text:p>
          </table:table-cell>
          <table:table-cell office:value-type="string" calcext:value-type="string">
            <text:p>sig-DMD_3423</text:p>
          </table:table-cell>
          <table:table-cell office:value-type="float" office:value="0.245129115576761" calcext:value-type="float">
            <text:p>0.2451291156</text:p>
          </table:table-cell>
          <table:table-cell office:value-type="float" office:value="0" calcext:value-type="float">
            <text:p>0</text:p>
          </table:table-cell>
          <table:table-cell office:value-type="float" office:value="0.245129115576761" calcext:value-type="float">
            <text:p>0.24512911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EM87A</text:p>
          </table:table-cell>
          <table:table-cell office:value-type="string" calcext:value-type="string">
            <text:p>sig-DMD_1522</text:p>
          </table:table-cell>
          <table:table-cell office:value-type="float" office:value="-0.392137972762249" calcext:value-type="float">
            <text:p>-0.3921379728</text:p>
          </table:table-cell>
          <table:table-cell office:value-type="float" office:value="0" calcext:value-type="float">
            <text:p>0</text:p>
          </table:table-cell>
          <table:table-cell office:value-type="float" office:value="0.392137972762249" calcext:value-type="float">
            <text:p>0.39213797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PRSS2</text:p>
          </table:table-cell>
          <table:table-cell office:value-type="string" calcext:value-type="string">
            <text:p>sig-DMD_3145</text:p>
          </table:table-cell>
          <table:table-cell office:value-type="float" office:value="-0.277865673237384" calcext:value-type="float">
            <text:p>-0.2778656732</text:p>
          </table:table-cell>
          <table:table-cell office:value-type="float" office:value="0" calcext:value-type="float">
            <text:p>0</text:p>
          </table:table-cell>
          <table:table-cell office:value-type="float" office:value="0.277865673237384" calcext:value-type="float">
            <text:p>0.277865673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MPRSS4</text:p>
          </table:table-cell>
          <table:table-cell office:value-type="string" calcext:value-type="string">
            <text:p>sig-DMD_860</text:p>
          </table:table-cell>
          <table:table-cell office:value-type="float" office:value="0.336715369705978" calcext:value-type="float">
            <text:p>0.3367153697</text:p>
          </table:table-cell>
          <table:table-cell office:value-type="float" office:value="0" calcext:value-type="float">
            <text:p>0</text:p>
          </table:table-cell>
          <table:table-cell office:value-type="float" office:value="0.336715369705978" calcext:value-type="float">
            <text:p>0.33671536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NFAIP2</text:p>
          </table:table-cell>
          <table:table-cell office:value-type="string" calcext:value-type="string">
            <text:p>sig-DMD_1478</text:p>
          </table:table-cell>
          <table:table-cell office:value-type="float" office:value="-0.442901657153593" calcext:value-type="float">
            <text:p>-0.4429016572</text:p>
          </table:table-cell>
          <table:table-cell office:value-type="float" office:value="0" calcext:value-type="float">
            <text:p>0</text:p>
          </table:table-cell>
          <table:table-cell office:value-type="float" office:value="0.442901657153593" calcext:value-type="float">
            <text:p>0.44290165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NFRSF11A</text:p>
          </table:table-cell>
          <table:table-cell office:value-type="string" calcext:value-type="string">
            <text:p>sig-DMD_2372</text:p>
          </table:table-cell>
          <table:table-cell office:value-type="float" office:value="-0.297513867355269" calcext:value-type="float">
            <text:p>-0.2975138674</text:p>
          </table:table-cell>
          <table:table-cell office:value-type="float" office:value="0" calcext:value-type="float">
            <text:p>0</text:p>
          </table:table-cell>
          <table:table-cell office:value-type="float" office:value="0.297513867355269" calcext:value-type="float">
            <text:p>0.29751386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NFSF10</text:p>
          </table:table-cell>
          <table:table-cell office:value-type="string" calcext:value-type="string">
            <text:p>sig-DMD_3349</text:p>
          </table:table-cell>
          <table:table-cell office:value-type="float" office:value="-0.635826965115773" calcext:value-type="float">
            <text:p>-0.6358269651</text:p>
          </table:table-cell>
          <table:table-cell office:value-type="float" office:value="0" calcext:value-type="float">
            <text:p>0</text:p>
          </table:table-cell>
          <table:table-cell office:value-type="float" office:value="0.635826965115773" calcext:value-type="float">
            <text:p>0.63582696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NRC6C</text:p>
          </table:table-cell>
          <table:table-cell office:value-type="string" calcext:value-type="string">
            <text:p>sig-DMD_2264</text:p>
          </table:table-cell>
          <table:table-cell office:value-type="float" office:value="-0.242535545900073" calcext:value-type="float">
            <text:p>-0.2425355459</text:p>
          </table:table-cell>
          <table:table-cell office:value-type="float" office:value="0" calcext:value-type="float">
            <text:p>0</text:p>
          </table:table-cell>
          <table:table-cell office:value-type="float" office:value="0.242535545900073" calcext:value-type="float">
            <text:p>0.24253554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R4A</text:p>
          </table:table-cell>
          <table:table-cell office:value-type="string" calcext:value-type="string">
            <text:p>sig-DMD_4344</text:p>
          </table:table-cell>
          <table:table-cell office:value-type="float" office:value="0.292591316768578" calcext:value-type="float">
            <text:p>0.2925913168</text:p>
          </table:table-cell>
          <table:table-cell office:value-type="float" office:value="0" calcext:value-type="float">
            <text:p>0</text:p>
          </table:table-cell>
          <table:table-cell office:value-type="float" office:value="0.292591316768578" calcext:value-type="float">
            <text:p>0.29259131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X2</text:p>
          </table:table-cell>
          <table:table-cell office:value-type="string" calcext:value-type="string">
            <text:p>sig-DMD_2925</text:p>
          </table:table-cell>
          <table:table-cell office:value-type="float" office:value="-0.210686854288301" calcext:value-type="float">
            <text:p>-0.2106868543</text:p>
          </table:table-cell>
          <table:table-cell office:value-type="float" office:value="0" calcext:value-type="float">
            <text:p>0</text:p>
          </table:table-cell>
          <table:table-cell office:value-type="float" office:value="0.210686854288301" calcext:value-type="float">
            <text:p>0.21068685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P53TG3B</text:p>
          </table:table-cell>
          <table:table-cell office:value-type="string" calcext:value-type="string">
            <text:p>sig-DMD_2073</text:p>
          </table:table-cell>
          <table:table-cell office:value-type="float" office:value="0.239438466400399" calcext:value-type="float">
            <text:p>0.2394384664</text:p>
          </table:table-cell>
          <table:table-cell office:value-type="float" office:value="0" calcext:value-type="float">
            <text:p>0</text:p>
          </table:table-cell>
          <table:table-cell office:value-type="float" office:value="0.239438466400399" calcext:value-type="float">
            <text:p>0.23943846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P53TG3B</text:p>
          </table:table-cell>
          <table:table-cell office:value-type="string" calcext:value-type="string">
            <text:p>sig-DMD_2081</text:p>
          </table:table-cell>
          <table:table-cell office:value-type="float" office:value="0.241554636319701" calcext:value-type="float">
            <text:p>0.2415546363</text:p>
          </table:table-cell>
          <table:table-cell office:value-type="float" office:value="0" calcext:value-type="float">
            <text:p>0</text:p>
          </table:table-cell>
          <table:table-cell office:value-type="float" office:value="0.241554636319701" calcext:value-type="float">
            <text:p>0.24155463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PM4</text:p>
          </table:table-cell>
          <table:table-cell office:value-type="string" calcext:value-type="string">
            <text:p>sig-DMD_2446</text:p>
          </table:table-cell>
          <table:table-cell office:value-type="float" office:value="-0.353670126484125" calcext:value-type="float">
            <text:p>-0.3536701265</text:p>
          </table:table-cell>
          <table:table-cell office:value-type="float" office:value="0" calcext:value-type="float">
            <text:p>0</text:p>
          </table:table-cell>
          <table:table-cell office:value-type="float" office:value="0.353670126484125" calcext:value-type="float">
            <text:p>0.35367012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PPP2</text:p>
          </table:table-cell>
          <table:table-cell office:value-type="string" calcext:value-type="string">
            <text:p>sig-DMD_1412</text:p>
          </table:table-cell>
          <table:table-cell office:value-type="float" office:value="-0.451195315415012" calcext:value-type="float">
            <text:p>-0.4511953154</text:p>
          </table:table-cell>
          <table:table-cell office:value-type="float" office:value="0" calcext:value-type="float">
            <text:p>0</text:p>
          </table:table-cell>
          <table:table-cell office:value-type="float" office:value="0.451195315415012" calcext:value-type="float">
            <text:p>0.45119531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AF3IP3</text:p>
          </table:table-cell>
          <table:table-cell office:value-type="string" calcext:value-type="string">
            <text:p>sig-DMD_373</text:p>
          </table:table-cell>
          <table:table-cell office:value-type="float" office:value="0.214521971831852" calcext:value-type="float">
            <text:p>0.2145219718</text:p>
          </table:table-cell>
          <table:table-cell office:value-type="float" office:value="0" calcext:value-type="float">
            <text:p>0</text:p>
          </table:table-cell>
          <table:table-cell office:value-type="float" office:value="0.214521971831852" calcext:value-type="float">
            <text:p>0.21452197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AF4</text:p>
          </table:table-cell>
          <table:table-cell office:value-type="string" calcext:value-type="string">
            <text:p>sig-DMD_2176</text:p>
          </table:table-cell>
          <table:table-cell office:value-type="float" office:value="-0.356708673362767" calcext:value-type="float">
            <text:p>-0.3567086734</text:p>
          </table:table-cell>
          <table:table-cell office:value-type="float" office:value="0" calcext:value-type="float">
            <text:p>0</text:p>
          </table:table-cell>
          <table:table-cell office:value-type="float" office:value="0.356708673362767" calcext:value-type="float">
            <text:p>0.35670867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PPC3</text:p>
          </table:table-cell>
          <table:table-cell office:value-type="string" calcext:value-type="string">
            <text:p>sig-DMD_122</text:p>
          </table:table-cell>
          <table:table-cell office:value-type="float" office:value="-0.211480495668712" calcext:value-type="float">
            <text:p>-0.2114804957</text:p>
          </table:table-cell>
          <table:table-cell office:value-type="float" office:value="0" calcext:value-type="float">
            <text:p>0</text:p>
          </table:table-cell>
          <table:table-cell office:value-type="float" office:value="0.211480495668712" calcext:value-type="float">
            <text:p>0.21148049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IM27</text:p>
          </table:table-cell>
          <table:table-cell office:value-type="string" calcext:value-type="string">
            <text:p>sig-DMD_3663</text:p>
          </table:table-cell>
          <table:table-cell office:value-type="float" office:value="0.233152553851332" calcext:value-type="float">
            <text:p>0.2331525539</text:p>
          </table:table-cell>
          <table:table-cell office:value-type="float" office:value="0" calcext:value-type="float">
            <text:p>0</text:p>
          </table:table-cell>
          <table:table-cell office:value-type="float" office:value="0.233152553851332" calcext:value-type="float">
            <text:p>0.23315255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M69</text:p>
          </table:table-cell>
          <table:table-cell office:value-type="string" calcext:value-type="string">
            <text:p>sig-DMD_1524</text:p>
          </table:table-cell>
          <table:table-cell office:value-type="float" office:value="-0.390971140520987" calcext:value-type="float">
            <text:p>-0.3909711405</text:p>
          </table:table-cell>
          <table:table-cell office:value-type="float" office:value="0" calcext:value-type="float">
            <text:p>0</text:p>
          </table:table-cell>
          <table:table-cell office:value-type="float" office:value="0.390971140520987" calcext:value-type="float">
            <text:p>0.39097114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IM9</text:p>
          </table:table-cell>
          <table:table-cell office:value-type="string" calcext:value-type="string">
            <text:p>sig-DMD_1431</text:p>
          </table:table-cell>
          <table:table-cell office:value-type="float" office:value="-0.264799874256713" calcext:value-type="float">
            <text:p>-0.2647998743</text:p>
          </table:table-cell>
          <table:table-cell office:value-type="float" office:value="0" calcext:value-type="float">
            <text:p>0</text:p>
          </table:table-cell>
          <table:table-cell office:value-type="float" office:value="0.264799874256713" calcext:value-type="float">
            <text:p>0.26479987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MU</text:p>
          </table:table-cell>
          <table:table-cell office:value-type="string" calcext:value-type="string">
            <text:p>sig-DMD_3219</text:p>
          </table:table-cell>
          <table:table-cell office:value-type="float" office:value="0.279572411606314" calcext:value-type="float">
            <text:p>0.2795724116</text:p>
          </table:table-cell>
          <table:table-cell office:value-type="float" office:value="0" calcext:value-type="float">
            <text:p>0</text:p>
          </table:table-cell>
          <table:table-cell office:value-type="float" office:value="0.279572411606314" calcext:value-type="float">
            <text:p>0.27957241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NP1</text:p>
          </table:table-cell>
          <table:table-cell office:value-type="string" calcext:value-type="string">
            <text:p>sig-DMD_103</text:p>
          </table:table-cell>
          <table:table-cell office:value-type="float" office:value="-0.218725985432274" calcext:value-type="float">
            <text:p>-0.2187259854</text:p>
          </table:table-cell>
          <table:table-cell office:value-type="float" office:value="0" calcext:value-type="float">
            <text:p>0</text:p>
          </table:table-cell>
          <table:table-cell office:value-type="float" office:value="0.218725985432274" calcext:value-type="float">
            <text:p>0.21872598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PV4</text:p>
          </table:table-cell>
          <table:table-cell office:value-type="string" calcext:value-type="string">
            <text:p>sig-DMD_1001</text:p>
          </table:table-cell>
          <table:table-cell office:value-type="float" office:value="-0.247953630930018" calcext:value-type="float">
            <text:p>-0.2479536309</text:p>
          </table:table-cell>
          <table:table-cell office:value-type="float" office:value="0" calcext:value-type="float">
            <text:p>0</text:p>
          </table:table-cell>
          <table:table-cell office:value-type="float" office:value="0.247953630930018" calcext:value-type="float">
            <text:p>0.24795363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SC22D1</text:p>
          </table:table-cell>
          <table:table-cell office:value-type="string" calcext:value-type="string">
            <text:p>sig-DMD_1344</text:p>
          </table:table-cell>
          <table:table-cell office:value-type="float" office:value="-0.512907820288293" calcext:value-type="float">
            <text:p>-0.5129078203</text:p>
          </table:table-cell>
          <table:table-cell office:value-type="float" office:value="0" calcext:value-type="float">
            <text:p>0</text:p>
          </table:table-cell>
          <table:table-cell office:value-type="float" office:value="0.512907820288293" calcext:value-type="float">
            <text:p>0.51290782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SHZ2</text:p>
          </table:table-cell>
          <table:table-cell office:value-type="string" calcext:value-type="string">
            <text:p>sig-DMD_2941</text:p>
          </table:table-cell>
          <table:table-cell office:value-type="float" office:value="0.308929865165056" calcext:value-type="float">
            <text:p>0.3089298652</text:p>
          </table:table-cell>
          <table:table-cell office:value-type="float" office:value="0" calcext:value-type="float">
            <text:p>0</text:p>
          </table:table-cell>
          <table:table-cell office:value-type="float" office:value="0.308929865165056" calcext:value-type="float">
            <text:p>0.30892986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SHZ3</text:p>
          </table:table-cell>
          <table:table-cell office:value-type="string" calcext:value-type="string">
            <text:p>sig-DMD_2538</text:p>
          </table:table-cell>
          <table:table-cell office:value-type="float" office:value="0.263834874218878" calcext:value-type="float">
            <text:p>0.2638348742</text:p>
          </table:table-cell>
          <table:table-cell office:value-type="float" office:value="0" calcext:value-type="float">
            <text:p>0</text:p>
          </table:table-cell>
          <table:table-cell office:value-type="float" office:value="0.263834874218878" calcext:value-type="float">
            <text:p>0.26383487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SKU</text:p>
          </table:table-cell>
          <table:table-cell office:value-type="string" calcext:value-type="string">
            <text:p>sig-DMD_841</text:p>
          </table:table-cell>
          <table:table-cell office:value-type="float" office:value="-0.528219259675485" calcext:value-type="float">
            <text:p>-0.5282192597</text:p>
          </table:table-cell>
          <table:table-cell office:value-type="float" office:value="0" calcext:value-type="float">
            <text:p>0</text:p>
          </table:table-cell>
          <table:table-cell office:value-type="float" office:value="0.528219259675485" calcext:value-type="float">
            <text:p>0.52821925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SPAN4</text:p>
          </table:table-cell>
          <table:table-cell office:value-type="string" calcext:value-type="string">
            <text:p>sig-DMD_739</text:p>
          </table:table-cell>
          <table:table-cell office:value-type="float" office:value="-0.339972039872008" calcext:value-type="float">
            <text:p>-0.3399720399</text:p>
          </table:table-cell>
          <table:table-cell office:value-type="float" office:value="0" calcext:value-type="float">
            <text:p>0</text:p>
          </table:table-cell>
          <table:table-cell office:value-type="float" office:value="0.339972039872008" calcext:value-type="float">
            <text:p>0.33997203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SPYL1</text:p>
          </table:table-cell>
          <table:table-cell office:value-type="string" calcext:value-type="string">
            <text:p>sig-DMD_3748</text:p>
          </table:table-cell>
          <table:table-cell office:value-type="float" office:value="-0.265628810700179" calcext:value-type="float">
            <text:p>-0.2656288107</text:p>
          </table:table-cell>
          <table:table-cell office:value-type="float" office:value="0" calcext:value-type="float">
            <text:p>0</text:p>
          </table:table-cell>
          <table:table-cell office:value-type="float" office:value="0.265628810700179" calcext:value-type="float">
            <text:p>0.26562881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TC9B</text:p>
          </table:table-cell>
          <table:table-cell office:value-type="string" calcext:value-type="string">
            <text:p>sig-DMD_2561</text:p>
          </table:table-cell>
          <table:table-cell office:value-type="float" office:value="0.230836231512762" calcext:value-type="float">
            <text:p>0.2308362315</text:p>
          </table:table-cell>
          <table:table-cell office:value-type="float" office:value="0" calcext:value-type="float">
            <text:p>0</text:p>
          </table:table-cell>
          <table:table-cell office:value-type="float" office:value="0.230836231512762" calcext:value-type="float">
            <text:p>0.23083623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TLL6</text:p>
          </table:table-cell>
          <table:table-cell office:value-type="string" calcext:value-type="string">
            <text:p>sig-DMD_2220</text:p>
          </table:table-cell>
          <table:table-cell office:value-type="float" office:value="0.312595292499053" calcext:value-type="float">
            <text:p>0.3125952925</text:p>
          </table:table-cell>
          <table:table-cell office:value-type="float" office:value="0" calcext:value-type="float">
            <text:p>0</text:p>
          </table:table-cell>
          <table:table-cell office:value-type="float" office:value="0.312595292499053" calcext:value-type="float">
            <text:p>0.31259529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TPA</text:p>
          </table:table-cell>
          <table:table-cell office:value-type="string" calcext:value-type="string">
            <text:p>sig-DMD_4119</text:p>
          </table:table-cell>
          <table:table-cell office:value-type="float" office:value="-0.254962030584241" calcext:value-type="float">
            <text:p>-0.2549620306</text:p>
          </table:table-cell>
          <table:table-cell office:value-type="float" office:value="0" calcext:value-type="float">
            <text:p>0</text:p>
          </table:table-cell>
          <table:table-cell office:value-type="float" office:value="0.254962030584241" calcext:value-type="float">
            <text:p>0.25496203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TYH3</text:p>
          </table:table-cell>
          <table:table-cell office:value-type="string" calcext:value-type="string">
            <text:p>sig-DMD_3801</text:p>
          </table:table-cell>
          <table:table-cell office:value-type="float" office:value="-0.247932309339458" calcext:value-type="float">
            <text:p>-0.2479323093</text:p>
          </table:table-cell>
          <table:table-cell office:value-type="float" office:value="0" calcext:value-type="float">
            <text:p>0</text:p>
          </table:table-cell>
          <table:table-cell office:value-type="float" office:value="0.247932309339458" calcext:value-type="float">
            <text:p>0.24793230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UBA1C</text:p>
          </table:table-cell>
          <table:table-cell office:value-type="string" calcext:value-type="string">
            <text:p>sig-DMD_925</text:p>
          </table:table-cell>
          <table:table-cell office:value-type="float" office:value="-0.232043835407909" calcext:value-type="float">
            <text:p>-0.2320438354</text:p>
          </table:table-cell>
          <table:table-cell office:value-type="float" office:value="0" calcext:value-type="float">
            <text:p>0</text:p>
          </table:table-cell>
          <table:table-cell office:value-type="float" office:value="0.232043835407909" calcext:value-type="float">
            <text:p>0.23204383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UBB2B</text:p>
          </table:table-cell>
          <table:table-cell office:value-type="string" calcext:value-type="string">
            <text:p>sig-DMD_3636</text:p>
          </table:table-cell>
          <table:table-cell office:value-type="float" office:value="-0.203903659190881" calcext:value-type="float">
            <text:p>-0.2039036592</text:p>
          </table:table-cell>
          <table:table-cell office:value-type="float" office:value="0" calcext:value-type="float">
            <text:p>0</text:p>
          </table:table-cell>
          <table:table-cell office:value-type="float" office:value="0.203903659190881" calcext:value-type="float">
            <text:p>0.20390365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USC2</text:p>
          </table:table-cell>
          <table:table-cell office:value-type="string" calcext:value-type="string">
            <text:p>sig-DMD_3275</text:p>
          </table:table-cell>
          <table:table-cell office:value-type="float" office:value="0.355961455437362" calcext:value-type="float">
            <text:p>0.3559614554</text:p>
          </table:table-cell>
          <table:table-cell office:value-type="float" office:value="0" calcext:value-type="float">
            <text:p>0</text:p>
          </table:table-cell>
          <table:table-cell office:value-type="float" office:value="0.355961455437362" calcext:value-type="float">
            <text:p>0.35596145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BE2D2</text:p>
          </table:table-cell>
          <table:table-cell office:value-type="string" calcext:value-type="string">
            <text:p>sig-DMD_3571</text:p>
          </table:table-cell>
          <table:table-cell office:value-type="float" office:value="-0.21416311972228" calcext:value-type="float">
            <text:p>-0.2141631197</text:p>
          </table:table-cell>
          <table:table-cell office:value-type="float" office:value="0" calcext:value-type="float">
            <text:p>0</text:p>
          </table:table-cell>
          <table:table-cell office:value-type="float" office:value="0.21416311972228" calcext:value-type="float">
            <text:p>0.21416311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BE2H</text:p>
          </table:table-cell>
          <table:table-cell office:value-type="string" calcext:value-type="string">
            <text:p>sig-DMD_3928</text:p>
          </table:table-cell>
          <table:table-cell office:value-type="float" office:value="0.221087225670996" calcext:value-type="float">
            <text:p>0.2210872257</text:p>
          </table:table-cell>
          <table:table-cell office:value-type="float" office:value="0" calcext:value-type="float">
            <text:p>0</text:p>
          </table:table-cell>
          <table:table-cell office:value-type="float" office:value="0.221087225670996" calcext:value-type="float">
            <text:p>0.22108722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BE2J1</text:p>
          </table:table-cell>
          <table:table-cell office:value-type="string" calcext:value-type="string">
            <text:p>sig-DMD_3727</text:p>
          </table:table-cell>
          <table:table-cell office:value-type="float" office:value="-0.229243256231653" calcext:value-type="float">
            <text:p>-0.2292432562</text:p>
          </table:table-cell>
          <table:table-cell office:value-type="float" office:value="0" calcext:value-type="float">
            <text:p>0</text:p>
          </table:table-cell>
          <table:table-cell office:value-type="float" office:value="0.229243256231653" calcext:value-type="float">
            <text:p>0.22924325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BE2V1</text:p>
          </table:table-cell>
          <table:table-cell office:value-type="string" calcext:value-type="string">
            <text:p>sig-DMD_2938</text:p>
          </table:table-cell>
          <table:table-cell office:value-type="float" office:value="-0.223797404589557" calcext:value-type="float">
            <text:p>-0.2237974046</text:p>
          </table:table-cell>
          <table:table-cell office:value-type="float" office:value="0" calcext:value-type="float">
            <text:p>0</text:p>
          </table:table-cell>
          <table:table-cell office:value-type="float" office:value="0.223797404589557" calcext:value-type="float">
            <text:p>0.22379740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BR5</text:p>
          </table:table-cell>
          <table:table-cell office:value-type="string" calcext:value-type="string">
            <text:p>sig-DMD_4141</text:p>
          </table:table-cell>
          <table:table-cell office:value-type="float" office:value="-0.218322850483208" calcext:value-type="float">
            <text:p>-0.2183228505</text:p>
          </table:table-cell>
          <table:table-cell office:value-type="float" office:value="0" calcext:value-type="float">
            <text:p>0</text:p>
          </table:table-cell>
          <table:table-cell office:value-type="float" office:value="0.218322850483208" calcext:value-type="float">
            <text:p>0.21832285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CHL3</text:p>
          </table:table-cell>
          <table:table-cell office:value-type="string" calcext:value-type="string">
            <text:p>sig-DMD_1354</text:p>
          </table:table-cell>
          <table:table-cell office:value-type="float" office:value="-0.205550052770415" calcext:value-type="float">
            <text:p>-0.2055500528</text:p>
          </table:table-cell>
          <table:table-cell office:value-type="float" office:value="0" calcext:value-type="float">
            <text:p>0</text:p>
          </table:table-cell>
          <table:table-cell office:value-type="float" office:value="0.205550052770415" calcext:value-type="float">
            <text:p>0.20555005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CP2</text:p>
          </table:table-cell>
          <table:table-cell office:value-type="string" calcext:value-type="string">
            <text:p>sig-DMD_834</text:p>
          </table:table-cell>
          <table:table-cell office:value-type="float" office:value="-0.398403662791311" calcext:value-type="float">
            <text:p>-0.3984036628</text:p>
          </table:table-cell>
          <table:table-cell office:value-type="float" office:value="0" calcext:value-type="float">
            <text:p>0</text:p>
          </table:table-cell>
          <table:table-cell office:value-type="float" office:value="0.398403662791311" calcext:value-type="float">
            <text:p>0.39840366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GT8</text:p>
          </table:table-cell>
          <table:table-cell office:value-type="string" calcext:value-type="string">
            <text:p>sig-DMD_3466</text:p>
          </table:table-cell>
          <table:table-cell office:value-type="float" office:value="-0.542883650701628" calcext:value-type="float">
            <text:p>-0.5428836507</text:p>
          </table:table-cell>
          <table:table-cell office:value-type="float" office:value="0" calcext:value-type="float">
            <text:p>0</text:p>
          </table:table-cell>
          <table:table-cell office:value-type="float" office:value="0.542883650701628" calcext:value-type="float">
            <text:p>0.54288365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LBP1</text:p>
          </table:table-cell>
          <table:table-cell office:value-type="string" calcext:value-type="string">
            <text:p>sig-DMD_3771</text:p>
          </table:table-cell>
          <table:table-cell office:value-type="float" office:value="-0.239955228519832" calcext:value-type="float">
            <text:p>-0.2399552285</text:p>
          </table:table-cell>
          <table:table-cell office:value-type="float" office:value="0" calcext:value-type="float">
            <text:p>0</text:p>
          </table:table-cell>
          <table:table-cell office:value-type="float" office:value="0.239955228519832" calcext:value-type="float">
            <text:p>0.23995522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LK4</text:p>
          </table:table-cell>
          <table:table-cell office:value-type="string" calcext:value-type="string">
            <text:p>sig-DMD_3264</text:p>
          </table:table-cell>
          <table:table-cell office:value-type="float" office:value="0.229671075745709" calcext:value-type="float">
            <text:p>0.2296710757</text:p>
          </table:table-cell>
          <table:table-cell office:value-type="float" office:value="0" calcext:value-type="float">
            <text:p>0</text:p>
          </table:table-cell>
          <table:table-cell office:value-type="float" office:value="0.229671075745709" calcext:value-type="float">
            <text:p>0.22967107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C13D</text:p>
          </table:table-cell>
          <table:table-cell office:value-type="string" calcext:value-type="string">
            <text:p>sig-DMD_2257</text:p>
          </table:table-cell>
          <table:table-cell office:value-type="float" office:value="-0.225394097017655" calcext:value-type="float">
            <text:p>-0.225394097</text:p>
          </table:table-cell>
          <table:table-cell office:value-type="float" office:value="0" calcext:value-type="float">
            <text:p>0</text:p>
          </table:table-cell>
          <table:table-cell office:value-type="float" office:value="0.225394097017655" calcext:value-type="float">
            <text:p>0.2253940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C80</text:p>
          </table:table-cell>
          <table:table-cell office:value-type="string" calcext:value-type="string">
            <text:p>sig-DMD_2793</text:p>
          </table:table-cell>
          <table:table-cell office:value-type="float" office:value="-0.296149239440749" calcext:value-type="float">
            <text:p>-0.2961492394</text:p>
          </table:table-cell>
          <table:table-cell office:value-type="float" office:value="0" calcext:value-type="float">
            <text:p>0</text:p>
          </table:table-cell>
          <table:table-cell office:value-type="float" office:value="0.296149239440749" calcext:value-type="float">
            <text:p>0.29614923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SP31</text:p>
          </table:table-cell>
          <table:table-cell office:value-type="string" calcext:value-type="string">
            <text:p>sig-DMD_1951</text:p>
          </table:table-cell>
          <table:table-cell office:value-type="float" office:value="-0.485481405493932" calcext:value-type="float">
            <text:p>-0.4854814055</text:p>
          </table:table-cell>
          <table:table-cell office:value-type="float" office:value="0" calcext:value-type="float">
            <text:p>0</text:p>
          </table:table-cell>
          <table:table-cell office:value-type="float" office:value="0.485481405493932" calcext:value-type="float">
            <text:p>0.48548140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SP6NL</text:p>
          </table:table-cell>
          <table:table-cell office:value-type="string" calcext:value-type="string">
            <text:p>sig-DMD_528</text:p>
          </table:table-cell>
          <table:table-cell office:value-type="float" office:value="-0.223351100780531" calcext:value-type="float">
            <text:p>-0.2233511008</text:p>
          </table:table-cell>
          <table:table-cell office:value-type="float" office:value="0" calcext:value-type="float">
            <text:p>0</text:p>
          </table:table-cell>
          <table:table-cell office:value-type="float" office:value="0.223351100780531" calcext:value-type="float">
            <text:p>0.22335110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SH1</text:p>
          </table:table-cell>
          <table:table-cell office:value-type="string" calcext:value-type="string">
            <text:p>sig-DMD_1454</text:p>
          </table:table-cell>
          <table:table-cell office:value-type="float" office:value="0.287725358130276" calcext:value-type="float">
            <text:p>0.2877253581</text:p>
          </table:table-cell>
          <table:table-cell office:value-type="float" office:value="0" calcext:value-type="float">
            <text:p>0</text:p>
          </table:table-cell>
          <table:table-cell office:value-type="float" office:value="0.287725358130276" calcext:value-type="float">
            <text:p>0.28772535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X2</text:p>
          </table:table-cell>
          <table:table-cell office:value-type="string" calcext:value-type="string">
            <text:p>sig-DMD_2691</text:p>
          </table:table-cell>
          <table:table-cell office:value-type="float" office:value="-0.494754222489757" calcext:value-type="float">
            <text:p>-0.4947542225</text:p>
          </table:table-cell>
          <table:table-cell office:value-type="float" office:value="0" calcext:value-type="float">
            <text:p>0</text:p>
          </table:table-cell>
          <table:table-cell office:value-type="float" office:value="0.494754222489757" calcext:value-type="float">
            <text:p>0.49475422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PH1</text:p>
          </table:table-cell>
          <table:table-cell office:value-type="string" calcext:value-type="string">
            <text:p>sig-DMD_3340</text:p>
          </table:table-cell>
          <table:table-cell office:value-type="float" office:value="0.414051204856725" calcext:value-type="float">
            <text:p>0.4140512049</text:p>
          </table:table-cell>
          <table:table-cell office:value-type="float" office:value="0" calcext:value-type="float">
            <text:p>0</text:p>
          </table:table-cell>
          <table:table-cell office:value-type="float" office:value="0.414051204856725" calcext:value-type="float">
            <text:p>0.41405120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GF</text:p>
          </table:table-cell>
          <table:table-cell office:value-type="string" calcext:value-type="string">
            <text:p>sig-DMD_3900</text:p>
          </table:table-cell>
          <table:table-cell office:value-type="float" office:value="-0.445012503110433" calcext:value-type="float">
            <text:p>-0.4450125031</text:p>
          </table:table-cell>
          <table:table-cell office:value-type="float" office:value="0" calcext:value-type="float">
            <text:p>0</text:p>
          </table:table-cell>
          <table:table-cell office:value-type="float" office:value="0.445012503110433" calcext:value-type="float">
            <text:p>0.44501250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GLL4</text:p>
          </table:table-cell>
          <table:table-cell office:value-type="string" calcext:value-type="string">
            <text:p>sig-DMD_3242</text:p>
          </table:table-cell>
          <table:table-cell office:value-type="float" office:value="-0.456124994235364" calcext:value-type="float">
            <text:p>-0.4561249942</text:p>
          </table:table-cell>
          <table:table-cell office:value-type="float" office:value="0" calcext:value-type="float">
            <text:p>0</text:p>
          </table:table-cell>
          <table:table-cell office:value-type="float" office:value="0.456124994235364" calcext:value-type="float">
            <text:p>0.45612499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LDLR</text:p>
          </table:table-cell>
          <table:table-cell office:value-type="string" calcext:value-type="string">
            <text:p>sig-DMD_4216</text:p>
          </table:table-cell>
          <table:table-cell office:value-type="float" office:value="-0.469892889918285" calcext:value-type="float">
            <text:p>-0.4698928899</text:p>
          </table:table-cell>
          <table:table-cell office:value-type="float" office:value="0" calcext:value-type="float">
            <text:p>0</text:p>
          </table:table-cell>
          <table:table-cell office:value-type="float" office:value="0.469892889918285" calcext:value-type="float">
            <text:p>0.46989288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OPP1</text:p>
          </table:table-cell>
          <table:table-cell office:value-type="string" calcext:value-type="string">
            <text:p>sig-DMD_3849</text:p>
          </table:table-cell>
          <table:table-cell office:value-type="float" office:value="-0.526914257336437" calcext:value-type="float">
            <text:p>-0.5269142573</text:p>
          </table:table-cell>
          <table:table-cell office:value-type="float" office:value="0" calcext:value-type="float">
            <text:p>0</text:p>
          </table:table-cell>
          <table:table-cell office:value-type="float" office:value="0.526914257336437" calcext:value-type="float">
            <text:p>0.526914257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SNL1</text:p>
          </table:table-cell>
          <table:table-cell office:value-type="string" calcext:value-type="string">
            <text:p>sig-DMD_2646</text:p>
          </table:table-cell>
          <table:table-cell office:value-type="float" office:value="-0.338761463424042" calcext:value-type="float">
            <text:p>-0.3387614634</text:p>
          </table:table-cell>
          <table:table-cell office:value-type="float" office:value="0" calcext:value-type="float">
            <text:p>0</text:p>
          </table:table-cell>
          <table:table-cell office:value-type="float" office:value="0.338761463424042" calcext:value-type="float">
            <text:p>0.33876146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WA1</text:p>
          </table:table-cell>
          <table:table-cell office:value-type="string" calcext:value-type="string">
            <text:p>sig-DMD_5</text:p>
          </table:table-cell>
          <table:table-cell office:value-type="float" office:value="-0.201279297975159" calcext:value-type="float">
            <text:p>-0.201279298</text:p>
          </table:table-cell>
          <table:table-cell office:value-type="float" office:value="0" calcext:value-type="float">
            <text:p>0</text:p>
          </table:table-cell>
          <table:table-cell office:value-type="float" office:value="0.201279297975159" calcext:value-type="float">
            <text:p>0.2012792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WA1</text:p>
          </table:table-cell>
          <table:table-cell office:value-type="string" calcext:value-type="string">
            <text:p>sig-DMD_6</text:p>
          </table:table-cell>
          <table:table-cell office:value-type="float" office:value="-0.347580924280113" calcext:value-type="float">
            <text:p>-0.3475809243</text:p>
          </table:table-cell>
          <table:table-cell office:value-type="float" office:value="0" calcext:value-type="float">
            <text:p>0</text:p>
          </table:table-cell>
          <table:table-cell office:value-type="float" office:value="0.347580924280113" calcext:value-type="float">
            <text:p>0.34758092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BSCR17</text:p>
          </table:table-cell>
          <table:table-cell office:value-type="string" calcext:value-type="string">
            <text:p>sig-DMD_3873</text:p>
          </table:table-cell>
          <table:table-cell office:value-type="float" office:value="-0.379043730644786" calcext:value-type="float">
            <text:p>-0.3790437306</text:p>
          </table:table-cell>
          <table:table-cell office:value-type="float" office:value="0" calcext:value-type="float">
            <text:p>0</text:p>
          </table:table-cell>
          <table:table-cell office:value-type="float" office:value="0.379043730644786" calcext:value-type="float">
            <text:p>0.37904373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DPCP</text:p>
          </table:table-cell>
          <table:table-cell office:value-type="string" calcext:value-type="string">
            <text:p>sig-DMD_2682</text:p>
          </table:table-cell>
          <table:table-cell office:value-type="float" office:value="-0.205101520615144" calcext:value-type="float">
            <text:p>-0.2051015206</text:p>
          </table:table-cell>
          <table:table-cell office:value-type="float" office:value="0" calcext:value-type="float">
            <text:p>0</text:p>
          </table:table-cell>
          <table:table-cell office:value-type="float" office:value="0.205101520615144" calcext:value-type="float">
            <text:p>0.20510152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FIKKN1</text:p>
          </table:table-cell>
          <table:table-cell office:value-type="string" calcext:value-type="string">
            <text:p>sig-DMD_1608</text:p>
          </table:table-cell>
          <table:table-cell office:value-type="float" office:value="-0.311097425039436" calcext:value-type="float">
            <text:p>-0.311097425</text:p>
          </table:table-cell>
          <table:table-cell office:value-type="float" office:value="0" calcext:value-type="float">
            <text:p>0</text:p>
          </table:table-cell>
          <table:table-cell office:value-type="float" office:value="0.311097425039436" calcext:value-type="float">
            <text:p>0.3110974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IF1</text:p>
          </table:table-cell>
          <table:table-cell office:value-type="string" calcext:value-type="string">
            <text:p>sig-DMD_954</text:p>
          </table:table-cell>
          <table:table-cell office:value-type="float" office:value="-0.205168985161259" calcext:value-type="float">
            <text:p>-0.2051689852</text:p>
          </table:table-cell>
          <table:table-cell office:value-type="float" office:value="0" calcext:value-type="float">
            <text:p>0</text:p>
          </table:table-cell>
          <table:table-cell office:value-type="float" office:value="0.205168985161259" calcext:value-type="float">
            <text:p>0.20516898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NT1</text:p>
          </table:table-cell>
          <table:table-cell office:value-type="string" calcext:value-type="string">
            <text:p>sig-DMD_924</text:p>
          </table:table-cell>
          <table:table-cell office:value-type="float" office:value="-0.218267894556743" calcext:value-type="float">
            <text:p>-0.2182678946</text:p>
          </table:table-cell>
          <table:table-cell office:value-type="float" office:value="0" calcext:value-type="float">
            <text:p>0</text:p>
          </table:table-cell>
          <table:table-cell office:value-type="float" office:value="0.218267894556743" calcext:value-type="float">
            <text:p>0.21826789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NT10A</text:p>
          </table:table-cell>
          <table:table-cell office:value-type="string" calcext:value-type="string">
            <text:p>sig-DMD_2800</text:p>
          </table:table-cell>
          <table:table-cell office:value-type="float" office:value="-0.368670214217631" calcext:value-type="float">
            <text:p>-0.3686702142</text:p>
          </table:table-cell>
          <table:table-cell office:value-type="float" office:value="0" calcext:value-type="float">
            <text:p>0</text:p>
          </table:table-cell>
          <table:table-cell office:value-type="float" office:value="0.368670214217631" calcext:value-type="float">
            <text:p>0.36867021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NT10A</text:p>
          </table:table-cell>
          <table:table-cell office:value-type="string" calcext:value-type="string">
            <text:p>sig-DMD_2801</text:p>
          </table:table-cell>
          <table:table-cell office:value-type="float" office:value="-0.326409789708618" calcext:value-type="float">
            <text:p>-0.3264097897</text:p>
          </table:table-cell>
          <table:table-cell office:value-type="float" office:value="0" calcext:value-type="float">
            <text:p>0</text:p>
          </table:table-cell>
          <table:table-cell office:value-type="float" office:value="0.326409789708618" calcext:value-type="float">
            <text:p>0.32640978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NT10B</text:p>
          </table:table-cell>
          <table:table-cell office:value-type="string" calcext:value-type="string">
            <text:p>sig-DMD_923</text:p>
          </table:table-cell>
          <table:table-cell office:value-type="float" office:value="0.204692503004363" calcext:value-type="float">
            <text:p>0.204692503</text:p>
          </table:table-cell>
          <table:table-cell office:value-type="float" office:value="0" calcext:value-type="float">
            <text:p>0</text:p>
          </table:table-cell>
          <table:table-cell office:value-type="float" office:value="0.204692503004363" calcext:value-type="float">
            <text:p>0.2046925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NT6</text:p>
          </table:table-cell>
          <table:table-cell office:value-type="string" calcext:value-type="string">
            <text:p>sig-DMD_2799</text:p>
          </table:table-cell>
          <table:table-cell office:value-type="float" office:value="-0.400367668162515" calcext:value-type="float">
            <text:p>-0.4003676682</text:p>
          </table:table-cell>
          <table:table-cell office:value-type="float" office:value="0" calcext:value-type="float">
            <text:p>0</text:p>
          </table:table-cell>
          <table:table-cell office:value-type="float" office:value="0.400367668162515" calcext:value-type="float">
            <text:p>0.40036766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NT7B</text:p>
          </table:table-cell>
          <table:table-cell office:value-type="string" calcext:value-type="string">
            <text:p>sig-DMD_3211</text:p>
          </table:table-cell>
          <table:table-cell office:value-type="float" office:value="0.200951568486628" calcext:value-type="float">
            <text:p>0.2009515685</text:p>
          </table:table-cell>
          <table:table-cell office:value-type="float" office:value="0" calcext:value-type="float">
            <text:p>0</text:p>
          </table:table-cell>
          <table:table-cell office:value-type="float" office:value="0.200951568486628" calcext:value-type="float">
            <text:p>0.20095156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NT7B</text:p>
          </table:table-cell>
          <table:table-cell office:value-type="string" calcext:value-type="string">
            <text:p>sig-DMD_3212</text:p>
          </table:table-cell>
          <table:table-cell office:value-type="float" office:value="0.431153964919531" calcext:value-type="float">
            <text:p>0.4311539649</text:p>
          </table:table-cell>
          <table:table-cell office:value-type="float" office:value="0" calcext:value-type="float">
            <text:p>0</text:p>
          </table:table-cell>
          <table:table-cell office:value-type="float" office:value="0.431153964919531" calcext:value-type="float">
            <text:p>0.43115396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NT7B</text:p>
          </table:table-cell>
          <table:table-cell office:value-type="string" calcext:value-type="string">
            <text:p>sig-DMD_3213</text:p>
          </table:table-cell>
          <table:table-cell office:value-type="float" office:value="0.246957915746212" calcext:value-type="float">
            <text:p>0.2469579157</text:p>
          </table:table-cell>
          <table:table-cell office:value-type="float" office:value="0" calcext:value-type="float">
            <text:p>0</text:p>
          </table:table-cell>
          <table:table-cell office:value-type="float" office:value="0.246957915746212" calcext:value-type="float">
            <text:p>0.24695791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SCD2</text:p>
          </table:table-cell>
          <table:table-cell office:value-type="string" calcext:value-type="string">
            <text:p>sig-DMD_983</text:p>
          </table:table-cell>
          <table:table-cell office:value-type="float" office:value="0.580339554443269" calcext:value-type="float">
            <text:p>0.5803395544</text:p>
          </table:table-cell>
          <table:table-cell office:value-type="float" office:value="0" calcext:value-type="float">
            <text:p>0</text:p>
          </table:table-cell>
          <table:table-cell office:value-type="float" office:value="0.580339554443269" calcext:value-type="float">
            <text:p>0.580339554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SCD2</text:p>
          </table:table-cell>
          <table:table-cell office:value-type="string" calcext:value-type="string">
            <text:p>sig-DMD_985</text:p>
          </table:table-cell>
          <table:table-cell office:value-type="float" office:value="0.522740197708048" calcext:value-type="float">
            <text:p>0.5227401977</text:p>
          </table:table-cell>
          <table:table-cell office:value-type="float" office:value="0" calcext:value-type="float">
            <text:p>0</text:p>
          </table:table-cell>
          <table:table-cell office:value-type="float" office:value="0.522740197708048" calcext:value-type="float">
            <text:p>0.52274019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SCD2</text:p>
          </table:table-cell>
          <table:table-cell office:value-type="string" calcext:value-type="string">
            <text:p>sig-DMD_987</text:p>
          </table:table-cell>
          <table:table-cell office:value-type="float" office:value="0.347022540905848" calcext:value-type="float">
            <text:p>0.3470225409</text:p>
          </table:table-cell>
          <table:table-cell office:value-type="float" office:value="0" calcext:value-type="float">
            <text:p>0</text:p>
          </table:table-cell>
          <table:table-cell office:value-type="float" office:value="0.347022540905848" calcext:value-type="float">
            <text:p>0.34702254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SCD2</text:p>
          </table:table-cell>
          <table:table-cell office:value-type="string" calcext:value-type="string">
            <text:p>sig-DMD_988</text:p>
          </table:table-cell>
          <table:table-cell office:value-type="float" office:value="0.412670095851867" calcext:value-type="float">
            <text:p>0.4126700959</text:p>
          </table:table-cell>
          <table:table-cell office:value-type="float" office:value="0" calcext:value-type="float">
            <text:p>0</text:p>
          </table:table-cell>
          <table:table-cell office:value-type="float" office:value="0.412670095851867" calcext:value-type="float">
            <text:p>0.41267009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SCD2</text:p>
          </table:table-cell>
          <table:table-cell office:value-type="string" calcext:value-type="string">
            <text:p>sig-DMD_990</text:p>
          </table:table-cell>
          <table:table-cell office:value-type="float" office:value="0.47589046260057" calcext:value-type="float">
            <text:p>0.4758904626</text:p>
          </table:table-cell>
          <table:table-cell office:value-type="float" office:value="0" calcext:value-type="float">
            <text:p>0</text:p>
          </table:table-cell>
          <table:table-cell office:value-type="float" office:value="0.47589046260057" calcext:value-type="float">
            <text:p>0.47589046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SCD2</text:p>
          </table:table-cell>
          <table:table-cell office:value-type="string" calcext:value-type="string">
            <text:p>sig-DMD_991</text:p>
          </table:table-cell>
          <table:table-cell office:value-type="float" office:value="0.392251161691518" calcext:value-type="float">
            <text:p>0.3922511617</text:p>
          </table:table-cell>
          <table:table-cell office:value-type="float" office:value="0" calcext:value-type="float">
            <text:p>0</text:p>
          </table:table-cell>
          <table:table-cell office:value-type="float" office:value="0.392251161691518" calcext:value-type="float">
            <text:p>0.39225116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SCD2</text:p>
          </table:table-cell>
          <table:table-cell office:value-type="string" calcext:value-type="string">
            <text:p>sig-DMD_993</text:p>
          </table:table-cell>
          <table:table-cell office:value-type="float" office:value="0.315036351685208" calcext:value-type="float">
            <text:p>0.3150363517</text:p>
          </table:table-cell>
          <table:table-cell office:value-type="float" office:value="0" calcext:value-type="float">
            <text:p>0</text:p>
          </table:table-cell>
          <table:table-cell office:value-type="float" office:value="0.315036351685208" calcext:value-type="float">
            <text:p>0.31503635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WC1</text:p>
          </table:table-cell>
          <table:table-cell office:value-type="string" calcext:value-type="string">
            <text:p>sig-DMD_3597</text:p>
          </table:table-cell>
          <table:table-cell office:value-type="float" office:value="-0.262060474701809" calcext:value-type="float">
            <text:p>-0.2620604747</text:p>
          </table:table-cell>
          <table:table-cell office:value-type="float" office:value="0" calcext:value-type="float">
            <text:p>0</text:p>
          </table:table-cell>
          <table:table-cell office:value-type="float" office:value="0.262060474701809" calcext:value-type="float">
            <text:p>0.26206047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WC1</text:p>
          </table:table-cell>
          <table:table-cell office:value-type="string" calcext:value-type="string">
            <text:p>sig-DMD_3598</text:p>
          </table:table-cell>
          <table:table-cell office:value-type="float" office:value="-0.268457087743865" calcext:value-type="float">
            <text:p>-0.2684570877</text:p>
          </table:table-cell>
          <table:table-cell office:value-type="float" office:value="0" calcext:value-type="float">
            <text:p>0</text:p>
          </table:table-cell>
          <table:table-cell office:value-type="float" office:value="0.268457087743865" calcext:value-type="float">
            <text:p>0.268457087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sig-DMD_1418</text:p>
          </table:table-cell>
          <table:table-cell office:value-type="float" office:value="-0.215377400566518" calcext:value-type="float">
            <text:p>-0.2153774006</text:p>
          </table:table-cell>
          <table:table-cell office:value-type="float" office:value="0" calcext:value-type="float">
            <text:p>0</text:p>
          </table:table-cell>
          <table:table-cell office:value-type="float" office:value="0.215377400566518" calcext:value-type="float">
            <text:p>0.21537740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sig-DMD_1419</text:p>
          </table:table-cell>
          <table:table-cell office:value-type="float" office:value="-0.210149503252711" calcext:value-type="float">
            <text:p>-0.2101495033</text:p>
          </table:table-cell>
          <table:table-cell office:value-type="float" office:value="0" calcext:value-type="float">
            <text:p>0</text:p>
          </table:table-cell>
          <table:table-cell office:value-type="float" office:value="0.210149503252711" calcext:value-type="float">
            <text:p>0.21014950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XKR4</text:p>
          </table:table-cell>
          <table:table-cell office:value-type="string" calcext:value-type="string">
            <text:p>sig-DMD_4108</text:p>
          </table:table-cell>
          <table:table-cell office:value-type="float" office:value="-0.336680779281026" calcext:value-type="float">
            <text:p>-0.3366807793</text:p>
          </table:table-cell>
          <table:table-cell office:value-type="float" office:value="0" calcext:value-type="float">
            <text:p>0</text:p>
          </table:table-cell>
          <table:table-cell office:value-type="float" office:value="0.336680779281026" calcext:value-type="float">
            <text:p>0.33668077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XKR6</text:p>
          </table:table-cell>
          <table:table-cell office:value-type="string" calcext:value-type="string">
            <text:p>sig-DMD_4048</text:p>
          </table:table-cell>
          <table:table-cell office:value-type="float" office:value="0.567096194175136" calcext:value-type="float">
            <text:p>0.5670961942</text:p>
          </table:table-cell>
          <table:table-cell office:value-type="float" office:value="0" calcext:value-type="float">
            <text:p>0</text:p>
          </table:table-cell>
          <table:table-cell office:value-type="float" office:value="0.567096194175136" calcext:value-type="float">
            <text:p>0.56709619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XKR6</text:p>
          </table:table-cell>
          <table:table-cell office:value-type="string" calcext:value-type="string">
            <text:p>sig-DMD_4049</text:p>
          </table:table-cell>
          <table:table-cell office:value-type="float" office:value="-0.516882183343688" calcext:value-type="float">
            <text:p>-0.5168821833</text:p>
          </table:table-cell>
          <table:table-cell office:value-type="float" office:value="0" calcext:value-type="float">
            <text:p>0</text:p>
          </table:table-cell>
          <table:table-cell office:value-type="float" office:value="0.516882183343688" calcext:value-type="float">
            <text:p>0.51688218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XYLT1</text:p>
          </table:table-cell>
          <table:table-cell office:value-type="string" calcext:value-type="string">
            <text:p>sig-DMD_1895</text:p>
          </table:table-cell>
          <table:table-cell office:value-type="float" office:value="0.206951685235385" calcext:value-type="float">
            <text:p>0.2069516852</text:p>
          </table:table-cell>
          <table:table-cell office:value-type="float" office:value="0" calcext:value-type="float">
            <text:p>0</text:p>
          </table:table-cell>
          <table:table-cell office:value-type="float" office:value="0.206951685235385" calcext:value-type="float">
            <text:p>0.20695168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XYLT1</text:p>
          </table:table-cell>
          <table:table-cell office:value-type="string" calcext:value-type="string">
            <text:p>sig-DMD_1906</text:p>
          </table:table-cell>
          <table:table-cell office:value-type="float" office:value="0.291820472662074" calcext:value-type="float">
            <text:p>0.2918204727</text:p>
          </table:table-cell>
          <table:table-cell office:value-type="float" office:value="0" calcext:value-type="float">
            <text:p>0</text:p>
          </table:table-cell>
          <table:table-cell office:value-type="float" office:value="0.291820472662074" calcext:value-type="float">
            <text:p>0.29182047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YOD1</text:p>
          </table:table-cell>
          <table:table-cell office:value-type="string" calcext:value-type="string">
            <text:p>sig-DMD_370</text:p>
          </table:table-cell>
          <table:table-cell office:value-type="float" office:value="-0.646500823743186" calcext:value-type="float">
            <text:p>-0.6465008237</text:p>
          </table:table-cell>
          <table:table-cell office:value-type="float" office:value="0" calcext:value-type="float">
            <text:p>0</text:p>
          </table:table-cell>
          <table:table-cell office:value-type="float" office:value="0.646500823743186" calcext:value-type="float">
            <text:p>0.64650082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YOD1</text:p>
          </table:table-cell>
          <table:table-cell office:value-type="string" calcext:value-type="string">
            <text:p>sig-DMD_755</text:p>
          </table:table-cell>
          <table:table-cell office:value-type="float" office:value="-0.26178241806573" calcext:value-type="float">
            <text:p>-0.2617824181</text:p>
          </table:table-cell>
          <table:table-cell office:value-type="float" office:value="0" calcext:value-type="float">
            <text:p>0</text:p>
          </table:table-cell>
          <table:table-cell office:value-type="float" office:value="0.26178241806573" calcext:value-type="float">
            <text:p>0.26178241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YPEL4</text:p>
          </table:table-cell>
          <table:table-cell office:value-type="string" calcext:value-type="string">
            <text:p>sig-DMD_784</text:p>
          </table:table-cell>
          <table:table-cell office:value-type="float" office:value="-0.355784758106681" calcext:value-type="float">
            <text:p>-0.3557847581</text:p>
          </table:table-cell>
          <table:table-cell office:value-type="float" office:value="0" calcext:value-type="float">
            <text:p>0</text:p>
          </table:table-cell>
          <table:table-cell office:value-type="float" office:value="0.355784758106681" calcext:value-type="float">
            <text:p>0.35578475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WHAQ</text:p>
          </table:table-cell>
          <table:table-cell office:value-type="string" calcext:value-type="string">
            <text:p>sig-DMD_2641</text:p>
          </table:table-cell>
          <table:table-cell office:value-type="float" office:value="-0.269106627399468" calcext:value-type="float">
            <text:p>-0.2691066274</text:p>
          </table:table-cell>
          <table:table-cell office:value-type="float" office:value="0" calcext:value-type="float">
            <text:p>0</text:p>
          </table:table-cell>
          <table:table-cell office:value-type="float" office:value="0.269106627399468" calcext:value-type="float">
            <text:p>0.26910662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BTB21</text:p>
          </table:table-cell>
          <table:table-cell office:value-type="string" calcext:value-type="string">
            <text:p>sig-DMD_3148</text:p>
          </table:table-cell>
          <table:table-cell office:value-type="float" office:value="-0.206911630475859" calcext:value-type="float">
            <text:p>-0.2069116305</text:p>
          </table:table-cell>
          <table:table-cell office:value-type="float" office:value="0" calcext:value-type="float">
            <text:p>0</text:p>
          </table:table-cell>
          <table:table-cell office:value-type="float" office:value="0.206911630475859" calcext:value-type="float">
            <text:p>0.20691163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BTB47</text:p>
          </table:table-cell>
          <table:table-cell office:value-type="string" calcext:value-type="string">
            <text:p>sig-DMD_3265</text:p>
          </table:table-cell>
          <table:table-cell office:value-type="float" office:value="-0.336383832364749" calcext:value-type="float">
            <text:p>-0.3363838324</text:p>
          </table:table-cell>
          <table:table-cell office:value-type="float" office:value="0" calcext:value-type="float">
            <text:p>0</text:p>
          </table:table-cell>
          <table:table-cell office:value-type="float" office:value="0.336383832364749" calcext:value-type="float">
            <text:p>0.33638383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BTB5</text:p>
          </table:table-cell>
          <table:table-cell office:value-type="string" calcext:value-type="string">
            <text:p>sig-DMD_4242</text:p>
          </table:table-cell>
          <table:table-cell office:value-type="float" office:value="-0.428079719733092" calcext:value-type="float">
            <text:p>-0.4280797197</text:p>
          </table:table-cell>
          <table:table-cell office:value-type="float" office:value="0" calcext:value-type="float">
            <text:p>0</text:p>
          </table:table-cell>
          <table:table-cell office:value-type="float" office:value="0.428079719733092" calcext:value-type="float">
            <text:p>0.42807971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BTB7A</text:p>
          </table:table-cell>
          <table:table-cell office:value-type="string" calcext:value-type="string">
            <text:p>sig-DMD_2408</text:p>
          </table:table-cell>
          <table:table-cell office:value-type="float" office:value="-0.283579085731326" calcext:value-type="float">
            <text:p>-0.2835790857</text:p>
          </table:table-cell>
          <table:table-cell office:value-type="float" office:value="0" calcext:value-type="float">
            <text:p>0</text:p>
          </table:table-cell>
          <table:table-cell office:value-type="float" office:value="0.283579085731326" calcext:value-type="float">
            <text:p>0.283579085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BTB7B</text:p>
          </table:table-cell>
          <table:table-cell office:value-type="string" calcext:value-type="string">
            <text:p>sig-DMD_271</text:p>
          </table:table-cell>
          <table:table-cell office:value-type="float" office:value="-0.322492445384486" calcext:value-type="float">
            <text:p>-0.3224924454</text:p>
          </table:table-cell>
          <table:table-cell office:value-type="float" office:value="0" calcext:value-type="float">
            <text:p>0</text:p>
          </table:table-cell>
          <table:table-cell office:value-type="float" office:value="0.322492445384486" calcext:value-type="float">
            <text:p>0.32249244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C3H14</text:p>
          </table:table-cell>
          <table:table-cell office:value-type="string" calcext:value-type="string">
            <text:p>sig-DMD_1458</text:p>
          </table:table-cell>
          <table:table-cell office:value-type="float" office:value="0.35519989535584" calcext:value-type="float">
            <text:p>0.3551998954</text:p>
          </table:table-cell>
          <table:table-cell office:value-type="float" office:value="0" calcext:value-type="float">
            <text:p>0</text:p>
          </table:table-cell>
          <table:table-cell office:value-type="float" office:value="0.35519989535584" calcext:value-type="float">
            <text:p>0.35519989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CCHC14</text:p>
          </table:table-cell>
          <table:table-cell office:value-type="string" calcext:value-type="string">
            <text:p>sig-DMD_2124</text:p>
          </table:table-cell>
          <table:table-cell office:value-type="float" office:value="-0.37788607714338" calcext:value-type="float">
            <text:p>-0.3778860771</text:p>
          </table:table-cell>
          <table:table-cell office:value-type="float" office:value="0" calcext:value-type="float">
            <text:p>0</text:p>
          </table:table-cell>
          <table:table-cell office:value-type="float" office:value="0.37788607714338" calcext:value-type="float">
            <text:p>0.37788607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CCHC24</text:p>
          </table:table-cell>
          <table:table-cell office:value-type="string" calcext:value-type="string">
            <text:p>sig-DMD_576</text:p>
          </table:table-cell>
          <table:table-cell office:value-type="float" office:value="-0.364526578565321" calcext:value-type="float">
            <text:p>-0.3645265786</text:p>
          </table:table-cell>
          <table:table-cell office:value-type="float" office:value="0" calcext:value-type="float">
            <text:p>0</text:p>
          </table:table-cell>
          <table:table-cell office:value-type="float" office:value="0.364526578565321" calcext:value-type="float">
            <text:p>0.36452657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EB2</text:p>
          </table:table-cell>
          <table:table-cell office:value-type="string" calcext:value-type="string">
            <text:p>sig-DMD_2757</text:p>
          </table:table-cell>
          <table:table-cell office:value-type="float" office:value="-0.323124737978828" calcext:value-type="float">
            <text:p>-0.323124738</text:p>
          </table:table-cell>
          <table:table-cell office:value-type="float" office:value="0" calcext:value-type="float">
            <text:p>0</text:p>
          </table:table-cell>
          <table:table-cell office:value-type="float" office:value="0.323124737978828" calcext:value-type="float">
            <text:p>0.32312473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FHX3</text:p>
          </table:table-cell>
          <table:table-cell office:value-type="string" calcext:value-type="string">
            <text:p>sig-DMD_2106</text:p>
          </table:table-cell>
          <table:table-cell office:value-type="float" office:value="0.335007663521031" calcext:value-type="float">
            <text:p>0.3350076635</text:p>
          </table:table-cell>
          <table:table-cell office:value-type="float" office:value="0" calcext:value-type="float">
            <text:p>0</text:p>
          </table:table-cell>
          <table:table-cell office:value-type="float" office:value="0.335007663521031" calcext:value-type="float">
            <text:p>0.33500766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FHX4</text:p>
          </table:table-cell>
          <table:table-cell office:value-type="string" calcext:value-type="string">
            <text:p>sig-DMD_4131</text:p>
          </table:table-cell>
          <table:table-cell office:value-type="float" office:value="-0.241368663089722" calcext:value-type="float">
            <text:p>-0.2413686631</text:p>
          </table:table-cell>
          <table:table-cell office:value-type="float" office:value="0" calcext:value-type="float">
            <text:p>0</text:p>
          </table:table-cell>
          <table:table-cell office:value-type="float" office:value="0.241368663089722" calcext:value-type="float">
            <text:p>0.24136866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FP36L1</text:p>
          </table:table-cell>
          <table:table-cell office:value-type="string" calcext:value-type="string">
            <text:p>sig-DMD_1449</text:p>
          </table:table-cell>
          <table:table-cell office:value-type="float" office:value="-0.229382374668128" calcext:value-type="float">
            <text:p>-0.2293823747</text:p>
          </table:table-cell>
          <table:table-cell office:value-type="float" office:value="0" calcext:value-type="float">
            <text:p>0</text:p>
          </table:table-cell>
          <table:table-cell office:value-type="float" office:value="0.229382374668128" calcext:value-type="float">
            <text:p>0.22938237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FR</text:p>
          </table:table-cell>
          <table:table-cell office:value-type="string" calcext:value-type="string">
            <text:p>sig-DMD_3513</text:p>
          </table:table-cell>
          <table:table-cell office:value-type="float" office:value="-0.266434539388093" calcext:value-type="float">
            <text:p>-0.2664345394</text:p>
          </table:table-cell>
          <table:table-cell office:value-type="float" office:value="0" calcext:value-type="float">
            <text:p>0</text:p>
          </table:table-cell>
          <table:table-cell office:value-type="float" office:value="0.266434539388093" calcext:value-type="float">
            <text:p>0.26643453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FYVE21</text:p>
          </table:table-cell>
          <table:table-cell office:value-type="string" calcext:value-type="string">
            <text:p>sig-DMD_1479</text:p>
          </table:table-cell>
          <table:table-cell office:value-type="float" office:value="-0.283049518399585" calcext:value-type="float">
            <text:p>-0.2830495184</text:p>
          </table:table-cell>
          <table:table-cell office:value-type="float" office:value="0" calcext:value-type="float">
            <text:p>0</text:p>
          </table:table-cell>
          <table:table-cell office:value-type="float" office:value="0.283049518399585" calcext:value-type="float">
            <text:p>0.28304951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HX1</text:p>
          </table:table-cell>
          <table:table-cell office:value-type="string" calcext:value-type="string">
            <text:p>sig-DMD_4150</text:p>
          </table:table-cell>
          <table:table-cell office:value-type="float" office:value="-0.242588254743074" calcext:value-type="float">
            <text:p>-0.2425882547</text:p>
          </table:table-cell>
          <table:table-cell office:value-type="float" office:value="0" calcext:value-type="float">
            <text:p>0</text:p>
          </table:table-cell>
          <table:table-cell office:value-type="float" office:value="0.242588254743074" calcext:value-type="float">
            <text:p>0.24258825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IC2</text:p>
          </table:table-cell>
          <table:table-cell office:value-type="string" calcext:value-type="string">
            <text:p>sig-DMD_1366</text:p>
          </table:table-cell>
          <table:table-cell office:value-type="float" office:value="0.544174303433371" calcext:value-type="float">
            <text:p>0.5441743034</text:p>
          </table:table-cell>
          <table:table-cell office:value-type="float" office:value="0" calcext:value-type="float">
            <text:p>0</text:p>
          </table:table-cell>
          <table:table-cell office:value-type="float" office:value="0.544174303433371" calcext:value-type="float">
            <text:p>0.54417430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IC4</text:p>
          </table:table-cell>
          <table:table-cell office:value-type="string" calcext:value-type="string">
            <text:p>sig-DMD_3334</text:p>
          </table:table-cell>
          <table:table-cell office:value-type="float" office:value="0.270282187237735" calcext:value-type="float">
            <text:p>0.2702821872</text:p>
          </table:table-cell>
          <table:table-cell office:value-type="float" office:value="0" calcext:value-type="float">
            <text:p>0</text:p>
          </table:table-cell>
          <table:table-cell office:value-type="float" office:value="0.270282187237735" calcext:value-type="float">
            <text:p>0.27028218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MIZ1</text:p>
          </table:table-cell>
          <table:table-cell office:value-type="string" calcext:value-type="string">
            <text:p>sig-DMD_575</text:p>
          </table:table-cell>
          <table:table-cell office:value-type="float" office:value="-0.293120410925297" calcext:value-type="float">
            <text:p>-0.2931204109</text:p>
          </table:table-cell>
          <table:table-cell office:value-type="float" office:value="0" calcext:value-type="float">
            <text:p>0</text:p>
          </table:table-cell>
          <table:table-cell office:value-type="float" office:value="0.293120410925297" calcext:value-type="float">
            <text:p>0.29312041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219</text:p>
          </table:table-cell>
          <table:table-cell office:value-type="string" calcext:value-type="string">
            <text:p>sig-DMD_1413</text:p>
          </table:table-cell>
          <table:table-cell office:value-type="float" office:value="-0.215783398739335" calcext:value-type="float">
            <text:p>-0.2157833987</text:p>
          </table:table-cell>
          <table:table-cell office:value-type="float" office:value="0" calcext:value-type="float">
            <text:p>0</text:p>
          </table:table-cell>
          <table:table-cell office:value-type="float" office:value="0.215783398739335" calcext:value-type="float">
            <text:p>0.21578339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385A</text:p>
          </table:table-cell>
          <table:table-cell office:value-type="string" calcext:value-type="string">
            <text:p>sig-DMD_944</text:p>
          </table:table-cell>
          <table:table-cell office:value-type="float" office:value="-0.490946806525713" calcext:value-type="float">
            <text:p>-0.4909468065</text:p>
          </table:table-cell>
          <table:table-cell office:value-type="float" office:value="0" calcext:value-type="float">
            <text:p>0</text:p>
          </table:table-cell>
          <table:table-cell office:value-type="float" office:value="0.490946806525713" calcext:value-type="float">
            <text:p>0.49094680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423</text:p>
          </table:table-cell>
          <table:table-cell office:value-type="string" calcext:value-type="string">
            <text:p>sig-DMD_2086</text:p>
          </table:table-cell>
          <table:table-cell office:value-type="float" office:value="-0.249028152945849" calcext:value-type="float">
            <text:p>-0.2490281529</text:p>
          </table:table-cell>
          <table:table-cell office:value-type="float" office:value="0" calcext:value-type="float">
            <text:p>0</text:p>
          </table:table-cell>
          <table:table-cell office:value-type="float" office:value="0.249028152945849" calcext:value-type="float">
            <text:p>0.24902815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438</text:p>
          </table:table-cell>
          <table:table-cell office:value-type="string" calcext:value-type="string">
            <text:p>sig-DMD_550</text:p>
          </table:table-cell>
          <table:table-cell office:value-type="float" office:value="-0.312045520739211" calcext:value-type="float">
            <text:p>-0.3120455207</text:p>
          </table:table-cell>
          <table:table-cell office:value-type="float" office:value="0" calcext:value-type="float">
            <text:p>0</text:p>
          </table:table-cell>
          <table:table-cell office:value-type="float" office:value="0.312045520739211" calcext:value-type="float">
            <text:p>0.31204552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462</text:p>
          </table:table-cell>
          <table:table-cell office:value-type="string" calcext:value-type="string">
            <text:p>sig-DMD_4283</text:p>
          </table:table-cell>
          <table:table-cell office:value-type="float" office:value="-0.357995654884355" calcext:value-type="float">
            <text:p>-0.3579956549</text:p>
          </table:table-cell>
          <table:table-cell office:value-type="float" office:value="0" calcext:value-type="float">
            <text:p>0</text:p>
          </table:table-cell>
          <table:table-cell office:value-type="float" office:value="0.357995654884355" calcext:value-type="float">
            <text:p>0.35799565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503</text:p>
          </table:table-cell>
          <table:table-cell office:value-type="string" calcext:value-type="string">
            <text:p>sig-DMD_573</text:p>
          </table:table-cell>
          <table:table-cell office:value-type="float" office:value="-0.35359812944893" calcext:value-type="float">
            <text:p>-0.3535981294</text:p>
          </table:table-cell>
          <table:table-cell office:value-type="float" office:value="0" calcext:value-type="float">
            <text:p>0</text:p>
          </table:table-cell>
          <table:table-cell office:value-type="float" office:value="0.35359812944893" calcext:value-type="float">
            <text:p>0.35359812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NF521</text:p>
          </table:table-cell>
          <table:table-cell office:value-type="string" calcext:value-type="string">
            <text:p>sig-DMD_2333</text:p>
          </table:table-cell>
          <table:table-cell office:value-type="float" office:value="-0.438599453629792" calcext:value-type="float">
            <text:p>-0.4385994536</text:p>
          </table:table-cell>
          <table:table-cell office:value-type="float" office:value="0" calcext:value-type="float">
            <text:p>0</text:p>
          </table:table-cell>
          <table:table-cell office:value-type="float" office:value="0.438599453629792" calcext:value-type="float">
            <text:p>0.43859945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536</text:p>
          </table:table-cell>
          <table:table-cell office:value-type="string" calcext:value-type="string">
            <text:p>sig-DMD_2538</text:p>
          </table:table-cell>
          <table:table-cell office:value-type="float" office:value="0.211843830756437" calcext:value-type="float">
            <text:p>0.2118438308</text:p>
          </table:table-cell>
          <table:table-cell office:value-type="float" office:value="0" calcext:value-type="float">
            <text:p>0</text:p>
          </table:table-cell>
          <table:table-cell office:value-type="float" office:value="0.211843830756437" calcext:value-type="float">
            <text:p>0.21184383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599</text:p>
          </table:table-cell>
          <table:table-cell office:value-type="string" calcext:value-type="string">
            <text:p>sig-DMD_2550</text:p>
          </table:table-cell>
          <table:table-cell office:value-type="float" office:value="-0.379026556263125" calcext:value-type="float">
            <text:p>-0.3790265563</text:p>
          </table:table-cell>
          <table:table-cell office:value-type="float" office:value="0" calcext:value-type="float">
            <text:p>0</text:p>
          </table:table-cell>
          <table:table-cell office:value-type="float" office:value="0.379026556263125" calcext:value-type="float">
            <text:p>0.37902655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606</text:p>
          </table:table-cell>
          <table:table-cell office:value-type="string" calcext:value-type="string">
            <text:p>sig-DMD_2627</text:p>
          </table:table-cell>
          <table:table-cell office:value-type="float" office:value="-0.460505163995722" calcext:value-type="float">
            <text:p>-0.460505164</text:p>
          </table:table-cell>
          <table:table-cell office:value-type="float" office:value="0" calcext:value-type="float">
            <text:p>0</text:p>
          </table:table-cell>
          <table:table-cell office:value-type="float" office:value="0.460505163995722" calcext:value-type="float">
            <text:p>0.4605051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672</text:p>
          </table:table-cell>
          <table:table-cell office:value-type="string" calcext:value-type="string">
            <text:p>sig-DMD_516</text:p>
          </table:table-cell>
          <table:table-cell office:value-type="float" office:value="-0.327845623927621" calcext:value-type="float">
            <text:p>-0.3278456239</text:p>
          </table:table-cell>
          <table:table-cell office:value-type="float" office:value="0" calcext:value-type="float">
            <text:p>0</text:p>
          </table:table-cell>
          <table:table-cell office:value-type="float" office:value="0.327845623927621" calcext:value-type="float">
            <text:p>0.32784562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7</text:p>
          </table:table-cell>
          <table:table-cell office:value-type="string" calcext:value-type="string">
            <text:p>sig-DMD_2066</text:p>
          </table:table-cell>
          <table:table-cell office:value-type="float" office:value="0.25678867846279" calcext:value-type="float">
            <text:p>0.2567886785</text:p>
          </table:table-cell>
          <table:table-cell office:value-type="float" office:value="0" calcext:value-type="float">
            <text:p>0</text:p>
          </table:table-cell>
          <table:table-cell office:value-type="float" office:value="0.25678867846279" calcext:value-type="float">
            <text:p>0.25678867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7</text:p>
          </table:table-cell>
          <table:table-cell office:value-type="string" calcext:value-type="string">
            <text:p>sig-DMD_3853</text:p>
          </table:table-cell>
          <table:table-cell office:value-type="float" office:value="-0.242577708406193" calcext:value-type="float">
            <text:p>-0.2425777084</text:p>
          </table:table-cell>
          <table:table-cell office:value-type="float" office:value="0" calcext:value-type="float">
            <text:p>0</text:p>
          </table:table-cell>
          <table:table-cell office:value-type="float" office:value="0.242577708406193" calcext:value-type="float">
            <text:p>0.24257770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710</text:p>
          </table:table-cell>
          <table:table-cell office:value-type="string" calcext:value-type="string">
            <text:p>sig-DMD_1579</text:p>
          </table:table-cell>
          <table:table-cell office:value-type="float" office:value="-0.229121094760838" calcext:value-type="float">
            <text:p>-0.2291210948</text:p>
          </table:table-cell>
          <table:table-cell office:value-type="float" office:value="0" calcext:value-type="float">
            <text:p>0</text:p>
          </table:table-cell>
          <table:table-cell office:value-type="float" office:value="0.229121094760838" calcext:value-type="float">
            <text:p>0.229121094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716</text:p>
          </table:table-cell>
          <table:table-cell office:value-type="string" calcext:value-type="string">
            <text:p>sig-DMD_3853</text:p>
          </table:table-cell>
          <table:table-cell office:value-type="float" office:value="-0.310011007396252" calcext:value-type="float">
            <text:p>-0.3100110074</text:p>
          </table:table-cell>
          <table:table-cell office:value-type="float" office:value="0" calcext:value-type="float">
            <text:p>0</text:p>
          </table:table-cell>
          <table:table-cell office:value-type="float" office:value="0.310011007396252" calcext:value-type="float">
            <text:p>0.31001100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F727</text:p>
          </table:table-cell>
          <table:table-cell office:value-type="string" calcext:value-type="string">
            <text:p>sig-DMD_3856</text:p>
          </table:table-cell>
          <table:table-cell office:value-type="float" office:value="0.254384171477128" calcext:value-type="float">
            <text:p>0.2543841715</text:p>
          </table:table-cell>
          <table:table-cell office:value-type="float" office:value="0" calcext:value-type="float">
            <text:p>0</text:p>
          </table:table-cell>
          <table:table-cell office:value-type="float" office:value="0.254384171477128" calcext:value-type="float">
            <text:p>0.25438417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NRF1</text:p>
          </table:table-cell>
          <table:table-cell office:value-type="string" calcext:value-type="string">
            <text:p>sig-DMD_2108</text:p>
          </table:table-cell>
          <table:table-cell office:value-type="float" office:value="-0.273541538454735" calcext:value-type="float">
            <text:p>-0.2735415385</text:p>
          </table:table-cell>
          <table:table-cell office:value-type="float" office:value="0" calcext:value-type="float">
            <text:p>0</text:p>
          </table:table-cell>
          <table:table-cell office:value-type="float" office:value="0.273541538454735" calcext:value-type="float">
            <text:p>0.27354153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P4</text:p>
          </table:table-cell>
          <table:table-cell office:value-type="string" calcext:value-type="string">
            <text:p>sig-DMD_407</text:p>
          </table:table-cell>
          <table:table-cell office:value-type="float" office:value="0.216208929926446" calcext:value-type="float">
            <text:p>0.2162089299</text:p>
          </table:table-cell>
          <table:table-cell office:value-type="float" office:value="0" calcext:value-type="float">
            <text:p>0</text:p>
          </table:table-cell>
          <table:table-cell office:value-type="float" office:value="0.216208929926446" calcext:value-type="float">
            <text:p>0.21620892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SWIM4</text:p>
          </table:table-cell>
          <table:table-cell office:value-type="string" calcext:value-type="string">
            <text:p>sig-DMD_2436</text:p>
          </table:table-cell>
          <table:table-cell office:value-type="float" office:value="-0.226475203670942" calcext:value-type="float">
            <text:p>-0.2264752037</text:p>
          </table:table-cell>
          <table:table-cell office:value-type="float" office:value="0" calcext:value-type="float">
            <text:p>0</text:p>
          </table:table-cell>
          <table:table-cell office:value-type="float" office:value="0.226475203670942" calcext:value-type="float">
            <text:p>0.226475203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</table:table>
      <table:table table:name="EndoR" table:style-name="ta1">
        <table:table-column table:style-name="co1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2" table:default-cell-style-name="ce1"/>
        <table:table-column table:style-name="co12" table:default-cell-style-name="Default"/>
        <table:table-column table:style-name="co12" table:default-cell-style-name="ce1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gene_symbol</text:p>
          </table:table-cell>
          <table:table-cell office:value-type="string" calcext:value-type="string">
            <text:p>sig-DMD</text:p>
          </table:table-cell>
          <table:table-cell office:value-type="string" calcext:value-type="string">
            <text:p>corr_coef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abs_corr_coef</text:p>
          </table:table-cell>
          <table:table-cell table:style-name="Default" office:value-type="string" calcext:value-type="string">
            <text:p>FDR_BH_Reject</text:p>
          </table:table-cell>
          <table:table-cell office:value-type="string" calcext:value-type="string">
            <text:p>FDR_BH_p</text:p>
          </table:table-cell>
          <table:table-cell table:style-name="Default" office:value-type="string" calcext:value-type="string">
            <text:p>Bonfer_Reject</text:p>
          </table:table-cell>
          <table:table-cell office:value-type="string" calcext:value-type="string">
            <text:p>Bonfer_p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TN-BRCA</text:p>
          </table:table-cell>
          <table:table-cell office:value-type="string" calcext:value-type="string">
            <text:p>nonTN-BRCA</text:p>
          </table:table-cell>
          <table:table-cell office:value-type="string" calcext:value-type="string">
            <text:p>EndoR-BRCA</text:p>
          </table:table-cell>
        </table:table-row>
        <table:table-row table:style-name="ro1">
          <table:table-cell office:value-type="string" calcext:value-type="string">
            <text:p>LHX2</text:p>
          </table:table-cell>
          <table:table-cell office:value-type="string" calcext:value-type="string">
            <text:p>sig-DMD_4297</text:p>
          </table:table-cell>
          <table:table-cell office:value-type="float" office:value="0.673920141199081" calcext:value-type="float">
            <text:p>0.6739201412</text:p>
          </table:table-cell>
          <table:table-cell office:value-type="float" office:value="0" calcext:value-type="float">
            <text:p>0</text:p>
          </table:table-cell>
          <table:table-cell office:value-type="float" office:value="0.673920141199081" calcext:value-type="float">
            <text:p>0.67392014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3ST2</text:p>
          </table:table-cell>
          <table:table-cell office:value-type="string" calcext:value-type="string">
            <text:p>sig-DMD_2836</text:p>
          </table:table-cell>
          <table:table-cell office:value-type="float" office:value="0.626089202290418" calcext:value-type="float">
            <text:p>0.6260892023</text:p>
          </table:table-cell>
          <table:table-cell office:value-type="float" office:value="0" calcext:value-type="float">
            <text:p>0</text:p>
          </table:table-cell>
          <table:table-cell office:value-type="float" office:value="0.626089202290418" calcext:value-type="float">
            <text:p>0.626089202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46</text:p>
          </table:table-cell>
          <table:table-cell office:value-type="float" office:value="0.584613184178182" calcext:value-type="float">
            <text:p>0.5846131842</text:p>
          </table:table-cell>
          <table:table-cell office:value-type="float" office:value="0" calcext:value-type="float">
            <text:p>0</text:p>
          </table:table-cell>
          <table:table-cell office:value-type="float" office:value="0.584613184178182" calcext:value-type="float">
            <text:p>0.58461318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U4</text:p>
          </table:table-cell>
          <table:table-cell office:value-type="string" calcext:value-type="string">
            <text:p>sig-DMD_2836</text:p>
          </table:table-cell>
          <table:table-cell office:value-type="float" office:value="0.568344477165893" calcext:value-type="float">
            <text:p>0.5683444772</text:p>
          </table:table-cell>
          <table:table-cell office:value-type="float" office:value="0" calcext:value-type="float">
            <text:p>0</text:p>
          </table:table-cell>
          <table:table-cell office:value-type="float" office:value="0.568344477165893" calcext:value-type="float">
            <text:p>0.56834447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IC2</text:p>
          </table:table-cell>
          <table:table-cell office:value-type="string" calcext:value-type="string">
            <text:p>sig-DMD_1366</text:p>
          </table:table-cell>
          <table:table-cell office:value-type="float" office:value="0.544174303433371" calcext:value-type="float">
            <text:p>0.5441743034</text:p>
          </table:table-cell>
          <table:table-cell office:value-type="float" office:value="0" calcext:value-type="float">
            <text:p>0</text:p>
          </table:table-cell>
          <table:table-cell office:value-type="float" office:value="0.544174303433371" calcext:value-type="float">
            <text:p>0.54417430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36</text:p>
          </table:table-cell>
          <table:table-cell office:value-type="float" office:value="0.525907538818893" calcext:value-type="float">
            <text:p>0.5259075388</text:p>
          </table:table-cell>
          <table:table-cell office:value-type="float" office:value="0" calcext:value-type="float">
            <text:p>0</text:p>
          </table:table-cell>
          <table:table-cell office:value-type="float" office:value="0.525907538818893" calcext:value-type="float">
            <text:p>0.525907538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56</text:p>
          </table:table-cell>
          <table:table-cell office:value-type="float" office:value="0.480883937127652" calcext:value-type="float">
            <text:p>0.4808839371</text:p>
          </table:table-cell>
          <table:table-cell office:value-type="float" office:value="0" calcext:value-type="float">
            <text:p>0</text:p>
          </table:table-cell>
          <table:table-cell office:value-type="float" office:value="0.480883937127652" calcext:value-type="float">
            <text:p>0.48088393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3ST4</text:p>
          </table:table-cell>
          <table:table-cell office:value-type="string" calcext:value-type="string">
            <text:p>sig-DMD_2016</text:p>
          </table:table-cell>
          <table:table-cell office:value-type="float" office:value="0.46082303326451" calcext:value-type="float">
            <text:p>0.4608230333</text:p>
          </table:table-cell>
          <table:table-cell office:value-type="float" office:value="0" calcext:value-type="float">
            <text:p>0</text:p>
          </table:table-cell>
          <table:table-cell office:value-type="float" office:value="0.46082303326451" calcext:value-type="float">
            <text:p>0.46082303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67</text:p>
          </table:table-cell>
          <table:table-cell office:value-type="float" office:value="0.458040852919028" calcext:value-type="float">
            <text:p>0.4580408529</text:p>
          </table:table-cell>
          <table:table-cell office:value-type="float" office:value="0" calcext:value-type="float">
            <text:p>0</text:p>
          </table:table-cell>
          <table:table-cell office:value-type="float" office:value="0.458040852919028" calcext:value-type="float">
            <text:p>0.458040852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2</text:p>
          </table:table-cell>
          <table:table-cell office:value-type="string" calcext:value-type="string">
            <text:p>sig-DMD_2364</text:p>
          </table:table-cell>
          <table:table-cell office:value-type="float" office:value="0.448059066429515" calcext:value-type="float">
            <text:p>0.4480590664</text:p>
          </table:table-cell>
          <table:table-cell office:value-type="float" office:value="0" calcext:value-type="float">
            <text:p>0</text:p>
          </table:table-cell>
          <table:table-cell office:value-type="float" office:value="0.448059066429515" calcext:value-type="float">
            <text:p>0.44805906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1</text:p>
          </table:table-cell>
          <table:table-cell office:value-type="string" calcext:value-type="string">
            <text:p>sig-DMD_1531</text:p>
          </table:table-cell>
          <table:table-cell office:value-type="float" office:value="0.447520206649833" calcext:value-type="float">
            <text:p>0.4475202066</text:p>
          </table:table-cell>
          <table:table-cell office:value-type="float" office:value="0" calcext:value-type="float">
            <text:p>0</text:p>
          </table:table-cell>
          <table:table-cell office:value-type="float" office:value="0.447520206649833" calcext:value-type="float">
            <text:p>0.44752020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47</text:p>
          </table:table-cell>
          <table:table-cell office:value-type="float" office:value="0.433194745623586" calcext:value-type="float">
            <text:p>0.4331947456</text:p>
          </table:table-cell>
          <table:table-cell office:value-type="float" office:value="0" calcext:value-type="float">
            <text:p>0</text:p>
          </table:table-cell>
          <table:table-cell office:value-type="float" office:value="0.433194745623586" calcext:value-type="float">
            <text:p>0.43319474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3ST4</text:p>
          </table:table-cell>
          <table:table-cell office:value-type="string" calcext:value-type="string">
            <text:p>sig-DMD_2017</text:p>
          </table:table-cell>
          <table:table-cell office:value-type="float" office:value="0.431431090339972" calcext:value-type="float">
            <text:p>0.4314310903</text:p>
          </table:table-cell>
          <table:table-cell office:value-type="float" office:value="0" calcext:value-type="float">
            <text:p>0</text:p>
          </table:table-cell>
          <table:table-cell office:value-type="float" office:value="0.431431090339972" calcext:value-type="float">
            <text:p>0.431431090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28</text:p>
          </table:table-cell>
          <table:table-cell office:value-type="float" office:value="0.425990409602241" calcext:value-type="float">
            <text:p>0.4259904096</text:p>
          </table:table-cell>
          <table:table-cell office:value-type="float" office:value="0" calcext:value-type="float">
            <text:p>0</text:p>
          </table:table-cell>
          <table:table-cell office:value-type="float" office:value="0.425990409602241" calcext:value-type="float">
            <text:p>0.42599040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68</text:p>
          </table:table-cell>
          <table:table-cell office:value-type="float" office:value="0.414591348126831" calcext:value-type="float">
            <text:p>0.4145913481</text:p>
          </table:table-cell>
          <table:table-cell office:value-type="float" office:value="0" calcext:value-type="float">
            <text:p>0</text:p>
          </table:table-cell>
          <table:table-cell office:value-type="float" office:value="0.414591348126831" calcext:value-type="float">
            <text:p>0.41459134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2</text:p>
          </table:table-cell>
          <table:table-cell office:value-type="string" calcext:value-type="string">
            <text:p>sig-DMD_2365</text:p>
          </table:table-cell>
          <table:table-cell office:value-type="float" office:value="0.407716335557598" calcext:value-type="float">
            <text:p>0.4077163356</text:p>
          </table:table-cell>
          <table:table-cell office:value-type="float" office:value="0" calcext:value-type="float">
            <text:p>0</text:p>
          </table:table-cell>
          <table:table-cell office:value-type="float" office:value="0.407716335557598" calcext:value-type="float">
            <text:p>0.40771633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12</text:p>
          </table:table-cell>
          <table:table-cell office:value-type="float" office:value="0.407381782525882" calcext:value-type="float">
            <text:p>0.4073817825</text:p>
          </table:table-cell>
          <table:table-cell office:value-type="float" office:value="0" calcext:value-type="float">
            <text:p>0</text:p>
          </table:table-cell>
          <table:table-cell office:value-type="float" office:value="0.407381782525882" calcext:value-type="float">
            <text:p>0.40738178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RX4</text:p>
          </table:table-cell>
          <table:table-cell office:value-type="string" calcext:value-type="string">
            <text:p>sig-DMD_3495</text:p>
          </table:table-cell>
          <table:table-cell office:value-type="float" office:value="0.402231042648049" calcext:value-type="float">
            <text:p>0.4022310426</text:p>
          </table:table-cell>
          <table:table-cell office:value-type="float" office:value="0" calcext:value-type="float">
            <text:p>0</text:p>
          </table:table-cell>
          <table:table-cell office:value-type="float" office:value="0.402231042648049" calcext:value-type="float">
            <text:p>0.40223104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X2</text:p>
          </table:table-cell>
          <table:table-cell office:value-type="string" calcext:value-type="string">
            <text:p>sig-DMD_597</text:p>
          </table:table-cell>
          <table:table-cell office:value-type="float" office:value="0.390397306975657" calcext:value-type="float">
            <text:p>0.390397307</text:p>
          </table:table-cell>
          <table:table-cell office:value-type="float" office:value="0" calcext:value-type="float">
            <text:p>0</text:p>
          </table:table-cell>
          <table:table-cell office:value-type="float" office:value="0.390397306975657" calcext:value-type="float">
            <text:p>0.3903973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1</text:p>
          </table:table-cell>
          <table:table-cell office:value-type="string" calcext:value-type="string">
            <text:p>sig-DMD_1532</text:p>
          </table:table-cell>
          <table:table-cell office:value-type="float" office:value="0.386650800734432" calcext:value-type="float">
            <text:p>0.3866508007</text:p>
          </table:table-cell>
          <table:table-cell office:value-type="float" office:value="0" calcext:value-type="float">
            <text:p>0</text:p>
          </table:table-cell>
          <table:table-cell office:value-type="float" office:value="0.386650800734432" calcext:value-type="float">
            <text:p>0.38665080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TX1</text:p>
          </table:table-cell>
          <table:table-cell office:value-type="string" calcext:value-type="string">
            <text:p>sig-DMD_2682</text:p>
          </table:table-cell>
          <table:table-cell office:value-type="float" office:value="0.377996525845376" calcext:value-type="float">
            <text:p>0.3779965258</text:p>
          </table:table-cell>
          <table:table-cell office:value-type="float" office:value="0" calcext:value-type="float">
            <text:p>0</text:p>
          </table:table-cell>
          <table:table-cell office:value-type="float" office:value="0.377996525845376" calcext:value-type="float">
            <text:p>0.377996525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TA2</text:p>
          </table:table-cell>
          <table:table-cell office:value-type="string" calcext:value-type="string">
            <text:p>sig-DMD_3313</text:p>
          </table:table-cell>
          <table:table-cell office:value-type="float" office:value="0.373463983338566" calcext:value-type="float">
            <text:p>0.3734639833</text:p>
          </table:table-cell>
          <table:table-cell office:value-type="float" office:value="0" calcext:value-type="float">
            <text:p>0</text:p>
          </table:table-cell>
          <table:table-cell office:value-type="float" office:value="0.373463983338566" calcext:value-type="float">
            <text:p>0.37346398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X2</text:p>
          </table:table-cell>
          <table:table-cell office:value-type="string" calcext:value-type="string">
            <text:p>sig-DMD_596</text:p>
          </table:table-cell>
          <table:table-cell office:value-type="float" office:value="0.369832039343945" calcext:value-type="float">
            <text:p>0.3698320393</text:p>
          </table:table-cell>
          <table:table-cell office:value-type="float" office:value="0" calcext:value-type="float">
            <text:p>0</text:p>
          </table:table-cell>
          <table:table-cell office:value-type="float" office:value="0.369832039343945" calcext:value-type="float">
            <text:p>0.369832039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URL</text:p>
          </table:table-cell>
          <table:table-cell office:value-type="string" calcext:value-type="string">
            <text:p>sig-DMD_2929</text:p>
          </table:table-cell>
          <table:table-cell office:value-type="float" office:value="0.367463522791381" calcext:value-type="float">
            <text:p>0.3674635228</text:p>
          </table:table-cell>
          <table:table-cell office:value-type="float" office:value="0" calcext:value-type="float">
            <text:p>0</text:p>
          </table:table-cell>
          <table:table-cell office:value-type="float" office:value="0.367463522791381" calcext:value-type="float">
            <text:p>0.36746352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1</text:p>
          </table:table-cell>
          <table:table-cell office:value-type="string" calcext:value-type="string">
            <text:p>sig-DMD_1533</text:p>
          </table:table-cell>
          <table:table-cell office:value-type="float" office:value="0.363968955865284" calcext:value-type="float">
            <text:p>0.3639689559</text:p>
          </table:table-cell>
          <table:table-cell office:value-type="float" office:value="0" calcext:value-type="float">
            <text:p>0</text:p>
          </table:table-cell>
          <table:table-cell office:value-type="float" office:value="0.363968955865284" calcext:value-type="float">
            <text:p>0.36396895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MN2</text:p>
          </table:table-cell>
          <table:table-cell office:value-type="string" calcext:value-type="string">
            <text:p>sig-DMD_412</text:p>
          </table:table-cell>
          <table:table-cell office:value-type="float" office:value="0.355154149192917" calcext:value-type="float">
            <text:p>0.3551541492</text:p>
          </table:table-cell>
          <table:table-cell office:value-type="float" office:value="0" calcext:value-type="float">
            <text:p>0</text:p>
          </table:table-cell>
          <table:table-cell office:value-type="float" office:value="0.355154149192917" calcext:value-type="float">
            <text:p>0.355154149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35</text:p>
          </table:table-cell>
          <table:table-cell office:value-type="float" office:value="0.351733954134874" calcext:value-type="float">
            <text:p>0.3517339541</text:p>
          </table:table-cell>
          <table:table-cell office:value-type="float" office:value="0" calcext:value-type="float">
            <text:p>0</text:p>
          </table:table-cell>
          <table:table-cell office:value-type="float" office:value="0.351733954134874" calcext:value-type="float">
            <text:p>0.35173395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42</text:p>
          </table:table-cell>
          <table:table-cell office:value-type="float" office:value="0.348427712576434" calcext:value-type="float">
            <text:p>0.3484277126</text:p>
          </table:table-cell>
          <table:table-cell office:value-type="float" office:value="0" calcext:value-type="float">
            <text:p>0</text:p>
          </table:table-cell>
          <table:table-cell office:value-type="float" office:value="0.348427712576434" calcext:value-type="float">
            <text:p>0.34842771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39A11</text:p>
          </table:table-cell>
          <table:table-cell office:value-type="string" calcext:value-type="string">
            <text:p>sig-DMD_2246</text:p>
          </table:table-cell>
          <table:table-cell office:value-type="float" office:value="0.339734512655242" calcext:value-type="float">
            <text:p>0.3397345127</text:p>
          </table:table-cell>
          <table:table-cell office:value-type="float" office:value="0" calcext:value-type="float">
            <text:p>0</text:p>
          </table:table-cell>
          <table:table-cell office:value-type="float" office:value="0.339734512655242" calcext:value-type="float">
            <text:p>0.339734512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L4C</text:p>
          </table:table-cell>
          <table:table-cell office:value-type="string" calcext:value-type="string">
            <text:p>sig-DMD_2822</text:p>
          </table:table-cell>
          <table:table-cell office:value-type="float" office:value="0.337264871641623" calcext:value-type="float">
            <text:p>0.3372648716</text:p>
          </table:table-cell>
          <table:table-cell office:value-type="float" office:value="0" calcext:value-type="float">
            <text:p>0</text:p>
          </table:table-cell>
          <table:table-cell office:value-type="float" office:value="0.337264871641623" calcext:value-type="float">
            <text:p>0.33726487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XPH1</text:p>
          </table:table-cell>
          <table:table-cell office:value-type="string" calcext:value-type="string">
            <text:p>sig-DMD_3805</text:p>
          </table:table-cell>
          <table:table-cell office:value-type="float" office:value="0.335453295017364" calcext:value-type="float">
            <text:p>0.335453295</text:p>
          </table:table-cell>
          <table:table-cell office:value-type="float" office:value="0" calcext:value-type="float">
            <text:p>0</text:p>
          </table:table-cell>
          <table:table-cell office:value-type="float" office:value="0.335453295017364" calcext:value-type="float">
            <text:p>0.3354532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FHX3</text:p>
          </table:table-cell>
          <table:table-cell office:value-type="string" calcext:value-type="string">
            <text:p>sig-DMD_2106</text:p>
          </table:table-cell>
          <table:table-cell office:value-type="float" office:value="0.335007663521031" calcext:value-type="float">
            <text:p>0.3350076635</text:p>
          </table:table-cell>
          <table:table-cell office:value-type="float" office:value="0" calcext:value-type="float">
            <text:p>0</text:p>
          </table:table-cell>
          <table:table-cell office:value-type="float" office:value="0.335007663521031" calcext:value-type="float">
            <text:p>0.33500766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17</text:p>
          </table:table-cell>
          <table:table-cell office:value-type="float" office:value="0.334069717416799" calcext:value-type="float">
            <text:p>0.3340697174</text:p>
          </table:table-cell>
          <table:table-cell office:value-type="float" office:value="0" calcext:value-type="float">
            <text:p>0</text:p>
          </table:table-cell>
          <table:table-cell office:value-type="float" office:value="0.334069717416799" calcext:value-type="float">
            <text:p>0.334069717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SCL1</text:p>
          </table:table-cell>
          <table:table-cell office:value-type="string" calcext:value-type="string">
            <text:p>sig-DMD_966</text:p>
          </table:table-cell>
          <table:table-cell office:value-type="float" office:value="0.315210121952947" calcext:value-type="float">
            <text:p>0.315210122</text:p>
          </table:table-cell>
          <table:table-cell office:value-type="float" office:value="0" calcext:value-type="float">
            <text:p>0</text:p>
          </table:table-cell>
          <table:table-cell office:value-type="float" office:value="0.315210121952947" calcext:value-type="float">
            <text:p>0.3152101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TX1</text:p>
          </table:table-cell>
          <table:table-cell office:value-type="string" calcext:value-type="string">
            <text:p>sig-DMD_3562</text:p>
          </table:table-cell>
          <table:table-cell office:value-type="float" office:value="0.309685369559864" calcext:value-type="float">
            <text:p>0.3096853696</text:p>
          </table:table-cell>
          <table:table-cell office:value-type="float" office:value="0" calcext:value-type="float">
            <text:p>0</text:p>
          </table:table-cell>
          <table:table-cell office:value-type="float" office:value="0.309685369559864" calcext:value-type="float">
            <text:p>0.30968536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36</text:p>
          </table:table-cell>
          <table:table-cell office:value-type="float" office:value="0.305284544743101" calcext:value-type="float">
            <text:p>0.3052845447</text:p>
          </table:table-cell>
          <table:table-cell office:value-type="float" office:value="0" calcext:value-type="float">
            <text:p>0</text:p>
          </table:table-cell>
          <table:table-cell office:value-type="float" office:value="0.305284544743101" calcext:value-type="float">
            <text:p>0.30528454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46</text:p>
          </table:table-cell>
          <table:table-cell office:value-type="float" office:value="0.305108096759569" calcext:value-type="float">
            <text:p>0.3051080968</text:p>
          </table:table-cell>
          <table:table-cell office:value-type="float" office:value="0" calcext:value-type="float">
            <text:p>0</text:p>
          </table:table-cell>
          <table:table-cell office:value-type="float" office:value="0.305108096759569" calcext:value-type="float">
            <text:p>0.305108096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MU</text:p>
          </table:table-cell>
          <table:table-cell office:value-type="string" calcext:value-type="string">
            <text:p>sig-DMD_3219</text:p>
          </table:table-cell>
          <table:table-cell office:value-type="float" office:value="0.279572411606314" calcext:value-type="float">
            <text:p>0.2795724116</text:p>
          </table:table-cell>
          <table:table-cell office:value-type="float" office:value="0" calcext:value-type="float">
            <text:p>0</text:p>
          </table:table-cell>
          <table:table-cell office:value-type="float" office:value="0.279572411606314" calcext:value-type="float">
            <text:p>0.27957241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67</text:p>
          </table:table-cell>
          <table:table-cell office:value-type="float" office:value="0.279407539059742" calcext:value-type="float">
            <text:p>0.2794075391</text:p>
          </table:table-cell>
          <table:table-cell office:value-type="float" office:value="0" calcext:value-type="float">
            <text:p>0</text:p>
          </table:table-cell>
          <table:table-cell office:value-type="float" office:value="0.279407539059742" calcext:value-type="float">
            <text:p>0.279407539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sig-DMD_752</text:p>
          </table:table-cell>
          <table:table-cell office:value-type="float" office:value="0.269171270915435" calcext:value-type="float">
            <text:p>0.2691712709</text:p>
          </table:table-cell>
          <table:table-cell office:value-type="float" office:value="0" calcext:value-type="float">
            <text:p>0</text:p>
          </table:table-cell>
          <table:table-cell office:value-type="float" office:value="0.269171270915435" calcext:value-type="float">
            <text:p>0.26917127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60</text:p>
          </table:table-cell>
          <table:table-cell office:value-type="float" office:value="0.268478773563782" calcext:value-type="float">
            <text:p>0.2684787736</text:p>
          </table:table-cell>
          <table:table-cell office:value-type="float" office:value="0" calcext:value-type="float">
            <text:p>0</text:p>
          </table:table-cell>
          <table:table-cell office:value-type="float" office:value="0.268478773563782" calcext:value-type="float">
            <text:p>0.268478773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RA2C</text:p>
          </table:table-cell>
          <table:table-cell office:value-type="string" calcext:value-type="string">
            <text:p>sig-DMD_3391</text:p>
          </table:table-cell>
          <table:table-cell office:value-type="float" office:value="0.262776434136038" calcext:value-type="float">
            <text:p>0.2627764341</text:p>
          </table:table-cell>
          <table:table-cell office:value-type="float" office:value="0" calcext:value-type="float">
            <text:p>0</text:p>
          </table:table-cell>
          <table:table-cell office:value-type="float" office:value="0.262776434136038" calcext:value-type="float">
            <text:p>0.26277643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27</text:p>
          </table:table-cell>
          <table:table-cell office:value-type="float" office:value="0.257366916273386" calcext:value-type="float">
            <text:p>0.2573669163</text:p>
          </table:table-cell>
          <table:table-cell office:value-type="float" office:value="0" calcext:value-type="float">
            <text:p>0</text:p>
          </table:table-cell>
          <table:table-cell office:value-type="float" office:value="0.257366916273386" calcext:value-type="float">
            <text:p>0.25736691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56</text:p>
          </table:table-cell>
          <table:table-cell office:value-type="float" office:value="0.251813667594694" calcext:value-type="float">
            <text:p>0.2518136676</text:p>
          </table:table-cell>
          <table:table-cell office:value-type="float" office:value="0" calcext:value-type="float">
            <text:p>0</text:p>
          </table:table-cell>
          <table:table-cell office:value-type="float" office:value="0.251813667594694" calcext:value-type="float">
            <text:p>0.25181366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35</text:p>
          </table:table-cell>
          <table:table-cell office:value-type="float" office:value="0.248147533063353" calcext:value-type="float">
            <text:p>0.2481475331</text:p>
          </table:table-cell>
          <table:table-cell office:value-type="float" office:value="0" calcext:value-type="float">
            <text:p>0</text:p>
          </table:table-cell>
          <table:table-cell office:value-type="float" office:value="0.248147533063353" calcext:value-type="float">
            <text:p>0.24814753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CUT2</text:p>
          </table:table-cell>
          <table:table-cell office:value-type="string" calcext:value-type="string">
            <text:p>sig-DMD_2366</text:p>
          </table:table-cell>
          <table:table-cell office:value-type="float" office:value="0.241869760624366" calcext:value-type="float">
            <text:p>0.2418697606</text:p>
          </table:table-cell>
          <table:table-cell office:value-type="float" office:value="0" calcext:value-type="float">
            <text:p>0</text:p>
          </table:table-cell>
          <table:table-cell office:value-type="float" office:value="0.241869760624366" calcext:value-type="float">
            <text:p>0.24186976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IK2</text:p>
          </table:table-cell>
          <table:table-cell office:value-type="string" calcext:value-type="string">
            <text:p>sig-DMD_3736</text:p>
          </table:table-cell>
          <table:table-cell office:value-type="float" office:value="0.236654814551364" calcext:value-type="float">
            <text:p>0.2366548146</text:p>
          </table:table-cell>
          <table:table-cell office:value-type="float" office:value="0" calcext:value-type="float">
            <text:p>0</text:p>
          </table:table-cell>
          <table:table-cell office:value-type="float" office:value="0.236654814551364" calcext:value-type="float">
            <text:p>0.23665481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X2</text:p>
          </table:table-cell>
          <table:table-cell office:value-type="string" calcext:value-type="string">
            <text:p>sig-DMD_595</text:p>
          </table:table-cell>
          <table:table-cell office:value-type="float" office:value="0.234610372177087" calcext:value-type="float">
            <text:p>0.2346103722</text:p>
          </table:table-cell>
          <table:table-cell office:value-type="float" office:value="0" calcext:value-type="float">
            <text:p>0</text:p>
          </table:table-cell>
          <table:table-cell office:value-type="float" office:value="0.234610372177087" calcext:value-type="float">
            <text:p>0.234610372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XXC5</text:p>
          </table:table-cell>
          <table:table-cell office:value-type="string" calcext:value-type="string">
            <text:p>sig-DMD_3574</text:p>
          </table:table-cell>
          <table:table-cell office:value-type="float" office:value="0.234320818713037" calcext:value-type="float">
            <text:p>0.2343208187</text:p>
          </table:table-cell>
          <table:table-cell office:value-type="float" office:value="0" calcext:value-type="float">
            <text:p>0</text:p>
          </table:table-cell>
          <table:table-cell office:value-type="float" office:value="0.234320818713037" calcext:value-type="float">
            <text:p>0.23432081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M27</text:p>
          </table:table-cell>
          <table:table-cell office:value-type="string" calcext:value-type="string">
            <text:p>sig-DMD_3663</text:p>
          </table:table-cell>
          <table:table-cell office:value-type="float" office:value="0.233152553851332" calcext:value-type="float">
            <text:p>0.2331525539</text:p>
          </table:table-cell>
          <table:table-cell office:value-type="float" office:value="0" calcext:value-type="float">
            <text:p>0</text:p>
          </table:table-cell>
          <table:table-cell office:value-type="float" office:value="0.233152553851332" calcext:value-type="float">
            <text:p>0.23315255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42</text:p>
          </table:table-cell>
          <table:table-cell office:value-type="float" office:value="0.232653970093975" calcext:value-type="float">
            <text:p>0.2326539701</text:p>
          </table:table-cell>
          <table:table-cell office:value-type="float" office:value="0" calcext:value-type="float">
            <text:p>0</text:p>
          </table:table-cell>
          <table:table-cell office:value-type="float" office:value="0.232653970093975" calcext:value-type="float">
            <text:p>0.232653970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GO1</text:p>
          </table:table-cell>
          <table:table-cell office:value-type="string" calcext:value-type="string">
            <text:p>sig-DMD_1562</text:p>
          </table:table-cell>
          <table:table-cell office:value-type="float" office:value="0.231713326292996" calcext:value-type="float">
            <text:p>0.2317133263</text:p>
          </table:table-cell>
          <table:table-cell office:value-type="float" office:value="0" calcext:value-type="float">
            <text:p>0</text:p>
          </table:table-cell>
          <table:table-cell office:value-type="float" office:value="0.231713326292996" calcext:value-type="float">
            <text:p>0.231713326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28</text:p>
          </table:table-cell>
          <table:table-cell office:value-type="float" office:value="0.228759483337316" calcext:value-type="float">
            <text:p>0.2287594833</text:p>
          </table:table-cell>
          <table:table-cell office:value-type="float" office:value="0" calcext:value-type="float">
            <text:p>0</text:p>
          </table:table-cell>
          <table:table-cell office:value-type="float" office:value="0.228759483337316" calcext:value-type="float">
            <text:p>0.228759483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15A4</text:p>
          </table:table-cell>
          <table:table-cell office:value-type="string" calcext:value-type="string">
            <text:p>sig-DMD_1168</text:p>
          </table:table-cell>
          <table:table-cell office:value-type="float" office:value="0.227236407542642" calcext:value-type="float">
            <text:p>0.2272364075</text:p>
          </table:table-cell>
          <table:table-cell office:value-type="float" office:value="0" calcext:value-type="float">
            <text:p>0</text:p>
          </table:table-cell>
          <table:table-cell office:value-type="float" office:value="0.227236407542642" calcext:value-type="float">
            <text:p>0.227236407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55</text:p>
          </table:table-cell>
          <table:table-cell office:value-type="float" office:value="0.219951424664875" calcext:value-type="float">
            <text:p>0.2199514247</text:p>
          </table:table-cell>
          <table:table-cell office:value-type="float" office:value="0" calcext:value-type="float">
            <text:p>0</text:p>
          </table:table-cell>
          <table:table-cell office:value-type="float" office:value="0.219951424664875" calcext:value-type="float">
            <text:p>0.21995142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IAP2</text:p>
          </table:table-cell>
          <table:table-cell office:value-type="string" calcext:value-type="string">
            <text:p>sig-DMD_3891</text:p>
          </table:table-cell>
          <table:table-cell office:value-type="float" office:value="0.215543125960705" calcext:value-type="float">
            <text:p>0.215543126</text:p>
          </table:table-cell>
          <table:table-cell office:value-type="float" office:value="0" calcext:value-type="float">
            <text:p>0</text:p>
          </table:table-cell>
          <table:table-cell office:value-type="float" office:value="0.215543125960705" calcext:value-type="float">
            <text:p>0.21554312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3ST4</text:p>
          </table:table-cell>
          <table:table-cell office:value-type="string" calcext:value-type="string">
            <text:p>sig-DMD_1996</text:p>
          </table:table-cell>
          <table:table-cell office:value-type="float" office:value="0.211596080022202" calcext:value-type="float">
            <text:p>0.21159608</text:p>
          </table:table-cell>
          <table:table-cell office:value-type="float" office:value="0" calcext:value-type="float">
            <text:p>0</text:p>
          </table:table-cell>
          <table:table-cell office:value-type="float" office:value="0.211596080022202" calcext:value-type="float">
            <text:p>0.211596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3ST4</text:p>
          </table:table-cell>
          <table:table-cell office:value-type="string" calcext:value-type="string">
            <text:p>sig-DMD_2008</text:p>
          </table:table-cell>
          <table:table-cell office:value-type="float" office:value="0.21019990944242" calcext:value-type="float">
            <text:p>0.2101999094</text:p>
          </table:table-cell>
          <table:table-cell office:value-type="float" office:value="0" calcext:value-type="float">
            <text:p>0</text:p>
          </table:table-cell>
          <table:table-cell office:value-type="float" office:value="0.21019990944242" calcext:value-type="float">
            <text:p>0.21019990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PT1</text:p>
          </table:table-cell>
          <table:table-cell office:value-type="string" calcext:value-type="string">
            <text:p>sig-DMD_4335</text:p>
          </table:table-cell>
          <table:table-cell office:value-type="float" office:value="0.202326921322341" calcext:value-type="float">
            <text:p>0.2023269213</text:p>
          </table:table-cell>
          <table:table-cell office:value-type="float" office:value="0" calcext:value-type="float">
            <text:p>0</text:p>
          </table:table-cell>
          <table:table-cell office:value-type="float" office:value="0.202326921322341" calcext:value-type="float">
            <text:p>0.20232692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76</text:p>
          </table:table-cell>
          <table:table-cell office:value-type="float" office:value="0.202254891432005" calcext:value-type="float">
            <text:p>0.2022548914</text:p>
          </table:table-cell>
          <table:table-cell office:value-type="float" office:value="0" calcext:value-type="float">
            <text:p>0</text:p>
          </table:table-cell>
          <table:table-cell office:value-type="float" office:value="0.202254891432005" calcext:value-type="float">
            <text:p>0.202254891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U3F2</text:p>
          </table:table-cell>
          <table:table-cell office:value-type="string" calcext:value-type="string">
            <text:p>sig-DMD_3730</text:p>
          </table:table-cell>
          <table:table-cell office:value-type="float" office:value="0.201738591271505" calcext:value-type="float">
            <text:p>0.2017385913</text:p>
          </table:table-cell>
          <table:table-cell office:value-type="float" office:value="0" calcext:value-type="float">
            <text:p>0</text:p>
          </table:table-cell>
          <table:table-cell office:value-type="float" office:value="0.201738591271505" calcext:value-type="float">
            <text:p>0.20173859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GS9</text:p>
          </table:table-cell>
          <table:table-cell office:value-type="string" calcext:value-type="string">
            <text:p>sig-DMD_2241</text:p>
          </table:table-cell>
          <table:table-cell office:value-type="float" office:value="-0.201198152465828" calcext:value-type="float">
            <text:p>-0.2011981525</text:p>
          </table:table-cell>
          <table:table-cell office:value-type="float" office:value="0" calcext:value-type="float">
            <text:p>0</text:p>
          </table:table-cell>
          <table:table-cell office:value-type="float" office:value="0.201198152465828" calcext:value-type="float">
            <text:p>0.20119815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WA1</text:p>
          </table:table-cell>
          <table:table-cell office:value-type="string" calcext:value-type="string">
            <text:p>sig-DMD_5</text:p>
          </table:table-cell>
          <table:table-cell office:value-type="float" office:value="-0.201279297975159" calcext:value-type="float">
            <text:p>-0.201279298</text:p>
          </table:table-cell>
          <table:table-cell office:value-type="float" office:value="0" calcext:value-type="float">
            <text:p>0</text:p>
          </table:table-cell>
          <table:table-cell office:value-type="float" office:value="0.201279297975159" calcext:value-type="float">
            <text:p>0.20127929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MN2</text:p>
          </table:table-cell>
          <table:table-cell office:value-type="string" calcext:value-type="string">
            <text:p>sig-DMD_413</text:p>
          </table:table-cell>
          <table:table-cell office:value-type="float" office:value="-0.201307344688008" calcext:value-type="float">
            <text:p>-0.2013073447</text:p>
          </table:table-cell>
          <table:table-cell office:value-type="float" office:value="0" calcext:value-type="float">
            <text:p>0</text:p>
          </table:table-cell>
          <table:table-cell office:value-type="float" office:value="0.201307344688008" calcext:value-type="float">
            <text:p>0.20130734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ZT2A</text:p>
          </table:table-cell>
          <table:table-cell office:value-type="string" calcext:value-type="string">
            <text:p>sig-DMD_2751</text:p>
          </table:table-cell>
          <table:table-cell office:value-type="float" office:value="-0.20988347002731" calcext:value-type="float">
            <text:p>-0.20988347</text:p>
          </table:table-cell>
          <table:table-cell office:value-type="float" office:value="0" calcext:value-type="float">
            <text:p>0</text:p>
          </table:table-cell>
          <table:table-cell office:value-type="float" office:value="0.20988347002731" calcext:value-type="float">
            <text:p>0.2098834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BE2D2</text:p>
          </table:table-cell>
          <table:table-cell office:value-type="string" calcext:value-type="string">
            <text:p>sig-DMD_3571</text:p>
          </table:table-cell>
          <table:table-cell office:value-type="float" office:value="-0.21416311972228" calcext:value-type="float">
            <text:p>-0.2141631197</text:p>
          </table:table-cell>
          <table:table-cell office:value-type="float" office:value="0" calcext:value-type="float">
            <text:p>0</text:p>
          </table:table-cell>
          <table:table-cell office:value-type="float" office:value="0.21416311972228" calcext:value-type="float">
            <text:p>0.21416311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string" calcext:value-type="string">
            <text:p>sig-DMD_2084</text:p>
          </table:table-cell>
          <table:table-cell office:value-type="float" office:value="-0.215593234859146" calcext:value-type="float">
            <text:p>-0.2155932349</text:p>
          </table:table-cell>
          <table:table-cell office:value-type="float" office:value="0" calcext:value-type="float">
            <text:p>0</text:p>
          </table:table-cell>
          <table:table-cell office:value-type="float" office:value="0.215593234859146" calcext:value-type="float">
            <text:p>0.21559323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P32E</text:p>
          </table:table-cell>
          <table:table-cell office:value-type="string" calcext:value-type="string">
            <text:p>sig-DMD_248</text:p>
          </table:table-cell>
          <table:table-cell office:value-type="float" office:value="-0.21762067057241" calcext:value-type="float">
            <text:p>-0.2176206706</text:p>
          </table:table-cell>
          <table:table-cell office:value-type="float" office:value="0" calcext:value-type="float">
            <text:p>0</text:p>
          </table:table-cell>
          <table:table-cell office:value-type="float" office:value="0.21762067057241" calcext:value-type="float">
            <text:p>0.21762067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XC2</text:p>
          </table:table-cell>
          <table:table-cell office:value-type="string" calcext:value-type="string">
            <text:p>sig-DMD_2121</text:p>
          </table:table-cell>
          <table:table-cell office:value-type="float" office:value="-0.220259465977802" calcext:value-type="float">
            <text:p>-0.220259466</text:p>
          </table:table-cell>
          <table:table-cell office:value-type="float" office:value="0" calcext:value-type="float">
            <text:p>0</text:p>
          </table:table-cell>
          <table:table-cell office:value-type="float" office:value="0.220259465977802" calcext:value-type="float">
            <text:p>0.2202594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HD2A</text:p>
          </table:table-cell>
          <table:table-cell office:value-type="string" calcext:value-type="string">
            <text:p>sig-DMD_2714</text:p>
          </table:table-cell>
          <table:table-cell office:value-type="float" office:value="-0.221620171545741" calcext:value-type="float">
            <text:p>-0.2216201715</text:p>
          </table:table-cell>
          <table:table-cell office:value-type="float" office:value="0" calcext:value-type="float">
            <text:p>0</text:p>
          </table:table-cell>
          <table:table-cell office:value-type="float" office:value="0.221620171545741" calcext:value-type="float">
            <text:p>0.221620171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PT9</text:p>
          </table:table-cell>
          <table:table-cell office:value-type="string" calcext:value-type="string">
            <text:p>sig-DMD_2264</text:p>
          </table:table-cell>
          <table:table-cell office:value-type="float" office:value="-0.224295680691615" calcext:value-type="float">
            <text:p>-0.2242956807</text:p>
          </table:table-cell>
          <table:table-cell office:value-type="float" office:value="0" calcext:value-type="float">
            <text:p>0</text:p>
          </table:table-cell>
          <table:table-cell office:value-type="float" office:value="0.224295680691615" calcext:value-type="float">
            <text:p>0.224295680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HDRBS2</text:p>
          </table:table-cell>
          <table:table-cell office:value-type="string" calcext:value-type="string">
            <text:p>sig-DMD_3709</text:p>
          </table:table-cell>
          <table:table-cell office:value-type="float" office:value="-0.226034633099219" calcext:value-type="float">
            <text:p>-0.2260346331</text:p>
          </table:table-cell>
          <table:table-cell office:value-type="float" office:value="0" calcext:value-type="float">
            <text:p>0</text:p>
          </table:table-cell>
          <table:table-cell office:value-type="float" office:value="0.226034633099219" calcext:value-type="float">
            <text:p>0.226034633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RC1</text:p>
          </table:table-cell>
          <table:table-cell office:value-type="string" calcext:value-type="string">
            <text:p>sig-DMD_889</text:p>
          </table:table-cell>
          <table:table-cell office:value-type="float" office:value="-0.228214101247352" calcext:value-type="float">
            <text:p>-0.2282141012</text:p>
          </table:table-cell>
          <table:table-cell office:value-type="float" office:value="0" calcext:value-type="float">
            <text:p>0</text:p>
          </table:table-cell>
          <table:table-cell office:value-type="float" office:value="0.228214101247352" calcext:value-type="float">
            <text:p>0.22821410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IS2</text:p>
          </table:table-cell>
          <table:table-cell office:value-type="string" calcext:value-type="string">
            <text:p>sig-DMD_1515</text:p>
          </table:table-cell>
          <table:table-cell office:value-type="float" office:value="-0.22883748995211" calcext:value-type="float">
            <text:p>-0.22883749</text:p>
          </table:table-cell>
          <table:table-cell office:value-type="float" office:value="0" calcext:value-type="float">
            <text:p>0</text:p>
          </table:table-cell>
          <table:table-cell office:value-type="float" office:value="0.22883748995211" calcext:value-type="float">
            <text:p>0.2288374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PKAPK3</text:p>
          </table:table-cell>
          <table:table-cell office:value-type="string" calcext:value-type="string">
            <text:p>sig-DMD_3278</text:p>
          </table:table-cell>
          <table:table-cell office:value-type="float" office:value="-0.2299862864508" calcext:value-type="float">
            <text:p>-0.2299862865</text:p>
          </table:table-cell>
          <table:table-cell office:value-type="float" office:value="0" calcext:value-type="float">
            <text:p>0</text:p>
          </table:table-cell>
          <table:table-cell office:value-type="float" office:value="0.2299862864508" calcext:value-type="float">
            <text:p>0.22998628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SN</text:p>
          </table:table-cell>
          <table:table-cell office:value-type="string" calcext:value-type="string">
            <text:p>sig-DMD_2307</text:p>
          </table:table-cell>
          <table:table-cell office:value-type="float" office:value="-0.231246401596556" calcext:value-type="float">
            <text:p>-0.2312464016</text:p>
          </table:table-cell>
          <table:table-cell office:value-type="float" office:value="0" calcext:value-type="float">
            <text:p>0</text:p>
          </table:table-cell>
          <table:table-cell office:value-type="float" office:value="0.231246401596556" calcext:value-type="float">
            <text:p>0.23124640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TGA4</text:p>
          </table:table-cell>
          <table:table-cell office:value-type="string" calcext:value-type="string">
            <text:p>sig-DMD_2780</text:p>
          </table:table-cell>
          <table:table-cell office:value-type="float" office:value="-0.231524063943851" calcext:value-type="float">
            <text:p>-0.2315240639</text:p>
          </table:table-cell>
          <table:table-cell office:value-type="float" office:value="0" calcext:value-type="float">
            <text:p>0</text:p>
          </table:table-cell>
          <table:table-cell office:value-type="float" office:value="0.231524063943851" calcext:value-type="float">
            <text:p>0.23152406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PT9</text:p>
          </table:table-cell>
          <table:table-cell office:value-type="string" calcext:value-type="string">
            <text:p>sig-DMD_2265</text:p>
          </table:table-cell>
          <table:table-cell office:value-type="float" office:value="-0.233187234143666" calcext:value-type="float">
            <text:p>-0.2331872341</text:p>
          </table:table-cell>
          <table:table-cell office:value-type="float" office:value="0" calcext:value-type="float">
            <text:p>0</text:p>
          </table:table-cell>
          <table:table-cell office:value-type="float" office:value="0.233187234143666" calcext:value-type="float">
            <text:p>0.233187234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TCFL</text:p>
          </table:table-cell>
          <table:table-cell office:value-type="string" calcext:value-type="string">
            <text:p>sig-DMD_3018</text:p>
          </table:table-cell>
          <table:table-cell office:value-type="float" office:value="-0.233231572759446" calcext:value-type="float">
            <text:p>-0.2332315728</text:p>
          </table:table-cell>
          <table:table-cell office:value-type="float" office:value="0" calcext:value-type="float">
            <text:p>0</text:p>
          </table:table-cell>
          <table:table-cell office:value-type="float" office:value="0.233231572759446" calcext:value-type="float">
            <text:p>0.23323157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USC2</text:p>
          </table:table-cell>
          <table:table-cell office:value-type="string" calcext:value-type="string">
            <text:p>sig-DMD_4236</text:p>
          </table:table-cell>
          <table:table-cell office:value-type="float" office:value="-0.233814288074297" calcext:value-type="float">
            <text:p>-0.2338142881</text:p>
          </table:table-cell>
          <table:table-cell office:value-type="float" office:value="0" calcext:value-type="float">
            <text:p>0</text:p>
          </table:table-cell>
          <table:table-cell office:value-type="float" office:value="0.233814288074297" calcext:value-type="float">
            <text:p>0.23381428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EKHG6</text:p>
          </table:table-cell>
          <table:table-cell office:value-type="string" calcext:value-type="string">
            <text:p>sig-DMD_897</text:p>
          </table:table-cell>
          <table:table-cell office:value-type="float" office:value="-0.235704340543527" calcext:value-type="float">
            <text:p>-0.2357043405</text:p>
          </table:table-cell>
          <table:table-cell office:value-type="float" office:value="0" calcext:value-type="float">
            <text:p>0</text:p>
          </table:table-cell>
          <table:table-cell office:value-type="float" office:value="0.235704340543527" calcext:value-type="float">
            <text:p>0.23570434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IS1</text:p>
          </table:table-cell>
          <table:table-cell office:value-type="string" calcext:value-type="string">
            <text:p>sig-DMD_2686</text:p>
          </table:table-cell>
          <table:table-cell office:value-type="float" office:value="-0.237680917797438" calcext:value-type="float">
            <text:p>-0.2376809178</text:p>
          </table:table-cell>
          <table:table-cell office:value-type="float" office:value="0" calcext:value-type="float">
            <text:p>0</text:p>
          </table:table-cell>
          <table:table-cell office:value-type="float" office:value="0.237680917797438" calcext:value-type="float">
            <text:p>0.23768091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IS2</text:p>
          </table:table-cell>
          <table:table-cell office:value-type="string" calcext:value-type="string">
            <text:p>sig-DMD_1514</text:p>
          </table:table-cell>
          <table:table-cell office:value-type="float" office:value="-0.238965399503662" calcext:value-type="float">
            <text:p>-0.2389653995</text:p>
          </table:table-cell>
          <table:table-cell office:value-type="float" office:value="0" calcext:value-type="float">
            <text:p>0</text:p>
          </table:table-cell>
          <table:table-cell office:value-type="float" office:value="0.238965399503662" calcext:value-type="float">
            <text:p>0.238965399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10</text:p>
          </table:table-cell>
          <table:table-cell office:value-type="string" calcext:value-type="string">
            <text:p>sig-DMD_2772</text:p>
          </table:table-cell>
          <table:table-cell office:value-type="float" office:value="-0.240441889585741" calcext:value-type="float">
            <text:p>-0.2404418896</text:p>
          </table:table-cell>
          <table:table-cell office:value-type="float" office:value="0" calcext:value-type="float">
            <text:p>0</text:p>
          </table:table-cell>
          <table:table-cell office:value-type="float" office:value="0.240441889585741" calcext:value-type="float">
            <text:p>0.24044188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NRC6C</text:p>
          </table:table-cell>
          <table:table-cell office:value-type="string" calcext:value-type="string">
            <text:p>sig-DMD_2264</text:p>
          </table:table-cell>
          <table:table-cell office:value-type="float" office:value="-0.242535545900073" calcext:value-type="float">
            <text:p>-0.2425355459</text:p>
          </table:table-cell>
          <table:table-cell office:value-type="float" office:value="0" calcext:value-type="float">
            <text:p>0</text:p>
          </table:table-cell>
          <table:table-cell office:value-type="float" office:value="0.242535545900073" calcext:value-type="float">
            <text:p>0.24253554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8</text:p>
          </table:table-cell>
          <table:table-cell office:value-type="string" calcext:value-type="string">
            <text:p>sig-DMD_2776</text:p>
          </table:table-cell>
          <table:table-cell office:value-type="float" office:value="-0.2437924960777" calcext:value-type="float">
            <text:p>-0.2437924961</text:p>
          </table:table-cell>
          <table:table-cell office:value-type="float" office:value="0" calcext:value-type="float">
            <text:p>0</text:p>
          </table:table-cell>
          <table:table-cell office:value-type="float" office:value="0.2437924960777" calcext:value-type="float">
            <text:p>0.24379249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10</text:p>
          </table:table-cell>
          <table:table-cell office:value-type="string" calcext:value-type="string">
            <text:p>sig-DMD_2773</text:p>
          </table:table-cell>
          <table:table-cell office:value-type="float" office:value="-0.244617612478988" calcext:value-type="float">
            <text:p>-0.2446176125</text:p>
          </table:table-cell>
          <table:table-cell office:value-type="float" office:value="0" calcext:value-type="float">
            <text:p>0</text:p>
          </table:table-cell>
          <table:table-cell office:value-type="float" office:value="0.244617612478988" calcext:value-type="float">
            <text:p>0.244617612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PHA4</text:p>
          </table:table-cell>
          <table:table-cell office:value-type="string" calcext:value-type="string">
            <text:p>sig-DMD_2807</text:p>
          </table:table-cell>
          <table:table-cell office:value-type="float" office:value="-0.24563751024464" calcext:value-type="float">
            <text:p>-0.2456375102</text:p>
          </table:table-cell>
          <table:table-cell office:value-type="float" office:value="0" calcext:value-type="float">
            <text:p>0</text:p>
          </table:table-cell>
          <table:table-cell office:value-type="float" office:value="0.24563751024464" calcext:value-type="float">
            <text:p>0.24563751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URL</text:p>
          </table:table-cell>
          <table:table-cell office:value-type="string" calcext:value-type="string">
            <text:p>sig-DMD_3602</text:p>
          </table:table-cell>
          <table:table-cell office:value-type="float" office:value="-0.247437208684287" calcext:value-type="float">
            <text:p>-0.2474372087</text:p>
          </table:table-cell>
          <table:table-cell office:value-type="float" office:value="0" calcext:value-type="float">
            <text:p>0</text:p>
          </table:table-cell>
          <table:table-cell office:value-type="float" office:value="0.247437208684287" calcext:value-type="float">
            <text:p>0.24743720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IS1</text:p>
          </table:table-cell>
          <table:table-cell office:value-type="string" calcext:value-type="string">
            <text:p>sig-DMD_2687</text:p>
          </table:table-cell>
          <table:table-cell office:value-type="float" office:value="-0.250859386352942" calcext:value-type="float">
            <text:p>-0.2508593864</text:p>
          </table:table-cell>
          <table:table-cell office:value-type="float" office:value="0" calcext:value-type="float">
            <text:p>0</text:p>
          </table:table-cell>
          <table:table-cell office:value-type="float" office:value="0.250859386352942" calcext:value-type="float">
            <text:p>0.250859386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10</text:p>
          </table:table-cell>
          <table:table-cell office:value-type="string" calcext:value-type="string">
            <text:p>sig-DMD_2771</text:p>
          </table:table-cell>
          <table:table-cell office:value-type="float" office:value="-0.252008260516596" calcext:value-type="float">
            <text:p>-0.2520082605</text:p>
          </table:table-cell>
          <table:table-cell office:value-type="float" office:value="0" calcext:value-type="float">
            <text:p>0</text:p>
          </table:table-cell>
          <table:table-cell office:value-type="float" office:value="0.252008260516596" calcext:value-type="float">
            <text:p>0.25200826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IST1H3I</text:p>
          </table:table-cell>
          <table:table-cell office:value-type="string" calcext:value-type="string">
            <text:p>sig-DMD_3660</text:p>
          </table:table-cell>
          <table:table-cell office:value-type="float" office:value="-0.254799103908926" calcext:value-type="float">
            <text:p>-0.2547991039</text:p>
          </table:table-cell>
          <table:table-cell office:value-type="float" office:value="0" calcext:value-type="float">
            <text:p>0</text:p>
          </table:table-cell>
          <table:table-cell office:value-type="float" office:value="0.254799103908926" calcext:value-type="float">
            <text:p>0.25479910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TRK3</text:p>
          </table:table-cell>
          <table:table-cell office:value-type="string" calcext:value-type="string">
            <text:p>sig-DMD_1573</text:p>
          </table:table-cell>
          <table:table-cell office:value-type="float" office:value="-0.256047656517308" calcext:value-type="float">
            <text:p>-0.2560476565</text:p>
          </table:table-cell>
          <table:table-cell office:value-type="float" office:value="0" calcext:value-type="float">
            <text:p>0</text:p>
          </table:table-cell>
          <table:table-cell office:value-type="float" office:value="0.256047656517308" calcext:value-type="float">
            <text:p>0.256047656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XIN2</text:p>
          </table:table-cell>
          <table:table-cell office:value-type="string" calcext:value-type="string">
            <text:p>sig-DMD_2241</text:p>
          </table:table-cell>
          <table:table-cell office:value-type="float" office:value="-0.258410681567839" calcext:value-type="float">
            <text:p>-0.2584106816</text:p>
          </table:table-cell>
          <table:table-cell office:value-type="float" office:value="0" calcext:value-type="float">
            <text:p>0</text:p>
          </table:table-cell>
          <table:table-cell office:value-type="float" office:value="0.258410681567839" calcext:value-type="float">
            <text:p>0.258410681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XD8</text:p>
          </table:table-cell>
          <table:table-cell office:value-type="string" calcext:value-type="string">
            <text:p>sig-DMD_2777</text:p>
          </table:table-cell>
          <table:table-cell office:value-type="float" office:value="-0.264073331826055" calcext:value-type="float">
            <text:p>-0.2640733318</text:p>
          </table:table-cell>
          <table:table-cell office:value-type="float" office:value="0" calcext:value-type="float">
            <text:p>0</text:p>
          </table:table-cell>
          <table:table-cell office:value-type="float" office:value="0.264073331826055" calcext:value-type="float">
            <text:p>0.26407333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IM9</text:p>
          </table:table-cell>
          <table:table-cell office:value-type="string" calcext:value-type="string">
            <text:p>sig-DMD_1431</text:p>
          </table:table-cell>
          <table:table-cell office:value-type="float" office:value="-0.264799874256713" calcext:value-type="float">
            <text:p>-0.2647998743</text:p>
          </table:table-cell>
          <table:table-cell office:value-type="float" office:value="0" calcext:value-type="float">
            <text:p>0</text:p>
          </table:table-cell>
          <table:table-cell office:value-type="float" office:value="0.264799874256713" calcext:value-type="float">
            <text:p>0.26479987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YN</text:p>
          </table:table-cell>
          <table:table-cell office:value-type="string" calcext:value-type="string">
            <text:p>sig-DMD_856</text:p>
          </table:table-cell>
          <table:table-cell office:value-type="float" office:value="-0.267555608516956" calcext:value-type="float">
            <text:p>-0.2675556085</text:p>
          </table:table-cell>
          <table:table-cell office:value-type="float" office:value="0" calcext:value-type="float">
            <text:p>0</text:p>
          </table:table-cell>
          <table:table-cell office:value-type="float" office:value="0.267555608516956" calcext:value-type="float">
            <text:p>0.267555608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XRA8</text:p>
          </table:table-cell>
          <table:table-cell office:value-type="string" calcext:value-type="string">
            <text:p>sig-DMD_4</text:p>
          </table:table-cell>
          <table:table-cell office:value-type="float" office:value="-0.271088891085806" calcext:value-type="float">
            <text:p>-0.2710888911</text:p>
          </table:table-cell>
          <table:table-cell office:value-type="float" office:value="0" calcext:value-type="float">
            <text:p>0</text:p>
          </table:table-cell>
          <table:table-cell office:value-type="float" office:value="0.271088891085806" calcext:value-type="float">
            <text:p>0.27108889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XXC5</text:p>
          </table:table-cell>
          <table:table-cell office:value-type="string" calcext:value-type="string">
            <text:p>sig-DMD_3571</text:p>
          </table:table-cell>
          <table:table-cell office:value-type="float" office:value="-0.271309727564599" calcext:value-type="float">
            <text:p>-0.2713097276</text:p>
          </table:table-cell>
          <table:table-cell office:value-type="float" office:value="0" calcext:value-type="float">
            <text:p>0</text:p>
          </table:table-cell>
          <table:table-cell office:value-type="float" office:value="0.271309727564599" calcext:value-type="float">
            <text:p>0.271309727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MPG1</text:p>
          </table:table-cell>
          <table:table-cell office:value-type="string" calcext:value-type="string">
            <text:p>sig-DMD_3718</text:p>
          </table:table-cell>
          <table:table-cell office:value-type="float" office:value="-0.274400037050834" calcext:value-type="float">
            <text:p>-0.2744000371</text:p>
          </table:table-cell>
          <table:table-cell office:value-type="float" office:value="0" calcext:value-type="float">
            <text:p>0</text:p>
          </table:table-cell>
          <table:table-cell office:value-type="float" office:value="0.274400037050834" calcext:value-type="float">
            <text:p>0.274400037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YLTL1B</text:p>
          </table:table-cell>
          <table:table-cell office:value-type="string" calcext:value-type="string">
            <text:p>sig-DMD_777</text:p>
          </table:table-cell>
          <table:table-cell office:value-type="float" office:value="-0.275062535597011" calcext:value-type="float">
            <text:p>-0.2750625356</text:p>
          </table:table-cell>
          <table:table-cell office:value-type="float" office:value="0" calcext:value-type="float">
            <text:p>0</text:p>
          </table:table-cell>
          <table:table-cell office:value-type="float" office:value="0.275062535597011" calcext:value-type="float">
            <text:p>0.27506253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PR3</text:p>
          </table:table-cell>
          <table:table-cell office:value-type="string" calcext:value-type="string">
            <text:p>sig-DMD_3515</text:p>
          </table:table-cell>
          <table:table-cell office:value-type="float" office:value="-0.275778515460105" calcext:value-type="float">
            <text:p>-0.2757785155</text:p>
          </table:table-cell>
          <table:table-cell office:value-type="float" office:value="0" calcext:value-type="float">
            <text:p>0</text:p>
          </table:table-cell>
          <table:table-cell office:value-type="float" office:value="0.275778515460105" calcext:value-type="float">
            <text:p>0.27577851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LDB1</text:p>
          </table:table-cell>
          <table:table-cell office:value-type="string" calcext:value-type="string">
            <text:p>sig-DMD_862</text:p>
          </table:table-cell>
          <table:table-cell office:value-type="float" office:value="-0.278231086029" calcext:value-type="float">
            <text:p>-0.278231086</text:p>
          </table:table-cell>
          <table:table-cell office:value-type="float" office:value="0" calcext:value-type="float">
            <text:p>0</text:p>
          </table:table-cell>
          <table:table-cell office:value-type="float" office:value="0.278231086029" calcext:value-type="float">
            <text:p>0.2782310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RPING1</text:p>
          </table:table-cell>
          <table:table-cell office:value-type="string" calcext:value-type="string">
            <text:p>sig-DMD_784</text:p>
          </table:table-cell>
          <table:table-cell office:value-type="float" office:value="-0.278355491793897" calcext:value-type="float">
            <text:p>-0.2783554918</text:p>
          </table:table-cell>
          <table:table-cell office:value-type="float" office:value="0" calcext:value-type="float">
            <text:p>0</text:p>
          </table:table-cell>
          <table:table-cell office:value-type="float" office:value="0.278355491793897" calcext:value-type="float">
            <text:p>0.278355491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19</text:p>
          </table:table-cell>
          <table:table-cell office:value-type="float" office:value="-0.28139746840543" calcext:value-type="float">
            <text:p>-0.2813974684</text:p>
          </table:table-cell>
          <table:table-cell office:value-type="float" office:value="0" calcext:value-type="float">
            <text:p>0</text:p>
          </table:table-cell>
          <table:table-cell office:value-type="float" office:value="0.28139746840543" calcext:value-type="float">
            <text:p>0.281397468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TX1</text:p>
          </table:table-cell>
          <table:table-cell office:value-type="string" calcext:value-type="string">
            <text:p>sig-DMD_2680</text:p>
          </table:table-cell>
          <table:table-cell office:value-type="float" office:value="-0.284143208933766" calcext:value-type="float">
            <text:p>-0.2841432089</text:p>
          </table:table-cell>
          <table:table-cell office:value-type="float" office:value="0" calcext:value-type="float">
            <text:p>0</text:p>
          </table:table-cell>
          <table:table-cell office:value-type="float" office:value="0.284143208933766" calcext:value-type="float">
            <text:p>0.28414320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SD7B</text:p>
          </table:table-cell>
          <table:table-cell office:value-type="string" calcext:value-type="string">
            <text:p>sig-DMD_2756</text:p>
          </table:table-cell>
          <table:table-cell office:value-type="float" office:value="-0.287841730153744" calcext:value-type="float">
            <text:p>-0.2878417302</text:p>
          </table:table-cell>
          <table:table-cell office:value-type="float" office:value="0" calcext:value-type="float">
            <text:p>0</text:p>
          </table:table-cell>
          <table:table-cell office:value-type="float" office:value="0.287841730153744" calcext:value-type="float">
            <text:p>0.28784173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DH20</text:p>
          </table:table-cell>
          <table:table-cell office:value-type="string" calcext:value-type="string">
            <text:p>sig-DMD_2371</text:p>
          </table:table-cell>
          <table:table-cell office:value-type="float" office:value="-0.289098671246544" calcext:value-type="float">
            <text:p>-0.2890986712</text:p>
          </table:table-cell>
          <table:table-cell office:value-type="float" office:value="0" calcext:value-type="float">
            <text:p>0</text:p>
          </table:table-cell>
          <table:table-cell office:value-type="float" office:value="0.289098671246544" calcext:value-type="float">
            <text:p>0.289098671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FHD2</text:p>
          </table:table-cell>
          <table:table-cell office:value-type="string" calcext:value-type="string">
            <text:p>sig-DMD_71</text:p>
          </table:table-cell>
          <table:table-cell office:value-type="float" office:value="-0.308525654635317" calcext:value-type="float">
            <text:p>-0.3085256546</text:p>
          </table:table-cell>
          <table:table-cell office:value-type="float" office:value="0" calcext:value-type="float">
            <text:p>0</text:p>
          </table:table-cell>
          <table:table-cell office:value-type="float" office:value="0.308525654635317" calcext:value-type="float">
            <text:p>0.308525654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CC1</text:p>
          </table:table-cell>
          <table:table-cell office:value-type="string" calcext:value-type="string">
            <text:p>sig-DMD_4079</text:p>
          </table:table-cell>
          <table:table-cell office:value-type="float" office:value="-0.308871878105567" calcext:value-type="float">
            <text:p>-0.3088718781</text:p>
          </table:table-cell>
          <table:table-cell office:value-type="float" office:value="0" calcext:value-type="float">
            <text:p>0</text:p>
          </table:table-cell>
          <table:table-cell office:value-type="float" office:value="0.308871878105567" calcext:value-type="float">
            <text:p>0.30887187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LF14</text:p>
          </table:table-cell>
          <table:table-cell office:value-type="string" calcext:value-type="string">
            <text:p>sig-DMD_3929</text:p>
          </table:table-cell>
          <table:table-cell office:value-type="float" office:value="-0.315235734284916" calcext:value-type="float">
            <text:p>-0.3152357343</text:p>
          </table:table-cell>
          <table:table-cell office:value-type="float" office:value="0" calcext:value-type="float">
            <text:p>0</text:p>
          </table:table-cell>
          <table:table-cell office:value-type="float" office:value="0.315235734284916" calcext:value-type="float">
            <text:p>0.31523573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EKHO1</text:p>
          </table:table-cell>
          <table:table-cell office:value-type="string" calcext:value-type="string">
            <text:p>sig-DMD_248</text:p>
          </table:table-cell>
          <table:table-cell office:value-type="float" office:value="-0.316614362356102" calcext:value-type="float">
            <text:p>-0.3166143624</text:p>
          </table:table-cell>
          <table:table-cell office:value-type="float" office:value="0" calcext:value-type="float">
            <text:p>0</text:p>
          </table:table-cell>
          <table:table-cell office:value-type="float" office:value="0.316614362356102" calcext:value-type="float">
            <text:p>0.31661436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PHA4</text:p>
          </table:table-cell>
          <table:table-cell office:value-type="string" calcext:value-type="string">
            <text:p>sig-DMD_2808</text:p>
          </table:table-cell>
          <table:table-cell office:value-type="float" office:value="-0.319450685453164" calcext:value-type="float">
            <text:p>-0.3194506855</text:p>
          </table:table-cell>
          <table:table-cell office:value-type="float" office:value="0" calcext:value-type="float">
            <text:p>0</text:p>
          </table:table-cell>
          <table:table-cell office:value-type="float" office:value="0.319450685453164" calcext:value-type="float">
            <text:p>0.319450685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SD1</text:p>
          </table:table-cell>
          <table:table-cell office:value-type="string" calcext:value-type="string">
            <text:p>sig-DMD_2163</text:p>
          </table:table-cell>
          <table:table-cell office:value-type="float" office:value="-0.326085596025392" calcext:value-type="float">
            <text:p>-0.326085596</text:p>
          </table:table-cell>
          <table:table-cell office:value-type="float" office:value="0" calcext:value-type="float">
            <text:p>0</text:p>
          </table:table-cell>
          <table:table-cell office:value-type="float" office:value="0.326085596025392" calcext:value-type="float">
            <text:p>0.32608559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MNA</text:p>
          </table:table-cell>
          <table:table-cell office:value-type="string" calcext:value-type="string">
            <text:p>sig-DMD_277</text:p>
          </table:table-cell>
          <table:table-cell office:value-type="float" office:value="-0.32774672237867" calcext:value-type="float">
            <text:p>-0.3277467224</text:p>
          </table:table-cell>
          <table:table-cell office:value-type="float" office:value="0" calcext:value-type="float">
            <text:p>0</text:p>
          </table:table-cell>
          <table:table-cell office:value-type="float" office:value="0.32774672237867" calcext:value-type="float">
            <text:p>0.327746722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RARP</text:p>
          </table:table-cell>
          <table:table-cell office:value-type="string" calcext:value-type="string">
            <text:p>sig-DMD_4344</text:p>
          </table:table-cell>
          <table:table-cell office:value-type="float" office:value="-0.330426938098354" calcext:value-type="float">
            <text:p>-0.3304269381</text:p>
          </table:table-cell>
          <table:table-cell office:value-type="float" office:value="0" calcext:value-type="float">
            <text:p>0</text:p>
          </table:table-cell>
          <table:table-cell office:value-type="float" office:value="0.330426938098354" calcext:value-type="float">
            <text:p>0.33042693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CAM4</text:p>
          </table:table-cell>
          <table:table-cell office:value-type="string" calcext:value-type="string">
            <text:p>sig-DMD_2420</text:p>
          </table:table-cell>
          <table:table-cell office:value-type="float" office:value="-0.331497126640021" calcext:value-type="float">
            <text:p>-0.3314971266</text:p>
          </table:table-cell>
          <table:table-cell office:value-type="float" office:value="0" calcext:value-type="float">
            <text:p>0</text:p>
          </table:table-cell>
          <table:table-cell office:value-type="float" office:value="0.331497126640021" calcext:value-type="float">
            <text:p>0.331497126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X6</text:p>
          </table:table-cell>
          <table:table-cell office:value-type="string" calcext:value-type="string">
            <text:p>sig-DMD_753</text:p>
          </table:table-cell>
          <table:table-cell office:value-type="float" office:value="-0.332444570186596" calcext:value-type="float">
            <text:p>-0.3324445702</text:p>
          </table:table-cell>
          <table:table-cell office:value-type="float" office:value="0" calcext:value-type="float">
            <text:p>0</text:p>
          </table:table-cell>
          <table:table-cell office:value-type="float" office:value="0.332444570186596" calcext:value-type="float">
            <text:p>0.332444570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RRC4</text:p>
          </table:table-cell>
          <table:table-cell office:value-type="string" calcext:value-type="string">
            <text:p>sig-DMD_3924</text:p>
          </table:table-cell>
          <table:table-cell office:value-type="float" office:value="-0.333250447201388" calcext:value-type="float">
            <text:p>-0.3332504472</text:p>
          </table:table-cell>
          <table:table-cell office:value-type="float" office:value="0" calcext:value-type="float">
            <text:p>0</text:p>
          </table:table-cell>
          <table:table-cell office:value-type="float" office:value="0.333250447201388" calcext:value-type="float">
            <text:p>0.333250447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XNB2</text:p>
          </table:table-cell>
          <table:table-cell office:value-type="string" calcext:value-type="string">
            <text:p>sig-DMD_3227</text:p>
          </table:table-cell>
          <table:table-cell office:value-type="float" office:value="-0.333862766119413" calcext:value-type="float">
            <text:p>-0.3338627661</text:p>
          </table:table-cell>
          <table:table-cell office:value-type="float" office:value="0" calcext:value-type="float">
            <text:p>0</text:p>
          </table:table-cell>
          <table:table-cell office:value-type="float" office:value="0.333862766119413" calcext:value-type="float">
            <text:p>0.33386276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MEM132C</text:p>
          </table:table-cell>
          <table:table-cell office:value-type="string" calcext:value-type="string">
            <text:p>sig-DMD_1124</text:p>
          </table:table-cell>
          <table:table-cell office:value-type="float" office:value="-0.341860151132216" calcext:value-type="float">
            <text:p>-0.3418601511</text:p>
          </table:table-cell>
          <table:table-cell office:value-type="float" office:value="0" calcext:value-type="float">
            <text:p>0</text:p>
          </table:table-cell>
          <table:table-cell office:value-type="float" office:value="0.341860151132216" calcext:value-type="float">
            <text:p>0.341860151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WA1</text:p>
          </table:table-cell>
          <table:table-cell office:value-type="string" calcext:value-type="string">
            <text:p>sig-DMD_6</text:p>
          </table:table-cell>
          <table:table-cell office:value-type="float" office:value="-0.347580924280113" calcext:value-type="float">
            <text:p>-0.3475809243</text:p>
          </table:table-cell>
          <table:table-cell office:value-type="float" office:value="0" calcext:value-type="float">
            <text:p>0</text:p>
          </table:table-cell>
          <table:table-cell office:value-type="float" office:value="0.347580924280113" calcext:value-type="float">
            <text:p>0.347580924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RX2</text:p>
          </table:table-cell>
          <table:table-cell office:value-type="string" calcext:value-type="string">
            <text:p>sig-DMD_3497</text:p>
          </table:table-cell>
          <table:table-cell office:value-type="float" office:value="-0.348245642839663" calcext:value-type="float">
            <text:p>-0.3482456428</text:p>
          </table:table-cell>
          <table:table-cell office:value-type="float" office:value="0" calcext:value-type="float">
            <text:p>0</text:p>
          </table:table-cell>
          <table:table-cell office:value-type="float" office:value="0.348245642839663" calcext:value-type="float">
            <text:p>0.348245642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NF503</text:p>
          </table:table-cell>
          <table:table-cell office:value-type="string" calcext:value-type="string">
            <text:p>sig-DMD_573</text:p>
          </table:table-cell>
          <table:table-cell office:value-type="float" office:value="-0.35359812944893" calcext:value-type="float">
            <text:p>-0.3535981294</text:p>
          </table:table-cell>
          <table:table-cell office:value-type="float" office:value="0" calcext:value-type="float">
            <text:p>0</text:p>
          </table:table-cell>
          <table:table-cell office:value-type="float" office:value="0.35359812944893" calcext:value-type="float">
            <text:p>0.353598129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PEL4</text:p>
          </table:table-cell>
          <table:table-cell office:value-type="string" calcext:value-type="string">
            <text:p>sig-DMD_784</text:p>
          </table:table-cell>
          <table:table-cell office:value-type="float" office:value="-0.355784758106681" calcext:value-type="float">
            <text:p>-0.3557847581</text:p>
          </table:table-cell>
          <table:table-cell office:value-type="float" office:value="0" calcext:value-type="float">
            <text:p>0</text:p>
          </table:table-cell>
          <table:table-cell office:value-type="float" office:value="0.355784758106681" calcext:value-type="float">
            <text:p>0.355784758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F4</text:p>
          </table:table-cell>
          <table:table-cell office:value-type="string" calcext:value-type="string">
            <text:p>sig-DMD_2176</text:p>
          </table:table-cell>
          <table:table-cell office:value-type="float" office:value="-0.356708673362767" calcext:value-type="float">
            <text:p>-0.3567086734</text:p>
          </table:table-cell>
          <table:table-cell office:value-type="float" office:value="0" calcext:value-type="float">
            <text:p>0</text:p>
          </table:table-cell>
          <table:table-cell office:value-type="float" office:value="0.356708673362767" calcext:value-type="float">
            <text:p>0.356708673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CN1</text:p>
          </table:table-cell>
          <table:table-cell office:value-type="string" calcext:value-type="string">
            <text:p>sig-DMD_3525</text:p>
          </table:table-cell>
          <table:table-cell office:value-type="float" office:value="-0.358571370786599" calcext:value-type="float">
            <text:p>-0.3585713708</text:p>
          </table:table-cell>
          <table:table-cell office:value-type="float" office:value="0" calcext:value-type="float">
            <text:p>0</text:p>
          </table:table-cell>
          <table:table-cell office:value-type="float" office:value="0.358571370786599" calcext:value-type="float">
            <text:p>0.358571370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X9</text:p>
          </table:table-cell>
          <table:table-cell office:value-type="string" calcext:value-type="string">
            <text:p>sig-DMD_2245</text:p>
          </table:table-cell>
          <table:table-cell office:value-type="float" office:value="-0.365063258725125" calcext:value-type="float">
            <text:p>-0.3650632587</text:p>
          </table:table-cell>
          <table:table-cell office:value-type="float" office:value="0" calcext:value-type="float">
            <text:p>0</text:p>
          </table:table-cell>
          <table:table-cell office:value-type="float" office:value="0.365063258725125" calcext:value-type="float">
            <text:p>0.365063258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P32E</text:p>
          </table:table-cell>
          <table:table-cell office:value-type="string" calcext:value-type="string">
            <text:p>sig-DMD_250</text:p>
          </table:table-cell>
          <table:table-cell office:value-type="float" office:value="-0.377485174170204" calcext:value-type="float">
            <text:p>-0.3774851742</text:p>
          </table:table-cell>
          <table:table-cell office:value-type="float" office:value="0" calcext:value-type="float">
            <text:p>0</text:p>
          </table:table-cell>
          <table:table-cell office:value-type="float" office:value="0.377485174170204" calcext:value-type="float">
            <text:p>0.377485174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BSCR17</text:p>
          </table:table-cell>
          <table:table-cell office:value-type="string" calcext:value-type="string">
            <text:p>sig-DMD_3873</text:p>
          </table:table-cell>
          <table:table-cell office:value-type="float" office:value="-0.379043730644786" calcext:value-type="float">
            <text:p>-0.3790437306</text:p>
          </table:table-cell>
          <table:table-cell office:value-type="float" office:value="0" calcext:value-type="float">
            <text:p>0</text:p>
          </table:table-cell>
          <table:table-cell office:value-type="float" office:value="0.379043730644786" calcext:value-type="float">
            <text:p>0.37904373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35G2</text:p>
          </table:table-cell>
          <table:table-cell office:value-type="string" calcext:value-type="string">
            <text:p>sig-DMD_3320</text:p>
          </table:table-cell>
          <table:table-cell office:value-type="float" office:value="-0.389261535588533" calcext:value-type="float">
            <text:p>-0.3892615356</text:p>
          </table:table-cell>
          <table:table-cell office:value-type="float" office:value="0" calcext:value-type="float">
            <text:p>0</text:p>
          </table:table-cell>
          <table:table-cell office:value-type="float" office:value="0.389261535588533" calcext:value-type="float">
            <text:p>0.389261535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I</text:p>
          </table:table-cell>
          <table:table-cell office:value-type="string" calcext:value-type="string">
            <text:p>sig-DMD_7</text:p>
          </table:table-cell>
          <table:table-cell office:value-type="float" office:value="-0.40704073689619" calcext:value-type="float">
            <text:p>-0.4070407369</text:p>
          </table:table-cell>
          <table:table-cell office:value-type="float" office:value="0" calcext:value-type="float">
            <text:p>0</text:p>
          </table:table-cell>
          <table:table-cell office:value-type="float" office:value="0.40704073689619" calcext:value-type="float">
            <text:p>0.407040736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TX1</text:p>
          </table:table-cell>
          <table:table-cell office:value-type="string" calcext:value-type="string">
            <text:p>sig-DMD_3563</text:p>
          </table:table-cell>
          <table:table-cell office:value-type="float" office:value="-0.410503673529294" calcext:value-type="float">
            <text:p>-0.4105036735</text:p>
          </table:table-cell>
          <table:table-cell office:value-type="float" office:value="0" calcext:value-type="float">
            <text:p>0</text:p>
          </table:table-cell>
          <table:table-cell office:value-type="float" office:value="0.410503673529294" calcext:value-type="float">
            <text:p>0.410503673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X11</text:p>
          </table:table-cell>
          <table:table-cell office:value-type="string" calcext:value-type="string">
            <text:p>sig-DMD_2638</text:p>
          </table:table-cell>
          <table:table-cell office:value-type="float" office:value="-0.416251581339004" calcext:value-type="float">
            <text:p>-0.4162515813</text:p>
          </table:table-cell>
          <table:table-cell office:value-type="float" office:value="0" calcext:value-type="float">
            <text:p>0</text:p>
          </table:table-cell>
          <table:table-cell office:value-type="float" office:value="0.416251581339004" calcext:value-type="float">
            <text:p>0.41625158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REBF1</text:p>
          </table:table-cell>
          <table:table-cell office:value-type="string" calcext:value-type="string">
            <text:p>sig-DMD_2166</text:p>
          </table:table-cell>
          <table:table-cell office:value-type="float" office:value="-0.421788376119912" calcext:value-type="float">
            <text:p>-0.4217883761</text:p>
          </table:table-cell>
          <table:table-cell office:value-type="float" office:value="0" calcext:value-type="float">
            <text:p>0</text:p>
          </table:table-cell>
          <table:table-cell office:value-type="float" office:value="0.421788376119912" calcext:value-type="float">
            <text:p>0.421788376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CB1</text:p>
          </table:table-cell>
          <table:table-cell office:value-type="string" calcext:value-type="string">
            <text:p>sig-DMD_2854</text:p>
          </table:table-cell>
          <table:table-cell office:value-type="float" office:value="-0.423856450386032" calcext:value-type="float">
            <text:p>-0.4238564504</text:p>
          </table:table-cell>
          <table:table-cell office:value-type="float" office:value="0" calcext:value-type="float">
            <text:p>0</text:p>
          </table:table-cell>
          <table:table-cell office:value-type="float" office:value="0.423856450386032" calcext:value-type="float">
            <text:p>0.423856450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LC6A15</text:p>
          </table:table-cell>
          <table:table-cell office:value-type="string" calcext:value-type="string">
            <text:p>sig-DMD_960</text:p>
          </table:table-cell>
          <table:table-cell office:value-type="float" office:value="-0.44677058590822" calcext:value-type="float">
            <text:p>-0.4467705859</text:p>
          </table:table-cell>
          <table:table-cell office:value-type="float" office:value="0" calcext:value-type="float">
            <text:p>0</text:p>
          </table:table-cell>
          <table:table-cell office:value-type="float" office:value="0.44677058590822" calcext:value-type="float">
            <text:p>0.44677058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1</text:p>
          </table:table-cell>
          <table:table-cell office:value-type="string" calcext:value-type="string">
            <text:p>sig-DMD_2166</text:p>
          </table:table-cell>
          <table:table-cell office:value-type="float" office:value="-0.448367545255138" calcext:value-type="float">
            <text:p>-0.4483675453</text:p>
          </table:table-cell>
          <table:table-cell office:value-type="float" office:value="0" calcext:value-type="float">
            <text:p>0</text:p>
          </table:table-cell>
          <table:table-cell office:value-type="float" office:value="0.448367545255138" calcext:value-type="float">
            <text:p>0.448367545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GO1</text:p>
          </table:table-cell>
          <table:table-cell office:value-type="string" calcext:value-type="string">
            <text:p>sig-DMD_1561</text:p>
          </table:table-cell>
          <table:table-cell office:value-type="float" office:value="-0.449182296239179" calcext:value-type="float">
            <text:p>-0.4491822962</text:p>
          </table:table-cell>
          <table:table-cell office:value-type="float" office:value="0" calcext:value-type="float">
            <text:p>0</text:p>
          </table:table-cell>
          <table:table-cell office:value-type="float" office:value="0.449182296239179" calcext:value-type="float">
            <text:p>0.449182296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KIA</text:p>
          </table:table-cell>
          <table:table-cell office:value-type="string" calcext:value-type="string">
            <text:p>sig-DMD_4132</text:p>
          </table:table-cell>
          <table:table-cell office:value-type="float" office:value="-0.461765853942681" calcext:value-type="float">
            <text:p>-0.4617658539</text:p>
          </table:table-cell>
          <table:table-cell office:value-type="float" office:value="0" calcext:value-type="float">
            <text:p>0</text:p>
          </table:table-cell>
          <table:table-cell office:value-type="float" office:value="0.461765853942681" calcext:value-type="float">
            <text:p>0.461765853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DK2AP1</text:p>
          </table:table-cell>
          <table:table-cell office:value-type="string" calcext:value-type="string">
            <text:p>sig-DMD_1077</text:p>
          </table:table-cell>
          <table:table-cell office:value-type="float" office:value="-0.470461468233397" calcext:value-type="float">
            <text:p>-0.4704614682</text:p>
          </table:table-cell>
          <table:table-cell office:value-type="float" office:value="0" calcext:value-type="float">
            <text:p>0</text:p>
          </table:table-cell>
          <table:table-cell office:value-type="float" office:value="0.470461468233397" calcext:value-type="float">
            <text:p>0.470461468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SC3</text:p>
          </table:table-cell>
          <table:table-cell office:value-type="string" calcext:value-type="string">
            <text:p>sig-DMD_2337</text:p>
          </table:table-cell>
          <table:table-cell office:value-type="float" office:value="-0.474074147925142" calcext:value-type="float">
            <text:p>-0.4740741479</text:p>
          </table:table-cell>
          <table:table-cell office:value-type="float" office:value="0" calcext:value-type="float">
            <text:p>0</text:p>
          </table:table-cell>
          <table:table-cell office:value-type="float" office:value="0.474074147925142" calcext:value-type="float">
            <text:p>0.47407414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YLTL1B</text:p>
          </table:table-cell>
          <table:table-cell office:value-type="string" calcext:value-type="string">
            <text:p>sig-DMD_776</text:p>
          </table:table-cell>
          <table:table-cell office:value-type="float" office:value="-0.490125119868408" calcext:value-type="float">
            <text:p>-0.4901251199</text:p>
          </table:table-cell>
          <table:table-cell office:value-type="float" office:value="0" calcext:value-type="float">
            <text:p>0</text:p>
          </table:table-cell>
          <table:table-cell office:value-type="float" office:value="0.490125119868408" calcext:value-type="float">
            <text:p>0.490125119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H3BP4</text:p>
          </table:table-cell>
          <table:table-cell office:value-type="string" calcext:value-type="string">
            <text:p>sig-DMD_2822</text:p>
          </table:table-cell>
          <table:table-cell office:value-type="float" office:value="-0.499709295147784" calcext:value-type="float">
            <text:p>-0.4997092951</text:p>
          </table:table-cell>
          <table:table-cell office:value-type="float" office:value="0" calcext:value-type="float">
            <text:p>0</text:p>
          </table:table-cell>
          <table:table-cell office:value-type="float" office:value="0.499709295147784" calcext:value-type="float">
            <text:p>0.4997092951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6</text:p>
          </table:table-cell>
          <table:table-cell office:value-type="string" calcext:value-type="string">
            <text:p>sig-DMD_3718</text:p>
          </table:table-cell>
          <table:table-cell office:value-type="float" office:value="-0.50417778897005" calcext:value-type="float">
            <text:p>-0.504177789</text:p>
          </table:table-cell>
          <table:table-cell office:value-type="float" office:value="0" calcext:value-type="float">
            <text:p>0</text:p>
          </table:table-cell>
          <table:table-cell office:value-type="float" office:value="0.50417778897005" calcext:value-type="float">
            <text:p>0.50417778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IAP2</text:p>
          </table:table-cell>
          <table:table-cell office:value-type="string" calcext:value-type="string">
            <text:p>sig-DMD_2303</text:p>
          </table:table-cell>
          <table:table-cell office:value-type="float" office:value="-0.5067378386259" calcext:value-type="float">
            <text:p>-0.5067378386</text:p>
          </table:table-cell>
          <table:table-cell office:value-type="float" office:value="0" calcext:value-type="float">
            <text:p>0</text:p>
          </table:table-cell>
          <table:table-cell office:value-type="float" office:value="0.5067378386259" calcext:value-type="float">
            <text:p>0.506737838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SS1</text:p>
          </table:table-cell>
          <table:table-cell office:value-type="string" calcext:value-type="string">
            <text:p>sig-DMD_4316</text:p>
          </table:table-cell>
          <table:table-cell office:value-type="float" office:value="-0.512131869690327" calcext:value-type="float">
            <text:p>-0.5121318697</text:p>
          </table:table-cell>
          <table:table-cell office:value-type="float" office:value="0" calcext:value-type="float">
            <text:p>0</text:p>
          </table:table-cell>
          <table:table-cell office:value-type="float" office:value="0.512131869690327" calcext:value-type="float">
            <text:p>0.51213186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P2</text:p>
          </table:table-cell>
          <table:table-cell office:value-type="string" calcext:value-type="string">
            <text:p>sig-DMD_2716</text:p>
          </table:table-cell>
          <table:table-cell office:value-type="float" office:value="-0.541127501253846" calcext:value-type="float">
            <text:p>-0.5411275013</text:p>
          </table:table-cell>
          <table:table-cell office:value-type="float" office:value="0" calcext:value-type="float">
            <text:p>0</text:p>
          </table:table-cell>
          <table:table-cell office:value-type="float" office:value="0.541127501253846" calcext:value-type="float">
            <text:p>0.541127501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X6</text:p>
          </table:table-cell>
          <table:table-cell office:value-type="string" calcext:value-type="string">
            <text:p>sig-DMD_752</text:p>
          </table:table-cell>
          <table:table-cell office:value-type="float" office:value="-0.570671810488285" calcext:value-type="float">
            <text:p>-0.5706718105</text:p>
          </table:table-cell>
          <table:table-cell office:value-type="float" office:value="0" calcext:value-type="float">
            <text:p>0</text:p>
          </table:table-cell>
          <table:table-cell office:value-type="float" office:value="0.570671810488285" calcext:value-type="float">
            <text:p>0.570671810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RX2</text:p>
          </table:table-cell>
          <table:table-cell office:value-type="string" calcext:value-type="string">
            <text:p>sig-DMD_3498</text:p>
          </table:table-cell>
          <table:table-cell office:value-type="float" office:value="-0.57756719166191" calcext:value-type="float">
            <text:p>-0.5775671917</text:p>
          </table:table-cell>
          <table:table-cell office:value-type="float" office:value="0" calcext:value-type="float">
            <text:p>0</text:p>
          </table:table-cell>
          <table:table-cell office:value-type="float" office:value="0.57756719166191" calcext:value-type="float">
            <text:p>0.577567191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BM38</text:p>
          </table:table-cell>
          <table:table-cell office:value-type="string" calcext:value-type="string">
            <text:p>sig-DMD_3018</text:p>
          </table:table-cell>
          <table:table-cell office:value-type="float" office:value="-0.590259270627743" calcext:value-type="float">
            <text:p>-0.5902592706</text:p>
          </table:table-cell>
          <table:table-cell office:value-type="float" office:value="0" calcext:value-type="float">
            <text:p>0</text:p>
          </table:table-cell>
          <table:table-cell office:value-type="float" office:value="0.590259270627743" calcext:value-type="float">
            <text:p>0.590259270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XXC5</text:p>
          </table:table-cell>
          <table:table-cell office:value-type="string" calcext:value-type="string">
            <text:p>sig-DMD_3573</text:p>
          </table:table-cell>
          <table:table-cell office:value-type="float" office:value="-0.590688084539259" calcext:value-type="float">
            <text:p>-0.5906880845</text:p>
          </table:table-cell>
          <table:table-cell office:value-type="float" office:value="0" calcext:value-type="float">
            <text:p>0</text:p>
          </table:table-cell>
          <table:table-cell office:value-type="float" office:value="0.590688084539259" calcext:value-type="float">
            <text:p>0.59068808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L4C</text:p>
          </table:table-cell>
          <table:table-cell office:value-type="string" calcext:value-type="string">
            <text:p>sig-DMD_2821</text:p>
          </table:table-cell>
          <table:table-cell office:value-type="float" office:value="-0.591503165236623" calcext:value-type="float">
            <text:p>-0.5915031652</text:p>
          </table:table-cell>
          <table:table-cell office:value-type="float" office:value="0" calcext:value-type="float">
            <text:p>0</text:p>
          </table:table-cell>
          <table:table-cell office:value-type="float" office:value="0.591503165236623" calcext:value-type="float">
            <text:p>0.59150316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string" calcext:value-type="string">
            <text:p>sig-DMD_4210</text:p>
          </table:table-cell>
          <table:table-cell office:value-type="float" office:value="-0.623989640935329" calcext:value-type="float">
            <text:p>-0.6239896409</text:p>
          </table:table-cell>
          <table:table-cell office:value-type="float" office:value="0" calcext:value-type="float">
            <text:p>0</text:p>
          </table:table-cell>
          <table:table-cell office:value-type="float" office:value="0.623989640935329" calcext:value-type="float">
            <text:p>0.623989640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MBI</text:p>
          </table:table-cell>
          <table:table-cell office:value-type="string" calcext:value-type="string">
            <text:p>sig-DMD_548</text:p>
          </table:table-cell>
          <table:table-cell office:value-type="float" office:value="-0.628633297790546" calcext:value-type="float">
            <text:p>-0.6286332978</text:p>
          </table:table-cell>
          <table:table-cell office:value-type="float" office:value="0" calcext:value-type="float">
            <text:p>0</text:p>
          </table:table-cell>
          <table:table-cell office:value-type="float" office:value="0.628633297790546" calcext:value-type="float">
            <text:p>0.6286332978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PP25</text:p>
          </table:table-cell>
          <table:table-cell office:value-type="string" calcext:value-type="string">
            <text:p>sig-DMD_1557</text:p>
          </table:table-cell>
          <table:table-cell office:value-type="float" office:value="-0.657273345238102" calcext:value-type="float">
            <text:p>-0.6572733452</text:p>
          </table:table-cell>
          <table:table-cell office:value-type="float" office:value="0" calcext:value-type="float">
            <text:p>0</text:p>
          </table:table-cell>
          <table:table-cell office:value-type="float" office:value="0.657273345238102" calcext:value-type="float">
            <text:p>0.657273345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ZD7</text:p>
          </table:table-cell>
          <table:table-cell office:value-type="string" calcext:value-type="string">
            <text:p>sig-DMD_2789</text:p>
          </table:table-cell>
          <table:table-cell office:value-type="float" office:value="-0.66622325904409" calcext:value-type="float">
            <text:p>-0.666223259</text:p>
          </table:table-cell>
          <table:table-cell office:value-type="float" office:value="0" calcext:value-type="float">
            <text:p>0</text:p>
          </table:table-cell>
          <table:table-cell office:value-type="float" office:value="0.66622325904409" calcext:value-type="float">
            <text:p>0.66622325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ISH</text:p>
          </table:table-cell>
          <table:table-cell office:value-type="string" calcext:value-type="string">
            <text:p>sig-DMD_3278</text:p>
          </table:table-cell>
          <table:table-cell office:value-type="float" office:value="-0.672630744966577" calcext:value-type="float">
            <text:p>-0.672630745</text:p>
          </table:table-cell>
          <table:table-cell office:value-type="float" office:value="0" calcext:value-type="float">
            <text:p>0</text:p>
          </table:table-cell>
          <table:table-cell office:value-type="float" office:value="0.672630744966577" calcext:value-type="float">
            <text:p>0.67263074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X9</text:p>
          </table:table-cell>
          <table:table-cell office:value-type="string" calcext:value-type="string">
            <text:p>sig-DMD_2246</text:p>
          </table:table-cell>
          <table:table-cell office:value-type="float" office:value="-0.681839959696219" calcext:value-type="float">
            <text:p>-0.6818399597</text:p>
          </table:table-cell>
          <table:table-cell office:value-type="float" office:value="0" calcext:value-type="float">
            <text:p>0</text:p>
          </table:table-cell>
          <table:table-cell office:value-type="float" office:value="0.681839959696219" calcext:value-type="float">
            <text:p>0.6818399597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XXC5</text:p>
          </table:table-cell>
          <table:table-cell office:value-type="string" calcext:value-type="string">
            <text:p>sig-DMD_3572</text:p>
          </table:table-cell>
          <table:table-cell office:value-type="float" office:value="-0.684918315391238" calcext:value-type="float">
            <text:p>-0.6849183154</text:p>
          </table:table-cell>
          <table:table-cell office:value-type="float" office:value="0" calcext:value-type="float">
            <text:p>0</text:p>
          </table:table-cell>
          <table:table-cell office:value-type="float" office:value="0.684918315391238" calcext:value-type="float">
            <text:p>0.684918315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LSR1</text:p>
          </table:table-cell>
          <table:table-cell office:value-type="string" calcext:value-type="string">
            <text:p>sig-DMD_3219</text:p>
          </table:table-cell>
          <table:table-cell office:value-type="float" office:value="-0.726974027890731" calcext:value-type="float">
            <text:p>-0.7269740279</text:p>
          </table:table-cell>
          <table:table-cell office:value-type="float" office:value="0" calcext:value-type="float">
            <text:p>0</text:p>
          </table:table-cell>
          <table:table-cell office:value-type="float" office:value="0.726974027890731" calcext:value-type="float">
            <text:p>0.7269740279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</table:table>
      <table:named-expressions/>
      <table:database-ranges>
        <table:database-range table:name="__Anonymous_Sheet_DB__0" table:target-range-address="correlated_gene_bigtable.A1:correlated_gene_bigtable.M1900">
          <table:filter table:target-range-address="EndoR.A1">
            <table:filter-and>
              <table:filter-condition table:field-number="12" table:value="Yes" table:operator="="/>
            </table:filter-and>
          </table:filter>
        </table:database-range>
        <table:database-range table:name="__Anonymous_Sheet_DB__1" table:target-range-address="EndoR.A1:EndoR.M162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6T18:54:41.716981957</dc:date>
    <dc:creator>Si Nguyen Mai</dc:creator>
    <meta:editing-duration>PT58M58S</meta:editing-duration>
    <meta:editing-cycles>2</meta:editing-cycles>
    <meta:generator>LibreOffice/5.1.6.2$Linux_X86_64 LibreOffice_project/10m0$Build-2</meta:generator>
    <meta:document-statistic meta:table-count="2" meta:cell-count="26806" meta:object-count="0"/>
  </office:meta>
</office:document-meta>
</file>